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Kharkiv, Kharkivska Oblast(03:02). Red Alert: aerial threat. Sirens sounding. Take cover now!</text:span>
</text:h>
      <text:p text:style-name="P4">
Authors: liveuamap (Language: en)</text:p>
      <text:p text:style-name="P4">
Time: 2023-04-01T-18:10:00</text:p>
      <text:p text:style-name="P4">
Location: Kharkiv (Latitude:49.98081000 Longtitude:36.25272000)</text:p>
      <text:p text:style-name="P4">
Videos: []</text:p>
      <text:p text:style-name="P4">
Images: []</text:p>
      <text:p text:style-name="P4">
Tags: ["Europe", "Central and Eastern Europe"]</text:p>
      <text:p text:style-name="P4">
Id: 22552971</text:p>
      <!--METADATA-->
      <text:p text:style-name="P4">
Kharkiv, Kharkiv region(03:02). Red Alert: aerial threat. Sirens sounding.Take cover now!</text:p>
      <text:p text:style-name="P4">
News Collection Link: <text:a xlink:type="simple" xlink:href="https://liveuamap.com/en/2023/02-april-kharkiv-kharkivska-oblast0302-red-alg" text:style-name="Internet_20_link" text:visited-style-name="Visited_20_Internet_20_Link">
https://liveuamap.com/en/2023/02-april-kharkiv-kharkivska-oblast0302-red-alg</text:a>
</text:p>
      <text:p text:style-name="P4">
News Source: <text:a xlink:type="simple" xlink:href="https://t.me/suspilnekharkiv/23506" text:style-name="Internet_20_link" text:visited-style-name="Visited_20_Internet_20_Link">
https://t.me/suspilnekharkiv/23506</text:a>
</text:p>
      <!--NEWS-->
      <text:h text:style-name="P10" text:outline-level="1">
<text:span text:style-name="T4">
Donetsk Oblast(08:30). Red Alert: aerial threat. Sirens sounding. Take cover now!</text:span>
</text:h>
      <text:p text:style-name="P4">
Authors: liveuamap (Language: en)</text:p>
      <text:p text:style-name="P4">
Time: 2023-04-01T02:32:00</text:p>
      <text:p text:style-name="P4">
Location: Donetsk Oblast (Latitude:48.72807 Longtitude:37.57768)</text:p>
      <text:p text:style-name="P4">
Videos: []</text:p>
      <text:p text:style-name="P4">
Images: []</text:p>
      <text:p text:style-name="P4">
Tags: ["Europe", "Central and Eastern Europe"]</text:p>
      <text:p text:style-name="P4">
Id: 22552697</text:p>
      <!--METADATA-->
      <text:p text:style-name="P4">
Donetsk Oblast(08:30). Red Alert: aerial threat. Sirens sounding. Take covernow!</text:p>
      <text:p text:style-name="P4">
News Collection Link: <text:a xlink:type="simple" xlink:href="https://liveuamap.com/en/2023/01-april-donetsk-oblast0830-red-alert-aerial-g" text:style-name="Internet_20_link" text:visited-style-name="Visited_20_Internet_20_Link">
https://liveuamap.com/en/2023/01-april-donetsk-oblast0830-red-alert-aerial-g</text:a>
</text:p>
      <text:p text:style-name="P4">
News Source: <text:a xlink:type="simple" xlink:href="https://t.me/air_alert_ua/42379" text:style-name="Internet_20_link" text:visited-style-name="Visited_20_Internet_20_Link">
https://t.me/air_alert_ua/42379</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1T04:53:03</text:p>
      <text:p text:style-name="P4">
Location: Marinka, Donetsk Oblast (Latitude:47.93728 Longtitude:37.49994)</text:p>
      <text:p text:style-name="P4">
Videos: []</text:p>
      <text:p text:style-name="P4">
Images: []</text:p>
      <text:p text:style-name="P4">
Tags: ["Russia"]</text:p>
      <text:p text:style-name="P4">
Id: 22552802</text:p>
      <!--METADATA-->
      <text:p text:style-name="P4">
Russian forces conducting offensive actions at Lyman, Bakhmut, Avdiivka andMaryinka directions. Ukrainian military repelled over 70 Russian attacks.Russian forces attempting to advance near Makiyivka, Kreminna,Chervonopopivka, Dibrova, Bilohorivka and in the area of Serebryanskeforestry, Bakhmut, Bohdanivka and Ivanivske, Novobakhmutivka, Avdiyivka,Pervomayske and Maryinka of Donetsk region, - General Staff of Armed Forces ofUkraine says in the morning report</text:p>
      <text:p text:style-name="P4">
News Collection Link: <text:a xlink:type="simple" xlink:href="https://liveuamap.com/en/2023/1-april-russian-forces-conducting-offensive-actions-at-lyman" text:style-name="Internet_20_link" text:visited-style-name="Visited_20_Internet_20_Link">
https://liveuamap.com/en/2023/1-april-russian-forces-conducting-offensive-actions-at-lyman</text:a>
</text:p>
      <text:p text:style-name="P4">
News Source: <text:a xlink:type="simple" xlink:href="https://t.me/lumsrc/4389" text:style-name="Internet_20_link" text:visited-style-name="Visited_20_Internet_20_Link">
https://t.me/lumsrc/4389</text:a>
</text:p>
      <!--NEWS-->
      <text:h text:style-name="P10" text:outline-level="1">
<text:span text:style-name="T4">
At Zaporizhzhia and Kherson directions Russian army shelled Vremivka, Novosilka of Donetsk re...</text:span>
</text:h>
      <text:p text:style-name="P4">
Authors: liveuamap (Language: en)</text:p>
      <text:p text:style-name="P4">
Time: 2023-04-01T04:55:15</text:p>
      <text:p text:style-name="P4">
Location: Kherson (Latitude:46.6439 Longtitude:32.6227)</text:p>
      <text:p text:style-name="P4">
Videos: []</text:p>
      <text:p text:style-name="P4">
Images: []</text:p>
      <text:p text:style-name="P4">
Tags: ["Russia"]</text:p>
      <text:p text:style-name="P4">
Id: 22552803</text:p>
      <!--METADATA-->
      <text:p text:style-name="P4">
At Zaporizhzhia and Kherson directions Russian army shelled Vremivka,Novosilka of Donetsk region; Olhivske, Huliaipole, Charivne, Mala Tokmachka,Novodanylivka, Orikhiv, Mali Scherbaky, Stepnohirsk of Zaporizhzhia region,also Kherson city, - General Staff of Armed Forces of Ukraine says in themorning report</text:p>
      <text:p text:style-name="P4">
News Collection Link: <text:a xlink:type="simple" xlink:href="https://liveuamap.com/en/2023/1-april-at-zaporizhzhia-and-kherson-directions-russian-army" text:style-name="Internet_20_link" text:visited-style-name="Visited_20_Internet_20_Link">
https://liveuamap.com/en/2023/1-april-at-zaporizhzhia-and-kherson-directions-russian-army</text:a>
</text:p>
      <text:p text:style-name="P4">
News Source: <text:a xlink:type="simple" xlink:href="https://t.me/lumsrc/4388" text:style-name="Internet_20_link" text:visited-style-name="Visited_20_Internet_20_Link">
https://t.me/lumsrc/4388</text:a>
</text:p>
      <!--NEWS-->
      <text:h text:style-name="P10" text:outline-level="1">
<text:span text:style-name="T4">
JSC Shaktarske Directio Rusian Army Shelled Vodyane, Coal, Greater Novosilka, Krasnogors ...</text:span>
</text:h>
      <text:p text:style-name="P4">
Authors: liveuamap (Language: en)</text:p>
      <text:p text:style-name="P4">
Time: 2023-04-01T04:57:07</text:p>
      <text:p text:style-name="P4">
Location: Donetsk (Latitude:47.83321 Longtitude:36.68816)</text:p>
      <text:p text:style-name="P4">
Videos: []</text:p>
      <text:p text:style-name="P4">
Images: []</text:p>
      <text:p text:style-name="P4">
Tags: ["Russia"]</text:p>
      <text:p text:style-name="P4">
Id: 22552804</text:p>
      <!--METADATA-->
      <text:p text:style-name="P4">
At Shaktarske direction Russian army shelled Vodyane, Vuhledar, VelykaNovosilka, Krasnohorivka and Novosilka of Donetsk region, - General Staff ofArmed Forces of Ukraine says in the morning report</text:p>
      <text:p text:style-name="P4">
News Collection Link: <text:a xlink:type="simple" xlink:href="https://liveuamap.com/en/2023/1-april-at-shaktarske-direction-russian-army-shelled-vodyane" text:style-name="Internet_20_link" text:visited-style-name="Visited_20_Internet_20_Link">
https://liveuamap.com/en/2023/1-april-at-shaktarske-direction-russian-army-shelled-vodyane</text:a>
</text:p>
      <text:p text:style-name="P4">
News Source: <text:a xlink:type="simple" xlink:href="https://t.me/lumsrc/4387" text:style-name="Internet_20_link" text:visited-style-name="Visited_20_Internet_20_Link">
https://t.me/lumsrc/4387</text:a>
</text:p>
      <!--NEWS-->
      <text:h text:style-name="P10" text:outline-level="1">
<text:span text:style-name="T4">
At Avdiyivka and Maryinka directions Russian army shelled Stepove, Tonenke, Syeverne, Maryink...</text:span>
</text:h>
      <text:p text:style-name="P4">
Authors: liveuamap (Language: en)</text:p>
      <text:p text:style-name="P4">
Time: 2023-04-01T04:59:37</text:p>
      <text:p text:style-name="P4">
Location: Donetsk (Latitude:47.85164 Longtitude:37.49531)</text:p>
      <text:p text:style-name="P4">
Videos: []</text:p>
      <text:p text:style-name="P4">
Images: []</text:p>
      <text:p text:style-name="P4">
Tags: ["Russia"]</text:p>
      <text:p text:style-name="P4">
Id: 22552805</text:p>
      <!--METADATA-->
      <text:p text:style-name="P4">
At Avdiyivka and Maryinka directions Russian army shelled Stepove, Tonenke,Syeverne, Maryinka and Novomykhaylivka, - General Staff of Armed Forces ofUkraine says in the morning report</text:p>
      <text:p text:style-name="P4">
News Collection Link: <text:a xlink:type="simple" xlink:href="https://liveuamap.com/en/2023/1-april-at-avdiyivka-and-maryinka-directions-russian-army" text:style-name="Internet_20_link" text:visited-style-name="Visited_20_Internet_20_Link">
https://liveuamap.com/en/2023/1-april-at-avdiyivka-and-maryinka-directions-russian-army</text:a>
</text:p>
      <text:p text:style-name="P4">
News Source: <text:a xlink:type="simple" xlink:href="https://t.me/lumsrc/4386" text:style-name="Internet_20_link" text:visited-style-name="Visited_20_Internet_20_Link">
https://t.me/lumsrc/4386</text:a>
</text:p>
      <!--NEWS-->
      <text:h text:style-name="P10" text:outline-level="1">
<text:span text:style-name="T4">
Bakhmut Directio Rusian Army Shelled Vasukivka, Orikhovo-Vasylivka, Novomarka, Grigory ...</text:span>
</text:h>
      <text:p text:style-name="P4">
Authors: liveuamap (Language: en)</text:p>
      <text:p text:style-name="P4">
Time: 2023-04-01T05:01:26</text:p>
      <text:p text:style-name="P4">
Location: Donetsk Oblast (Latitude:48.39798 Longtitude:37.96051)</text:p>
      <text:p text:style-name="P4">
Videos: []</text:p>
      <text:p text:style-name="P4">
Images: []</text:p>
      <text:p text:style-name="P4">
Tags: ["Russia"]</text:p>
      <text:p text:style-name="P4">
Id: 22552806</text:p>
      <!--METADATA-->
      <text:p text:style-name="P4">
News Collection Link: <text:a xlink:type="simple" xlink:href="https://liveuamap.com/en/2023/1-april-at-bakhmut-direction-russian-army-shelled-vasukivka" text:style-name="Internet_20_link" text:visited-style-name="Visited_20_Internet_20_Link">
https://liveuamap.com/en/2023/1-pril-bakhmut-direction-arussian-army-shelled-vasukivka</text:a>
</text:p>
      <text:p text:style-name="P4">
News Source: <text:a xlink:type="simple" xlink:href="https://t.me/lumsrc/4385" text:style-name="Internet_20_link" text:visited-style-name="Visited_20_Internet_20_Link">
https://t.me/lumsrc/4385</text:a>
</text:p>
      <!--NEWS-->
      <text:h text:style-name="P10" text:outline-level="1">
<text:span text:style-name="T4">
Zaporizka Oblast, Donetsk Oblast(19:53). Red Alert: aerial threat. Sirens sounding. Take cove...</text:span>
</text:h>
      <text:p text:style-name="P4">
Authors: liveuamap (Language: en)</text:p>
      <text:p text:style-name="P4">
Time: 2023-04-01T13:55:00</text:p>
      <text:p text:style-name="P4">
Location: Zaporizka Oblast (Latitude:47.611261 Longtitude:35.765861)</text:p>
      <text:p text:style-name="P4">
Videos: []</text:p>
      <text:p text:style-name="P4">
Images: []</text:p>
      <text:p text:style-name="P4">
Tags: ["Europe", "Central and Eastern Europe"]</text:p>
      <text:p text:style-name="P4">
Id: 22552928</text:p>
      <!--METADATA-->
      <text:p text:style-name="P4">
Zaporizhzhia region, Donetsk region(19:53). Red Alert: aerial threat. Sirenssounding. Take cover now!</text:p>
      <text:p text:style-name="P4">
News Collection Link: <text:a xlink:type="simple" xlink:href="https://liveuamap.com/en/2023/01-april-zaporizka-oblast-donetsk-oblast1953-g" text:style-name="Internet_20_link" text:visited-style-name="Visited_20_Internet_20_Link">
https://liveuamap.com/en/2023/01-april-zaporizka-oblast-donetsk-oblast1953-g</text:a>
</text:p>
      <text:p text:style-name="P4">
News Source: <text:a xlink:type="simple" xlink:href="https://t.me/air_alert_ua/42395" text:style-name="Internet_20_link" text:visited-style-name="Visited_20_Internet_20_Link">
https://t.me/air_alert_ua/42395</text:a>
</text:p>
      <!--NEWS-->
      <text:h text:style-name="P10" text:outline-level="1">
<text:span text:style-name="T4">
Kherson, Khersonska Oblast(20:06). Red Alert: aerial threat. Sirens sounding. Take cover now!</text:span>
</text:h>
      <text:p text:style-name="P4">
Authors: liveuamap (Language: en)</text:p>
      <text:p text:style-name="P4">
Time: 2023-04-01T14:08:00</text:p>
      <text:p text:style-name="P4">
Location: Kherson (Latitude:46.65606 Longtitude:32.61702)</text:p>
      <text:p text:style-name="P4">
Videos: []</text:p>
      <text:p text:style-name="P4">
Images: []</text:p>
      <text:p text:style-name="P4">
Tags: ["Europe", "Central and Eastern Europe"]</text:p>
      <text:p text:style-name="P4">
Id: 22552929</text:p>
      <!--METADATA-->
      <text:p text:style-name="P4">
Kherson, Kherson region(20:06). Red Alert: aerial threat. Sirens sounding.Take cover now!</text:p>
      <text:p text:style-name="P4">
News Collection Link: <text:a xlink:type="simple" xlink:href="https://liveuamap.com/en/2023/01-april-kherson-khersonska-oblast2006-red-alg" text:style-name="Internet_20_link" text:visited-style-name="Visited_20_Internet_20_Link">
https://liveuamap.com/en/2023/01-april-kherson-khersonska-oblast2006-red-alg</text:a>
</text:p>
      <text:p text:style-name="P4">
News Source: <text:a xlink:type="simple" xlink:href="https://t.me/air_alert_ua/42396" text:style-name="Internet_20_link" text:visited-style-name="Visited_20_Internet_20_Link">
https://t.me/air_alert_ua/42396</text:a>
</text:p>
      <!--NEWS-->
      <text:h text:style-name="P10" text:outline-level="1">
<text:span text:style-name="T4">
Odeska Oblast(20:29). Red Alert: aerial threat. Sirens sounding. Take cover now!</text:span>
</text:h>
      <text:p text:style-name="P4">
Authors: liveuamap (Language: en)</text:p>
      <text:p text:style-name="P4">
Time: 2023-04-01T14:29:00</text:p>
      <text:p text:style-name="P4">
Location: Odeska Oblast (Latitude:46.7492 Longtitude:30.25072)</text:p>
      <text:p text:style-name="P4">
Videos: []</text:p>
      <text:p text:style-name="P4">
Images: []</text:p>
      <text:p text:style-name="P4">
Tags: ["Europe", "Central and Eastern Europe"]</text:p>
      <text:p text:style-name="P4">
Id: 22552933</text:p>
      <!--METADATA-->
      <text:p text:style-name="P4">
Odesa region(20:29). Red Alert: aerial threat. Sirens sounding. Take covernow!</text:p>
      <text:p text:style-name="P4">
News Collection Link: <text:a xlink:type="simple" xlink:href="https://liveuamap.com/en/2023/01-april-odeska-oblast2029-red-alert-aerial-tg" text:style-name="Internet_20_link" text:visited-style-name="Visited_20_Internet_20_Link">
https://liveuamap.com/en/2023/01-april-odeska-oblast2029-red-alert-aerial-tg</text:a>
</text:p>
      <text:p text:style-name="P4">
News Source: <text:a xlink:type="simple" xlink:href="https://t.me/suspilneodesa/22157" text:style-name="Internet_20_link" text:visited-style-name="Visited_20_Internet_20_Link">
https://t.me/suspilneodesa/22157</text:a>
</text:p>
      <!--NEWS-->
      <text:h text:style-name="P10" text:outline-level="1">
<text:span text:style-name="T4">
Mykolaiv, Mykolayivska Oblast(20:28). Red Alert: aerial threat. Sirens sounding. Take cover now!</text:span>
</text:h>
      <text:p text:style-name="P4">
Authors: liveuamap (Language: en)</text:p>
      <text:p text:style-name="P4">
Time: 2023-04-01T14:31:00</text:p>
      <text:p text:style-name="P4">
Location: Mykolaiv (Latitude:46.94988 Longtitude:32.00536)</text:p>
      <text:p text:style-name="P4">
Videos: []</text:p>
      <text:p text:style-name="P4">
Images: []</text:p>
      <text:p text:style-name="P4">
Tags: ["Europe", "Central and Eastern Europe"]</text:p>
      <text:p text:style-name="P4">
Id: 22552935</text:p>
      <!--METADATA-->
      <text:p text:style-name="P4">
Nikolaev, Mykolaiv region(20:28). Red Alert: aerial threat. Sirenssounding. Take cover now!</text:p>
      <text:p text:style-name="P4">
News Collection Link: <text:a xlink:type="simple" xlink:href="https://liveuamap.com/en/2023/01-april-mykolaiv-mykolayivska-oblast2028-redg" text:style-name="Internet_20_link" text:visited-style-name="Visited_20_Internet_20_Link">
https://liveuamap.com/en/2023/01-april-mykolaiv-mykolayivska-oblast2028-redg</text:a>
</text:p>
      <text:p text:style-name="P4">
News Source: <text:a xlink:type="simple" xlink:href="https://t.me/air_alert_ua/42398" text:style-name="Internet_20_link" text:visited-style-name="Visited_20_Internet_20_Link">
https://t.me/air_alert_ua/42398</text:a>
</text:p>
      <!--NEWS-->
      <text:h text:style-name="P10" text:outline-level="1">
<text:span text:style-name="T4">
Poltava region, Dnipro, Dnipropetrovsk region (03:01). Red Alrt: Aerial Tchretate. Sirens Su ...</text:span>
</text:h>
      <text:p text:style-name="P4">
Authors: liveuamap (Language: en)</text:p>
      <text:p text:style-name="P4">
Time: 2023-04-01T21:01:00</text:p>
      <text:p text:style-name="P4">
Location: Poltavska Oblast (Latitude:49.47705000 Longtitude:33.81866000)</text:p>
      <text:p text:style-name="P4">
Videos: []</text:p>
      <text:p text:style-name="P4">
Images: []</text:p>
      <text:p text:style-name="P4">
Tags: ["Europe", "Central and Eastern Europe"]</text:p>
      <text:p text:style-name="P4">
Id: 22552969</text:p>
      <!--METADATA-->
      <text:p text:style-name="P4">
Poltava region, Dnipro, Dnipropetrovsk region(03:01). Red Alert: aerialthreat. Sirens sounding. Take cover now!</text:p>
      <text:p text:style-name="P4">
News Collection Link: <text:a xlink:type="simple" xlink:href="https://liveuamap.com/en/2023/02-april-poltavska-oblast-dnipro-dnipropetrovg" text:style-name="Internet_20_link" text:visited-style-name="Visited_20_Internet_20_Link">
https://liveuamap.com/en/2023/02-april-poltavska-oblast-dnipro-dnipropetrovg</text:a>
</text:p>
      <text:p text:style-name="P4">
News Source: <text:a xlink:type="simple" xlink:href="https://t.me/air_alert_ua/42407" text:style-name="Internet_20_link" text:visited-style-name="Visited_20_Internet_20_Link">
https://t.me/air_alert_ua/42407</text:a>
</text:p>
      <!--NEWS-->
      <text:h text:style-name="P10" text:outline-level="1">
<text:span text:style-name="T4">
Zaporizka Oblast(03:01). Red Alert: aerial threat. Sirens sounding. Take cover now!</text:span>
</text:h>
      <text:p text:style-name="P4">
Authors: liveuamap (Language: en)</text:p>
      <text:p text:style-name="P4">
Time: 2023-04-01T21:10:00</text:p>
      <text:p text:style-name="P4">
Location: Zaporizka Oblast (Latitude:47.612351 Longtitude:35.765791)</text:p>
      <text:p text:style-name="P4">
Videos: []</text:p>
      <text:p text:style-name="P4">
Images: []</text:p>
      <text:p text:style-name="P4">
Tags: ["Europe", "Central and Eastern Europe"]</text:p>
      <text:p text:style-name="P4">
Id: 22552972</text:p>
      <!--METADATA-->
      <text:p text:style-name="P4">
Zaporizhzhia region(03:01). Red Alert: aerial threat. Sirens sounding. Take covernow!</text:p>
      <text:p text:style-name="P4">
News Collection Link: <text:a xlink:type="simple" xlink:href="https://liveuamap.com/en/2023/02-april-zaporizka-oblast0301-red-alert-aeriag" text:style-name="Internet_20_link" text:visited-style-name="Visited_20_Internet_20_Link">
https://liveuamap.com/en/2023/02-april-zaporizka-oblast0301-red-alert-aeriag</text:a>
</text:p>
      <text:p text:style-name="P4">
News Source: <text:a xlink:type="simple" xlink:href="https://t.me/suspilnezaporizhzhya/11815" text:style-name="Internet_20_link" text:visited-style-name="Visited_20_Internet_20_Link">
https://t.me/suspilnezaporizhzhya/11815</text:a>
</text:p>
      <!--NEWS-->
      <text:h text:style-name="P10" text:outline-level="1">
<text:span text:style-name="T4">
"The Russian Federation should be responsible for aggression - as a primary crime" - Anna Malyar</text:span>
</text:h>
      <text:p text:style-name="P4">
Author: ['АРМІЯINFORM']</text:p>
      <text:p text:style-name="P4">
Time: 2023-04-01T71:00:00-04:00</text:p>
      <text:p text:style-name="P4">
Description: About the intercessor of Minstra, the defense of Ukraine, Ganna Malel wrote with Telegram: “Naresti, 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FACES OF JUSTICE', 'STOPRUSSIA', 'АГРЕСІЯ РФ', 'ВІЙНА', 'ВТОРГНЕННЯ РФ', 'ГАННА МАЛЯР']</text:p>
      <text:p text:style-name="P4">
Category: News</text:p>
      <!--METADATA-->
      <text:p text:style-name="P4">
<draw:frame draw:style-name="fr1" draw:name="Image2" text:anchor-type="as-char" svg:width="6.9236in" svg:height="4.480892in" draw:z-index="0">
<draw:image xlink:href="../Images/AРМІЯINFORM/2023-04-01T71-00-00-04-00/ganna-malyar-zastupnyk-ministra-oborony.jpg" xlink:type="simple" xlink:show="embed" xlink:actuate="onLoad" draw:mime-type="image/jpeg"/>
</draw:frame>
Deputy Minister of Defense of Ukraine Anna Malyar</text:p>
      <text:p text:style-name="P4">
About this Deputy Minister of Defense of Ukraine Anna Malyar <text:a xlink:type="simple" xlink:href="https://t.me/annamaliar/605" text:style-name="Internet_20_link" text:visited-style-name="Visited_20_Internet_20_Link">
wrote</text:a>
In Telegram:</text:p>
      <text:p text:style-name="P4">
“Finally, since 2014, Ukraine has raised a rigid and legally competent question of the correspondence of the Russian Federation for the war.</text:p>
      <text:p text:style-name="P4">
Yesterday, during the Buchan Summit of Faces of Justice, dedicated to the discussion of the prosecution of the aggressor state to the comprehensive responsibility of the Ukrainian people and humanity, President of Ukraine Volodymyrzelensky clearly expressed our state position on this issue.</text:p>
      <text:p text:style-name="P4">
Three levels of court proceedings are the National, International Criminal Court of Ispets tribunal.</text:p>
      <text:p text:style-name="P4">
And most importantly, the responsibility of the Russian Federation should be carried out primarily for aggression - as an primary crime.</text:p>
      <text:p text:style-name="P4">
After all, the main crime committed by the Russian Federation since 2014 is the crime of aggression(Domestic - war).</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ATO, OOS)Therefore, we were limited to the statements of the international institutions only on terrorism and war crimes.</text:p>
      <text:p text:style-name="P4">
In the end, we just spent a few years. And for the investigation of crimes - the cyinodes are fatal.</text:p>
      <text:p text:style-name="P4">
The requirement of Ukraine to create a special priorbun on the crime of aggression of the Russian Federation is a very strong position. Very!</text:p>
      <text:p text:style-name="P4">
Because since the Nuremberg process, international courts have no longer expelled for aggression.</text:p>
      <text:p text:style-name="P4">
Only for the derivative of her crimes.</text:p>
      <text:p text:style-name="P4">
International law and international courts work so poor.</text:p>
      <text:p text:style-name="P4">
Of course, there has never been enough international political consolidation, and there is a always war.</text:p>
      <text:p text:style-name="P4">
The only thing that was done since 2014 was the forces of brave Ukrainian judges to build 17 sentences for aggression within national justice.</text:p>
      <text:p text:style-name="P4">
The brave - because legally there was an ATO, and they wrote in the sentences - "aggression" was properly qualified.</text:p>
      <text:p text:style-name="P4">
At that time, I taught the qualification of crimes in the National School of Judges in zoning actions and was relevant to the development of this approach - how to qualify RFSAM actions under Article 437 of the Criminal Code "Planning, preparation, solving and maintaining an aggressive war".</text:p>
      <text:p text:style-name="P4">
I remember how many debates in the legal community that could not be contrary to the approaches of international humanitarian law that the subject of the crime is not.Moreover, our judges then made incredible and documented even information operations as one of the signs of war.</text:p>
      <text:p text:style-name="P4">
And finally, it is not a separate position of bold judges, but a clear and rigid state position of Ukraine.</text:p>
      <text:p text:style-name="P4">
It's a difficult way. But now he will show well - whether the world is ready to consolidate and punish wars for them. "</text:p>
      <text:p text:style-name="P4">
News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In Ukraine, almost a week will rain, in the afternoon from 0 to +15</text:span>
</text:h>
      <text:p text:style-name="P4">
Authors: Ukrinform (Person)</text:p>
      <text:p text:style-name="P4">
Publisher: Укринформ (Organization)</text:p>
      <text:p text:style-name="P4">
Published Time: 2023-04-02T-11:36:00+03:00</text:p>
      <text:p text:style-name="P4">
Modified Time: 2023-04-02T23:36:00+03:00</text:p>
      <text:p text:style-name="P4">
Description: Rain is expected in Ukraine on Monday, April 3. The daytime temperature will be from 0 to 15 ° heat.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3" text:anchor-type="as-char" svg:width="6.9236in" svg:height="3.956343in" draw:z-index="0">
<draw:image xlink:href="../Images/yкринформ/2023-04-02T-11-36-00-03-00/630_360_1609397815-516.jpg" xlink:type="simple" xlink:show="embed" xlink:actuate="onLoad" draw:mime-type="image/jpeg"/>
</draw:frame>
Rain is expected in Ukraine, April 3. The daytime temperature will be 0 to 15 ° heat.</text:p>
      <text:p text:style-name="P4">
Ukrinform was reported at Ukrhydromet Center</text:p>
      <text:p text:style-name="P4">
"April 3 is cloudy. In the western regions, wet snow, on the roads of locations; temperature at night from 3 ° heat to 2 ° frost, in the daytime 0-5 ° heat. Finally the territory <text:a xlink:type="simple" xlink:href="https://www.ukrinform.ua/tag-dos" text:style-name="Internet_20_link" text:visited-style-name="Visited_20_Internet_20_Link">
</text:a>
; The temperature at night is 2-7 ° heat, in the afternoon 4-9 °, in the eastern regions 7-12 °, in the south of the country up to 15 ° "," is in the message.</text:p>
      <text:p text:style-name="P4">
Tomorrow is rain in Kiev and the capital region. In Kyiv region, 2-7 ° heat is expected at night, 4-9 ° in the daytime, 4-6 ° in the capital will be 4-6 °, 6-8 ° in the daytime.</text:p>
      <text:p text:style-name="P4">
On April 4-5, wet snow is forecast in the west of Ukraine, in the rest of the territory -day. Temperature in the western, Zhytomyr and Vinnytsia regions at night 0-5 ° frost, in the Carpathians up to 10 ° frost, in the afternoon 0-5 ° heat; In the rest of the territory at night 1-6 ° heat, in the afternoon from 4 to 17 ° heat.</text:p>
      <text:p text:style-name="P4">
In the capital and in the Kyiv region on April 4 without significant rainfall, on April 5, sometimes rain. The UKIiv region is expected at night 1-6 ° heat; In the afternoon 4-9 ° heat, 5 April 7-12 °. In Kiev at night 4-6 ° heat; In the afternoon of April 4, 6-8 ° C, April 5 ,8-10 °.</text:p>
      <text:p text:style-name="P4">
<text:span text:style-name="T4">
 Read also: </text:span>
 <text:a xlink:type="simple" xlink:href="https://www.ukrinform.ua/rubric-kyiv/3689005-u-kievi-zafiksuvali-rekord-maksimalnoi-svidkosti-vitru.html" text:style-name="Internet_20_link" text:visited-style-name="Visited_20_Internet_20_Link">
</text:a>
April 6-7 in Ukraine sometimes rain, in the west of a country with wet snow. The temperature in the western regions at night 0-5 ° heat, in the afternoon 2-8 ° heat, in Transcarpathia at night 2 ° heat to 3 ° frost, in the afternoon 0-5 ° heat; In the rest of the territory at night 3-9 ° heat, in the afternoon 6-12 °, in the east up to 14 °.</text:p>
      <text:p text:style-name="P4">
Slight or moderate rains are expected in the capital and in the Kiev region. Nakyev region will be 3-8 ° warm at night, 7-12 ° in the afternoon, 5-7 ° heat in Kiev at night, 9-11 ° in the afternoon.</text:p>
      <text:p text:style-name="P4">
News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The current President of Montenegro is inferior to the opponent in the second round of elections</text:span>
</text:h>
      <text:p text:style-name="P4">
Authors: Ukrinform (Person)</text:p>
      <text:p text:style-name="P4">
Publisher: Укринформ (Organization)</text:p>
      <text:p text:style-name="P4">
Published Time: 2023-04-02T-13:16:00+03:00</text:p>
      <text:p text:style-name="P4">
Modified Time: 2023-04-02T23:16:00+03:00</text:p>
      <text:p text:style-name="P4">
Description: In the elections of Montenegro President, according to preliminary results, the candidate from Serbia and Russia Yakov Milatovich won. - Ukrinform.</text:p>
      <text:p text:style-name="P4">
Images: ["<text:a xlink:type="simple" xlink:href="https://static.ukrinform.com/photos/2019_01/thumb_files/630_360_1547796948-351.jpg" text:style-name="Internet_20_link" text:visited-style-name="Visited_20_Internet_20_Link">
630_360_15477...</text:a>
"]</text:p>
      <text:p text:style-name="P4">
Tags: ['Президент', 'Сербія', 'Вибори', 'Чорногорія']</text:p>
      <text:p text:style-name="P4">
Type: Article</text:p>
      <!--METADATA-->
      <text:p text:style-name="P4">
<draw:frame draw:style-name="fr1" draw:name="Image4" text:anchor-type="as-char" svg:width="6.9236in" svg:height="3.956343in" draw:z-index="0">
<draw:image xlink:href="../Images/yкринформ/2023-04-02T-13-16-00-03-00/630_360_1547796948-351.jpg" xlink:type="simple" xlink:show="embed" xlink:actuate="onLoad" draw:mime-type="image/jpeg"/>
</draw:frame>
The President of Montenegro, according to preliminary results, won the candidate for Serbia and Russia Yakov Milatovich.</text:p>
      <text:p text:style-name="P4">
As Ukrinform reports, it reports <text:a xlink:type="simple" xlink:href="https://www.radiosvoboda.org/a/news-chornohoriya-vybory-prezydenta-rezultaty/32346162.html" text:style-name="Internet_20_link" text:visited-style-name="Visited_20_Internet_20_Link">
</text:a>
.</text:p>
      <text:p text:style-name="P4">
For Yakov Milatovich, who went on a second round together with the current President Milojukanovich, about 60% of 542 thousand voters voted. The turnover of the polling stations was 70%.</text:p>
      <text:p text:style-name="P4">
«Milatovich acted under the slogan" Europe now ". However, it was supported by the Prospereb -Pro -Space Parties and the Serbian Orthodox Church, those forces have tried to destabilize Montenegro, to expand its enrollment with Belgrade and Moscow, and thus slow down its accession to the EU, ”the message is in the message.</text:p>
      <text:p text:style-name="P4">
<text:span text:style-name="T4">
 Read also: </text:span>
 <text:a xlink:type="simple" xlink:href="https://www.ukrinform.ua/rubric-world/3609583-prezident-cornogorii-vetuvav-popravki-do-zakonu-aki-obmezuut-jogo-povnovazenna.html" text:style-name="Internet_20_link" text:visited-style-name="Visited_20_Internet_20_Link">
</text:a>
In the case of approval of the election results, Milatovich will head <text:a xlink:type="simple" xlink:href="https://www.ukrinform.ua/tag-cornogoria" text:style-name="Internet_20_link" text:visited-style-name="Visited_20_Internet_20_Link">
</text:a>
over the next five years.</text:p>
      <text:p text:style-name="P4">
As it was reported, March 19 in Montenegro <text:a xlink:type="simple" xlink:href="https://www.ukrinform.ua/rubric-world/3684649-u-drugij-tur-prezidentskih-viboriv-u-cornogorii-projsli-proevropejski-kandidati.html" text:style-name="Internet_20_link" text:visited-style-name="Visited_20_Internet_20_Link">
</text:a>
. According to his results, President Milo Dzhukanovich and the Candidate from the Movement "Europe now" Yakovmlatovich came out in the second round.</text:p>
      <text:p text:style-name="P4">
News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At Caurus Directorate Russia Army Shellled Dinse, Cuttka, West, Masutka, Blue, ...</text:span>
</text:h>
      <text:p text:style-name="P4">
Authors: liveuamap (Language: en)</text:p>
      <text:p text:style-name="P4">
Time: 2023-04-02T-15:48:00</text:p>
      <text:p text:style-name="P4">
Location: Kharkiv (Latitude:49.51707 Longtitude:37.94901)</text:p>
      <text:p text:style-name="P4">
Videos: []</text:p>
      <text:p text:style-name="P4">
Images: []</text:p>
      <text:p text:style-name="P4">
Tags: ["Russia"]</text:p>
      <text:p text:style-name="P4">
Id: 22553099</text:p>
      <!--METADATA-->
      <text:p text:style-name="P4">
News Collection Link: <text:a xlink:type="simple" xlink:href="https://liveuamap.com/en/2023/2-april-at-kupiansk-direction-russian-army-shelled-dvorichna" text:style-name="Internet_20_link" text:visited-style-name="Visited_20_Internet_20_Link">
https://liveuamap.com/en/2023/2-pril-at-kupiansk-direction-arussian-army-shelled-dvorichna</text:a>
</text:p>
      <text:p text:style-name="P4">
News Source: <text:a xlink:type="simple" xlink:href="https://t.me/lumsrc/4391" text:style-name="Internet_20_link" text:visited-style-name="Visited_20_Internet_20_Link">
https://t.me/lumsrc/4391</text:a>
</text:p>
      <!--NEWS-->
      <text:h text:style-name="P10" text:outline-level="1">
<text:span text:style-name="T4">
Russian nuclear weapons will "push" to the western border of Belarus - Ambassador</text:span>
</text:h>
      <text:p text:style-name="P4">
Authors: Ukrinform (Person)</text:p>
      <text:p text:style-name="P4">
Publisher: Укринформ (Organization)</text:p>
      <text:p text:style-name="P4">
Published Time: 2023-04-02T-16:53:00+03:00</text:p>
      <text:p text:style-name="P4">
Modified Time: 2023-04-02T22:53:00+03:00</text:p>
      <text:p text:style-name="P4">
Description: The tactical nuclear weapons that Moscow intends to place in Belarus will be stationed closer to its western border. - Ukrinform.</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Гризлов', 'Ядерна зброя', 'росія']</text:p>
      <text:p text:style-name="P4">
Type: Article</text:p>
      <!--METADATA-->
      <text:p text:style-name="P4">
<draw:frame draw:style-name="fr1" draw:name="Image5" text:anchor-type="as-char" svg:width="6.9236in" svg:height="3.956343in" draw:z-index="0">
<draw:image xlink:href="../Images/yкринформ/2023-04-02T-16-53-00-03-00/630_360_1603607635-345.jpg" xlink:type="simple" xlink:show="embed" xlink:actuate="onLoad" draw:mime-type="image/jpeg"/>
</draw:frame>
The tactical nuclear weapons, which Moscow intends to place in Belarus, will be deployed to its western border.</text:p>
      <text:p text:style-name="P4">
This was stated by Russian ambassador to Belarus Boris Grizlov, Ukrinform reports to <text:a xlink:type="simple" xlink:href="https://www.interfax.ru/world/894051" text:style-name="Internet_20_link" text:visited-style-name="Visited_20_Internet_20_Link">
</text:a>
.</text:p>
      <text:p text:style-name="P4">
"She(Nuclear weapons - ed.)It will be drawn to the western borders of our union state and will increase the ability to ensure our security. It is built, despite the noise in Europe and the US, "he said.</text:p>
      <text:p text:style-name="P4">
According to the Russian diplomat, "as ever it is important to parity in the issue of disposal of nuclear weapons in the world."</text:p>
      <text:p text:style-name="P4">
"If we talk about the placement of American <text:a xlink:type="simple" xlink:href="https://www.ukrinform.ua/tag-aderna-zbroa" text:style-name="Internet_20_link" text:visited-style-name="Visited_20_Internet_20_Link">
</text:a>
In the countries of Europe - Italy, Belgium, the Netherlands, Germany, Turkey - so we must take actions that will increase the security of our union state, "Grizlov said.</text:p>
      <text:p text:style-name="P4">
<text:span text:style-name="T4">
 Read also: </text:span>
 <text:a xlink:type="simple" xlink:href="https://www.ukrinform.ua/rubric-ato/3690089-zelenskij-pro-adernu-zbrou-rf-u-bilorusi-signal-govorit-pro-nevdalu-zustric-iz-kitaem.html" text:style-name="Internet_20_link" text:visited-style-name="Visited_20_Internet_20_Link">
</text:a>
He added that "Russia and Belarus are the territory of the Union State, which is a lawyer, unlike the territory of the countries where the United States place their nuclear collection."</text:p>
      <text:p text:style-name="P4">
As reported by Ukrinform, on March 25, Vladimir Putin, in respect of which the MCS Viovavoder for arrest, stated that Russia would accommodate tactical nuclear weapons in Belarus. In February, he announced the "suspension" of Moscow's participation in the contract of strategic offenses.</text:p>
      <text:p text:style-name="P4">
News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At Lyman direction Russian army shelled Novoselivske, Nevske, Dibrova, Bilohorivka of Luhansk...</text:span>
</text:h>
      <text:p text:style-name="P4">
Authors: liveuamap (Language: en)</text:p>
      <text:p text:style-name="P4">
Time: 2023-04-02T-17:48:00</text:p>
      <text:p text:style-name="P4">
Location: Donetsk (Latitude:48.75517 Longtitude:38.07896)</text:p>
      <text:p text:style-name="P4">
Videos: []</text:p>
      <text:p text:style-name="P4">
Images: []</text:p>
      <text:p text:style-name="P4">
Tags: ["Russia"]</text:p>
      <text:p text:style-name="P4">
Id: 22553098</text:p>
      <!--METADATA-->
      <text:p text:style-name="P4">
At Lyman direction Russian army shelled Novoselivske, Nevske, Dibrova,Bilohorivka of Luhansk region, also Kolodyazi, Torske, Spirne, Rozdolivka ofDonetsk region, - General Staff of Armed Forces of Ukraine says in the morningreport</text:p>
      <text:p text:style-name="P4">
News Collection Link: <text:a xlink:type="simple" xlink:href="https://liveuamap.com/en/2023/2-april-at-lyman-direction-russian-army-shelled-novoselivske" text:style-name="Internet_20_link" text:visited-style-name="Visited_20_Internet_20_Link">
https://liveuamap.com/en/2023/2-april-at-lyman-direction-russian-army-shelled-novoselivske</text:a>
</text:p>
      <text:p text:style-name="P4">
News Source: <text:a xlink:type="simple" xlink:href="https://t.me/lumsrc/4392" text:style-name="Internet_20_link" text:visited-style-name="Visited_20_Internet_20_Link">
https://t.me/lumsrc/4392</text:a>
</text:p>
      <!--NEWS-->
      <text:h text:style-name="P10" text:outline-level="1">
<text:span text:style-name="T4">
Chelsea released Graham Potter</text:span>
</text:h>
      <text:p text:style-name="P4">
Authors: Ukrinform (Person)</text:p>
      <text:p text:style-name="P4">
Publisher: Укринформ (Organization)</text:p>
      <text:p text:style-name="P4">
Published Time: 2023-04-02T-18:43:10+03:00</text:p>
      <text:p text:style-name="P4">
Modified Time: 2023-04-02T22:43:10+03:00</text:p>
      <text:p text:style-name="P4">
Description: Graham Potter left the position of chelsea head coach. - Ukrinform.</text:p>
      <text:p text:style-name="P4">
Images: ["<text:a xlink:type="simple" xlink:href="https://static.ukrinform.com/photos/2023_04/thumb_files/630_360_1680464521-226.jpg" text:style-name="Internet_20_link" text:visited-style-name="Visited_20_Internet_20_Link">
630_360_16804...</text:a>
"]</text:p>
      <text:p text:style-name="P4">
Tags: ['Челсі', 'Футбол']</text:p>
      <text:p text:style-name="P4">
Type: Article</text:p>
      <!--METADATA-->
      <text:p text:style-name="P4">
<draw:frame draw:style-name="fr1" draw:name="Image6" text:anchor-type="as-char" svg:width="6.9236in" svg:height="3.956343in" draw:z-index="0">
<draw:image xlink:href="../Images/yкринформ/2023-04-02T-18-43-10-03-00/630_360_1680464521-226.jpg" xlink:type="simple" xlink:show="embed" xlink:actuate="onLoad" draw:mime-type="image/jpeg"/>
</draw:frame>
Grempotter left the position of chelsea head coach.</text:p>
      <text:p text:style-name="P4">
This was reported on the official <text:a xlink:type="simple" xlink:href="https://www.chelseafc.com/en" text:style-name="Internet_20_link" text:visited-style-name="Visited_20_Internet_20_Link">
</text:a>
Aristocrats, Ukrinform reports.</text:p>
      <text:p text:style-name="P4">
Acting head coach "Aristocrats" appointed a brusal. The club thanked Potter for his work and wished success in the future.</text:p>
      <text:p text:style-name="P4">
47-year-old Graham Potter headed Chelsea on September 8, 2022 after the release of Tuhel. Before that he trained Brighton. With it, the team reached the 1st/4th finals of the Champions League, where it will play with Real Madrid.</text:p>
      <text:p text:style-name="P4">
<text:span text:style-name="T4">
 Read also: </text:span>
 <text:a xlink:type="simple" xlink:href="https://www.ukrinform.ua/rubric-sports/3690657-lester-zvilniv-brendana-rodzersa.html" text:style-name="Internet_20_link" text:visited-style-name="Visited_20_Internet_20_Link">
</text:a>
It was reported that in the Championship of England Chelsea ranks 11th - 38 points in 28 matches. On April 1, the team at home gave way to "Aston Willy"(0:2).</text:p>
      <text:p text:style-name="P4">
Фото: Getty Images</text:p>
      <text:p text:style-name="P4">
News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Bakhmut Directio Rusian Army Shelled Vasukivka, Orikhovo-Vasylivka, Novomarkove, Bakhmut ...</text:span>
</text:h>
      <text:p text:style-name="P4">
Authors: liveuamap (Language: en)</text:p>
      <text:p text:style-name="P4">
Time: 2023-04-02T-19:48:00</text:p>
      <text:p text:style-name="P4">
Location: Druzhkivka (Latitude:48.62202 Longtitude:37.53273)</text:p>
      <text:p text:style-name="P4">
Videos: []</text:p>
      <text:p text:style-name="P4">
Images: []</text:p>
      <text:p text:style-name="P4">
Tags: ["Russia"]</text:p>
      <text:p text:style-name="P4">
Id: 22553097</text:p>
      <!--METADATA-->
      <text:p text:style-name="P4">
Morning Report</text:p>
      <text:p text:style-name="P4">
News Collection Link:(https://liveuamap.com/en/2023/2-april-at-bakhmut-direction-russian-army-shelled-vasukivka)</text:p>
      <text:p text:style-name="P4">
News Source: <text:a xlink:type="simple" xlink:href="https://t.me/lumsrc/4393" text:style-name="Internet_20_link" text:visited-style-name="Visited_20_Internet_20_Link">
https://t.me/lumsrc/4393</text:a>
</text:p>
      <!--NEWS-->
      <text:h text:style-name="P10" text:outline-level="1">
<text:span text:style-name="T4">
The UN Security Council needs reform - Czech Foreign Minister</text:span>
</text:h>
      <text:p text:style-name="P4">
Authors: Ukrinform (Person)</text:p>
      <text:p text:style-name="P4">
Publisher: Укринформ (Organization)</text:p>
      <text:p text:style-name="P4">
Published Time: 2023-04-02T-20:34:00+03:00</text:p>
      <text:p text:style-name="P4">
Modified Time: 2023-04-02T22:34:00+03:00</text:p>
      <text:p text:style-name="P4">
Description: The Czech Foreign Minister Jan Lipavsky considers it necessary to reform the UN Security Council because the aggressor state cannot preserve in this structure. - Ukrinform.</text:p>
      <text:p text:style-name="P4">
Images: ["<text:a xlink:type="simple" xlink:href="https://static.ukrinform.com/photos/2022_08/thumb_files/630_360_1661948906-855.jpg" text:style-name="Internet_20_link" text:visited-style-name="Visited_20_Internet_20_Link">
630_360_16619...</text:a>
"]</text:p>
      <text:p text:style-name="P4">
Tags: ['Чехія', 'Олімпіада', 'росія', 'Радбез ООН', 'Війна з росією']</text:p>
      <text:p text:style-name="P4">
Type: Article</text:p>
      <!--METADATA-->
      <text:p text:style-name="P4">
<draw:frame draw:style-name="fr1" draw:name="Image7" text:anchor-type="as-char" svg:width="6.9236in" svg:height="3.956343in" draw:z-index="0">
<draw:image xlink:href="../Images/yкринформ/2023-04-02T-20-34-00-03-00/630_360_1661948906-855.jpg" xlink:type="simple" xlink:show="embed" xlink:actuate="onLoad" draw:mime-type="image/jpeg"/>
</draw:frame>
Czech Ministers Jan Lipavsky considers it necessary to reform the UN Rada, since the aggressor state cannot preserve in this structure.</text:p>
      <text:p text:style-name="P4">
Lipavsky expressed this opinion in <text:a xlink:type="simple" xlink:href="https://twitter.com/JanLipavsky/status/1642478054059458561" text:style-name="Internet_20_link" text:visited-style-name="Visited_20_Internet_20_Link">
</text:a>
, reports Ukrinform.</text:p>
      <text:p text:style-name="P4">
“I agree with the President of Ukraine Zelensky that the UN Security Council needs to be reformed. The last testimony to this is the fact that an institution that must ensure peace is headed by a state that violates the statute <text:a xlink:type="simple" xlink:href="https://www.ukrinform.ua/tag-oon" text:style-name="Internet_20_link" text:visited-style-name="Visited_20_Internet_20_Link">
</text:a>
But threatens the safety of the whole world, ”the Czech Foreign Minister wrote.</text:p>
      <text:p text:style-name="Quotations">

<text:p text:style-name="P4">
I Agree with <text:a xlink:type="simple" xlink:href="https://twitter.com/ZelenskyyUa" text:style-name="Internet_20_link" text:visited-style-name="Visited_20_Internet_20_Link">
</text:a>
that&gt;
 the UN Security Council needs reforming. The latest evidence of that is the&gt;
 fact that the institution supposed to ensure peace is being presided over by&gt;
 a state that is violating the UN Charter 🇺🇳and threating the security of the&gt;
 entire world.&gt;
&gt;
 — Jan Lipavský(@JanLipavsky) <text:a xlink:type="simple" xlink:href="https://twitter.com/JanLipavsky/status/1642478054059458561" text:style-name="Internet_20_link" text:visited-style-name="Visited_20_Internet_20_Link">
&gt;
 </text:a>
Otherwise <text:a xlink:type="simple" xlink:href="http://twitter.com/JanLipavsky/status/1642520742485975042" text:style-name="Internet_20_link" text:visited-style-name="Visited_20_Internet_20_Link">
</text:a>
He also spoke against the participation of Russian athletes in the Olympiad.</text:p>

</text:p>
      <text:p text:style-name="P4">
“Russian soldiers have already killed 262 Ukrainian athletes and destroyed 363 sports facilities. They confirm daily that Russia has nothing to do at the Olympics, ”Lipavsky stressed.</text:p>
      <text:p text:style-name="P4">
<text:span text:style-name="T4">
 Read also: </text:span>
 <text:a xlink:type="simple" xlink:href="https://www.ukrinform.ua/rubric-polytics/3674327-glava-mzs-cehii-zasterig-vid-sprob-zalisitisa-ostoron-u-pitanni-vijni-rf-proti-ukraini.html" text:style-name="Internet_20_link" text:visited-style-name="Visited_20_Internet_20_Link">
</text:a>
As it was reported, since April 1, Russia has been presiding on the UN Security Council April. This provides, in particular, that it to determine the agenda of the meetings of the body.</text:p>
      <text:p text:style-name="P4">
News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JSC Avdiivka Andevka Directioz Rusyan Army Shelled Steppe, Avdiivka, Orlovka, Tonenko ...</text:span>
</text:h>
      <text:p text:style-name="P4">
Authors: liveuamap (Language: en)</text:p>
      <text:p text:style-name="P4">
Time: 2023-04-02T-21:48:00</text:p>
      <text:p text:style-name="P4">
Location: Donets'ka oblast (Latitude:48.00082 Longtitude:37.49506)</text:p>
      <text:p text:style-name="P4">
Videos: []</text:p>
      <text:p text:style-name="P4">
Images: []</text:p>
      <text:p text:style-name="P4">
Tags: ["Russia"]</text:p>
      <text:p text:style-name="P4">
Id: 22553095</text:p>
      <!--METADATA-->
      <text:p text:style-name="P4">
News Collection Link:(https://liveuamap.com/en/2023/2-april-at-avdiyivka-and-maryinka-directions-russian-army)</text:p>
      <text:p text:style-name="P4">
News Source: <text:a xlink:type="simple" xlink:href="https://t.me/lumsrc/4394" text:style-name="Internet_20_link" text:visited-style-name="Visited_20_Internet_20_Link">
https://t.me/lumsrc/4394</text:a>
</text:p>
      <!--NEWS-->
      <text:h text:style-name="P10" text:outline-level="1">
<text:span text:style-name="T4">
The Russians during the day fired four communities of Sumy region</text:span>
</text:h>
      <text:p text:style-name="P4">
Authors: Ukrinform (Person)</text:p>
      <text:p text:style-name="P4">
Publisher: Укринформ (Organization)</text:p>
      <text:p text:style-name="P4">
Published Time: 2023-04-02T-22:11:00+03:00</text:p>
      <text:p text:style-name="P4">
Modified Time: 2023-04-02T22:11:00+03:00</text:p>
      <text:p text:style-name="P4">
Description: Russian troops on Sunday, April 2, fired at four territorial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8" text:anchor-type="as-char" svg:width="6.9236in" svg:height="3.956343in" draw:z-index="0">
<draw:image xlink:href="../Images/yкринформ/2023-04-02T-22-11-00-03-00/630_360_1669987737-966.jpg" xlink:type="simple" xlink:show="embed" xlink:actuate="onLoad" draw:mime-type="image/jpeg"/>
</draw:frame>
On Sunday, April 2, Ruskivska fired at four territorial communities of the Sumy region.</text:p>
      <text:p text:style-name="P4">
According to Ukrinform, the Sumy Regional Military Administration reports in <text:a xlink:type="simple" xlink:href="https://t.me/Sumy_news_ODA/15210" text:style-name="Internet_20_link" text:visited-style-name="Visited_20_Internet_20_Link">
</text:a>
.</text:p>
      <text:p text:style-name="P4">
“During the day, the Russians made <text:a xlink:type="simple" xlink:href="https://www.ukrinform.ua/tag-obstril" text:style-name="Internet_20_link" text:visited-style-name="Visited_20_Internet_20_Link">
</text:a>
territories of 4 communities of Sumy region: Belopil, Krasnopil, Yunak, Khotinskaya, ”the message reads.</text:p>
      <text:p text:style-name="P4">
In the territory of the Yunak Community, the Russians beat the mortar - 20 hits. "As a result of the shelling, the premises of the agricultural enterprise were damaged: a farm building, a refrigeration equipment and a line of power grid," - the message reads.</text:p>
      <text:p text:style-name="P4">
In the Hotin community as a result of mortar shelling(12 hits)Damaged private homes.</text:p>
      <text:p text:style-name="P4">
Two enemy shelling of mortar - 17 reaches was recorded in the Belopil community.</text:p>
      <text:p text:style-name="P4">
<text:span text:style-name="T4">
 Read also: </text:span>
 <text:a xlink:type="simple" xlink:href="https://www.ukrinform.ua/rubric-ato/3690338-rosiani-trici-obstrilali-prikordonna-cernigivsini-i-sumsini-14-prilotiv.html" text:style-name="Internet_20_link" text:visited-style-name="Visited_20_Internet_20_Link">
</text:a>
In addition, the Russians made firing with PTRK(A managed rocket)On the territory of the Krasnopil community, as well as mortar shelling - 2 hits.</text:p>
      <text:p text:style-name="P4">
As reported by Ukrinform, the army of the Russian Federation fired at the Simoblasts of Ukraine a day.</text:p>
      <text:p text:style-name="P4">
News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JSC Shaktarske Directio Rusian of the Army Shelled Vage, Novomikhailivka, Village, Great Novus ...</text:span>
</text:h>
      <text:p text:style-name="P4">
Authors: liveuamap (Language: en)</text:p>
      <text:p text:style-name="P4">
Time: 2023-04-02T-23:48:00</text:p>
      <text:p text:style-name="P4">
Location: Velyka Novosilka (Latitude:47.83989 Longtitude:36.83475)</text:p>
      <text:p text:style-name="P4">
Videos: []</text:p>
      <text:p text:style-name="P4">
Images: []</text:p>
      <text:p text:style-name="P4">
Tags: ["Russia"]</text:p>
      <text:p text:style-name="P4">
Id: 22553094</text:p>
      <!--METADATA-->
      <text:p text:style-name="P4">
At Shaktarske direction Russian army shelled Pobyeda, Novomykhaylivka,Vuhledar, Velyka Novosilka of Donetsk region, - General Staff of Armed Forcesof Ukraine says in the morning report</text:p>
      <text:p text:style-name="P4">
News Collection Link: <text:a xlink:type="simple" xlink:href="https://liveuamap.com/en/2023/2-april-at-shaktarske-direction-russian-army-shelled-pobyeda" text:style-name="Internet_20_link" text:visited-style-name="Visited_20_Internet_20_Link">
https://liveuamap.com/en/2023/2-april-at-shaktarske-direction-russian-army-shelled-pobyeda</text:a>
</text:p>
      <text:p text:style-name="P4">
News Source: <text:a xlink:type="simple" xlink:href="https://t.me/lumsrc/4395" text:style-name="Internet_20_link" text:visited-style-name="Visited_20_Internet_20_Link">
https://t.me/lumsrc/4395</text:a>
</text:p>
      <!--NEWS-->
      <text:h text:style-name="P10" text:outline-level="1">
<text:span text:style-name="T4">
Mindrifra will attract an APPL to the post -war census</text:span>
</text:h>
      <text:p text:style-name="P4">
Authors: Ukrinform (Person)</text:p>
      <text:p text:style-name="P4">
Publisher: Укринформ (Organization)</text:p>
      <text:p text:style-name="P4">
Published Time: 2023-04-02T-25:48:00+03:00</text:p>
      <text:p text:style-name="P4">
Modified Time: 2023-04-02T21:48:00+03:00</text:p>
      <text:p text:style-name="P4">
Description: The Digital Transformation Ministry plans to join the census after the war and involve information from the registers to simplify the procedure. - Ukrinform.</text:p>
      <text:p text:style-name="P4">
Images: ["<text:a xlink:type="simple" xlink:href="https://static.ukrinform.com/photos/2022_06/thumb_files/630_360_1656503499-838.jpg" text:style-name="Internet_20_link" text:visited-style-name="Visited_20_Internet_20_Link">
630_360_16565...</text:a>
"]</text:p>
      <text:p text:style-name="P4">
Tags: ['Apple', 'Перепис населення', 'Федоров', 'Мінцифри', 'Єдині новини']</text:p>
      <text:p text:style-name="P4">
Type: Article</text:p>
      <!--METADATA-->
      <text:p text:style-name="P4">
<draw:frame draw:style-name="fr1" draw:name="Image9" text:anchor-type="as-char" svg:width="6.9236in" svg:height="3.956343in" draw:z-index="0">
<draw:image xlink:href="../Images/yкринформ/2023-04-02T-25-48-00-03-00/630_360_1656503499-838.jpg" xlink:type="simple" xlink:show="embed" xlink:actuate="onLoad" draw:mime-type="image/jpeg"/>
</draw:frame>
The Ministry of Digital Transformation plans to join the census after the war and involve information from registers to simplify the process.</text:p>
      <text:p text:style-name="P4">
According to Ukrinform, the Viceremier on innovation, the development of education, the science of technology - the Minister of Digital Transformation Mikhail Fedorov said in the Eviritoleorphone "Unified News".</text:p>
      <text:p text:style-name="P4">
“After our victory, you will need to conduct the census of the population. But the mipoo rethinks the approach to that. And we understand that a lot of information can be maintained through verification in the registers, so as not to pull our citizens and fail that it can be seen thanks to the depersonalized synchronization of certain registers, ”the official said.</text:p>
      <text:p text:style-name="P4">
According to him, to <text:a xlink:type="simple" xlink:href="https://www.ukrinform.ua/tag-perepis-naselenna" text:style-name="Internet_20_link" text:visited-style-name="Visited_20_Internet_20_Link">
</text:a>
The Ministry plans to attract APple.</text:p>
      <text:p text:style-name="P4">
<text:span text:style-name="T4">
 Read also: </text:span>
 <text:a xlink:type="simple" xlink:href="https://www.ukrinform.ua/rubric-technology/3686102-mincifri-pogliblue-tehnologicnu-spivpracu-z-evropou.html" text:style-name="Internet_20_link" text:visited-style-name="Visited_20_Internet_20_Link">
</text:a>
"It will be one of the most modern and innovative censuses in the world **," Fedorov added.</text:p>
      <text:p text:style-name="P4">
It was reported that the All -Ukrainian Census, which was planned to be held in 20123, will take place after the war.</text:p>
      <text:p text:style-name="P4">
News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The mayor of Khmelnitsky showed the first prayer in Ukrainian in the Pokrovsky Cathedral</text:span>
</text:h>
      <text:p text:style-name="P4">
Authors: Ukrinform (Person)</text:p>
      <text:p text:style-name="P4">
Publisher: Укринформ (Organization)</text:p>
      <text:p text:style-name="P4">
Published Time: 2023-04-02T-27:31:00+03:00</text:p>
      <text:p text:style-name="P4">
Modified Time: 2023-04-02T21:31:00+03:00</text:p>
      <text:p text:style-name="P4">
Description: Khmelnytsky Mayor Oleksandr Simchyshyn published a video of the first prayer in Ukrainian for Ukraine and defenders at the Pokrovsky Cathedral of the UOC, which after the scandal with the beating of the military became subordinate to the PCCU. - Ukrinform.</text:p>
      <text:p text:style-name="P4">
Images: ["<text:a xlink:type="simple" xlink:href="https://static.ukrinform.com/photos/2023_04/thumb_files/630_360_1680453134-406.jpg" text:style-name="Internet_20_link" text:visited-style-name="Visited_20_Internet_20_Link">
630_360_16804...</text:a>
"]</text:p>
      <text:p text:style-name="P4">
Tags: ['УПЦ МП', 'Молитва', 'Хмельницький', 'Православна церква України']</text:p>
      <text:p text:style-name="P4">
Type: Article</text:p>
      <!--METADATA-->
      <text:p text:style-name="P4">
<draw:frame draw:style-name="fr1" draw:name="Image10" text:anchor-type="as-char" svg:width="6.9236in" svg:height="3.956343in" draw:z-index="0">
<draw:image xlink:href="../Images/yкринформ/2023-04-02T-27-31-00-03-00/630_360_1680453134-406.jpg" xlink:type="simple" xlink:show="embed" xlink:actuate="onLoad" draw:mime-type="image/jpeg"/>
</draw:frame>
Khmelnitsky city chairman Alexander Simchyshyn published a video of the first prayer in the Ukrainian language for Ukraine and defenders at the Pokrovsky Cathedral Cathedral, who after the scandal with the beating of the military went on subordination.</text:p>
      <text:p text:style-name="P4">
The mayor of Khmelnytsky Alexander Simchyshyn reported this in <text:a xlink:type="simple" xlink:href="https://t.me/symchyshyn_oleksandr/5146" text:style-name="Internet_20_link" text:visited-style-name="Visited_20_Internet_20_Link">
</text:a>
, reports Ukrinform.</text:p>
      <text:p text:style-name="P4">
“The first prayer <text:a xlink:type="simple" xlink:href="https://www.ukrinform.ua/tag-ukrainska-mova" text:style-name="Internet_20_link" text:visited-style-name="Visited_20_Internet_20_Link">
</text:a>
For Ukraine, the Ukrainian soldiers in the cathedral. The first tens and ten years!Khmelnytskyi -Krout!Respect everyone!I am proud!Thank you, to all Ukrainians for support!”- Simchyshyn.</text:p>
      <text:p text:style-name="P4">
He noted that a lot of work is ahead of the victory, so it was called to keep your line.</text:p>
      <text:p text:style-name="P4">
Earlier, Simchyshyn reacted sharply to the morning incident with a beating of the military, which occurred at the Pokrovsky Cathedral of the UOC. He said that this event should become an argument for the Verkhovna Rada, to prompt the draft law on the prohibition of the UOC.</text:p>
      <text:p text:style-name="P4">
According to him, at the extraordinary session, the Khmelnytsky City Council ceased to the use of the UOC with all the land plots in the territory of the community, as well as to initiate similar decisions of regional and district councils.</text:p>
      <text:p text:style-name="P4">
As it was reported, on April 2, in Khmelnitsky, the participants of the meeting near the Pokrovsky Cathedral of the UOC voted for the transition of the religious community to the PCCU, the temple was sealed. The priests of the UOC left the territory of the temple. The selected assembly commission describes the property. Then it will be closed and the worship service will not be conducted in East Mobry.</text:p>
      <text:p text:style-name="P4">
On April 3, the commission representatives will carry documents on re -registration of the religious community into the OVA.</text:p>
      <text:p text:style-name="P4">
<text:span text:style-name="T4">
 Read also: </text:span>
 <text:a xlink:type="simple" xlink:href="https://www.ukrinform.ua/rubric-regions/3690643-pobitta-vijskovogo-u-hrami-mer-hmelnickogo-hoce-abi-rada-zaboronila-upc.html" text:style-name="Internet_20_link" text:visited-style-name="Visited_20_Internet_20_Link">
</text:a>
As it was reported, in Khmelnitsky near the Pokrovsky Cathedral of the UOC, where the incident with the beating of the military took place in the morning <text:a xlink:type="simple" xlink:href="https://www.ukrinform.ua/rubric-regions/3690687-u-hmelnickomu-pocalisa-suticki-bila-hramu-de-pobili-vijskovogo-zmi.html" text:style-name="Internet_20_link" text:visited-style-name="Visited_20_Internet_20_Link">
</text:a>
.</text:p>
      <text:p text:style-name="P4">
The UOC reported that protesters "held their illegal fees, which called" <text:a xlink:type="simple" xlink:href="https://www.ukrinform.ua/rubric-regions/3690702-u-hmelnickomu-progolosuvali-za-perehid-kafedralnogo-soboru-upc-mp-do-pcu.html" text:style-name="Internet_20_link" text:visited-style-name="Visited_20_Internet_20_Link">
</text:a>
», Demanding a temple, appealed to law enforcement officers and for chanting the priesthood of the UOC from the cathedral."Before <text:a xlink:type="simple" xlink:href="https://www.ukrinform.ua/rubric-regions/3690671-v-upc-zaavlaut-pro-sturm-soboru-de-vranci-stavsa-incident-z-pobittam-vijskovogo.html" text:style-name="Internet_20_link" text:visited-style-name="Visited_20_Internet_20_Link">
 </text:a>
The fact that the "radicals" began the storm of the Pokrovsky Cathedral of the UOC Uhmelnitsky.</text:p>
      <text:p text:style-name="P4">
<text:a xlink:type="simple" xlink:href="https://www.ukrinform.ua/rubric-regions/3690669-u-hmelnickij-ova-zaklikali-zniziti-gradus-naprugi-navkolo-suticki-u-hrami-upc.html" text:style-name="Internet_20_link" text:visited-style-name="Visited_20_Internet_20_Link">
</text:a>
A surrounding in the UOC temple, during which the military was beaten and the conflict was resolved.</text:p>
      <text:p text:style-name="P4">
<text:span text:style-name="T5">
Foto: Public Khmelnitsky</text:span>
</text:p>
      <text:p text:style-name="P4">
News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APL: Newcastle won Manchester United and climbed into the LC</text:span>
</text:h>
      <text:p text:style-name="P4">
Authors: Ukrinform (Person)</text:p>
      <text:p text:style-name="P4">
Publisher: Укринформ (Organization)</text:p>
      <text:p text:style-name="P4">
Published Time: 2023-04-02T-29:27:14+03:00</text:p>
      <text:p text:style-name="P4">
Modified Time: 2023-04-02T21:27:14+03:00</text:p>
      <text:p text:style-name="P4">
Description: "Magpie" and "Red Devils" have the same number of points in the Championship of England. - Ukrinform.</text:p>
      <text:p text:style-name="P4">
Images: ["<text:a xlink:type="simple" xlink:href="https://static.ukrinform.com/photos/2023_04/thumb_files/630_360_1680459954-504.jpg" text:style-name="Internet_20_link" text:visited-style-name="Visited_20_Internet_20_Link">
630_360_16804...</text:a>
"]</text:p>
      <text:p text:style-name="P4">
Tags: ['Футбол', 'Манчестер Юнайтед', 'АПЛ']</text:p>
      <text:p text:style-name="P4">
Type: Article</text:p>
      <!--METADATA-->
      <text:p text:style-name="P4">
<draw:frame draw:style-name="fr1" draw:name="Image11" text:anchor-type="as-char" svg:width="6.9236in" svg:height="3.956343in" draw:z-index="0">
<draw:image xlink:href="../Images/yкринформ/2023-04-02T-29-27-14-03-00/630_360_1680459954-504.jpg" xlink:type="simple" xlink:show="embed" xlink:actuate="onLoad" draw:mime-type="image/jpeg"/>
</draw:frame>
"Magpie" and "Red Devils" have the same number of points in the Championship of England.</text:p>
      <text:p text:style-name="P4">
"Newcastle" at home was overcome by Manchester United 2-0 in the 29th round of the English Premier League, Ukrinform reports.</text:p>
      <text:p text:style-name="P4">
In the "black and white" double the willows.</text:p>
      <text:p text:style-name="P4">
The victory over the MJ allowed the How ward to climb the 4th stage of England's championship. They are ahead of the "red devils" for the best difference in the balls and missed balls.</text:p>
      <text:p text:style-name="P4">
<text:span text:style-name="T4">
 Read also: </text:span>
 <text:a xlink:type="simple" xlink:href="https://www.ukrinform.ua/rubric-sports/3690696-la-lila-real-rozgromiv-valadolid.html" text:style-name="Internet_20_link" text:visited-style-name="Visited_20_Internet_20_Link">
</text:a>
As it was reported, Arsenal heads the APL, having 72 points after 29 mats.</text:p>
      <text:p text:style-name="P4">
Photo: twitter.com/nufc</text:p>
      <text:p text:style-name="P4">
News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China brought out a satellite with a new rocket carrier</text:span>
</text:h>
      <text:p text:style-name="P4">
Authors: Ukrinform (Person)</text:p>
      <text:p text:style-name="P4">
Publisher: Укринформ (Organization)</text:p>
      <text:p text:style-name="P4">
Published Time: 2023-04-02T-31:23:00+03:00</text:p>
      <text:p text:style-name="P4">
Modified Time: 2023-04-02T21:23:00+03:00</text:p>
      <text:p text:style-name="P4">
Description: China made the first launch of the TL-2 Y1 rocket launcher, which delivered a satellite to the Earth's orbit. - Ukrinform.</text:p>
      <text:p text:style-name="P4">
Images: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Tags: ['Китай', 'Космос', 'Ракета', 'Супутник']</text:p>
      <text:p text:style-name="P4">
Type: Article</text:p>
      <!--METADATA-->
      <text:p text:style-name="P4">
<draw:frame draw:style-name="fr1" draw:name="Image12" text:anchor-type="as-char" svg:width="6.9236in" svg:height="3.956343in" draw:z-index="0">
<draw:image xlink:href="../Images/yкринформ/2023-04-02T-31-23-00-03-00/630_360_1680458725-430.jpg" xlink:type="simple" xlink:show="embed" xlink:actuate="onLoad" draw:mime-type="image/jpeg"/>
</draw:frame>
The first launch of the TL-2 Y1 rocket launch, which delivered a satellite to the Earth, was the first launch of the TL-2 Y1 launch.</text:p>
      <text:p text:style-name="P4">
About it reports <text:a xlink:type="simple" xlink:href="https://english.news.cn/20230402/425ff50d43f74b95b5ba616ed2eb2185/c.html" text:style-name="Internet_20_link" text:visited-style-name="Visited_20_Internet_20_Link">
</text:a>
, reports Ukrinform.</text:p>
      <text:p text:style-name="P4">
The TL-2 Y1 rocket launcher with the satellite started with the Juzuan Seventh-Niberic Cosport China.</text:p>
      <text:p text:style-name="P4">
<draw:frame draw:style-name="fr1" draw:name="Image13" text:anchor-type="as-char" svg:width="6.9236in" svg:height="4.611226in" draw:z-index="0">
<draw:image xlink:href="../Images/yкринформ/2023-04-02T-31-23-00-03-00/1680458725-236.jpg" xlink:type="simple" xlink:show="embed" xlink:actuate="onLoad" draw:mime-type="image/jpeg"/>
</draw:frame>
"Brwered in orbit <text:a xlink:type="simple" xlink:href="https://www.ukrinform.ua/tag-suputnik" text:style-name="Internet_20_link" text:visited-style-name="Visited_20_Internet_20_Link">
</text:a>
It will be predominantly used in experiments on the image of images by means of dysstal sensing and other technical tests, " - the testimony reads.</text:p>
      <text:p text:style-name="P4">
<draw:frame draw:style-name="fr1" draw:name="Image14" text:anchor-type="as-char" svg:width="6.9236in" svg:height="4.615733in" draw:z-index="0">
<draw:image xlink:href="../Images/yкринформ/2023-04-02T-31-23-00-03-00/1680458725-559.jpg" xlink:type="simple" xlink:show="embed" xlink:actuate="onLoad" draw:mime-type="image/jpeg"/>
</draw:frame>
It is noted that during the first flight, the overall programquarters and coordination between its systems were checked. Also, according to Xinhua, the parameters of flight conditions were obtained.</text:p>
      <text:p text:style-name="P4">
<text:span text:style-name="T4">
 Read also: </text:span>
 <text:a xlink:type="simple" xlink:href="https://www.ukrinform.ua/rubric-technology/3686228-kitaj-zapustiv-cotiri-meteorologicni-suputniki.html" text:style-name="Internet_20_link" text:visited-style-name="Visited_20_Internet_20_Link">
</text:a>
As it was reported, at the end of March <text:a xlink:type="simple" xlink:href="https://www.ukrinform.ua/rubric-technology/3687509-indijska-raketa-zapustila-na-orbitu-grupu-suputnikiv-zvazku-oneweb.html" text:style-name="Internet_20_link" text:visited-style-name="Visited_20_Internet_20_Link">
</text:a>
The last party of 36 satellites for the online generation of OneWeb.</text:p>
      <text:p text:style-name="P4">
<text:span text:style-name="T5">
Foto: xinhua</text:span>
</text:p>
      <text:p text:style-name="P4">
News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The bomb was laid in a gift by Tatar gilded bust</text:span>
</text:h>
      <text:p text:style-name="P4">
Authors: Ukrinform (Person)</text:p>
      <text:p text:style-name="P4">
Publisher: Укринформ (Organization)</text:p>
      <text:p text:style-name="P4">
Published Time: 2023-04-02T-33:11:00+03:00</text:p>
      <text:p text:style-name="P4">
Modified Time: 2023-04-02T21:11:00+03:00</text:p>
      <text:p text:style-name="P4">
Description: The bomb for the Russian propagandist Vladlen Tatar was put in a gilded bust.</text:p>
      <text:p text:style-name="P4">
— Укрінформ.: </text:p>
      <text:p text:style-name="P4">
Images: ["<text:a xlink:type="simple" xlink:href="https://static.ukrinform.com/photos/2023_04/thumb_files/630_360_1680459068-428.jpg" text:style-name="Internet_20_link" text:visited-style-name="Visited_20_Internet_20_Link">
630_360_16804...</text:a>
"]</text:p>
      <text:p text:style-name="P4">
Tags: ['Петербург', 'Вибух', 'Бомба']</text:p>
      <text:p text:style-name="P4">
Type: Article</text:p>
      <!--METADATA-->
      <text:p text:style-name="P4">
<draw:frame draw:style-name="fr1" draw:name="Image15" text:anchor-type="as-char" svg:width="6.9236in" svg:height="3.956343in" draw:z-index="0">
<draw:image xlink:href="../Images/yкринформ/2023-04-02T-33-11-00-03-00/630_360_1680459068-428.jpg" xlink:type="simple" xlink:show="embed" xlink:actuate="onLoad" draw:mime-type="image/jpeg"/>
</draw:frame>
The bomb for the Russian propagandist Vladlen Tatarsky was put into his gifted -golden bust.</text:p>
      <text:p text:style-name="P4">
According to Ukrinform, numerous [] reports it(https://t.me/ButusovPlus/2496)who place a video presentation video.</text:p>
      <text:p text:style-name="P4">
The militant from Donetsk region Vladlen Tatarsky held a creative meeting with his wanders at the St. Petersburg cafe. A few minutes before <text:a xlink:type="simple" xlink:href="https://www.ukrinform.ua/tag-vibuh" text:style-name="Internet_20_link" text:visited-style-name="Visited_20_Internet_20_Link">
</text:a>
He was given a gift from a girl-artist who was now wanted. It was a gilded "hero" bust, which he put it next to him. The blogger was killed, another 19 people, the participants of the meeting, were injured.</text:p>
      <text:p text:style-name="P4">
Tartar(The real name is Maxim Fomin)Has a violent biography. Born Umakiyevtsi of Donetsk region. According to him, he always felt himself. In 2011, he received a long term for robbery of the bank, serving a punishment in the Gorlovka colony. In 2014, using chaos and combat vehicles, fled from prison, was captured and planted again. The head of the DNR Alexander Zakharchenko pardoned Tatarsky for demand to fight against Ukraine.</text:p>
      <text:p text:style-name="P4">
He served in reconnaissance, battalion reconnaissance, and in 2019 he released Zarmia, engaged in blogging, went to work in Moscow, where he became a media person on television and talked about the "heroism" of Russian invaders.</text:p>
      <text:p text:style-name="P4">
Tatarsky was present at the time of Putin's signing by the Decree on the accession of Dorosya, LNR, Kherson and Zaporizhzhya regions. At the same time, when they came out, he stated: "We will win all, let us kill everyone, everyone we need to be robbed, everything will be as we love."</text:p>
      <text:p text:style-name="P4">
The death of Tatar confirmed <text:a xlink:type="simple" xlink:href="https://t.me/mediamvd/17593" text:style-name="Internet_20_link" text:visited-style-name="Visited_20_Internet_20_Link">
</text:a>
.</text:p>
      <text:p text:style-name="P4">
<text:span text:style-name="T4">
 Read also: </text:span>
 <text:a xlink:type="simple" xlink:href="https://www.ukrinform.ua/rubric-world/3593799-u-rosijskomu-primori-znajdenij-mertvim-vijskovij-komisar.html" text:style-name="Internet_20_link" text:visited-style-name="Visited_20_Internet_20_Link">
</text:a>
As reported <text:a xlink:type="simple" xlink:href="https://www.ukrinform.ua/rubric-world/3690689-u-peterburzi-stavsa-vibuh-u-kafe-prigozina-zaginuv-voenkor-tatarskij.html" text:style-name="Internet_20_link" text:visited-style-name="Visited_20_Internet_20_Link">
</text:a>
, In the evening, the 2nd in the Vasileostrovsky district of St. Petersburg at the Streetbar cafe, which is owned by Jurgery, an explosion occurred during a meeting with Z-Voskokor Vladlenomotar. Putin could come to the meeting personally.</text:p>
      <text:p text:style-name="P4">
<text:span text:style-name="T5">
Foto: rfe / rl</text:span>
</text:p>
      <text:p text:style-name="P4">
News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Russia can change the higher military leadership due to a failed winter offensive - isw</text:span>
</text:h>
      <text:p text:style-name="P4">
Authors: Ukrinform (Person)</text:p>
      <text:p text:style-name="P4">
Publisher: Укринформ (Organization)</text:p>
      <text:p text:style-name="P4">
Published Time: 2023-04-02T-35:01:03+03:00</text:p>
      <text:p text:style-name="P4">
Modified Time: 2023-04-02T21:01:03+03:00</text:p>
      <text:p text:style-name="P4">
Description: The aggressor country may soon change its higher military command due to a failed winter offensive. - Ukrinform.</text:p>
      <text:p text:style-name="P4">
Images: ["<text:a xlink:type="simple" xlink:href="https://static.ukrinform.com/photos/2016_04/thumb_files/630_360_1460459568-5627.jpg" text:style-name="Internet_20_link" text:visited-style-name="Visited_20_Internet_20_Link">
630_360_14604...</text:a>
"]</text:p>
      <text:p text:style-name="P4">
Tags: ['США', 'Російські військові', 'Війна з росією']</text:p>
      <text:p text:style-name="P4">
Type: Article</text:p>
      <!--METADATA-->
      <text:p text:style-name="P4">
<draw:frame draw:style-name="fr1" draw:name="Image16" text:anchor-type="as-char" svg:width="6.9236in" svg:height="3.956343in" draw:z-index="0">
<draw:image xlink:href="../Images/yкринформ/2023-04-02T-35-01-03-03-00/630_360_1460459568-5627.jpg" xlink:type="simple" xlink:show="embed" xlink:actuate="onLoad" draw:mime-type="image/jpeg"/>
</draw:frame>
The aggressor country may soon change its above military command with a failed winter offensive.</text:p>
      <text:p text:style-name="P4">
About it in <text:a xlink:type="simple" xlink:href="http://www.understandingwar.org/backgrounder/russian-offensive-campaign-assessment-april-1-2023" text:style-name="Internet_20_link" text:visited-style-name="Visited_20_Internet_20_Link">
</text:a>
reports the Institute of War Study(Isw), reports Ukrinform.</text:p>
      <text:p text:style-name="P4">
On Saturday, Russian military bloggers stated that on March 30, the Russian Defense Ministry dismissed the commander of the Russian Air Force, Colonel-General Mikhail Teplinsky, after the Ministry of Defense, replaced him on January 13, Lieutenant General Makarevich.</text:p>
      <text:p text:style-name="P4">
In the Defense Ministry <text:a xlink:type="simple" xlink:href="https://www.ukrinform.ua/tag-rosia" text:style-name="Internet_20_link" text:visited-style-name="Visited_20_Internet_20_Link">
</text:a>
Never confirmed the release of Teplinsky and probably sent him on vacation to be able to withdraw the Colonel General for command of the Air Force when he considers it necessary.</text:p>
      <text:p text:style-name="P4">
Instead, Russian military bloggers claimed that Teplinsky immediately released to the headquarters of the Russian United Group in Rostov-on-Donurasnodar Territory to accept the command of the Air Force, and that he was already planning operations. One blogger claimed that the Chief of Staff of Sukrobutnivsk and the former Commander of the Central Military District(Cvo)Colonel-General Alexander Lapin flew together with Teplinsky.</text:p>
      <text:p text:style-name="P4">
The Ministry of Defense of the Russian Federation replaced Lapin with Lieutenant General Andriy Mordichev as a CBO commander on February 17 after Public Criticism of Lapin under his management of Svatove-Kremen in the fall of 2022.</text:p>
      <text:p text:style-name="P4">
“It remains to see whether Lapina will renew in the post of commander(Russian - ed.)Forces in Ukraine, ”writes ISW.</text:p>
      <text:p text:style-name="P4">
Starting on March 27, Russian sources have suggested that the Russian Defense Ministry has recently released the commander of the Eastern Military District(All)Colonel-General Rustam Muradov in response to a sharp criticism of his command in connection with the significant losses of the Russian army in the offensive operations under the coledar earlier this year.</text:p>
      <text:p text:style-name="P4">
<text:span text:style-name="T4">
 Read also: </text:span>
 <text:a xlink:type="simple" xlink:href="https://www.ukrinform.ua/rubric-ato/3690513-piactvo-e-odnieu-z-osnovnih-pricin-nebojovih-vtrat-u-rosian-britanska-rozvidka.html" text:style-name="Internet_20_link" text:visited-style-name="Visited_20_Internet_20_Link">
</text:a>
As reported, <text:a xlink:type="simple" xlink:href="https://www.ukrinform.ua/rubric-ato/3690479-kreml-ne-dosag-postavlenih-cilej-v-ukraini-do-kinca-berezna-isw.html" text:style-name="Internet_20_link" text:visited-style-name="Visited_20_Internet_20_Link">
</text:a>
From the capture of Donetsk and Luhansk regions of Ukraine within the administrative borders until March 31.</text:p>
      <text:p text:style-name="P4">
News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Next week will be important on the way to victory - President</text:span>
</text:h>
      <text:p text:style-name="P4">
Authors: Ukrinform (Person)</text:p>
      <text:p text:style-name="P4">
Publisher: Укринформ (Organization)</text:p>
      <text:p text:style-name="P4">
Published Time: 2023-04-02T-38:50:00+03:00</text:p>
      <text:p text:style-name="P4">
Modified Time: 2023-04-02T20:50:00+03:00</text:p>
      <text:p text:style-name="P4">
Description: The next week will be important on the way to victory, Ukraine is preparing for planned events and decisions.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Україна', 'Зеленський', 'Війна з росією']</text:p>
      <text:p text:style-name="P4">
Type: Article</text:p>
      <!--METADATA-->
      <text:p text:style-name="P4">
<draw:frame draw:style-name="fr1" draw:name="Image17" text:anchor-type="as-char" svg:width="6.9236in" svg:height="3.956343in" draw:z-index="0">
<draw:image xlink:href="../Images/yкринформ/2023-04-02T-38-50-00-03-00/630_360_1674870594-635.jpeg" xlink:type="simple" xlink:show="embed" xlink:actuate="onLoad" draw:mime-type="image/jpeg"/>
</draw:frame>
The next week will be important on the way to victory, Ukraine is preparing up -to -end events and decisions.</text:p>
      <text:p text:style-name="P4">
According to Ukrinform, President of Ukraine Volodymyr Zelenskyy said this <text:a xlink:type="simple" xlink:href="https://t.me/V_Zelenskiy_official/5718" text:style-name="Internet_20_link" text:visited-style-name="Visited_20_Internet_20_Link">
</text:a>
.</text:p>
      <text:p text:style-name="P4">
“The next week will be especially important for our protection, for our movement of victory. We are already preparing for planned events and decisions. The main thing now is to protect our unity, to take care of our defenders, defenders, to help one and the state, ”Zelensky said.</text:p>
      <text:p text:style-name="P4">
<text:span text:style-name="T5">
Viso: <text:a xlink:type="simple" xlink:href="http://t.me/V_Zelenskiy_official/5718" text:style-name="Internet_20_link" text:visited-style-name="Visited_20_Internet_20_Link">
</text:a>
</text:span>
</text:p>
      <text:p text:style-name="P4">
The President noted that on <text:a xlink:type="simple" xlink:href="https://www.ukrinform.ua/tag-doneccina" text:style-name="Internet_20_link" text:visited-style-name="Visited_20_Internet_20_Link">
</text:a>
The situation remains difficult. Under Avdiivka, Marinka, under Bakhmut "especially hot".</text:p>
      <text:p text:style-name="P4">
“There will be such a day when we say: the last occupier has escaped or killed in the home, in Luhansk region, in Kherson and all over our south. Crimea will be free to be free. Ukraine will return all its, ”he added.</text:p>
      <text:p text:style-name="P4">
<text:span text:style-name="T4">
 Read also: </text:span>
 <text:a xlink:type="simple" xlink:href="https://www.ukrinform.ua/rubric-ato/3690418-zelenskij-rozpoviv-pro-tizden-pozitivnih-novin-dla-zahistu-ukraini.html" text:style-name="Internet_20_link" text:visited-style-name="Visited_20_Internet_20_Link">
</text:a>
As it was reported, the forces of Ukraine from February 24, 2022 were eliminated by a nearly 173 thousand 990 Russian invaders.</text:p>
      <text:p text:style-name="P4">
<text:span text:style-name="T5">
Foto: op</text:span>
</text:p>
      <text:p text:style-name="P4">
News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In Khmelnitsky, he was voted for the transition of the Cathedral of the UOC -MP to the PCCU</text:span>
</text:h>
      <text:p text:style-name="P4">
Authors: Ukrinform (Person)</text:p>
      <text:p text:style-name="P4">
Publisher: Укринформ (Organization)</text:p>
      <text:p text:style-name="P4">
Published Time: 2023-04-02T-40:34:00+03:00</text:p>
      <text:p text:style-name="P4">
Modified Time: 2023-04-02T20:34:00+03:00</text:p>
      <text:p text:style-name="P4">
Description: In Khmelnitsky, participants of the meeting near the Pokrovsky Cathedral of the UOC of the Moscow Patriarchate voted for the transition of the religious community to the PCCU, the temple was sealed. - Ukrinform.</text:p>
      <text:p text:style-name="P4">
Images: ["<text:a xlink:type="simple" xlink:href="https://static.ukrinform.com/photos/2023_04/thumb_files/630_360_1680456139-467.jpg" text:style-name="Internet_20_link" text:visited-style-name="Visited_20_Internet_20_Link">
630_360_16804...</text:a>
"]</text:p>
      <text:p text:style-name="P4">
Tags: ['УПЦ МП', 'Хмельницький', 'Православна церква України']</text:p>
      <text:p text:style-name="P4">
Type: Article</text:p>
      <!--METADATA-->
      <text:p text:style-name="P4">
<draw:frame draw:style-name="fr1" draw:name="Image18" text:anchor-type="as-char" svg:width="6.9236in" svg:height="3.956343in" draw:z-index="0">
<draw:image xlink:href="../Images/yкринформ/2023-04-02T-40-34-00-03-00/630_360_1680456139-467.jpg" xlink:type="simple" xlink:show="embed" xlink:actuate="onLoad" draw:mime-type="image/jpeg"/>
</draw:frame>
Uchmelnitsky participants of the meeting near the Pokrovsky Cathedral of the Upsomoskovsky Patriarchate voted for the transition of the religious community to the PCCU, the temple was sealed.</text:p>
      <text:p text:style-name="P4">
About it in <text:a xlink:type="simple" xlink:href="https://t.me/smolii_ukraine/26210" text:style-name="Internet_20_link" text:visited-style-name="Visited_20_Internet_20_Link">
</text:a>
Anatoly Smoly, the head of NGO "Ukrainian Ukraine", reported, Ukrinform reports.</text:p>
      <text:p text:style-name="P4">
“The situation in Khmelnitsky. The church is now sealed. People who gathered -vote for the transition to the PCC. There are representatives of the PCU on the spot. The community commission was created. The ROC goes behind the ship!”Smoly wrote.</text:p>
      <text:p text:style-name="P4">
Subsequently he <text:a xlink:type="simple" xlink:href="http://t.me/smolii_ukraine/26211" text:style-name="Internet_20_link" text:visited-style-name="Visited_20_Internet_20_Link">
</text:a>
Activists who registered 1235 people near the cathedral. They voted for the church to move to the PCU. The keys to the temple and property must transfer components.</text:p>
      <text:p text:style-name="P4">
Smoly also added that the priests of the UOC -MP left the territory of the temple, instead, journalists came to him.</text:p>
      <text:p text:style-name="P4">
<text:a xlink:type="simple" xlink:href="http://suspilne.media/433218-u-hmelnickomu-progolosuvali-za-perehid-svato-pokrovskogo-kafedralnogo-soboru-upcmp-do-pcu/" text:style-name="Internet_20_link" text:visited-style-name="Visited_20_Internet_20_Link">
</text:a>
With reference to Yuriyasmal, the chairman of the Audit Committee, elected by the locals during the assembly, reported that its members in the temple describe the property. Then it will be closed and the worship service will not be conducted in it.</text:p>
      <text:p text:style-name="P4">
On April 3, the commission representatives will carry documents on re -registration of the religious community into the OVA.</text:p>
      <text:p text:style-name="P4">
<text:span text:style-name="T4">
 Read also: </text:span>
 <text:a xlink:type="simple" xlink:href="https://www.ukrinform.ua/rubric-society/3690620-popri-zaboronu-onufrij-proviv-sluzbu-v-kievopecerskij-lavri.html" text:style-name="Internet_20_link" text:visited-style-name="Visited_20_Internet_20_Link">
</text:a>
As it was reported, in Khmelnitsky near the Pokrovsky Cathedral of the UOC, where the incident with the beating of the military occurred in the morning <text:a xlink:type="simple" xlink:href="https://www.ukrinform.ua/rubric-regions/3690687-u-hmelnickomu-pocalisa-suticki-bila-hramu-de-pobili-vijskovogo-zmi.html" text:style-name="Internet_20_link" text:visited-style-name="Visited_20_Internet_20_Link">
</text:a>
Between the activists of the Tappoders of the UOC MP.</text:p>
      <text:p text:style-name="P4">
The UOC -MP reported that protesters "held their illegal meetings, which were inaccessible to the" meeting of the parish community ", demanding that the temple seal, addressed the law enforcement officers and withdrew the priesthood of the UOC from the territory of the cathedral."</text:p>
      <text:p text:style-name="P4">
Ukrinform appealed to comment on these events in the Khkmelnitsky region, writing a message on Facebook. At the time of publication, the answer has not yet been received.In Khmelnitsky Ova called <text:a xlink:type="simple" xlink:href="https://www.ukrinform.ua/rubric-regions/3690669-u-hmelnickij-ova-zaklikali-zniziti-gradus-naprugi-navkolo-suticki-u-hrami-upc.html" text:style-name="Internet_20_link" text:visited-style-name="Visited_20_Internet_20_Link">
</text:a>
around the clash in the UOC Temple, during which a baptized, and resolve the conflict in a legal way</text:p>
      <text:p text:style-name="P4">
<text:a xlink:type="simple" xlink:href="https://www.ukrinform.ua/rubric-regions/3690605-bijka-u-cerkvi-upc-mp-u-hmelnickomu-policia-vidkrila-spravu.html" text:style-name="Internet_20_link" text:visited-style-name="Visited_20_Internet_20_Link">
</text:a>
With the beating of the military in one sections of the UOC -MP, a deputy of the Khmelnytsky Regional Council Viktorblik was placed on Facebook. The deputy noted that during the conflict, representatives of the police arrived in the church and detained the military under Article 173.</text:p>
      <text:p text:style-name="P4">
According to this fact, investigators of the Khmelnytsky district administration of the SUNP police in the Khmelnitsky region opened proceedings under Article 296 of the Criminal Code of Ukraine - Huliganism. Police are currently finding out all the circumstances of the conflict, interviewing raids and event participants.</text:p>
      <text:p text:style-name="P4">
Mayor of Khmelnitsky Alexander Simchyshyn <text:a xlink:type="simple" xlink:href="https://www.ukrinform.ua/rubric-regions/3690643-pobitta-vijskovogo-u-hrami-mer-hmelnickogo-hoce-abi-rada-zaboronila-upc.html" text:style-name="Internet_20_link" text:visited-style-name="Visited_20_Internet_20_Link">
</text:a>
that the beating of the military Uhram should be an argument for the Verkhovna Rada in order to vote in law. According to him, at an extraordinary session, the Khmelnytsky City City Council will cease the use of the UOC with all land plots in the territory of the community, as well as initiate similar decisions of regional and district councils.</text:p>
      <text:p text:style-name="P4">
Photo: Public Khmelnitsky</text:p>
      <text:p text:style-name="P4">
News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Shakhda is trying to avoid air defense, so they need to be knocked down from machine guns - Naev</text:span>
</text:h>
      <text:p text:style-name="P4">
Authors: Ukrinform (Person)</text:p>
      <text:p text:style-name="P4">
Publisher: Укринформ (Organization)</text:p>
      <text:p text:style-name="P4">
Published Time: 2023-04-02T-42:18:00+03:00</text:p>
      <text:p text:style-name="P4">
Modified Time: 2023-04-02T20:18:00+03:00</text:p>
      <text:p text:style-name="P4">
Description: Commander of the United Armed Forces of Ukraine Lieutenant General Sergey Naev said that a large caliber machine gun must be used to defeat enemy drones of ShahED. - Ukrinform.</text:p>
      <text:p text:style-name="P4">
Images: ["<text:a xlink:type="simple" xlink:href="https://static.ukrinform.com/photos/2023_04/thumb_files/630_360_1680455678-704.jpg" text:style-name="Internet_20_link" text:visited-style-name="Visited_20_Internet_20_Link">
630_360_16804...</text:a>
"]</text:p>
      <text:p text:style-name="P4">
Tags: ['Наєв', 'Війна з росією', 'ППО', 'Дрон-камікадзе']</text:p>
      <text:p text:style-name="P4">
Type: Article</text:p>
      <!--METADATA-->
      <text:p text:style-name="P4">
<draw:frame draw:style-name="fr1" draw:name="Image19" text:anchor-type="as-char" svg:width="6.9236in" svg:height="3.956343in" draw:z-index="0">
<draw:image xlink:href="../Images/yкринформ/2023-04-02T-42-18-00-03-00/630_360_1680455678-704.jpg" xlink:type="simple" xlink:show="embed" xlink:actuate="onLoad" draw:mime-type="image/jpeg"/>
</draw:frame>
The Commander of the Joint Forces of the Armed Forces of Ukraine Lieutenant General Sergey Naivzazayazayauzayauzayauzayauzayauzayauyau that to defeat enemy drones of the Shahed type it is necessary to use library machine guns.</text:p>
      <text:p text:style-name="P4">
According to Ukrinform, the Command of the Joint Forces of the Armed Forces reports in <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they are insufficient goals for their damage to use large caliber machine guns, so that they are effective. Accordingly, they, in order to avoid defeating their tasks, constantly change routes. Sometimes they fly circles, go on one side, fly, then return again. That is, all the time is to avoid our air defense means, "Naev said.</text:p>
      <text:p text:style-name="P4">
According to him, thanks to the international partners and management of the Armed Forces, the saturation of the air defense system is constantly increasing.</text:p>
      <text:p text:style-name="P4">
"We understand that we will not be able to cover every square meter. But we are mingled to place mobile firing groups and anti -aircraft complexes at such appropriate distances, so that you could be able to get and insure each other," Nayev said.</text:p>
      <text:p text:style-name="P4">
<text:span text:style-name="T4">
 Read also: </text:span>
 <text:a xlink:type="simple" xlink:href="https://www.ukrinform.ua/rubric-ato/3689058-sili-oboroni-navcilis-protidiati-zapuskam-sahediv-z-riznih-napramkiv-ignat.html" text:style-name="Internet_20_link" text:visited-style-name="Visited_20_Internet_20_Link">
</text:a>
He also noted that the enemy is trying to choose the time when, in his opinion, Ukrainian defenders should be tired.</text:p>
      <text:p text:style-name="P4">
"Therefore, our anti -aircraft are in constant combat readiness, constantly marked in machines and only on the signal are switched on and transformed into combat room number one. Practice shows that the anti -aircraft will knock down enemy whole day and night, including," Naev added.</text:p>
      <text:p text:style-name="P4">
As reported <text:a xlink:type="simple" xlink:href="https://www.ukrinform.ua/rubric-ato/3690216-zsu-otrimali-se-10-pozaslahovikiv-dla-znisenna-povitranih-cilej-naev.html" text:style-name="Internet_20_link" text:visited-style-name="Visited_20_Internet_20_Link">
</text:a>
, On April 1, the Ukrainian soldiers received another 10 vehicles for the destruction of Russian air purposes.</text:p>
      <text:p text:style-name="P4">
<text:span text:style-name="T5">
Foto: Command of the Joint Forces of the Armed Forces of Ukraine</text:span>
</text:p>
      <text:p text:style-name="P4">
News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Rashism should go through a complete defeat - Zelensky</text:span>
</text:h>
      <text:p text:style-name="P4">
Authors: Ukrinform (Person)</text:p>
      <text:p text:style-name="P4">
Publisher: Укринформ (Organization)</text:p>
      <text:p text:style-name="P4">
Published Time: 2023-04-02T-44:08:00+03:00</text:p>
      <text:p text:style-name="P4">
Modified Time: 2023-04-02T20:08:00+03:00</text:p>
      <text:p text:style-name="P4">
Description: Rashism must go through the complete defeat: military, economic, political and legal.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Донеччина', 'Обстріл',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02T-44-08-00-03-00/630_360_1679682020-565.jpeg" xlink:type="simple" xlink:show="embed" xlink:actuate="onLoad" draw:mime-type="image/jpeg"/>
</draw:frame>
Rashism is over to go through a complete defeat: military, economic, political Tyuridic.</text:p>
      <text:p text:style-name="P4">
President Volodymyr Zelenskyy said this in his evening <text:a xlink:type="simple" xlink:href="https://t.me/V_Zelenskiy_official/5718" text:style-name="Internet_20_link" text:visited-style-name="Visited_20_Internet_20_Link">
</text:a>
, reports Ukrinform.</text:p>
      <text:p text:style-name="P4">
<text:span text:style-name="T5">
Viso: <text:a xlink:type="simple" xlink:href="http://t.me/V_Zelenskiy_official/5718" text:style-name="Internet_20_link" text:visited-style-name="Visited_20_Internet_20_Link">
</text:a>
</text:span>
</text:p>
      <text:p text:style-name="P4">
_ <text:span text:style-name="T4">
 Ukrainians!Ukrainians!</text:span>
 _</text:p>
      <text:p text:style-name="P4">
Today, Russian terrorists again hit the Konstantinovka Donetsk region. Six people are killed by this Russian shelling. Three women, three men. Ordinary people in the ordinary town in the Donbass. My mingers to the relatives and loved ones of the dead ...</text:p>
      <text:p text:style-name="P4">
Another 11 people were injured. Russia applied against Konstantinovka Rakketis-300 and a system of Hurricane.</text:p>
      <text:p text:style-name="P4">
Today, in the morning, Russian terrorists also hit the Konotop district of the Sumy region. Mortar fire. Two dead. My condolences to all relatives, loved ones, all families ...</text:p>
      <text:p text:style-name="P4">
These are just a few examples of tens of beats a day. There is only one way to stop Russian terror, to regain security for all our cities and communities - from Sumy region Donbass, from Kharkiv to Kherson region, from Kyiv to Yalta. And this path is a Victory of Ukraine. There is no other way and will not.</text:p>
      <text:p text:style-name="P4">
The state-zlo, for which it became the norm of beating so from "hurricanes" in residential buildings, launch C-300 in cities, fire ordinary villages, people ... The state-zlo should be broken. In every sense of the word. Rashism should have a full defeat: military, economic, political, legal. The first point is the military. And it will pass.</text:p>
      <text:p text:style-name="P4">
_ ** I thank everyone who is approaching this time!There is a special hot one today!Under Bigorivka, Kreminna and all our other cities, towns and villages of Donbass!Everyone's stability is the sustainability of all Ukraine, helping everyone in a position nearby is helping all Ukraine!</text:p>
      <text:p text:style-name="P4">
And especially I will note the 77th separate airmobile brigade, 67th and 92th individualized brigades, our paratroopers "Eighty", the 5th separate assault bargain ... Thank you guys!</text:p>
      <text:p text:style-name="P4">
Marines of the 35th and 36th Brigades, Artillerymen of the 55th Separate Brigade, 64th and 66-Glocated Cannon Divisions of the 406th Artillery Brigade ... Thank you, warriors!</text:p>
      <text:p text:style-name="P4">
I thank everyone who protects Zaporizhzhya, Kherson region, the direction of Dnipropetrovsk region of Ihakiv, Sumy and Chernihiv region ... to all who protect our border. Whoever saves people from injuries from pain.Today, on April 2, we celebrate the anniversary of the liberation of our Kyiv region of the Vercid army. On April 2, the last collector fled the territory of the Kiev region.</text:p>
      <text:p text:style-name="P4">
There will be such a day when we say: the last occupier has escaped or killed in Nadonechyna, in Luhansk region, in Kherson and all over our south. Crimea will be free to be free. Ukraine will return all its.</text:p>
      <text:p text:style-name="P4">
The next week will be especially important for our protection, for our movement. We are already preparing for planned events and decisions.</text:p>
      <text:p text:style-name="P4">
The main thing now is to protect our unity, to take care of our defenders, defenders, to help each other and the state.</text:p>
      <text:p text:style-name="P4">
_ <text:span text:style-name="T4">
 Glory to all who are in battle for Ukraine now!</text:span>
 _</text:p>
      <text:p text:style-name="P4">
_<text:span text:style-name="T4">
Glory to Ukraine!</text:span>
 _</text:p>
      <text:p text:style-name="P4">
<text:span text:style-name="T5">
Foto: op</text:span>
</text:p>
      <text:p text:style-name="P4">
News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Lila Lila: Real Mislearies "Validolid"</text:span>
</text:h>
      <text:p text:style-name="P4">
Authors: Ukrinform (Person)</text:p>
      <text:p text:style-name="P4">
Publisher: Укринформ (Organization)</text:p>
      <text:p text:style-name="P4">
Published Time: 2023-04-02T-46:05:26+03:00</text:p>
      <text:p text:style-name="P4">
Modified Time: 2023-04-02T20:05:26+03:00</text:p>
      <text:p text:style-name="P4">
Description: "Creamy" are in the second stage in the Spanish Championship. - Ukrinform.</text:p>
      <text:p text:style-name="P4">
Images: ["<text:a xlink:type="simple" xlink:href="https://static.ukrinform.com/photos/2023_04/thumb_files/630_360_1680455044-358.jpg" text:style-name="Internet_20_link" text:visited-style-name="Visited_20_Internet_20_Link">
630_360_16804...</text:a>
"]</text:p>
      <text:p text:style-name="P4">
Tags: ['Футбол', 'Реал Мадрид']</text:p>
      <text:p text:style-name="P4">
Type: Article</text:p>
      <!--METADATA-->
      <text:p text:style-name="P4">
<draw:frame draw:style-name="fr1" draw:name="Image21" text:anchor-type="as-char" svg:width="6.9236in" svg:height="3.956343in" draw:z-index="0">
<draw:image xlink:href="../Images/yкринформ/2023-04-02T-46-05-26-03-00/630_360_1680455044-358.jpg" xlink:type="simple" xlink:show="embed" xlink:actuate="onLoad" draw:mime-type="image/jpeg"/>
</draw:frame>
"Creamy" are in the second stage in the Spanish Championship.</text:p>
      <text:p text:style-name="P4">
Real Madrid on its field won Validolid 6: 0 in the 27th round of Spanish Prymer, Ukrinform reports.</text:p>
      <text:p text:style-name="P4">
In Madrid, Rodrigo, Asensio and Lucas scored benzema three times.</text:p>
      <text:p text:style-name="P4">
Carlo's wards of Acholotti are lagging behind Barcelona on 12 points in the table.</text:p>
      <text:p text:style-name="P4">
<text:span text:style-name="T4">
 Read also: </text:span>
 <text:a xlink:type="simple" xlink:href="https://www.ukrinform.ua/rubric-sports/3690439-barselona-rozgromila-autsajdera-la-ligi-v-elce.html" text:style-name="Internet_20_link" text:visited-style-name="Visited_20_Internet_20_Link">
</text:a>
It was reported that Barcelona heads La Liga, having 71 points after 27 mattresses.</text:p>
      <text:p text:style-name="P4">
Photo: twitter.com/realmadrid</text:p>
      <text:p text:style-name="P4">
News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Nothing left from the mouth": the invader told about the successful operation of the Armed Forces - intercepting</text:span>
</text:h>
      <text:p text:style-name="P4">
Authors: Ukrinform (Person)</text:p>
      <text:p text:style-name="P4">
Publisher: Укринформ (Organization)</text:p>
      <text:p text:style-name="P4">
Published Time: 2023-04-02T-49:56:00+03:00</text:p>
      <text:p text:style-name="P4">
Modified Time: 2023-04-02T19:56:00+03:00</text:p>
      <text:p text:style-name="P4">
Description: The Main Directorate of Intelligence of the Ministry of Defense of Ukraine has published an audio interception of a conversation of the Russian military, where he tells his father that the Ukrainian military destroyed almost the entire mouth. - Ukrinform.</text:p>
      <text:p text:style-name="P4">
Images: ["<text:a xlink:type="simple" xlink:href="https://static.ukrinform.com/photos/2022_06/thumb_files/630_360_1655303738-169.jpg" text:style-name="Internet_20_link" text:visited-style-name="Visited_20_Internet_20_Link">
630_360_16553...</text:a>
"]</text:p>
      <text:p text:style-name="P4">
Tags: ['Перехоплення', 'Розвідка', 'Війна з росією']</text:p>
      <text:p text:style-name="P4">
Type: Article</text:p>
      <!--METADATA-->
      <text:p text:style-name="P4">
<draw:frame draw:style-name="fr1" draw:name="Image22" text:anchor-type="as-char" svg:width="6.9236in" svg:height="3.956343in" draw:z-index="0">
<draw:image xlink:href="../Images/yкринформ/2023-04-02T-49-56-00-03-00/630_360_1655303738-169.jpg" xlink:type="simple" xlink:show="embed" xlink:actuate="onLoad" draw:mime-type="image/jpeg"/>
</draw:frame>
The main administration of intelligence of the Ministry of Defense of Ukraine has published an audio interception of the Russian military, where he tells his father that the Ukrainian Ukrainian had destroyed almost the entire mouth.</text:p>
      <text:p text:style-name="P4">
According to Ukrinform, GUR reports in <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text:span text:style-name="T5">
Аудіо:<text:a xlink:type="simple" xlink:href="https://t.me/DIUkraine/2155" text:style-name="Internet_20_link" text:visited-style-name="Visited_20_Internet_20_Link">
 </text:a>
</text:span>
</text:p>
      <text:p text:style-name="P4">
The invader also informs the father that they are going to refuse if they have to move on.</text:p>
      <text:p text:style-name="P4">
<text:span text:style-name="T4">
 Read also: </text:span>
 <text:a xlink:type="simple" xlink:href="https://www.ukrinform.ua/rubric-ato/3690513-piactvo-e-odnieu-z-osnovnih-pricin-nebojovih-vtrat-u-rosian-britanska-rozvidka.html" text:style-name="Internet_20_link" text:visited-style-name="Visited_20_Internet_20_Link">
</text:a>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 including 560 invaders - for the last.</text:p>
      <text:p text:style-name="P4">
_ Photo illustrative from open sources_</text:p>
      <text:p text:style-name="P4">
News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In St. Petersburg there was an explosion in the cafe of Prigogine, the Tatarsky "War" was killed - the media</text:span>
</text:h>
      <text:p text:style-name="P4">
Authors: Ukrinform (Person)</text:p>
      <text:p text:style-name="P4">
Publisher: Укринформ (Organization)</text:p>
      <text:p text:style-name="P4">
Published Time: 2023-04-02T-51:37:00+03:00</text:p>
      <text:p text:style-name="P4">
Modified Time: 2023-04-02T19:37:00+03:00</text:p>
      <text:p text:style-name="P4">
Description: On the evening of April 2, an explosion during a meeting with Z-Voskok Vladlen Tatarsky in the Vasileostrovsky district of St. Streetbar, which belongs to Yevgeny Prigogine ". - Ukrinform.</text:p>
      <text:p text:style-name="P4">
Images: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Tags: ['Петербург', 'Вибух', 'Загибель', 'росія']</text:p>
      <text:p text:style-name="P4">
Type: Article</text:p>
      <!--METADATA-->
      <text:p text:style-name="P4">
<draw:frame draw:style-name="fr1" draw:name="Image23" text:anchor-type="as-char" svg:width="6.9236in" svg:height="3.956343in" draw:z-index="0">
<draw:image xlink:href="../Images/yкринформ/2023-04-02T-51-37-00-03-00/630_360_1680453135-963.jpg" xlink:type="simple" xlink:show="embed" xlink:actuate="onLoad" draw:mime-type="image/jpeg"/>
</draw:frame>
In the evening, the 2nd in the Vasileostrovsky district of St. Petersburg at the Streetbar Cafe, which is owned by Jungeon, an explosion occurred during a meeting with Z-Voskokor Vladlenomotar.</text:p>
      <text:p text:style-name="P4">
About it reports “<text:a xlink:type="simple" xlink:href="https://meduza.io/feature/2023/04/02/v-peterburge-v-kafe-evgeniya-prigozhina-proizoshel-vzryv-vo-vremya-tvorcheskogo-vechera-voenkora-vladlena-tatarskogo-po-predvaritelnym-dannym-on-pogib" text:style-name="Internet_20_link" text:visited-style-name="Visited_20_Internet_20_Link">
</text:a>
», What is the leading situation.</text:p>
      <text:p text:style-name="P4">
As a result <text:a xlink:type="simple" xlink:href="https://www.ukrinform.ua/tag-vibuh" text:style-name="Internet_20_link" text:visited-style-name="Visited_20_Internet_20_Link">
 </text:a>
One person was killed, and15 were injured. There was no fire for the explosion. "According to preliminary data, Vokfe could explode a gas cylinder," the emergency services of the Russian Federation said.</text:p>
      <text:p text:style-name="P4">
<draw:frame draw:style-name="fr1" draw:name="Image24" text:anchor-type="as-char" svg:width="6.9236in" svg:height="4.32725in" draw:z-index="0">
<draw:image xlink:href="../Images/yкринформ/2023-04-02T-51-37-00-03-00/1680456478-550.jpeg" xlink:type="simple" xlink:show="embed" xlink:actuate="onLoad" draw:mime-type="image/jpeg"/>
</draw:frame>
&gt;
 An explosion occurred in St. Petersburg in the cafe. Russian media reports&gt;
 the death of the famous Russian propagandist Vladlen Tatarsky. <text:a xlink:type="simple" xlink:href="https://t.co/ripsQuubkd" text:style-name="Internet_20_link" text:visited-style-name="Visited_20_Internet_20_Link">
&gt;
</text:a>
&gt;
&gt;
 - Ukrinform(@Ukrinform) <text:a xlink:type="simple" xlink:href="https://twitter.com/UKRINFORM/status/1642560852279586821" text:style-name="Internet_20_link" text:visited-style-name="Visited_20_Internet_20_Link">
&gt;
 </text:a>
The cafe is located on a university embankment, a house of 21B, and belongs to the Wagner PEC, Yevgeny Prigogine. On the weekend of this cafe, the Cyberfront Z Distribution Club is assembled. On April 2, there was a creative evening of "Village" Vladlen Tatarsky.</text:p>
      <text:p text:style-name="P4">
<draw:frame draw:style-name="fr1" draw:name="Image25" text:anchor-type="as-char" svg:width="6.9236in" svg:height="7.725652in" draw:z-index="0">
<draw:image xlink:href="../Images/yкринформ/2023-04-02T-51-37-00-03-00/1680456620-419.png" xlink:type="simple" xlink:show="embed" xlink:actuate="onLoad" draw:mime-type="image/png"/>
</draw:frame>
<text:span text:style-name="T4">
 Read also: </text:span>
 <text:a xlink:type="simple" xlink:href="https://www.ukrinform.ua/rubric-world/3578093-u-rosii-za-nic-pidpalili-se-dva-vijskomati-ta-kilka-administracij.html" text:style-name="Internet_20_link" text:visited-style-name="Visited_20_Internet_20_Link">
</text:a>
“In the Russian Federation begins… Spiders eat each other in a jar. The question "will be an instrument of internal political struggle?" Ukraine of twisted nuts was a matter of time as a breakthrough of a mature abscess. Irreversible processes and turmoil 2.0. And to do our own, ”the presidential office advisor Mikhail Podolyak wrote <text:a xlink:type="simple" xlink:href="https://twitter.com/Podolyak_M/status/1642571186293858304" text:style-name="Internet_20_link" text:visited-style-name="Visited_20_Internet_20_Link">
</text:a>
 .</text:p>
      <text:p text:style-name="P4">
News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In Khmelnitsky there were clashes near the temple of the UOC -MP, where they beat the military</text:span>
</text:h>
      <text:p text:style-name="P4">
Authors: Ukrinform (Person)</text:p>
      <text:p text:style-name="P4">
Publisher: Укринформ (Organization)</text:p>
      <text:p text:style-name="P4">
Published Time: 2023-04-02T-53:18:00+03:00</text:p>
      <text:p text:style-name="P4">
Modified Time: 2023-04-02T19:18:00+03:00</text:p>
      <text:p text:style-name="P4">
Description: In Khmelnitsky near the Pokrovsky Cathedral of the UOC of the Moscow Patriarchate, where in the morning an incident occurred with the beating of the military, clashes began, priests were taken out of the cathedral. - Ukrinform.</text:p>
      <text:p text:style-name="P4">
Images: ["<text:a xlink:type="simple" xlink:href="https://static.ukrinform.com/photos/2023_04/thumb_files/630_360_1680452543-727.jpg" text:style-name="Internet_20_link" text:visited-style-name="Visited_20_Internet_20_Link">
630_360_16804...</text:a>
"]</text:p>
      <text:p text:style-name="P4">
Tags: ['УПЦ МП', 'Хмельницький', 'Сутички']</text:p>
      <text:p text:style-name="P4">
Type: Article</text:p>
      <!--METADATA-->
      <text:p text:style-name="P4">
<draw:frame draw:style-name="fr1" draw:name="Image26" text:anchor-type="as-char" svg:width="6.9236in" svg:height="3.956343in" draw:z-index="0">
<draw:image xlink:href="../Images/yкринформ/2023-04-02T-53-18-00-03-00/630_360_1680452543-727.jpg" xlink:type="simple" xlink:show="embed" xlink:actuate="onLoad" draw:mime-type="image/jpeg"/>
</draw:frame>
Uhmelnitsky near the Pokrovsky Cathedral of the UOC of the Moscow Patriarchate, where the incident with the beating of the military occurred in the morning, the priests began from the cathedral.</text:p>
      <text:p text:style-name="P4">
Video clashes appeared in <text:a xlink:type="simple" xlink:href="http://t.me/khmlv/13879" text:style-name="Internet_20_link" text:visited-style-name="Visited_20_Internet_20_Link">
</text:a>
Khmelnitsky Live, Ukrinform reports.</text:p>
      <text:p text:style-name="P4">
"Under the cathedral began clashes with pop," - a signed video.</text:p>
      <text:p text:style-name="P4">
<text:span text:style-name="T5">
Viso: <text:a xlink:type="simple" xlink:href="https://t.me/zinkevich_igor/5430" text:style-name="Internet_20_link" text:visited-style-name="Visited_20_Internet_20_Link">
</text:a>
</text:span>
</text:p>
      <text:p text:style-name="P4">
Meanwhile the publication <text:a xlink:type="simple" xlink:href="http://ye.ua/syspilstvo/63448_U_Hmelnickomu_pid_soborom_UPC_mp_zibralisya_sotni_lyidey__vimagayit_vibachen_za_pobittya_viyskovogo_(Photo).html" text:style-name="Internet_20_link" text:visited-style-name="Visited_20_Internet_20_Link">
</text:a>
She reported that people who gathered near the temple chanted "Down with Moscow Pope", "Glory to the Heroes", urged calls to move to the Orthodox Church of Ukraine. The protesters demanded that the person who raised the military of the military came to them, explained their act and apologized for their actions.</text:p>
      <text:p text:style-name="P4">
UOC MP in <text:a xlink:type="simple" xlink:href="http://t.me/upc_news/16175" text:style-name="Internet_20_link" text:visited-style-name="Visited_20_Internet_20_Link">
</text:a>
She reported that the protesters "held their illegal meetings, which they called" a meeting of the parish community ", the temple to seize the temple, addressed the law enforcement officers and for chanting the priesthood of the UOC from the territory of the cathedral."</text:p>
      <text:p text:style-name="P4">
Ukrinform appealed to comment on these events in the Khkmelnitsky region, writing a message on Facebook. At the time of publication, the answer has not yet been received.</text:p>
      <text:p text:style-name="P4">
<text:span text:style-name="T4">
 Read also: </text:span>
 <text:a xlink:type="simple" xlink:href="https://www.ukrinform.ua/rubric-society/3690620-popri-zaboronu-onufrij-proviv-sluzbu-v-kievopecerskij-lavri.html" text:style-name="Internet_20_link" text:visited-style-name="Visited_20_Internet_20_Link">
</text:a>
As it was reported, the UOC -MP stated that they were "radical" <text:a xlink:type="simple" xlink:href="https://www.ukrinform.ua/rubric-regions/3690671-v-upc-zaavlaut-pro-sturm-soboru-de-vranci-stavsa-incident-z-pobittam-vijskovogo.html" text:style-name="Internet_20_link" text:visited-style-name="Visited_20_Internet_20_Link">
</text:a>
Pokrovsky Cathedral in Khmelnitsky.</text:p>
      <text:p text:style-name="P4">
In Khmelnitsky Ova <text:a xlink:type="simple" xlink:href="https://www.ukrinform.ua/rubric-regions/3690669-u-hmelnickij-ova-zaklikali-zniziti-gradus-naprugi-navkolo-suticki-u-hrami-upc.html" text:style-name="Internet_20_link" text:visited-style-name="Visited_20_Internet_20_Link">
</text:a>
around the clash in the temple of the UOC -MP, during which a baptized, and resolve the conflict in the legal way</text:p>
      <text:p text:style-name="P4">
<text:a xlink:type="simple" xlink:href="https://www.ukrinform.ua/rubric-regions/3690605-bijka-u-cerkvi-upc-mp-u-hmelnickomu-policia-vidkrila-spravu.html" text:style-name="Internet_20_link" text:visited-style-name="Visited_20_Internet_20_Link">
</text:a>
With the beating of the military in one schools, a deputy of the Khmelnytsky Regional Council Viktor Burlik was placed on Facebook. The deputy noted that during the conflict, police officers arrested the military and detained the military under Article 173.Mayor of Khmelnitsky Alexander Simchyshyn <text:a xlink:type="simple" xlink:href="https://www.ukrinform.ua/rubric-regions/3690643-pobitta-vijskovogo-u-hrami-mer-hmelnickogo-hoce-abi-rada-zaboronila-upc.html" text:style-name="Internet_20_link" text:visited-style-name="Visited_20_Internet_20_Link">
</text:a>
that the beating of the military Uhram should be an argument for the Verkhovna Rada in order to vote in law. According to him, at an extraordinary session, the Khmelnytsky City City Council will cease the use of the UOC with all land plots in the territory of the community, as well as initiate similar decisions of regional and district councils.</text:p>
      <text:p text:style-name="P4">
<text:span text:style-name="T5">
Foto: Alexander Nikitina</text:span>
</text:p>
      <text:p text:style-name="P4">
News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The occupiers have big problems with a set of Crimeans for spring "call" - Chubarov</text:span>
</text:h>
      <text:p text:style-name="P4">
Authors: Ukrinform (Person)</text:p>
      <text:p text:style-name="P4">
Publisher: Укринформ (Organization)</text:p>
      <text:p text:style-name="P4">
Published Time: 2023-04-02T-55:05:00+03:00</text:p>
      <text:p text:style-name="P4">
Modified Time: 2023-04-02T19:05:00+03:00</text:p>
      <text:p text:style-name="P4">
Description: In Crimea, the occupiers will not be able to mobilize the right number of people, as Crimeans are not ready to go to fight against Ukraine. - Ukrinform.</text:p>
      <text:p text:style-name="P4">
Images: ["<text:a xlink:type="simple" xlink:href="https://static.ukrinform.com/photos/2023_02/thumb_files/630_360_1677172562-106.jpg" text:style-name="Internet_20_link" text:visited-style-name="Visited_20_Internet_20_Link">
630_360_16771...</text:a>
"]</text:p>
      <text:p text:style-name="P4">
Tags: ['Чубаров', 'Окупація Криму', 'Призов', 'Війна з росією']</text:p>
      <text:p text:style-name="P4">
Type: Article</text:p>
      <!--METADATA-->
      <text:p text:style-name="P4">
<draw:frame draw:style-name="fr1" draw:name="Image27" text:anchor-type="as-char" svg:width="6.9236in" svg:height="3.956343in" draw:z-index="0">
<draw:image xlink:href="../Images/yкринформ/2023-04-02T-55-05-00-03-00/630_360_1677172562-106.jpg" xlink:type="simple" xlink:show="embed" xlink:actuate="onLoad" draw:mime-type="image/jpeg"/>
</draw:frame>
Crimean houses will not be able to mobilize the right number of people, as the Crimean is ready to go to fight against Ukraine.</text:p>
      <text:p text:style-name="P4">
According to Ukrinform, the head of the Majlis of the Crimean Tatar people Chubarov said on the air of public radio.</text:p>
      <text:p text:style-name="P4">
“We know that the Russian occupation authorities are now experiencing big problems with the understanding of a planned number of people for the spring call, which has begun from yesterday. The fact is that prior to this recruitment troops, in January-February, they carried out work on the total clarification of questionnaires. This suggests that they are aimed at gathering thicifars that are "lowered" by Moscow. But I am convinced that they will not be able to recruit people in <text:a xlink:type="simple" xlink:href="https://www.ukrinform.ua/tag-krim" text:style-name="Internet_20_link" text:visited-style-name="Visited_20_Internet_20_Link">
</text:a>
”, - said Chubarov.</text:p>
      <text:p text:style-name="P4">
According to him, the occupiers will be looking for a contingent for the military company of Storalier. In particular, there is already information about one of these cases in one of the colonies of the Russian Federation in the city on the Volga.</text:p>
      <text:p text:style-name="P4">
“A wave of hidden mobilization has subsided now. However, military enlistment offices work, causing men to clarify data. It keeps people in some tension, so many who left Crimea in September, October, November, and December last year to avoid forced mobilization, do not return to the peninsula. They have come to the lists, ”Chubarov added.</text:p>
      <text:p text:style-name="P4">
<text:span text:style-name="T4">
 Read also: </text:span>
 <text:a xlink:type="simple" xlink:href="https://www.ukrinform.ua/rubric-crimea/3690227-u-krimu-majze-nema-ohocih-vstupiti-do-pvk-cubarov.html" text:style-name="Internet_20_link" text:visited-style-name="Visited_20_Internet_20_Link">
</text:a>
As it was reported, according to Chubarov, in the occupied Crimea, at the initiative of the Mountaulyater Aksenova, is now being created <text:a xlink:type="simple" xlink:href="https://www.ukrinform.ua/rubric-crimea/3688541-aksonov-vikoristovue-dosvid-2014-roku-dla-stvorenna-pvk-u-krimu-cubarov.html" text:style-name="Internet_20_link" text:visited-style-name="Visited_20_Internet_20_Link">
</text:a>
, which is about to name "Livadia".</text:p>
      <text:p text:style-name="P4">
News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Ukrainian Bubir won Bronze on Grand Slam with Judo in Turkey</text:span>
</text:h>
      <text:p text:style-name="P4">
Authors: Ukrinform (Person)</text:p>
      <text:p text:style-name="P4">
Publisher: Укринформ (Organization)</text:p>
      <text:p text:style-name="P4">
Published Time: 2023-04-02T-57:04:00+03:00</text:p>
      <text:p text:style-name="P4">
Modified Time: 2023-04-02T19:04:00+03:00</text:p>
      <text:p text:style-name="P4">
Description: In Antalya (Turkey), the next stage of the international series of Grand Slam with judo has ended. - Ukrinform.</text:p>
      <text:p text:style-name="P4">
Images: ["<text:a xlink:type="simple" xlink:href="https://static.ukrinform.com/photos/2023_04/thumb_files/630_360_1680449173-600.jpg" text:style-name="Internet_20_link" text:visited-style-name="Visited_20_Internet_20_Link">
630_360_16804...</text:a>
"]</text:p>
      <text:p text:style-name="P4">
Tags: ['Дзюдо']</text:p>
      <text:p text:style-name="P4">
Type: Article</text:p>
      <!--METADATA-->
      <text:p text:style-name="P4">
<draw:frame draw:style-name="fr1" draw:name="Image28" text:anchor-type="as-char" svg:width="6.9236in" svg:height="3.956343in" draw:z-index="0">
<draw:image xlink:href="../Images/yкринформ/2023-04-02T-57-04-00-03-00/630_360_1680449173-600.jpg" xlink:type="simple" xlink:show="embed" xlink:actuate="onLoad" draw:mime-type="image/jpeg"/>
</draw:frame>
In Antalya(Turkey)The next stage of the International Grand Slam from judo has ended.</text:p>
      <text:p text:style-name="P4">
The final day of the competition has brought the national team of Ukraine a third medal, reports Ukrinform.</text:p>
      <text:p text:style-name="P4">
Artem Bubir became the bronze medalist in the weight category up to 90 kg.</text:p>
      <text:p text:style-name="P4">
In the fight for the "bronze" the pupil of the Dnieper gave way to Slavic Peter Zilka.</text:p>
      <text:p text:style-name="P4">
<text:span text:style-name="T4">
 Read also: </text:span>
 <text:a xlink:type="simple" xlink:href="https://www.ukrinform.ua/rubric-sports/3690025-ukrainec-halmatov-vigrav-sriblo-na-etapi-serii-grand-slam-iz-dzudo-u-tureccini.html" text:style-name="Internet_20_link" text:visited-style-name="Visited_20_Internet_20_Link">
</text:a>
As reported by Ukrinform, earlier the silver award in Antalya won the halmato(60 kg), Bronze - another representative of the metropolitan school Dzudovladislav Kazimirov(73 kg).</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Note that the next start of judoists is the World Cup that will take place at home(Line up)From May 7 to 14.</text:p>
      <text:p text:style-name="P4">
Photo: Ukrainejudo.com.</text:p>
      <text:p text:style-name="P4">
News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Aviation of Defense Forces per day struck eight blows on Russian invaders</text:span>
</text:h>
      <text:p text:style-name="P4">
Authors: Ukrinform (Person)</text:p>
      <text:p text:style-name="P4">
Publisher: Укринформ (Organization)</text:p>
      <text:p text:style-name="P4">
Published Time: 2023-04-02T-59:01:55+03:00</text:p>
      <text:p text:style-name="P4">
Modified Time: 2023-04-02T19:01:55+03:00</text:p>
      <text:p text:style-name="P4">
Description: The aviation of the Defense Forces of Ukraine per day struck 8 beats on Russian invaders. - Ukrinform.</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ЗСУ', 'Війна з росією']</text:p>
      <text:p text:style-name="P4">
Type: Article</text:p>
      <!--METADATA-->
      <text:p text:style-name="P4">
<draw:frame draw:style-name="fr1" draw:name="Image29" text:anchor-type="as-char" svg:width="6.9236in" svg:height="3.956343in" draw:z-index="0">
<draw:image xlink:href="../Images/yкринформ/2023-04-02T-59-01-55-03-00/630_360_1666798892-927.jpg" xlink:type="simple" xlink:show="embed" xlink:actuate="onLoad" draw:mime-type="image/jpeg"/>
</draw:frame>
Aviation forces of Ukraine's defense per day made 8 beats on Russian invaders.</text:p>
      <text:p text:style-name="P4">
According to Ukrinform, the General Staff of the Armed Forces of Ukraine reported in <text:a xlink:type="simple" xlink:href="http://www.facebook.com/GeneralStaff.ua/posts/pfbid0gCzRisYpJfpPj5WWCbFjYCV5XHGwn4p8Kq319152SqC9XedEGWfuYmGSZ9Sp6f48l" text:style-name="Internet_20_link" text:visited-style-name="Visited_20_Internet_20_Link">
</text:a>
Having published the prompt information as of 18:00 on April 2.</text:p>
      <text:p text:style-name="P4">
"Aviation of defense forces per day made 8 strikes in the areas of concentration of personal staff and military equipment of the occupiers, and units of rocket troops of artillery struck one area of concentration of live force, one control point two other important objects of the enemy," - informed on the General Staff.</text:p>
      <text:p text:style-name="P4">
It is reported that Russian troops have struck 5 missile and 22 deviation strikes during the day, carrying out 42 shelling from the reactive systems of the volley fire of the Ukrainian troops and civilian infrastructure of settlements.</text:p>
      <text:p text:style-name="P4">
The General Staff emphasizes that the probability of rocket and aviation tasks throughout Ukraine remains high, because the enemy continues to ignore the war and customs of war, and continues to apply terror tactics against peaceful population.</text:p>
      <text:p text:style-name="P4">
On Sunday, April 2, Russian invaders made two rocket strokes and conducted a massive shelling of rocket launchers in the central part of Konstantinovka of Donetsk region. As a result of criminal acts, the invaders were agitated and injured by civilians, damage were damaged by kindergarten, high -rise buildings and private residential buildings.</text:p>
      <text:p text:style-name="P4">
The enemy continues to focus on the main efforts on the offensive actions of Nalimansk, Bakhmut, Avdiiv and Mariinsky directions. The epicenteric actions remain the settlements of Bakhmut, Avdiivka and Marinka. "Due to the heroism and professionalism of our warriors, skillful and coordinated actions, efficient use of maneuver, during this day the units of the forces of defense of Ukraine repelled more than 50 enemy attacks," the statement said.</text:p>
      <text:p text:style-name="P4">
At _ <text:span text:style-name="T4">
 Volyn, Polissya, Siversky and Slobozhansky directions </text:span>
 _operative situation without significant changes.</text:p>
      <text:p text:style-name="P4">
During the day, the enemy fired at the settlements Volfine, Basivka, Ryasne and Mezenivka of Sumy region, as well as veterinary, Gatyshche, Velikovishka and well in Kharkiv region.</text:p>
      <text:p text:style-name="P4">
On the _ <text:span text:style-name="T4">
 Kupyansk direction </text:span>
 _ enemy shelling was killed, two -year, Western, Masyutivka, starch Kharkiv region and Novoselovsk -Luhansk.On _ <text:span text:style-name="T4">
 Bakhmut direction </text:span>
 _ the enemy does not stop storming Bakhmut. However, Ukrainian defenders courageously hold the city, reflect numerous attacks. During the day, the Russians conducted unsuccessful offensive actions of the Vavana Donetsk region. They fired at Vasyukivka, Orikhovo-Vasylivka, Grigorivka, Bogdanivka, Bakhmut, Ivanivske, Yar and New York Donetsk region.</text:p>
      <text:p text:style-name="P4">
<text:span text:style-name="T4">
 Read also: </text:span>
 <text:a xlink:type="simple" xlink:href="https://www.ukrinform.ua/rubric-ato/3690678-malar-pro-bahmut-vorog-namagaetsa-zadiati-ne-lise-vagnerivciv-a-j-desantnikiv.html" text:style-name="Internet_20_link" text:visited-style-name="Visited_20_Internet_20_Link">
</text:a>
On _ <text:span text:style-name="T4">
 Avdiiv and Mariinsky directions </text:span>
 _ Russian invaders of great action in the areas of Avdiivka, Pervomaisky and Marinka, there was a lot of success. The settlements of Avdiivka, Orlovka, Tonhenko, Netaylovo, Krasnogorivka and Marinka, Donetsk region were fired.</text:p>
      <text:p text:style-name="P4">
At _ <text:span text:style-name="T4">
 the mineral direction </text:span>
 _ during the day the enemy fired at Victory, Novomikhailivka, Village, Prychistivka and Veliky Novosilka of Donetsk region.</text:p>
      <text:p text:style-name="P4">
At _ <text:span text:style-name="T4">
 Zaporizhzhya and Kherson directions </text:span>
 _ the invaders of active action were not performed, improved defense borders and positions. Fired, in particular, Novopil in Donetsk region; Olgivske, Red, Gulyaipole, Belogorya, Novoandriivka, Zaporizhzhya region, as well as Dudchans, Zmiivka, Berislav, Vesele, Mykolaivka, Burguna, Antonivka of Kherson region and Kherson.</text:p>
      <text:p text:style-name="P4">
<text:span text:style-name="T4">
 Read also: </text:span>
 <text:a xlink:type="simple" xlink:href="https://www.ukrinform.ua/rubric-ato/3690675-rosiani-hocut-vbiti-kolaborantiv-vihodaci-z-vasilivki-fedorov.html" text:style-name="Internet_20_link" text:visited-style-name="Visited_20_Internet_20_Link">
</text:a>
The General Staff notes that Russian invaders continue to suffer.</text:p>
      <text:p text:style-name="P4">
“For their replenishment, in the military units of the Armed Forces of the Russian Federation, which are stationed in the temporarily occupied territory of the Autonomous Republic <text:a xlink:type="simple" xlink:href="https://www.ukrinform.ua/tag-krim" text:style-name="Internet_20_link" text:visited-style-name="Visited_20_Internet_20_Link">
</text:a>
, actively carry out measures of understanding of conscripts. Tell young people about the need to sign contracts with morph and participation in hostilities in the territory of Ukraine, ”the message reads.</text:p>
      <text:p text:style-name="P4">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About 174 thousand 550 Russian military, including 560 invaders - in the last day.</text:p>
      <text:p text:style-name="P4">
News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Painter - about Bakhmut: the enemy tries not only to "Wagner" but also the paratroopers</text:span>
</text:h>
      <text:p text:style-name="P4">
Authors: Ukrinform (Person)</text:p>
      <text:p text:style-name="P4">
Publisher: Укринформ (Organization)</text:p>
      <text:p text:style-name="P4">
Published Time: 2023-04-02T-62:58:00+03:00</text:p>
      <text:p text:style-name="P4">
Modified Time: 2023-04-02T18:58:00+03:00</text:p>
      <text:p text:style-name="P4">
Description: The situation in the city of Bakhmut, Donetsk region remains very tense, the forces of Ukraine's defense have to stop the promotion of the Russian army in difficult conditions. - Ukrinform.</text:p>
      <text:p text:style-name="P4">
Images: ["<text:a xlink:type="simple" xlink:href="https://static.ukrinform.com/photos/2022_11/thumb_files/630_360_1668083138-704.jpg" text:style-name="Internet_20_link" text:visited-style-name="Visited_20_Internet_20_Link">
630_360_16680...</text:a>
"]</text:p>
      <text:p text:style-name="P4">
Tags: ['Бахмут', 'Десантники', 'Війна з росією', 'Ганна Маляр']</text:p>
      <text:p text:style-name="P4">
Type: Article</text:p>
      <!--METADATA-->
      <text:p text:style-name="P4">
<draw:frame draw:style-name="fr1" draw:name="Image30" text:anchor-type="as-char" svg:width="6.9236in" svg:height="3.956343in" draw:z-index="0">
<draw:image xlink:href="../Images/yкринформ/2023-04-02T-62-58-00-03-00/630_360_1668083138-704.jpg" xlink:type="simple" xlink:show="embed" xlink:actuate="onLoad" draw:mime-type="image/jpeg"/>
</draw:frame>
The situation of Bakhmut, Donetsk region, remains very tense, the forces of defense Ukraine have to stop the advancement of the Russian army in difficult conditions.</text:p>
      <text:p text:style-name="P4">
According to Ukrinform, the Deputy Minister of Defense of Ukraine Anna Malyar reported in <text:a xlink:type="simple" xlink:href="https://t.me/annamaliar/610" text:style-name="Internet_20_link" text:visited-style-name="Visited_20_Internet_20_Link">
</text:a>
.</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The enemy is not stopped by excessively high losses of the enemy. Decisions are made emotionally, "she said.</text:p>
      <text:p text:style-name="P4">
The forces of Ukraine's defense have to stop the progress of the opponent under difficult conditions.</text:p>
      <text:p text:style-name="P4">
The painter noted that every Ukrainian military decision and every step is weighted. The Command of the Operational Strategic Grouping of the Khortytsa troops works in the war zone and fully possesses the operational situation on the spot.</text:p>
      <text:p text:style-name="P4">
<text:span text:style-name="T4">
 Read also: </text:span>
 <text:a xlink:type="simple" xlink:href="https://www.ukrinform.ua/rubric-ato/3690042-najzapeklisi-boi-tocatsa-za-bilogorivku-bahmut-avdiivku-ta-marinku.html" text:style-name="Internet_20_link" text:visited-style-name="Visited_20_Internet_20_Link">
</text:a>
The Deputy Minister of Defense added that the response to the current situation is competently given, taking into account all the circumstances, tasks and principles.</text:p>
      <text:p text:style-name="P4">
As reported <text:a xlink:type="simple" xlink:href="https://www.ukrinform.ua/rubric-ato/3690238-ukrainski-vijska-vidnovili-pozicii-v-rajoni-bahmuta-isw.html" text:style-name="Internet_20_link" text:visited-style-name="Visited_20_Internet_20_Link">
</text:a>
According to the Institute of War, as of March 31, Ukrainian troops restored the position of Bakhmut.</text:p>
      <text:p text:style-name="P4">
News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Journalists noticed Novinsky in Zurich - served in the Russian Church</text:span>
</text:h>
      <text:p text:style-name="P4">
Authors: Ukrinform (Person)</text:p>
      <text:p text:style-name="P4">
Publisher: Укринформ (Organization)</text:p>
      <text:p text:style-name="P4">
Published Time: 2023-04-02T-64:47:00+03:00</text:p>
      <text:p text:style-name="P4">
Modified Time: 2023-04-02T18:47:00+03:00</text:p>
      <text:p text:style-name="P4">
Description: On April 2, Vadim Novinsky served on April 2 in the largest Russian Orthodox Church, Zurich on April 2. - Ukrinform.</text:p>
      <text:p text:style-name="P4">
Images: ["<text:a xlink:type="simple" xlink:href="https://static.ukrinform.com/photos/2023_04/thumb_files/630_360_1680450082-764.png" text:style-name="Internet_20_link" text:visited-style-name="Visited_20_Internet_20_Link">
630_360_16804...</text:a>
"]</text:p>
      <text:p text:style-name="P4">
Tags: ['Церква', 'Німеччина', 'Новинський']</text:p>
      <text:p text:style-name="P4">
Type: Article</text:p>
      <!--METADATA-->
      <text:p text:style-name="P4">
<draw:frame draw:style-name="fr1" draw:name="Image31" text:anchor-type="as-char" svg:width="6.9236in" svg:height="3.956343in" draw:z-index="0">
<draw:image xlink:href="../Images/yкринформ/2023-04-02T-64-47-00-03-00/630_360_1680450082-764.png" xlink:type="simple" xlink:show="embed" xlink:actuate="onLoad" draw:mime-type="image/png"/>
</draw:frame>
On April 2, a businessman and a former MP, Vadim Novinsky, served in the largest Russian Orthodox Church of Zurich.</text:p>
      <text:p text:style-name="P4">
As Ukrinform reports, it reports <text:a xlink:type="simple" xlink:href="https://www.radiosvoboda.org/a/news-nivynskyi-tsiuryh-nedilna-sluzhba/32345997.html" text:style-name="Internet_20_link" text:visited-style-name="Visited_20_Internet_20_Link">
</text:a>
It is about the "Temple of Resurrection of Christ" in the center of Zurich, who consecrated the head of the Russian Orthodox Church Cyril(The Gundya)December 15, 2002.</text:p>
      <text:p text:style-name="P4">
Novinsky said that now he did not live anywhere, but came to Switzerland with <text:a xlink:type="simple" xlink:href="https://www.ukrinform.ua/tag-nimeccina" text:style-name="Internet_20_link" text:visited-style-name="Visited_20_Internet_20_Link">
</text:a>
. Return to Ukraine to support the governor of the Kiev-Pechersk Lavra Metropolitan of the UOC(MP)Paul, now plans, because, according to him, he has been held criminal cases.</text:p>
      <text:p text:style-name="P4">
When asked what he is doing, Novinsky replied that he was "working in Ukraine".</text:p>
      <text:p text:style-name="P4">
At the same time, Novinsky stated that the events in the Kiev-Pechersk Lavra, the contract of which from the UOC of the UOC(MP)The end, "based on lies and manipulations", accusing the Security Service of Ukraine for their involvement.</text:p>
      <text:p text:style-name="P4">
"There are searches in monasteries, evidence is tossed, facts are faded, the references are based.</text:p>
      <text:p text:style-name="P4">
<text:span text:style-name="T4">
 Read also: </text:span>
 <text:a xlink:type="simple" xlink:href="https://www.ukrinform.ua/rubric-society/3690250-pidozra-mitropolitu-upc-mp-pavlu-u-sbu-rozkrili-detali.html" text:style-name="Internet_20_link" text:visited-style-name="Visited_20_Internet_20_Link">
</text:a>
He also expressed the opinion that the UOC(MP)She lost the right to use Lavra because she "did not go to the conditions" made by the state.</text:p>
      <text:p text:style-name="P4">
"In fact, the church has already won. It did not make it under power, did not go to Naumov, and the conditions were exhibited by the state. The state wanted to go to the name with a split structure under the name of the PCU and handed over all the laurels and monasteries accordingly," he said.</text:p>
      <text:p text:style-name="P4">
As reported by Ukrinform, in July 2022 <text:a xlink:type="simple" xlink:href="https://www.ukrinform.ua/rubric-polytics/3524796-rada-zabrala-mandat-u-novinskogo.html" text:style-name="Internet_20_link" text:visited-style-name="Visited_20_Internet_20_Link">
</text:a>
People's Deputy Vadim Novinsky.</text:p>
      <text:p text:style-name="P4">
News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Ukraine demands from Russia to return 4 396 orphans who were illegally taken out</text:span>
</text:h>
      <text:p text:style-name="P4">
Authors: Ukrinform (Person)</text:p>
      <text:p text:style-name="P4">
Publisher: Укринформ (Organization)</text:p>
      <text:p text:style-name="P4">
Published Time: 2023-04-02T-69:32:00+03:00</text:p>
      <text:p text:style-name="P4">
Modified Time: 2023-04-02T18:32:00+03:00</text:p>
      <text:p text:style-name="P4">
Description: It is known about 4396 orphans who were illegally taken to the territory of Russia or temporarily occupied territory, and Ukraine demands to return them and handed over to Russia the name of these children. - Ukrinform.</text:p>
      <text:p text:style-name="P4">
Images: ["<text:a xlink:type="simple" xlink:href="https://static.ukrinform.com/photos/2023_04/thumb_files/630_360_1680443089-448.jpg" text:style-name="Internet_20_link" text:visited-style-name="Visited_20_Internet_20_Link">
630_360_16804...</text:a>
"]</text:p>
      <text:p text:style-name="P4">
Tags: ['Депортація', 'Діти', 'росія', 'Верещук']</text:p>
      <text:p text:style-name="P4">
Type: Article</text:p>
      <!--METADATA-->
      <text:p text:style-name="P4">
<draw:frame draw:style-name="fr1" draw:name="Image32" text:anchor-type="as-char" svg:width="6.9236in" svg:height="3.956343in" draw:z-index="0">
<draw:image xlink:href="../Images/yкринформ/2023-04-02T-69-32-00-03-00/630_360_1680443089-448.jpg" xlink:type="simple" xlink:show="embed" xlink:actuate="onLoad" draw:mime-type="image/jpeg"/>
</draw:frame>
About 4396 orphans who have been illegally taken to Russia or the occupied territory, and Ukraine demands to return them and transmit the name of these children.</text:p>
      <text:p text:style-name="P4">
Viceremier-Minister-Minister of Independent of Reintegration of the Temporarily Occupied Territories of Ukraine Irina Vereshchuk said this during a briefing in Zaporizhzhya, Ukrinform correspondent reports.</text:p>
      <text:p text:style-name="P4">
"We know how many orphans generally(statutory)exported. There is an understanding of 4396 children who were taken out by the occupiers to the territory of Russia and Tot. This is a matter of the presidential priority. An international coalition is created to form a stable platform that will be all available tools(Through a state -of -the -art, other means using the UN platform, OSCE and other international sites)To press on Russia for the sake of returning our children, "Vereshchuk said.</text:p>
      <text:p text:style-name="P4">
According to her, it is about orphans who <text:a xlink:type="simple" xlink:href="https://www.ukrinform.ua/tag-rosia" text:style-name="Internet_20_link" text:visited-style-name="Visited_20_Internet_20_Link">
</text:a>
intentionally calls evacuated.</text:p>
      <text:p text:style-name="P4">
"It is not so. They committed a crime, an act of genocide against Ukrainian children and we record it. We have turned to Russia with written roll-call list of orphans we demand to return, we indicated 4396 names of our children. Among them are children, of course And from the Zaporizhzhya region. Everyone needs to be returned, "she added.</text:p>
      <text:p text:style-name="P4">
The official noted that Ukraine is ready to take children in any EU country, where Russia will hand them, as well as at the border with Russia.</text:p>
      <text:p text:style-name="P4">
"Through UNICEF or the International Committee of the Red Cross, other international organizations, we are ready to leave and pick up our children. We minute that all the children are returned," she added.</text:p>
      <text:p text:style-name="P4">
<text:span text:style-name="T4">
 Read also: </text:span>
 <text:a xlink:type="simple" xlink:href="https://www.ukrinform.ua/rubric-regions/3690654-u-zaporizkij-oblasti-pid-obstrilami-zivut-34-ditini-veresuk.html" text:style-name="Internet_20_link" text:visited-style-name="Visited_20_Internet_20_Link">
</text:a>
It was reported that Viceremier-Minister-Minister of Reintegration of the Occupied Territories Irina Vereshchuk, together with her team on Sunday, is in Zaporozhye on a working trip.</text:p>
      <text:p text:style-name="P4">
News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In the UOC MP declare the assault of the cathedral where they beat the military</text:span>
</text:h>
      <text:p text:style-name="P4">
Authors: Ukrinform (Person)</text:p>
      <text:p text:style-name="P4">
Publisher: Укринформ (Organization)</text:p>
      <text:p text:style-name="P4">
Published Time: 2023-04-02T-71:24:00+03:00</text:p>
      <text:p text:style-name="P4">
Modified Time: 2023-04-02T18:24:00+03:00</text:p>
      <text:p text:style-name="P4">
Description: The UOC -MP declared the storm of the "radicals" of the Pokrovsky Cathedral, where the incident with the beating of the military occurred in the morning. - Ukrinform.</text:p>
      <text:p text:style-name="P4">
Images: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Tags: ['Церква', 'Штурм', 'УПЦ МП', 'Православна церква України']</text:p>
      <text:p text:style-name="P4">
Type: Article</text:p>
      <!--METADATA-->
      <text:p text:style-name="P4">
<draw:frame draw:style-name="fr1" draw:name="Image33" text:anchor-type="as-char" svg:width="6.9236in" svg:height="3.956343in" draw:z-index="0">
<draw:image xlink:href="../Images/yкринформ/2023-04-02T-71-24-00-03-00/630_360_1680449344-983.jpg" xlink:type="simple" xlink:show="embed" xlink:actuate="onLoad" draw:mime-type="image/jpeg"/>
</draw:frame>
In the UOC, the Ip was storming the "radicals" of the Pokrovsky Cathedral, where the incident with the beating of the military.</text:p>
      <text:p text:style-name="P4">
About it in <text:a xlink:type="simple" xlink:href="https://t.me/upc_news/16172" text:style-name="Internet_20_link" text:visited-style-name="Visited_20_Internet_20_Link">
</text:a>
The Ukrainian Orthodox Church reports, Ukrinform reports.</text:p>
      <text:p text:style-name="P4">
“Right now there is a storm of the Pokrovsky Cathedral of the UOC Uhmelnitsky. After the provocation, which was arranged by the local official, the Crowd Cathedral came to the Cathedral. About 50 supporters “<text:a xlink:type="simple" xlink:href="https://www.ukrinform.ua/tag-pravoslavna-cerkva-ukraini" text:style-name="Internet_20_link" text:visited-style-name="Visited_20_Internet_20_Link">
</text:a>
"But the radicals have already flowed into the territory near the temple," - the message reads.</text:p>
      <text:p text:style-name="P4">
<draw:frame draw:style-name="fr1" draw:name="Image34" text:anchor-type="as-char" svg:width="6.9236in" svg:height="5.1927in" draw:z-index="0">
<draw:image xlink:href="../Images/yкринформ/2023-04-02T-71-24-00-03-00/1680449369-724.png" xlink:type="simple" xlink:show="embed" xlink:actuate="onLoad" draw:mime-type="image/png"/>
</draw:frame>
</text:p>
      <text:p text:style-name="P4">
<draw:frame draw:style-name="fr1" draw:name="Image35" text:anchor-type="as-char" svg:width="6.9236in" svg:height="5.198195in" draw:z-index="0">
<draw:image xlink:href="../Images/yкринформ/2023-04-02T-71-24-00-03-00/1680449808-591.png" xlink:type="simple" xlink:show="embed" xlink:actuate="onLoad" draw:mime-type="image/png"/>
</draw:frame>
At the same time <text:a xlink:type="simple" xlink:href="https://hromadske.ua/posts/u-hmelnickomu-zibralas-akciya-pid-hramom-upc-mp-v-ova-zaklikali-zniziti-gradus-naprugi" text:style-name="Internet_20_link" text:visited-style-name="Visited_20_Internet_20_Link">
</text:a>
From the scene reports about 500 people who gathered for an action under the temple of the Ukrainian Orthodox Church of the Moscow Patriarchate after beating the military. It is assumed that there were patrols at the entrance, there are tens of police among the crowd. There are also 20 soldiers, including the brigade, where the military is served.</text:p>
      <text:p text:style-name="P4">
<draw:frame draw:style-name="fr1" draw:name="Image36" text:anchor-type="as-char" svg:width="6.9236in" svg:height="5.1927in" draw:z-index="0">
<draw:image xlink:href="../Images/yкринформ/2023-04-02T-71-24-00-03-00/1680449370-417.png" xlink:type="simple" xlink:show="embed" xlink:actuate="onLoad" draw:mime-type="image/png"/>
</draw:frame>
&gt;
 In Khmelnitsky, local activist Dmitry Gutsalyuk stated that today the community voting about the transition of the temple to the PCU [&gt;
] should take place today.(https://t.co/E36MZruSDk) <text:a xlink:type="simple" xlink:href="https://t.co/tF1v1tS5UI" text:style-name="Internet_20_link" text:visited-style-name="Visited_20_Internet_20_Link">
 </text:a>
Public(@Hhmskoaa) <text:a xlink:type="simple" xlink:href="https://twitter.com/HromadskeUA/status/1642545066509041664" text:style-name="Internet_20_link" text:visited-style-name="Visited_20_Internet_20_Link">
&gt;
 </text:a>
</text:p>
      <text:p text:style-name="P4">
<draw:frame draw:style-name="fr1" draw:name="Image37" text:anchor-type="as-char" svg:width="6.9236in" svg:height="5.198195in" draw:z-index="0">
<draw:image xlink:href="../Images/yкринформ/2023-04-02T-71-24-00-03-00/1680449810-691.jpg" xlink:type="simple" xlink:show="embed" xlink:actuate="onLoad" draw:mime-type="image/jpeg"/>
</draw:frame>
As reported, <text:a xlink:type="simple" xlink:href="https://www.ukrinform.ua/rubric-ato/3690669-u-hmelnickij-ova-zaklikali-zniziti-gradus-naprugi-navkolo-suticki-u-hrami-upc.html" text:style-name="Internet_20_link" text:visited-style-name="Visited_20_Internet_20_Link">
</text:a>
around the clash in the temple of the UOC -MP, during which a baptized, and resolve the conflict in the legal way</text:p>
      <text:p text:style-name="P4">
<draw:frame draw:style-name="fr1" draw:name="Image38" text:anchor-type="as-char" svg:width="6.9236in" svg:height="3.901394in" draw:z-index="0">
<draw:image xlink:href="../Images/yкринформ/2023-04-02T-71-24-00-03-00/1680449811-219.png" xlink:type="simple" xlink:show="embed" xlink:actuate="onLoad" draw:mime-type="image/png"/>
</draw:frame>
</text:p>
      <text:p text:style-name="P4">
<draw:frame draw:style-name="fr1" draw:name="Image39" text:anchor-type="as-char" svg:width="6.9236in" svg:height="3.901394in" draw:z-index="0">
<draw:image xlink:href="../Images/yкринформ/2023-04-02T-71-24-00-03-00/1680449810-214.png" xlink:type="simple" xlink:show="embed" xlink:actuate="onLoad" draw:mime-type="image/png"/>
</draw:frame>
&gt;
 About&gt;
 500 people gathered in Khmelnitsky near the UOC -MP Temple, where the military was beaten. There are dozens of police among the crowd. People broke the gate, went&gt;
 into the territory of the temple and exclaim: "Down with Moscow Pop" <text:a xlink:type="simple" xlink:href="https://t.co/JkoHESVEZQ" text:style-name="Internet_20_link" text:visited-style-name="Visited_20_Internet_20_Link">
&gt;
</text:a>
Public(@Hhmskoaa) <text:a xlink:type="simple" xlink:href="https://twitter.com/HromadskeUA/status/1642540490573619200" text:style-name="Internet_20_link" text:visited-style-name="Visited_20_Internet_20_Link">
&gt;
 </text:a>
</text:p>
      <text:p text:style-name="P4">
According to this fact, investigators of the Khmelnytskyi district management of the SUNP police in the Khmelnytskyi region <text:a xlink:type="simple" xlink:href="https://www.ukrinform.ua/rubric-regions/3690605-bijka-u-cerkvi-upc-mp-u-hmelnickomu-policia-vidkrila-spravu.html" text:style-name="Internet_20_link" text:visited-style-name="Visited_20_Internet_20_Link">
</text:a>
Under Article 296 of the Criminal Code of Ukraine - hooliganism. Police are currently finding out all the conflicts, interviewing witnesses and participants in the event.</text:p>
      <text:p text:style-name="P4">
<text:span text:style-name="T4">
 Read also: </text:span>
 <text:a xlink:type="simple" xlink:href="https://www.ukrinform.ua/rubric-society/3690441-kabmin-dav-vidpovid-na-peticiu-iz-zaklikom-ne-zaboronati-upc-mp.html" text:style-name="Internet_20_link" text:visited-style-name="Visited_20_Internet_20_Link">
</text:a>
Khmelnytsky Mayor Alexander Simchyshyn noted that the beating in the temple should become an argument for the Verkhovna Rada in order to vote a lawlessness on the ban on the UOC. According to him, at the extraordinary sessions, the city council will cease the use of the UOC to all land plots of the community, as well as initiate similar decisions of the regional Tarionic Councils.</text:p>
      <text:p text:style-name="P4">
In <text:a xlink:type="simple" xlink:href="https://t.me/khm_upc/3365" text:style-name="Internet_20_link" text:visited-style-name="Visited_20_Internet_20_Link">
</text:a>
They called the beating provocation and did not recognize the guilt. "In Khmelnitsk, after the calls of a local deputy, a man, dressed in military uniform, staged a provocation directly during the time of the Liturgy," - said in the UOC MP.</text:p>
      <text:p text:style-name="P4">
It is argued that the man was attacked on the clergyman of the Holy Pokoffedral Cathedral of Khmelnytsky, disrupted worship, poured and damaged the celebrated Gospel in the presence of more than 100 parishioners.</text:p>
      <text:p text:style-name="P4">
<text:span text:style-name="T5">
Foto: hromadske.ua</text:span>
</text:p>
      <text:p text:style-name="P4">
News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In Russia, the suspect was detained in the murder of Tatarsky War - Media</text:span>
</text:h>
      <text:p text:style-name="P4">
Authors: Ukrinform (Person)</text:p>
      <text:p text:style-name="P4">
Publisher: Укринформ (Organization)</text:p>
      <text:p text:style-name="P4">
Published Time: 2023-04-02T-7:58:00+03:00</text:p>
      <text:p text:style-name="P4">
Modified Time: 2023-04-02T23:58:00+03:00</text:p>
      <text:p text:style-name="P4">
Description: On suspicion of the murder of the Russian "military" Vladlen Tatarsky, a resident of St. Petersburg Dari Trepov was detained. - Ukrinform.</text:p>
      <text:p text:style-name="P4">
Images: ["<text:a xlink:type="simple" xlink:href="https://static.ukrinform.com/photos/2023_04/thumb_files/630_360_1680453135-963.jpg" text:style-name="Internet_20_link" text:visited-style-name="Visited_20_Internet_20_Link">
630_360_16804...</text:a>
"]</text:p>
      <text:p text:style-name="P4">
Tags: ['Вибух', 'росія', 'Вбивство', 'Затримання']</text:p>
      <text:p text:style-name="P4">
Type: Article</text:p>
      <!--METADATA-->
      <text:p text:style-name="P4">
<draw:frame draw:style-name="fr1" draw:name="Image40" text:anchor-type="as-char" svg:width="6.9236in" svg:height="3.956343in" draw:z-index="0">
<draw:image xlink:href="../Images/yкринформ/2023-04-02T-7-58-00-03-00/630_360_1680453135-963.jpg" xlink:type="simple" xlink:show="embed" xlink:actuate="onLoad" draw:mime-type="image/jpeg"/>
</draw:frame>
Suspect in the murder of the Russian "military" Vladlen Tatarsky, a delayed living officer of St. Petersburg Dari Trepov.</text:p>
      <text:p text:style-name="P4">
As Ukrinform reports, it reports <text:a xlink:type="simple" xlink:href="https://www.interfax-russia.ru/northwest/news/podozrevaemaya-v-ubiystve-voenkora-tatarskogo-zaderzhana" text:style-name="Internet_20_link" text:visited-style-name="Visited_20_Internet_20_Link">
</text:a>
.</text:p>
      <text:p text:style-name="P4">
"On suspicion of the murder of Tatar was detained by Darri Trepov, in 1997, she was taken to the investigator, said the agency's interlocutor. In words, the investigation has reason to believe that Trepova brought to a caferobic with a bust of Tatar, in which an explosive device was mounted, ” -he will be in the message.</text:p>
      <text:p text:style-name="P4">
With reference to the Ministry of Health of the Russian Federation it is noted that from <text:a xlink:type="simple" xlink:href="https://www.ukrinform.ua/tag-vibuh" text:style-name="Internet_20_link" text:visited-style-name="Visited_20_Internet_20_Link">
</text:a>
25 people were injured, 24 of them were hospitalized.</text:p>
      <text:p text:style-name="P4">
On this fact, the Investigative Committee of Russia opened a criminal case under the article of the in general way.</text:p>
      <text:p text:style-name="P4">
As specifies <text:a xlink:type="simple" xlink:href="https://t.me/s/nexta_live" text:style-name="Internet_20_link" text:visited-style-name="Visited_20_Internet_20_Link">
</text:a>
, Roszma reported that it was treated on February 24 at an anti -war rally. "There was a trial under a standard mental article," the post indicates.</text:p>
      <text:p text:style-name="P4">
<text:span text:style-name="T4">
 Read also: </text:span>
 <text:a xlink:type="simple" xlink:href="https://www.ukrinform.ua/rubric-world/3690708-bombu-zaklali-u-podarovanij-voenkoru-tatarskomu-pozolocenij-bust.html" text:style-name="Internet_20_link" text:visited-style-name="Visited_20_Internet_20_Link">
</text:a>
We will remind, in the evening of April 2 in the Vasileostrovsky district of St. Petersburg in the cafe "Streetbar", which belongs to Yevgeny Prigogine, <text:a xlink:type="simple" xlink:href="https://www.ukrinform.ua/rubric-world/3690689-u-peterburzi-stavsa-vibuh-u-kafe-prigozina-zaginuv-voenkor-tatarskij.html" text:style-name="Internet_20_link" text:visited-style-name="Visited_20_Internet_20_Link">
</text:a>
. The explosion was propagandist.</text:p>
      <text:p text:style-name="P4">
News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Pope blessed the caravan of peace that went to Ukraine</text:span>
</text:h>
      <text:p text:style-name="P4">
Authors: Ukrinform (Person)</text:p>
      <text:p text:style-name="P4">
Publisher: Укринформ (Organization)</text:p>
      <text:p text:style-name="P4">
Published Time: 2023-04-02T-80:59:00+03:00</text:p>
      <text:p text:style-name="P4">
Modified Time: 2023-04-02T17:59:00+03:00</text:p>
      <text:p text:style-name="P4">
Description: Pope Francis congratulated all those present and believers around the world at celebrating Palm Sunday and asked everyone to unite in prayers for peace, remembering Ukraine. - Ukrinform.</text:p>
      <text:p text:style-name="P4">
Images: ["<text:a xlink:type="simple" xlink:href="https://static.ukrinform.com/photos/2023_04/thumb_files/630_360_1680447441-627.jpeg" text:style-name="Internet_20_link" text:visited-style-name="Visited_20_Internet_20_Link">
630_360_16804...</text:a>
"]</text:p>
      <text:p text:style-name="P4">
Tags: ['Гуманітарна допомога', 'Італія', 'Папа Франциск', 'Війна з росією']</text:p>
      <text:p text:style-name="P4">
Type: Article</text:p>
      <!--METADATA-->
      <text:p text:style-name="P4">
<draw:frame draw:style-name="fr1" draw:name="Image41" text:anchor-type="as-char" svg:width="6.9236in" svg:height="3.956343in" draw:z-index="0">
<draw:image xlink:href="../Images/yкринформ/2023-04-02T-80-59-00-03-00/630_360_1680447441-627.jpeg" xlink:type="simple" xlink:show="embed" xlink:actuate="onLoad" draw:mime-type="image/jpeg"/>
</draw:frame>
The Papari Francis congratulated all those present and believers around the world on a celebrated Sunday and asked everyone to unite in prayers for peace, remembering and Ukraine.</text:p>
      <text:p text:style-name="P4">
As Ukrinform reports, it reports <text:a xlink:type="simple" xlink:href="http://www.vaticannews.va/en/pope/news/2023-04/pope-angelus-may-we-unite-in-prayers-peace-intensified-holy-week.html" text:style-name="Internet_20_link" text:visited-style-name="Visited_20_Internet_20_Link">
</text:a>
.</text:p>
      <text:p text:style-name="P4">
"I thank you for your participation, as well as for your prayers that have intensified these days.</text:p>
      <text:p text:style-name="P4">
Pope Francis blessed the Caravan of Peace, which in recent days went to Zitaia to Ukraine to provide humanitarian assistance.</text:p>
      <text:p text:style-name="P4">
He noted that it “is a sign of the closeness of the people <text:a xlink:type="simple" xlink:href="https://www.ukrinform.ua/tag-italia" text:style-name="Internet_20_link" text:visited-style-name="Visited_20_Internet_20_Link">
</text:a>
to the victim of the people of Ukraine. "</text:p>
      <text:p text:style-name="P4">
"Let's join this gesture by our prayer, which will be more intense in the Dniester Week," Pope said.</text:p>
      <text:p text:style-name="P4">
<text:span text:style-name="T4">
 Read also: </text:span>
 <text:a xlink:type="simple" xlink:href="https://www.ukrinform.ua/rubric-society/3684332-papa-rimskij-ukrainskim-bizencam-molusa-za-mir-dla-vasoi-kraini.html" text:style-name="Internet_20_link" text:visited-style-name="Visited_20_Internet_20_Link">
</text:a>
At the end of March, the Pope Francis was hospitalized at the Roman Hospital because of a respiratory infection: the day before he complained with his breath, but the Covid-19 was not talking about.</text:p>
      <text:p text:style-name="P4">
On Saturday, April 1, Pope Francis was discharged from the Agostestino Hospital in Rome.</text:p>
      <text:p text:style-name="P4">
News Source: <text:a xlink:type="simple" xlink:href="https://www.ukrinform.ua/rubric-society/3690661-papa-rimskij-blagosloviv-karavan-miru-akij-virusiv-v-ukrainu.html" text:style-name="Internet_20_link" text:visited-style-name="Visited_20_Internet_20_Link">
https://www.ukrinform.ua/rubric-society/3690661-papa-rimskij-blagosloviv-karavan-miru-akij-virusiv-v-ukrainu.html</text:a>
</text:p>
      <!--NEWS-->
      <text:h text:style-name="P10" text:outline-level="1">
<text:span text:style-name="T4">
Dnipro-1 defeated Metalist-1925 in UPL</text:span>
</text:h>
      <text:p text:style-name="P4">
Authors: Ukrinform (Person)</text:p>
      <text:p text:style-name="P4">
Publisher: Укринформ (Organization)</text:p>
      <text:p text:style-name="P4">
Published Time: 2023-04-02T-99:52:00+03:00</text:p>
      <text:p text:style-name="P4">
Modified Time: 2023-04-02T15:52:00+03:00</text:p>
      <text:p text:style-name="P4">
Description: The Dnieper is approaching the Pitmen in the standings. - Ukrinform.</text:p>
      <text:p text:style-name="P4">
Images: ["<text:a xlink:type="simple" xlink:href="https://static.ukrinform.com/photos/2023_04/thumb_files/630_360_1680439869-221.jpg" text:style-name="Internet_20_link" text:visited-style-name="Visited_20_Internet_20_Link">
630_360_16804...</text:a>
"]</text:p>
      <text:p text:style-name="P4">
Tags: ['Футбол', "Прем'єр-ліга", 'ФК Львів', 'Дніпро-1']</text:p>
      <text:p text:style-name="P4">
Type: Article</text:p>
      <!--METADATA-->
      <text:p text:style-name="P4">
<draw:frame draw:style-name="fr1" draw:name="Image42" text:anchor-type="as-char" svg:width="6.9236in" svg:height="3.956343in" draw:z-index="0">
<draw:image xlink:href="../Images/yкринформ/2023-04-02T-99-52-00-03-00/630_360_1680439869-221.jpg" xlink:type="simple" xlink:show="embed" xlink:actuate="onLoad" draw:mime-type="image/jpeg"/>
</draw:frame>
The Dnieper is found to the Miners in the standings.</text:p>
      <text:p text:style-name="P4">
Dnipro-1 won the Metalist-1025 on the other field 3-0 in the 19th round of the Ukrainian Presremier-League, Ukrinform reports.</text:p>
      <text:p text:style-name="P4">
In the Dnieper, Artem Dovbik scored three times. The football player heads the list of the best boobs of the Ukrainian Football Championship, having 15 precisions in his work.</text:p>
      <text:p text:style-name="P4">
Dnipro-1 occupies the second place in the UPL, having in the asset 42 points after 18 mats.</text:p>
      <text:p text:style-name="P4">
<text:span text:style-name="T4">
 Read also: </text:span>
 <text:a xlink:type="simple" xlink:href="https://www.ukrinform.ua/rubric-sports/3690475-sogodni-vidbudutsa-zaklucni-matci-19go-turu-futbolnoi-premerligi-ukraini.html" text:style-name="Internet_20_link" text:visited-style-name="Visited_20_Internet_20_Link">
</text:a>
As it was reported, in the first match of Dynamo Game Day was stronger than Lviv(2:0).</text:p>
      <text:p text:style-name="P4">
Фото: scdnipro1.com.ua</text:p>
      <text:p text:style-name="P4">
News Source: <text:a xlink:type="simple" xlink:href="https://www.ukrinform.ua/rubric-sports/3690623-dnipro1-rozgromiv-metalist1925-v-upl.html" text:style-name="Internet_20_link" text:visited-style-name="Visited_20_Internet_20_Link">
https://www.ukrinform.ua/rubric-sports/3690623-dnipro1-rozgromiv-metalist1925-v-upl.html</text:a>
</text:p>
      <!--NEWS-->
      <text:h text:style-name="P10" text:outline-level="1">
<text:span text:style-name="T4">
Dovbik and Grigorchuk are the best in the 19th round of UPL</text:span>
</text:h>
      <text:p text:style-name="P4">
Authors: Ukrinform (Person)</text:p>
      <text:p text:style-name="P4">
Publisher: Укринформ (Organization)</text:p>
      <text:p text:style-name="P4">
Published Time: 2023-04-02T-9:41:00+03:00</text:p>
      <text:p text:style-name="P4">
Modified Time: 2023-04-02T23:41:00+03:00</text:p>
      <text:p text:style-name="P4">
Description: The Ukrainian Premier League (UPL) has announced the names of the best player and coach of the 19th round of the football championship, which were identified in the survey of representatives of the expert council. - Ukrinform.</text:p>
      <text:p text:style-name="P4">
Images: ["<text:a xlink:type="simple" xlink:href="https://static.ukrinform.com/photos/2023_04/thumb_files/630_360_1680468077-687.jpg" text:style-name="Internet_20_link" text:visited-style-name="Visited_20_Internet_20_Link">
630_360_16804...</text:a>
"]</text:p>
      <text:p text:style-name="P4">
Tags: ['Футбол', "Прем'єр-ліга"]</text:p>
      <text:p text:style-name="P4">
Type: Article</text:p>
      <!--METADATA-->
      <text:p text:style-name="P4">
<draw:frame draw:style-name="fr1" draw:name="Image43" text:anchor-type="as-char" svg:width="6.9236in" svg:height="3.956343in" draw:z-index="0">
<draw:image xlink:href="../Images/yкринформ/2023-04-02T-9-41-00-03-00/630_360_1680468077-687.jpg" xlink:type="simple" xlink:show="embed" xlink:actuate="onLoad" draw:mime-type="image/jpeg"/>
</draw:frame>
Ukrainian Premier-League(UPL)She announced the names of the best player and trainer of the 19th Turufutball Championship, which were identified in the survey of representatives of the Expert Council.</text:p>
      <text:p text:style-name="P4">
As the official informs <text:a xlink:type="simple" xlink:href="https://upl.ua/ua/news/view/7002" text:style-name="Internet_20_link" text:visited-style-name="Visited_20_Internet_20_Link">
</text:a>
UPL, the best freak of the last round of the Ukrainian championship was recognized as Dnipro-1 striker Artem Dovbik, who was distinguished by a hat trick in the match of the Anti-Kharkiv Metalist 1925(3:0), reports Ukrinform.</text:p>
      <text:p text:style-name="P4">
<text:span text:style-name="T4">
 Read also: </text:span>
 <text:a xlink:type="simple" xlink:href="https://www.ukrinform.ua/rubric-sports/3690641-upl-sahtar-vtrativ-ocki-zora-peremogla.html" text:style-name="Internet_20_link" text:visited-style-name="Visited_20_Internet_20_Link">
</text:a>
The best trainer of the tour was the mentor of the Odessa "Chernomorets" Roman Grigorchuk. Its wards played a draw with Donetsk "Shakhtar"(2:2).</text:p>
      <text:p text:style-name="P4">
<text:span text:style-name="T4">
Читайте також:</text:span>
 <text:a xlink:type="simple" xlink:href="https://www.ukrinform.ua/rubric-sports/3690623-dnipro1-rozgromiv-metalist1925-v-upl.html" text:style-name="Internet_20_link" text:visited-style-name="Visited_20_Internet_20_Link">
 </text:a>
The expert council this time included Leonid Buryak, Oleg Venglinsky, Sergey Nagornyak, Jozef Sabo, Alexander Sopko, Oleg Fedorchuk, Anatoliy Chantsev, Stepan Yurchyshyn and Igor Yavorsky.</text:p>
      <text:p text:style-name="P4">
Photo: UPL.</text:p>
      <text:p text:style-name="P4">
News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Donetsk Oblast(08:36). Red Alert: aerial threat. Sirens sounding. Take cover now!</text:span>
</text:h>
      <text:p text:style-name="P4">
Authors: liveuamap (Language: en)</text:p>
      <text:p text:style-name="P4">
Time: 2023-04-02T02:38:00</text:p>
      <text:p text:style-name="P4">
Location: Donetsk Oblast (Latitude:48.72852 Longtitude:37.57896)</text:p>
      <text:p text:style-name="P4">
Videos: []</text:p>
      <text:p text:style-name="P4">
Images: []</text:p>
      <text:p text:style-name="P4">
Tags: ["Europe", "Central and Eastern Europe"]</text:p>
      <text:p text:style-name="P4">
Id: 22552996</text:p>
      <!--METADATA-->
      <text:p text:style-name="P4">
Donetsk Oblast(08:36). Red Alert: aerial threat. Sirens sounding. Take covernow!</text:p>
      <text:p text:style-name="P4">
News Collection Link: <text:a xlink:type="simple" xlink:href="https://liveuamap.com/en/2023/02-april-donetsk-oblast0836-red-alert-aerial-g" text:style-name="Internet_20_link" text:visited-style-name="Visited_20_Internet_20_Link">
https://liveuamap.com/en/2023/02-april-donetsk-oblast0836-red-alert-aerial-g</text:a>
</text:p>
      <text:p text:style-name="P4">
News Source: <text:a xlink:type="simple" xlink:href="https://t.me/air_alert_ua/42419" text:style-name="Internet_20_link" text:visited-style-name="Visited_20_Internet_20_Link">
https://t.me/air_alert_ua/42419</text:a>
</text:p>
      <!--NEWS-->
      <text:h text:style-name="P10" text:outline-level="1">
<text:span text:style-name="T4">
Dnipro, Dnipropetrovska Oblast(09:11). Red Alert: aerial threat. Sirens sounding. Take cover ...</text:span>
</text:h>
      <text:p text:style-name="P4">
Authors: liveuamap (Language: en)</text:p>
      <text:p text:style-name="P4">
Time: 2023-04-02T03:12:00</text:p>
      <text:p text:style-name="P4">
Location: Dnipro (Latitude:48.45930000 Longtitude:35.03865000)</text:p>
      <text:p text:style-name="P4">
Videos: []</text:p>
      <text:p text:style-name="P4">
Images: []</text:p>
      <text:p text:style-name="P4">
Tags: ["Europe", "Central and Eastern Europe"]</text:p>
      <text:p text:style-name="P4">
Id: 22552997</text:p>
      <!--METADATA-->
      <text:p text:style-name="P4">
Dnipro, Dnipropetrovsk region(09:11). Red Alert: aerial threat. Sirenssounding. Take cover now!</text:p>
      <text:p text:style-name="P4">
News Collection Link: <text:a xlink:type="simple" xlink:href="https://liveuamap.com/en/2023/02-april-dnipro-dnipropetrovska-oblast0911-reg" text:style-name="Internet_20_link" text:visited-style-name="Visited_20_Internet_20_Link">
https://liveuamap.com/en/2023/02-april-dnipro-dnipropetrovska-oblast0911-reg</text:a>
</text:p>
      <text:p text:style-name="P4">
News Source: <text:a xlink:type="simple" xlink:href="https://t.me/suspilnednipro/14041" text:style-name="Internet_20_link" text:visited-style-name="Visited_20_Internet_20_Link">
https://t.me/suspilnednipro/14041</text:a>
</text:p>
      <!--NEWS-->
      <text:h text:style-name="P10" text:outline-level="1">
<text:span text:style-name="T4">
Proceed district, Harciw, Harkiv region (09:12). Red Alert: Aerial Threat. Siren Sundin ...</text:span>
</text:h>
      <text:p text:style-name="P4">
Authors: liveuamap (Language: en)</text:p>
      <text:p text:style-name="P4">
Time: 2023-04-02T03:14:00</text:p>
      <text:p text:style-name="P4">
Location: Zaporizka Oblast (Latitude:47.612251 Longtitude:35.764601)</text:p>
      <text:p text:style-name="P4">
Videos: []</text:p>
      <text:p text:style-name="P4">
Images: []</text:p>
      <text:p text:style-name="P4">
Tags: ["Europe", "Central and Eastern Europe"]</text:p>
      <text:p text:style-name="P4">
Id: 22552998</text:p>
      <!--METADATA-->
      <text:p text:style-name="P4">
Zaporizhzhya region, Kharkiv, Kharkiv region(09:12). Red Alert: aerial threat.Sirens sounding. Take cover now!</text:p>
      <text:p text:style-name="P4">
News Collection Link: <text:a xlink:type="simple" xlink:href="https://liveuamap.com/en/2023/02-april-zaporizka-oblast-kharkiv-kharkivska-g" text:style-name="Internet_20_link" text:visited-style-name="Visited_20_Internet_20_Link">
https://liveuamap.com/en/2023/02-april-zaporizka-oblast-kharkiv-kharkivska-g</text:a>
</text:p>
      <text:p text:style-name="P4">
News Source: <text:a xlink:type="simple" xlink:href="https://t.me/air_alert_ua/42423" text:style-name="Internet_20_link" text:visited-style-name="Visited_20_Internet_20_Link">
https://t.me/air_alert_ua/42423</text:a>
</text:p>
      <!--NEWS-->
      <text:h text:style-name="P10" text:outline-level="1">
<text:span text:style-name="T4">
Kherson, Kherson region, Poltava region (09:14). Red Alert: Aerial Threat. Siren Sundin ...</text:span>
</text:h>
      <text:p text:style-name="P4">
Authors: liveuamap (Language: en)</text:p>
      <text:p text:style-name="P4">
Time: 2023-04-02T03:16:00</text:p>
      <text:p text:style-name="P4">
Location: Kherson (Latitude:46.65581000 Longtitude:32.61780000)</text:p>
      <text:p text:style-name="P4">
Videos: []</text:p>
      <text:p text:style-name="P4">
Images: []</text:p>
      <text:p text:style-name="P4">
Tags: ["Europe", "Central and Eastern Europe"]</text:p>
      <text:p text:style-name="P4">
Id: 22552999</text:p>
      <!--METADATA-->
      <text:p text:style-name="P4">
Kherson, Kherson region, Poltava region(09:14). Red Alert: aerial threat.Sirens sounding. Take cover now!</text:p>
      <text:p text:style-name="P4">
News Collection Link: <text:a xlink:type="simple" xlink:href="https://liveuamap.com/en/2023/02-april-kherson-khersonska-oblast-poltavska-g" text:style-name="Internet_20_link" text:visited-style-name="Visited_20_Internet_20_Link">
https://liveuamap.com/en/2023/02-april-kherson-khersonska-oblast-poltavska-g</text:a>
</text:p>
      <text:p text:style-name="P4">
News Source: <text:a xlink:type="simple" xlink:href="https://t.me/air_alert_ua/42426" text:style-name="Internet_20_link" text:visited-style-name="Visited_20_Internet_20_Link">
https://t.me/air_alert_ua/42426</text:a>
</text:p>
      <!--NEWS-->
      <text:h text:style-name="P10" text:outline-level="1">
<text:span text:style-name="T4">
Sumska Oblast(09:14). Red Alert: aerial threat. Sirens sounding. Take cover now!</text:span>
</text:h>
      <text:p text:style-name="P4">
Authors: liveuamap (Language: en)</text:p>
      <text:p text:style-name="P4">
Time: 2023-04-02T03:18:00</text:p>
      <text:p text:style-name="P4">
Location: Sumska Oblast (Latitude:51.00000000 Longtitude:34.00000000)</text:p>
      <text:p text:style-name="P4">
Videos: []</text:p>
      <text:p text:style-name="P4">
Images: []</text:p>
      <text:p text:style-name="P4">
Tags: ["Europe", "Central and Eastern Europe"]</text:p>
      <text:p text:style-name="P4">
Id: 22553000</text:p>
      <!--METADATA-->
      <text:p text:style-name="P4">
Sumy region(09:14). Red Alert: aerial threat. Sirens sounding. Take covernow!</text:p>
      <text:p text:style-name="P4">
News Collection Link: <text:a xlink:type="simple" xlink:href="https://liveuamap.com/en/2023/02-april-sumska-oblast0914-red-alert-aerial-tg" text:style-name="Internet_20_link" text:visited-style-name="Visited_20_Internet_20_Link">
https://liveuamap.com/en/2023/02-april-sumska-oblast0914-red-alert-aerial-tg</text:a>
</text:p>
      <text:p text:style-name="P4">
News Source: <text:a xlink:type="simple" xlink:href="https://t.me/air_alert_ua/42427" text:style-name="Internet_20_link" text:visited-style-name="Visited_20_Internet_20_Link">
https://t.me/air_alert_ua/42427</text:a>
</text:p>
      <!--NEWS-->
      <text:h text:style-name="P10" text:outline-level="1">
<text:span text:style-name="T4">
Donetsk Oblast(10:32). Red Alert: aerial threat. Sirens sounding. Take cover now!</text:span>
</text:h>
      <text:p text:style-name="P4">
Authors: liveuamap (Language: en)</text:p>
      <text:p text:style-name="P4">
Time: 2023-04-02T04:34:00</text:p>
      <text:p text:style-name="P4">
Location: Donetsk Oblast (Latitude:48.72713 Longtitude:37.57732)</text:p>
      <text:p text:style-name="P4">
Videos: []</text:p>
      <text:p text:style-name="P4">
Images: []</text:p>
      <text:p text:style-name="P4">
Tags: ["Europe", "Central and Eastern Europe"]</text:p>
      <text:p text:style-name="P4">
Id: 22553088</text:p>
      <!--METADATA-->
      <text:p text:style-name="P4">
Donetsk Oblast(10:32). Red Alert: aerial threat. Sirens sounding. Take covernow!</text:p>
      <text:p text:style-name="P4">
News Collection Link: <text:a xlink:type="simple" xlink:href="https://liveuamap.com/en/2023/02-april-donetsk-oblast1032-red-alert-aerial-g" text:style-name="Internet_20_link" text:visited-style-name="Visited_20_Internet_20_Link">
https://liveuamap.com/en/2023/02-april-donetsk-oblast1032-red-alert-aerial-g</text:a>
</text:p>
      <text:p text:style-name="P4">
News Source: <text:a xlink:type="simple" xlink:href="https://t.me/air_alert_ua/42435" text:style-name="Internet_20_link" text:visited-style-name="Visited_20_Internet_20_Link">
https://t.me/air_alert_ua/42435</text:a>
</text:p>
      <!--NEWS-->
      <text:h text:style-name="P10" text:outline-level="1">
<text:span text:style-name="T4">
Missile strikes reported in Kostiantynivka</text:span>
</text:h>
      <text:p text:style-name="P4">
Authors: liveuamap (Language: en)</text:p>
      <text:p text:style-name="P4">
Time: 2023-04-02T04:36:59</text:p>
      <text:p text:style-name="P4">
Location: Kostyantynivka (Latitude:48.51975 Longtitude:37.69908)</text:p>
      <text:p text:style-name="P4">
Videos: []</text:p>
      <text:p text:style-name="P4">
Images: []</text:p>
      <text:p text:style-name="P4">
Tags: []</text:p>
      <text:p text:style-name="P4">
Id: 22553067</text:p>
      <!--METADATA-->
      <text:p text:style-name="P4">
Missile strikes reported in KostiantynivkaNews Collection Link: <text:a xlink:type="simple" xlink:href="https://liveuamap.com/en/2023/2-april-misssile-strikes-reported-in-kostiantynivka-" text:style-name="Internet_20_link" text:visited-style-name="Visited_20_Internet_20_Link">
https://liveuamap.com/en/2023/2-april-misssile-strikes-reported-in-kostiantynivka-</text:a>
</text:p>
      <text:p text:style-name="P4">
News Source: <text:a xlink:type="simple" xlink:href="https://t.me/novosti_donbass24/44562" text:style-name="Internet_20_link" text:visited-style-name="Visited_20_Internet_20_Link">
https://t.me/novosti_donbass24/44562</text:a>
</text:p>
      <!--NEWS-->
      <text:h text:style-name="P10" text:outline-level="1">
<text:span text:style-name="T4">
At Sivershchyna and Slobozhanschyna directions Russian army shelled Karpovychi and Bronyvy of...</text:span>
</text:h>
      <text:p text:style-name="P4">
Authors: liveuamap (Language: en)</text:p>
      <text:p text:style-name="P4">
Time: 2023-04-02T04:48:00</text:p>
      <text:p text:style-name="P4">
Location: Kharkiv (Latitude:49.94128 Longtitude:37.76035)</text:p>
      <text:p text:style-name="P4">
Videos: []</text:p>
      <text:p text:style-name="P4">
Images: []</text:p>
      <text:p text:style-name="P4">
Tags: ["Russia"]</text:p>
      <text:p text:style-name="P4">
Id: 22553100</text:p>
      <!--METADATA-->
      <text:p text:style-name="P4">
At sivershchyna and slBozhanschyna directions Russian army Shelled Karpovychiand Bronyvy of Chernihiv Region;</text:p>
      <text:p text:style-name="P4">
News Collection Link:(https://liveuamap.com/en/2023/2-april-at-sivershchyna-and-slobozhanschyna-directions-russian)</text:p>
      <text:p text:style-name="P4">
News Source: <text:a xlink:type="simple" xlink:href="https://t.me/lumsrc/4390" text:style-name="Internet_20_link" text:visited-style-name="Visited_20_Internet_20_Link">
https://t.me/lumsrc/4390</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2T04:56:29</text:p>
      <text:p text:style-name="P4">
Location: Marinka, Donetsk Oblast (Latitude:47.94418 Longtitude:37.50166)</text:p>
      <text:p text:style-name="P4">
Videos: []</text:p>
      <text:p text:style-name="P4">
Images: []</text:p>
      <text:p text:style-name="P4">
Tags: ["Russia"]</text:p>
      <text:p text:style-name="P4">
Id: 22553092</text:p>
      <!--METADATA-->
      <text:p text:style-name="P4">
Russian forces conducting offensive actions at Lyman, Bakhmut, Avdiivka andMaryinka directions. Ukrainian military repelled over 70 Russian attacks.Russian forces attempting to advance near Kreminna and Verkhnokamyanske,Bakhmut, Bohdanivka and Predtechyne, Novokalynove, Avdiyivka, Syeverne,Vodyane, Pervomayske and Maryinka of Donetsk region, - General Staff of ArmedForces of Ukraine says in the morning report</text:p>
      <text:p text:style-name="P4">
News Collection Link: <text:a xlink:type="simple" xlink:href="https://liveuamap.com/en/2023/2-april-russian-forces-conducting-offensive-actions-at-lyman" text:style-name="Internet_20_link" text:visited-style-name="Visited_20_Internet_20_Link">
https://liveuamap.com/en/2023/2-april-russian-forces-conducting-offensive-actions-at-lyman</text:a>
</text:p>
      <text:p text:style-name="P4">
News Source: <text:a xlink:type="simple" xlink:href="https://t.me/lumsrc/4397" text:style-name="Internet_20_link" text:visited-style-name="Visited_20_Internet_20_Link">
https://t.me/lumsrc/4397</text:a>
</text:p>
      <!--NEWS-->
      <text:h text:style-name="P10" text:outline-level="1">
<text:span text:style-name="T4">
At Zaporizhzhia and Kherson directions Russian army shelled  Olhivske, Poltavka, Svyatopetriv...</text:span>
</text:h>
      <text:p text:style-name="P4">
Authors: liveuamap (Language: en)</text:p>
      <text:p text:style-name="P4">
Time: 2023-04-02T04:58:20</text:p>
      <text:p text:style-name="P4">
Location: Kherson (Latitude:46.63539 Longtitude:32.62816)</text:p>
      <text:p text:style-name="P4">
Videos: []</text:p>
      <text:p text:style-name="P4">
Images: []</text:p>
      <text:p text:style-name="P4">
Tags: ["Russia"]</text:p>
      <text:p text:style-name="P4">
Id: 22553093</text:p>
      <!--METADATA-->
      <text:p text:style-name="P4">
In the Morning Report</text:p>
      <text:p text:style-name="P4">
News Collection Link: <text:a xlink:type="simple" xlink:href="https://liveuamap.com/en/2023/2-april-at-zaporizhzhia-and-kherson-directions-russian-army" text:style-name="Internet_20_link" text:visited-style-name="Visited_20_Internet_20_Link">
https://liveuamap.com/en/2023/2-pril-t-zaporizhia-kherson-directions-russian-rhmy</text:a>
</text:p>
      <text:p text:style-name="P4">
News Source: <text:a xlink:type="simple" xlink:href="https://t.me/lumsrc/4396" text:style-name="Internet_20_link" text:visited-style-name="Visited_20_Internet_20_Link">
https://t.me/lumsrc/4396</text:a>
</text:p>
      <!--NEWS-->
      <text:h text:style-name="P10" text:outline-level="1">
<text:span text:style-name="T4">
6 people killed, 8 wounded as result of Russian shelling in Kostiantynivka this morning</text:span>
</text:h>
      <text:p text:style-name="P4">
Authors: liveuamap (Language: en)</text:p>
      <text:p text:style-name="P4">
Time: 2023-04-02T05:37:00</text:p>
      <text:p text:style-name="P4">
Location: Kostyantynivka (Latitude:48.51154 Longtitude:37.69126)</text:p>
      <text:p text:style-name="P4">
Videos: []</text:p>
      <text:p text:style-name="P4">
Images: ["<text:a xlink:type="simple" xlink:href="https://liveuamap.com/pics/2023/04/02/22553109_0.jpg" text:style-name="Internet_20_link" text:visited-style-name="Visited_20_Internet_20_Link">
22553109_0.jpg</text:a>
", "<text:a xlink:type="simple" xlink:href="https://liveuamap.com/pics/2023/04/02/22553109_1.jpg" text:style-name="Internet_20_link" text:visited-style-name="Visited_20_Internet_20_Link">
22553109_1.jpg</text:a>
", "<text:a xlink:type="simple" xlink:href="https://liveuamap.com/pics/2023/04/02/22553109_2.jpg" text:style-name="Internet_20_link" text:visited-style-name="Visited_20_Internet_20_Link">
22553109_2.jpg</text:a>
"]</text:p>
      <text:p text:style-name="P4">
Tags: []</text:p>
      <text:p text:style-name="P4">
Id: 22553109</text:p>
      <!--METADATA-->
      <text:p text:style-name="P4">
6 people killed, 8 wounded as result of Russian shelling in Kostiantynivka This morning<draw:frame draw:style-name="fr1" draw:name="Image44" text:anchor-type="as-char" svg:width="5.625in" svg:height="10.0in" draw:z-index="0">
<draw:image xlink:href="../Images/liveuamap/2023-04-02T05-37-00/22553109_0.jpg" xlink:type="simple" xlink:show="embed" xlink:actuate="onLoad" draw:mime-type="image/jpeg"/>
</draw:frame>
<draw:frame draw:style-name="fr1" draw:name="Image45" text:anchor-type="as-char" svg:width="5.625in" svg:height="10.0in" draw:z-index="0">
<draw:image xlink:href="../Images/liveuamap/2023-04-02T05-37-00/22553109_1.jpg" xlink:type="simple" xlink:show="embed" xlink:actuate="onLoad" draw:mime-type="image/jpeg"/>
</draw:frame>
<draw:frame draw:style-name="fr1" draw:name="Image46" text:anchor-type="as-char" svg:width="5.625in" svg:height="10.0in" draw:z-index="0">
<draw:image xlink:href="../Images/liveuamap/2023-04-02T05-37-00/22553109_2.jpg" xlink:type="simple" xlink:show="embed" xlink:actuate="onLoad" draw:mime-type="image/jpeg"/>
</draw:frame>
News Collection Link: <text:a xlink:type="simple" xlink:href="https://liveuamap.com/en/2023/2-april-6-people-killed-8-wounded-as-result-of-russian-shelling" text:style-name="Internet_20_link" text:visited-style-name="Visited_20_Internet_20_Link">
https://liveuamap.com/en/2023/2-april-6-people-killed-8-wounded-as-result-of-russian-shelling</text:a>
</text:p>
      <text:p text:style-name="P4">
News Source: <text:a xlink:type="simple" xlink:href="https://t.me/suspilnenews/19673" text:style-name="Internet_20_link" text:visited-style-name="Visited_20_Internet_20_Link">
https://t.me/suspilnenews/19673</text:a>
</text:p>
      <!--NEWS-->
      <text:h text:style-name="P10" text:outline-level="1">
<text:span text:style-name="T4">
Donetsk Oblast(13:35). Red Alert: aerial threat. Sirens sounding. Take cover now!</text:span>
</text:h>
      <text:p text:style-name="P4">
Authors: liveuamap (Language: en)</text:p>
      <text:p text:style-name="P4">
Time: 2023-04-02T07:37:00</text:p>
      <text:p text:style-name="P4">
Location: Donetsk Oblast (Latitude:48.72681 Longtitude:37.57821)</text:p>
      <text:p text:style-name="P4">
Videos: []</text:p>
      <text:p text:style-name="P4">
Images: []</text:p>
      <text:p text:style-name="P4">
Tags: ["Europe", "Central and Eastern Europe"]</text:p>
      <text:p text:style-name="P4">
Id: 22553111</text:p>
      <!--METADATA-->
      <text:p text:style-name="P4">
Donetsk Oblast(13:35). Red Alert: aerial threat. Sirens sounding. Take covernow!</text:p>
      <text:p text:style-name="P4">
News Collection Link: <text:a xlink:type="simple" xlink:href="https://liveuamap.com/en/2023/02-april-donetsk-oblast1335-red-alert-aerial-g" text:style-name="Internet_20_link" text:visited-style-name="Visited_20_Internet_20_Link">
https://liveuamap.com/en/2023/02-april-donetsk-oblast1335-red-alert-aerial-g</text:a>
</text:p>
      <text:p text:style-name="P4">
News Source: <text:a xlink:type="simple" xlink:href="https://t.me/air_alert_ua/42438" text:style-name="Internet_20_link" text:visited-style-name="Visited_20_Internet_20_Link">
https://t.me/air_alert_ua/42438</text:a>
</text:p>
      <!--NEWS-->
      <text:h text:style-name="P10" text:outline-level="1">
<text:span text:style-name="T4">
Dnipro, Dnipropetrovsk region, Kharkiv, Kharkiv region (13:38). Red Alrt: Aerial Tchretate. ...</text:span>
</text:h>
      <text:p text:style-name="P4">
Authors: liveuamap (Language: en)</text:p>
      <text:p text:style-name="P4">
Time: 2023-04-02T07:40:00</text:p>
      <text:p text:style-name="P4">
Location: Dnipro (Latitude:48.45863 Longtitude:35.03965)</text:p>
      <text:p text:style-name="P4">
Videos: []</text:p>
      <text:p text:style-name="P4">
Images: []</text:p>
      <text:p text:style-name="P4">
Tags: ["Europe", "Central and Eastern Europe"]</text:p>
      <text:p text:style-name="P4">
Id: 22553112</text:p>
      <!--METADATA-->
      <text:p text:style-name="P4">
Dnipro, Dnipropetrovsk region, Kharkiv, Kharkiv region(13:38). Red Alert:aerial threat. Sirens sounding. Take cover now!</text:p>
      <text:p text:style-name="P4">
News Collection Link: <text:a xlink:type="simple" xlink:href="https://liveuamap.com/en/2023/02-april-dnipro-dnipropetrovska-oblast-kharkig" text:style-name="Internet_20_link" text:visited-style-name="Visited_20_Internet_20_Link">
https://liveuamap.com/en/2023/02-april-dnipro-dnipropetrovska-oblast-kharkig</text:a>
</text:p>
      <text:p text:style-name="P4">
News Source: <text:a xlink:type="simple" xlink:href="https://t.me/air_alert_ua/42440" text:style-name="Internet_20_link" text:visited-style-name="Visited_20_Internet_20_Link">
https://t.me/air_alert_ua/42440</text:a>
</text:p>
      <!--NEWS-->
      <text:h text:style-name="P10" text:outline-level="1">
<text:span text:style-name="T4">
Several explosions at Russian base in Melitopol this morning</text:span>
</text:h>
      <text:p text:style-name="P4">
Authors: liveuamap (Language: en)</text:p>
      <text:p text:style-name="P4">
Time: 2023-04-02T07:42:06</text:p>
      <text:p text:style-name="P4">
Location: Melitopol',Zaporizhia Oblast (Latitude:46.87841 Longtitude:35.34887)</text:p>
      <text:p text:style-name="P4">
Videos: []</text:p>
      <text:p text:style-name="P4">
Images: []</text:p>
      <text:p text:style-name="P4">
Tags: ["Europe", "Central and Eastern Europe"]</text:p>
      <text:p text:style-name="P4">
Id: 22553113</text:p>
      <!--METADATA-->
      <text:p text:style-name="P4">
Several explosions at Russian base in Melitopol this morning</text:p>
      <text:p text:style-name="P4">
News Collection Link: <text:a xlink:type="simple" xlink:href="https://liveuamap.com/en/2023/2-april-several-explosions-at-russian-base-in-melitopol-this" text:style-name="Internet_20_link" text:visited-style-name="Visited_20_Internet_20_Link">
https://liveuamap.com/en/2023/2-april-several-explosions-at-russian-base-in-melitopol-this</text:a>
</text:p>
      <text:p text:style-name="P4">
News Source: <text:a xlink:type="simple" xlink:href="https://t.me/ukrinform_news/95361" text:style-name="Internet_20_link" text:visited-style-name="Visited_20_Internet_20_Link">
https://t.me/ukrinform_news/95361</text:a>
</text:p>
      <!--NEWS-->
      <text:h text:style-name="P10" text:outline-level="1">
<text:span text:style-name="T4">
The Russians wounded five residents of Donetsk region a day</text:span>
</text:h>
      <text:p text:style-name="P4">
Authors: Ukrinform (Person)</text:p>
      <text:p text:style-name="P4">
Publisher: Укринформ (Organization)</text:p>
      <text:p text:style-name="P4">
Published Time: 2023-04-02T08:06:00+03:00</text:p>
      <text:p text:style-name="P4">
Modified Time: 2023-04-02T08:06:00+03:00</text:p>
      <text:p text:style-name="P4">
Description: In the Donetsk region, Russian troops have been injured in five civilians in the past 24 hours. - Ukrinform.</text:p>
      <text:p text:style-name="P4">
Images: ["<text:a xlink:type="simple" xlink:href="https://static.ukrinform.com/photos/2023_03/thumb_files/630_360_1679384548-132.jpg" text:style-name="Internet_20_link" text:visited-style-name="Visited_20_Internet_20_Link">
630_360_16793...</text:a>
", "<text:a xlink:type="simple" xlink:href="https://static.ukrinform.com/photos/2023_04/1680412076-311.jpg" text:style-name="Internet_20_link" text:visited-style-name="Visited_20_Internet_20_Link">
1680412076-31...</text:a>
"]</text:p>
      <text:p text:style-name="P4">
Tags: ['Донеччина', 'Обстріл', 'Поранені', 'Війна з росією']</text:p>
      <text:p text:style-name="P4">
Type: Article</text:p>
      <!--METADATA-->
      <text:p text:style-name="P4">
<draw:frame draw:style-name="fr1" draw:name="Image47" text:anchor-type="as-char" svg:width="6.9236in" svg:height="3.956343in" draw:z-index="0">
<draw:image xlink:href="../Images/yкринформ/2023-04-02T08-06-00-03-00/630_360_1679384548-132.jpg" xlink:type="simple" xlink:show="embed" xlink:actuate="onLoad" draw:mime-type="image/jpeg"/>
</draw:frame>
In the Udonev region, Russian troops have been injured in five omnipondies for the past 24 hours.</text:p>
      <text:p text:style-name="P4">
According to Ukrinform, the head of the Donetsk Regional Military Administration reported in <text:a xlink:type="simple" xlink:href="http://t.me/pavlokyrylenko_donoda/7313" text:style-name="Internet_20_link" text:visited-style-name="Visited_20_Internet_20_Link">
</text:a>
 .</text:p>
      <text:p text:style-name="P4">
<draw:frame draw:style-name="fr1" draw:name="Image48" text:anchor-type="as-char" svg:width="6.9236in" svg:height="4.942681in" draw:z-index="0">
<draw:image xlink:href="../Images/yкринформ/2023-04-02T08-06-00-03-00/1680412076-311.jpg" xlink:type="simple" xlink:show="embed" xlink:actuate="onLoad" draw:mime-type="image/jpeg"/>
</draw:frame>
"In April 1, the Russians wounded 5 inhabitants of Donetsk region: 3 in Toretsk and 2 Ubakhmut," he said.</text:p>
      <text:p text:style-name="P4">
Kirilenko recalled that as of today it is impossible to establish the exact number of sacrifices in Mariupol and Volnovas.</text:p>
      <text:p text:style-name="P4">
<text:span text:style-name="T4">
 Read also: </text:span>
 <text:a xlink:type="simple" xlink:href="https://www.ukrinform.ua/rubric-regions/3690443-u-slovansku-opikuniv-pozbavlatimut-obovazkiv-za-vidmovu-evakuuvati-ditej.html" text:style-name="Internet_20_link" text:visited-style-name="Visited_20_Internet_20_Link">
</text:a>
As reported by Ukrinform, in the day Russian invaders <text:a xlink:type="simple" xlink:href="https://www.ukrinform.ua/rubric-ato/3690454-zsu-vidbili-ponad-70-vorozih-atak-na-cotiroh-napramkah.html" text:style-name="Internet_20_link" text:visited-style-name="Visited_20_Internet_20_Link">
</text:a>
In total, two rocket and 30 aviation strikes, more than 40 shelling of rocket launchers.</text:p>
      <text:p text:style-name="P4">
News Source: <text:a xlink:type="simple" xlink:href="https://www.ukrinform.ua/rubric-ato/3690463-rosiani-za-dobu-poranili-patoh-ziteliv-doneccini.html" text:style-name="Internet_20_link" text:visited-style-name="Visited_20_Internet_20_Link">
https://www.ukrinform.ua/rubric-ato/3690463-rosiani-za-dobu-poranili-patoh-ziteliv-doneccini.html</text:a>
</text:p>
      <!--NEWS-->
      <text:h text:style-name="P10" text:outline-level="1">
<text:span text:style-name="T4">
Defense forces destroyed 174 550 military Russian</text:span>
</text:h>
      <text:p text:style-name="P4">
Authors: Ukrinform (Person)</text:p>
      <text:p text:style-name="P4">
Publisher: Укринформ (Organization)</text:p>
      <text:p text:style-name="P4">
Published Time: 2023-04-02T08:19:50+03:00</text:p>
      <text:p text:style-name="P4">
Modified Time: 2023-04-02T08:19:50+03:00</text:p>
      <text:p text:style-name="P4">
Description: From February 24, 2022 to April 2, 2023, the Defense Forces of Ukraine were eliminated about 174 thousand 550 Russian military, including 560 invaders - over the last day. - Ukrinform.</text:p>
      <text:p text:style-name="P4">
Images: ["<text:a xlink:type="simple" xlink:href="https://static.ukrinform.com/photos/2022_06/thumb_files/630_360_1655303707-896.jpg" text:style-name="Internet_20_link" text:visited-style-name="Visited_20_Internet_20_Link">
630_360_16553...</text:a>
", "<text:a xlink:type="simple" xlink:href="https://static.ukrinform.com/photos/2023_04/1680412643-531.jpeg" text:style-name="Internet_20_link" text:visited-style-name="Visited_20_Internet_20_Link">
1680412643-53...</text:a>
"]</text:p>
      <text:p text:style-name="P4">
Tags: ['Генштаб', 'ЗСУ', 'Війна з росією']</text:p>
      <text:p text:style-name="P4">
Type: Article</text:p>
      <!--METADATA-->
      <text:p text:style-name="P4">
<draw:frame draw:style-name="fr1" draw:name="Image49" text:anchor-type="as-char" svg:width="6.9236in" svg:height="3.956343in" draw:z-index="0">
<draw:image xlink:href="../Images/yкринформ/2023-04-02T08-19-50-03-00/630_360_1655303707-896.jpg" xlink:type="simple" xlink:show="embed" xlink:actuate="onLoad" draw:mime-type="image/jpeg"/>
</draw:frame>
From February 24, 2022 to April 2, 2023, Ukraine was eliminated nearly 174 thousand 550 Russian soldiers, including 560 invaders - a last day.</text:p>
      <text:p text:style-name="P4">
According to Ukrinform, the General Staff of the Armed Forces of Ukraine reported in <text:a xlink:type="simple" xlink:href="http://www.facebook.com/GeneralStaff.ua/posts/pfbid0rRZipYjwdvQHwMFdQQYE2dmT6RFrF8ntMZuagRqrfAkDp1FpQhCwaNEKgPoepDmDl" text:style-name="Internet_20_link" text:visited-style-name="Visited_20_Internet_20_Link">
</text:a>
.</text:p>
      <text:p text:style-name="P4">
<draw:frame draw:style-name="fr1" draw:name="Image50" text:anchor-type="as-char" svg:width="6.9236in" svg:height="9.962291in" draw:z-index="0">
<draw:image xlink:href="../Images/yкринформ/2023-04-02T08-19-50-03-00/1680412643-531.jpeg" xlink:type="simple" xlink:show="embed" xlink:actuate="onLoad" draw:mime-type="image/jpeg"/>
</draw:frame>
Also as of April 2, Ukrainian defenders destroyed 3618(+2)hostilities, 6986(+5)combat armored vehicles, 2687(+4)artillery systems, 527(+0)rocket -propelled volley fire systems, 279(+0)air defense, 306(+0) <text:a xlink:type="simple" xlink:href="https://www.ukrinform.ua/tag-litak" text:style-name="Internet_20_link" text:visited-style-name="Visited_20_Internet_20_Link">
 </text:a>
, 291(+0)Helicopter, 2249(+1)drone operative-tactical level, 911(+0)winged rockets, 18(+0)ships /boats, 5537(+9)units of car and tanks and 296(+0)units of special equipment of the Russian Federation.</text:p>
      <text:p text:style-name="P4">
<text:span text:style-name="T4">
 Read also: </text:span>
 <text:a xlink:type="simple" xlink:href="https://www.ukrinform.ua/rubric-ato/3690202-rosia-provalila-osinnu-mobilizaciu-ta-zimovij-nastup-rozvidka-britanii.html" text:style-name="Internet_20_link" text:visited-style-name="Visited_20_Internet_20_Link">
</text:a>
As reported by Ukrinform, for a day of defense forces <text:a xlink:type="simple" xlink:href="https://www.ukrinform.ua/rubric-ato/3690454-zsu-vidbili-ponad-70-vorozih-atak-na-cotiroh-napramkah.html" text:style-name="Internet_20_link" text:visited-style-name="Visited_20_Internet_20_Link">
</text:a>
More than 70 enemy attacks in Liman, Bakhmut, Avdiiv and Mariinsky.</text:p>
      <text:p text:style-name="P4">
News Source: <text:a xlink:type="simple" xlink:href="https://www.ukrinform.ua/rubric-ato/3690466-sili-oboroni-znisili-vze-174-550-vijskovih-rf.html" text:style-name="Internet_20_link" text:visited-style-name="Visited_20_Internet_20_Link">
https://www.ukrinform.ua/rubric-ato/3690466-sili-oboroni-znisili-vze-174-550-vijskovih-rf.html</text:a>
</text:p>
      <!--NEWS-->
      <text:h text:style-name="P10" text:outline-level="1">
<text:span text:style-name="T4">
Russia brought three rocket torants into the Black Sea, a total volley - 20 "calibers"</text:span>
</text:h>
      <text:p text:style-name="P4">
Authors: Ukrinform (Person)</text:p>
      <text:p text:style-name="P4">
Publisher: Укринформ (Organization)</text:p>
      <text:p text:style-name="P4">
Published Time: 2023-04-02T08:25:41+03:00</text:p>
      <text:p text:style-name="P4">
Modified Time: 2023-04-02T08:25:41+03:00</text:p>
      <text:p text:style-name="P4">
Description: The enemy brought 12 ships to the Black Sea for combat duty, three of them - rocket carriers, which can be a volley of 20 "calibers".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51" text:anchor-type="as-char" svg:width="6.9236in" svg:height="3.956343in" draw:z-index="0">
<draw:image xlink:href="../Images/yкринформ/2023-04-02T08-25-41-03-00/630_360_1678431987-587.jpg" xlink:type="simple" xlink:show="embed" xlink:actuate="onLoad" draw:mime-type="image/jpeg"/>
</draw:frame>
There were 12 ships in the Black Sea for combat duty, three of them are rocket launchers, which can be a volley of 20 "calibers".</text:p>
      <text:p text:style-name="P4">
As Ukrinform reports, about it in <text:a xlink:type="simple" xlink:href="https://t.me/Bratchuk_Sergey/34446" text:style-name="Internet_20_link" text:visited-style-name="Visited_20_Internet_20_Link">
</text:a>
The spokesman of the Odessa Ova Sergey Bratchuk reported.</text:p>
      <text:p text:style-name="P4">
"On the evening of them(ships of the Russian Federation - ed.)It went out to sea for warfare 12 units, among them increased the number of rocket carriers - there were 3. There were possible zalp up to 20 "calibers", - he said.</text:p>
      <text:p text:style-name="P4">
Bratchuk added that due to a storm warning in the sea, the situation can change fast, but this does not completely exclude the likelihood of rocket strokes.</text:p>
      <text:p text:style-name="P4">
<text:span text:style-name="T4">
 Read also: </text:span>
 <text:a xlink:type="simple" xlink:href="https://www.ukrinform.ua/rubric-ato/3688365-rosia-pid-cas-raketnih-atak-bilse-zastosovue-aviaciu-niz-morski-raketonosii-gumenuk.html" text:style-name="Internet_20_link" text:visited-style-name="Visited_20_Internet_20_Link">
</text:a>
Otherwise <text:a xlink:type="simple" xlink:href="http://t.me/Bratchuk_Sergey/34447" text:style-name="Internet_20_link" text:visited-style-name="Visited_20_Internet_20_Link">
</text:a>
He noted that through the storm of the educational sea, Minna danger increased. There is a high probability of disruption of marine from the anchors and nausea to the shore, as well as their drifting along the coast.</text:p>
      <text:p text:style-name="P4">
The spokesman drew the attention of the Odessa and guests of the region that the danger of finding the intricate zone is too high. And it is likely that uncontrolled blasting, especially in storm weather.</text:p>
      <text:p text:style-name="P4">
<text:span text:style-name="T4">
 Read also: </text:span>
 <text:a xlink:type="simple" xlink:href="https://www.ukrinform.ua/rubric-ato/3687323-novi-cili-voroga-vijskovi-obekti-ta-logistika-naskilki-ce-nebezpecno.html" text:style-name="Internet_20_link" text:visited-style-name="Visited_20_Internet_20_Link">
</text:a>
As reported by Ukrinform, in <text:a xlink:type="simple" xlink:href="https://www.ukrinform.ua/tag-odesina" text:style-name="Internet_20_link" text:visited-style-name="Visited_20_Internet_20_Link">
</text:a>
To one beaches, a storm brought another sea mine.</text:p>
      <text:p text:style-name="P4">
News Source: <text:a xlink:type="simple" xlink:href="https://www.ukrinform.ua/rubric-ato/3690469-rosia-vivela-u-corne-more-tri-raketonosii-zagalnij-zalp-20-kalibriv.html" text:style-name="Internet_20_link" text:visited-style-name="Visited_20_Internet_20_Link">
https://www.ukrinform.ua/rubric-ato/3690469-rosia-vivela-u-corne-more-tri-raketonosii-zagalnij-zalp-20-kalibriv.html</text:a>
</text:p>
      <!--NEWS-->
      <text:h text:style-name="P10" text:outline-level="1">
<text:span text:style-name="T4">
Zaporizka Oblast(14:29). Red Alert: aerial threat. Sirens sounding. Take cover now!</text:span>
</text:h>
      <text:p text:style-name="P4">
Authors: liveuamap (Language: en)</text:p>
      <text:p text:style-name="P4">
Time: 2023-04-02T08:30:00</text:p>
      <text:p text:style-name="P4">
Location: Zaporizka Oblast (Latitude:47.611731 Longtitude:35.765271)</text:p>
      <text:p text:style-name="P4">
Videos: []</text:p>
      <text:p text:style-name="P4">
Images: []</text:p>
      <text:p text:style-name="P4">
Tags: ["Europe", "Central and Eastern Europe"]</text:p>
      <text:p text:style-name="P4">
Id: 22553115</text:p>
      <!--METADATA-->
      <text:p text:style-name="P4">
Zaporizhzhia region(14:29). Red Alert: aerial threat. Sirens sounding. Take covernow!</text:p>
      <text:p text:style-name="P4">
News Collection Link: <text:a xlink:type="simple" xlink:href="https://liveuamap.com/en/2023/02-april-zaporizka-oblast1429-red-alert-aeriag" text:style-name="Internet_20_link" text:visited-style-name="Visited_20_Internet_20_Link">
https://liveuamap.com/en/2023/02-april-zaporizka-oblast1429-red-alert-aeriag</text:a>
</text:p>
      <text:p text:style-name="P4">
News Source: <text:a xlink:type="simple" xlink:href="https://t.me/air_alert_ua/42445" text:style-name="Internet_20_link" text:visited-style-name="Visited_20_Internet_20_Link">
https://t.me/air_alert_ua/42445</text:a>
</text:p>
      <!--NEWS-->
      <text:h text:style-name="P10" text:outline-level="1">
<text:span text:style-name="T4">
The Russian army attacked the Kherson region for a day, there is a dead</text:span>
</text:h>
      <text:p text:style-name="P4">
Authors: Ukrinform (Person)</text:p>
      <text:p text:style-name="P4">
Publisher: Укринформ (Organization)</text:p>
      <text:p text:style-name="P4">
Published Time: 2023-04-02T08:34:20+03:00</text:p>
      <text:p text:style-name="P4">
Modified Time: 2023-04-02T08:34:20+03:00</text:p>
      <text:p text:style-name="P4">
Description: The troops of the Russian Federation fired at the Kherson region 60 times in the past 24 hours, were killed and injured in the civilian population. - Ukrinform.</text:p>
      <text:p text:style-name="P4">
Images: ["<text:a xlink:type="simple" xlink:href="https://static.ukrinform.com/photos/2023_02/thumb_files/630_360_1676993135-147.jpg" text:style-name="Internet_20_link" text:visited-style-name="Visited_20_Internet_20_Link">
630_360_16769...</text:a>
"]</text:p>
      <text:p text:style-name="P4">
Tags: ['Херсонщина', 'Обстріл', 'Поранені', 'Загибель', 'Війна з росією']</text:p>
      <text:p text:style-name="P4">
Type: Article</text:p>
      <!--METADATA-->
      <text:p text:style-name="P4">
<draw:frame draw:style-name="fr1" draw:name="Image52" text:anchor-type="as-char" svg:width="6.9236in" svg:height="3.956343in" draw:z-index="0">
<draw:image xlink:href="../Images/yкринформ/2023-04-02T08-34-20-03-00/630_360_1676993135-147.jpg" xlink:type="simple" xlink:show="embed" xlink:actuate="onLoad" draw:mime-type="image/jpeg"/>
</draw:frame>
The Russian Federation fired at the Kherson region, Yezagibly and injured among the civilian population in the last day.</text:p>
      <text:p text:style-name="P4">
According to Ukrinform, Alexander Proudin, the head of the Kherson Regional Military Administration, reported this in <text:a xlink:type="simple" xlink:href="http://t.me/olexandrprokudin/204" text:style-name="Internet_20_link" text:visited-style-name="Visited_20_Internet_20_Link">
</text:a>
.</text:p>
      <text:p text:style-name="P4">
The invaders used aviation, reactive systems of the Grad and Artillery to perform strokes in the region. In total, 290 units were released.</text:p>
      <text:p text:style-name="P4">
In particular, <text:a xlink:type="simple" xlink:href="https://www.ukrinform.ua/tag-herson" text:style-name="Internet_20_link" text:visited-style-name="Visited_20_Internet_20_Link">
</text:a>
The Russians fired six times - 26 enemy shells hit the residential quarters of the cities, private and storage rooms.</text:p>
      <text:p text:style-name="P4">
"Unfortunately, there are casualties among civilians - 1 person was killed, 2 is dubbed," Proudin said.</text:p>
      <text:p text:style-name="P4">
From the liberated territories of the Kherson region a day managed to evacuate 94 -civilians.</text:p>
      <text:p text:style-name="P4">
<text:span text:style-name="T4">
 Read also: </text:span>
 <text:a xlink:type="simple" xlink:href="https://www.ukrinform.ua/rubric-regions/3690293-iz-deokupovanoi-hersonsini-za-dobu-evakuuvali-ponad-90-ludej.html" text:style-name="Internet_20_link" text:visited-style-name="Visited_20_Internet_20_Link">
</text:a>
As reported by Ukrinform, according to the General Staff of the Armed Forces, per day <text:a xlink:type="simple" xlink:href="https://www.ukrinform.ua/rubric-ato/3690454-zsu-vidbili-ponad-70-vorozih-atak-na-cotiroh-napramkah.html" text:style-name="Internet_20_link" text:visited-style-name="Visited_20_Internet_20_Link">
</text:a>
 <text:a xlink:type="simple" xlink:href="https://www.ukrinform.ua/rubric-ato/3690454-zsu-vidbili-ponad-70-vorozih-atak-na-cotiroh-napramkah.html" text:style-name="Internet_20_link" text:visited-style-name="Visited_20_Internet_20_Link">
 </text:a>
Dwarfacket and 30 aviation strikes, more than 40 shellings were made with the use of reactive volley fire systems.</text:p>
      <text:p text:style-name="P4">
_ Photo illustrative_</text:p>
      <text:p text:style-name="P4">
News Source: <text:a xlink:type="simple" xlink:href="https://www.ukrinform.ua/rubric-regions/3690471-rosijska-armia-za-dobu-60-raziv-atakuvala-hersonsinu-e-zagiblij.html" text:style-name="Internet_20_link" text:visited-style-name="Visited_20_Internet_20_Link">
https://www.ukrinform.ua/rubric-regions/3690471-rosijska-armia-za-dobu-60-raziv-atakuvala-hersonsinu-e-zagiblij.html</text:a>
</text:p>
      <!--NEWS-->
      <text:h text:style-name="P10" text:outline-level="1">
<text:span text:style-name="T4">
Donetsk Oblast(14:34). Red Alert: aerial threat. Sirens sounding. Take cover now!</text:span>
</text:h>
      <text:p text:style-name="P4">
Authors: liveuamap (Language: en)</text:p>
      <text:p text:style-name="P4">
Time: 2023-04-02T08:36:00</text:p>
      <text:p text:style-name="P4">
Location: Donetsk Oblast (Latitude:48.72744 Longtitude:37.5781)</text:p>
      <text:p text:style-name="P4">
Videos: []</text:p>
      <text:p text:style-name="P4">
Images: []</text:p>
      <text:p text:style-name="P4">
Tags: ["Europe", "Central and Eastern Europe"]</text:p>
      <text:p text:style-name="P4">
Id: 22553116</text:p>
      <!--METADATA-->
      <text:p text:style-name="P4">
Donetsk Oblast(14:34). Red Alert: aerial threat. Sirens sounding. Take covernow!</text:p>
      <text:p text:style-name="P4">
News Collection Link: <text:a xlink:type="simple" xlink:href="https://liveuamap.com/en/2023/02-april-donetsk-oblast1434-red-alert-aerial-g" text:style-name="Internet_20_link" text:visited-style-name="Visited_20_Internet_20_Link">
https://liveuamap.com/en/2023/02-april-donetsk-oblast1434-red-alert-aerial-g</text:a>
</text:p>
      <text:p text:style-name="P4">
News Source: <text:a xlink:type="simple" xlink:href="https://t.me/air_alert_ua/42446" text:style-name="Internet_20_link" text:visited-style-name="Visited_20_Internet_20_Link">
https://t.me/air_alert_ua/42446</text:a>
</text:p>
      <!--NEWS-->
      <text:h text:style-name="P10" text:outline-level="1">
<text:span text:style-name="T4">
Dnipro, Dnipropetrovska Oblast(14:45). Red Alert: aerial threat. Sirens sounding. Take cover ...</text:span>
</text:h>
      <text:p text:style-name="P4">
Authors: liveuamap (Language: en)</text:p>
      <text:p text:style-name="P4">
Time: 2023-04-02T08:45:00</text:p>
      <text:p text:style-name="P4">
Location: Dnipro (Latitude:48.45822 Longtitude:35.03771)</text:p>
      <text:p text:style-name="P4">
Videos: []</text:p>
      <text:p text:style-name="P4">
Images: []</text:p>
      <text:p text:style-name="P4">
Tags: ["Europe", "Central and Eastern Europe"]</text:p>
      <text:p text:style-name="P4">
Id: 22553118</text:p>
      <!--METADATA-->
      <text:p text:style-name="P4">
Dnipro, Dnipropetrovsk region(14:45). Red Alert: aerial threat. Sirenssounding. Take cover now!</text:p>
      <text:p text:style-name="P4">
News Collection Link: <text:a xlink:type="simple" xlink:href="https://liveuamap.com/en/2023/02-april-dnipro-dnipropetrovska-oblast1445-reg" text:style-name="Internet_20_link" text:visited-style-name="Visited_20_Internet_20_Link">
https://liveuamap.com/en/2023/02-april-dnipro-dnipropetrovska-oblast1445-reg</text:a>
</text:p>
      <text:p text:style-name="P4">
News Source: <text:a xlink:type="simple" xlink:href="https://t.me/air_alert_ua/42447" text:style-name="Internet_20_link" text:visited-style-name="Visited_20_Internet_20_Link">
https://t.me/air_alert_ua/42447</text:a>
</text:p>
      <!--NEWS-->
      <text:h text:style-name="P10" text:outline-level="1">
<text:span text:style-name="T4">
In China, an implant battery has been developed that helps kill tumor cells</text:span>
</text:h>
      <text:p text:style-name="P4">
Authors: Ukrinform (Person)</text:p>
      <text:p text:style-name="P4">
Publisher: Укринформ (Organization)</text:p>
      <text:p text:style-name="P4">
Published Time: 2023-04-02T08:47:00+03:00</text:p>
      <text:p text:style-name="P4">
Modified Time: 2023-04-02T08:47:00+03:00</text:p>
      <text:p text:style-name="P4">
Description: Chinese researchers from Fudan University have developed a battery based on salty water, which is implanted under the skin and self -loading, it helps to kill tumor cells, regulating the environment that supports tumor growth. - Ukrinform.</text:p>
      <text:p text:style-name="P4">
Images: ["<text:a xlink:type="simple" xlink:href="https://static.ukrinform.com/photos/2021_01/thumb_files/630_360_1611342449-598.jpg" text:style-name="Internet_20_link" text:visited-style-name="Visited_20_Internet_20_Link">
630_360_16113...</text:a>
"]</text:p>
      <text:p text:style-name="P4">
Tags: ['Китай', 'Наука', 'Технології']</text:p>
      <text:p text:style-name="P4">
Type: Article</text:p>
      <!--METADATA-->
      <text:p text:style-name="P4">
<draw:frame draw:style-name="fr1" draw:name="Image53" text:anchor-type="as-char" svg:width="6.9236in" svg:height="3.956343in" draw:z-index="0">
<draw:image xlink:href="../Images/yкринформ/2023-04-02T08-47-00-03-00/630_360_1611342449-598.jpg" xlink:type="simple" xlink:show="embed" xlink:actuate="onLoad" draw:mime-type="image/jpeg"/>
</draw:frame>
Chinese gaps from Fudan University have developed a battery based on salty water, implanted under the skin and self -loading, it helps to kill tumor cells, regulating a tumor growth environment.</text:p>
      <text:p text:style-name="P4">
As Ukrinform reports, it reports <text:a xlink:type="simple" xlink:href="http://russian.news.cn/20230402/c2e60966b0114abfacd0a4d1102b8d27/c.html" text:style-name="Internet_20_link" text:visited-style-name="Visited_20_Internet_20_Link">
</text:a>
.</text:p>
      <text:p text:style-name="P4">
In the course of mice conducted, it was demonstrated that the device developed the device activates the antitumor effect of tyrapasamine, creating conditions of deficitum in tumors to selectively kill their hypoxic cells.</text:p>
      <text:p text:style-name="P4">
With the combined use of the battery and tyrapasamine, the volume of the tumor decreased by 90% for two weeks, and four of the five mice tumor at all.</text:p>
      <text:p text:style-name="P4">
<text:span text:style-name="T4">
 Read also: </text:span>
 <text:a xlink:type="simple" xlink:href="https://www.ukrinform.ua/rubric-technology/3681144-u-ssa-rozrobili-avtonomnogo-robotapomicnika.html" text:style-name="Internet_20_link" text:visited-style-name="Visited_20_Internet_20_Link">
</text:a>
The battery itself consists of a biocompatible polyamide based on the carbonyl zinc.</text:p>
      <text:p text:style-name="P4">
In addition, the battery can form a discharge cycle and self -charging for non -permanent oxygen consumption in mouse tumors, thus regulating tumor content and pH level(Hydrogen).</text:p>
      <text:p text:style-name="P4">
«Ця робота є перехресним дослідженням між технологією батарей та біотерапією,яке не тільки забезпечує новий метод протипухлинної терапії, а й створюєпрецедент для застосування батарей у медицині», - зазначив професоруніверситету та співавтор статті Ся Юньяо.</text:p>
      <text:p text:style-name="P4">
<text:span text:style-name="T4">
Читайте також:</text:span>
 <text:a xlink:type="simple" xlink:href="https://www.ukrinform.ua/rubric-technology/3672819-u-pivdennij-korei-rozrobili-portativnij-printer-dla-tatuuvan.html" text:style-name="Internet_20_link" text:visited-style-name="Visited_20_Internet_20_Link">
 </text:a>
As reported by Ukrinform, researchers at the Kunmina Institute of Botanica Academy of Sciences <text:a xlink:type="simple" xlink:href="https://www.ukrinform.ua/tag-kitaj" text:style-name="Internet_20_link" text:visited-style-name="Visited_20_Internet_20_Link">
</text:a>
Created glue for healing of snail mucus wounds.</text:p>
      <text:p text:style-name="P4">
News Source: <text:a xlink:type="simple" xlink:href="https://www.ukrinform.ua/rubric-technology/3690476-u-kitai-rozrobili-batareuimplant-aka-dopomagae-vbivati-puhlinni-klitini.html" text:style-name="Internet_20_link" text:visited-style-name="Visited_20_Internet_20_Link">
https://www.ukrinform.ua/rubric-technology/3690476-u-kitai-rozrobili-batareuimplant-aka-dopomagae-vbivati-puhlinni-klitini.html</text:a>
</text:p>
      <!--NEWS-->
      <text:h text:style-name="P10" text:outline-level="1">
<text:span text:style-name="T4">
Kharkiv, Kharkivska Oblast(14:45). Red Alert: aerial threat. Sirens sounding. Take cover now!</text:span>
</text:h>
      <text:p text:style-name="P4">
Authors: liveuamap (Language: en)</text:p>
      <text:p text:style-name="P4">
Time: 2023-04-02T08:47:00</text:p>
      <text:p text:style-name="P4">
Location: Kharkiv (Latitude:49.97986 Longtitude:36.25363)</text:p>
      <text:p text:style-name="P4">
Videos: []</text:p>
      <text:p text:style-name="P4">
Images: []</text:p>
      <text:p text:style-name="P4">
Tags: ["Europe", "Central and Eastern Europe"]</text:p>
      <text:p text:style-name="P4">
Id: 22553119</text:p>
      <!--METADATA-->
      <text:p text:style-name="P4">
Kharkiv, Kharkiv region(14:45). Red Alert: aerial threat. Sirens sounding.Take cover now!</text:p>
      <text:p text:style-name="P4">
News Collection Link: <text:a xlink:type="simple" xlink:href="https://liveuamap.com/en/2023/02-april-kharkiv-kharkivska-oblast1445-red-alg" text:style-name="Internet_20_link" text:visited-style-name="Visited_20_Internet_20_Link">
https://liveuamap.com/en/2023/02-april-kharkiv-kharkivska-oblast1445-red-alg</text:a>
</text:p>
      <text:p text:style-name="P4">
News Source: <text:a xlink:type="simple" xlink:href="https://t.me/suspilnekharkiv/23528" text:style-name="Internet_20_link" text:visited-style-name="Visited_20_Internet_20_Link">
https://t.me/suspilnekharkiv/23528</text:a>
</text:p>
      <!--NEWS-->
      <text:h text:style-name="P10" text:outline-level="1">
<text:span text:style-name="T4">
Poltavska Oblast(14:46). Red Alert: aerial threat. Sirens sounding. Take cover now!</text:span>
</text:h>
      <text:p text:style-name="P4">
Authors: liveuamap (Language: en)</text:p>
      <text:p text:style-name="P4">
Time: 2023-04-02T08:49:00</text:p>
      <text:p text:style-name="P4">
Location: Poltavska Oblast (Latitude:49.47805 Longtitude:33.81822)</text:p>
      <text:p text:style-name="P4">
Videos: []</text:p>
      <text:p text:style-name="P4">
Images: []</text:p>
      <text:p text:style-name="P4">
Tags: ["Europe", "Central and Eastern Europe"]</text:p>
      <text:p text:style-name="P4">
Id: 22553120</text:p>
      <!--METADATA-->
      <text:p text:style-name="P4">
Poltava(14:46). Red Alert: aerial threat. Sirens sounding. Take covernow!</text:p>
      <text:p text:style-name="P4">
News Collection Link: <text:a xlink:type="simple" xlink:href="https://liveuamap.com/en/2023/02-april-poltavska-oblast1446-red-alert-aeriag" text:style-name="Internet_20_link" text:visited-style-name="Visited_20_Internet_20_Link">
https://liveuamap.com/en/2023/02-april-poltavska-oblast1446-red-alert-aeriag</text:a>
</text:p>
      <text:p text:style-name="P4">
News Source: <text:a xlink:type="simple" xlink:href="https://t.me/air_alert_ua/42449" text:style-name="Internet_20_link" text:visited-style-name="Visited_20_Internet_20_Link">
https://t.me/air_alert_ua/42449</text:a>
</text:p>
      <!--NEWS-->
      <text:h text:style-name="P10" text:outline-level="1">
<text:span text:style-name="T4">
The final matches of the 19th round of the Football Premier League of Ukraine will take place today</text:span>
</text:h>
      <text:p text:style-name="P4">
Authors: Ukrinform (Person)</text:p>
      <text:p text:style-name="P4">
Publisher: Укринформ (Organization)</text:p>
      <text:p text:style-name="P4">
Published Time: 2023-04-02T08:53:00+03:00</text:p>
      <text:p text:style-name="P4">
Modified Time: 2023-04-02T08:53:00+03:00</text:p>
      <text:p text:style-name="P4">
Description: The Ukrainian Football Championship among the Premier League teams (UPL) on Sunday, April 2, will hold the final four matches of the 19th round. - Ukrinform.</text:p>
      <text:p text:style-name="P4">
Images: ["<text:a xlink:type="simple" xlink:href="https://static.ukrinform.com/photos/2017_08/thumb_files/630_360_1504074995-4947.jpg" text:style-name="Internet_20_link" text:visited-style-name="Visited_20_Internet_20_Link">
630_360_15040...</text:a>
"]</text:p>
      <text:p text:style-name="P4">
Tags: ['Футбол', "Прем'єр-ліга"]</text:p>
      <text:p text:style-name="P4">
Type: Article</text:p>
      <!--METADATA-->
      <text:p text:style-name="P4">
<draw:frame draw:style-name="fr1" draw:name="Image54" text:anchor-type="as-char" svg:width="6.9236in" svg:height="3.956343in" draw:z-index="0">
<draw:image xlink:href="../Images/yкринформ/2023-04-02T08-53-00-03-00/630_360_1504074995-4947.jpg" xlink:type="simple" xlink:show="embed" xlink:actuate="onLoad" draw:mime-type="image/jpeg"/>
</draw:frame>
The Ukrainian Football School among the Premier League teams(UPL)On Sunday, April 2, the final four matches of the 19th round will be held.</text:p>
      <text:p text:style-name="P4">
At 13.00 "Lviv" at the Scythian stadium will host Kiev "Dynamo", reports Ukrinform.</text:p>
      <text:p text:style-name="P4">
The second game day will continue the matches of Kharkiv Metalist 1925 and Dnipro-1(14.00), Odessa Chernomorets and Shakhtar Donetsk(15.00), Lugansk "Dawn" and Lviv "Rukh"(15.00).</text:p>
      <text:p text:style-name="P4">
<text:span text:style-name="T5">
Результати попередніх поєдинків туру:</text:span>
</text:p>
      <text:p text:style-name="P4">
«Минай» - «Інгулець» (Petrova)- 1: 2</text:p>
      <text:p text:style-name="P4">
Goals: Yuri Kravchuk(21st minute)- Alexander Melnyk(85 - Automotive), Maximkovlev(90+4, with a penalty);</text:p>
      <text:p text:style-name="P4">
Metalist(Kharkiv)- "Colossus"(Kovalivka)- 0: 0:</text:p>
      <text:p text:style-name="P4">
"Heather"(Rivne)- “Kryvbas”(Kryvyi Rih)- 1: 2</text:p>
      <text:p text:style-name="P4">
Goals: Andriy Bliznichenko(81, with a penalty)- Climm Prikhodko(50), Andriponellnik(83).</text:p>
      <text:p text:style-name="P4">
«Олександрія» - «Ворскла» (Poltava)- 3: 0</text:p>
      <text:p text:style-name="P4">
Goals: Igor Persuta(26 - Automotive), Andriy Kulakov(41), Sergey Loginov(78).</text:p>
      <text:p text:style-name="P4">
<text:span text:style-name="T4">
Читайте також:</text:span>
 <text:a xlink:type="simple" xlink:href="https://www.ukrinform.ua/rubric-sports/3690300-upl-metalist-rozijsovsa-mirom-z-kolosom.html" text:style-name="Internet_20_link" text:visited-style-name="Visited_20_Internet_20_Link">
 </text:a>
Shakhtar leads in the UPL standings, which has 42 points(After 17 games)then - Dnipro -1 - 39(17), Zorya - 37(18), «Dynamo» - 33(18)and Alexandria - 31(18).</text:p>
      <text:p text:style-name="P4">
News Source: <text:a xlink:type="simple" xlink:href="https://www.ukrinform.ua/rubric-sports/3690475-sogodni-vidbudutsa-zaklucni-matci-19go-turu-futbolnoi-premerligi-ukraini.html" text:style-name="Internet_20_link" text:visited-style-name="Visited_20_Internet_20_Link">
https://www.ukrinform.ua/rubric-sports/3690475-sogodni-vidbudutsa-zaklucni-matci-19go-turu-futbolnoi-premerligi-ukraini.html</text:a>
</text:p>
      <!--NEWS-->
      <text:h text:style-name="P10" text:outline-level="1">
<text:span text:style-name="T4">
The Kremlin has not reached the set goals in Ukraine by the end of March - isw</text:span>
</text:h>
      <text:p text:style-name="P4">
Authors: Ukrinform (Person)</text:p>
      <text:p text:style-name="P4">
Publisher: Укринформ (Organization)</text:p>
      <text:p text:style-name="P4">
Published Time: 2023-04-02T08:58:24+03:00</text:p>
      <text:p text:style-name="P4">
Modified Time: 2023-04-02T08:58:24+03:00</text:p>
      <text:p text:style-name="P4">
Description: The winter offensive of the Russian troops has not reached the Kremlin's goal of seizure of Donetsk and Luhansk regions of Ukraine within administrative borders until March 31. - Ukrinform.</text:p>
      <text:p text:style-name="P4">
Images: ["<text:a xlink:type="simple" xlink:href="https://static.ukrinform.com/photos/2018_07/thumb_files/630_360_1531757865-9784.jpg" text:style-name="Internet_20_link" text:visited-style-name="Visited_20_Internet_20_Link">
630_360_15317...</text:a>
"]</text:p>
      <text:p text:style-name="P4">
Tags: ['Донбас', 'Війна з росією']</text:p>
      <text:p text:style-name="P4">
Type: Article</text:p>
      <!--METADATA-->
      <text:p text:style-name="P4">
<draw:frame draw:style-name="fr1" draw:name="Image55" text:anchor-type="as-char" svg:width="6.9236in" svg:height="3.956343in" draw:z-index="0">
<draw:image xlink:href="../Images/yкринформ/2023-04-02T08-58-24-03-00/630_360_1531757865-9784.jpg" xlink:type="simple" xlink:show="embed" xlink:actuate="onLoad" draw:mime-type="image/jpeg"/>
</draw:frame>
The wintering of the Russian troops has not reached the Kremlin's goal of capture of the Donetsk Talugansk regions of Ukraine within administrative borders until March 31.</text:p>
      <text:p text:style-name="P4">
About it in the next <text:a xlink:type="simple" xlink:href="https://www.understandingwar.org/backgrounder/russian-offensive-campaign-assessment-april-1-2023" text:style-name="Internet_20_link" text:visited-style-name="Visited_20_Internet_20_Link">
</text:a>
reports the Institute of War Study(Isw), reports Ukrinform.</text:p>
      <text:p text:style-name="P4">
It is noted that the head of the General Staff of the Armed Forces of the Russian Federation Valery Gerasimov 22 December stated that the efforts on the capture <text:a xlink:type="simple" xlink:href="https://www.ukrinform.ua/tag-doneccina" text:style-name="Internet_20_link" text:visited-style-name="Visited_20_Internet_20_Link">
</text:a>
. In early February, the enemy began an offensive operation on the Kupyansk-Svatove-Kremin-Lyman and Nazakhda of Donetsk region. However, he failed to reach the administrative borders of Donetsk Talugansk regions until March 31.</text:p>
      <text:p text:style-name="P4">
ISW has long estimated that the Russian winter offensive is unlikely to be successful because of the permanent failures of the Russian command.</text:p>
      <text:p text:style-name="P4">
<text:span text:style-name="T4">
 Read also: </text:span>
 <text:a xlink:type="simple" xlink:href="https://www.ukrinform.ua/rubric-ato/3690238-ukrainski-vijska-vidnovili-pozicii-v-rajoni-bahmuta-isw.html" text:style-name="Internet_20_link" text:visited-style-name="Visited_20_Internet_20_Link">
</text:a>
According to the Institute, Russia will lack the combat capacity necessary to support more than one major offensive operation in Donetsk Ilugansk regions, and continuing campaigns for recruitment in the Russian Federation and in occupied Ukrainian territories may indicate that Russia is being prepared for a lack of human reservoirs.</text:p>
      <text:p text:style-name="P4">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 including 560 invaders - for the last.</text:p>
      <text:p text:style-name="P4">
News Source: <text:a xlink:type="simple" xlink:href="https://www.ukrinform.ua/rubric-ato/3690479-kreml-ne-dosag-postavlenih-cilej-v-ukraini-do-kinca-berezna-isw.html" text:style-name="Internet_20_link" text:visited-style-name="Visited_20_Internet_20_Link">
https://www.ukrinform.ua/rubric-ato/3690479-kreml-ne-dosag-postavlenih-cilej-v-ukraini-do-kinca-berezna-isw.html</text:a>
</text:p>
      <!--NEWS-->
      <text:h text:style-name="P10" text:outline-level="1">
<text:span text:style-name="T4">
The memory of the historian, museum and grenade launcher Pavel Zalutsky</text:span>
</text:h>
      <text:p text:style-name="P4">
Authors: Ukrinform (Person)</text:p>
      <text:p text:style-name="P4">
Publisher: Укринформ (Organization)</text:p>
      <text:p text:style-name="P4">
Published Time: 2023-04-02T09:00:00+03:00</text:p>
      <text:p text:style-name="P4">
Modified Time: 2023-04-02T09:00:00+03:00</text:p>
      <text:p text:style-name="P4">
Description: He loved the story and his museum, where he would never hold a tour - Ukrinform.</text:p>
      <text:p text:style-name="P4">
Images: ["<text:a xlink:type="simple" xlink:href="https://static.ukrinform.com/photos/2023_03/thumb_files/630_360_1680157525-682.jpg" text:style-name="Internet_20_link" text:visited-style-name="Visited_20_Internet_20_Link">
630_360_16801...</text:a>
", "<text:a xlink:type="simple" xlink:href="https://static.ukrinform.com/photos/2023_03/1680157525-712.jpg" text:style-name="Internet_20_link" text:visited-style-name="Visited_20_Internet_20_Link">
1680157525-71...</text:a>
", "<text:a xlink:type="simple" xlink:href="https://static.ukrinform.com/photos/2023_03/1680157526-414.jpg" text:style-name="Internet_20_link" text:visited-style-name="Visited_20_Internet_20_Link">
1680157526-41...</text:a>
", "<text:a xlink:type="simple" xlink:href="https://static.ukrinform.com/photos/2023_03/1680157525-266.jpg" text:style-name="Internet_20_link" text:visited-style-name="Visited_20_Internet_20_Link">
1680157525-26...</text:a>
", "<text:a xlink:type="simple" xlink:href="https://static.ukrinform.com/photos/2023_03/1680157524-776.jpg" text:style-name="Internet_20_link" text:visited-style-name="Visited_20_Internet_20_Link">
1680157524-77...</text:a>
", "<text:a xlink:type="simple" xlink:href="https://static.ukrinform.com/photos/2023_03/1680157526-798.jpg" text:style-name="Internet_20_link" text:visited-style-name="Visited_20_Internet_20_Link">
1680157526-79...</text:a>
", "<text:a xlink:type="simple" xlink:href="https://static.ukrinform.com/photos/2023_03/1680157526-767.jpg" text:style-name="Internet_20_link" text:visited-style-name="Visited_20_Internet_20_Link">
1680157526-76...</text:a>
"]</text:p>
      <text:p text:style-name="P4">
Tags: ["Пам'ять", 'Війна з росією', '#stoprussia']</text:p>
      <text:p text:style-name="P4">
Type: Article</text:p>
      <!--METADATA-->
      <text:p text:style-name="P4">
<draw:frame draw:style-name="fr1" draw:name="Image56" text:anchor-type="as-char" svg:width="6.9236in" svg:height="3.956343in" draw:z-index="0">
<draw:image xlink:href="../Images/yкринформ/2023-04-02T09-00-00-03-00/630_360_1680157525-682.jpg" xlink:type="simple" xlink:show="embed" xlink:actuate="onLoad" draw:mime-type="image/jpeg"/>
</draw:frame>
He is like a museum and his museum where he will never hold excursions</text:p>
      <text:p text:style-name="P4">
Historian, local historian, teacher, guide, custodian of funds of the Innovation of the Gorodotsky Museum of Local History "G-Museum" Pavel Zalutsky died on March 18 at an artillery shelling in Donetsk.</text:p>
      <text:p text:style-name="P4">
<draw:frame draw:style-name="fr1" draw:name="Image57" text:anchor-type="as-char" svg:width="6.9236in" svg:height="4.615733in" draw:z-index="0">
<draw:image xlink:href="../Images/yкринформ/2023-04-02T09-00-00-03-00/1680157525-712.jpg" xlink:type="simple" xlink:show="embed" xlink:actuate="onLoad" draw:mime-type="image/jpeg"/>
</draw:frame>
“Unfortunately, the war takes away the best… the custodian of the Gorodotsky Muscle Funds, a serviceman of the Armed Forces of Ukraine, a grenade launcher, a soldier of a separate-aeromobile brigade Pavlo Anatoliyovych died in the area of Sylaorikhovo-Vasylivka Bakhmutsky district. He will remain forever for 32 years ... ”, - <text:a xlink:type="simple" xlink:href="https://www.facebook.com/InnovationMuseumofGorodok/posts/pfbid0323dFk1yipHz5GKpLh6UpKi9PcqdqH3qYrKNrcENb9sYGFoJeR9QkHRFyX4jNVLR4l" text:style-name="Internet_20_link" text:visited-style-name="Visited_20_Internet_20_Link">
</text:a>
About the death of the hero of the museum.</text:p>
      <text:p text:style-name="P4">
Pavel Zalutsky, from the first days of full -scale Russian aggression, has come over the territorial defense. After duty, he often went to unload hemaging for displaced persons. When Pavel received a statement in January this year, he immediately joined the Armed Forces, passed his studies abroad and became the name of Ukraine.</text:p>
      <text:p text:style-name="P4">
<draw:frame draw:style-name="fr1" draw:name="Image58" text:anchor-type="as-char" svg:width="5.625in" svg:height="10.0in" draw:z-index="0">
<draw:image xlink:href="../Images/yкринформ/2023-04-02T09-00-00-03-00/1680157526-414.jpg" xlink:type="simple" xlink:show="embed" xlink:actuate="onLoad" draw:mime-type="image/jpeg"/>
</draw:frame>
By education, he was a history teacher, then studied in the magistracy "Philosophy" in the Ternopil National Pedagogical University. V. Hnatyuk. Since 2019, he worked as a custodian of the Updrodotsky Museum of Local History and has been performing his director for a long time.</text:p>
      <text:p text:style-name="P4">
<draw:frame draw:style-name="fr1" draw:name="Image59" text:anchor-type="as-char" svg:width="6.9236in" svg:height="4.629594in" draw:z-index="0">
<draw:image xlink:href="../Images/yкринформ/2023-04-02T09-00-00-03-00/1680157525-266.jpg" xlink:type="simple" xlink:show="embed" xlink:actuate="onLoad" draw:mime-type="image/jpeg"/>
</draw:frame>
There are many posts on historical topics on the museum's page on social networks. He is a love -one and inspired it to others, conducting exciting excursions. Pavel Paragraph and Museum Page, filling it with interesting content, as well as conducting awarding excursions for displaced persons. Colleagues recall that by the latter he was very responsible and spent even more than planned.</text:p>
      <text:p text:style-name="P4">
<draw:frame draw:style-name="fr1" draw:name="Image60" text:anchor-type="as-char" svg:width="6.9236in" svg:height="4.615733in" draw:z-index="0">
<draw:image xlink:href="../Images/yкринформ/2023-04-02T09-00-00-03-00/1680157524-776.jpg" xlink:type="simple" xlink:show="embed" xlink:actuate="onLoad" draw:mime-type="image/jpeg"/>
</draw:frame>
"I can't believe ... Only in the fall we were in the Gorodotsky Museum of Local History Ipavalo Zalutsky made an extremely interesting excursion. From the first minutes it was clear that we have a smart, intelligent and very kind person. Vinnava did not make remarks to the children who voted, ”Pavel Yuliatrimasov recalls.Everyone who knew Zalutsky remembered him with the person who worked as a starting, created stories and has now become part of it.</text:p>
      <text:p text:style-name="P4">
<draw:frame draw:style-name="fr1" draw:name="Image61" text:anchor-type="as-char" svg:width="6.9236in" svg:height="3.63489in" draw:z-index="0">
<draw:image xlink:href="../Images/yкринформ/2023-04-02T09-00-00-03-00/1680157526-798.jpg" xlink:type="simple" xlink:show="embed" xlink:actuate="onLoad" draw:mime-type="image/jpeg"/>
</draw:frame>
“He wanted to become one who won!The last time we talked, his voice was different - very flushed, he spoke with confidence, firmly. It was that he became another person - outstanding and stronger with military training. But, unfortunately, his heart no longer beats ... I believe that I was typical in the best world and you will look from the sky with a smile, ”his acquaintance Sergei Shchrr wrote.</text:p>
      <text:p text:style-name="P4">
<draw:frame draw:style-name="fr1" draw:name="Image62" text:anchor-type="as-char" svg:width="6.9236in" svg:height="4.615733in" draw:z-index="0">
<draw:image xlink:href="../Images/yкринформ/2023-04-02T09-00-00-03-00/1680157526-767.jpg" xlink:type="simple" xlink:show="embed" xlink:actuate="onLoad" draw:mime-type="image/jpeg"/>
</draw:frame>
Pavel Zalutsky did not have time to create his family, and he has a mother of Isnt. The hero returned home on the shield, in his native Gorodok he was met by Jubiv Koridor on March 22.</text:p>
      <text:p text:style-name="P4">
_Foto from Pavel Zalutsky's page on Facebook and the Gorodok.Sity site _</text:p>
      <text:p text:style-name="P4">
News Source: <text:a xlink:type="simple" xlink:href="https://www.ukrinform.ua/rubric-ato/3686351-pamati-istorika-muzejnika-ta-granatometnika-pavla-zaluckogo.html" text:style-name="Internet_20_link" text:visited-style-name="Visited_20_Internet_20_Link">
https://www.ukrinform.ua/rubric-ato/3686351-pamati-istorika-muzejnika-ta-granatometnika-pavla-zaluckogo.html</text:a>
</text:p>
      <!--NEWS-->
      <text:h text:style-name="P10" text:outline-level="1">
<text:span text:style-name="T4">
Bulgaria is held five in two years parliamentary elections</text:span>
</text:h>
      <text:p text:style-name="P4">
Authors: Ukrinform (Person)</text:p>
      <text:p text:style-name="P4">
Publisher: Укринформ (Organization)</text:p>
      <text:p text:style-name="P4">
Published Time: 2023-04-02T09:13:00+03:00</text:p>
      <text:p text:style-name="P4">
Modified Time: 2023-04-02T09:13:00+03:00</text:p>
      <text:p text:style-name="P4">
Description: On Sunday, April 2, Bulgaria citizens choose a new composition of the country's parliament, for the fifth time in the last two years. - Ukrinform.</text:p>
      <text:p text:style-name="P4">
Images: ["<text:a xlink:type="simple" xlink:href="https://static.ukrinform.com/photos/2023_04/thumb_files/630_360_1680415945-208.jpg" text:style-name="Internet_20_link" text:visited-style-name="Visited_20_Internet_20_Link">
630_360_16804...</text:a>
"]</text:p>
      <text:p text:style-name="P4">
Tags: ['Парламент', 'Вибори у Болгарії']</text:p>
      <text:p text:style-name="P4">
Type: Article</text:p>
      <!--METADATA-->
      <text:p text:style-name="P4">
<draw:frame draw:style-name="fr1" draw:name="Image63" text:anchor-type="as-char" svg:width="6.9236in" svg:height="3.956343in" draw:z-index="0">
<draw:image xlink:href="../Images/yкринформ/2023-04-02T09-13-00-03-00/630_360_1680415945-208.jpg" xlink:type="simple" xlink:show="embed" xlink:actuate="onLoad" draw:mime-type="image/jpeg"/>
</draw:frame>
On Sunday, April 2, Bulgaria citizens choose a new composition of the country's parliament, already in the last two years.</text:p>
      <text:p text:style-name="P4">
As Ukrinform reports, it reports <text:a xlink:type="simple" xlink:href="http://www.bta.bg/en/news/bulgaria/433968-bulgarians-vote-for-49th-national-assembly-on-sunday" text:style-name="Internet_20_link" text:visited-style-name="Visited_20_Internet_20_Link">
</text:a>
.</text:p>
      <text:p text:style-name="P4">
The polling stations opened at seven in the morning, and the Bulgarians will be able to give their voice by 20 o'clock. At the same time, if at 8:00 pm voters are still waiting in the line of polling station, the vote can continue until 9:00 pm.</text:p>
      <text:p text:style-name="P4">
For 240 seats in the 49th convocation <text:a xlink:type="simple" xlink:href="https://www.ukrinform.ua/tag-parlament" text:style-name="Internet_20_link" text:visited-style-name="Visited_20_Internet_20_Link">
</text:a>
4566 candidates compete. Of these, 1 341 women and 3 225 men.</text:p>
      <text:p text:style-name="P4">
According to the Central Election Commission, the number of voters who have a right -hand man is 6 594 593.</text:p>
      <text:p text:style-name="P4">
Newspaper <text:a xlink:type="simple" xlink:href="http://www.washingtonpost.com/politics/2023/03/31/bulgaria-election-parliament-russia/a4d825d8-cfcf-11ed-8907-156f0390d081_story.html" text:style-name="Internet_20_link" text:visited-style-name="Visited_20_Internet_20_Link">
</text:a>
He notes that this is the fifth in the last two years parliamentary elections in the country.</text:p>
      <text:p text:style-name="P4">
<text:span text:style-name="T4">
 Read also: </text:span>
 <text:a xlink:type="simple" xlink:href="https://www.ukrinform.ua/rubric-world/3688907-miljon-boepripasiv-dla-ukraini-u-bolgarii-poasnili-comu-ne-priednautsa-do-planu-es.html" text:style-name="Internet_20_link" text:visited-style-name="Visited_20_Internet_20_Link">
</text:a>
As reported by Ukrinform, President of Bulgaria Rumen Radev <text:a xlink:type="simple" xlink:href="https://www.ukrinform.ua/rubric-world/3664150-prezident-bolgarii-rozpustiv-parlament-vibori-priznacili-na-kviten.html" text:style-name="Internet_20_link" text:visited-style-name="Visited_20_Internet_20_Link">
</text:a>
On Thursday, February 2, he appointed early parliamentary elections on April 2.</text:p>
      <text:p text:style-name="P4">
News Source: <text:a xlink:type="simple" xlink:href="https://www.ukrinform.ua/rubric-world/3690480-u-bolgarii-prohodat-pati-za-dva-roki-parlamentski-vibori.html" text:style-name="Internet_20_link" text:visited-style-name="Visited_20_Internet_20_Link">
https://www.ukrinform.ua/rubric-world/3690480-u-bolgarii-prohodat-pati-za-dva-roki-parlamentski-vibori.html</text:a>
</text:p>
      <!--NEWS-->
      <text:h text:style-name="P10" text:outline-level="1">
<text:span text:style-name="T4">
The enemy fired 14 settlements of Kharkiv region in a day, is dead and wounded</text:span>
</text:h>
      <text:p text:style-name="P4">
Authors: Ukrinform (Person)</text:p>
      <text:p text:style-name="P4">
Publisher: Укринформ (Organization)</text:p>
      <text:p text:style-name="P4">
Published Time: 2023-04-02T09:26:30+03:00</text:p>
      <text:p text:style-name="P4">
Modified Time: 2023-04-02T09:26:30+03:00</text:p>
      <text:p text:style-name="P4">
Description: In the Kharkiv region, Russian invaders fired at at least 14 border settlements in the past 24 hours, and was killed and injured among civilians.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гибель', 'Харківщина', 'Війна з росією']</text:p>
      <text:p text:style-name="P4">
Type: Article</text:p>
      <!--METADATA-->
      <text:p text:style-name="P4">
<draw:frame draw:style-name="fr1" draw:name="Image64" text:anchor-type="as-char" svg:width="6.9236in" svg:height="3.956343in" draw:z-index="0">
<draw:image xlink:href="../Images/yкринформ/2023-04-02T09-26-30-03-00/630_360_1667562981-965.jpg" xlink:type="simple" xlink:show="embed" xlink:actuate="onLoad" draw:mime-type="image/jpeg"/>
</draw:frame>
In the last day, the Russian invaders fired at at least14 border settlements in the last day, the dead and wounded among civilians.</text:p>
      <text:p text:style-name="P4">
According to Ukrinform, the head of the Kharkiv Regional Military Administration Oleg Synigubov reported in <text:a xlink:type="simple" xlink:href="http://t.me/synegubov/5851" text:style-name="Internet_20_link" text:visited-style-name="Visited_20_Internet_20_Link">
</text:a>
.</text:p>
      <text:p text:style-name="P4">
The settlements of Kharkiv, Kupyansk Tachuguev districts of the region were suffering from enemy shelling. Among them - Kupyansk, two -year, sandy, starch, west, Udi, veterinary and others.</text:p>
      <text:p text:style-name="P4">
In the Kupyansk district, as a result of the blows of the Russian army in the village of Kutkovkazagyagin, a 43-year-old peaceful resident, another civilian-a man aged 46 years old wounded. The victim was hospitalized in a state of moderate.</text:p>
      <text:p text:style-name="P4">
In the village of Veliky Burluk with a rocket stroke from the S-300 installations, the invaders of damaging agricultural enterprises. In the village of Podola, a private house was damaged.</text:p>
      <text:p text:style-name="P4">
Demand work is ongoing in the region. According to Sinogubova, the podulus period of pyrotechnics of the State Emergency Service examined 6.5 hectares of the territory and neutralized 96 explosive objects.</text:p>
      <text:p text:style-name="P4">
"On the line of collision, our defenders reliably hold their positions and destroy the power and equipment of the enemy," the head of the Ova added.</text:p>
      <text:p text:style-name="P4">
<text:span text:style-name="T4">
 Read also: </text:span>
 <text:a xlink:type="simple" xlink:href="https://www.ukrinform.ua/rubric-ato/3690463-rosiani-za-dobu-poranili-patoh-ziteliv-doneccini.html" text:style-name="Internet_20_link" text:visited-style-name="Visited_20_Internet_20_Link">
</text:a>
As reported by Ukrinform, 60 shelling per day Russian troops carried out <text:a xlink:type="simple" xlink:href="https://www.ukrinform.ua/rubric-regions/3690471-rosijska-armia-za-dobu-60-raziv-atakuvala-hersonsinu-e-zagiblij.html" text:style-name="Internet_20_link" text:visited-style-name="Visited_20_Internet_20_Link">
</text:a>
. As a result of the enemy, a peaceful resident was injured, two more were injured.</text:p>
      <text:p text:style-name="P4">
News Source: <text:a xlink:type="simple" xlink:href="https://www.ukrinform.ua/rubric-regions/3690484-vorog-za-dobu-obstrilav-14-naselenih-punktiv-harkivsini-e-zagiblij-i-poranenij.html" text:style-name="Internet_20_link" text:visited-style-name="Visited_20_Internet_20_Link">
https://www.ukrinform.ua/rubric-regions/3690484-vorog-za-dobu-obstrilav-14-naselenih-punktiv-harkivsini-e-zagiblij-i-poranenij.html</text:a>
</text:p>
      <!--NEWS-->
      <text:h text:style-name="P10" text:outline-level="1">
<text:span text:style-name="T4">
NSDC Secretary proposed 12 steps in Crimea's de -occupation</text:span>
</text:h>
      <text:p text:style-name="P4">
Authors: Ukrinform (Person)</text:p>
      <text:p text:style-name="P4">
Publisher: Укринформ (Organization)</text:p>
      <text:p text:style-name="P4">
Published Time: 2023-04-02T09:30:00+03:00</text:p>
      <text:p text:style-name="P4">
Modified Time: 2023-04-02T09:30:00+03:00</text:p>
      <text:p text:style-name="P4">
Description: NSDC Secretary Oleksiy Danilov outlined 12 steps in the de -occupation of Crimea, which, among other things, is the punishment of Gaulayters and collaborators, the release of prisoners of prisoners and Crimean Tatars, the dismantling of the Crimean bridge and the renaming of Sevastopol to Akhtiar. - Ukrinform.</text:p>
      <text:p text:style-name="P4">
Images: ["<text:a xlink:type="simple" xlink:href="https://static.ukrinform.com/photos/2023_03/thumb_files/630_360_1677827697-619.jpg" text:style-name="Internet_20_link" text:visited-style-name="Visited_20_Internet_20_Link">
630_360_16778...</text:a>
"]</text:p>
      <text:p text:style-name="P4">
Tags: ['Крим', 'РНБО', 'Данілов', 'Стратегія деокупації Криму']</text:p>
      <text:p text:style-name="P4">
Type: Article</text:p>
      <!--METADATA-->
      <text:p text:style-name="P4">
<draw:frame draw:style-name="fr1" draw:name="Image65" text:anchor-type="as-char" svg:width="6.9236in" svg:height="3.956343in" draw:z-index="0">
<draw:image xlink:href="../Images/yкринформ/2023-04-02T09-30-00-03-00/630_360_1677827697-619.jpg" xlink:type="simple" xlink:show="embed" xlink:actuate="onLoad" draw:mime-type="image/jpeg"/>
</draw:frame>
Oleksiy Danilov, Secretarrneto, outlined 12 steps in the de -occupation of Crimea, where among the other there is a punishment of Gaulayters and collaborators, the release of prisoners of Ukrainian and Crimean Tatars, the dismantling of the Crimean bridge and the renaming of the Sevastopol to Akhtiar.</text:p>
      <text:p text:style-name="P4">
According to Ukrinform, he wrote about it in <text:a xlink:type="simple" xlink:href="https://www.facebook.com/danilov.oleksiy/posts/1659129164501327" text:style-name="Internet_20_link" text:visited-style-name="Visited_20_Internet_20_Link">
</text:a>
.</text:p>
      <text:p text:style-name="P4">
“I want to paintfully draw with wide strokes, like Ukraine is a decadeway to Crimea where they(Boilers and collaborations - order.)But they will be like the number one goals, ”Danilov said."The detailed and legally verified program is developed by the NSDC apparatus of Ukraine as an involvement of a wide range of specialists and experts, which will be reflected in the new -edited strategy for the de -occupation of Crimea," Danilov summed up.</text:p>
      <text:p text:style-name="P4">
<text:span text:style-name="T4">
 Read also: </text:span>
 <text:a xlink:type="simple" xlink:href="https://www.ukrinform.ua/rubric-crimea/3689562-deokupacia-krimu-rozvidka-retelno-analizue-dani-pro-riziki-pid-cas-zvilnenna-pivostrova.html" text:style-name="Internet_20_link" text:visited-style-name="Visited_20_Internet_20_Link">
</text:a>
As reported by Ukrinform, a permanent representative of the President of Ukraine to Tamilatazhav's ARC, on March 24, stated that the strategy of de -occupation and reintegration of the temporary -heated territory of Crimea and the city of Sevastopol will consolidate the key thesis that <text:a xlink:type="simple" xlink:href="https://www.ukrinform.ua/rubric-crimea/3686929-strategia-deokupacii-taseva-zaavila-so-zaversenna-vijni-rozpocnetsa-zi-zvilnenna-krimu.html" text:style-name="Internet_20_link" text:visited-style-name="Visited_20_Internet_20_Link">
</text:a>
 .</text:p>
      <text:p text:style-name="P4">
News Source: <text:a xlink:type="simple" xlink:href="https://www.ukrinform.ua/rubric-crimea/3690486-sekretar-rnbo-zaproponuvav-12-krokiv-deokupacii-krimu.html" text:style-name="Internet_20_link" text:visited-style-name="Visited_20_Internet_20_Link">
https://www.ukrinform.ua/rubric-crimea/3690486-sekretar-rnbo-zaproponuvav-12-krokiv-deokupacii-krimu.html</text:a>
</text:p>
      <!--NEWS-->
      <text:h text:style-name="P10" text:outline-level="1">
<text:span text:style-name="T4">
Al-Ain Yarmolenko and Rebrova played a draw with the leader of the UAE championship</text:span>
</text:h>
      <text:p text:style-name="P4">
Authors: Ukrinform (Person)</text:p>
      <text:p text:style-name="P4">
Publisher: Укринформ (Organization)</text:p>
      <text:p text:style-name="P4">
Published Time: 2023-04-02T09:33:26+03:00</text:p>
      <text:p text:style-name="P4">
Modified Time: 2023-04-02T09:33:26+03:00</text:p>
      <text:p text:style-name="P4">
Description: In the 21st round of the Championship of the United Arab Emirates from Al -in Football, the captain of the national team of Ukraine Andriy Yarmolenko, who trains the domestic specialist Sergey Rebrov, hosted the leader of the Al-Ahli Dubai championship at his own stadium. - Ukrinform.</text:p>
      <text:p text:style-name="P4">
Images: ["<text:a xlink:type="simple" xlink:href="https://static.ukrinform.com/photos/2023_04/thumb_files/630_360_1680417201-625.jpg" text:style-name="Internet_20_link" text:visited-style-name="Visited_20_Internet_20_Link">
630_360_16804...</text:a>
"]</text:p>
      <text:p text:style-name="P4">
Tags: ['Ярмоленко', 'Футбол', 'Ребров']</text:p>
      <text:p text:style-name="P4">
Type: Article</text:p>
      <!--METADATA-->
      <text:p text:style-name="P4">
<draw:frame draw:style-name="fr1" draw:name="Image66" text:anchor-type="as-char" svg:width="6.9236in" svg:height="3.956343in" draw:z-index="0">
<draw:image xlink:href="../Images/yкринформ/2023-04-02T09-33-26-03-00/630_360_1680417201-625.jpg" xlink:type="simple" xlink:show="embed" xlink:actuate="onLoad" draw:mime-type="image/jpeg"/>
</draw:frame>
In the 21st Muury of the Championship of the United Arab Emirates from Al-Ain "of Capanazbir of Ukraine Andriy Yarmolenko, who trains the domestic specialist of Cervirebrov, took the leader of the Al-Akhli Dubai championship at his own stadium.</text:p>
      <text:p text:style-name="P4">
As reports <text:a xlink:type="simple" xlink:href="https://uaf.ua/article/47920" text:style-name="Internet_20_link" text:visited-style-name="Visited_20_Internet_20_Link">
</text:a>
Ukrainian Football Association(Waf), Yarmolenko began a meeting on a bench for a spare and entered the game at the 70-and-minute, when his team was inferior with a score of 0: 1. Eventually, the businessmen were one ball, but they could no longer be able to - 1: 1, Ukrinform reports.</text:p>
      <text:p text:style-name="P4">
<text:span text:style-name="T4">
 Read also: </text:span>
 <text:a xlink:type="simple" xlink:href="https://www.ukrinform.ua/rubric-sports/3690391-apl-arsenal-iz-zincenkom-vdoma-rozgromiv-lids.html" text:style-name="Internet_20_link" text:visited-style-name="Visited_20_Internet_20_Link">
</text:a>
With 41 points in the asset, the team of Ukrainians goes the second in the standings of the tube, lagging behind their competitor by 5 points.</text:p>
      <text:p text:style-name="P4">
Photo: uaf.ua.</text:p>
      <text:p text:style-name="P4">
News Source: <text:a xlink:type="simple" xlink:href="https://www.ukrinform.ua/rubric-sports/3690487-alajn-armolenka-ta-rebrova-zigrav-vniciu-z-liderom-persosti-oae.html" text:style-name="Internet_20_link" text:visited-style-name="Visited_20_Internet_20_Link">
https://www.ukrinform.ua/rubric-sports/3690487-alajn-armolenka-ta-rebrova-zigrav-vniciu-z-liderom-persosti-oae.html</text:a>
</text:p>
      <!--NEWS-->
      <text:h text:style-name="P10" text:outline-level="1">
<text:span text:style-name="T4">
In Armenia after ratification of the Roman Statute stated that they would not delay Putin</text:span>
</text:h>
      <text:p text:style-name="P4">
Authors: Ukrinform (Person)</text:p>
      <text:p text:style-name="P4">
Publisher: Укринформ (Organization)</text:p>
      <text:p text:style-name="P4">
Published Time: 2023-04-02T09:45:06+03:00</text:p>
      <text:p text:style-name="P4">
Modified Time: 2023-04-02T09:45:06+03:00</text:p>
      <text:p text:style-name="P4">
Description: The ruling party of Armenia has neither the desire nor the intention of delaying the President of the Russian Federation Vladimir Putin, despite the fact that the Constitutional Court recognized as corresponding to the Constitution of the country, the obligations enshrined in the Roman Statute on the International Criminal Court (ICS).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Арешт', 'путін', 'Вірменія', 'росія', 'Міжнародний кримінальний суд', 'Римський статут', 'Війна з росією']</text:p>
      <text:p text:style-name="P4">
Type: Article</text:p>
      <!--METADATA-->
      <text:p text:style-name="P4">
<draw:frame draw:style-name="fr1" draw:name="Image67" text:anchor-type="as-char" svg:width="6.9236in" svg:height="3.956343in" draw:z-index="0">
<draw:image xlink:href="../Images/yкринформ/2023-04-02T09-45-06-03-00/630_360_1678784649-408.jpeg" xlink:type="simple" xlink:show="embed" xlink:actuate="onLoad" draw:mime-type="image/jpeg"/>
</draw:frame>
Armenia's governing party has neither a desire nor intention to detain Presidential Vladimir Putin, despite the fact that the Constitutional Court recognized as they respond to the Constitution of the country, the obligations enshrined in the Roman Statutor International Criminal Court(MKS).</text:p>
      <text:p text:style-name="P4">
Як передає Укрінформ, про це віцеспікер парламенту Вірменії Акоп Аршакянзаявив в інтерв’ю <text:a xlink:type="simple" xlink:href="https://armenpress.am/rus/news/1107750.html" text:style-name="Internet_20_link" text:visited-style-name="Visited_20_Internet_20_Link">
 </text:a>
.</text:p>
      <text:p text:style-name="P4">
“Of course, the ruling party and the team do not have such intention or desire(delay <text:a xlink:type="simple" xlink:href="https://www.ukrinform.ua/tag-putin" text:style-name="Internet_20_link" text:visited-style-name="Visited_20_Internet_20_Link">
</text:a>
- order.)”, - said Arshakian.</text:p>
      <text:p text:style-name="P4">
At the same time, he added that in the ratification of the Roman Statute in the country of Aretputin will not be inevitable.</text:p>
      <text:p text:style-name="P4">
“Today we have signed an agreement with another country, under which the Roman Statute is not full for our bilateral relations. This settlement is possible with Russia. But this is just one of the options. There are others. One thing is clear: we heard the fears expressed by the Russian Federation, and I think we will be able to achieve the provision of a further process related to the Roman Charter, did not harm the strategic relations between Armenia and Russia, ”VesesPicker said.</text:p>
      <text:p text:style-name="P4">
<text:span text:style-name="T4">
 Read also: </text:span>
 <text:a xlink:type="simple" xlink:href="https://www.ukrinform.ua/rubric-world/3686531-ugorsina-ne-zaarestovuvatime-putina-u-razi-jogo-vizitu-do-kraini.html" text:style-name="Internet_20_link" text:visited-style-name="Visited_20_Internet_20_Link">
</text:a>
As it was reported, on March 17, the Chamber of Preliminary Proceedings of the International Criminal Court <text:a xlink:type="simple" xlink:href="https://www.ukrinform.ua/rubric-world/3683849-miznarodnij-kriminalnij-sud-vidav-order-na-arest-putina.html" text:style-name="Internet_20_link" text:visited-style-name="Visited_20_Internet_20_Link">
</text:a>
Putin and Lviv-Belova. The President of the Russian Federation and the Commissioner of the President of the Russian Federation are suspected of military crimes - illegal deportation and distorting the population, including children, from the occupied territory of Ukraine, it was not more than on February 24, 2022.</text:p>
      <text:p text:style-name="P4">
<text:span text:style-name="T4">
 Read also: </text:span>
 <text:a xlink:type="simple" xlink:href="https://www.ukrinform.ua/rubric-world/3685509-u-kremli-vvazaut-so-snd-perestae-buti-bezpecnim-prostorom-dla-putina-roszmi.html" text:style-name="Internet_20_link" text:visited-style-name="Visited_20_Internet_20_Link">
</text:a>
On March 24, the Armenian Constitutional Court declared that the country's constitution, the obligations enshrined in the Roman Statute on the International Criminal Court.</text:p>
      <text:p text:style-name="P4">
News Source: <text:a xlink:type="simple" xlink:href="https://www.ukrinform.ua/rubric-world/3690491-u-virmenii-pisla-ratifikacii-rimskogo-statutu-zaavili-so-ne-budut-zatrimuvati-putina.html" text:style-name="Internet_20_link" text:visited-style-name="Visited_20_Internet_20_Link">
https://www.ukrinform.ua/rubric-world/3690491-u-virmenii-pisla-ratifikacii-rimskogo-statutu-zaavili-so-ne-budut-zatrimuvati-putina.html</text:a>
</text:p>
      <!--NEWS-->
      <text:h text:style-name="P10" text:outline-level="1">
<text:span text:style-name="T4">
Turkey has completed the Ratification process of Finland's accession to NATO</text:span>
</text:h>
      <text:p text:style-name="P4">
Authors: Ukrinform (Person)</text:p>
      <text:p text:style-name="P4">
Publisher: Укринформ (Organization)</text:p>
      <text:p text:style-name="P4">
Published Time: 2023-04-02T09:47:16+03:00</text:p>
      <text:p text:style-name="P4">
Modified Time: 2023-04-02T09:47:16+03:00</text:p>
      <text:p text:style-name="P4">
Description: In Turkey, the Law on Ratification of the Protocol on Finland's accession to NATO came into force after the official publication. - Ukrinform.</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НАТО', 'Туреччина']</text:p>
      <text:p text:style-name="P4">
Type: Article</text:p>
      <!--METADATA-->
      <text:p text:style-name="P4">
<draw:frame draw:style-name="fr1" draw:name="Image68" text:anchor-type="as-char" svg:width="6.9236in" svg:height="3.956343in" draw:z-index="0">
<draw:image xlink:href="../Images/yкринформ/2023-04-02T09-47-16-03-00/630_360_1651463802-652.jpg" xlink:type="simple" xlink:show="embed" xlink:actuate="onLoad" draw:mime-type="image/jpeg"/>
</draw:frame>
The law on ratification of the protocol on Finland's accession to NATO came into force after the official publication.</text:p>
      <text:p text:style-name="P4">
As Ukrinform reports, it reports <text:a xlink:type="simple" xlink:href="http://www.resmigazete.gov.tr/eskiler/2023/04/20230401-14.htm" text:style-name="Internet_20_link" text:visited-style-name="Visited_20_Internet_20_Link">
</text:a>
Turkey.</text:p>
      <text:p text:style-name="P4">
“To recognize the ratification of the“ Journal Protocol <text:a xlink:type="simple" xlink:href="https://www.ukrinform.ua/tag-finlandia" text:style-name="Internet_20_link" text:visited-style-name="Visited_20_Internet_20_Link">
</text:a>
to the North Atlantic Treaty, signed in Brussels on July 5, 2022. This law comes into force on the day of publication, ”the message reads.</text:p>
      <text:p text:style-name="P4">
The document was published on the night of April 2.</text:p>
      <text:p text:style-name="P4">
<text:span text:style-name="T4">
 Read also: </text:span>
 <text:a xlink:type="simple" xlink:href="https://www.ukrinform.ua/rubric-world/3689697-usi-kraini-nato-ratifikuvali-zaavku-finlandii-na-vstup-do-alansu-premerministr.html" text:style-name="Internet_20_link" text:visited-style-name="Visited_20_Internet_20_Link">
</text:a>
As reported <text:a xlink:type="simple" xlink:href="https://www.ukrinform.ua/rubric-world/3689652-parlament-tureccini-shvaliv-vstup-finlandii-do-nato.html" text:style-name="Internet_20_link" text:visited-style-name="Visited_20_Internet_20_Link">
</text:a>
, earlier the draft enlightenment of Finland's accession in NATO was adopted by the General Assembly of the Grand National Assembly(parliament)Turkey.</text:p>
      <text:p text:style-name="P4">
News Source: <text:a xlink:type="simple" xlink:href="https://www.ukrinform.ua/rubric-world/3690493-tureccina-zaversila-proces-ratifikacii-vstupu-finlandii-v-nato.html" text:style-name="Internet_20_link" text:visited-style-name="Visited_20_Internet_20_Link">
https://www.ukrinform.ua/rubric-world/3690493-tureccina-zaversila-proces-ratifikacii-vstupu-finlandii-v-nato.html</text:a>
</text:p>
      <!--NEWS-->
      <text:h text:style-name="P10" text:outline-level="1">
<text:span text:style-name="T4">
The Ukrainian Boxing team won the team test at the International Tournament in Lithuania</text:span>
</text:h>
      <text:p text:style-name="P4">
Authors: Ukrinform (Person)</text:p>
      <text:p text:style-name="P4">
Publisher: Укринформ (Organization)</text:p>
      <text:p text:style-name="P4">
Published Time: 2023-04-02T10:02:00+03:00</text:p>
      <text:p text:style-name="P4">
Modified Time: 2023-04-02T10:02:00+03:00</text:p>
      <text:p text:style-name="P4">
Description: 13 awards (6 gold, 2 silver, 5 bronze) and first place in the team standings among 17 participating countries-is the result of a speech of the national team of Ukraine at the 27th International Boxing Tournament of class A named after Algrdas Shotsikas, which ended in Lithuanian Kaunas. - Ukrinform.</text:p>
      <text:p text:style-name="P4">
Images: ["<text:a xlink:type="simple" xlink:href="https://static.ukrinform.com/photos/2023_04/thumb_files/630_360_1680419004-132.jpg" text:style-name="Internet_20_link" text:visited-style-name="Visited_20_Internet_20_Link">
630_360_16804...</text:a>
"]</text:p>
      <text:p text:style-name="P4">
Tags: ['Бокс']</text:p>
      <text:p text:style-name="P4">
Type: Article</text:p>
      <!--METADATA-->
      <text:p text:style-name="P4">
<draw:frame draw:style-name="fr1" draw:name="Image69" text:anchor-type="as-char" svg:width="6.9236in" svg:height="3.956343in" draw:z-index="0">
<draw:image xlink:href="../Images/yкринформ/2023-04-02T10-02-00-03-00/630_360_1680419004-132.jpg" xlink:type="simple" xlink:show="embed" xlink:actuate="onLoad" draw:mime-type="image/jpeg"/>
</draw:frame>
13 awards(6 gold, 2 silver, 5 bronze)And the first place in the overall team member among the 17 member countries is the result of a speech of the national team of Ukraine at the 27-Metroment of the International Boxing Tournament of the Algrdas Shocys, which ended in Lithuanian Kaunas.</text:p>
      <text:p text:style-name="P4">
As <text:a xlink:type="simple" xlink:href="https://www.facebook.com/search/top" text:style-name="Internet_20_link" text:visited-style-name="Visited_20_Internet_20_Link">
</text:a>
The Boxing Federation of Ukraine, the Vicechiompion of the 2020 Olympiad, Alexander Khizhnyak, in addition to Gold, also won the title of the best boxer of the tournament, Ukrinform reports.</text:p>
      <text:p text:style-name="P4">
The winners of the competition in their weight categories were: Aider Abduraimov(57kg), Daniel bored(63,5 kg), Victor Petrov(67 kg), Yuri Zakhareev(71 kg), Alexander Khizhnyak(80 kg), Arkady Kartsan(92 kg).</text:p>
      <text:p text:style-name="P4">
<text:span text:style-name="T4">
Читайте також:</text:span>
 <text:a xlink:type="simple" xlink:href="https://www.ukrinform.ua/rubric-sports/3690428-hiznak-vigrav-bokserskij-turnir-u-litvi.html" text:style-name="Internet_20_link" text:visited-style-name="Visited_20_Internet_20_Link">
 </text:a>
The second place of the pedestal went down: Dmitry Zamotayev(51 kg)and Raisa Piskun(80 kg).</text:p>
      <text:p text:style-name="P4">
<text:span text:style-name="T4">
Читайте також:</text:span>
 <text:a xlink:type="simple" xlink:href="https://www.ukrinform.ua/rubric-sports/3690423-ukrainec-zahareev-vigrav-bokserskij-turnir-u-litvi.html" text:style-name="Internet_20_link" text:visited-style-name="Visited_20_Internet_20_Link">
 </text:a>
Bronze awards won: Elmir Nabiyev(54 kg), Oleg Chlyacheev(57 kg), Taras Bondarchuk(57 kg), Bogdan Tolmachev(86 kg)and Cyril of the parking lot(More than 92kg).</text:p>
      <text:p text:style-name="P4">
На фото: Олександр Хижняк.</text:p>
      <text:p text:style-name="P4">
News Source: <text:a xlink:type="simple" xlink:href="https://www.ukrinform.ua/rubric-sports/3690495-zbirna-ukraini-z-boksu-vigrala-komandnij-zalik-na-miznarodnomu-turniri-u-litvi.html" text:style-name="Internet_20_link" text:visited-style-name="Visited_20_Internet_20_Link">
https://www.ukrinform.ua/rubric-sports/3690495-zbirna-ukraini-z-boksu-vigrala-komandnij-zalik-na-miznarodnomu-turniri-u-litvi.html</text:a>
</text:p>
      <!--NEWS-->
      <text:h text:style-name="P10" text:outline-level="1">
<text:span text:style-name="T4">
The European Union will oppose Russia's abuse during the presidency in the UN -BORREL Council</text:span>
</text:h>
      <text:p text:style-name="P4">
Authors: Ukrinform (Person)</text:p>
      <text:p text:style-name="P4">
Publisher: Укринформ (Organization)</text:p>
      <text:p text:style-name="P4">
Published Time: 2023-04-02T10:10:11+03:00</text:p>
      <text:p text:style-name="P4">
Modified Time: 2023-04-02T10:10:11+03:00</text:p>
      <text:p text:style-name="P4">
Description: The European Union will oppose Russia's abuse during its presidency in April in the UN Security Council.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росія', 'Радбез ООН', 'Боррель']</text:p>
      <text:p text:style-name="P4">
Type: Article</text:p>
      <!--METADATA-->
      <text:p text:style-name="P4">
<draw:frame draw:style-name="fr1" draw:name="Image70" text:anchor-type="as-char" svg:width="6.9236in" svg:height="3.956343in" draw:z-index="0">
<draw:image xlink:href="../Images/yкринформ/2023-04-02T10-10-11-03-00/630_360_1667561515-584.jpg" xlink:type="simple" xlink:show="embed" xlink:actuate="onLoad" draw:mime-type="image/jpeg"/>
</draw:frame>
The European Union will oppose Russia's abuse during its chairmanship in April in the UN Security Council.</text:p>
      <text:p text:style-name="P4">
As Ukrinform reports, about it in <text:a xlink:type="simple" xlink:href="http://twitter.com/JosepBorrellF/status/1642266407369834499" text:style-name="Internet_20_link" text:visited-style-name="Visited_20_Internet_20_Link">
</text:a>
The European Union on Foreign Affairs and Security Policy of Josep Borrel reports.</text:p>
      <text:p text:style-name="P4">
“The EU will oppose any abuse by Russian presidency(Uradbezi - Ed.)», - he wrote.</text:p>
      <text:p text:style-name="P4">
According to Borrel, despite the fact that <text:a xlink:type="simple" xlink:href="https://www.ukrinform.ua/tag-rosia" text:style-name="Internet_20_link" text:visited-style-name="Visited_20_Internet_20_Link">
</text:a>
An epoch member of the Security Council, it constantly violates the very essence of the legal basis.</text:p>
      <text:p text:style-name="P4">
"The beginning of Russia's presidency in the UN Security Council, it is just appropriate until April the first of April," he summed up.</text:p>
      <text:p text:style-name="P4">
<text:span text:style-name="T4">
 Read also: </text:span>
 <text:a xlink:type="simple" xlink:href="https://www.ukrinform.ua/rubric-diaspora/3690440-ukrainci-v-nujorku-vijsli-na-protest-proti-golovuvanna-rosii-u-radbezi-oon.html" text:style-name="Internet_20_link" text:visited-style-name="Visited_20_Internet_20_Link">
</text:a>
As it was reported, the presidency in the UN Security Council is changing every month alternately. In January, Japan presented, in February - Malta, in March - mobic, in April according to plan - Russia, in May - Switzerland, in June - the UAE.</text:p>
      <text:p text:style-name="P4">
Foreign Minister of Ukraine Dmytro Kuleba <text:a xlink:type="simple" xlink:href="https://www.ukrinform.ua/rubric-polytics/3690355-kuleba-zaklikav-ne-dati-moskvi-zlovzivati-golovuvannam-u-radbezi-oon.html" text:style-name="Internet_20_link" text:visited-style-name="Visited_20_Internet_20_Link">
</text:a>
 .</text:p>
      <text:p text:style-name="P4">
News Source: <text:a xlink:type="simple" xlink:href="https://www.ukrinform.ua/rubric-world/3690498-evrosouz-vistupatime-proti-zlovzivan-rosii-pid-cas-golovuvanna-v-radbezi-oon-borrel.html" text:style-name="Internet_20_link" text:visited-style-name="Visited_20_Internet_20_Link">
https://www.ukrinform.ua/rubric-world/3690498-evrosouz-vistupatime-proti-zlovzivan-rosii-pid-cas-golovuvanna-v-radbezi-oon-borrel.html</text:a>
</text:p>
      <!--NEWS-->
      <text:h text:style-name="P10" text:outline-level="1">
<text:span text:style-name="T4">
In the Nikopol district, air alarm lasted almost 12 hours</text:span>
</text:h>
      <text:p text:style-name="P4">
Authors: Ukrinform (Person)</text:p>
      <text:p text:style-name="P4">
Publisher: Укринформ (Organization)</text:p>
      <text:p text:style-name="P4">
Published Time: 2023-04-02T10:14:13+03:00</text:p>
      <text:p text:style-name="P4">
Modified Time: 2023-04-02T10:14:13+03:00</text:p>
      <text:p text:style-name="P4">
Description: In the Nikopol district of Dnipropetrovsk region, air alarm lasted almost 12 hour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Дніпропетровщина', 'Війна з росією', 'Повітряна тривога']</text:p>
      <text:p text:style-name="P4">
Type: Article</text:p>
      <!--METADATA-->
      <text:p text:style-name="P4">
<draw:frame draw:style-name="fr1" draw:name="Image71" text:anchor-type="as-char" svg:width="6.9236in" svg:height="3.956343in" draw:z-index="0">
<draw:image xlink:href="../Images/yкринформ/2023-04-02T10-14-13-03-00/630_360_1645871571-868.jpg" xlink:type="simple" xlink:show="embed" xlink:actuate="onLoad" draw:mime-type="image/jpeg"/>
</draw:frame>
The Unikopol district of Dnipropetrovsk region has lasted almost 12 hours.</text:p>
      <text:p text:style-name="P4">
About it in <text:a xlink:type="simple" xlink:href="https://t.me/mykola_lukashuk/3999" text:style-name="Internet_20_link" text:visited-style-name="Visited_20_Internet_20_Link">
</text:a>
Mykola Lukashuk, the Chief Properepetrovsk Regional Council, reported, Ukrinform reports.</text:p>
      <text:p text:style-name="P4">
"In Nikopol region, the alarm reported for almost 12 hours.</text:p>
      <text:p text:style-name="P4">
<text:span text:style-name="T4">
 Read also: </text:span>
 <text:a xlink:type="simple" xlink:href="https://www.ukrinform.ua/rubric-ato/3690469-rosia-vivela-u-corne-more-tri-raketonosii-zagalnij-zalp-20-kalibriv.html" text:style-name="Internet_20_link" text:visited-style-name="Visited_20_Internet_20_Link">
</text:a>
Lukashuk noted that in <text:a xlink:type="simple" xlink:href="https://www.ukrinform.ua/tag-dnipropetrovsina" text:style-name="Internet_20_link" text:visited-style-name="Visited_20_Internet_20_Link">
</text:a>
The night has gone without shelling, in the communities - quietly, everywhere the situation is controlled.</text:p>
      <text:p text:style-name="P4">
As reported by Ukrinform, last day <text:a xlink:type="simple" xlink:href="https://www.ukrinform.ua/rubric-ato/3690454-zsu-vidbili-ponad-70-vorozih-atak-na-cotiroh-napramkah.html" text:style-name="Internet_20_link" text:visited-style-name="Visited_20_Internet_20_Link">
</text:a>
 .</text:p>
      <text:p text:style-name="P4">
News Source: <text:a xlink:type="simple" xlink:href="https://www.ukrinform.ua/rubric-regions/3690499-u-nikopolskomu-rajoni-povitrana-trivoga-trivala-majze-12-godin.html" text:style-name="Internet_20_link" text:visited-style-name="Visited_20_Internet_20_Link">
https://www.ukrinform.ua/rubric-regions/3690499-u-nikopolskomu-rajoni-povitrana-trivoga-trivala-majze-12-godin.html</text:a>
</text:p>
      <!--NEWS-->
      <text:h text:style-name="P10" text:outline-level="1">
<text:span text:style-name="T4">
Lavrov and Blinken had a phone call</text:span>
</text:h>
      <text:p text:style-name="P4">
Authors: liveuamap (Language: en)</text:p>
      <text:p text:style-name="P4">
Time: 2023-04-02T10:16:53</text:p>
      <text:p text:style-name="P4">
Location: Moskva, Moscow (Latitude:55.74538 Longtitude:37.58474)</text:p>
      <text:p text:style-name="P4">
Videos: []</text:p>
      <text:p text:style-name="P4">
Images: []</text:p>
      <text:p text:style-name="P4">
Tags: ["Russia", "Central and Eastern Europe"]</text:p>
      <text:p text:style-name="P4">
Id: 22553131</text:p>
      <!--METADATA-->
      <text:p text:style-name="P4">
Lavrov and Blinken had a phone call</text:p>
      <text:p text:style-name="P4">
News Collection Link: <text:a xlink:type="simple" xlink:href="https://russia.liveuamap.com/en/2023/2-april-lavrov-and-blinken-had-a-phone-call" text:style-name="Internet_20_link" text:visited-style-name="Visited_20_Internet_20_Link">
https://russia.liveuamap.com/en/2023/2-april-lavrov-and-blinken-had-a-phone-call</text:a>
</text:p>
      <text:p text:style-name="P4">
News Source: <text:a xlink:type="simple" xlink:href="https://t.me/rian_ru/198664" text:style-name="Internet_20_link" text:visited-style-name="Visited_20_Internet_20_Link">
https://t.me/rian_ru/198664</text:a>
</text:p>
      <!--NEWS-->
      <text:h text:style-name="P10" text:outline-level="1">
<text:span text:style-name="T4">
In occupied Melitopol, explosions in the locomotive depot are heard</text:span>
</text:h>
      <text:p text:style-name="P4">
Authors: Ukrinform (Person)</text:p>
      <text:p text:style-name="P4">
Publisher: Укринформ (Organization)</text:p>
      <text:p text:style-name="P4">
Published Time: 2023-04-02T10:18:00+03:00</text:p>
      <text:p text:style-name="P4">
Modified Time: 2023-04-02T10:18:00+03:00</text:p>
      <text:p text:style-name="P4">
Description: In the locomotive depot of the temporarily occupied Melitopol of the Zaporozhye region, explosions are hear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Війна з росією']</text:p>
      <text:p text:style-name="P4">
Type: Article</text:p>
      <!--METADATA-->
      <text:p text:style-name="P4">
<draw:frame draw:style-name="fr1" draw:name="Image72" text:anchor-type="as-char" svg:width="6.9236in" svg:height="3.956343in" draw:z-index="0">
<draw:image xlink:href="../Images/yкринформ/2023-04-02T10-18-00-03-00/630_360_1669987737-966.jpg" xlink:type="simple" xlink:show="embed" xlink:actuate="onLoad" draw:mime-type="image/jpeg"/>
</draw:frame>
The blasting depot of the temporarily occupied Melitopol of the Zaporozhye region.</text:p>
      <text:p text:style-name="P4">
About it in _ <text:a xlink:type="simple" xlink:href="https://t.me/ivan_fedorov_melitopol/1633" text:style-name="Internet_20_link" text:visited-style-name="Visited_20_Internet_20_Link">
</text:a>
_ reports Melitopol Ivan Fedorov, Ukrinform reports.</text:p>
      <text:p text:style-name="P4">
"Explosive Sunday for occupiers in <text:a xlink:type="simple" xlink:href="http://t.me/ivan_fedorov_melitopol/1633" text:style-name="Internet_20_link" text:visited-style-name="Visited_20_Internet_20_Link">
</text:a>
. У місті лунають вибухи", - написав він.</text:p>
      <text:p text:style-name="P4">
Про те, що в місті пролунав вибух, пишуть і окупаційні Телеграм-канали.</text:p>
      <text:p text:style-name="P4">
У наступному повідомленні Федоров додав, що "щось вибухає у локомотивномудепо", а жителі бачать чорний дим.</text:p>
      <text:p text:style-name="P4">
"Не щастить окупантам Мелітополя з локомотивним депо. Вже втретє за тижденьщось там вибухає", - <text:a xlink:type="simple" xlink:href="https://t.me/ivan_fedorov_melitopol/1634" text:style-name="Internet_20_link" text:visited-style-name="Visited_20_Internet_20_Link">
 </text:a>
he.</text:p>
      <text:p text:style-name="P4">
<text:span text:style-name="T4">
 Read also: </text:span>
 <text:a xlink:type="simple" xlink:href="https://www.ukrinform.ua/rubric-ato/3680224-pisla-bavovni-u-mariupoli-vorog-peregrupuvavsa-i-viviv-logisticni-centri-za-mezi-mista.html" text:style-name="Internet_20_link" text:visited-style-name="Visited_20_Internet_20_Link">
</text:a>
Earlier it was reported that this week in Melitopol and the district there was a liquidated database of the invaders. In addition, the composition of a brigadylocomotive depot was identified, which contributes to the transportation of heavy weapons from the Crimea to the front or the removal of iron ore from Dnieper to Russia.</text:p>
      <text:p text:style-name="P4">
News Source: <text:a xlink:type="simple" xlink:href="https://www.ukrinform.ua/rubric-ato/3690497-u-melitopoli-progrimiv-vibuh.html" text:style-name="Internet_20_link" text:visited-style-name="Visited_20_Internet_20_Link">
https://www.ukrinform.ua/rubric-ato/3690497-u-melitopoli-progrimiv-vibuh.html</text:a>
</text:p>
      <!--NEWS-->
      <text:h text:style-name="P10" text:outline-level="1">
<text:span text:style-name="T4">
Turkish drone AKINCI with Ukrainian engine struck the target at a distance of 140 kilometers</text:span>
</text:h>
      <text:p text:style-name="P4">
Authors: Ukrinform (Person)</text:p>
      <text:p text:style-name="P4">
Publisher: Укринформ (Organization)</text:p>
      <text:p text:style-name="P4">
Published Time: 2023-04-02T10:30:00+03:00</text:p>
      <text:p text:style-name="P4">
Modified Time: 2023-04-02T10:30:00+03:00</text:p>
      <text:p text:style-name="P4">
Description: The AKINCI combat drone, created by Baykar Makina, which stands the Ukrainian production engine, struck the target at a distance of 140 kilometers. - Ukrinform.</text:p>
      <text:p text:style-name="P4">
Images: ["<text:a xlink:type="simple" xlink:href="https://static.ukrinform.com/photos/2023_04/thumb_files/630_360_1680420565-128.jpg" text:style-name="Internet_20_link" text:visited-style-name="Visited_20_Internet_20_Link">
630_360_16804...</text:a>
"]</text:p>
      <text:p text:style-name="P4">
Tags: ['Безпілотник', 'Ракета', 'Туреччина']</text:p>
      <text:p text:style-name="P4">
Type: Article</text:p>
      <!--METADATA-->
      <text:p text:style-name="P4">
<draw:frame draw:style-name="fr1" draw:name="Image73" text:anchor-type="as-char" svg:width="6.9236in" svg:height="3.956343in" draw:z-index="0">
<draw:image xlink:href="../Images/yкринформ/2023-04-02T10-30-00-03-00/630_360_1680420565-128.jpg" xlink:type="simple" xlink:show="embed" xlink:actuate="onLoad" draw:mime-type="image/jpeg"/>
</draw:frame>
The Akinci Fighter, created by Baykar Makina, on which the engine of Ukrainian production, struck the target at a distance of 140 kilometers.</text:p>
      <text:p text:style-name="P4">
About it reports Ukrinform with reference to the message Baykar Makin in <text:a xlink:type="simple" xlink:href="http://twitter.com/BaykarTech/status/1641889802055307271" text:style-name="Internet_20_link" text:visited-style-name="Visited_20_Internet_20_Link">
</text:a>
It is indicated that UAVs rising into the air in the center of the ink, the province of Tekrdag. The goal was affected in the Sinop area in the Black Sea Region. The distance between the drone and the purpose at the time of start was 140km. After that, Akinci UAV successfully landed in black.</text:p>
      <text:p text:style-name="Quotations">

<text:p text:style-name="P4">
Bayraktar <text:a xlink:type="simple" xlink:href="https://twitter.com/hashtag/AKINCI" text:style-name="Internet_20_link" text:visited-style-name="Visited_20_Internet_20_Link">
&gt;
</text:a>
 ✈️🐳🚀 <text:a xlink:type="simple" xlink:href="https://twitter.com/hashtag/%C4%B0HA230" text:style-name="Internet_20_link" text:visited-style-name="Visited_20_Internet_20_Link">
&gt;
 </text:a>
&gt;
 Supersonic missile shooting test&gt;
&gt;
 📍 Tekirdağ / Çorlu 🛫&gt;
 📍 Sinop / Black Sea 🚀&gt;
 🎯 Target distance / Target Dance: 140 km&gt;
 📍 Tekirdağ / Çorlu 🛬 <text:a xlink:type="simple" xlink:href="https://twitter.com/hashtag/BAYKAR" text:style-name="Internet_20_link" text:visited-style-name="Visited_20_Internet_20_Link">
&gt;
</text:a>
 🤝 <text:a xlink:type="simple" xlink:href="https://twitter.com/roketsan" text:style-name="Internet_20_link" text:visited-style-name="Visited_20_Internet_20_Link">
&gt;
 </text:a>
 <text:a xlink:type="simple" xlink:href="https://twitter.com/hashtag/%C4%B0HA230" text:style-name="Internet_20_link" text:visited-style-name="Visited_20_Internet_20_Link">
&gt;
 </text:a>
&gt;
 Supersonic Missile Firing Test <text:a xlink:type="simple" xlink:href="https://t.co/uWEoFmgtcm" text:style-name="Internet_20_link" text:visited-style-name="Visited_20_Internet_20_Link">
 </text:a>
&gt;
&gt;
 - Baykar(@BaykarTech) <text:a xlink:type="simple" xlink:href="https://twitter.com/BaykarTech/status/1641889802055307271" text:style-name="Internet_20_link" text:visited-style-name="Visited_20_Internet_20_Link">
&gt;
 </text:a>
As noted in <text:a xlink:type="simple" xlink:href="http://twitter.com/Selcuk/status/1641892361843220480" text:style-name="Internet_20_link" text:visited-style-name="Visited_20_Internet_20_Link">
</text:a>
Baykar Makin Technical Director Selchuk Baracar, it was the first shunting test of firing a supersonic controlled missile.</text:p>

</text:p>
      <text:p text:style-name="P4">
The İha-230 rocket was developed and released by the Turkish company Roketsan.</text:p>
      <text:p text:style-name="P4">
<text:span text:style-name="T4">
 Read also: </text:span>
 <text:a xlink:type="simple" xlink:href="https://www.ukrinform.ua/rubric-technology/3687805-u-tureccini-gotuut-do-persogo-polotu-novij-bayraktar.html" text:style-name="Internet_20_link" text:visited-style-name="Visited_20_Internet_20_Link">
</text:a>
As the CEO of the Turkish company Baykar Makinahaluk Baracar said earlier in an interview with Ukrinform, on <text:a xlink:type="simple" xlink:href="https://www.ukrinform.ua/tag-bezpilotnik" text:style-name="Internet_20_link" text:visited-style-name="Visited_20_Internet_20_Link">
</text:a>
AKINCIs are different in power of Ukrainian production engines on different versions of this combat drone. In particular, it is the power of production of production of SE "Ivchenko-Progress" and JSC "Motor Sich".</text:p>
      <text:p text:style-name="P4">
News Source: <text:a xlink:type="simple" xlink:href="https://www.ukrinform.ua/rubric-technology/3690503-tureckij-bezpilotnik-akinci-z-ukrainskim-dvigunom-uraziv-cil-na-vidstani-140-kilometriv.html" text:style-name="Internet_20_link" text:visited-style-name="Visited_20_Internet_20_Link">
https://www.ukrinform.ua/rubric-technology/3690503-tureckij-bezpilotnik-akinci-z-ukrainskim-dvigunom-uraziv-cil-na-vidstani-140-kilometriv.html</text:a>
</text:p>
      <!--NEWS-->
      <text:h text:style-name="P10" text:outline-level="1">
<text:span text:style-name="T4">
In the Donetsk direction the enemy retreated from some positions - the forces of defense</text:span>
</text:h>
      <text:p text:style-name="P4">
Authors: Ukrinform (Person)</text:p>
      <text:p text:style-name="P4">
Publisher: Укринформ (Organization)</text:p>
      <text:p text:style-name="P4">
Published Time: 2023-04-02T10:33:38+03:00</text:p>
      <text:p text:style-name="P4">
Modified Time: 2023-04-02T10:33:38+03:00</text:p>
      <text:p text:style-name="P4">
Description: Thanks to the coordinated and skillful actions of Ukrainian defenders in the Donetsk direction, the enemy retreated from some positions, now the Ukrainian military has positions for defense. - Ukrinform.</text:p>
      <text:p text:style-name="P4">
Images: ["<text:a xlink:type="simple" xlink:href="https://static.ukrinform.com/photos/2023_03/thumb_files/630_360_1678804860-462.jpg" text:style-name="Internet_20_link" text:visited-style-name="Visited_20_Internet_20_Link">
630_360_16788...</text:a>
"]</text:p>
      <text:p text:style-name="P4">
Tags: ['ЗСУ', 'Схід України', 'Війна з росією', 'Єдині новини']</text:p>
      <text:p text:style-name="P4">
Type: Article</text:p>
      <!--METADATA-->
      <text:p text:style-name="P4">
<draw:frame draw:style-name="fr1" draw:name="Image74" text:anchor-type="as-char" svg:width="6.9236in" svg:height="3.956343in" draw:z-index="0">
<draw:image xlink:href="../Images/yкринформ/2023-04-02T10-33-38-03-00/630_360_1678804860-462.jpg" xlink:type="simple" xlink:show="embed" xlink:actuate="onLoad" draw:mime-type="image/jpeg"/>
</draw:frame>
Thanks to the adjacent and skillful actions of Ukrainian defenders in the Donetsk direction, he has been enemy from some positions, now the Ukrainian military has positions for defense.</text:p>
      <text:p text:style-name="P4">
According to Ukrinform, the reporter of the united Press Center of Defense forces of Tavriysky Alexeydmitrashkivskyi.</text:p>
      <text:p text:style-name="P4">
“The information about the emergence of the Wagnets has already appeared, but there is no confirmation that there is no Wagnerivtsi. The enemy takes offensive actions in the area of Avdiivka, Marinka and Karlovka. Over the past day, he carried out 30 assault actions, today - 10. All offensive actions of the enemy took place without the support of the equipment, only in one case the enemy applied two tanks, ”the spokesman said.</text:p>
      <text:p text:style-name="P4">
<text:span text:style-name="T4">
 Read also: </text:span>
 <text:a xlink:type="simple" xlink:href="https://www.ukrinform.ua/rubric-ato/3690238-ukrainski-vijska-vidnovili-pozicii-v-rajoni-bahmuta-isw.html" text:style-name="Internet_20_link" text:visited-style-name="Visited_20_Internet_20_Link">
</text:a>
He added that the enemy has significant losses in personnel and equipment, but, given intelligence, there is a accumulation of technology in the Verkhnotoretsky area. There is an assumption that in the near future, the invaders will start to start more powerful fighting.</text:p>
      <text:p text:style-name="P4">
At the same time, according to Dmitryashkivsky, thanks to the coordinated and skillful diamond Ukrainian defenders in the Donetsk direction, the enemy retreated from some of the positions, now the Ukrainian military has positions for defense.</text:p>
      <text:p text:style-name="P4">
In the Zaporizhzhya direction, the enemy performs fortifications, constantly improves, conducts tactical classes. In addition, today there was attempts of a hostile intelligence group, which was covered with fire.</text:p>
      <text:p text:style-name="P4">
<text:span text:style-name="T4">
 Read also: </text:span>
 <text:a xlink:type="simple" xlink:href="https://www.ukrinform.ua/rubric-ato/3690202-rosia-provalila-osinnu-mobilizaciu-ta-zimovij-nastup-rozvidka-britanii.html" text:style-name="Internet_20_link" text:visited-style-name="Visited_20_Internet_20_Link">
</text:a>
As reported by Ukrinform, from February 24, 2022 to April 2, 2023, about 174 thousand 550 Russian military, including 560 invaders - in the last day, from February 24, 2023. Also as of April 2, Ukrainian respects destroyed 3618(+2)enemy tanks, 6986(+5)combat armored vehicles, 2687(+4)artillery systems, 527 rocket launchers, 279 air defense, 306 <text:a xlink:type="simple" xlink:href="https://www.ukrinform.ua/tag-litak" text:style-name="Internet_20_link" text:visited-style-name="Visited_20_Internet_20_Link">
</text:a>
, 291 helicopter, 2249(+1)Operative-tactical level drones, 911 winged missiles, 18 ships /boats, 5537(+9)units of car equipment and tanks and 296 units of special equipment of the Russian Federation.</text:p>
      <text:p text:style-name="P4">
News Source: <text:a xlink:type="simple" xlink:href="https://www.ukrinform.ua/rubric-ato/3690508-na-doneckomu-napramku-vorog-vidstupiv-iz-deakih-pozicij-sili-oboroni.html" text:style-name="Internet_20_link" text:visited-style-name="Visited_20_Internet_20_Link">
https://www.ukrinform.ua/rubric-ato/3690508-na-doneckomu-napramku-vorog-vidstupiv-iz-deakih-pozicij-sili-oboroni.html</text:a>
</text:p>
      <!--NEWS-->
      <text:h text:style-name="P10" text:outline-level="1">
<text:span text:style-name="T4">
During the day, the enemy fired at 7 regions of Ukraine, four dead, 15 wounded</text:span>
</text:h>
      <text:p text:style-name="P4">
Authors: Ukrinform (Person)</text:p>
      <text:p text:style-name="P4">
Publisher: Укринформ (Organization)</text:p>
      <text:p text:style-name="P4">
Published Time: 2023-04-02T10:40:00+03:00</text:p>
      <text:p text:style-name="P4">
Modified Time: 2023-04-02T10:40:00+03:00</text:p>
      <text:p text:style-name="P4">
Description: As of 9.00 April 2, Russian troops fired 102 settlements in 7 regions of Ukraine. As a result of the shelling, 4 civilians were killed, 15 were injured. - Ukrinform.</text:p>
      <text:p text:style-name="P4">
Images: ["<text:a xlink:type="simple" xlink:href="https://static.ukrinform.com/photos/2023_03/thumb_files/630_360_1677781968-366.jpg" text:style-name="Internet_20_link" text:visited-style-name="Visited_20_Internet_20_Link">
630_360_16777...</text:a>
", "<text:a xlink:type="simple" xlink:href="https://static.ukrinform.com/photos/2023_04/1680421174-995.jpg" text:style-name="Internet_20_link" text:visited-style-name="Visited_20_Internet_20_Link">
1680421174-99...</text:a>
"]</text:p>
      <text:p text:style-name="P4">
Tags: ['Поранені', 'Україна', 'Загибель', 'Війна з росією']</text:p>
      <text:p text:style-name="P4">
Type: Article</text:p>
      <!--METADATA-->
      <text:p text:style-name="P4">
<draw:frame draw:style-name="fr1" draw:name="Image75" text:anchor-type="as-char" svg:width="6.9236in" svg:height="3.956343in" draw:z-index="0">
<draw:image xlink:href="../Images/yкринформ/2023-04-02T10-40-00-03-00/630_360_1677781968-366.jpg" xlink:type="simple" xlink:show="embed" xlink:actuate="onLoad" draw:mime-type="image/jpeg"/>
</draw:frame>
As of April 9, Russian troops fired 102 settlements in 7 regions of Ukraine. As a result of the shelling, 4 civilians were killed, 15 were injured.</text:p>
      <text:p text:style-name="P4">
As Ukrinform reports, about it in <text:a xlink:type="simple" xlink:href="http://t.me/militarymediacenter/1603" text:style-name="Internet_20_link" text:visited-style-name="Visited_20_Internet_20_Link">
</text:a>
reports Military Media Center.</text:p>
      <text:p text:style-name="P4">
“According to the situational center of the Ministry of Defense of Ukraine information, during the last day, Russian troops fired at the territory of 7 regions of Ukraine. In general, of different types of weapons(grenade launchers, mortars, tanks, artillery, RSZV, UAV, tactical aviation)The shelling of 102 populated points was carried out, and 29 infrastructure objects were confirmed. The persons were killed and 15 were injured, ”the message said.</text:p>
      <text:p text:style-name="P4">
<draw:frame draw:style-name="fr1" draw:name="Image76" text:anchor-type="as-char" svg:width="6.9236in" svg:height="4.967683in" draw:z-index="0">
<draw:image xlink:href="../Images/yкринформ/2023-04-02T10-40-00-03-00/1680421174-995.jpg" xlink:type="simple" xlink:show="embed" xlink:actuate="onLoad" draw:mime-type="image/jpeg"/>
</draw:frame>
<text:span text:style-name="T4">
 Read also: </text:span>
 <text:a xlink:type="simple" xlink:href="https://www.ukrinform.ua/rubric-ato/3690479-kreml-ne-dosag-postavlenih-cilej-v-ukraini-do-kinca-berezna-isw.html" text:style-name="Internet_20_link" text:visited-style-name="Visited_20_Internet_20_Link">
</text:a>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About 174 thousand 550 Russian military, including 560 invaders - in the last day. Also as of 2 April Ukrainian defenders destroyed 3618(+2)enemy tanks, 6986(+5)combat armored vehicles, 2687(+4)artillery systems, 527 rocket launches, 279 air defense, 306 aircraft, 291 helicopter, 2249(+1)drone operative-tactical levels, 911 winged Rikhrakket, 18 ships /boats, 5537(+9)units of automotive equipment of Ivtocurster and 296 units of special equipment of the Russian Federation.</text:p>
      <text:p text:style-name="P4">
News Source: <text:a xlink:type="simple" xlink:href="https://www.ukrinform.ua/rubric-ato/3690510-za-dobu-vorog-obstrilav-7-oblastej-ukraini-4-ludini-zaginuli-15-poraneni.html" text:style-name="Internet_20_link" text:visited-style-name="Visited_20_Internet_20_Link">
https://www.ukrinform.ua/rubric-ato/3690510-za-dobu-vorog-obstrilav-7-oblastej-ukraini-4-ludini-zaginuli-15-poraneni.html</text:a>
</text:p>
      <!--NEWS-->
      <text:h text:style-name="P10" text:outline-level="1">
<text:span text:style-name="T4">
Drilling is one of the main causes of non -combat losses in Russians - British intelligence</text:span>
</text:h>
      <text:p text:style-name="P4">
Authors: Ukrinform (Person)</text:p>
      <text:p text:style-name="P4">
Publisher: Укринформ (Organization)</text:p>
      <text:p text:style-name="P4">
Published Time: 2023-04-02T10:42:00+03:00</text:p>
      <text:p text:style-name="P4">
Modified Time: 2023-04-02T10:42:00+03:00</text:p>
      <text:p text:style-name="P4">
Description: The losses of the Russian army since the beginning of a full -scale invasion of Ukraine are up to 200,000 people, at the same time, a large part of them was caused by non -adulteration. The most important of them is mass drunkenness. - Ukrinform.</text:p>
      <text:p text:style-name="P4">
Images: ["<text:a xlink:type="simple" xlink:href="https://static.ukrinform.com/photos/2022_04/thumb_files/630_360_1649246846-820.jpg" text:style-name="Internet_20_link" text:visited-style-name="Visited_20_Internet_20_Link">
630_360_16492...</text:a>
"]</text:p>
      <text:p text:style-name="P4">
Tags: ['Алкоголь', 'Британія', 'Розвідка', 'Війна з росією']</text:p>
      <text:p text:style-name="P4">
Type: Article</text:p>
      <!--METADATA-->
      <text:p text:style-name="P4">
<draw:frame draw:style-name="fr1" draw:name="Image77" text:anchor-type="as-char" svg:width="6.9236in" svg:height="3.956343in" draw:z-index="0">
<draw:image xlink:href="../Images/yкринформ/2023-04-02T10-42-00-03-00/630_360_1649246846-820.jpg" xlink:type="simple" xlink:show="embed" xlink:actuate="onLoad" draw:mime-type="image/jpeg"/>
</draw:frame>
Since the beginning of a full -scale invasion of Ukraine, the losses of the Russian army are up to 200,000 people, at the same time, a large part of them was caused by non -infant causes. The most important of them is mass drunkenness.</text:p>
      <text:p text:style-name="P4">
As Ukrinform reports, about it in <text:a xlink:type="simple" xlink:href="https://twitter.com/DefenceHQ/status/1642407117049954307" text:style-name="Internet_20_link" text:visited-style-name="Visited_20_Internet_20_Link">
</text:a>
Informs the Britain's Ministry Defenses with reference to intelligence data.</text:p>
      <text:p text:style-name="P4">
“Although Russia suffered 200,000 losses(dead or wounded - ed.)After their full -scale invasion of Ukraine, a significant minority happened because of the unbound causes, ”the department said.</text:p>
      <text:p text:style-name="P4">
It is noted that on March 27, one Russian telegram channel reported the "extremely high" number of incidents, crimes and deaths related to the crime <text:a xlink:type="simple" xlink:href="https://www.ukrinform.ua/tag-alkogol" text:style-name="Internet_20_link" text:visited-style-name="Visited_20_Internet_20_Link">
</text:a>
Among the deployed troops.</text:p>
      <text:p text:style-name="P4">
“Other major causes of non-combustible losses are likely to include poor arms, road accidents and hypothermia. Russian codes are likely to consider common alcohol abuse to combat efficiency, ”the Defense Ministry added.</text:p>
      <text:p text:style-name="P4">
<text:span text:style-name="T4">
 Read also: </text:span>
 <text:a xlink:type="simple" xlink:href="https://www.ukrinform.ua/rubric-ato/3690479-kreml-ne-dosag-postavlenih-cilej-v-ukraini-do-kinca-berezna-isw.html" text:style-name="Internet_20_link" text:visited-style-name="Visited_20_Internet_20_Link">
</text:a>
The department at the same time noted that since drunkenness is widespread in more Russian society, it has long been regarded as a silent part of military life, even during hostilities.</text:p>
      <text:p text:style-name="P4">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 including 560 invaders - for the last.</text:p>
      <text:p text:style-name="P4">
News Source: <text:a xlink:type="simple" xlink:href="https://www.ukrinform.ua/rubric-ato/3690513-piactvo-e-odnieu-z-osnovnih-pricin-nebojovih-vtrat-u-rosian-britanska-rozvidka.html" text:style-name="Internet_20_link" text:visited-style-name="Visited_20_Internet_20_Link">
https://www.ukrinform.ua/rubric-ato/3690513-piactvo-e-odnieu-z-osnovnih-pricin-nebojovih-vtrat-u-rosian-britanska-rozvidka.html</text:a>
</text:p>
      <!--NEWS-->
      <text:h text:style-name="P10" text:outline-level="1">
<text:span text:style-name="T4">
In Finland, parliamentary elections have begun</text:span>
</text:h>
      <text:p text:style-name="P4">
Authors: Ukrinform (Person)</text:p>
      <text:p text:style-name="P4">
Publisher: Укринформ (Organization)</text:p>
      <text:p text:style-name="P4">
Published Time: 2023-04-02T10:44:56+03:00</text:p>
      <text:p text:style-name="P4">
Modified Time: 2023-04-02T10:44:56+03:00</text:p>
      <text:p text:style-name="P4">
Description: In Finland on Sunday, April 2, there are parliamentary elections. - Ukrinform.</text:p>
      <text:p text:style-name="P4">
Images: ["<text:a xlink:type="simple" xlink:href="https://static.ukrinform.com/photos/2019_08/thumb_files/630_360_1564656561-884.jpg" text:style-name="Internet_20_link" text:visited-style-name="Visited_20_Internet_20_Link">
630_360_15646...</text:a>
"]</text:p>
      <text:p text:style-name="P4">
Tags: ['Фінляндія', 'Парламент', 'Вибори']</text:p>
      <text:p text:style-name="P4">
Type: Article</text:p>
      <!--METADATA-->
      <text:p text:style-name="P4">
<draw:frame draw:style-name="fr1" draw:name="Image78" text:anchor-type="as-char" svg:width="6.9236in" svg:height="3.956343in" draw:z-index="0">
<draw:image xlink:href="../Images/yкринформ/2023-04-02T10-44-56-03-00/630_360_1564656561-884.jpg" xlink:type="simple" xlink:show="embed" xlink:actuate="onLoad" draw:mime-type="image/jpeg"/>
</draw:frame>
Sunday, April 2, there are parliamentary elections on Sunday, April 2.</text:p>
      <text:p text:style-name="P4">
As Ukrinform reports, it reports <text:a xlink:type="simple" xlink:href="http://www.euronews.com/2023/04/02/tight-race-in-prospect-as-polls-open-in-finlands-parliamentary-election" text:style-name="Internet_20_link" text:visited-style-name="Visited_20_Internet_20_Link">
</text:a>
.</text:p>
      <text:p text:style-name="P4">
Voting began at 9.00 local time.</text:p>
      <text:p text:style-name="P4">
It is noted that a record 1.7 million people, or almost 40% of the voters of Ufaland, has already been voted ahead of schedule.</text:p>
      <text:p text:style-name="P4">
Since each of the three main parties, namely, the Social Democrats of the Sanna Marin Prime Minister, the Edcrumbs of the National Coalition Party Petteriora and the Popalists of the True Finns Party, headed by Purri, will receive about 20% Weekly, intervals may begin with the formation of the ruling coalition.</text:p>
      <text:p text:style-name="P4">
A total of 200 seats in parliament <text:a xlink:type="simple" xlink:href="https://www.ukrinform.ua/tag-finlandia" text:style-name="Internet_20_link" text:visited-style-name="Visited_20_Internet_20_Link">
</text:a>
More than 2,400 candidates from 22 parties compete. The first estimates of the results are taken soon after the closure of the polling stations at 20:00 by local time.</text:p>
      <text:p text:style-name="P4">
Previous parliamentary elections in the country took place in April 2019.</text:p>
      <text:p text:style-name="P4">
<text:span text:style-name="T4">
 Read also: </text:span>
 <text:a xlink:type="simple" xlink:href="https://www.ukrinform.ua/rubric-world/3690480-u-bolgarii-prohodat-pati-za-dva-roki-parlamentski-vibori.html" text:style-name="Internet_20_link" text:visited-style-name="Visited_20_Internet_20_Link">
</text:a>
According to Ukrinform, on Sunday, April 2, a new composition of Parliament, already in the last two years, is also elected by Bulgaria citizens.</text:p>
      <text:p text:style-name="P4">
News Source: <text:a xlink:type="simple" xlink:href="https://www.ukrinform.ua/rubric-world/3690512-u-finlandii-rozpocalisa-parlamentski-vibori.html" text:style-name="Internet_20_link" text:visited-style-name="Visited_20_Internet_20_Link">
https://www.ukrinform.ua/rubric-world/3690512-u-finlandii-rozpocalisa-parlamentski-vibori.html</text:a>
</text:p>
      <!--NEWS-->
      <text:h text:style-name="P10" text:outline-level="1">
<text:span text:style-name="T4">
Ukrenergo abolished restriction of electricity consumption in three areas</text:span>
</text:h>
      <text:p text:style-name="P4">
Authors: Ukrinform (Person)</text:p>
      <text:p text:style-name="P4">
Publisher: Укринформ (Organization)</text:p>
      <text:p text:style-name="P4">
Published Time: 2023-04-02T10:46:00+03:00</text:p>
      <text:p text:style-name="P4">
Modified Time: 2023-04-02T10:46:00+03:00</text:p>
      <text:p text:style-name="P4">
Description: Ukrenergo National Energy Company has lifted all the restrictions on electricity consumption introduced in the Kyiv, Zhytomyr and Kharkiv regions in connection with damage to the equipment during a massive rocket attack by Russians. - Ukrinform.</text:p>
      <text:p text:style-name="P4">
Images: ["<text:a xlink:type="simple" xlink:href="https://static.ukrinform.com/photos/2023_02/thumb_files/630_360_1675769233-305.jpg" text:style-name="Internet_20_link" text:visited-style-name="Visited_20_Internet_20_Link">
630_360_16757...</text:a>
"]</text:p>
      <text:p text:style-name="P4">
Tags: ['Електроенергія', 'Укренерго']</text:p>
      <text:p text:style-name="P4">
Type: Article</text:p>
      <!--METADATA-->
      <text:p text:style-name="P4">
<draw:frame draw:style-name="fr1" draw:name="Image79" text:anchor-type="as-char" svg:width="6.9236in" svg:height="3.956343in" draw:z-index="0">
<draw:image xlink:href="../Images/yкринформ/2023-04-02T10-46-00-03-00/630_360_1675769233-305.jpg" xlink:type="simple" xlink:show="embed" xlink:actuate="onLoad" draw:mime-type="image/jpeg"/>
</draw:frame>
Ukrenergo National Energy Company has lifted all the limits of electricity consumption introduced in the Kyiv, Zhytomyr and Kharkiv regions of the binding with damage to equipment during a massive rocket attack of Russians.</text:p>
      <text:p text:style-name="P4">
Ukrenergo reports in <text:a xlink:type="simple" xlink:href="https://t.me/Ukrenergo/2026" text:style-name="Internet_20_link" text:visited-style-name="Visited_20_Internet_20_Link">
</text:a>
, reports Ukrinform.</text:p>
      <text:p text:style-name="P4">
"Ukrenergo" repair crews have completed the emergency recovery work of the Nanergo objects of the Central Region. We sincerely thank our Lithuanian colleagues with help, ”the company said.</text:p>
      <text:p text:style-name="P4">
According to Ukrenergo, there are also no restrictions in other regions of the country that would have adequate consumption restriction.</text:p>
      <text:p text:style-name="P4">
<text:span text:style-name="T4">
 Read also: </text:span>
 <text:a xlink:type="simple" xlink:href="https://www.ukrinform.ua/rubric-economy/3689105-ukraina-domovilasa-pro-zalucenna-ekstrenoi-energeticnoi-dopomogi-z-15-krain-es.html" text:style-name="Internet_20_link" text:visited-style-name="Visited_20_Internet_20_Link">
</text:a>
As reported by Ukrinform, according to <text:a xlink:type="simple" xlink:href="https://www.ukrinform.ua/rubric-economy/3690265-generacia-elektroenergii-povnistu-zabezpecue-potrebi-spozivaciv-galusenko.html" text:style-name="Internet_20_link" text:visited-style-name="Visited_20_Internet_20_Link">
</text:a>
As of April 1, the generation with the reserve has an necessary volume of capacity to meet the needs of consumers of electricity in all regions of Ukraine.</text:p>
      <text:p text:style-name="P4">
News Source: <text:a xlink:type="simple" xlink:href="https://www.ukrinform.ua/rubric-economy/3690511-ukrenergo-skasuvalo-obmezenna-spozivanna-elektriki-u-troh-oblastah.html" text:style-name="Internet_20_link" text:visited-style-name="Visited_20_Internet_20_Link">
https://www.ukrinform.ua/rubric-economy/3690511-ukrenergo-skasuvalo-obmezenna-spozivanna-elektriki-u-troh-oblastah.html</text:a>
</text:p>
      <!--NEWS-->
      <text:h text:style-name="P10" text:outline-level="1">
<text:span text:style-name="T4">
In Kharkiv, a man exploded on a stretch</text:span>
</text:h>
      <text:p text:style-name="P4">
Authors: Ukrinform (Person)</text:p>
      <text:p text:style-name="P4">
Publisher: Укринформ (Organization)</text:p>
      <text:p text:style-name="P4">
Published Time: 2023-04-02T10:57:17+03:00</text:p>
      <text:p text:style-name="P4">
Modified Time: 2023-04-02T10:57:17+03:00</text:p>
      <text:p text:style-name="P4">
Description: In the Kharkiv region in the village of Dovgalivka, a man exploded on an unknown explosive device. - Ukrinform.</text:p>
      <text:p text:style-name="P4">
Images: ["<text:a xlink:type="simple" xlink:href="https://static.ukrinform.com/photos/2016_05/thumb_files/630_360_1462954822-2575-rastazka.jpg" text:style-name="Internet_20_link" text:visited-style-name="Visited_20_Internet_20_Link">
630_360_14629...</text:a>
"]</text:p>
      <text:p text:style-name="P4">
Tags: ['Вибух', 'Харківщина', 'Війна з росією']</text:p>
      <text:p text:style-name="P4">
Type: Article</text:p>
      <!--METADATA-->
      <text:p text:style-name="P4">
<draw:frame draw:style-name="fr1" draw:name="Image80" text:anchor-type="as-char" svg:width="6.9236in" svg:height="3.956343in" draw:z-index="0">
<draw:image xlink:href="../Images/yкринформ/2023-04-02T10-57-17-03-00/630_360_1462954822-2575-rastazka.jpg" xlink:type="simple" xlink:show="embed" xlink:actuate="onLoad" draw:mime-type="image/jpeg"/>
</draw:frame>
In the Kharkiv region in the village of Dovgalivka, a man exploded on an unknown -tubing device.</text:p>
      <text:p text:style-name="P4">
About it in <text:a xlink:type="simple" xlink:href="https://t.me/DSNS_Kharkiv/3458" text:style-name="Internet_20_link" text:visited-style-name="Visited_20_Internet_20_Link">
</text:a>
The press service of the SES Kharkiv region reports, Ukrinform reports.</text:p>
      <text:p text:style-name="P4">
«In Izium district, p. Dovgalivka, a man in 1964, born undermined by an innovative explosive subject(Stretching)”, - the message said.</text:p>
      <text:p text:style-name="P4">
Fortunately, the victim survived, he was hospitalized with a diagnosis of mine-curls, closed traumatic brain injury, fragile wounds of the face on the left of the wave thigh.</text:p>
      <text:p text:style-name="P4">
<text:span text:style-name="T4">
 Read also: </text:span>
 <text:a xlink:type="simple" xlink:href="https://www.ukrinform.ua/rubric-regions/3690231-na-hersonsini-pomer-elektromonter-akij-naperedodni-pidirvavsa-na-mini.html" text:style-name="Internet_20_link" text:visited-style-name="Visited_20_Internet_20_Link">
</text:a>
As it was reported, in the Kharkiv region Russian invaders for the past day <text:a xlink:type="simple" xlink:href="https://www.ukrinform.ua/rubric-regions/3690484-vorog-za-dobu-obstrilav-14-naselenih-punktiv-harkivsini-e-zagiblij-i-poranenij.html" text:style-name="Internet_20_link" text:visited-style-name="Visited_20_Internet_20_Link">
</text:a>
At least 14 border settlements are dead and injured by the average population.</text:p>
      <text:p text:style-name="P4">
News Source: <text:a xlink:type="simple" xlink:href="https://www.ukrinform.ua/rubric-regions/3690516-na-harkivsini-colovik-pidirvavsa-na-roztazci.html" text:style-name="Internet_20_link" text:visited-style-name="Visited_20_Internet_20_Link">
https://www.ukrinform.ua/rubric-regions/3690516-na-harkivsini-colovik-pidirvavsa-na-roztazci.html</text:a>
</text:p>
      <!--NEWS-->
      <text:h text:style-name="P10" text:outline-level="1">
<text:span text:style-name="T4">
Aviation, Grads, Artillery and mortars: under fire in Donetsk - nine settlements</text:span>
</text:h>
      <text:p text:style-name="P4">
Authors: Ukrinform (Person)</text:p>
      <text:p text:style-name="P4">
Publisher: Укринформ (Organization)</text:p>
      <text:p text:style-name="P4">
Published Time: 2023-04-02T10:58:28+03:00</text:p>
      <text:p text:style-name="P4">
Modified Time: 2023-04-02T10:58:28+03:00</text:p>
      <text:p text:style-name="P4">
Description: In the Donetsk region, Russian troops performed 20 fire attacks, injured nine settlements, were injured among civilians. - Ukrinform.</text:p>
      <text:p text:style-name="P4">
Images: ["<text:a xlink:type="simple" xlink:href="https://static.ukrinform.com/photos/2023_04/thumb_files/630_360_1680421959-8033.jpeg" text:style-name="Internet_20_link" text:visited-style-name="Visited_20_Internet_20_Link">
630_360_16804...</text:a>
", "<text:a xlink:type="simple" xlink:href="https://static.ukrinform.com/photos/2023_04/1680422158-367.jpg" text:style-name="Internet_20_link" text:visited-style-name="Visited_20_Internet_20_Link">
1680422158-36...</text:a>
"]</text:p>
      <text:p text:style-name="P4">
Tags: ['Донеччина', 'Обстріл', 'Війна з росією']</text:p>
      <text:p text:style-name="P4">
Type: Article</text:p>
      <!--METADATA-->
      <text:p text:style-name="P4">
<draw:frame draw:style-name="fr1" draw:name="Image81" text:anchor-type="as-char" svg:width="6.9236in" svg:height="3.956343in" draw:z-index="0">
<draw:image xlink:href="../Images/yкринформ/2023-04-02T10-58-28-03-00/630_360_1680421959-8033.jpeg" xlink:type="simple" xlink:show="embed" xlink:actuate="onLoad" draw:mime-type="image/jpeg"/>
</draw:frame>
In the Udantian region, Russian troops performed 20 fire attacks, injured nine settlements, are injured among civilians.</text:p>
      <text:p text:style-name="P4">
As Ukrinform reports, it reports <text:a xlink:type="simple" xlink:href="https://dn.npu.gov.ua/news/donechchyna-pid-obstrilamy-rf-za-dobu-politseiski-zadokumentuvaly-20-atak" text:style-name="Internet_20_link" text:visited-style-name="Visited_20_Internet_20_Link">
</text:a>
Under the blows were <text:a xlink:type="simple" xlink:href="https://www.ukrinform.ua/tag-avdiivka" text:style-name="Internet_20_link" text:visited-style-name="Visited_20_Internet_20_Link">
</text:a>
, Bakhmut, Krasnogorivka, Toretsk, Greater Novosilka, North, Tremivka, Friendship, Baptist.</text:p>
      <text:p text:style-name="P4">
The army of the Russian Federation used aviation, "hail", artillery, mortars.</text:p>
      <text:p text:style-name="P4">
21 civilians - 10 residential buildings, school, cultural house, administrative buildings, outbuildings, cars are destroyed and damaged.</text:p>
      <text:p text:style-name="P4">
<draw:frame draw:style-name="fr1" draw:name="Image82" text:anchor-type="as-char" svg:width="6.9236in" svg:height="4.891395in" draw:z-index="0">
<draw:image xlink:href="../Images/yкринформ/2023-04-02T10-58-28-03-00/1680422158-367.jpg" xlink:type="simple" xlink:show="embed" xlink:actuate="onLoad" draw:mime-type="image/jpeg"/>
</draw:frame>
Three air strikes invaded Avdiivka. In general, the Russians attacked the city seven times. The multi -storey building and administrative building were destroyed. There was no information on the victims.</text:p>
      <text:p text:style-name="P4">
<text:span text:style-name="T4">
 Read also: </text:span>
 <text:a xlink:type="simple" xlink:href="https://www.ukrinform.ua/rubric-ato/3690510-za-dobu-vorog-obstrilav-7-oblastej-ukraini-4-ludini-zaginuli-15-poraneni.html" text:style-name="Internet_20_link" text:visited-style-name="Visited_20_Internet_20_Link">
</text:a>
From the Grads, Russian troops covered Toretsk, kissed the multi -storey building and social infrastructure. There are injured civilians.</text:p>
      <text:p text:style-name="P4">
The artillery shelling is injured in Bakhmut.</text:p>
      <text:p text:style-name="P4">
<text:a xlink:type="simple" xlink:href="https://static.ukrinform.com/photos/2023_04/1680421959-3888.jpeg" text:style-name="Internet_20_link" text:visited-style-name="Visited_20_Internet_20_Link">
</text:a>
 <text:a xlink:type="simple" xlink:href="https://static.ukrinform.com/photos/2023_04/1680421958-4258.jpeg" text:style-name="Internet_20_link" text:visited-style-name="Visited_20_Internet_20_Link">
</text:a>
 <text:a xlink:type="simple" xlink:href="https://static.ukrinform.com/photos/2023_04/1680421958-5507.jpeg" text:style-name="Internet_20_link" text:visited-style-name="Visited_20_Internet_20_Link">
</text:a>
 <text:a xlink:type="simple" xlink:href="https://static.ukrinform.com/photos/2023_04/1680421958-7978.jpeg" text:style-name="Internet_20_link" text:visited-style-name="Visited_20_Internet_20_Link">
</text:a>
 <text:a xlink:type="simple" xlink:href="https://static.ukrinform.com/photos/2023_04/1680421958-3685.jpeg" text:style-name="Internet_20_link" text:visited-style-name="Visited_20_Internet_20_Link">
</text:a>
 <text:a xlink:type="simple" xlink:href="https://static.ukrinform.com/photos/2023_04/1680421958-3610.jpeg" text:style-name="Internet_20_link" text:visited-style-name="Visited_20_Internet_20_Link">
</text:a>
 <text:a xlink:type="simple" xlink:href="https://static.ukrinform.com/photos/2023_04/1680421958-1950.jpeg" text:style-name="Internet_20_link" text:visited-style-name="Visited_20_Internet_20_Link">
</text:a>
 <text:a xlink:type="simple" xlink:href="https://static.ukrinform.com/photos/2023_04/1680421959-1936.jpeg" text:style-name="Internet_20_link" text:visited-style-name="Visited_20_Internet_20_Link">
</text:a>
 <text:a xlink:type="simple" xlink:href="https://static.ukrinform.com/photos/2023_04/1680421959-5167.jpeg" text:style-name="Internet_20_link" text:visited-style-name="Visited_20_Internet_20_Link">
</text:a>
 <text:a xlink:type="simple" xlink:href="https://static.ukrinform.com/photos/2023_04/1680421959-8815.jpeg" text:style-name="Internet_20_link" text:visited-style-name="Visited_20_Internet_20_Link">
</text:a>
 <text:a xlink:type="simple" xlink:href="https://static.ukrinform.com/photos/2023_04/1680421959-1085.jpeg" text:style-name="Internet_20_link" text:visited-style-name="Visited_20_Internet_20_Link">
</text:a>
 <text:a xlink:type="simple" xlink:href="https://static.ukrinform.com/photos/2023_04/1680421959-5873.jpeg" text:style-name="Internet_20_link" text:visited-style-name="Visited_20_Internet_20_Link">
</text:a>
 <text:a xlink:type="simple" xlink:href="https://static.ukrinform.com/photos/2023_04/1680421959-5681.jpeg" text:style-name="Internet_20_link" text:visited-style-name="Visited_20_Internet_20_Link">
</text:a>
 <text:a xlink:type="simple" xlink:href="https://static.ukrinform.com/photos/2023_04/1680421959-8033.jpeg" text:style-name="Internet_20_link" text:visited-style-name="Visited_20_Internet_20_Link">
</text:a>
The police and the Security Service of Ukraine opened criminal proceedings under Art. 438(violation of the laws and customs of war)Criminal Code of Ukraine.According to Ukrinform, according to the head of the Donetsk regional administration Pavel Kirilenko, <text:a xlink:type="simple" xlink:href="https://www.ukrinform.ua/rubric-regions/3690157-rosiani-za-dobu-vbili-na-doneccini-dvoh-civilnih-i-se-troh-poranili.html" text:style-name="Internet_20_link" text:visited-style-name="Visited_20_Internet_20_Link">
</text:a>
 .</text:p>
      <text:p text:style-name="P4">
News Source: <text:a xlink:type="simple" xlink:href="https://www.ukrinform.ua/rubric-regions/3690517-aviacia-gradi-artileria-i-minometi-pid-obstrilami-na-doneccini-devat-naselenih-punktiv.html" text:style-name="Internet_20_link" text:visited-style-name="Visited_20_Internet_20_Link">
https://www.ukrinform.ua/rubric-regions/3690517-aviacia-gradi-artileria-i-minometi-pid-obstrilami-na-doneccini-devat-naselenih-punktiv.html</text:a>
</text:p>
      <!--NEWS-->
      <text:h text:style-name="P10" text:outline-level="1">
<text:span text:style-name="T4">
Protest in Khmelnitsky after employees of Moscow Orthodox Church have beaten a soldier at the...</text:span>
</text:h>
      <text:p text:style-name="P4">
Authors: liveuamap (Language: en)</text:p>
      <text:p text:style-name="P4">
Time: 2023-04-02T10:59:24</text:p>
      <text:p text:style-name="P4">
Location: Khmelnitsky (Latitude:49.42264 Longtitude:26.98749)</text:p>
      <text:p text:style-name="P4">
Videos: []</text:p>
      <text:p text:style-name="P4">
Images: ["<text:a xlink:type="simple" xlink:href="https://liveuamap.com/pics/2023/04/02/22553136_1.jpg" text:style-name="Internet_20_link" text:visited-style-name="Visited_20_Internet_20_Link">
22553136_1.jpg</text:a>
", "<text:a xlink:type="simple" xlink:href="https://liveuamap.com/pics/2023/04/02/22553136_2.jpg" text:style-name="Internet_20_link" text:visited-style-name="Visited_20_Internet_20_Link">
22553136_2.jpg</text:a>
", "<text:a xlink:type="simple" xlink:href="https://liveuamap.com/pics/2023/04/02/22553136_3.jpg" text:style-name="Internet_20_link" text:visited-style-name="Visited_20_Internet_20_Link">
22553136_3.jpg</text:a>
", "<text:a xlink:type="simple" xlink:href="https://liveuamap.com/pics/2023/04/02/22553136_4.jpg" text:style-name="Internet_20_link" text:visited-style-name="Visited_20_Internet_20_Link">
22553136_4.jpg</text:a>
"]</text:p>
      <text:p text:style-name="P4">
Tags: ["Europe", "Central and Eastern Europe"]</text:p>
      <text:p text:style-name="P4">
Id: 22553136</text:p>
      <!--METADATA-->
      <text:p text:style-name="P4">
Protest in Khmelnitsky after employees of Moscow Orthodox Church have beaten asoldier at the Sunday mass</text:p>
      <text:p text:style-name="P4">
<draw:frame draw:style-name="fr1" draw:name="Image83" text:anchor-type="as-char" svg:width="6.9236in" svg:height="5.1927in" draw:z-index="0">
<draw:image xlink:href="../Images/liveuamap/2023-04-02T10-59-24/22553136_1.jpg" xlink:type="simple" xlink:show="embed" xlink:actuate="onLoad" draw:mime-type="image/jpeg"/>
</draw:frame>
<draw:frame draw:style-name="fr1" draw:name="Image84" text:anchor-type="as-char" svg:width="6.9236in" svg:height="3.894525in" draw:z-index="0">
<draw:image xlink:href="../Images/liveuamap/2023-04-02T10-59-24/22553136_2.jpg" xlink:type="simple" xlink:show="embed" xlink:actuate="onLoad" draw:mime-type="image/jpeg"/>
</draw:frame>
<draw:frame draw:style-name="fr1" draw:name="Image85" text:anchor-type="as-char" svg:width="6.9236in" svg:height="3.894525in" draw:z-index="0">
<draw:image xlink:href="../Images/liveuamap/2023-04-02T10-59-24/22553136_3.jpg" xlink:type="simple" xlink:show="embed" xlink:actuate="onLoad" draw:mime-type="image/jpeg"/>
</draw:frame>
<draw:frame draw:style-name="fr1" draw:name="Image86" text:anchor-type="as-char" svg:width="6.9236in" svg:height="5.1927in" draw:z-index="0">
<draw:image xlink:href="../Images/liveuamap/2023-04-02T10-59-24/22553136_4.jpg" xlink:type="simple" xlink:show="embed" xlink:actuate="onLoad" draw:mime-type="image/jpeg"/>
</draw:frame>
News Collection Link: <text:a xlink:type="simple" xlink:href="https://liveuamap.com/en/2023/2-april-protest-in-khmelnitsky-after-employees-of-moscow" text:style-name="Internet_20_link" text:visited-style-name="Visited_20_Internet_20_Link">
https://liveuamap.com/en/2023/2-april-protest-in-khmelnitsky-after-employees-of-moscow</text:a>
</text:p>
      <text:p text:style-name="P4">
News Source: <text:a xlink:type="simple" xlink:href="https://t.me/hromadske_ua/31131" text:style-name="Internet_20_link" text:visited-style-name="Visited_20_Internet_20_Link">
https://t.me/hromadske_ua/31131</text:a>
</text:p>
      <!--NEWS-->
      <text:h text:style-name="P10" text:outline-level="1">
<text:span text:style-name="T4">
Listen to Ukrainian: 7 audio historium for children</text:span>
</text:h>
      <text:p text:style-name="P4">
Authors: Ukrinform (Person)</text:p>
      <text:p text:style-name="P4">
Publisher: Укринформ (Organization)</text:p>
      <text:p text:style-name="P4">
Published Time: 2023-04-02T11:00:00+03:00</text:p>
      <text:p text:style-name="P4">
Modified Time: 2023-04-02T11:00:00+03:00</text:p>
      <text:p text:style-name="P4">
Description: We have collected seven audio jails for children from contemporary literature and classics-Ukrinform.</text:p>
      <text:p text:style-name="P4">
Images: ["<text:a xlink:type="simple" xlink:href="https://static.ukrinform.com/photos/2023_03/thumb_files/630_360_1680256705-693.jpg" text:style-name="Internet_20_link" text:visited-style-name="Visited_20_Internet_20_Link">
630_360_16802...</text:a>
"]</text:p>
      <text:p text:style-name="P4">
Tags: ['Діти', 'Книги', 'Аудіокнига', 'Подкаст']</text:p>
      <text:p text:style-name="P4">
Type: Article</text:p>
      <!--METADATA-->
      <text:p text:style-name="P4">
<draw:frame draw:style-name="fr1" draw:name="Image87" text:anchor-type="as-char" svg:width="6.9236in" svg:height="3.956343in" draw:z-index="0">
<draw:image xlink:href="../Images/yкринформ/2023-04-02T11-00-00-03-00/630_360_1680256705-693.jpg" xlink:type="simple" xlink:show="embed" xlink:actuate="onLoad" draw:mime-type="image/jpeg"/>
</draw:frame>
We have gathered all audio jams for children from contemporary literature and classics</text:p>
      <text:p text:style-name="P4">
Before the International Children's Book Day, we propose to listen to the top 7 excerpts from wonderful literary works for children from Ukrainian and world authors.</text:p>
      <text:p text:style-name="P4">
<text:span text:style-name="T4">
 "wonderful monster", Sashko Dermansky </text:span>
</text:p>
      <text:p text:style-name="P4">
This book is about the unusual acquaintance of Sonya girl with a monster Chu. For several years, Chu must earn seven thanks to people, because otherwise it will be thrown by Ukraine. Many adventures and hazards encounter the heroes, but the real friendship will be real miracles ...</text:p>
      <text:p text:style-name="P4">
<text:span text:style-name="T4">
 "Sulfur on the powder", Ivan Andrusyak </text:span>
</text:p>
      <text:p text:style-name="P4">
A girl with a strange nickname Sulfur oversees at night from the mining. But the robbers are broken into the copier, so that in the light of the rich, two stolen strangers - the Cossack and the Jew. Hiding in the grave, sulfur witnesses the interrogation and learns somewhat very secret and dangerous ...</text:p>
      <text:p text:style-name="P4">
The story of friendship and betrayal, the meanness and honor, the emergence of the first and eternal Ukrainian problem of self -awareness.</text:p>
      <text:p text:style-name="P4">
<text:span text:style-name="T4">
 "My grandfather was a cherry", Angela Nanetti </text:span>
</text:p>
      <text:p text:style-name="P4">
This book is the family story of the boy Tonino, told on his behalf. Simple yakovna at the same time. Such that will affect everyone with familiar situations, events, phrases and fears.</text:p>
      <text:p text:style-name="P4">
Tonino has mom and dad who do not always find common ground. There is a grandfather Ibabusya, and there are rural ones. And they are completely different, because they live in different worlds. And it is the village grandparents - Ottaviano and Theodolind - words, actions, those they are, they open up to Tonino, and therefore - and we, the treasuremotics, teach to understand themselves and loved ones , to perceive and rethink even the most complex things and phenomena. Even death that is an integral part of life.</text:p>
      <text:p text:style-name="P4">
This story is a return to childhood with his possibility of impossible inaging that miracles exist next to us, and that, despite the sadness, injustice and despair, we will still be able to see them if we only open their hearts.</text:p>
      <text:p text:style-name="P4">
<text:span text:style-name="T4">
 "All Space Dogs", Anya Radomskaya </text:span>
</text:p>
      <text:p text:style-name="P4">
The bat from the planet Blut is one of the best secret agents of the galaxy. He sets on the ground with an important secret mission. But this is evil, the bat listened to what!Meanwhile, other space agents disappear somewhere, and at night the contents are ordered by mysterious villages.</text:p>
      <text:p text:style-name="P4">
Before you are a fun adventure story for a younger school age about great -granddaughter, a strong friendship and a victory of good that will leave no one indifferent!</text:p>
      <text:p text:style-name="P4">
<text:span text:style-name="T4">
 "When the snow smells of tangerines", Oksana Davidova </text:span>
<text:span text:style-name="T4">
 "Enchanted Desna", Alexander Dovzhenko </text:span>
</text:p>
      <text:p text:style-name="P4">
The autobiographical story is filled with childhood memories of good times, a demalen naive child you notice the beauty in everything that surrounds ... But if you come into a work already adults - sadness comes, nostalgic for the past you to understand what the author wanted to convey ...</text:p>
      <text:p text:style-name="P4">
*!</text:p>
      <text:p text:style-name="P4">
One morning in December, a long winter dream of the Mummy Trolls broke out. The world of the house of the house has changed beyond recognition: something white and mysterious covered the mummy trolls, and there and here they dreamed of Chepuruli and Hemuli, hanging offs and packages with festive foods and drinks. Everyone was awakened by the expectation of something that went to the Mummy Valley. It seemed very dangerous and called Christmas.</text:p>
      <text:p text:style-name="P4">
_ First photo: Aaron Burden / Unsplash_</text:p>
      <text:p text:style-name="P4">
News Source: <text:a xlink:type="simple" xlink:href="https://www.ukrinform.ua/rubric-culture/3689849-sluhajte-ukrainskou-7-audioistorij-dla-ditej.html" text:style-name="Internet_20_link" text:visited-style-name="Visited_20_Internet_20_Link">
https://www.ukrinform.ua/rubric-culture/3689849-sluhajte-ukrainskou-7-audioistorij-dla-ditej.html</text:a>
</text:p>
      <!--NEWS-->
      <text:h text:style-name="P10" text:outline-level="1">
<text:span text:style-name="T4">
Paratroopers destroyed the Russian unit and took their fighting positions</text:span>
</text:h>
      <text:p text:style-name="P4">
Authors: Ukrinform (Person)</text:p>
      <text:p text:style-name="P4">
Publisher: Укринформ (Organization)</text:p>
      <text:p text:style-name="P4">
Published Time: 2023-04-02T11:04:16+03:00</text:p>
      <text:p text:style-name="P4">
Modified Time: 2023-04-02T11:04:16+03:00</text:p>
      <text:p text:style-name="P4">
Description: The soldiers of the landing troops of the Armed Forces of Ukraine in one of the directions eliminated the unit of Russian invaders and took their combat position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Десантники', 'Війна з росією']</text:p>
      <text:p text:style-name="P4">
Type: Article</text:p>
      <!--METADATA-->
      <text:p text:style-name="P4">
<draw:frame draw:style-name="fr1" draw:name="Image88" text:anchor-type="as-char" svg:width="6.9236in" svg:height="3.956343in" draw:z-index="0">
<draw:image xlink:href="../Images/yкринформ/2023-04-02T11-04-16-03-00/630_360_1680422407-224.png" xlink:type="simple" xlink:show="embed" xlink:actuate="onLoad" draw:mime-type="image/png"/>
</draw:frame>
Fighting and assault troops of the Armed Forces of Ukraine at one of the directions entailed a unit of Russian invaders and took their combat positions.</text:p>
      <text:p text:style-name="P4">
According to Ukrinform, the DShV press service reported in <text:a xlink:type="simple" xlink:href="http://t.me/ua_dshv/1100" text:style-name="Internet_20_link" text:visited-style-name="Visited_20_Internet_20_Link">
</text:a>
.</text:p>
      <text:p text:style-name="P4">
"The soldiers of the 71st Separate Eger Brigade of the Airborne Assault Troops destroyed the unit of the occupiers and took their combat positions at one sign," the message reads.</text:p>
      <text:p text:style-name="P4">
The press service showed how the assault actions and clearing of hostile positions took place.</text:p>
      <text:p text:style-name="P4">
<text:span text:style-name="T5">
Viso: <text:a xlink:type="simple" xlink:href="https://t.me/ua_dshv/1100" text:style-name="Internet_20_link" text:visited-style-name="Visited_20_Internet_20_Link">
</text:a>
</text:span>
</text:p>
      <text:p text:style-name="P4">
As reported by Ukrinform, <text:a xlink:type="simple" xlink:href="https://www.ukrinform.ua/rubric-ato/3690508-na-doneckomu-napramku-vorog-vidstupiv-iz-deakih-pozicij-sili-oboroni.html" text:style-name="Internet_20_link" text:visited-style-name="Visited_20_Internet_20_Link">
</text:a>
The Russians retreated from some positions, the Ukrainian military carry out training for defense.</text:p>
      <text:p text:style-name="P4">
<text:span text:style-name="T5">
Foto: rfe</text:span>
</text:p>
      <text:p text:style-name="P4">
News Source: <text:a xlink:type="simple" xlink:href="https://www.ukrinform.ua/rubric-ato/3690519-desantniki-znisili-pidrozdil-rosian-ta-zajnali-ihni-bojovi-pozicii.html" text:style-name="Internet_20_link" text:visited-style-name="Visited_20_Internet_20_Link">
https://www.ukrinform.ua/rubric-ato/3690519-desantniki-znisili-pidrozdil-rosian-ta-zajnali-ihni-bojovi-pozicii.html</text:a>
</text:p>
      <!--NEWS-->
      <text:h text:style-name="P10" text:outline-level="1">
<text:span text:style-name="T4">
Formula-1: Ferstapppen won the Australia Grand Prix</text:span>
</text:h>
      <text:p text:style-name="P4">
Authors: Ukrinform (Person)</text:p>
      <text:p text:style-name="P4">
Publisher: Укринформ (Organization)</text:p>
      <text:p text:style-name="P4">
Published Time: 2023-04-02T11:09:00+03:00</text:p>
      <text:p text:style-name="P4">
Modified Time: 2023-04-02T11:09:00+03:00</text:p>
      <text:p text:style-name="P4">
Description: In Melbourne, the third race "Formula-1" of the season-2023-the Grand Prix of Australia. - Ukrinform.</text:p>
      <text:p text:style-name="P4">
Images: ["<text:a xlink:type="simple" xlink:href="https://static.ukrinform.com/photos/2023_04/thumb_files/630_360_1680422859-619.jpg" text:style-name="Internet_20_link" text:visited-style-name="Visited_20_Internet_20_Link">
630_360_16804...</text:a>
"]</text:p>
      <text:p text:style-name="P4">
Tags: ['Формула-1']</text:p>
      <text:p text:style-name="P4">
Type: Article</text:p>
      <!--METADATA-->
      <text:p text:style-name="P4">
<draw:frame draw:style-name="fr1" draw:name="Image89" text:anchor-type="as-char" svg:width="6.9236in" svg:height="3.956343in" draw:z-index="0">
<draw:image xlink:href="../Images/yкринформ/2023-04-02T11-09-00-03-00/630_360_1680422859-619.jpg" xlink:type="simple" xlink:show="embed" xlink:actuate="onLoad" draw:mime-type="image/jpeg"/>
</draw:frame>
Umelbourne ended the third race "Formula-1" of the season-2023-Grand Prime Ministry.</text:p>
      <text:p text:style-name="P4">
The winner was Red Bull pilot Max Ferstapppen, Ukrinform reports.</text:p>
      <text:p text:style-name="P4">
The Dutch motorway won the second victory in the season. The second position of Laisa Hemilton's British("Mercedes"), third finished Spaniard Fernando Alonso(Aston Martin).</text:p>
      <text:p text:style-name="P4">
Заїзд зупиняли червоними прапорами після аварії британського пілота «Вільямса»Алекса Албона. Вдруге перервали гонку після зіткнення данця Кевіна Магнуссена«Хаас» з бар'єрами. Пілотам залишалося проїхати два гоночні кола, але гонкузупинили втретє відразу після рестарту через численні аварії. У підсумку Гран-прі завершився за машиною безпеки.</text:p>
      <text:p text:style-name="P4">
<text:span text:style-name="T4">
Читайте також:</text:span>
 <text:a xlink:type="simple" xlink:href="https://www.ukrinform.ua/rubric-sports/3684616-formula1-granpri-saudivskoi-aravii-peres-vigrav-gonku.html" text:style-name="Internet_20_link" text:visited-style-name="Visited_20_Internet_20_Link">
 </text:a>
Ferstapppen remains the leader of the overall standings, increasing the separation from her apartman by Red Bull Mexican Sergio Perez by 15 points.</text:p>
      <text:p text:style-name="P4">
Photo: F1News.</text:p>
      <text:p text:style-name="P4">
News Source: <text:a xlink:type="simple" xlink:href="https://www.ukrinform.ua/rubric-sports/3690520-formula1-ferstappen-vigrav-granpri-avstralii.html" text:style-name="Internet_20_link" text:visited-style-name="Visited_20_Internet_20_Link">
https://www.ukrinform.ua/rubric-sports/3690520-formula1-ferstappen-vigrav-granpri-avstralii.html</text:a>
</text:p>
      <!--NEWS-->
      <text:h text:style-name="P10" text:outline-level="1">
<text:span text:style-name="T4">
The Russians fired at seven regions of Ukraine in a day - erection of ova</text:span>
</text:h>
      <text:p text:style-name="P4">
Authors: Ukrinform (Person)</text:p>
      <text:p text:style-name="P4">
Publisher: Укринформ (Organization)</text:p>
      <text:p text:style-name="P4">
Published Time: 2023-04-02T11:31:44+03:00</text:p>
      <text:p text:style-name="P4">
Modified Time: 2023-04-02T11:31:44+03:00</text:p>
      <text:p text:style-name="P4">
Description: The army of the Russian Federation for a day fired seven regions of Ukraine. - Ukrinform.</text:p>
      <text:p text:style-name="P4">
Images: ["<text:a xlink:type="simple" xlink:href="https://static.ukrinform.com/photos/2023_01/thumb_files/630_360_1674507295-761.jpg" text:style-name="Internet_20_link" text:visited-style-name="Visited_20_Internet_20_Link">
630_360_16745...</text:a>
"]</text:p>
      <text:p text:style-name="P4">
Tags: ['Обстріл', 'Війна з росією', 'Регіони']</text:p>
      <text:p text:style-name="P4">
Type: Article</text:p>
      <!--METADATA-->
      <text:p text:style-name="P4">
<draw:frame draw:style-name="fr1" draw:name="Image90" text:anchor-type="as-char" svg:width="6.9236in" svg:height="3.956343in" draw:z-index="0">
<draw:image xlink:href="../Images/yкринформ/2023-04-02T11-31-44-03-00/630_360_1674507295-761.jpg" xlink:type="simple" xlink:show="embed" xlink:actuate="onLoad" draw:mime-type="image/jpeg"/>
</draw:frame>
The Army Federation for a day fired seven regions of Ukraine.</text:p>
      <text:p text:style-name="P4">
According to Ukrinform, this is reported in the consolidated information of the regional military administrations about the situation in the regions of Ukraine as of 9:00 Sunday, April 2.</text:p>
      <text:p text:style-name="P4">
In the Chernihiv region, the enemy fired at the artillery twice and probably LNG, Novgorod-Siversky district. Without loss and destruction.</text:p>
      <text:p text:style-name="P4">
In the Sumy region yesterday during the day the Russians fired the territory of the Belopil and Essman communities. Without consequences.</text:p>
      <text:p text:style-name="P4">
This morning, the Russians were beaten from mortars. As a result, one of the shear was agreed.</text:p>
      <text:p text:style-name="P4">
In the Novoslobid community, at five in the morning, the rosary of mortars hit the milk in one of the settlements of the community, two beats were recorded. Ascent of shelling killed two people(Driver's Drill and Freightwear).</text:p>
      <text:p text:style-name="P4">
У Краснопільській громаді з території рф був мінометний обстріл. Попередньо —без наслідків.</text:p>
      <text:p text:style-name="P4">
У Запорізькій області ​​протягом минулої доби ворог здійснив 68 обстрілівцивільної інфраструктури 16 населених пунктів: Гуляйполе, Оріхів, Михайло-Лукашеве, Новоданилівка, Залізничне, Новоандріївка, Кам'янське, Мала Токмачка,Ольгівське, Червоне, Білогір'я, Малинівка, Преображенка, Степове, МаліЩербаки, Новояковлівка.</text:p>
      <text:p text:style-name="P4">
<text:span text:style-name="T4">
Читайте також:</text:span>
 <text:a xlink:type="simple" xlink:href="https://www.ukrinform.ua/rubric-ato/3690497-u-melitopoli-progrimiv-vibuh.html" text:style-name="Internet_20_link" text:visited-style-name="Visited_20_Internet_20_Link">
 </text:a>
11 reports of destruction have been received</text:p>
      <text:p text:style-name="P4">
In the Kharkiv region, in the Slobozhansky direction, Russian troops carried out the settlements of UDI, veterinary, Zibine, Okhrimivka, Krasne first.</text:p>
      <text:p text:style-name="P4">
In the Kupyansk direction of enemy shelling, the settlements of the two -year, Kutkovka, Western, Masutivka, Sinkivka, Kupyansk, Sand, Sand, Starch Tanovoselivske.</text:p>
      <text:p text:style-name="P4">
As a result of the shelling of the village of Podola Kupyansk district, the house was damaged yesterday morning.</text:p>
      <text:p text:style-name="P4">
In the afternoon in the village of Kutkovka, Kupyansk district, a 43-year-old civilian was killed as a result of enemy shelling. A man 46 years old was injured. Medium severity is hospitalized.</text:p>
      <text:p text:style-name="P4">
At night in the village of Veliky Burluk Kupyansk district, the K-300 rocket was damaged by the agricultural enterprise.</text:p>
      <text:p text:style-name="P4">
In the village of Dovgalivka, Izium district, in his own courtyard, a 59-year-old civilian was blown up and injured.</text:p>
      <text:p text:style-name="P4">
<text:span text:style-name="T4">
 Read also: </text:span>
 <text:a xlink:type="simple" xlink:href="https://www.ukrinform.ua/rubric-society/3690295-v-ukraini-potrebuut-rozminuvanna-blizko-470-tisac-gektariv-silgospugid-dsns.html" text:style-name="Internet_20_link" text:visited-style-name="Visited_20_Internet_20_Link">
</text:a>
</text:p>
      <text:p text:style-name="P4">
In the Trinity community, the invaders intensified the counterintelligence regime. The locals are being released, mobile communication has been disconnected in some settlements. The points of reception of documents for the registration of the passport of the Russian Federation were opened by the Uvilokurakin, Markivtsi and Milov.</text:p>
      <text:p text:style-name="P4">
The situation in the region remains difficult.</text:p>
      <text:p text:style-name="P4">
In the Donetsk region, the enemy fired at the rockets of the region, carried out the Air Force "NCRS", used the RSSU "Grad", artillery, mortars. Treated Avdiivka, Bakhmut, Krasnogorivka, Toretsk, Northern, Velikanovolanovilka, Vremivka.</text:p>
      <text:p text:style-name="P4">
A day in the region - five wounded.</text:p>
      <text:p text:style-name="P4">
<text:span text:style-name="T4">
 Read also: </text:span>
 <text:a xlink:type="simple" xlink:href="https://www.ukrinform.ua/rubric-ato/3690508-na-doneckomu-napramku-vorog-vidstupiv-iz-deakih-pozicij-sili-oboroni.html" text:style-name="Internet_20_link" text:visited-style-name="Visited_20_Internet_20_Link">
</text:a>
In <text:a xlink:type="simple" xlink:href="https://www.ukrinform.ua/tag-hersonsina" text:style-name="Internet_20_link" text:visited-style-name="Visited_20_Internet_20_Link">
</text:a>
Over the past day, the enemy has made 60 shelling. The enemy fired at the regional center six times.</text:p>
      <text:p text:style-name="P4">
In the city of Kherson, Russian troops were hit by artillery, hit a private house. They also fired the village of Kozatkoye, also hit a prison house, there is a wounded.</text:p>
      <text:p text:style-name="P4">
A 32-year-old electrician died in the hospital from the injuries, which exploded the Natrospian mini when he restored the power lines in the post-Pokrovsky.</text:p>
      <text:p text:style-name="P4">
News Source: <text:a xlink:type="simple" xlink:href="https://www.ukrinform.ua/rubric-regions/3690524-rosiani-za-dobu-obstrilali-sim-regioniv-ukraini-zvedenna-ova.html" text:style-name="Internet_20_link" text:visited-style-name="Visited_20_Internet_20_Link">
https://www.ukrinform.ua/rubric-regions/3690524-rosiani-za-dobu-obstrilali-sim-regioniv-ukraini-zvedenna-ova.html</text:a>
</text:p>
      <!--NEWS-->
      <text:h text:style-name="P10" text:outline-level="1">
<text:span text:style-name="T4">
In Sumy region, the troops of the Russian Federation were fired at milk, two dead</text:span>
</text:h>
      <text:p text:style-name="P4">
Authors: Ukrinform (Person)</text:p>
      <text:p text:style-name="P4">
Publisher: Укринформ (Organization)</text:p>
      <text:p text:style-name="P4">
Published Time: 2023-04-02T11:46:49+03:00</text:p>
      <text:p text:style-name="P4">
Modified Time: 2023-04-02T11:46:49+03:00</text:p>
      <text:p text:style-name="P4">
Description: In the Novoslobid community of Sumy region, Russian troops were fired from mortars in the morning of April 2, killing two civilians - a driver and a freight forwarder. - Ukrinform.</text:p>
      <text:p text:style-name="P4">
Images: ["<text:a xlink:type="simple" xlink:href="https://static.ukrinform.com/photos/2019_11/thumb_files/630_360_1574102935-316.jpg" text:style-name="Internet_20_link" text:visited-style-name="Visited_20_Internet_20_Link">
630_360_15741...</text:a>
"]</text:p>
      <text:p text:style-name="P4">
Tags: ['Сумщина', 'Загибель', 'Війна з росією']</text:p>
      <text:p text:style-name="P4">
Type: Article</text:p>
      <!--METADATA-->
      <text:p text:style-name="P4">
<draw:frame draw:style-name="fr1" draw:name="Image91" text:anchor-type="as-char" svg:width="6.9236in" svg:height="3.956343in" draw:z-index="0">
<draw:image xlink:href="../Images/yкринформ/2023-04-02T11-46-49-03-00/630_360_1574102935-316.jpg" xlink:type="simple" xlink:show="embed" xlink:actuate="onLoad" draw:mime-type="image/jpeg"/>
</draw:frame>
The Russian troops of Sumy region in the morning of April 2 were fired from mortars of milk, killing two civilians - a driver and a freight forwarder.</text:p>
      <text:p text:style-name="P4">
According to Ukrinform, the Sumy Regional Military Administration reported in <text:a xlink:type="simple" xlink:href="https://t.me/Sumy_news_ODA/15199" text:style-name="Internet_20_link" text:visited-style-name="Visited_20_Internet_20_Link">
</text:a>
.</text:p>
      <text:p text:style-name="P4">
"At about 5 am, rows from mortars hit the milkmaid in one of the nominated points of the Novoslobid community. As a result of the shelling, 2 people were killed - a driver of a milkmaid and a freight forwarder. Civilians who just worked," Ova noted.</text:p>
      <text:p text:style-name="P4">
Acting Head of Regional Ministry Taras Savchenko called on residents to be especially careful, emphasizing that the border <text:a xlink:type="simple" xlink:href="https://www.ukrinform.ua/tag-sumsina" text:style-name="Internet_20_link" text:visited-style-name="Visited_20_Internet_20_Link">
</text:a>
is a zone of high risk.</text:p>
      <text:p text:style-name="P4">
"The enemy is cynically beating in the peaceful population. I ask you to stay vulpies during the shelling!It will save your life and the life of your relatives!" He emphasized.</text:p>
      <text:p text:style-name="P4">
<text:span text:style-name="T4">
 Read also: </text:span>
 <text:a xlink:type="simple" xlink:href="https://www.ukrinform.ua/rubric-ato/3690280-na-lugansini-zagarbniki-ne-pripinaut-obstriluvati-nevske-poranena-zinka.html" text:style-name="Internet_20_link" text:visited-style-name="Visited_20_Internet_20_Link">
</text:a>
As reported by Ukrinform, on April 1 the Russian army <text:a xlink:type="simple" xlink:href="https://www.ukrinform.ua/rubric-ato/3690424-rosiani-obstrilali-dvi-gromadi-na-sumsini.html" text:style-name="Internet_20_link" text:visited-style-name="Visited_20_Internet_20_Link">
</text:a>
Belopilsk and Esman communities of Sumy region. Self -propelled artillery installations, mortars and easel granaterats were used for the blows.</text:p>
      <text:p text:style-name="P4">
News Source: <text:a xlink:type="simple" xlink:href="https://www.ukrinform.ua/rubric-ato/3690528-na-sumsini-vijska-rf-obstrilali-molokovoz-dvoe-zagiblih.html" text:style-name="Internet_20_link" text:visited-style-name="Visited_20_Internet_20_Link">
https://www.ukrinform.ua/rubric-ato/3690528-na-sumsini-vijska-rf-obstrilali-molokovoz-dvoe-zagiblih.html</text:a>
</text:p>
      <!--NEWS-->
      <text:h text:style-name="P10" text:outline-level="1">
<text:span text:style-name="T4">
There were 15 communities under the occupation: Ova released the video for the anniversary of the liberation of Kyiv region</text:span>
</text:h>
      <text:p text:style-name="P4">
Authors: Ukrinform (Person)</text:p>
      <text:p text:style-name="P4">
Publisher: Укринформ (Organization)</text:p>
      <text:p text:style-name="P4">
Published Time: 2023-04-02T11:47:00+03:00</text:p>
      <text:p text:style-name="P4">
Modified Time: 2023-04-02T11:47:00+03:00</text:p>
      <text:p text:style-name="P4">
Description: The liberation of the Kiev region has become a symbol that Ukraine will be able to win in the war against Russian invaders. - Ukrinform.</text:p>
      <text:p text:style-name="P4">
Images: ["<text:a xlink:type="simple" xlink:href="https://static.ukrinform.com/photos/2023_04/thumb_files/630_360_1680424935-170.jpg" text:style-name="Internet_20_link" text:visited-style-name="Visited_20_Internet_20_Link">
630_360_16804...</text:a>
"]</text:p>
      <text:p text:style-name="P4">
Tags: ['Деокупація', 'Київщина', 'Війна з росією']</text:p>
      <text:p text:style-name="P4">
Type: Article</text:p>
      <!--METADATA-->
      <text:p text:style-name="P4">
<draw:frame draw:style-name="fr1" draw:name="Image92" text:anchor-type="as-char" svg:width="6.9236in" svg:height="3.956343in" draw:z-index="0">
<draw:image xlink:href="../Images/yкринформ/2023-04-02T11-47-00-03-00/630_360_1680424935-170.jpg" xlink:type="simple" xlink:show="embed" xlink:actuate="onLoad" draw:mime-type="image/jpeg"/>
</draw:frame>
The liberation of the Kivka region became a symbol of the fact that Ukraine will be able to win in the war opposite Russian invaders.</text:p>
      <text:p text:style-name="P4">
The Kyiv Regional Military Administration wrote about it in <text:a xlink:type="simple" xlink:href="https://t.me/kyivoda/9097" text:style-name="Internet_20_link" text:visited-style-name="Visited_20_Internet_20_Link">
</text:a>
Having published a video dedicated to the anniversary of the region, Ukrinform reports.</text:p>
      <text:p text:style-name="P4">
"Our settlements have become #cities - cities of specific people who have performed courage, helped to withstand each other and the state. Liberation <text:a xlink:type="simple" xlink:href="https://www.ukrinform.ua/tag-kiivsina" text:style-name="Internet_20_link" text:visited-style-name="Visited_20_Internet_20_Link">
</text:a>
It became a symbol that Ukraine could prevents this war. After winning the battle for Kiev, we won the battle for Ukraine - as for an independent sovereign state, " - said Ova.</text:p>
      <text:p text:style-name="P4">
<text:span text:style-name="T5">
Viso: <text:a xlink:type="simple" xlink:href="https://t.me/kyivoda/9097" text:style-name="Internet_20_link" text:visited-style-name="Visited_20_Internet_20_Link">
</text:a>
</text:span>
</text:p>
      <text:p text:style-name="P4">
As recalled in the regional administration, the Kyiv region was one of the first to take the invaders. The enemy walked to the Ukrainian capital from the north, poor and destruction.</text:p>
      <text:p text:style-name="P4">
The hostilities in the region lasted more than a month. 15 communities of Vyshgorod, Buchan and Brovarsky districts were captured by the Russian army.</text:p>
      <text:p text:style-name="P4">
<text:span text:style-name="T4">
 Read also: </text:span>
 <text:a xlink:type="simple" xlink:href="https://www.ukrinform.ua/rubric-society/3690015-vizvolenna-kiivsini-pokazalo-svitu-so-ukrainci-ne-postuplatsa-zodnim-klaptikom-zemli-zaluznij.html" text:style-name="Internet_20_link" text:visited-style-name="Visited_20_Internet_20_Link">
</text:a>
The forces of Ukraine's defense gave a decent repel of the enemy. As a result, on April 2, 2022, it became known that the region was released from Russian invaders.</text:p>
      <text:p text:style-name="P4">
"We will always remember the heroic resistance of the Armed Forces, terroborons, locals who have gone to the state with the military. We will never forget the feats who put their lives for freedom and independence," the</text:p>
      <text:p text:style-name="P4">
<text:span text:style-name="T4">
 Read also: </text:span>
 <text:a xlink:type="simple" xlink:href="https://www.ukrinform.ua/rubric-ato/3689909-zelenskij-vzav-ucast-u-vsanuvanni-pamati-ziteliv-buci-vbitih-rosianami.html" text:style-name="Internet_20_link" text:visited-style-name="Visited_20_Internet_20_Link">
</text:a>
As reported by Ukrinform, in the evening of April 2, 2022, the Ministry of Defense of Ukraine stated that the Ukrainian military exalted the Kiev region of sprouts. Then the last units of the enemy were knocked out of Bucha, Gostomel and Borodyanka.</text:p>
      <text:p text:style-name="P4">
According to the National Police, <text:a xlink:type="simple" xlink:href="https://www.ukrinform.ua/rubric-ato/3689800-nebitov-na-kiivsini-zagarbniki-vbili-1374-ukrainciv-sered-nih-38-ditej.html" text:style-name="Internet_20_link" text:visited-style-name="Visited_20_Internet_20_Link">
</text:a>
, 280 weighing missing, 38 children were killed, 34 were injured.</text:p>
      <text:p text:style-name="P4">
<text:span text:style-name="T5">
Foto: twitter.com/gitanasnauseda</text:span>
</text:p>
      <text:p text:style-name="P4">
News Source: <text:a xlink:type="simple" xlink:href="https://www.ukrinform.ua/rubric-regions/3690529-pid-okupacieu-buli-15-gromad-ova-opriludnila-rolik-do-ricnici-vizvolenna-kiivsini.html" text:style-name="Internet_20_link" text:visited-style-name="Visited_20_Internet_20_Link">
https://www.ukrinform.ua/rubric-regions/3690529-pid-okupacieu-buli-15-gromad-ova-opriludnila-rolik-do-ricnici-vizvolenna-kiivsini.html</text:a>
</text:p>
      <!--NEWS-->
      <text:h text:style-name="P10" text:outline-level="1">
<text:span text:style-name="T4">
7 people wounded as result of shelling at Nikolaevo-Daryino of Kursk region of Russia</text:span>
</text:h>
      <text:p text:style-name="P4">
Authors: liveuamap (Language: en)</text:p>
      <text:p text:style-name="P4">
Time: 2023-04-02T11:51:55</text:p>
      <text:p text:style-name="P4">
Location: Kursk (Latitude:51.24204 Longtitude:35.00467)</text:p>
      <text:p text:style-name="P4">
Videos: []</text:p>
      <text:p text:style-name="P4">
Images: []</text:p>
      <text:p text:style-name="P4">
Tags: ["Russia"]</text:p>
      <text:p text:style-name="P4">
Id: 22553143</text:p>
      <!--METADATA-->
      <text:p text:style-name="P4">
7 people wounded as result of shelling at Nikolaevo-Daryino of Kursk region ofRussia</text:p>
      <text:p text:style-name="P4">
News Collection Link: <text:a xlink:type="simple" xlink:href="https://liveuamap.com/en/2023/2-april-7-people-wounded-as-result-of-shelling-at-nikolaevodaryino" text:style-name="Internet_20_link" text:visited-style-name="Visited_20_Internet_20_Link">
https://liveuamap.com/en/2023/2-april-7-people-wounded-as-result-of-shelling-at-nikolaevodaryino</text:a>
</text:p>
      <text:p text:style-name="P4">
News Source: <text:a xlink:type="simple" xlink:href="https://t.me/bazabazon/16694" text:style-name="Internet_20_link" text:visited-style-name="Visited_20_Internet_20_Link">
https://t.me/bazabazon/16694</text:a>
</text:p>
      <!--NEWS-->
      <text:h text:style-name="P10" text:outline-level="1">
<text:span text:style-name="T4">
Russia and Belarus should show that nuclear blackmail does not work - the Foreign Minister of Latvia</text:span>
</text:h>
      <text:p text:style-name="P4">
Authors: Ukrinform (Person)</text:p>
      <text:p text:style-name="P4">
Publisher: Укринформ (Organization)</text:p>
      <text:p text:style-name="P4">
Published Time: 2023-04-02T11:53:24+03:00</text:p>
      <text:p text:style-name="P4">
Modified Time: 2023-04-02T11:53:24+03:00</text:p>
      <text:p text:style-name="P4">
Description: The Western world needs to impose new sanctions against Belarus and Russia in order to show that nuclear blackmail will not work. - Ukrinform.</text:p>
      <text:p text:style-name="P4">
Images: ["<text:a xlink:type="simple" xlink:href="https://static.ukrinform.com/photos/2018_09/thumb_files/630_360_1538301270-9914.jpg" text:style-name="Internet_20_link" text:visited-style-name="Visited_20_Internet_20_Link">
630_360_15383...</text:a>
"]</text:p>
      <text:p text:style-name="P4">
Tags: ['білорусь', 'Латвія', 'Ядерна зброя', 'росія']</text:p>
      <text:p text:style-name="P4">
Type: Article</text:p>
      <!--METADATA-->
      <text:p text:style-name="P4">
<draw:frame draw:style-name="fr1" draw:name="Image93" text:anchor-type="as-char" svg:width="6.9236in" svg:height="3.956343in" draw:z-index="0">
<draw:image xlink:href="../Images/yкринформ/2023-04-02T11-53-24-03-00/630_360_1538301270-9914.jpg" xlink:type="simple" xlink:show="embed" xlink:actuate="onLoad" draw:mime-type="image/jpeg"/>
</draw:frame>
The Western World must be imposed new sanctions against Belarus and Russia in order to show that the nuclear blackmail will not work.</text:p>
      <text:p text:style-name="P4">
According to Ukrinform, about it in an interview <text:a xlink:type="simple" xlink:href="http://www.voanews.com/a/voa-interview-latvian-fm-says-russia-must-be-shown-nuclear-blackmail-won-t-work/7031781.html" text:style-name="Internet_20_link" text:visited-style-name="Visited_20_Internet_20_Link">
</text:a>
Latvia's Foreign Minister Edgar Rinkevich said.</text:p>
      <text:p text:style-name="P4">
“I think it is only a continuation of nuclear blackmail that we have observed the year. In my opinion, such an announcement clearly indicates that Ilorus is not a sovereign state. This is actually part of the Russian military round. And we need to impose more sanctions on both Russia and Belarus, just to make it clear that this blackmail, these steps will not work, ” - said.</text:p>
      <text:p text:style-name="P4">
Rinkevich believes that, despite the fact that Russia has been defeated in political, military plan and even in its blackmail, it is not going to sit behind the table.</text:p>
      <text:p text:style-name="P4">
“To assume that if we do not help Ukraine, Russia will stop and will not go out, is completely wrong. <text:a xlink:type="simple" xlink:href="https://www.ukrinform.ua/tag-rosia" text:style-name="Internet_20_link" text:visited-style-name="Visited_20_Internet_20_Link">
</text:a>
Iden Escalation ... Putin's goal is not to sit at the negotiating table, but to capture Ukraine, to ethnically clean it, to commit all those atrocities found in the territories liberated by Ukraine, ”the minister added.</text:p>
      <text:p text:style-name="P4">
<text:span text:style-name="T4">
 Read also: </text:span>
 <text:a xlink:type="simple" xlink:href="https://www.ukrinform.ua/rubric-polytics/3690094-adernij-santaz-rf-ne-zavadit-pidtrimci-ukraini-britania-v-oon.html" text:style-name="Internet_20_link" text:visited-style-name="Visited_20_Internet_20_Link">
</text:a>
As it was reported, Russian President Vladimir Putin <text:a xlink:type="simple" xlink:href="https://www.ukrinform.ua/rubric-world/3687449-putin-zaaviv-so-rosia-rozmistit-takticnu-adernu-zbrou-u-bilorusi.html" text:style-name="Internet_20_link" text:visited-style-name="Visited_20_Internet_20_Link">
</text:a>
that Russia places tactical nuclear weapons in Belarus. Earlier, in February, Putin announced the "suspension"(New Start), although the provisions of this document are unpredictable for its "suspension".</text:p>
      <text:p text:style-name="P4">
Self -proclaimed President of Belarus Alexander Lukashenko <text:a xlink:type="simple" xlink:href="https://www.ukrinform.ua/rubric-world/3689828-lukasenko-zaaviv-so-rozmisenna-adernoi-zbroi-v-bilorusi-e-jogo-iniciativou.html" text:style-name="Internet_20_link" text:visited-style-name="Visited_20_Internet_20_Link">
</text:a>
that the placement of nuclear weapons in Belarus is made on its initiative, that it is not intimidation, a non -hazard, but an opportunity to "protect the Belarusian state".</text:p>
      <text:p text:style-name="P4">
News Source: <text:a xlink:type="simple" xlink:href="https://www.ukrinform.ua/rubric-world/3690532-rosii-j-bilorusi-potribno-pokazati-so-adernij-santaz-ne-spracue-glava-mzs-latvii.html" text:style-name="Internet_20_link" text:visited-style-name="Visited_20_Internet_20_Link">
https://www.ukrinform.ua/rubric-world/3690532-rosii-j-bilorusi-potribno-pokazati-so-adernij-santaz-ne-spracue-glava-mzs-latvii.html</text:a>
</text:p>
      <!--NEWS-->
      <text:h text:style-name="P10" text:outline-level="1">
<text:span text:style-name="T4">
Kharkiv, Kharkivska Oblast(17:56). Red Alert: aerial threat. Sirens sounding. Take cover now!</text:span>
</text:h>
      <text:p text:style-name="P4">
Authors: liveuamap (Language: en)</text:p>
      <text:p text:style-name="P4">
Time: 2023-04-02T11:58:00</text:p>
      <text:p text:style-name="P4">
Location: Kharkiv (Latitude:49.98185 Longtitude:36.25212)</text:p>
      <text:p text:style-name="P4">
Videos: []</text:p>
      <text:p text:style-name="P4">
Images: []</text:p>
      <text:p text:style-name="P4">
Tags: ["Europe", "Central and Eastern Europe"]</text:p>
      <text:p text:style-name="P4">
Id: 22553145</text:p>
      <!--METADATA-->
      <text:p text:style-name="P4">
Kharkiv, Kharkiv region(17:56). Red Alert: aerial threat. Sirens sounding.Take cover now!</text:p>
      <text:p text:style-name="P4">
News Collection Link: <text:a xlink:type="simple" xlink:href="https://liveuamap.com/en/2023/02-april-kharkiv-kharkivska-oblast1756-red-alg" text:style-name="Internet_20_link" text:visited-style-name="Visited_20_Internet_20_Link">
https://liveuamap.com/en/2023/02-april-kharkiv-kharkivska-oblast1756-red-alg</text:a>
</text:p>
      <text:p text:style-name="P4">
News Source: <text:a xlink:type="simple" xlink:href="https://t.me/air_alert_ua/42455" text:style-name="Internet_20_link" text:visited-style-name="Visited_20_Internet_20_Link">
https://t.me/air_alert_ua/42455</text:a>
</text:p>
      <!--NEWS-->
      <text:h text:style-name="P10" text:outline-level="1">
<text:span text:style-name="T4">
Russian troops fired at Konstantinovka, are dead and wounded</text:span>
</text:h>
      <text:p text:style-name="P4">
Authors: Ukrinform (Person)</text:p>
      <text:p text:style-name="P4">
Publisher: Укринформ (Organization)</text:p>
      <text:p text:style-name="P4">
Published Time: 2023-04-02T11:59:00+03:00</text:p>
      <text:p text:style-name="P4">
Modified Time: 2023-04-02T11:59:00+03:00</text:p>
      <text:p text:style-name="P4">
Description: The troops of the Russian Federation on Sunday, April 2, struck in the center of the city of Konstantinovka of Donetsk region, resulting in the death of three civilians, six more civilians were injured. - Ukrinform.</text:p>
      <text:p text:style-name="P4">
Images: ["<text:a xlink:type="simple" xlink:href="https://static.ukrinform.com/photos/2023_04/thumb_files/630_360_1680425733-713.jpg" text:style-name="Internet_20_link" text:visited-style-name="Visited_20_Internet_20_Link">
630_360_16804...</text:a>
", "<text:a xlink:type="simple" xlink:href="https://static.ukrinform.com/photos/2023_04/1680425752-144.jpg" text:style-name="Internet_20_link" text:visited-style-name="Visited_20_Internet_20_Link">
1680425752-14...</text:a>
", "<text:a xlink:type="simple" xlink:href="https://static.ukrinform.com/photos/2023_04/1680425745-467.jpg" text:style-name="Internet_20_link" text:visited-style-name="Visited_20_Internet_20_Link">
1680425745-46...</text:a>
", "<text:a xlink:type="simple" xlink:href="https://static.ukrinform.com/photos/2023_04/1680425738-889.jpg" text:style-name="Internet_20_link" text:visited-style-name="Visited_20_Internet_20_Link">
1680425738-88...</text:a>
"]</text:p>
      <text:p text:style-name="P4">
Tags: ['Донеччина', 'Обстріл', 'Війна з росією']</text:p>
      <text:p text:style-name="P4">
Type: Article</text:p>
      <!--METADATA-->
      <text:p text:style-name="P4">
<draw:frame draw:style-name="fr1" draw:name="Image94" text:anchor-type="as-char" svg:width="6.9236in" svg:height="3.956343in" draw:z-index="0">
<draw:image xlink:href="../Images/yкринформ/2023-04-02T11-59-00-03-00/630_360_1680425733-713.jpg" xlink:type="simple" xlink:show="embed" xlink:actuate="onLoad" draw:mime-type="image/jpeg"/>
</draw:frame>
The Russian Federation on Sunday, April 2, struck in the center of the city of Kakostiantynivka of Donetsk region, resulting in the death of three civilians, six more civilians were injured.</text:p>
      <text:p text:style-name="P4">
According to Ukrinform, Pavel Kirilenko, the head of the Donetsk Regional Military Administration, reported this in <text:a xlink:type="simple" xlink:href="http://t.me/pavlokyrylenko_donoda/7325" text:style-name="Internet_20_link" text:visited-style-name="Visited_20_Internet_20_Link">
</text:a>
 .</text:p>
      <text:p text:style-name="P4">
<draw:frame draw:style-name="fr1" draw:name="Image95" text:anchor-type="as-char" svg:width="5.625in" svg:height="10.0in" draw:z-index="0">
<draw:image xlink:href="../Images/yкринформ/2023-04-02T11-59-00-03-00/1680425752-144.jpg" xlink:type="simple" xlink:show="embed" xlink:actuate="onLoad" draw:mime-type="image/jpeg"/>
</draw:frame>
"At least three people were killed, six were wounded during the shelling of the Okostiantynivtsi. The Russians fired at the central part of the city this morning," he said.</text:p>
      <text:p text:style-name="P4">
<draw:frame draw:style-name="fr1" draw:name="Image96" text:anchor-type="as-char" svg:width="5.625in" svg:height="10.0in" draw:z-index="0">
<draw:image xlink:href="../Images/yкринформ/2023-04-02T11-59-00-03-00/1680425745-467.jpg" xlink:type="simple" xlink:show="embed" xlink:actuate="onLoad" draw:mime-type="image/jpeg"/>
</draw:frame>
According to Kirilenko, numerous damage has been high -rise buildings and private residential buildings.</text:p>
      <text:p text:style-name="P4">
<draw:frame draw:style-name="fr1" draw:name="Image97" text:anchor-type="as-char" svg:width="5.625in" svg:height="10.0in" draw:z-index="0">
<draw:image xlink:href="../Images/yкринформ/2023-04-02T11-59-00-03-00/1680425738-889.jpg" xlink:type="simple" xlink:show="embed" xlink:actuate="onLoad" draw:mime-type="image/jpeg"/>
</draw:frame>
The victims are provided with the necessary help. Rescuers work on the spot.</text:p>
      <text:p text:style-name="P4">
<text:span text:style-name="T5">
Viso: <text:a xlink:type="simple" xlink:href="https://web.telegram.org/k/#@ermaka2022" text:style-name="Internet_20_link" text:visited-style-name="Visited_20_Internet_20_Link">
</text:a>
</text:span>
</text:p>
      <text:p text:style-name="P4">
As <text:a xlink:type="simple" xlink:href="http://t.me/ermaka2022/2357" text:style-name="Internet_20_link" text:visited-style-name="Visited_20_Internet_20_Link">
 </text:a>
Presidential Office Head Andriy Yermak, the Russians resorted to a massive shelling of Konstantinovka, using the reactive systems of volley fire and cassette ammunition for this reactive.</text:p>
      <text:p text:style-name="P4">
<text:span text:style-name="T4">
 Read also: </text:span>
 <text:a xlink:type="simple" xlink:href="https://www.ukrinform.ua/rubric-ato/3690528-na-sumsini-vijska-rf-obstrilali-molokovoz-dvoe-zagiblih.html" text:style-name="Internet_20_link" text:visited-style-name="Visited_20_Internet_20_Link">
</text:a>
As it was reported, Russian invaders <text:a xlink:type="simple" xlink:href="https://www.ukrinform.ua/rubric-ato/3690510-za-dobu-vorog-obstrilav-7-oblastej-ukraini-4-ludini-zaginuli-15-poraneni.html" text:style-name="Internet_20_link" text:visited-style-name="Visited_20_Internet_20_Link">
</text:a>
102 inhabited in seven regions of Ukraine. As a result of hostile blows, four residents were killed, 15 more civilians were injured.</text:p>
      <text:p text:style-name="P4">
<text:span text:style-name="T5">
Foto: Pavel Kirilenko/Telegram</text:span>
</text:p>
      <text:p text:style-name="P4">
News Source: <text:a xlink:type="simple" xlink:href="https://www.ukrinform.ua/rubric-ato/3690533-vijska-rf-obstrilali-kostantinivku-e-zagibli-i-poraneni.html" text:style-name="Internet_20_link" text:visited-style-name="Visited_20_Internet_20_Link">
https://www.ukrinform.ua/rubric-ato/3690533-vijska-rf-obstrilali-kostantinivku-e-zagibli-i-poraneni.html</text:a>
</text:p>
      <!--NEWS-->
      <text:h text:style-name="P10" text:outline-level="1">
<text:span text:style-name="T4">
The explosions in Melitopol were heard in a depot where Russians repair military equipment - the mayor</text:span>
</text:h>
      <text:p text:style-name="P4">
Authors: Ukrinform (Person)</text:p>
      <text:p text:style-name="P4">
Publisher: Укринформ (Organization)</text:p>
      <text:p text:style-name="P4">
Published Time: 2023-04-02T12:13:34+03:00</text:p>
      <text:p text:style-name="P4">
Modified Time: 2023-04-02T12:13:34+03:00</text:p>
      <text:p text:style-name="P4">
Description: At least six explosions were heard in Melitopol in the territory of a locomotive depot, where the enemy has installed its repair base for military equipment.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Мелітополь', 'Вибух', 'Війна з росією', 'Єдині новини']</text:p>
      <text:p text:style-name="P4">
Type: Article</text:p>
      <!--METADATA-->
      <text:p text:style-name="P4">
<draw:frame draw:style-name="fr1" draw:name="Image98" text:anchor-type="as-char" svg:width="6.9236in" svg:height="3.956343in" draw:z-index="0">
<draw:image xlink:href="../Images/yкринформ/2023-04-02T12-13-34-03-00/630_360_1677569405-698.jpg" xlink:type="simple" xlink:show="embed" xlink:actuate="onLoad" draw:mime-type="image/jpeg"/>
</draw:frame>
The smallest explosions were heard in Melitopol in the territory of a locomotive depot, where the enemy has installed his repair base for military equipment.</text:p>
      <text:p text:style-name="P4">
This was reported during the broadcasting of the National Teleterna "One News" by the reporting chairman of Melitopol Ivan Fedorov, Ukrinform reports.</text:p>
      <text:p text:style-name="P4">
"At about 9:30 at least six <text:a xlink:type="simple" xlink:href="https://www.ukrinform.ua/tag-vibuh" text:style-name="Internet_20_link" text:visited-style-name="Visited_20_Internet_20_Link">
</text:a>
on the territory of the temporarily occupied Melitopol. All of them were heard by the Melitopol depot, where the enemy placed its repair Basuvian equipment, as well as fuel storage and ammunition. This is the second explosion that happened this week, the explosions began on Monday, "the mayor said.</text:p>
      <text:p text:style-name="P4">
<text:span text:style-name="T4">
 Read also: </text:span>
 <text:a xlink:type="simple" xlink:href="https://www.ukrinform.ua/rubric-ato/3690497-u-melitopoli-progrimiv-vibuh.html" text:style-name="Internet_20_link" text:visited-style-name="Visited_20_Internet_20_Link">
</text:a>
According to him, a roof was destroyed in a depot as a result of explosions within a week, which spoiled the equipment that was repaired. We are talking about dozens of units of hostile equipment, as well as dozens of liquidated Russian soldiers. As for the morning explosions, the mayor noted that he was waiting for information about enemies.</text:p>
      <text:p text:style-name="P4">
Earlier it was reported that Ukrainian <text:a xlink:type="simple" xlink:href="https://www.ukrinform.ua/rubric-regions/3690452-specsluzbi-znaut-hto-v-depo-melitopola-dopomagae-zagarbnikam-mer.html" text:style-name="Internet_20_link" text:visited-style-name="Visited_20_Internet_20_Link">
</text:a>
which contributed to the transportation from the occupied Crimea.</text:p>
      <text:p text:style-name="P4">
<text:span text:style-name="T5">
Foto: Alexander Himanov</text:span>
</text:p>
      <text:p text:style-name="P4">
News Source: <text:a xlink:type="simple" xlink:href="https://www.ukrinform.ua/rubric-ato/3690535-vibuhi-u-melitopoli-prolunali-v-depo-de-rosiani-remontuut-vijskovu-tehniku-mer.html" text:style-name="Internet_20_link" text:visited-style-name="Visited_20_Internet_20_Link">
https://www.ukrinform.ua/rubric-ato/3690535-vibuhi-u-melitopoli-prolunali-v-depo-de-rosiani-remontuut-vijskovu-tehniku-mer.html</text:a>
</text:p>
      <!--NEWS-->
      <text:h text:style-name="P10" text:outline-level="1">
<text:span text:style-name="T4">
The Russian Federation holds five warships in the Black Sea, two of them are carriers</text:span>
</text:h>
      <text:p text:style-name="P4">
Authors: Ukrinform (Person)</text:p>
      <text:p text:style-name="P4">
Publisher: Укринформ (Organization)</text:p>
      <text:p text:style-name="P4">
Published Time: 2023-04-02T12:26:00+03:00</text:p>
      <text:p text:style-name="P4">
Modified Time: 2023-04-02T12:26:00+03:00</text:p>
      <text:p text:style-name="P4">
Description: As of the morning, Russia holds five warships in the Black Sea, including two carriers of winged caliber missile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Корабель', 'Флот', 'Війна з росією']</text:p>
      <text:p text:style-name="P4">
Type: Article</text:p>
      <!--METADATA-->
      <text:p text:style-name="P4">
<draw:frame draw:style-name="fr1" draw:name="Image99" text:anchor-type="as-char" svg:width="6.9236in" svg:height="3.956343in" draw:z-index="0">
<draw:image xlink:href="../Images/yкринформ/2023-04-02T12-26-00-03-00/630_360_1668767285-756.jpg" xlink:type="simple" xlink:show="embed" xlink:actuate="onLoad" draw:mime-type="image/jpeg"/>
</draw:frame>
The state of the meeting is holding five warships in the Black Sea, including two carriers of the caliber missiles.</text:p>
      <text:p text:style-name="P4">
According to Ukrinform, the Navy of the Armed Forces of Ukraine reports in <text:a xlink:type="simple" xlink:href="https://www.facebook.com/navy.mil.gov.ua/posts/pfbid02NA6rgsm5XBsmMPNcYqZGLhAQiksk1Ls9jC1C6hxLuCRXsY5TvtaZPNdEu2DEnsJbl" text:style-name="Internet_20_link" text:visited-style-name="Visited_20_Internet_20_Link">
</text:a>
.</text:p>
      <text:p text:style-name="P4">
“Станом на 2 квітня в Чорному морі на бойовому чергуванні знаходиться 5ворожих <text:a xlink:type="simple" xlink:href="https://www.ukrinform.ua/tag-korabel" text:style-name="Internet_20_link" text:visited-style-name="Visited_20_Internet_20_Link">
 </text:a>
, 2 of them are the carbon "caliber", total volley up to 12 missiles; in the Sea of Azov - 1 hostile ship; There are up to 7 enemy ships in the Mediterranean, 3 of them are carbon -caliber carriers, a total volley of up to 20 missiles, ”the message reads.</text:p>
      <text:p text:style-name="P4">
During the day, in the interests of the Russian Federation, the passage of the Kerch-Yennykal Strait made: 6 ships-6 vessels, of which 1 vessel continued to move in the direction of the Protokibosphorus; To the Black Sea - 0 vessels, 0 of them vessels continued the movement in the direction of the Bosphorus.</text:p>
      <text:p text:style-name="P4">
<text:span text:style-name="T4">
 Read also: </text:span>
 <text:a xlink:type="simple" xlink:href="https://www.ukrinform.ua/rubric-polytics/3690017-ugodu-pro-rozmisenna-cornomorskogo-flotu-rf-v-ukraini-perevirit-ksu.html" text:style-name="Internet_20_link" text:visited-style-name="Visited_20_Internet_20_Link">
</text:a>
The Russian Federation continues to violate the International Convention on the Protection of Human Life at the Sea of 1974(SOLAS)by turning off automatic identification systems(AIS), Nazi vessels in the Azov Sea.</text:p>
      <text:p text:style-name="P4">
As reported by Ukrinform, in the evening of April 1, the enemy brought 12 ships to a combat duty, three of them - rocket carriers, which can be a volley of 20 "calibers".</text:p>
      <text:p text:style-name="P4">
News Source: <text:a xlink:type="simple" xlink:href="https://www.ukrinform.ua/rubric-ato/3690540-rf-trimae-u-cornomu-mori-pat-bojovih-korabliv-dva-z-nih-nosii-kalibriv.html" text:style-name="Internet_20_link" text:visited-style-name="Visited_20_Internet_20_Link">
https://www.ukrinform.ua/rubric-ato/3690540-rf-trimae-u-cornomu-mori-pat-bojovih-korabliv-dva-z-nih-nosii-kalibriv.html</text:a>
</text:p>
      <!--NEWS-->
      <text:h text:style-name="P10" text:outline-level="1">
<text:span text:style-name="T4">
Ukrainian Cordiaska became the strongest man in Europe</text:span>
</text:h>
      <text:p text:style-name="P4">
Authors: Ukrinform (Person)</text:p>
      <text:p text:style-name="P4">
Publisher: Укринформ (Organization)</text:p>
      <text:p text:style-name="P4">
Published Time: 2023-04-02T12:45:00+03:00</text:p>
      <text:p text:style-name="P4">
Modified Time: 2023-04-02T12:45:00+03:00</text:p>
      <text:p text:style-name="P4">
Description: The UK (United Kingdom) took place a tournament among the Strongmen of EuroPe's Strongest Man. - Ukrinform.</text:p>
      <text:p text:style-name="P4">
Images: ["<text:a xlink:type="simple" xlink:href="https://static.ukrinform.com/photos/2023_04/thumb_files/630_360_1680429077-540.jpg" text:style-name="Internet_20_link" text:visited-style-name="Visited_20_Internet_20_Link">
630_360_16804...</text:a>
"]</text:p>
      <text:p text:style-name="P4">
Tags: ['стронгмени']</text:p>
      <text:p text:style-name="P4">
Type: Article</text:p>
      <!--METADATA-->
      <text:p text:style-name="P4">
<draw:frame draw:style-name="fr1" draw:name="Image100" text:anchor-type="as-char" svg:width="6.9236in" svg:height="3.956343in" draw:z-index="0">
<draw:image xlink:href="../Images/yкринформ/2023-04-02T12-45-00-03-00/630_360_1680429077-540.jpg" xlink:type="simple" xlink:show="embed" xlink:actuate="onLoad" draw:mime-type="image/jpeg"/>
</draw:frame>
In Lidi(United Kingdom)The European Strongmen tournament was held.</text:p>
      <text:p text:style-name="P4">
As reports <text:a xlink:type="simple" xlink:href="https://xsport.ua/ua/others_s/news/pavlo-kordiyaka-stav-naysylnishoyu-lyudynoyu-evropy-oleksiy-novikov-drugyy_8783203/" text:style-name="Internet_20_link" text:visited-style-name="Visited_20_Internet_20_Link">
</text:a>
, the most powerful man of Europe was the Ukrainian Pavel Koriyaka, who eventually gained 57.5 -way, Ukrinform reports.</text:p>
      <text:p text:style-name="P4">
The second result was shown by another athlete from Ukraine Alexei Novikov - 53.5.</text:p>
      <text:p text:style-name="P4">
The third place was taken by Ayars Schmutstelis from Latvia - 51.5.</text:p>
      <text:p text:style-name="P4">
<text:span text:style-name="T4">
 Read also: </text:span>
 <text:a xlink:type="simple" xlink:href="https://www.ukrinform.ua/rubric-sports/3680623-kiivskij-strongmen-tkacuk-stav-cempionom-svitu-na-arnold-classic2023-v-ssa.html" text:style-name="Internet_20_link" text:visited-style-name="Visited_20_Internet_20_Link">
</text:a>
It should be noted that last year the strongest person of Europe was Novikov.</text:p>
      <text:p text:style-name="P4">
Photo: Strongman.org.ua.</text:p>
      <text:p text:style-name="P4">
News Source: <text:a xlink:type="simple" xlink:href="https://www.ukrinform.ua/rubric-sports/3690549-strongmeni-ukrainec-kordiaka-stav-najsilnisou-ludinou-evropi-novikov-drugij.html" text:style-name="Internet_20_link" text:visited-style-name="Visited_20_Internet_20_Link">
https://www.ukrinform.ua/rubric-sports/3690549-strongmeni-ukrainec-kordiaka-stav-najsilnisou-ludinou-evropi-novikov-drugij.html</text:a>
</text:p>
      <!--NEWS-->
      <text:h text:style-name="P10" text:outline-level="1">
<text:span text:style-name="T4">
The Ministry of Education told how many budget seats will be this year</text:span>
</text:h>
      <text:p text:style-name="P4">
Authors: Ukrinform (Person)</text:p>
      <text:p text:style-name="P4">
Publisher: Укринформ (Organization)</text:p>
      <text:p text:style-name="P4">
Published Time: 2023-04-02T12:47:00+03:00</text:p>
      <text:p text:style-name="P4">
Modified Time: 2023-04-02T12:47:00+03:00</text:p>
      <text:p text:style-name="P4">
Description: This year, the number of entrants in Ukraine will increase by 0.55%, so 229 thousand people will have the right to join institutions of higher, professional higher education. In addition, the number of graduates of nine classes will be about 381 thousand people. - Ukrinform.</text:p>
      <text:p text:style-name="P4">
Images: ["<text:a xlink:type="simple" xlink:href="https://static.ukrinform.com/photos/2023_04/thumb_files/630_360_1680428614-963.jpg" text:style-name="Internet_20_link" text:visited-style-name="Visited_20_Internet_20_Link">
630_360_16804...</text:a>
"]</text:p>
      <text:p text:style-name="P4">
Tags: ['Міносвіти', 'Вступна кампанія', 'ВНЗ', 'Єдині новини']</text:p>
      <text:p text:style-name="P4">
Type: Article</text:p>
      <!--METADATA-->
      <text:p text:style-name="P4">
<draw:frame draw:style-name="fr1" draw:name="Image101" text:anchor-type="as-char" svg:width="6.9236in" svg:height="3.956343in" draw:z-index="0">
<draw:image xlink:href="../Images/yкринформ/2023-04-02T12-47-00-03-00/630_360_1680428614-963.jpg" xlink:type="simple" xlink:show="embed" xlink:actuate="onLoad" draw:mime-type="image/jpeg"/>
</draw:frame>
This year, the number of entrants in Ukraine will increase by 0.55%, so 229 thousand will be the right to join higher, professional higher education institutions. In addition, the number of nine grades graduates will be about 381 thousand.</text:p>
      <text:p text:style-name="P4">
According to Ukrinform, Deputy Minister of Education and Science Andriy Vitrenko announced this on the national telephone "Unin".</text:p>
      <text:p text:style-name="P4">
“We have statistical information, and we expect this year to grow the number of entrants. This is an objective demographic trend - by 0.55%the number of entrants will increase and will be approximately 229 thousand people. These are the Tidits that have the right to join the higher, professional foregoing institutions <text:a xlink:type="simple" xlink:href="https://www.ukrinform.ua/tag-osvita" text:style-name="Internet_20_link" text:visited-style-name="Visited_20_Internet_20_Link">
</text:a>
», - Vitrenko informed.</text:p>
      <text:p text:style-name="P4">
_Viso: Telearaphone "One News" _</text:p>
      <text:p text:style-name="P4">
He noted that the number of graduates of nine classes is expected by 0.33%, which will be about 381 thousand graduates. The Deputy Minister has found that the calculations are based on the statistics of children registered in the institutions of full secondary education.</text:p>
      <text:p text:style-name="P4">
Responding to questions about the number of budget places in educational institutions, the Deputy Minister stressed that this issue is regulated by the resolution of the Cabinet of Ministers of the approval of the state order, which is submitted by the Ministry of Economy depending on the depositing in the labor market. At the same time, the Ministry of Education has already submitted its proposals for this question.</text:p>
      <text:p text:style-name="P4">
“Today we have submitted our proposals to the resolution, and we have about 35 thousand budget places now, the bachelor will have a bachelor's degree, 77 thousand budgetary places of study and about nine -haired correspondence form of study. Separately on the basis of complete general secondary education, the useries are medical specialties that in the Ministry of Education, about 1,5 thousand budget places we have submitted, and on the basis of a master's degree about 30 thousand people ”, - Vitrenko said, adding that 30-40% will study with an up -to -date order .</text:p>
      <text:p text:style-name="P4">
The Deputy Minister also noted that among the budget places, approximately 15-20%of places will be given to preferential categories. In particular, the children of defenders and defenders will be at the expense of the state budget.</text:p>
      <text:p text:style-name="P4">
<text:span text:style-name="T4">
 Read also: </text:span>
 <text:a xlink:type="simple" xlink:href="https://www.ukrinform.ua/rubric-society/3673619-minosviti-planue-provesti-vimiruvanna-osvitnih-rozriviv-navcalnih-rezultativ-skolariv.html" text:style-name="Internet_20_link" text:visited-style-name="Visited_20_Internet_20_Link">
</text:a>
</text:p>
      <text:p text:style-name="P4">
As reported by Ukrinform, the Ministry of Education and Science has published algorithm documents for accession to higher education institutions. Electronic offices remain the key tools of the campaign, which will be registered since July 1.</text:p>
      <text:p text:style-name="P4">
<text:span text:style-name="T5">
Foto: Department of Education and Science of KSCA</text:span>
</text:p>
      <text:p text:style-name="P4">
News Source: <text:a xlink:type="simple" xlink:href="https://www.ukrinform.ua/rubric-society/3690547-u-minosviti-rozpovili-skilki-budzetnih-misc-bude-cogoric.html" text:style-name="Internet_20_link" text:visited-style-name="Visited_20_Internet_20_Link">
https://www.ukrinform.ua/rubric-society/3690547-u-minosviti-rozpovili-skilki-budzetnih-misc-bude-cogoric.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02T12:55:00+03:00</text:p>
      <text:p text:style-name="P4">
Modified Time: 2023-04-02T12:55: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2" text:anchor-type="as-char" svg:width="6.9236in" svg:height="3.956343in" draw:z-index="0">
<draw:image xlink:href="../Images/yкринформ/2023-04-02T12-55-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03" text:anchor-type="as-char" svg:width="6.9236in" svg:height="6.9236in" draw:z-index="0">
<draw:image xlink:href="../Images/yкринформ/2023-04-02T12-55-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104" text:anchor-type="as-char" svg:width="6.9236in" svg:height="6.9236in" draw:z-index="0">
<draw:image xlink:href="../Images/yкринформ/2023-04-02T12-55-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05" text:anchor-type="as-char" svg:width="6.9236in" svg:height="6.9236in" draw:z-index="0">
<draw:image xlink:href="../Images/yкринформ/2023-04-02T12-55-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06" text:anchor-type="as-char" svg:width="6.9236in" svg:height="6.9236in" draw:z-index="0">
<draw:image xlink:href="../Images/yкринформ/2023-04-02T12-55-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07" text:anchor-type="as-char" svg:width="6.9236in" svg:height="6.9236in" draw:z-index="0">
<draw:image xlink:href="../Images/yкринформ/2023-04-02T12-55-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08" text:anchor-type="as-char" svg:width="6.9236in" svg:height="6.9236in" draw:z-index="0">
<draw:image xlink:href="../Images/yкринформ/2023-04-02T12-55-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09" text:anchor-type="as-char" svg:width="6.9236in" svg:height="6.9236in" draw:z-index="0">
<draw:image xlink:href="../Images/yкринформ/2023-04-02T12-55-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10" text:anchor-type="as-char" svg:width="6.9236in" svg:height="6.9236in" draw:z-index="0">
<draw:image xlink:href="../Images/yкринформ/2023-04-02T12-55-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11" text:anchor-type="as-char" svg:width="6.9236in" svg:height="6.9236in" draw:z-index="0">
<draw:image xlink:href="../Images/yкринформ/2023-04-02T12-55-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12" text:anchor-type="as-char" svg:width="6.9236in" svg:height="6.9236in" draw:z-index="0">
<draw:image xlink:href="../Images/yкринформ/2023-04-02T12-55-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Let's return the Ukrainian flag to all our cities: Zelensky showed footage from the liberated Kyiv region</text:span>
</text:h>
      <text:p text:style-name="P4">
Authors: Ukrinform (Person)</text:p>
      <text:p text:style-name="P4">
Publisher: Укринформ (Organization)</text:p>
      <text:p text:style-name="P4">
Published Time: 2023-04-02T13:04:52+03:00</text:p>
      <text:p text:style-name="P4">
Modified Time: 2023-04-02T13:04:52+03:00</text:p>
      <text:p text:style-name="P4">
Description: A year ago, the Ukrainian people stopped the greatest anti -human power of our time - Russian terrorist troops. Ukraine will liberate all our lands, return the Ukrainian flag to all cities and communities. - Ukrinform.</text:p>
      <text:p text:style-name="P4">
Images: ["<text:a xlink:type="simple" xlink:href="https://static.ukrinform.com/photos/2023_03/thumb_files/630_360_1680286610-590.jpeg" text:style-name="Internet_20_link" text:visited-style-name="Visited_20_Internet_20_Link">
630_360_16802...</text:a>
"]</text:p>
      <text:p text:style-name="P4">
Tags: ['Деокупація', 'Київщина', 'Зеленський', 'Війна з росією']</text:p>
      <text:p text:style-name="P4">
Type: Article</text:p>
      <!--METADATA-->
      <text:p text:style-name="P4">
<draw:frame draw:style-name="fr1" draw:name="Image113" text:anchor-type="as-char" svg:width="6.9236in" svg:height="3.956343in" draw:z-index="0">
<draw:image xlink:href="../Images/yкринформ/2023-04-02T13-04-52-03-00/630_360_1680286610-590.jpeg" xlink:type="simple" xlink:show="embed" xlink:actuate="onLoad" draw:mime-type="image/jpeg"/>
</draw:frame>
A year ago, the Ukrainian people stopped the greatest anti -human power of our time - Russian terrorist troops. Ukraine will liberate all our lands, return the Ukrainian delusion to all cities and communities.</text:p>
      <text:p text:style-name="P4">
Which transmits Ukrinform, about it in <text:a xlink:type="simple" xlink:href="http://t.me/V_Zelenskiy_official/5708" text:style-name="Internet_20_link" text:visited-style-name="Visited_20_Internet_20_Link">
</text:a>
stated <text:a xlink:type="simple" xlink:href="https://www.ukrinform.ua/tag-prezident" text:style-name="Internet_20_link" text:visited-style-name="Visited_20_Internet_20_Link">
</text:a>
Ukraine Vladimirzelensky on the occasion of the liberation of the Kyiv region from the Russian invaders.</text:p>
      <text:p text:style-name="P4">
“The first offenses, the first achievements, the first liberated territories. The year, as we are expelled from Kyiv region. Ukrainian people!You stopped the largest anti -human force in our time. You stopped the power that despises and wants to destroy everything that gives a meaning to a person. And we will liberate all our lands. Let us return the Ukrainian flag of our cities and communities. We will do everything to make Ukraine return, ” - said the Glava of State.</text:p>
      <text:p text:style-name="P4">
<text:span text:style-name="T4">
 Read also: </text:span>
 <text:a xlink:type="simple" xlink:href="https://www.ukrinform.ua/rubric-ato/3690090-buca-moze-stati-majdancikom-dla-tribunalu-proti-rosii-prezident.html" text:style-name="Internet_20_link" text:visited-style-name="Visited_20_Internet_20_Link">
</text:a>
As reported by Ukrinform, in the evening of April 2, 2022, the Ministry of Defense of Ukraine stated that the Ukrainian military exalted the Kiev region of sprouts. Then the last units of the enemy were knocked out of Bucha, Gostomel and Borodyanka.</text:p>
      <text:p text:style-name="P4">
According to the National Police, <text:a xlink:type="simple" xlink:href="https://www.ukrinform.ua/rubric-ato/3689800-nebitov-na-kiivsini-zagarbniki-vbili-1374-ukrainciv-sered-nih-38-ditej.html" text:style-name="Internet_20_link" text:visited-style-name="Visited_20_Internet_20_Link">
</text:a>
, 280 weighing missing, 38 children were killed, 34 were injured.</text:p>
      <text:p text:style-name="P4">
News Source: <text:a xlink:type="simple" xlink:href="https://www.ukrinform.ua/rubric-regions/3690554-povernemo-ukrainskij-prapor-v-usi-nasi-mista-zelenskij-pokazav-kadri-zi-zvilnenoi-kiivsini.html" text:style-name="Internet_20_link" text:visited-style-name="Visited_20_Internet_20_Link">
https://www.ukrinform.ua/rubric-regions/3690554-povernemo-ukrainskij-prapor-v-usi-nasi-mista-zelenskij-pokazav-kadri-zi-zvilnenoi-kiivsini.html</text:a>
</text:p>
      <!--NEWS-->
      <text:h text:style-name="P10" text:outline-level="1">
<text:span text:style-name="T4">
The multi -enthusiastic test can be made in over 20 countries - Ministry of Education</text:span>
</text:h>
      <text:p text:style-name="P4">
Authors: Ukrinform (Person)</text:p>
      <text:p text:style-name="P4">
Publisher: Укринформ (Organization)</text:p>
      <text:p text:style-name="P4">
Published Time: 2023-04-02T13:07:00+03:00</text:p>
      <text:p text:style-name="P4">
Modified Time: 2023-04-02T13:07:00+03:00</text:p>
      <text:p text:style-name="P4">
Description: The Ministry of Education and Science of Ukraine sent letters to its colleagues to 31 countries and received a positive response from 21 ministry to provide conditions for Ukrainian students to pass a multi -enthusiasm. - Ukrinform.</text:p>
      <text:p text:style-name="P4">
Images: ["<text:a xlink:type="simple" xlink:href="https://static.ukrinform.com/photos/2020_09/thumb_files/630_360_1600841893-478.jpg" text:style-name="Internet_20_link" text:visited-style-name="Visited_20_Internet_20_Link">
630_360_16008...</text:a>
"]</text:p>
      <text:p text:style-name="P4">
Tags: ['Міносвіти', 'Вступна кампанія', 'Єдині новини']</text:p>
      <text:p text:style-name="P4">
Type: Article</text:p>
      <!--METADATA-->
      <text:p text:style-name="P4">
<draw:frame draw:style-name="fr1" draw:name="Image114" text:anchor-type="as-char" svg:width="6.9236in" svg:height="3.956343in" draw:z-index="0">
<draw:image xlink:href="../Images/yкринформ/2023-04-02T13-07-00-03-00/630_360_1600841893-478.jpg" xlink:type="simple" xlink:show="embed" xlink:actuate="onLoad" draw:mime-type="image/jpeg"/>
</draw:frame>
The Ministry of Education and Science of Ukraine sent letters to its colleagues in 31 countries received a positive response from 21 ministry to ensure the condition of Ukrainian students to pass a multi -enthusiasm.</text:p>
      <text:p text:style-name="P4">
According to Ukrinform, Deputy Minister of Education and Science Andriy Vitrenko announced this on the national telephone "Unin", commenting on the organization of a multi -entry test that will be passed abroad.</text:p>
      <text:p text:style-name="P4">
“We have sent letters to 31 countries to the ministries, 21 countries have already burned, about seven countries have already agreed to carry out an additional session in their institutions <text:a xlink:type="simple" xlink:href="https://www.ukrinform.ua/tag-osvita" text:style-name="Internet_20_link" text:visited-style-name="Visited_20_Internet_20_Link">
</text:a>
Or specialized test centers, and now we are still talking, ” - said Vitrenko.</text:p>
      <text:p text:style-name="P4">
He also noted that by May 15-16 a network will be fully formed to carry out a multi-grade test, taking into account the trends and experiences, what imine education received last year.</text:p>
      <text:p text:style-name="P4">
<text:span text:style-name="T4">
 Read also: </text:span>
 <text:a xlink:type="simple" xlink:href="https://www.ukrinform.ua/rubric-society/3690547-u-minosviti-rozpovili-skilki-budzetnih-misc-bude-cogoric.html" text:style-name="Internet_20_link" text:visited-style-name="Visited_20_Internet_20_Link">
</text:a>
As reported by Ukrinform, the arrangements for holding the Basic Case of the NMT in the following countries were confirmed: Austria, Azerbaijan, Bulgaria, Great Britain, Denmark, Estonia, Irish, Spain, Italy, Canada, Latvia, Lithuania, Germany, Poland, Portugal, Romania, Romania, Romania. , France, Czech Republic and Sweden. During the period, participants will be able to draw up NMT in Spain, Italy, Germany, Poland and the Czech Republic.</text:p>
      <text:p text:style-name="P4">
News Source: <text:a xlink:type="simple" xlink:href="https://www.ukrinform.ua/rubric-society/3690556-multipredmetnij-test-mozna-bude-sklasti-u-ponad-20-krainah-minosviti.html" text:style-name="Internet_20_link" text:visited-style-name="Visited_20_Internet_20_Link">
https://www.ukrinform.ua/rubric-society/3690556-multipredmetnij-test-mozna-bude-sklasti-u-ponad-20-krainah-minosviti.html</text:a>
</text:p>
      <!--NEWS-->
      <text:h text:style-name="P10" text:outline-level="1">
<text:span text:style-name="T4">
Before Easter, queues on the border with Poland have increased: which checkpoints are less loaded</text:span>
</text:h>
      <text:p text:style-name="P4">
Authors: Ukrinform (Person)</text:p>
      <text:p text:style-name="P4">
Publisher: Укринформ (Organization)</text:p>
      <text:p text:style-name="P4">
Published Time: 2023-04-02T13:21:34+03:00</text:p>
      <text:p text:style-name="P4">
Modified Time: 2023-04-02T13:21:34+03:00</text:p>
      <text:p text:style-name="P4">
Description: At the border "Krakowiec-Korchova" and "Shehyni-Medika", there are significant automobile queues at the border with Poland, and border guards are recommended to choose other points. - Ukrinform.</text:p>
      <text:p text:style-name="P4">
Images: ["<text:a xlink:type="simple" xlink:href="https://static.ukrinform.com/photos/2023_04/thumb_files/630_360_1680430772-907.png" text:style-name="Internet_20_link" text:visited-style-name="Visited_20_Internet_20_Link">
630_360_16804...</text:a>
"]</text:p>
      <text:p text:style-name="P4">
Tags: ['Польща', 'Великдень', 'Кордон']</text:p>
      <text:p text:style-name="P4">
Type: Article</text:p>
      <!--METADATA-->
      <text:p text:style-name="P4">
<draw:frame draw:style-name="fr1" draw:name="Image115" text:anchor-type="as-char" svg:width="6.9236in" svg:height="3.956343in" draw:z-index="0">
<draw:image xlink:href="../Images/yкринформ/2023-04-02T13-21-34-03-00/630_360_1680430772-907.png" xlink:type="simple" xlink:show="embed" xlink:actuate="onLoad" draw:mime-type="image/png"/>
</draw:frame>
In the output "Krakivtsi-Korchova" and "Shehyni-Medika" on the border with Poland, significant automobile queues are consistent, and for saving time border guards will recommend choosing other points.</text:p>
      <text:p text:style-name="P4">
According to Ukrinform, the State Border Service of Ukraine reported in <text:a xlink:type="simple" xlink:href="https://t.me/DPSUkr/10382" text:style-name="Internet_20_link" text:visited-style-name="Visited_20_Internet_20_Link">
</text:a>
.</text:p>
      <text:p text:style-name="P4">
"On the eve of the Easter holidays, the queues at the Ukrainian-Polish borders were growing. At the entrance to Ukraine at the checkpoint" Krakivtsi-Korchov "expects nearly 350 cars, in" Shegin-Medica "-120,"-the message reads.</text:p>
      <text:p text:style-name="P4">
<text:span text:style-name="T4">
 Read also: </text:span>
 <text:a xlink:type="simple" xlink:href="https://www.ukrinform.ua/rubric-economy/3689943-na-ukrainskopolskomu-kordoni-zbuduut-novij-punkt-propusku-adamcuki-zbereze.html" text:style-name="Internet_20_link" text:visited-style-name="Visited_20_Internet_20_Link">
</text:a>
To save time, it is recommended to choose the checkpoints "Ugrinov-Dolgobychu", "Rava-Ruska-Khrebenne" and "Smilnitsa-Krostsenko".</text:p>
      <text:p text:style-name="P4">
As reported by Ukrinform, in April 1 through the western <text:a xlink:type="simple" xlink:href="https://www.ukrinform.ua/tag-kordon" text:style-name="Internet_20_link" text:visited-style-name="Visited_20_Internet_20_Link">
</text:a>
55 thousand people arrived in Ukraine, 50 thousand of them - Ukrainians.</text:p>
      <text:p text:style-name="P4">
News Source: <text:a xlink:type="simple" xlink:href="https://www.ukrinform.ua/rubric-society/3690561-pered-velikodnem-zrosli-cergi-na-kordoni-z-polseu-aki-punkti-propusku-mense-zavantazeni.html" text:style-name="Internet_20_link" text:visited-style-name="Visited_20_Internet_20_Link">
https://www.ukrinform.ua/rubric-society/3690561-pered-velikodnem-zrosli-cergi-na-kordoni-z-polseu-aki-punkti-propusku-mense-zavantazeni.html</text:a>
</text:p>
      <!--NEWS-->
      <text:h text:style-name="P10" text:outline-level="1">
<text:span text:style-name="T4">
Vereshchuk checks the living conditions of internal displaced persons in Zaporozhye</text:span>
</text:h>
      <text:p text:style-name="P4">
Authors: Ukrinform (Person)</text:p>
      <text:p text:style-name="P4">
Publisher: Укринформ (Organization)</text:p>
      <text:p text:style-name="P4">
Published Time: 2023-04-02T13:25:00+03:00</text:p>
      <text:p text:style-name="P4">
Modified Time: 2023-04-02T13:25:00+03:00</text:p>
      <text:p text:style-name="P4">
Description: Viceremier -Minister - Minister for Reintegration of Temporarily Occupied Territories Irina Vereshchuk with the team is in Zaporozhye, where she checks the living conditions of internal displaced persons and the infrastructure of psychosocial work. - Ukrinform.</text:p>
      <text:p text:style-name="P4">
Images: ["<text:a xlink:type="simple" xlink:href="https://static.ukrinform.com/photos/2023_04/thumb_files/630_360_1680443089-696.jpg" text:style-name="Internet_20_link" text:visited-style-name="Visited_20_Internet_20_Link">
630_360_16804...</text:a>
", "<text:a xlink:type="simple" xlink:href="https://static.ukrinform.com/photos/2023_04/1680443089-448.jpg" text:style-name="Internet_20_link" text:visited-style-name="Visited_20_Internet_20_Link">
1680443089-44...</text:a>
", "<text:a xlink:type="simple" xlink:href="https://static.ukrinform.com/photos/2023_04/1680443089-791.jpg" text:style-name="Internet_20_link" text:visited-style-name="Visited_20_Internet_20_Link">
1680443089-79...</text:a>
", "<text:a xlink:type="simple" xlink:href="https://static.ukrinform.com/photos/2023_04/1680443090-424.jpg" text:style-name="Internet_20_link" text:visited-style-name="Visited_20_Internet_20_Link">
1680443090-42...</text:a>
", "<text:a xlink:type="simple" xlink:href="https://static.ukrinform.com/photos/2023_04/1680443090-662.jpg" text:style-name="Internet_20_link" text:visited-style-name="Visited_20_Internet_20_Link">
1680443090-66...</text:a>
"]</text:p>
      <text:p text:style-name="P4">
Tags: ['Переселенці', 'Верещук', 'Запоріжжя']</text:p>
      <text:p text:style-name="P4">
Type: Article</text:p>
      <!--METADATA-->
      <text:p text:style-name="P4">
<draw:frame draw:style-name="fr1" draw:name="Image116" text:anchor-type="as-char" svg:width="6.9236in" svg:height="3.956343in" draw:z-index="0">
<draw:image xlink:href="../Images/yкринформ/2023-04-02T13-25-00-03-00/630_360_1680443089-696.jpg" xlink:type="simple" xlink:show="embed" xlink:actuate="onLoad" draw:mime-type="image/jpeg"/>
</draw:frame>
Viceremier -Minister - Minister of Reintegration of the temporarily occupied territories Irina Vereshchuk with the team is in Zaporozhye, where he checks the conditions of residence of internal displaced persons and infrastructure of psychosocial work.</text:p>
      <text:p text:style-name="P4">
Which transmits Ukrinform, the press service of the Ministry of Independent of Reintegration of the Temporarily Occupied Territories of Ukraine reports on Facebook.</text:p>
      <text:p text:style-name="P4">
«Viceremierka Irina Vereshchuk with a team with a working trip to <text:a xlink:type="simple" xlink:href="https://www.ukrinform.ua/tag-zaporizza" text:style-name="Internet_20_link" text:visited-style-name="Visited_20_Internet_20_Link">
</text:a>
. According to the work plan: checking in dormitories for internal displaced persons, getting acquainted with the work of humanitarian hubs, as well as checking the infrastructure of psychosocial work, ”the message reads.</text:p>
      <text:p text:style-name="P4">
<draw:frame draw:style-name="fr1" draw:name="Image117" text:anchor-type="as-char" svg:width="6.9236in" svg:height="4.602912in" draw:z-index="0">
<draw:image xlink:href="../Images/yкринформ/2023-04-02T13-25-00-03-00/1680443089-448.jpg" xlink:type="simple" xlink:show="embed" xlink:actuate="onLoad" draw:mime-type="image/jpeg"/>
</draw:frame>
</text:p>
      <text:p text:style-name="P4">
<draw:frame draw:style-name="fr1" draw:name="Image118" text:anchor-type="as-char" svg:width="6.9236in" svg:height="4.602912in" draw:z-index="0">
<draw:image xlink:href="../Images/yкринформ/2023-04-02T13-25-00-03-00/1680443089-791.jpg" xlink:type="simple" xlink:show="embed" xlink:actuate="onLoad" draw:mime-type="image/jpeg"/>
</draw:frame>
<draw:frame draw:style-name="fr1" draw:name="Image119" text:anchor-type="as-char" svg:width="6.9236in" svg:height="4.602912in" draw:z-index="0">
<draw:image xlink:href="../Images/yкринформ/2023-04-02T13-25-00-03-00/1680443090-424.jpg" xlink:type="simple" xlink:show="embed" xlink:actuate="onLoad" draw:mime-type="image/jpeg"/>
</draw:frame>
<draw:frame draw:style-name="fr1" draw:name="Image120" text:anchor-type="as-char" svg:width="6.9236in" svg:height="4.602912in" draw:z-index="0">
<draw:image xlink:href="../Images/yкринформ/2023-04-02T13-25-00-03-00/1680443090-662.jpg" xlink:type="simple" xlink:show="embed" xlink:actuate="onLoad" draw:mime-type="image/jpeg"/>
</draw:frame>
As it is noted, Vereshchuk will hold meetings with the leadership of the regional military administration and the heads of territorial communities, the press service reported.</text:p>
      <text:p text:style-name="P4">
<text:span text:style-name="T4">
 Read also: </text:span>
 <text:a xlink:type="simple" xlink:href="https://www.ukrinform.ua/rubric-polytics/3688208-urad-gotue-zakonoproekt-pro-pravovij-rezim-deokupovanih-teritorij-veresuk.html" text:style-name="Internet_20_link" text:visited-style-name="Visited_20_Internet_20_Link">
</text:a>
As reported <text:a xlink:type="simple" xlink:href="https://www.ukrinform.ua/rubric-regions/3690379-veresuk-perebuvae-z-robocim-vizitom-na-hersonsini-so-na-poradku-dennomu.html" text:style-name="Internet_20_link" text:visited-style-name="Visited_20_Internet_20_Link">
</text:a>
, the day before, Viceremier -Minister - Minister of Reintegration of Temporary -Coiled Territories Irina Vereshchuk inspected Kherson region.</text:p>
      <text:p text:style-name="P4">
<text:span text:style-name="T5">
Viso: <text:a xlink:type="simple" xlink:href="https://t.me/khersonskaODA/4834" text:style-name="Internet_20_link" text:visited-style-name="Visited_20_Internet_20_Link">
</text:a>
</text:span>
</text:p>
      <text:p text:style-name="P4">
News Source: <text:a xlink:type="simple" xlink:href="https://www.ukrinform.ua/rubric-regions/3690562-veresuk-perevirae-umovi-prozivanna-vnutrisnih-pereselenciv-u-zaporizzi.html" text:style-name="Internet_20_link" text:visited-style-name="Visited_20_Internet_20_Link">
https://www.ukrinform.ua/rubric-regions/3690562-veresuk-perevirae-umovi-prozivanna-vnutrisnih-pereselenciv-u-zaporizzi.html</text:a>
</text:p>
      <!--NEWS-->
      <text:h text:style-name="P10" text:outline-level="1">
<text:span text:style-name="T4">
Konstantinovka shelling: the number of dead increased to six, eight wounded</text:span>
</text:h>
      <text:p text:style-name="P4">
Authors: Ukrinform (Person)</text:p>
      <text:p text:style-name="P4">
Publisher: Укринформ (Organization)</text:p>
      <text:p text:style-name="P4">
Published Time: 2023-04-02T13:28:12+03:00</text:p>
      <text:p text:style-name="P4">
Modified Time: 2023-04-02T13:28:12+03:00</text:p>
      <text:p text:style-name="P4">
Description: The number of dead as a result of the strike of the Russian army in the city of Konstantinovka of Donetsk region increased to six people. - Ukrinform.</text:p>
      <text:p text:style-name="P4">
Images: ["<text:a xlink:type="simple" xlink:href="https://static.ukrinform.com/photos/2023_04/thumb_files/630_360_1680430149-686.jpg" text:style-name="Internet_20_link" text:visited-style-name="Visited_20_Internet_20_Link">
630_360_16804...</text:a>
"]</text:p>
      <text:p text:style-name="P4">
Tags: ['Донеччина', 'Обстріл', 'Війна з росією']</text:p>
      <text:p text:style-name="P4">
Type: Article</text:p>
      <!--METADATA-->
      <text:p text:style-name="P4">
<draw:frame draw:style-name="fr1" draw:name="Image121" text:anchor-type="as-char" svg:width="6.9236in" svg:height="3.956343in" draw:z-index="0">
<draw:image xlink:href="../Images/yкринформ/2023-04-02T13-28-12-03-00/630_360_1680430149-686.jpg" xlink:type="simple" xlink:show="embed" xlink:actuate="onLoad" draw:mime-type="image/jpeg"/>
</draw:frame>
The number of people as a result of the impact of the Russian army in the city of Konstantinovka of the Donetsk region increased to six people.</text:p>
      <text:p text:style-name="P4">
Presidential Office Head Andriy Yermak reported this in <text:a xlink:type="simple" xlink:href="https://t.me/ermaka2022/2364" text:style-name="Internet_20_link" text:visited-style-name="Visited_20_Internet_20_Link">
</text:a>
, reports Ukrinform.</text:p>
      <text:p text:style-name="P4">
The fragile wounds, according to the data, received eight civilians.</text:p>
      <text:p text:style-name="P4">
<text:span text:style-name="T5">
Viso: <text:a xlink:type="simple" xlink:href="https://web.telegram.org/k/#@ermaka2022" text:style-name="Internet_20_link" text:visited-style-name="Visited_20_Internet_20_Link">
</text:a>
</text:span>
</text:p>
      <text:p text:style-name="P4">
According to Yermak, the Russians struck two strokes from the city <text:a xlink:type="simple" xlink:href="https://www.ukrinform.ua/tag-raketa" text:style-name="Internet_20_link" text:visited-style-name="Visited_20_Internet_20_Link">
</text:a>
S-300 complexes, also carried out volleys from jet systems of the Hurricane volley fire.</text:p>
      <text:p text:style-name="P4">
<text:span text:style-name="T4">
 Read also: </text:span>
 <text:a xlink:type="simple" xlink:href="https://www.ukrinform.ua/rubric-ato/3690528-na-sumsini-vijska-rf-obstrilali-molokovoz-dvoe-zagiblih.html" text:style-name="Internet_20_link" text:visited-style-name="Visited_20_Internet_20_Link">
</text:a>
The hostile fire damaged 16 apartment buildings, eight private buildings, kindergartens, the building of the Konstantinovsky State tax inspection, gas pipes and three cars.</text:p>
      <text:p text:style-name="P4">
As reported by Ukrinform, on Sunday, April 2, <text:a xlink:type="simple" xlink:href="https://www.ukrinform.ua/rubric-ato/3690533-vijska-rf-obstrilali-kostantinivku-e-zagibli-i-poraneni.html" text:style-name="Internet_20_link" text:visited-style-name="Visited_20_Internet_20_Link">
</text:a>
. Initially, the three -rise and six wounded were reported.</text:p>
      <text:p text:style-name="P4">
News Source: <text:a xlink:type="simple" xlink:href="https://www.ukrinform.ua/rubric-ato/3690563-obstril-kostantinivki-kilkist-zagiblih-zrosla-do-sesti-vosmero-poranenih.html" text:style-name="Internet_20_link" text:visited-style-name="Visited_20_Internet_20_Link">
https://www.ukrinform.ua/rubric-ato/3690563-obstril-kostantinivki-kilkist-zagiblih-zrosla-do-sesti-vosmero-poranenih.html</text:a>
</text:p>
      <!--NEWS-->
      <text:h text:style-name="P10" text:outline-level="1">
<text:span text:style-name="T4">
In Paris vote for the ban on electrics</text:span>
</text:h>
      <text:p text:style-name="P4">
Authors: Ukrinform (Person)</text:p>
      <text:p text:style-name="P4">
Publisher: Укринформ (Organization)</text:p>
      <text:p text:style-name="P4">
Published Time: 2023-04-02T13:31:06+03:00</text:p>
      <text:p text:style-name="P4">
Modified Time: 2023-04-02T13:31:06+03:00</text:p>
      <text:p text:style-name="P4">
Description: In Paris, today decides to vote whether to ban electrics on rent on the streets of the capital. - Ukrinform.</text:p>
      <text:p text:style-name="P4">
Images: ["<text:a xlink:type="simple" xlink:href="https://static.ukrinform.com/photos/2023_04/thumb_files/630_360_1680431014-816.jpg" text:style-name="Internet_20_link" text:visited-style-name="Visited_20_Internet_20_Link">
630_360_16804...</text:a>
"]</text:p>
      <text:p text:style-name="P4">
Tags: ['Опитування', 'Париж', 'Електросамокат']</text:p>
      <text:p text:style-name="P4">
Type: Article</text:p>
      <!--METADATA-->
      <text:p text:style-name="P4">
<draw:frame draw:style-name="fr1" draw:name="Image122" text:anchor-type="as-char" svg:width="6.9236in" svg:height="3.956343in" draw:z-index="0">
<draw:image xlink:href="../Images/yкринформ/2023-04-02T13-31-06-03-00/630_360_1680431014-816.jpg" xlink:type="simple" xlink:show="embed" xlink:actuate="onLoad" draw:mime-type="image/jpeg"/>
</draw:frame>
Parzhis today decide to the vote whether to ban electrics to rent the capital of the capital.</text:p>
      <text:p text:style-name="P4">
According to Ukrinform, the agency reports <text:a xlink:type="simple" xlink:href="http://www.rfi.fr/en/business-and-tech/20230402-paris-votes-on-whether-to-ban-e-scooters-for-hire" text:style-name="Internet_20_link" text:visited-style-name="Visited_20_Internet_20_Link">
</text:a>
.</text:p>
      <text:p text:style-name="P4">
In Paris, scooters are popular with young people to overcome small distances. After a chaotic introduction of this transport in 2018, the city authorities have increased the rules of their operation in 2018, creating special zone parking, limiting the maximum speed and number of those who go.</text:p>
      <text:p text:style-name="P4">
As RFI notes, every day in <text:a xlink:type="simple" xlink:href="https://www.ukrinform.ua/tag-francia" text:style-name="Internet_20_link" text:visited-style-name="Visited_20_Internet_20_Link">
</text:a>
About 100,000 trips in nearly 200,000 trips and towns and towns of the country are worn.</text:p>
      <text:p text:style-name="P4">
But scooters remain a contradictory topic: pedestrians complain of careless water, and fatal accidents show the danger of using these vehicles that children aged 16 years of age have the right to rent in France.</text:p>
      <text:p text:style-name="P4">
The mayor of Paris Ann Idalgo calls the vote initiated by the city authorities, unfereed, and "public consultations". It stands for the prohibition of electrics, which she calls a "source of tension and anxiety" for the locals.</text:p>
      <text:p text:style-name="P4">
<text:span text:style-name="T4">
 Read also: </text:span>
 <text:a xlink:type="simple" xlink:href="https://www.ukrinform.ua/rubric-world/3519230-u-nicci-patiricnij-ukrainec-pomer-vid-naizdu-elektrosamokata.html" text:style-name="Internet_20_link" text:visited-style-name="Visited_20_Internet_20_Link">
</text:a>
It is noted that in the event of the prohibition, only the services of electrics, not private vehicles, which in all II, during 2022, were sold 700 thousand.</text:p>
      <text:p text:style-name="P4">
News Source: <text:a xlink:type="simple" xlink:href="https://www.ukrinform.ua/rubric-world/3690566-u-parizi-golosuut-za-zaboronu-elektrosamokativ.html" text:style-name="Internet_20_link" text:visited-style-name="Visited_20_Internet_20_Link">
https://www.ukrinform.ua/rubric-world/3690566-u-parizi-golosuut-za-zaboronu-elektrosamokativ.html</text:a>
</text:p>
      <!--NEWS-->
      <text:h text:style-name="P10" text:outline-level="1">
<text:span text:style-name="T4">
The number of tornado victims in the US has increased to 26</text:span>
</text:h>
      <text:p text:style-name="P4">
Authors: Ukrinform (Person)</text:p>
      <text:p text:style-name="P4">
Publisher: Укринформ (Organization)</text:p>
      <text:p text:style-name="P4">
Published Time: 2023-04-02T13:40:00+03:00</text:p>
      <text:p text:style-name="P4">
Modified Time: 2023-04-02T13:40:00+03:00</text:p>
      <text:p text:style-name="P4">
Description: At least 26 people were killed as a result of powerful storms and tornadoes that leveled with the Earth whole settlements in the south and Middle West on Friday and Saturday. - Ukrinform.</text:p>
      <text:p text:style-name="P4">
Images: ["<text:a xlink:type="simple" xlink:href="https://static.ukrinform.com/photos/2021_06/thumb_files/630_360_1624641913-964.jpg" text:style-name="Internet_20_link" text:visited-style-name="Visited_20_Internet_20_Link">
630_360_16246...</text:a>
"]</text:p>
      <text:p text:style-name="P4">
Tags: ['США', 'Стихія', 'Торнадо', 'Загибель']</text:p>
      <text:p text:style-name="P4">
Type: Article</text:p>
      <!--METADATA-->
      <text:p text:style-name="P4">
<draw:frame draw:style-name="fr1" draw:name="Image123" text:anchor-type="as-char" svg:width="6.9236in" svg:height="3.956343in" draw:z-index="0">
<draw:image xlink:href="../Images/yкринформ/2023-04-02T13-40-00-03-00/630_360_1624641913-964.jpg" xlink:type="simple" xlink:show="embed" xlink:actuate="onLoad" draw:mime-type="image/jpeg"/>
</draw:frame>
At least 26 people were killed as a result of powerful storms and tornadoes that leveled with the landing settlements in the south and Middle West on Friday and Saturday.</text:p>
      <text:p text:style-name="P4">
As Ukrinform reports, it reports <text:a xlink:type="simple" xlink:href="https://apnews.com/article/tornado-arkansas-storm-concert-79fe2da8a6b8bd92970032530b760d20" text:style-name="Internet_20_link" text:visited-style-name="Visited_20_Internet_20_Link">
</text:a>
.</text:p>
      <text:p text:style-name="P4">
Як зазначається, торнадо вирували щонайменше у восьми штатах, зруйнувалибудинки та підприємства, поламали дерева та спустошили цілі квартали по всійтериторії <text:a xlink:type="simple" xlink:href="https://www.ukrinform.ua/tag-ssa" text:style-name="Internet_20_link" text:visited-style-name="Visited_20_Internet_20_Link">
 </text:a>
.</text:p>
      <text:p text:style-name="P4">
Among the dead are at least nine people in one of Tennessee districts, four in the small town of Winn, Arkansas, three - in Sullivan, Indiana, and four more - in Illinois.</text:p>
      <text:p text:style-name="P4">
Other fatal cases, due to the bad weather that raised on the night against Saturday, were recorded in Alabama and Mississippi, was reported by another death in the state -aged.</text:p>
      <text:p text:style-name="P4">
Earlier it was reported <text:a xlink:type="simple" xlink:href="https://www.ukrinform.ua/rubric-world/3690456-kilkist-zertv-tornado-u-statah-zrosla-do-22-desatki-ludej-u-likarnah.html" text:style-name="Internet_20_link" text:visited-style-name="Visited_20_Internet_20_Link">
</text:a>
.</text:p>
      <text:p text:style-name="P4">
<text:span text:style-name="T4">
 Read also: </text:span>
 <text:a xlink:type="simple" xlink:href="https://www.ukrinform.ua/rubric-world/3687615-bajden-ogolosiv-nadzvicajnij-stan-u-stati-missisipi-cerez-negodu.html" text:style-name="Internet_20_link" text:visited-style-name="Visited_20_Internet_20_Link">
</text:a>
In particular, four people were killed under the rubble of buildings in Illinois. The Apollo Town of Belvider was more than 200 people when there were collapsing, as a result of which dozens of people were injured, one person was killed.</text:p>
      <text:p text:style-name="P4">
_ Photo illustrative_</text:p>
      <text:p text:style-name="P4">
News Source: <text:a xlink:type="simple" xlink:href="https://www.ukrinform.ua/rubric-world/3690569-kilkist-zertv-tornado-u-ssa-zroslo-do-26.html" text:style-name="Internet_20_link" text:visited-style-name="Visited_20_Internet_20_Link">
https://www.ukrinform.ua/rubric-world/3690569-kilkist-zertv-tornado-u-ssa-zroslo-do-26.html</text:a>
</text:p>
      <!--NEWS-->
      <text:h text:style-name="P10" text:outline-level="1">
<text:span text:style-name="T4">
OPEC countries will not reduce oil production</text:span>
</text:h>
      <text:p text:style-name="P4">
Authors: Ukrinform (Person)</text:p>
      <text:p text:style-name="P4">
Publisher: Укринформ (Organization)</text:p>
      <text:p text:style-name="P4">
Published Time: 2023-04-02T13:40:40+03:00</text:p>
      <text:p text:style-name="P4">
Modified Time: 2023-04-02T13:40:40+03:00</text:p>
      <text:p text:style-name="P4">
Description: The organization of OPEC oil exporting countries still believes that the best answer to the growing uncertainty in the oil market caused by the banking crisis is to maintain its current production volumes. - Ukrinform.</text:p>
      <text:p text:style-name="P4">
Images: ["<text:a xlink:type="simple" xlink:href="https://static.ukrinform.com/photos/2020_05/thumb_files/630_360_1589552266-761.jpg" text:style-name="Internet_20_link" text:visited-style-name="Visited_20_Internet_20_Link">
630_360_15895...</text:a>
"]</text:p>
      <text:p text:style-name="P4">
Tags: ['Ціна нафти', 'Економіка', 'ОПЕК']</text:p>
      <text:p text:style-name="P4">
Type: Article</text:p>
      <!--METADATA-->
      <text:p text:style-name="P4">
<draw:frame draw:style-name="fr1" draw:name="Image124" text:anchor-type="as-char" svg:width="6.9236in" svg:height="3.956343in" draw:z-index="0">
<draw:image xlink:href="../Images/yкринформ/2023-04-02T13-40-40-03-00/630_360_1589552266-761.jpg" xlink:type="simple" xlink:show="embed" xlink:actuate="onLoad" draw:mime-type="image/jpeg"/>
</draw:frame>
The organization of OPEC+ oil exporting countries still believes that the best response to the growing uncertainty in the oil market, caused by the Uudbank crisis, is the maintenance of its current volumes of production.</text:p>
      <text:p text:style-name="P4">
According to Ukrinform, the agency reports <text:a xlink:type="simple" xlink:href="http://www.bloomberg.com/news/articles/2023-04-02/opec-to-hold-its-ground-amid-oil-tumult-caused-by-bank-crisis" text:style-name="Internet_20_link" text:visited-style-name="Visited_20_Internet_20_Link">
</text:a>
.</text:p>
      <text:p text:style-name="P4">
As it is noted, the recent banking crisis has led to the fall of Nanaft futures to a 15 -month minimum - about $ 70 per barrel. Then there were assumptions that Saudi Arabia and its partners can intervene to support the market by reducing their own production.</text:p>
      <text:p text:style-name="P4">
But, despite all the shocks, OPEC+ countries demonstrate all the signs that they keep calm under these conditions. Representatives of Saudi Arabia have publicly reported that a coalition from 23 countries should maintain a stable level of production all over the year.</text:p>
      <text:p text:style-name="P4">
Meanwhile, the center of attention returns to the restoration of oil demand in Chinau combined with pressure on the possibility of production B <text:a xlink:type="simple" xlink:href="https://www.ukrinform.ua/tag-rosia" text:style-name="Internet_20_link" text:visited-style-name="Visited_20_Internet_20_Link">
</text:a>
After its invasion of Ukraine. Futures oil went up almost $ 80 per barrel.</text:p>
      <text:p text:style-name="P4">
<text:span text:style-name="T4">
 Read also: </text:span>
 <text:a xlink:type="simple" xlink:href="https://www.ukrinform.ua/rubric-economy/3684865-rosia-z-pocatku-roku-stala-najbilsim-postacalnikom-siroi-nafti-do-kitau.html" text:style-name="Internet_20_link" text:visited-style-name="Visited_20_Internet_20_Link">
</text:a>
The prognosis for the oil market, which has received the countries of organization of exporting countries and its partners, remains gloomy.</text:p>
      <text:p text:style-name="P4">
"The confidence that prices return to $ 100 per barrel, widespread in the oil industry at the beginning of the year, has not come true, since Russian exports were resistant to international sanctions. It seems that the world proposal of this quarter will be surplus," the statement said.</text:p>
      <text:p text:style-name="P4">
<text:span text:style-name="T5">
Foto: Bloomberg</text:span>
</text:p>
      <text:p text:style-name="P4">
News Source: <text:a xlink:type="simple" xlink:href="https://www.ukrinform.ua/rubric-economy/3690570-kraini-opek-ne-budut-zmensuvati-vidobutok-nafti.html" text:style-name="Internet_20_link" text:visited-style-name="Visited_20_Internet_20_Link">
https://www.ukrinform.ua/rubric-economy/3690570-kraini-opek-ne-budut-zmensuvati-vidobutok-nafti.html</text:a>
</text:p>
      <!--NEWS-->
      <text:h text:style-name="P10" text:outline-level="1">
<text:span text:style-name="T4">
Gostomel's liberation: As a year ago the Armed Forces destroyed the elite Russian landing</text:span>
</text:h>
      <text:p text:style-name="P4">
Authors: Ukrinform (Person)</text:p>
      <text:p text:style-name="P4">
Publisher: Укринформ (Organization)</text:p>
      <text:p text:style-name="P4">
Published Time: 2023-04-02T13:48:35+03:00</text:p>
      <text:p text:style-name="P4">
Modified Time: 2023-04-02T13:48:35+03:00</text:p>
      <text:p text:style-name="P4">
Description: The head of the Presidential Office Andriy Yermak reminded how a year ago in the Gostomel of the Kiev region, the Armed Forces of Ukraine destroyed the elite Russian landing. - Ukrinform.</text:p>
      <text:p text:style-name="P4">
Images: ["<text:a xlink:type="simple" xlink:href="https://static.ukrinform.com/photos/2023_04/thumb_files/630_360_1680432165-639.jpg" text:style-name="Internet_20_link" text:visited-style-name="Visited_20_Internet_20_Link">
630_360_16804...</text:a>
", "<text:a xlink:type="simple" xlink:href="https://static.ukrinform.com/photos/2023_04/1680432166-342.jpg" text:style-name="Internet_20_link" text:visited-style-name="Visited_20_Internet_20_Link">
1680432166-34...</text:a>
"]</text:p>
      <text:p text:style-name="P4">
Tags: ['Звільнення', 'Війна з росією', 'Гостомель']</text:p>
      <text:p text:style-name="P4">
Type: Article</text:p>
      <!--METADATA-->
      <text:p text:style-name="P4">
<draw:frame draw:style-name="fr1" draw:name="Image125" text:anchor-type="as-char" svg:width="6.9236in" svg:height="3.956343in" draw:z-index="0">
<draw:image xlink:href="../Images/yкринформ/2023-04-02T13-48-35-03-00/630_360_1680432165-639.jpg" xlink:type="simple" xlink:show="embed" xlink:actuate="onLoad" draw:mime-type="image/jpeg"/>
</draw:frame>
Presidential head Andriy Yermak reminded how a year ago in Gostomel of the Kiev region the Armed Forces of Ukraine destroyed the elite Russian landing.</text:p>
      <text:p text:style-name="P4">
Yermak wrote about it in <text:a xlink:type="simple" xlink:href="https://t.me/ermaka2022/2363" text:style-name="Internet_20_link" text:visited-style-name="Visited_20_Internet_20_Link">
</text:a>
Having published a video of the Director's liberation of Gostomel and the Kiev region from Russian invaders, Ukrinform reports.</text:p>
      <text:p text:style-name="P4">
According to him, “just like Vasylkiv, the enemy saw Gostomel gates of the dignity. The Russians planned to capture aerodromes so that in the future can be able to cling to transport <text:a xlink:type="simple" xlink:href="https://www.ukrinform.ua/tag-litak" text:style-name="Internet_20_link" text:visited-style-name="Visited_20_Internet_20_Link">
</text:a>
with heavy equipment. But their plans were destroyed by our warriors. "</text:p>
      <text:p text:style-name="P4">
<text:span text:style-name="T5">
Viso: <text:a xlink:type="simple" xlink:href="https://t.me/ermaka2022/2363" text:style-name="Internet_20_link" text:visited-style-name="Visited_20_Internet_20_Link">
</text:a>
</text:span>
</text:p>
      <text:p text:style-name="P4">
“Gostomel's heavy battles have become a separate page of this war. It is in 10 km from the Ukrainian capital. On dozens of helicopters, he was attacked by elite paratroopers, who were opposed by the recruits of the National Guard.</text:p>
      <text:p text:style-name="P4">
<draw:frame draw:style-name="fr1" draw:name="Image126" text:anchor-type="as-char" svg:width="6.9236in" svg:height="3.89773in" draw:z-index="0">
<draw:image xlink:href="../Images/yкринформ/2023-04-02T13-48-35-03-00/1680432166-342.jpg" xlink:type="simple" xlink:show="embed" xlink:actuate="onLoad" draw:mime-type="image/jpeg"/>
</draw:frame>
<text:span text:style-name="T4">
 Read also: </text:span>
 <text:a xlink:type="simple" xlink:href="https://www.ukrinform.ua/rubric-regions/3690529-pid-okupacieu-buli-15-gromad-ova-opriludnila-rolik-do-ricnici-vizvolenna-kiivsini.html" text:style-name="Internet_20_link" text:visited-style-name="Visited_20_Internet_20_Link">
</text:a>
As reported by Ukrinform, in the evening of April 2, 2022, the Ministry of Defense of Ukraine stated that the Ukrainian military exalted the Kiev region of sprouts. Then the last units of the enemy were knocked out of Bucha, Gostomel and Borodyanka.</text:p>
      <text:p text:style-name="P4">
<text:span text:style-name="T5">
Foto: EPA-EFE</text:span>
</text:p>
      <text:p text:style-name="P4">
News Source: <text:a xlink:type="simple" xlink:href="https://www.ukrinform.ua/rubric-regions/3690575-vizvolenna-gostomela-ak-rik-tomu-zsu-znisili-elitnij-rosijskij-desant.html" text:style-name="Internet_20_link" text:visited-style-name="Visited_20_Internet_20_Link">
https://www.ukrinform.ua/rubric-regions/3690575-vizvolenna-gostomela-ak-rik-tomu-zsu-znisili-elitnij-rosijskij-desant.html</text:a>
</text:p>
      <!--NEWS-->
      <text:h text:style-name="P10" text:outline-level="1">
<text:span text:style-name="T4">
Hungary handed over six buses for victims from the Russian occupation of communities</text:span>
</text:h>
      <text:p text:style-name="P4">
Authors: Ukrinform (Person)</text:p>
      <text:p text:style-name="P4">
Publisher: Укринформ (Organization)</text:p>
      <text:p text:style-name="P4">
Published Time: 2023-04-02T13:50:52+03:00</text:p>
      <text:p text:style-name="P4">
Modified Time: 2023-04-02T13:50:52+03:00</text:p>
      <text:p text:style-name="P4">
Description: Hungarian partners on Sunday, April 2, transferred six buses for communities injured from the Russian occupation. - Ukrinform.</text:p>
      <text:p text:style-name="P4">
Images: ["<text:a xlink:type="simple" xlink:href="https://static.ukrinform.com/photos/2023_04/thumb_files/630_360_1680432459-345.jpg" text:style-name="Internet_20_link" text:visited-style-name="Visited_20_Internet_20_Link">
630_360_16804...</text:a>
"]</text:p>
      <text:p text:style-name="P4">
Tags: ['Угорщина', 'Україна', 'Автобус', 'допомога']</text:p>
      <text:p text:style-name="P4">
Type: Article</text:p>
      <!--METADATA-->
      <text:p text:style-name="P4">
<draw:frame draw:style-name="fr1" draw:name="Image127" text:anchor-type="as-char" svg:width="6.9236in" svg:height="3.956343in" draw:z-index="0">
<draw:image xlink:href="../Images/yкринформ/2023-04-02T13-50-52-03-00/630_360_1680432459-345.jpg" xlink:type="simple" xlink:show="embed" xlink:actuate="onLoad" draw:mime-type="image/jpeg"/>
</draw:frame>
The Hungarian partners on Sunday, April 2, transferred six buses for the victims of the Ed Russian occupation of the communities.</text:p>
      <text:p text:style-name="P4">
About it in <text:a xlink:type="simple" xlink:href="http://t.me/zakarpatskaODA/4210" text:style-name="Internet_20_link" text:visited-style-name="Visited_20_Internet_20_Link">
</text:a>
The head of the Zakarpattya Ova Victor Nikita reported, Ukrinform reports.</text:p>
      <text:p text:style-name="P4">
“In Uzhgorod, six passenger buses of MMERCEDES-Benz received from Hungarian partners, which they handed us to the decision of the Wesprem community and supported the government of the neighboring country. This assistance was immediately sent to Chernihiv region, Sumy region Tharkiv region, who, after de -occupation, are keenly lack of public transport, ”Nikita wrote.</text:p>
      <text:p text:style-name="P4">
According to him, drivers who arrived on buses from these regions were drilled to their destination.</text:p>
      <text:p text:style-name="P4">
In total, in the package of humanitarian aid to the victims of Ukrainian communities, the Hungarian partners plan to transfer 14 <text:a xlink:type="simple" xlink:href="https://www.ukrinform.ua/tag-avtobus" text:style-name="Internet_20_link" text:visited-style-name="Visited_20_Internet_20_Link">
</text:a>
, the rest will come soon.</text:p>
      <text:p text:style-name="P4">
<text:span text:style-name="T4">
 Read also: </text:span>
 <text:a xlink:type="simple" xlink:href="https://www.ukrinform.ua/rubric-kyiv/3652065-do-kieva-pribuli-10-avtobusiv-aki-peredala-mistu-latvia.html" text:style-name="Internet_20_link" text:visited-style-name="Visited_20_Internet_20_Link">
</text:a>
On Sunday in Transcarpathia, the Deputy Minister of Foreign Economics and Foreign Affairs of Hungary, the Parliamentary State Secretarlevente of Modger.</text:p>
      <text:p text:style-name="P4">
News Source: <text:a xlink:type="simple" xlink:href="https://www.ukrinform.ua/rubric-regions/3690577-ugorsina-peredala-sist-avtobusiv-dla-postrazdalih-vid-rosijskoi-okupacii-gromad.html" text:style-name="Internet_20_link" text:visited-style-name="Visited_20_Internet_20_Link">
https://www.ukrinform.ua/rubric-regions/3690577-ugorsina-peredala-sist-avtobusiv-dla-postrazdalih-vid-rosijskoi-okupacii-gromad.html</text:a>
</text:p>
      <!--NEWS-->
      <text:h text:style-name="P10" text:outline-level="1">
<text:span text:style-name="T4">
Advisor to the office of President of Ukraine suggest that explosion in St.Petersburg is part...</text:span>
</text:h>
      <text:p text:style-name="P4">
Authors: liveuamap (Language: en)</text:p>
      <text:p text:style-name="P4">
Time: 2023-04-02T13:54:00</text:p>
      <text:p text:style-name="P4">
Location: Kyiv, Kyiv city (Latitude:50.44426 Longtitude:30.52914)</text:p>
      <text:p text:style-name="P4">
Videos: []</text:p>
      <text:p text:style-name="P4">
Images: []</text:p>
      <text:p text:style-name="P4">
Tags: ["Russia"]</text:p>
      <text:p text:style-name="P4">
Id: 22553200</text:p>
      <!--METADATA-->
      <text:p text:style-name="P4">
Advisor to the office of President of Ukraine suggest that explosion inSt.Petersburg is part of internal struggle in Russia</text:p>
      <text:p text:style-name="P4">
News Collection Link: <text:a xlink:type="simple" xlink:href="https://liveuamap.com/en/2023/2-april-advisor-to-the-office-of-president-of-ukraine-suggest" text:style-name="Internet_20_link" text:visited-style-name="Visited_20_Internet_20_Link">
https://liveuamap.com/en/2023/2-april-advisor-to-the-office-of-president-of-ukraine-suggest</text:a>
</text:p>
      <text:p text:style-name="P4">
News Source: <text:a xlink:type="simple" xlink:href="https://twitter.com/Podolyak_M/status/1642571217310822400" text:style-name="Internet_20_link" text:visited-style-name="Visited_20_Internet_20_Link">
https://twitter.com/Podolyak_M/status/1642571217310822400</text:a>
</text:p>
      <!--NEWS-->
      <text:h text:style-name="P10" text:outline-level="1">
<text:span text:style-name="T4">
In Mariupol, the work of heavy artillery in the port is heard - Andryushchenko</text:span>
</text:h>
      <text:p text:style-name="P4">
Authors: Ukrinform (Person)</text:p>
      <text:p text:style-name="P4">
Publisher: Укринформ (Organization)</text:p>
      <text:p text:style-name="P4">
Published Time: 2023-04-02T14:01:53+03:00</text:p>
      <text:p text:style-name="P4">
Modified Time: 2023-04-02T14:01:53+03:00</text:p>
      <text:p text:style-name="P4">
Description: Mariupol can hear the work of heavy artillery and machine gun in the port. - Ukrinform.</text:p>
      <text:p text:style-name="P4">
Images: ["<text:a xlink:type="simple" xlink:href="https://static.ukrinform.com/photos/2022_06/thumb_files/630_360_1656238781-613.jpeg" text:style-name="Internet_20_link" text:visited-style-name="Visited_20_Internet_20_Link">
630_360_16562...</text:a>
"]</text:p>
      <text:p text:style-name="P4">
Tags: ['Маріуполь', 'Окупація', 'Війна з росією']</text:p>
      <text:p text:style-name="P4">
Type: Article</text:p>
      <!--METADATA-->
      <text:p text:style-name="P4">
<draw:frame draw:style-name="fr1" draw:name="Image128" text:anchor-type="as-char" svg:width="6.9236in" svg:height="3.956343in" draw:z-index="0">
<draw:image xlink:href="../Images/yкринформ/2023-04-02T14-01-53-03-00/630_360_1656238781-613.jpeg" xlink:type="simple" xlink:show="embed" xlink:actuate="onLoad" draw:mime-type="image/jpeg"/>
</draw:frame>
Umariupoli is heard the work of heavy artillery and machine gun in the port.</text:p>
      <text:p text:style-name="P4">
About it in <text:a xlink:type="simple" xlink:href="https://t.me/andriyshTime/8249" text:style-name="Internet_20_link" text:visited-style-name="Visited_20_Internet_20_Link">
</text:a>
The adviser to the city head of the city of Petro Andryushchenko reported, Ukrinform reports.</text:p>
      <text:p text:style-name="P4">
“Mariupol port is right now. Sounds of heavy artillery. These are not arrivals, an artillery albuma is almost close to the residential quarters of the port, ” - wroteandryushchenko.</text:p>
      <text:p text:style-name="P4">
<text:span text:style-name="T5">
Viso: <text:a xlink:type="simple" xlink:href="https://t.me/andriyshTime/8249" text:style-name="Internet_20_link" text:visited-style-name="Visited_20_Internet_20_Link">
</text:a>
</text:span>
</text:p>
      <text:p text:style-name="P4">
According to him, half a year ago, this territory was used for training Kadirivka. What is happening is now being installed.</text:p>
      <text:p text:style-name="P4">
Andryushchenko also reported that the guns were added to the port from the port from the port.</text:p>
      <text:p text:style-name="P4">
<text:span text:style-name="T4">
 Read also: </text:span>
 <text:a xlink:type="simple" xlink:href="https://www.ukrinform.ua/rubric-ato/3690026-u-mariupoli-zagarbniki-peremisuut-vijskovu-tehniku-podali-vid-linii-mozlivogo-urazenna.html" text:style-name="Internet_20_link" text:visited-style-name="Visited_20_Internet_20_Link">
</text:a>
As it was reported, Russia's aggression caused in <text:a xlink:type="simple" xlink:href="https://www.ukrinform.ua/tag-mariupol" text:style-name="Internet_20_link" text:visited-style-name="Visited_20_Internet_20_Link">
</text:a>
One of the largest humanitarian catastrophes. The city is almost 90%destroyed as a result of enemy shelling. Currently, more than 100,000 residents remain there.</text:p>
      <text:p text:style-name="P4">
News Source: <text:a xlink:type="simple" xlink:href="https://www.ukrinform.ua/rubric-ato/3690580-u-mariupoli-cutno-robotu-vazkoi-artilerii-v-portu-andrusenko.html" text:style-name="Internet_20_link" text:visited-style-name="Visited_20_Internet_20_Link">
https://www.ukrinform.ua/rubric-ato/3690580-u-mariupoli-cutno-robotu-vazkoi-artilerii-v-portu-andrusenko.html</text:a>
</text:p>
      <!--NEWS-->
      <text:h text:style-name="P10" text:outline-level="1">
<text:span text:style-name="T4">
Tkachenko thanked everyone involved in the enrichment and spread of Ukrainian children's literature</text:span>
</text:h>
      <text:p text:style-name="P4">
Authors: Ukrinform (Person)</text:p>
      <text:p text:style-name="P4">
Publisher: Укринформ (Organization)</text:p>
      <text:p text:style-name="P4">
Published Time: 2023-04-02T14:03:00+03:00</text:p>
      <text:p text:style-name="P4">
Modified Time: 2023-04-02T14:03:00+03:00</text:p>
      <text:p text:style-name="P4">
Description: The Minister of Culture and Information Policy Oleksandr Tkachenko, on the occasion of the International Children's Book Day, expressed his gratitude to publishers, writers and translators who contribute to the enrichment and dissemination of Ukrainian literature for children. - Ukrinform.</text:p>
      <text:p text:style-name="P4">
Images: ["<text:a xlink:type="simple" xlink:href="https://static.ukrinform.com/photos/2023_04/thumb_files/630_360_1680433070-496.jpg" text:style-name="Internet_20_link" text:visited-style-name="Visited_20_Internet_20_Link">
630_360_16804...</text:a>
"]</text:p>
      <text:p text:style-name="P4">
Tags: ['Діти', 'Книги', 'Література', 'Ткаченко']</text:p>
      <text:p text:style-name="P4">
Type: Article</text:p>
      <!--METADATA-->
      <text:p text:style-name="P4">
<draw:frame draw:style-name="fr1" draw:name="Image129" text:anchor-type="as-char" svg:width="6.9236in" svg:height="3.956343in" draw:z-index="0">
<draw:image xlink:href="../Images/yкринформ/2023-04-02T14-03-00-03-00/630_360_1680433070-496.jpg" xlink:type="simple" xlink:show="embed" xlink:actuate="onLoad" draw:mime-type="image/jpeg"/>
</draw:frame>
Minister of Culture and Information Policy Oleksandr Tkachenko, on the occasion of the international day book, expressed gratitude to publishers, writers and translators who contribute to the enrichment and dissemination of Ukrainian literature for children.</text:p>
      <text:p text:style-name="P4">
The MKIP chairman wrote about it in <text:a xlink:type="simple" xlink:href="https://t.me/otkachenkokyiv/3353" text:style-name="Internet_20_link" text:visited-style-name="Visited_20_Internet_20_Link">
</text:a>
, reports Ukrinform.</text:p>
      <text:p text:style-name="P4">
“Today, April 2, on the birthday of Dan Writer Hans Christianaandersen, the International Children's Day is celebrated annually <text:a xlink:type="simple" xlink:href="https://www.ukrinform.ua/tag-kniga" text:style-name="Internet_20_link" text:visited-style-name="Visited_20_Internet_20_Link">
</text:a>
. For a year, as we started the action "Ukrainian children - a Ukrainian book", so that every child who witnesses the warrior of the war may have the opportunity to immerse themselves in the world of good and hope, " - said.</text:p>
      <text:p text:style-name="P4">
The MKIP head stressed that literature is a very important factor in the formation of the child's and the "window" in the world of other cultures and traditions of the windows.</text:p>
      <text:p text:style-name="P4">
<text:span text:style-name="T4">
 Read also: </text:span>
 <text:a xlink:type="simple" xlink:href="https://www.ukrinform.ua/rubric-culture/3689525-akisna-silna-dostupna-i-cesna-pismenniki-pro-ditacu-knigu.html" text:style-name="Internet_20_link" text:visited-style-name="Visited_20_Internet_20_Link">
</text:a>
"I thank our publishers, writers and translators who enrich Ukrainian literature for our young readers," the minister said.</text:p>
      <text:p text:style-name="P4">
As it was reported, every year on April 2 in the world celebrates the Day of the Children's Book.</text:p>
      <text:p text:style-name="P4">
News Source: <text:a xlink:type="simple" xlink:href="https://www.ukrinform.ua/rubric-culture/3690582-tkacenko-podakuvav-usim-pricetnim-do-zbagacenna-ta-posirenna-ukrainskoi-ditacoi-literaturi.html" text:style-name="Internet_20_link" text:visited-style-name="Visited_20_Internet_20_Link">
https://www.ukrinform.ua/rubric-culture/3690582-tkacenko-podakuvav-usim-pricetnim-do-zbagacenna-ta-posirenna-ukrainskoi-ditacoi-literaturi.html</text:a>
</text:p>
      <!--NEWS-->
      <text:h text:style-name="P10" text:outline-level="1">
<text:span text:style-name="T4">
"The court has parked Mercedes for two months": The reaction of social networks to the arrest of Metropolitan Paul</text:span>
</text:h>
      <text:p text:style-name="P4">
Authors: Ukrinform (Person)</text:p>
      <text:p text:style-name="P4">
Publisher: Укринформ (Organization)</text:p>
      <text:p text:style-name="P4">
Published Time: 2023-04-02T14:15:00+03:00</text:p>
      <text:p text:style-name="P4">
Modified Time: 2023-04-02T14:15:00+03:00</text:p>
      <text:p text:style-name="P4">
Description: On April 1, the SBU reported to the excellent of the Kyiv-Pechersk Lavra Metropolitan of the UOC-MP Pavel (Swan) about suspicion, and the court assigned him a preventive measure in the form of a 24-hour house arrest for 60 days with wearing an electronic bracelet. - Ukrinform.</text:p>
      <text:p text:style-name="P4">
Images: ["<text:a xlink:type="simple" xlink:href="https://static.ukrinform.com/photos/2023_04/thumb_files/630_360_1680434107-377.jpg" text:style-name="Internet_20_link" text:visited-style-name="Visited_20_Internet_20_Link">
630_360_16804...</text:a>
"]</text:p>
      <text:p text:style-name="P4">
Tags: ['Домашній арешт', 'Суд', 'УПЦ МП', 'Соцмережі']</text:p>
      <text:p text:style-name="P4">
Type: Article</text:p>
      <!--METADATA-->
      <text:p text:style-name="P4">
<draw:frame draw:style-name="fr1" draw:name="Image130" text:anchor-type="as-char" svg:width="6.9236in" svg:height="3.956343in" draw:z-index="0">
<draw:image xlink:href="../Images/yкринформ/2023-04-02T14-15-00-03-00/630_360_1680434107-377.jpg" xlink:type="simple" xlink:show="embed" xlink:actuate="onLoad" draw:mime-type="image/jpeg"/>
</draw:frame>
On April 1, she reported to the excellent of the Kiev-Pechersk Lavra Metropolitan of the UOC-MP Pavel(Swan)About suspicion, and the court appointed him a precautionary measure in the form of a 60 -day house arrest with an electronic bracelet.</text:p>
      <text:p text:style-name="P4">
Ukrinform has gathered the reaction of social networks and the best memes.</text:p>
      <text:p text:style-name="Quotations">

<text:p text:style-name="P4">
Pasha Mercedes, Pasha Autozak &gt;
&gt;
 - Cadvad(@Kirlan_v) <text:a xlink:type="simple" xlink:href="https://twitter.com/kirlan_v/status/1642267595997847552" text:style-name="Internet_20_link" text:visited-style-name="Visited_20_Internet_20_Link">
&gt;
 </text:a>
&gt;
 Pasha Mercedes in the past. We enter the new era - Pasha Bracelet &gt;
&gt;
 - Dí Δ²⁵🇺🇦(@ljpfameenur) <text:a xlink:type="simple" xlink:href="https://twitter.com/ljpfamiliiar/status/1642247508867858436" text:style-name="Internet_20_link" text:visited-style-name="Visited_20_Internet_20_Link">
&gt;
 </text:a>
Most of folk art also applies to the searches at home by the Metropolitan</text:p>

<text:p text:style-name="P4">
Pasha Mercedes just wanted to be on par with believers😔 <text:a xlink:type="simple" xlink:href="https://t.co/33ijAsFEku" text:style-name="Internet_20_link" text:visited-style-name="Visited_20_Internet_20_Link">
&gt;
</text:a>
&gt;
&gt;
 - Kitzish, yes here(@Yourogist) <text:a xlink:type="simple" xlink:href="https://twitter.com/vashlogist/status/1642134198667431937" text:style-name="Internet_20_link" text:visited-style-name="Visited_20_Internet_20_Link">
&gt;
 </text:a>
The hero also entertained people during a court hearing. Many paid attention to his upset face</text:p>

<text:p text:style-name="P4">
Ironized people and over the possible further fate of Metropolitan Paul</text:p>

<text:p text:style-name="P4">
GEBESHNIK PACA-MEREDES LCKE <text:a xlink:type="simple" xlink:href="https://t.co/5tdfqpMmVw" text:style-name="Internet_20_link" text:visited-style-name="Visited_20_Internet_20_Link">
</text:a>
Sergidovgan(@BelieveDnepr) <text:a xlink:type="simple" xlink:href="https://twitter.com/BelieveDnepr/status/1642184609382166533" text:style-name="Internet_20_link" text:visited-style-name="Visited_20_Internet_20_Link">
&gt;
 </text:a>
&gt;
 Pasha Mercedes is on the exchange rate in Medvedchuk how many? &gt;
&gt;
 - Max Kolesnikov(@mx_colescents) <text:a xlink:type="simple" xlink:href="https://twitter.com/mx_kolesnikov/status/1642224730022215682" text:style-name="Internet_20_link" text:visited-style-name="Visited_20_Internet_20_Link">
&gt;
 </text:a>
&gt;
&gt;
&gt;
 First Photo: Picture Alliance</text:p>

</text:p>
      <text:p text:style-name="P4">
News Source: <text:a xlink:type="simple" xlink:href="https://www.ukrinform.ua/rubric-society/3690557-sud-zaparkuvav-mersedes-na-dva-misaci-reakcia-socmerez-na-arest-mitropolita-upc-mp-pavla.html" text:style-name="Internet_20_link" text:visited-style-name="Visited_20_Internet_20_Link">
https://www.ukrinform.ua/rubric-society/3690557-sud-zaparkuvav-mersedes-na-dva-misaci-reakcia-socmerez-na-arest-mitropolita-upc-mp-pavla.html</text:a>
</text:p>
      <!--NEWS-->
      <text:h text:style-name="P10" text:outline-level="1">
<text:span text:style-name="T4">
Dynamo FST will celebrate the best athletes of the winter season</text:span>
</text:h>
      <text:p text:style-name="P4">
Authors: Ukrinform (Person)</text:p>
      <text:p text:style-name="P4">
Publisher: Укринформ (Organization)</text:p>
      <text:p text:style-name="P4">
Published Time: 2023-04-02T14:20:43+03:00</text:p>
      <text:p text:style-name="P4">
Modified Time: 2023-04-02T14:20:43+03:00</text:p>
      <text:p text:style-name="P4">
Description: Dynamo Sports and Sports Society of Ukraine will hold an official meeting and awarding of the best athletes of the Organization for Winter Olympic Sports on the results of speeches in the main competitions of the 2022-2023 season. - Ukrinform.</text:p>
      <text:p text:style-name="P4">
Images: ["<text:a xlink:type="simple" xlink:href="https://static.ukrinform.com/photos/2023_04/thumb_files/630_360_1680434346-207.jpg" text:style-name="Internet_20_link" text:visited-style-name="Visited_20_Internet_20_Link">
630_360_16804...</text:a>
"]</text:p>
      <text:p text:style-name="P4">
Tags: ['Біатлон', 'Динамо', 'Фрістайл']</text:p>
      <text:p text:style-name="P4">
Type: Article</text:p>
      <!--METADATA-->
      <text:p text:style-name="P4">
<draw:frame draw:style-name="fr1" draw:name="Image131" text:anchor-type="as-char" svg:width="6.9236in" svg:height="3.956343in" draw:z-index="0">
<draw:image xlink:href="../Images/yкринформ/2023-04-02T14-20-43-03-00/630_360_1680434346-207.jpg" xlink:type="simple" xlink:show="embed" xlink:actuate="onLoad" draw:mime-type="image/jpeg"/>
</draw:frame>
The Dynamo Sports and Sports Society of Ukraine will hold an official meeting of the best athletes of the Organization for Winter Olympic Sports on the results of speeches in the main competitions of the 2022-2023 season.</text:p>
      <text:p text:style-name="P4">
About it reports official <text:a xlink:type="simple" xlink:href="https://dynamo.ua/ukra%D1%97nczi-peremagayut-zustrich-krashhih-sportsmeniv-fst-dinamo-ukra%D1%97ni-z-zimovih-olimpijskih-vidiv-sportu-za-rezultatami-golovnih-zmagannyah-sezonu-2022-2023-rokiv/" text:style-name="Internet_20_link" text:visited-style-name="Visited_20_Internet_20_Link">
</text:a>
Dynamo FST of Ukraine, Ukrinform reports.</text:p>
      <text:p text:style-name="P4">
Participants of the Winter Olympic Games Dmitry Kotovsky, Anastasia Novosad and Olga Polyuk, Julianna Tunitskaya will receive awards from the Society.(toboggan), Biathlete Alexander and Anastasia Merkushina.</text:p>
      <text:p text:style-name="P4">
<text:span text:style-name="T4">
 Read also: </text:span>
 <text:a xlink:type="simple" xlink:href="https://www.ukrinform.ua/rubric-sports/3684516-kotovskij-drugij-u-zagalnomu-zaliku-ks-z-liznoi-akrobatiki.html" text:style-name="Internet_20_link" text:visited-style-name="Visited_20_Internet_20_Link">
</text:a>
The event will be held on April 4 at the head office of FST "Dynamo" of Ukraine.</text:p>
      <text:p text:style-name="P4">
News Source: <text:a xlink:type="simple" xlink:href="https://www.ukrinform.ua/rubric-sports/3690588-fst-dinamo-vidznacit-krasih-sportsmeniv-zimovogo-sezonu.html" text:style-name="Internet_20_link" text:visited-style-name="Visited_20_Internet_20_Link">
https://www.ukrinform.ua/rubric-sports/3690588-fst-dinamo-vidznacit-krasih-sportsmeniv-zimovogo-sezonu.html</text:a>
</text:p>
      <!--NEWS-->
      <text:h text:style-name="P10" text:outline-level="1">
<text:span text:style-name="T4">
Donetsk Oblast(20:24). Red Alert: aerial threat. Sirens sounding. Take cover now!</text:span>
</text:h>
      <text:p text:style-name="P4">
Authors: liveuamap (Language: en)</text:p>
      <text:p text:style-name="P4">
Time: 2023-04-02T14:25:00</text:p>
      <text:p text:style-name="P4">
Location: Donetsk Oblast (Latitude:48.72863 Longtitude:37.57911)</text:p>
      <text:p text:style-name="P4">
Videos: []</text:p>
      <text:p text:style-name="P4">
Images: []</text:p>
      <text:p text:style-name="P4">
Tags: ["Europe", "Central and Eastern Europe"]</text:p>
      <text:p text:style-name="P4">
Id: 22553186</text:p>
      <!--METADATA-->
      <text:p text:style-name="P4">
Donetsk Oblast(20:24). Red Alert: aerial threat. Sirens sounding. Take covernow!</text:p>
      <text:p text:style-name="P4">
News Collection Link: <text:a xlink:type="simple" xlink:href="https://liveuamap.com/en/2023/02-april-donetsk-oblast2024-red-alert-aerial-g" text:style-name="Internet_20_link" text:visited-style-name="Visited_20_Internet_20_Link">
https://liveuamap.com/en/2023/02-april-donetsk-oblast2024-red-alert-aerial-g</text:a>
</text:p>
      <text:p text:style-name="P4">
News Source: <text:a xlink:type="simple" xlink:href="https://t.me/air_alert_ua/42457" text:style-name="Internet_20_link" text:visited-style-name="Visited_20_Internet_20_Link">
https://t.me/air_alert_ua/42457</text:a>
</text:p>
      <!--NEWS-->
      <text:h text:style-name="P10" text:outline-level="1">
<text:span text:style-name="T4">
In Mariupol after blasting the car collaborator, the Russians have been "clearing" for a week</text:span>
</text:h>
      <text:p text:style-name="P4">
Authors: Ukrinform (Person)</text:p>
      <text:p text:style-name="P4">
Publisher: Укринформ (Organization)</text:p>
      <text:p text:style-name="P4">
Published Time: 2023-04-02T14:26:00+03:00</text:p>
      <text:p text:style-name="P4">
Modified Time: 2023-04-02T14:26:00+03:00</text:p>
      <text:p text:style-name="P4">
Description: After blasting the car of the collaborator Michael Moscow, Rossgvardi has been looking for members of Mariupol resistance for a week. - Ukrinform.</text:p>
      <text:p text:style-name="P4">
Images: ["<text:a xlink:type="simple" xlink:href="https://static.ukrinform.com/photos/2022_03/thumb_files/630_360_1648291233-648.jpg" text:style-name="Internet_20_link" text:visited-style-name="Visited_20_Internet_20_Link">
630_360_16482...</text:a>
", "<text:a xlink:type="simple" xlink:href="https://static.ukrinform.com/photos/2023_04/1680434473-614.jpg" text:style-name="Internet_20_link" text:visited-style-name="Visited_20_Internet_20_Link">
1680434473-61...</text:a>
"]</text:p>
      <text:p text:style-name="P4">
Tags: ['Маріуполь', 'Колаборант', 'Війна з росією']</text:p>
      <text:p text:style-name="P4">
Type: Article</text:p>
      <!--METADATA-->
      <text:p text:style-name="P4">
<draw:frame draw:style-name="fr1" draw:name="Image132" text:anchor-type="as-char" svg:width="6.9236in" svg:height="3.956343in" draw:z-index="0">
<draw:image xlink:href="../Images/yкринформ/2023-04-02T14-26-00-03-00/630_360_1648291233-648.jpg" xlink:type="simple" xlink:show="embed" xlink:actuate="onLoad" draw:mime-type="image/jpeg"/>
</draw:frame>
The after -blowing of the Collaboration's Collaborator's car, Muscovy Rosgvardi has been looking for Mariupol resistance for a week.</text:p>
      <text:p text:style-name="P4">
As Ukrinform reports, about it in <text:a xlink:type="simple" xlink:href="https://t.me/andriyshTime/8247" text:style-name="Internet_20_link" text:visited-style-name="Visited_20_Internet_20_Link">
</text:a>
The reporter of the mayor of Mariupol Petro Andryushchenko.</text:p>
      <text:p text:style-name="P4">
“As the“ clearing ”in <text:a xlink:type="simple" xlink:href="https://www.ukrinform.ua/tag-mariupol" text:style-name="Internet_20_link" text:visited-style-name="Visited_20_Internet_20_Link">
</text:a>
. Yesterday in metallurgists. There are two cars at each intersection with Russian. Every 200 meters down Patrol out of 8 occupiers(Mix of the military police). Велика кількість поліцейських автопатрулів, пригнаних з Донецька.Тотальна перевірка документів та телефонів. Вибіркова перевірка квартир зобшуками. Так - від району в район. Від кварталу до кварталу. Майже тижденьщодня», - зазначив Андрющенко.</text:p>
      <text:p text:style-name="P4">
<text:span text:style-name="T4">
Читайте також:</text:span>
 <text:a xlink:type="simple" xlink:href="https://www.ukrinform.ua/rubric-regions/3690263-u-mariupoli-zagarbniki-posileno-patruluut-vulici-sukaut-ucasnikiv-ruhu-sprotivu.html" text:style-name="Internet_20_link" text:visited-style-name="Visited_20_Internet_20_Link">
 </text:a>
As it was reported, on March 27 at about 8:00 am in the Primorsky district, such as the head of the city police department of occupied Mariupol <text:a xlink:type="simple" xlink:href="https://t.me/andriyshTime/8103" text:style-name="Internet_20_link" text:visited-style-name="Visited_20_Internet_20_Link">
</text:a>
I planned to sit in his car Toyotcorolla when the explosive device was detonated.</text:p>
      <text:p text:style-name="P4">
<draw:frame draw:style-name="fr1" draw:name="Image133" text:anchor-type="as-char" svg:width="6.9236in" svg:height="6.426011in" draw:z-index="0">
<draw:image xlink:href="../Images/yкринформ/2023-04-02T14-26-00-03-00/1680434473-614.jpg" xlink:type="simple" xlink:show="embed" xlink:actuate="onLoad" draw:mime-type="image/jpeg"/>
</draw:frame>
A collaborator of a screw from Mariupol was delivered to Taganrog. His condition is unknown.</text:p>
      <text:p text:style-name="P4">
News Source: <text:a xlink:type="simple" xlink:href="https://www.ukrinform.ua/rubric-regions/3690591-u-mariupoli-pisla-pidrivu-avto-kolaboranta-rosiani-vze-tizden-provodat-zacistku.html" text:style-name="Internet_20_link" text:visited-style-name="Visited_20_Internet_20_Link">
https://www.ukrinform.ua/rubric-regions/3690591-u-mariupoli-pisla-pidrivu-avto-kolaboranta-rosiani-vze-tizden-provodat-zacistku.html</text:a>
</text:p>
      <!--NEWS-->
      <text:h text:style-name="P10" text:outline-level="1">
<text:span text:style-name="T4">
A rally was held in Tbilisi in support of the arrested participant of shares against the law on "inaging"</text:span>
</text:h>
      <text:p text:style-name="P4">
Authors: Ukrinform (Person)</text:p>
      <text:p text:style-name="P4">
Publisher: Укринформ (Organization)</text:p>
      <text:p text:style-name="P4">
Published Time: 2023-04-02T14:30:14+03:00</text:p>
      <text:p text:style-name="P4">
Modified Time: 2023-04-02T14:30:14+03:00</text:p>
      <text:p text:style-name="P4">
Description: On April 1, an action of solidarity with a detained participant in protests against the bill "On Inaging" Lazare Grigoriadis took place near the State Office of Georgia. - Ukrinform.</text:p>
      <text:p text:style-name="P4">
Images: ["<text:a xlink:type="simple" xlink:href="https://static.ukrinform.com/photos/2023_04/thumb_files/630_360_1680434425-2759.jpeg" text:style-name="Internet_20_link" text:visited-style-name="Visited_20_Internet_20_Link">
630_360_16804...</text:a>
"]</text:p>
      <text:p text:style-name="P4">
Tags: ['Арешт', 'Грузія', 'Акція']</text:p>
      <text:p text:style-name="P4">
Type: Article</text:p>
      <!--METADATA-->
      <text:p text:style-name="P4">
<draw:frame draw:style-name="fr1" draw:name="Image134" text:anchor-type="as-char" svg:width="6.9236in" svg:height="3.956343in" draw:z-index="0">
<draw:image xlink:href="../Images/yкринформ/2023-04-02T14-30-14-03-00/630_360_1680434425-2759.jpeg" xlink:type="simple" xlink:show="embed" xlink:actuate="onLoad" draw:mime-type="image/jpeg"/>
</draw:frame>
On April 1, the State Office of Georgia took place an action of solidarity with a delayed protest against the bill "On Inaging" Lazar Gigoradis.</text:p>
      <text:p text:style-name="P4">
As Ukrinform reports, the publication [] reports(http://ru.netgazeti.ge/50394/).</text:p>
      <text:p text:style-name="P4">
The rally was organized by the European Georgia Party, in addition to the staff of this political party, other representatives of civic society took part in the event.</text:p>
      <text:p text:style-name="P4">
According to the prosecution, Grigoriadis threw "Molotov's cocktails" by police officers at rallies on March 7-9. He is also accused of, on March 9, deliberately set fire to the Toyota Corolla car, which belongs to the Georgian Ministry of Internal Affairs.</text:p>
      <text:p text:style-name="P4">
Those who came to the Solidarity Action believe that the Georgian government has decided to make a demonstration punishment to intimidate young people and deprive them of protests.</text:p>
      <text:p text:style-name="P4">
On March 31, the Tbilisi City Court elected detention as a preventive meeting against a participant in March protest against the scandalous law of "Inagents" Lazar Grigoriadis.</text:p>
      <text:p text:style-name="P4">
<text:a xlink:type="simple" xlink:href="https://static.ukrinform.com/photos/2023_04/1680434425-5008.jpeg" text:style-name="Internet_20_link" text:visited-style-name="Visited_20_Internet_20_Link">
</text:a>
 <text:a xlink:type="simple" xlink:href="https://static.ukrinform.com/photos/2023_04/1680434425-1867.jpeg" text:style-name="Internet_20_link" text:visited-style-name="Visited_20_Internet_20_Link">
</text:a>
 <text:a xlink:type="simple" xlink:href="https://static.ukrinform.com/photos/2023_04/1680434425-9603.jpeg" text:style-name="Internet_20_link" text:visited-style-name="Visited_20_Internet_20_Link">
</text:a>
 <text:a xlink:type="simple" xlink:href="https://static.ukrinform.com/photos/2023_04/1680434425-2759.jpeg" text:style-name="Internet_20_link" text:visited-style-name="Visited_20_Internet_20_Link">
</text:a>
 <text:a xlink:type="simple" xlink:href="https://static.ukrinform.com/photos/2023_04/1680434425-6135.jpeg" text:style-name="Internet_20_link" text:visited-style-name="Visited_20_Internet_20_Link">
</text:a>
 <text:a xlink:type="simple" xlink:href="https://static.ukrinform.com/photos/2023_04/1680434425-3361.jpeg" text:style-name="Internet_20_link" text:visited-style-name="Visited_20_Internet_20_Link">
</text:a>
 <text:a xlink:type="simple" xlink:href="https://static.ukrinform.com/photos/2023_04/1680434426-5549.jpeg" text:style-name="Internet_20_link" text:visited-style-name="Visited_20_Internet_20_Link">
</text:a>
Earlier, the members of the Movement "Power of the People", which formally announced the release of the Georgian Dream of the Georgian Dream, brought to the parliament two draft laws - "On transparency of foreign influence" and "On registration of foreign agents".</text:p>
      <text:p text:style-name="P4">
Representatives of the Georgian opposition, NGOs and journalists, the EU and the United States have stated on the ground <text:a xlink:type="simple" xlink:href="https://www.ukrinform.ua/tag-gruzia" text:style-name="Internet_20_link" text:visited-style-name="Visited_20_Internet_20_Link">
</text:a>
He wants to take on the Russian Investigation of "Inagents" and create a repressive mechanism in the country. The Uburseli emphasized that the adoption of such laws is incompatible with the implementation of recommendations for the acquisition of Georgia status as a candidate for the EU, with the norms of EU and values of the EU.</text:p>
      <text:p text:style-name="P4">
<text:span text:style-name="T4">
 Read also: </text:span>
 <text:a xlink:type="simple" xlink:href="https://www.ukrinform.ua/rubric-world/3686970-berbok-vvazae-so-gruzia-mae-zosereditis-na-podolanni-polarizacii.html" text:style-name="Internet_20_link" text:visited-style-name="Visited_20_Internet_20_Link">
</text:a>
</text:p>
      <text:p text:style-name="P4">
This caused large -scale protests under the Georgian Parliament building, resulting in detained 133 people.</text:p>
      <text:p text:style-name="P4">
In the end, the ruling party "Georgian Dream" and the movement "Power of the people" <text:a xlink:type="simple" xlink:href="https://www.ukrinform.ua/rubric-world/3680053-zakonoproekt-pro-inoagentiv-vidklikaut-iz-parlamentu-gruzii.html" text:style-name="Internet_20_link" text:visited-style-name="Visited_20_Internet_20_Link">
</text:a>
From the Georgia Parliament, the "Inaging" bill, adopted in the first reading. EU representation in Georgia Vitaloce.</text:p>
      <text:p text:style-name="P4">
News Source: <text:a xlink:type="simple" xlink:href="https://www.ukrinform.ua/rubric-world/3690594-u-tbilisi-vidbuvsa-miting-na-pidtrimku-arestovanogo-ucasnika-akcij-proti-zakonu-pro-inoagentiv.html" text:style-name="Internet_20_link" text:visited-style-name="Visited_20_Internet_20_Link">
https://www.ukrinform.ua/rubric-world/3690594-u-tbilisi-vidbuvsa-miting-na-pidtrimku-arestovanogo-ucasnika-akcij-proti-zakonu-pro-inoagentiv.html</text:a>
</text:p>
      <!--NEWS-->
      <text:h text:style-name="P10" text:outline-level="1">
<text:span text:style-name="T4">
In Toretsk, four civilian</text:span>
</text:h>
      <text:p text:style-name="P4">
Authors: Ukrinform (Person)</text:p>
      <text:p text:style-name="P4">
Publisher: Укринформ (Organization)</text:p>
      <text:p text:style-name="P4">
Published Time: 2023-04-02T14:30:56+03:00</text:p>
      <text:p text:style-name="P4">
Modified Time: 2023-04-02T14:30:56+03:00</text:p>
      <text:p text:style-name="P4">
Description: In the Toretsk Donetsk region, on the night of April 2, Russian troops struck a multi -storey building, and four civilians were injured due to the hit of enemy shells. - Ukrinform.</text:p>
      <text:p text:style-name="P4">
Images: ["<text:a xlink:type="simple" xlink:href="https://static.ukrinform.com/photos/2023_04/thumb_files/630_360_1680434900-989.jpeg" text:style-name="Internet_20_link" text:visited-style-name="Visited_20_Internet_20_Link">
630_360_16804...</text:a>
"]</text:p>
      <text:p text:style-name="P4">
Tags: ['Донеччина', 'Обстріл', 'Війна з росією']</text:p>
      <text:p text:style-name="P4">
Type: Article</text:p>
      <!--METADATA-->
      <text:p text:style-name="P4">
<draw:frame draw:style-name="fr1" draw:name="Image135" text:anchor-type="as-char" svg:width="6.9236in" svg:height="3.956343in" draw:z-index="0">
<draw:image xlink:href="../Images/yкринформ/2023-04-02T14-30-56-03-00/630_360_1680434900-989.jpeg" xlink:type="simple" xlink:show="embed" xlink:actuate="onLoad" draw:mime-type="image/jpeg"/>
</draw:frame>
On the night of April 2, the Utoretsky Donetsk region struck a multi -storey building, due to the hit of enemy shells affected by a victim of civilians.</text:p>
      <text:p text:style-name="P4">
According to Ukrinform, the Office of the Prosecutor General reported in <text:a xlink:type="simple" xlink:href="https://t.me/pgo_gov_ua/10943" text:style-name="Internet_20_link" text:visited-style-name="Visited_20_Internet_20_Link">
</text:a>
.</text:p>
      <text:p text:style-name="P4">
"At night, the invaders were trapped in a multi -storey house in the Toretsk shells, causing one person to be injured and three more carbon monoxide," OGP said.</text:p>
      <text:p text:style-name="P4">
Earlier it was reported that on April 2 <text:a xlink:type="simple" xlink:href="https://www.ukrinform.ua/rubric-ato/3690533-vijska-rf-obstrilali-kostantinivku-e-zagibli-i-poraneni.html" text:style-name="Internet_20_link" text:visited-style-name="Visited_20_Internet_20_Link">
</text:a>
.The a hostile shelling killed three women and three men, and eight citizens were injured in varying degrees of severity.</text:p>
      <text:p text:style-name="P4">
According to preliminary data, strokes in the cities were made from artillery, anti-aircraft missile systems C-300 and jet systems "Grad" and "Hurricane".</text:p>
      <text:p text:style-name="P4">
Law enforcement officers and rescuers work on the grounds. All the victims were deployed to hospitals.</text:p>
      <text:p text:style-name="P4">
According to the facts of violation of the laws and customs of war(Part 1, 2 tbsp. 438 of the Criminal Code of Ukraine)Pre -trial investigations in criminal proceedings have been started.</text:p>
      <text:p text:style-name="P4">
<text:span text:style-name="T4">
 Read also: </text:span>
 <text:a xlink:type="simple" xlink:href="https://www.ukrinform.ua/rubric-regions/3690517-aviacia-gradi-artileria-i-minometi-pid-obstrilami-na-doneccini-devat-naselenih-punktiv.html" text:style-name="Internet_20_link" text:visited-style-name="Visited_20_Internet_20_Link">
</text:a>
As reported by Ukrinform, hostile fire <text:a xlink:type="simple" xlink:href="https://www.ukrinform.ua/rubric-ato/3690563-obstril-kostantinivki-kilkist-zagiblih-zrosla-do-sesti-vosmero-poranenih.html" text:style-name="Internet_20_link" text:visited-style-name="Visited_20_Internet_20_Link">
</text:a>
, eight private homes, kindergartens, construction -books of the State Tax Inspectorate, Gas Pipes and Trutomobiles.</text:p>
      <text:p text:style-name="P4">
News Source: <text:a xlink:type="simple" xlink:href="https://www.ukrinform.ua/rubric-ato/3690595-u-torecku-cerez-rosijskij-obstril-postrazdali-cetvero-civilnih.html" text:style-name="Internet_20_link" text:visited-style-name="Visited_20_Internet_20_Link">
https://www.ukrinform.ua/rubric-ato/3690595-u-torecku-cerez-rosijskij-obstril-postrazdali-cetvero-civilnih.html</text:a>
</text:p>
      <!--NEWS-->
      <text:h text:style-name="P10" text:outline-level="1">
<text:span text:style-name="T4">
The Russian invader himself documented the theft of paintings from the Kherson Museum</text:span>
</text:h>
      <text:p text:style-name="P4">
Authors: Ukrinform (Person)</text:p>
      <text:p text:style-name="P4">
Publisher: Укринформ (Organization)</text:p>
      <text:p text:style-name="P4">
Published Time: 2023-04-02T14:33:02+03:00</text:p>
      <text:p text:style-name="P4">
Modified Time: 2023-04-02T14:33:02+03:00</text:p>
      <text:p text:style-name="P4">
Description: The Russian invader himself documented theft of paintings from the Kherson Regional Museum. - Ukrinform.</text:p>
      <text:p text:style-name="P4">
Images: ["<text:a xlink:type="simple" xlink:href="https://static.ukrinform.com/photos/2022_11/thumb_files/630_360_1669797561-219.jpeg" text:style-name="Internet_20_link" text:visited-style-name="Visited_20_Internet_20_Link">
630_360_16697...</text:a>
"]</text:p>
      <text:p text:style-name="P4">
Tags: ['Херсон', 'Крадіжка', 'Картина', 'Війна з росією']</text:p>
      <text:p text:style-name="P4">
Type: Article</text:p>
      <!--METADATA-->
      <text:p text:style-name="P4">
<draw:frame draw:style-name="fr1" draw:name="Image136" text:anchor-type="as-char" svg:width="6.9236in" svg:height="3.956343in" draw:z-index="0">
<draw:image xlink:href="../Images/yкринформ/2023-04-02T14-33-02-03-00/630_360_1669797561-219.jpeg" xlink:type="simple" xlink:show="embed" xlink:actuate="onLoad" draw:mime-type="image/jpeg"/>
</draw:frame>
The Russian invader himself documented the theft of paintings from the Kherson regional museum.</text:p>
      <text:p text:style-name="P4">
About it in <text:a xlink:type="simple" xlink:href="http://t.me/SobolevskyiYurii/1218" text:style-name="Internet_20_link" text:visited-style-name="Visited_20_Internet_20_Link">
</text:a>
The first deputy chairman of the Kherson Regional Council Yuri Sobolevsky reported, Ukrinform reports.</text:p>
      <text:p text:style-name="P4">
“Obvious - incredible. Or, as a Russian occupier, he independently documents his own, thus helping international courts, ”Sobolevsky wrote.</text:p>
      <text:p text:style-name="P4">
<text:span text:style-name="T4">
 Read also: </text:span>
 <text:a xlink:type="simple" xlink:href="https://www.ukrinform.ua/rubric-culture/3682920-suma-zbitkiv-zavdanih-rosieu-kulturnij-sferi-ukraini-utocnuetsa-mkip.html" text:style-name="Internet_20_link" text:visited-style-name="Visited_20_Internet_20_Link">
</text:a>
Zokrema, having quoted the Rosiysk document, zgim, “April 1, 2023, the culture of the Kherson region and the director of the Simferopol Central Museum of the Taurida, Malygin Andrei Vitalievich, was signed by the storage of the previously evacuated paintings by the Kherson regional regional registration museum”.</text:p>
      <text:p text:style-name="P4">
<text:span text:style-name="T4">
 Read the same: </text:span>
 <text:a xlink:type="simple" xlink:href="https://www.ukrinform.ua/rubric-ato/3686466-rosiani-obstrilali-berislav-pocilili-v-zitlovij-budinok-muzej-ta-redakciu-gazeti.html" text:style-name="Internet_20_link" text:visited-style-name="Visited_20_Internet_20_Link">
</text:a>
The official noted that the evacuation implies the robbery of the cultural values of Kherson region during the escape of the invaders from the city under pressure from the Defense of Ukraine.</text:p>
      <text:p text:style-name="P4">
As it was reported, on November 11, 2022, the Armed Forces were liberated <text:a xlink:type="simple" xlink:href="https://www.ukrinform.ua/tag-herson" text:style-name="Internet_20_link" text:visited-style-name="Visited_20_Internet_20_Link">
</text:a>
After rejecting Russian troops in the left bearer of the Dnieper.</text:p>
      <text:p text:style-name="P4">
News Source: <text:a xlink:type="simple" xlink:href="https://www.ukrinform.ua/rubric-culture/3690596-rosijskij-zagarbnik-sam-zadokumentuvav-kradizku-kartin-iz-hersonskogo-muzeu.html" text:style-name="Internet_20_link" text:visited-style-name="Visited_20_Internet_20_Link">
https://www.ukrinform.ua/rubric-culture/3690596-rosijskij-zagarbnik-sam-zadokumentuvav-kradizku-kartin-iz-hersonskogo-muzeu.html</text:a>
</text:p>
      <!--NEWS-->
      <text:h text:style-name="P10" text:outline-level="1">
<text:span text:style-name="T4">
A fight in the church of the UOC -MP in Khmelnitsky: police opened the case</text:span>
</text:h>
      <text:p text:style-name="P4">
Authors: Ukrinform (Person)</text:p>
      <text:p text:style-name="P4">
Publisher: Укринформ (Organization)</text:p>
      <text:p text:style-name="P4">
Published Time: 2023-04-02T14:37:00+03:00</text:p>
      <text:p text:style-name="P4">
Modified Time: 2023-04-02T14:37:00+03:00</text:p>
      <text:p text:style-name="P4">
Description: The police opened the proceedings after beating in one of the temples of the city of Khmelnytsky in military uniform. - Ukrinform.</text:p>
      <text:p text:style-name="P4">
Images: ["<text:a xlink:type="simple" xlink:href="https://static.ukrinform.com/photos/2023_04/thumb_files/630_360_1680436590-824.jpg" text:style-name="Internet_20_link" text:visited-style-name="Visited_20_Internet_20_Link">
630_360_16804...</text:a>
", "<text:a xlink:type="simple" xlink:href="https://static.ukrinform.com/photos/2023_04/1680436504-526.jpg" text:style-name="Internet_20_link" text:visited-style-name="Visited_20_Internet_20_Link">
1680436504-52...</text:a>
"]</text:p>
      <text:p text:style-name="P4">
Tags: None</text:p>
      <text:p text:style-name="P4">
Type: Article</text:p>
      <!--METADATA-->
      <text:p text:style-name="P4">
<draw:frame draw:style-name="fr1" draw:name="Image137" text:anchor-type="as-char" svg:width="6.9236in" svg:height="3.956343in" draw:z-index="0">
<draw:image xlink:href="../Images/yкринформ/2023-04-02T14-37-00-03-00/630_360_1680436590-824.jpg" xlink:type="simple" xlink:show="embed" xlink:actuate="onLoad" draw:mime-type="image/jpeg"/>
</draw:frame>
The police have exposed the proceedings after beating in one of the temples of the city of Khmelnitsky Kholovik in military uniform.</text:p>
      <text:p text:style-name="P4">
As Ukrinform reports, it commented <text:a xlink:type="simple" xlink:href="http://suspilne.media/432921-huliganstvo-u-cerkvi-upcmp-v-hmelnickomu-policia-porusila-kriminalne-provadzenna/" text:style-name="Internet_20_link" text:visited-style-name="Visited_20_Internet_20_Link">
</text:a>
Video with beating the head of the sectors of the National Police of the Khmelnytsky region Inna Glega.</text:p>
      <text:p text:style-name="P4">
"All the circumstances of the event are currently being established, investigative and operative sizes are being conducted," she said.</text:p>
      <text:p text:style-name="P4">
The proceedings are opened under Part 2 of Art. 296 - hooliganism.</text:p>
      <text:p text:style-name="P4">
Video with a beating of the military posted in <text:a xlink:type="simple" xlink:href="http://www.facebook.com/viktor.burlyk/videos/970758007251571/" text:style-name="Internet_20_link" text:visited-style-name="Visited_20_Internet_20_Link">
</text:a>
Member of the Khmelnytsky Regional Council Viktor Burlyk.</text:p>
      <text:p text:style-name="P4">
“In the video, Arthur Ananiev, who volunteered from the beginning of full -time, has been volunteered on the front as part of the 19th Rifle Battalion. He received a contusion of a touch-brain injury. When the whole country is watching the situation in the Lavra, Vinus went to the Moscow temple to ask "how many people still have to die to stop going to the Moscow Patriarchate ???? What was next, you can see Nagideo, ”the post reads.</text:p>
      <text:p text:style-name="P4">
<text:span text:style-name="T5">
Video: Victor Burlik/Facebook</text:span>
</text:p>
      <text:p text:style-name="P4">
The deputy noted that during the conflict, representatives of the police arrived in the church and detained the military under Article 173.</text:p>
      <text:p text:style-name="P4">
According to Burlyk, an initiative group is being harvested due to the beating of the military on April 2 at 18:00.</text:p>
      <text:p text:style-name="P4">
<draw:frame draw:style-name="fr1" draw:name="Image138" text:anchor-type="as-char" svg:width="6.9236in" svg:height="3.894525in" draw:z-index="0">
<draw:image xlink:href="../Images/yкринформ/2023-04-02T14-37-00-03-00/1680436504-526.jpg" xlink:type="simple" xlink:show="embed" xlink:actuate="onLoad" draw:mime-type="image/jpeg"/>
</draw:frame>
<text:span text:style-name="T4">
 Read also: </text:span>
 <text:a xlink:type="simple" xlink:href="https://www.ukrinform.ua/rubric-society/3690441-kabmin-dav-vidpovid-na-peticiu-iz-zaklikom-ne-zaboronati-upc-mp.html" text:style-name="Internet_20_link" text:visited-style-name="Visited_20_Internet_20_Link">
</text:a>
IN <text:a xlink:type="simple" xlink:href="http://t.me/khm_upc/3365" text:style-name="Internet_20_link" text:visited-style-name="Visited_20_Internet_20_Link">
 </text:a>
The Diocese of Khmelnytsky was called beating and not recognizing their guilt. "In Khmelnitsk, after the calls of a deputy, a man, dressed in military uniform, arranged a provocation directly during the Divine Liturgy," - said in the UOC.</text:p>
      <text:p text:style-name="P4">
It is argued that the man was attacked on the clergyman of the Holy Pokoffedral Cathedral of Khmelnytsky, disrupted worship, poured and damaged the celebrated Gospel in the presence of more than 100 parishioners.</text:p>
      <text:p text:style-name="P4">
Ukrinform tried to contact <text:a xlink:type="simple" xlink:href="https://www.ukrinform.ua/tag-policia" text:style-name="Internet_20_link" text:visited-style-name="Visited_20_Internet_20_Link">
</text:a>
The cities of Khmelnitsky, but do not answer there. Our request on Facebook page remains unanswered.</text:p>
      <text:p text:style-name="P4">
News Source: <text:a xlink:type="simple" xlink:href="https://www.ukrinform.ua/rubric-regions/3690605-bijka-u-cerkvi-upc-mp-u-hmelnickomu-policia-vidkrila-spravu.html" text:style-name="Internet_20_link" text:visited-style-name="Visited_20_Internet_20_Link">
https://www.ukrinform.ua/rubric-regions/3690605-bijka-u-cerkvi-upc-mp-u-hmelnickomu-policia-vidkrila-spravu.html</text:a>
</text:p>
      <!--NEWS-->
      <text:h text:style-name="P10" text:outline-level="1">
<text:span text:style-name="T4">
Defense forces eliminated four thousand invaders in a week</text:span>
</text:h>
      <text:p text:style-name="P4">
Authors: Ukrinform (Person)</text:p>
      <text:p text:style-name="P4">
Publisher: Укринформ (Organization)</text:p>
      <text:p text:style-name="P4">
Published Time: 2023-04-02T14:43:59+03:00</text:p>
      <text:p text:style-name="P4">
Modified Time: 2023-04-02T14:43:59+03:00</text:p>
      <text:p text:style-name="P4">
Description: During the week, the Defense Forces of Ukraine eliminated 4,000 Russian military and destroyed 224 units of weapons and military equipment. - Ukrinform.</text:p>
      <text:p text:style-name="P4">
Images: ["<text:a xlink:type="simple" xlink:href="https://static.ukrinform.com/photos/2022_02/thumb_files/630_360_1646057019-898.jpg" text:style-name="Internet_20_link" text:visited-style-name="Visited_20_Internet_20_Link">
630_360_16460...</text:a>
", "<text:a xlink:type="simple" xlink:href="https://static.ukrinform.com/photos/2023_04/1680435371-184.jpg" text:style-name="Internet_20_link" text:visited-style-name="Visited_20_Internet_20_Link">
1680435371-18...</text:a>
"]</text:p>
      <text:p text:style-name="P4">
Tags: ['ЗСУ', 'Російські військові', 'Війна з росією']</text:p>
      <text:p text:style-name="P4">
Type: Article</text:p>
      <!--METADATA-->
      <text:p text:style-name="P4">
<draw:frame draw:style-name="fr1" draw:name="Image139" text:anchor-type="as-char" svg:width="6.9236in" svg:height="3.956343in" draw:z-index="0">
<draw:image xlink:href="../Images/yкринформ/2023-04-02T14-43-59-03-00/630_360_1646057019-898.jpg" xlink:type="simple" xlink:show="embed" xlink:actuate="onLoad" draw:mime-type="image/jpeg"/>
</draw:frame>
The Ukraine's defense forces of Ukraine eliminated 4,000 Russian military and destroyed 224 units of weapons and military equipment.</text:p>
      <text:p text:style-name="P4">
As Ukrinform reports, about it in <text:a xlink:type="simple" xlink:href="https://t.me/Pavliuk_KSV/3838" text:style-name="Internet_20_link" text:visited-style-name="Visited_20_Internet_20_Link">
</text:a>
The first Deputy Minister of Defense Oleksandr Pavlyuk.</text:p>
      <text:p text:style-name="P4">
<draw:frame draw:style-name="fr1" draw:name="Image140" text:anchor-type="as-char" svg:width="6.9236in" svg:height="5.013199in" draw:z-index="0">
<draw:image xlink:href="../Images/yкринформ/2023-04-02T14-43-59-03-00/1680435371-184.jpg" xlink:type="simple" xlink:show="embed" xlink:actuate="onLoad" draw:mime-type="image/jpeg"/>
</draw:frame>
“For the week of March 27 - April 2, about 4000 persons of the enemy's personal staff were destroyed by the Defense forces of Ukraine. Significant casualties were suffered by weapons / Russian troops: 23 tanks, 39 combat armored vehicles, 56 artillery systems, 5 RSSS, 2 air defense installations, 51 units of auto equipment, 14 units of special equipment, ”Pavlyuk said.</text:p>
      <text:p text:style-name="P4">
In addition, according to him, Ukrainian defenders shot 1 enemy aircraft and33 UAV.</text:p>
      <text:p text:style-name="P4">
<text:span text:style-name="T4">
 Read also: </text:span>
 <text:a xlink:type="simple" xlink:href="https://www.ukrinform.ua/rubric-ato/3690513-piactvo-e-odnieu-z-osnovnih-pricin-nebojovih-vtrat-u-rosian-britanska-rozvidka.html" text:style-name="Internet_20_link" text:visited-style-name="Visited_20_Internet_20_Link">
</text:a>
As reported by Ukrinform, from February 24, 2022 to April 2, 2023, about 174 thousand 550 Russian military, including 560 invaders - in the last day, from February 24, 2023. Also as of April 2, Ukrainian respects destroyed 3618(+2)enemy <text:a xlink:type="simple" xlink:href="https://www.ukrinform.ua/tag-tank" text:style-name="Internet_20_link" text:visited-style-name="Visited_20_Internet_20_Link">
</text:a>
,6986(+5)combat armored vehicles, 2687(+4)artillery systems, 527Reactive volley fire systems, 279 air defense products, 306 -lunar, 291 helicopter, 2249(+1)Operative-tactical level drones, 911 winged missiles, 18 ships /boats, 5537(+9)units of car equipment and tanks and 296 units of special equipment of the Russian Federation.</text:p>
      <text:p text:style-name="P4">
News Source: <text:a xlink:type="simple" xlink:href="https://www.ukrinform.ua/rubric-ato/3690601-sili-oboroni-likviduvali-za-tizden-cotiri-tisaci-zagarbnikiv.html" text:style-name="Internet_20_link" text:visited-style-name="Visited_20_Internet_20_Link">
https://www.ukrinform.ua/rubric-ato/3690601-sili-oboroni-likviduvali-za-tizden-cotiri-tisaci-zagarbnikiv.html</text:a>
</text:p>
      <!--NEWS-->
      <text:h text:style-name="P10" text:outline-level="1">
<text:span text:style-name="T4">
Zaporizka Oblast(20:54). Red Alert: aerial threat. Sirens sounding. Take cover now!</text:span>
</text:h>
      <text:p text:style-name="P4">
Authors: liveuamap (Language: en)</text:p>
      <text:p text:style-name="P4">
Time: 2023-04-02T14:56:00</text:p>
      <text:p text:style-name="P4">
Location: Zaporizka Oblast (Latitude:47.612021 Longtitude:35.765261)</text:p>
      <text:p text:style-name="P4">
Videos: []</text:p>
      <text:p text:style-name="P4">
Images: []</text:p>
      <text:p text:style-name="P4">
Tags: ["Europe", "Central and Eastern Europe"]</text:p>
      <text:p text:style-name="P4">
Id: 22553190</text:p>
      <!--METADATA-->
      <text:p text:style-name="P4">
Zaporizhzhia region(20:54). Red Alert: aerial threat. Sirens sounding. Take covernow!</text:p>
      <text:p text:style-name="P4">
News Collection Link: <text:a xlink:type="simple" xlink:href="https://liveuamap.com/en/2023/02-april-zaporizka-oblast2054-red-alert-aeriag" text:style-name="Internet_20_link" text:visited-style-name="Visited_20_Internet_20_Link">
https://liveuamap.com/en/2023/02-april-zaporizka-oblast2054-red-alert-aeriag</text:a>
</text:p>
      <text:p text:style-name="P4">
News Source: <text:a xlink:type="simple" xlink:href="https://t.me/air_alert_ua/42458" text:style-name="Internet_20_link" text:visited-style-name="Visited_20_Internet_20_Link">
https://t.me/air_alert_ua/42458</text:a>
</text:p>
      <!--NEWS-->
      <text:h text:style-name="P10" text:outline-level="1">
<text:span text:style-name="T4">
Dnipro, Dnipropetrovska Oblast(21:05). Red Alert: aerial threat. Sirens sounding. Take cover ...</text:span>
</text:h>
      <text:p text:style-name="P4">
Authors: liveuamap (Language: en)</text:p>
      <text:p text:style-name="P4">
Time: 2023-04-02T15:06:00</text:p>
      <text:p text:style-name="P4">
Location: Dnipro (Latitude:48.45832 Longtitude:35.03988)</text:p>
      <text:p text:style-name="P4">
Videos: []</text:p>
      <text:p text:style-name="P4">
Images: []</text:p>
      <text:p text:style-name="P4">
Tags: ["Europe", "Central and Eastern Europe"]</text:p>
      <text:p text:style-name="P4">
Id: 22553192</text:p>
      <!--METADATA-->
      <text:p text:style-name="P4">
Dnipro, Dnipropetrovsk region(21:05). Red Alert: aerial threat. Sirenssounding. Take cover now!</text:p>
      <text:p text:style-name="P4">
News Collection Link: <text:a xlink:type="simple" xlink:href="https://liveuamap.com/en/2023/02-april-dnipro-dnipropetrovska-oblast2105-reg" text:style-name="Internet_20_link" text:visited-style-name="Visited_20_Internet_20_Link">
https://liveuamap.com/en/2023/02-april-dnipro-dnipropetrovska-oblast2105-reg</text:a>
</text:p>
      <text:p text:style-name="P4">
News Source: <text:a xlink:type="simple" xlink:href="https://t.me/air_alert_ua/42459" text:style-name="Internet_20_link" text:visited-style-name="Visited_20_Internet_20_Link">
https://t.me/air_alert_ua/42459</text:a>
</text:p>
      <!--NEWS-->
      <text:h text:style-name="P10" text:outline-level="1">
<text:span text:style-name="T4">
Translator for an English -language version of the site</text:span>
</text:h>
      <text:p text:style-name="P4">
Authors: Ukrinform (Person)</text:p>
      <text:p text:style-name="P4">
Publisher: Укринформ (Organization)</text:p>
      <text:p text:style-name="P4">
Published Time: 2023-04-02T15:21:00+03:00</text:p>
      <text:p text:style-name="P4">
Modified Time: 2023-04-02T15:21:00+03:00</text:p>
      <text:p text:style-name="P4">
Description: Ukrainian National Information Agency Ukrinform is looking for an translator for the English -language version of the site (full employment, official employment). - Ukrinform.</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141" text:anchor-type="as-char" svg:width="6.9236in" svg:height="3.956343in" draw:z-index="0">
<draw:image xlink:href="../Images/yкринформ/2023-04-02T15-21-00-03-00/630_360_1676289797-474.jpg" xlink:type="simple" xlink:show="embed" xlink:actuate="onLoad" draw:mime-type="image/jpeg"/>
</draw:frame>
Ukrainian Ukrainian Information Agency "Ukrinform" is looking for a translator for an analone version of the site(full employment, official employment).</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In Britain, a second group of Armed Forces Group has completed training</text:span>
</text:h>
      <text:p text:style-name="P4">
Authors: Ukrinform (Person)</text:p>
      <text:p text:style-name="P4">
Publisher: Укринформ (Organization)</text:p>
      <text:p text:style-name="P4">
Published Time: 2023-04-02T15:39:00+03:00</text:p>
      <text:p text:style-name="P4">
Modified Time: 2023-04-02T15:39:00+03:00</text:p>
      <text:p text:style-name="P4">
Description: Ukrainian artillerymen have graduated from self -propelled AS90 artillery installations in the UK. This is the second group of fighters who have been similar. - Ukrinform.</text:p>
      <text:p text:style-name="P4">
Images: ["<text:a xlink:type="simple" xlink:href="https://static.ukrinform.com/photos/2023_04/thumb_files/630_360_1680439040-594.jpg" text:style-name="Internet_20_link" text:visited-style-name="Visited_20_Internet_20_Link">
630_360_16804...</text:a>
"]</text:p>
      <text:p text:style-name="P4">
Tags: None</text:p>
      <text:p text:style-name="P4">
Type: Article</text:p>
      <!--METADATA-->
      <text:p text:style-name="P4">
<draw:frame draw:style-name="fr1" draw:name="Image142" text:anchor-type="as-char" svg:width="6.9236in" svg:height="3.956343in" draw:z-index="0">
<draw:image xlink:href="../Images/yкринформ/2023-04-02T15-39-00-03-00/630_360_1680439040-594.jpg" xlink:type="simple" xlink:show="embed" xlink:actuate="onLoad" draw:mime-type="image/jpeg"/>
</draw:frame>
Ukrainian artillerymen completed their studies at the AS90 self -propelled artillery installations. This is the second group of fighters who have been similar.</text:p>
      <text:p text:style-name="P4">
According to Ukrinform, the British Defense Ministry reports in <text:a xlink:type="simple" xlink:href="http://twitter.com/DefenceHQ/status/1642482035271819265" text:style-name="Internet_20_link" text:visited-style-name="Visited_20_Internet_20_Link">
</text:a>
.</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  &gt;
  &gt;
  🤝 The programme is part of the UK’s enduring commitment to support Ukraine&gt;
 in its fight against Russia.  &gt;
  &gt;
  🇺🇦 <text:a xlink:type="simple" xlink:href="https://twitter.com/hashtag/StandWithUkraine" text:style-name="Internet_20_link" text:visited-style-name="Visited_20_Internet_20_Link">
&gt;
 </text:a>
&gt;
 🇺🇦 <text:a xlink:type="simple" xlink:href="https://t.co/oPRlpYerO1" text:style-name="Internet_20_link" text:visited-style-name="Visited_20_Internet_20_Link">
 </text:a>
&gt;
&gt;
 — Ministry of Defence 🇬🇧(@DefenceHQ) <text:a xlink:type="simple" xlink:href="https://twitter.com/DefenceHQ/status/1642482035271819265" text:style-name="Internet_20_link" text:visited-style-name="Visited_20_Internet_20_Link">
&gt;
 </text:a>
<text:span text:style-name="T4">
 Read also: </text:span>
 <text:a xlink:type="simple" xlink:href="https://www.ukrinform.ua/rubric-ato/3689634-za-kordonom-trenuutsa-ponad-11-tisac-ukrainskih-zahisnikiv-pentagon.html" text:style-name="Internet_20_link" text:visited-style-name="Visited_20_Internet_20_Link">
</text:a>
As reported by Ukrinform, the military instructors of the armed forces of the kingdom Sweden and the framework of the basic general military training of the Armed Forces personnel in <text:a xlink:type="simple" xlink:href="https://www.ukrinform.ua/tag-britania" text:style-name="Internet_20_link" text:visited-style-name="Visited_20_Internet_20_Link">
</text:a>
Conduct classes in organizing hostilities in wooded terrain.</text:p>

</text:p>
      <text:p text:style-name="P4">
On March 8, the High EU representative Josep Borrel in Stockholm at a press conference with the results of the informal meeting of the Ministers of Defense of the EU Member States, that the EU auxiliary training mission for Ukraine would be completed by the end of March 11,000 military personnel of the Armed Forces, and by the end of the year the number of studies of 30 thousand.</text:p>
      <text:p text:style-name="P4">
<text:span text:style-name="T5">
Foto: twitter.com/defencehq</text:span>
</text:p>
      <text:p text:style-name="P4">
News Source: <text:a xlink:type="simple" xlink:href="https://www.ukrinform.ua/rubric-ato/3690618-u-britanii-zaversila-navcanna-druga-grupa-artileristiv-zsu.html" text:style-name="Internet_20_link" text:visited-style-name="Visited_20_Internet_20_Link">
https://www.ukrinform.ua/rubric-ato/3690618-u-britanii-zaversila-navcanna-druga-grupa-artileristiv-zsu.html</text:a>
</text:p>
      <!--NEWS-->
      <text:h text:style-name="P10" text:outline-level="1">
<text:span text:style-name="T4">
Despite the ban on Onufrii served in the Kiev-Pechersk Lavra</text:span>
</text:h>
      <text:p text:style-name="P4">
Authors: Ukrinform (Person)</text:p>
      <text:p text:style-name="P4">
Publisher: Укринформ (Organization)</text:p>
      <text:p text:style-name="P4">
Published Time: 2023-04-02T15:48:00+03:00</text:p>
      <text:p text:style-name="P4">
Modified Time: 2023-04-02T15:48:00+03:00</text:p>
      <text:p text:style-name="P4">
Description: Despite the fact that the UOC-MP had to leave the premises of the Kiev-Pechersk Lavra, Metropolitan Onufrii on Sunday, April 2, held a liturgy at the Holy Dormition of the Kiev-Pechersk Lavra. - Ukrinform.</text:p>
      <text:p text:style-name="P4">
Images: ["<text:a xlink:type="simple" xlink:href="https://static.ukrinform.com/photos/2023_04/thumb_files/630_360_1680439476-313.jpg" text:style-name="Internet_20_link" text:visited-style-name="Visited_20_Internet_20_Link">
630_360_16804...</text:a>
"]</text:p>
      <text:p text:style-name="P4">
Tags: ['Релігія', 'УПЦ МП', 'Київська Лавра', 'Онуфрій']</text:p>
      <text:p text:style-name="P4">
Type: Article</text:p>
      <!--METADATA-->
      <text:p text:style-name="P4">
<draw:frame draw:style-name="fr1" draw:name="Image143" text:anchor-type="as-char" svg:width="6.9236in" svg:height="3.956343in" draw:z-index="0">
<draw:image xlink:href="../Images/yкринформ/2023-04-02T15-48-00-03-00/630_360_1680439476-313.jpg" xlink:type="simple" xlink:show="embed" xlink:actuate="onLoad" draw:mime-type="image/jpeg"/>
</draw:frame>
Despite the fact that the UOC-MP had to leave the premises of the Kiev-Pechersk Lavra, Metropolitan Onufriya Sunday, April 2, held a liturgy at the Cross Church of the Holy Dormition Kiev-Pechersk Lavra.</text:p>
      <text:p text:style-name="P4">
As Ukrinform reports, it reports <text:a xlink:type="simple" xlink:href="https://news.church.ua/2023/04/02/u-pyatu-nedilyu-velikogo-postu-predstoyatel-ocholiv-bozhestvennu-liturgiyu-u-kijevo-pecherskij-lavri/#2023-04-02" text:style-name="Internet_20_link" text:visited-style-name="Visited_20_Internet_20_Link">
</text:a>
.</text:p>
      <text:p text:style-name="P4">
“On April 2, 2023, on Sunday of the 5th Lent, the Reverend Maryegypipen, His Beatitude Metropolitan of Kiev and All Ukraine Onufrii headed the dreamed liturgy in the Holy Dormition Cross.(https://www.ukrinform.ua/tag-kiivska-lavra)”, - the message said.</text:p>
      <text:p text:style-name="P4">
As it was reported, the court refused to ensure the claim of Ukrainian Orthodox Church(Moscow Patriarchate)to the National Reserve "Kyiv-Pechersk Lavra" on the invalidation of a transaction to refuse to continue the use of cult buildings and other property, which is state-owned.</text:p>
      <text:p text:style-name="P4">
<text:a xlink:type="simple" xlink:href="https://static.ukrinform.com/photos/2023_04/1680439675-5905.jpeg" text:style-name="Internet_20_link" text:visited-style-name="Visited_20_Internet_20_Link">
</text:a>
 <text:a xlink:type="simple" xlink:href="https://static.ukrinform.com/photos/2023_04/1680439675-5203.jpeg" text:style-name="Internet_20_link" text:visited-style-name="Visited_20_Internet_20_Link">
</text:a>
 <text:a xlink:type="simple" xlink:href="https://static.ukrinform.com/photos/2023_04/1680439675-9606.jpeg" text:style-name="Internet_20_link" text:visited-style-name="Visited_20_Internet_20_Link">
</text:a>
 <text:a xlink:type="simple" xlink:href="https://static.ukrinform.com/photos/2023_04/1680439675-6381.jpeg" text:style-name="Internet_20_link" text:visited-style-name="Visited_20_Internet_20_Link">
</text:a>
 <text:a xlink:type="simple" xlink:href="https://static.ukrinform.com/photos/2023_04/1680439743-9532.jpeg" text:style-name="Internet_20_link" text:visited-style-name="Visited_20_Internet_20_Link">
</text:a>
The Kyiv-Pechersk Lavra National Reserve announced the break of the Treaty with the Ukrainian Orthodox Church of the Moscow Patriarchate from 29.</text:p>
      <text:p text:style-name="P4">
<text:span text:style-name="T4">
 Read also: </text:span>
 <text:a xlink:type="simple" xlink:href="https://www.ukrinform.ua/rubric-society/3690030-zapovidnik-kievopecerska-lavra-podav-pozov-proti-upc-mp.html" text:style-name="Internet_20_link" text:visited-style-name="Visited_20_Internet_20_Link">
</text:a>
On March 30, the Commission of the Ministry of Culture and Information Policy of Malalas inventory of the property of the Kiev-Pechersk Lavra. However <text:a xlink:type="simple" xlink:href="https://www.ukrinform.ua/rubric-society/3689845-do-cerkvi-u-kievopecerskij-lavri-komisiu-mkip-ne-puskali-nevidomi-v-cernecih-rasah.html" text:style-name="Internet_20_link" text:visited-style-name="Visited_20_Internet_20_Link">
</text:a>
.</text:p>
      <text:p text:style-name="P4">
Law enforcement officers opened criminal proceedings on the obstruction of journalist activity in the territory of the Kiev-Pechersk Lavra. The applicants reported that during the shooting of the plot one of the clergy of damage to the operator.</text:p>
      <text:p text:style-name="P4">
News Source: <text:a xlink:type="simple" xlink:href="https://www.ukrinform.ua/rubric-society/3690620-popri-zaboronu-onufrij-proviv-sluzbu-v-kievopecerskij-lavri.html" text:style-name="Internet_20_link" text:visited-style-name="Visited_20_Internet_20_Link">
https://www.ukrinform.ua/rubric-society/3690620-popri-zaboronu-onufrij-proviv-sluzbu-v-kievopecerskij-lavri.html</text:a>
</text:p>
      <!--NEWS-->
      <text:h text:style-name="P10" text:outline-level="1">
<text:span text:style-name="T4">
In Borodyanka, the sculpture "Girl under the Sun" was installed on the anniversary of the de -occupation of Kyiv region</text:span>
</text:h>
      <text:p text:style-name="P4">
Authors: Ukrinform (Person)</text:p>
      <text:p text:style-name="P4">
Publisher: Укринформ (Organization)</text:p>
      <text:p text:style-name="P4">
Published Time: 2023-04-02T15:52:00+03:00</text:p>
      <text:p text:style-name="P4">
Modified Time: 2023-04-02T15:52:00+03:00</text:p>
      <text:p text:style-name="P4">
Description: On the main square of the village of Borodyanka, in the Kyiv region, on Sunday, a sculpture "Girl under the Sun" was opened on Sunday, which represents the victory of life over destruction. - Ukrinform.</text:p>
      <text:p text:style-name="P4">
Images: ["<text:a xlink:type="simple" xlink:href="https://static.ukrinform.com/photos/2023_04/thumb_files/630_360_1680439055-5894.jpeg" text:style-name="Internet_20_link" text:visited-style-name="Visited_20_Internet_20_Link">
630_360_16804...</text:a>
"]</text:p>
      <text:p text:style-name="P4">
Tags: ['Скульптура', 'Київщина', 'Бородянка']</text:p>
      <text:p text:style-name="P4">
Type: Article</text:p>
      <!--METADATA-->
      <text:p text:style-name="P4">
<draw:frame draw:style-name="fr1" draw:name="Image144" text:anchor-type="as-char" svg:width="6.9236in" svg:height="3.956343in" draw:z-index="0">
<draw:image xlink:href="../Images/yкринформ/2023-04-02T15-52-00-03-00/630_360_1680439055-5894.jpeg" xlink:type="simple" xlink:show="embed" xlink:actuate="onLoad" draw:mime-type="image/jpeg"/>
</draw:frame>
The head of the village of Borodyanka, which in the Kyiv region, on Sunday opened the sculpture "Girl under the Sun", which represents the victory of life over destruction.</text:p>
      <text:p text:style-name="P4">
The event was attended by the Deputy Head of the Presidential Office of Ukraine Oleksiykuleb, US Ambassador Bridget Brink, so -called. Heads of Kyiv OVA Dmitry Nazarenko, sculptor Yevgeny Primachenko, founder and creative director of the agency Viktorshkurba, acting Borodyansky settlement chairman Georgy Yerko, reports Ukrinform.</text:p>
      <text:p text:style-name="P4">
The sculpture "Girl under the Sun" is a children's silhouette that flies to the sky with subsoil rays against the background of the Russian aircraft -rich -rise buildings. The inspiration was a documentary photo taken a year ago: a little girl swing, and behind her - a burnt house, some 150 people lived before the invasion. After being joined in the house of the aviation bomb, which was thrown away by the Russian plane, 24 of them were killed.</text:p>
      <text:p text:style-name="P4">
<text:a xlink:type="simple" xlink:href="https://static.ukrinform.com/photos/2023_04/1680439055-6120.jpeg" text:style-name="Internet_20_link" text:visited-style-name="Visited_20_Internet_20_Link">
</text:a>
 <text:a xlink:type="simple" xlink:href="https://static.ukrinform.com/photos/2023_04/1680439055-5894.jpeg" text:style-name="Internet_20_link" text:visited-style-name="Visited_20_Internet_20_Link">
</text:a>
 <text:a xlink:type="simple" xlink:href="https://static.ukrinform.com/photos/2023_04/1680439055-2585.jpeg" text:style-name="Internet_20_link" text:visited-style-name="Visited_20_Internet_20_Link">
</text:a>
 <text:a xlink:type="simple" xlink:href="https://static.ukrinform.com/photos/2023_04/1680439055-2469.jpeg" text:style-name="Internet_20_link" text:visited-style-name="Visited_20_Internet_20_Link">
</text:a>
 <text:a xlink:type="simple" xlink:href="https://static.ukrinform.com/photos/2023_04/1680439055-2679.jpeg" text:style-name="Internet_20_link" text:visited-style-name="Visited_20_Internet_20_Link">
</text:a>
 <text:a xlink:type="simple" xlink:href="https://static.ukrinform.com/photos/2023_04/1680439055-3994.jpeg" text:style-name="Internet_20_link" text:visited-style-name="Visited_20_Internet_20_Link">
</text:a>
 <text:a xlink:type="simple" xlink:href="https://static.ukrinform.com/photos/2023_04/1680439056-8117.jpeg" text:style-name="Internet_20_link" text:visited-style-name="Visited_20_Internet_20_Link">
</text:a>
 <text:a xlink:type="simple" xlink:href="https://static.ukrinform.com/photos/2023_04/1680439056-1433.jpeg" text:style-name="Internet_20_link" text:visited-style-name="Visited_20_Internet_20_Link">
</text:a>
 <text:a xlink:type="simple" xlink:href="https://static.ukrinform.com/photos/2023_04/1680439057-5096.jpeg" text:style-name="Internet_20_link" text:visited-style-name="Visited_20_Internet_20_Link">
</text:a>
 <text:a xlink:type="simple" xlink:href="https://static.ukrinform.com/photos/2023_04/1680439057-3637.jpeg" text:style-name="Internet_20_link" text:visited-style-name="Visited_20_Internet_20_Link">
</text:a>
 <text:a xlink:type="simple" xlink:href="https://static.ukrinform.com/photos/2023_04/1680439057-5923.jpeg" text:style-name="Internet_20_link" text:visited-style-name="Visited_20_Internet_20_Link">
</text:a>
 <text:a xlink:type="simple" xlink:href="https://static.ukrinform.com/photos/2023_04/1680439057-1389.jpeg" text:style-name="Internet_20_link" text:visited-style-name="Visited_20_Internet_20_Link">
</text:a>
The image of the girl was rethought by the sculptor Yevgen Primachenko together with creative agency. Instead of a swing - the sun's rays, which, crossing, form a protective dome above the girl. Arches located, they symbolize the resistance of seven -district <text:a xlink:type="simple" xlink:href="https://www.ukrinform.ua/tag-kiivsina" text:style-name="Internet_20_link" text:visited-style-name="Visited_20_Internet_20_Link">
</text:a>
The same capital. The sculpture will be installed in the same square where the photo was taken with the girl.Work on sculpture lasted about a month. It is made mainly aspipers, there are also yellow plastic inserts.</text:p>
      <text:p text:style-name="P4">
“In the sculpture we wanted to emphasize that the future is, and we are moving to it, we are moving to life. We win life with death. I hope that this sculpture will begin to restore the city and restore the country as a whole, ”the sculpture said.</text:p>
      <text:p text:style-name="P4">
“I first visited Borodyanka on June 5, 2022. At the same time she saw that Russia did. Standing here today, with you, I pay honor to the Ukrainian undisputed determination and strength to restore my community. Independent Ukraine inspires the world with courage, determination and adamant faith of the all -in -law and democratic future. This is what I saw again and again since I came to Kiev - a continuous desire to resist and live freely. The American people are proud that supports Ukrainians in their defense, ”the US Ambassador said.</text:p>
      <text:p text:style-name="P4">
The sculpture was installed within the national campaign "We will compete" ISD Group with the assistance of the Presidential Office of Ukraine with the Borodyan settlement community, the Kyiv Military Regional Administration with the support of the US Agency for International Development(USAID).</text:p>
      <text:p text:style-name="P4">
Наразі Бородянська територіальна громада планує побудувати на місцізруйнованих нові багатоквартирні будинки. Також в межах загальної відбудовивідбуватиметься реконструкція центральної площі імені Тараса Шевченка,зокрема, заплановано спорудження окремої музейної експозиції робіт Бенксі,реставрацію монумента Великого Кобзаря та інші роботи.</text:p>
      <text:p text:style-name="P4">
<text:a xlink:type="simple" xlink:href="https://static.ukrinform.com/photos/2023_04/1680452951-6882.jpeg" text:style-name="Internet_20_link" text:visited-style-name="Visited_20_Internet_20_Link">
 </text:a>
 <text:a xlink:type="simple" xlink:href="https://static.ukrinform.com/photos/2023_04/1680452950-7453.jpeg" text:style-name="Internet_20_link" text:visited-style-name="Visited_20_Internet_20_Link">
</text:a>
 <text:a xlink:type="simple" xlink:href="https://static.ukrinform.com/photos/2023_04/1680452950-1607.jpeg" text:style-name="Internet_20_link" text:visited-style-name="Visited_20_Internet_20_Link">
</text:a>
 <text:a xlink:type="simple" xlink:href="https://static.ukrinform.com/photos/2023_04/1680452950-3223.jpeg" text:style-name="Internet_20_link" text:visited-style-name="Visited_20_Internet_20_Link">
</text:a>
 <text:a xlink:type="simple" xlink:href="https://static.ukrinform.com/photos/2023_04/1680452950-6687.jpeg" text:style-name="Internet_20_link" text:visited-style-name="Visited_20_Internet_20_Link">
</text:a>
 <text:a xlink:type="simple" xlink:href="https://static.ukrinform.com/photos/2023_04/1680452950-3912.jpeg" text:style-name="Internet_20_link" text:visited-style-name="Visited_20_Internet_20_Link">
</text:a>
 <text:a xlink:type="simple" xlink:href="https://static.ukrinform.com/photos/2023_04/1680452950-2100.jpeg" text:style-name="Internet_20_link" text:visited-style-name="Visited_20_Internet_20_Link">
</text:a>
 <text:a xlink:type="simple" xlink:href="https://static.ukrinform.com/photos/2023_04/1680452951-4163.jpeg" text:style-name="Internet_20_link" text:visited-style-name="Visited_20_Internet_20_Link">
</text:a>
 <text:a xlink:type="simple" xlink:href="https://static.ukrinform.com/photos/2023_04/1680452951-1581.jpeg" text:style-name="Internet_20_link" text:visited-style-name="Visited_20_Internet_20_Link">
</text:a>
 <text:a xlink:type="simple" xlink:href="https://static.ukrinform.com/photos/2023_04/1680452951-9180.jpeg" text:style-name="Internet_20_link" text:visited-style-name="Visited_20_Internet_20_Link">
</text:a>
<text:span text:style-name="T4">
 Read also: </text:span>
 <text:a xlink:type="simple" xlink:href="https://www.ukrinform.ua/rubric-regions/3690575-vizvolenna-gostomela-ak-rik-tomu-zsu-znisili-elitnij-rosijskij-desant.html" text:style-name="Internet_20_link" text:visited-style-name="Visited_20_Internet_20_Link">
</text:a>
</text:p>
      <text:p text:style-name="P4">
News Source: <text:a xlink:type="simple" xlink:href="https://www.ukrinform.ua/rubric-regions/3690622-u-borodanci-vstanovili-skulpturu-divcinka-pid-soncem-do-ricnici-deokupacii-kiivsini.html" text:style-name="Internet_20_link" text:visited-style-name="Visited_20_Internet_20_Link">
https://www.ukrinform.ua/rubric-regions/3690622-u-borodanci-vstanovili-skulpturu-divcinka-pid-soncem-do-ricnici-deokupacii-kiivsini.html</text:a>
</text:p>
      <!--NEWS-->
      <text:h text:style-name="P10" text:outline-level="1">
<text:span text:style-name="T4">
The court in Moscow suspended the work of the school in which children of Western diplomats are enrolled</text:span>
</text:h>
      <text:p text:style-name="P4">
Authors: Ukrinform (Person)</text:p>
      <text:p text:style-name="P4">
Publisher: Укринформ (Organization)</text:p>
      <text:p text:style-name="P4">
Published Time: 2023-04-02T16:07:00+03:00</text:p>
      <text:p text:style-name="P4">
Modified Time: 2023-04-02T16:07:00+03:00</text:p>
      <text:p text:style-name="P4">
Description: The Moscow Tushinsky Court suspended the work of the Anglo-American School (AAS Moscow) for 90 days, recognizing the management of the institution guilty of administrative violation of the requirements for general education in Russia.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Москва', 'Школа', 'Суд', 'Дипломати']</text:p>
      <text:p text:style-name="P4">
Type: Article</text:p>
      <!--METADATA-->
      <text:p text:style-name="P4">
<draw:frame draw:style-name="fr1" draw:name="Image145" text:anchor-type="as-char" svg:width="6.9236in" svg:height="3.956343in" draw:z-index="0">
<draw:image xlink:href="../Images/yкринформ/2023-04-02T16-07-00-03-00/630_360_1494432026-9526.jpg" xlink:type="simple" xlink:show="embed" xlink:actuate="onLoad" draw:mime-type="image/jpeg"/>
</draw:frame>
Moscow's Tushinsky Court suspended the work of Anglo-American School for 90 days(AAS Moscow)Having recognized the management of the institution guilty of administratively replacing the requirements for conducting general activity in Russia.</text:p>
      <text:p text:style-name="P4">
According to Ukrinform, it writes <text:a xlink:type="simple" xlink:href="https://www.rbc.ru/society/02/04/2023/642933219a7947ea805e7f62" text:style-name="Internet_20_link" text:visited-style-name="Visited_20_Internet_20_Link">
</text:a>
.</text:p>
      <text:p text:style-name="P4">
In February 2023, the Prosecutor's Office of the Russian Federation conducted a check in <text:a xlink:type="simple" xlink:href="https://www.ukrinform.ua/tag-skola" text:style-name="Internet_20_link" text:visited-style-name="Visited_20_Internet_20_Link">
</text:a>
She found that the pedagogues were allegedly worked there without documents confirming the availability of professional education of tailored qualification. Thus, the school conducted an activity "with a gross dismantling of requirements or conditions of special permission(licenses)”, Argued in the Udaity.</text:p>
      <text:p text:style-name="P4">
In response, the school was stated that there was no offense in the case, and protective farming is already engaged in the fulfillment of "licensing requirements".</text:p>
      <text:p text:style-name="P4">
The International Anglo-American School was founded in Moscow in 1949 by the benefits of US Embassies, Great Britain and Canada. The school offers an international educational program from preschool age(four years)by the 12th grade. The AAs studies about 1,200 students from more than 30 countries, including children of diplomatic missions and international business executives.</text:p>
      <text:p text:style-name="P4">
<text:span text:style-name="T4">
 Read also: </text:span>
 <text:a xlink:type="simple" xlink:href="https://www.ukrinform.ua/rubric-world/3688007-oficijnij-berlin-poki-ne-zbiraetsa-visilati-desatki-rosijskih-diplomativ.html" text:style-name="Internet_20_link" text:visited-style-name="Visited_20_Internet_20_Link">
</text:a>
In 2019, the Ministry of Foreign Affairs of the Russian Federation refused 30 teachers of the Anglo-American school. Diplomats stated that teachers were sent to Russia as employees of the post with diplomatic passports, although the educational institution works as a commercial enterprise. Then, after Vladimir Putin's telephone conversation, Tadonald Trump was given a visa.</text:p>
      <text:p text:style-name="P4">
News Source: <text:a xlink:type="simple" xlink:href="https://www.ukrinform.ua/rubric-world/3690636-sud-u-moskvi-prizupiniv-robotu-skoli-v-akij-navcautsa-diti-zahidnih-diplomativ.html" text:style-name="Internet_20_link" text:visited-style-name="Visited_20_Internet_20_Link">
https://www.ukrinform.ua/rubric-world/3690636-sud-u-moskvi-prizupiniv-robotu-skoli-v-akij-navcautsa-diti-zahidnih-diplomativ.html</text:a>
</text:p>
      <!--NEWS-->
      <text:h text:style-name="P10" text:outline-level="1">
<text:span text:style-name="T4">
No harassment: Deputy Siarto showed how the Hungarians live in Transcarpathia</text:span>
</text:h>
      <text:p text:style-name="P4">
Authors: Ukrinform (Person)</text:p>
      <text:p text:style-name="P4">
Publisher: Укринформ (Organization)</text:p>
      <text:p text:style-name="P4">
Published Time: 2023-04-02T16:24:00+03:00</text:p>
      <text:p text:style-name="P4">
Modified Time: 2023-04-02T16:24:00+03:00</text:p>
      <text:p text:style-name="P4">
Description: There are no Hungarians in Transcarpathia, the state cares for representatives of all national communities of the region. - Ukrinform.</text:p>
      <text:p text:style-name="P4">
Images: ["<text:a xlink:type="simple" xlink:href="https://static.ukrinform.com/photos/2023_04/thumb_files/630_360_1680441364-561.jpg" text:style-name="Internet_20_link" text:visited-style-name="Visited_20_Internet_20_Link">
630_360_16804...</text:a>
", "<text:a xlink:type="simple" xlink:href="https://static.ukrinform.com/photos/2023_04/1680441717-168.jpg" text:style-name="Internet_20_link" text:visited-style-name="Visited_20_Internet_20_Link">
1680441717-16...</text:a>
"]</text:p>
      <text:p text:style-name="P4">
Tags: ['Угорщина', 'Закарпаття', 'Нацменшини']</text:p>
      <text:p text:style-name="P4">
Type: Article</text:p>
      <!--METADATA-->
      <text:p text:style-name="P4">
<draw:frame draw:style-name="fr1" draw:name="Image146" text:anchor-type="as-char" svg:width="6.9236in" svg:height="3.956343in" draw:z-index="0">
<draw:image xlink:href="../Images/yкринформ/2023-04-02T16-24-00-03-00/630_360_1680441364-561.jpg" xlink:type="simple" xlink:show="embed" xlink:actuate="onLoad" draw:mime-type="image/jpeg"/>
</draw:frame>
There are no Hungarians in Transcarpathia, the state cares for representatives of all national communities of the region.</text:p>
      <text:p text:style-name="P4">
About it in <text:a xlink:type="simple" xlink:href="http://t.me/zakarpatskaODA/4218" text:style-name="Internet_20_link" text:visited-style-name="Visited_20_Internet_20_Link">
</text:a>
The head of the Zakarpattya Ova Victor Nikita reported, Ukrinform reports.</text:p>
      <text:p text:style-name="P4">
<draw:frame draw:style-name="fr1" draw:name="Image147" text:anchor-type="as-char" svg:width="6.9236in" svg:height="4.602912in" draw:z-index="0">
<draw:image xlink:href="../Images/yкринформ/2023-04-02T16-24-00-03-00/1680441717-168.jpg" xlink:type="simple" xlink:show="embed" xlink:actuate="onLoad" draw:mime-type="image/jpeg"/>
</draw:frame>
“During the working visit of the Deputy Minister of Foreign Economy of Hungary's Taza-border Affairs, the Parliamentary State Secretary of Lentmodora in Transcarpathia, the issues of national communities were raised separately in which the terrorist state and the third pro-Russian forces are constantly speculating. There are no utensils, the state cares for the representatives of all national communities who live in Transcarpathia, they are represented at all levels and have full support of the dwelling on the ground. This was publicly emphasized by representatives of the Hungarian community, ”Nikita stressed.</text:p>
      <text:p text:style-name="P4">
<text:span text:style-name="T4">
 Read also: </text:span>
 <text:a xlink:type="simple" xlink:href="https://www.ukrinform.ua/rubric-society/3633309-rada-uhvalila-zakon-pro-nacmensini.html" text:style-name="Internet_20_link" text:visited-style-name="Visited_20_Internet_20_Link">
</text:a>
According to him, the same position in the Romanian community of Transcarpathia.</text:p>
      <text:p text:style-name="P4">
The official emphasized that representatives of the Hungarian community are now protecting Ukraine's non -speech from the Russian invaders at the hottest points of the front, fulfilling their constitutional duty from the first days of the Russian invasion in 2014.</text:p>
      <text:p text:style-name="P4">
"Everything else - manipulations and provocations aimed at destabilizing social situations in the country and attempts to block the European integration of Ukraine," - said Mikita.</text:p>
      <text:p text:style-name="P4">
<text:span text:style-name="T4">
 Read also: </text:span>
 <text:a xlink:type="simple" xlink:href="https://www.ukrinform.ua/rubric-polytics/3689210-prezidentka-ugorsini-rosia-mae-zabrati-vijska-z-ukraini-dla-dosagnenna-miru.html" text:style-name="Internet_20_link" text:visited-style-name="Visited_20_Internet_20_Link">
</text:a>
As it was reported, today in Uzhgorod the Deputy Minister of Foreign Economics and Foreign Affairs of Hungary, the parliamentary state secretary Levente Modger. The Hungarian partners transferred six buses during the visit during the visit. They have already gone to the communities of the north of the country who were injured during the Russian occupation.</text:p>
      <text:p text:style-name="P4">
News Source: <text:a xlink:type="simple" xlink:href="https://www.ukrinform.ua/rubric-regions/3690630-zastupniku-ugorskogo-ministra-pokazali-ak-zive-nacspilnota-na-zakarpatti.html" text:style-name="Internet_20_link" text:visited-style-name="Visited_20_Internet_20_Link">
https://www.ukrinform.ua/rubric-regions/3690630-zastupniku-ugorskogo-ministra-pokazali-ak-zive-nacspilnota-na-zakarpatti.html</text:a>
</text:p>
      <!--NEWS-->
      <text:h text:style-name="P10" text:outline-level="1">
<text:span text:style-name="T4">
In Lutsk, a lawyer and a Terroboron fighter were set on fire, the criminals were suspected</text:span>
</text:h>
      <text:p text:style-name="P4">
Authors: Ukrinform (Person)</text:p>
      <text:p text:style-name="P4">
Publisher: Укринформ (Organization)</text:p>
      <text:p text:style-name="P4">
Published Time: 2023-04-02T16:25:59+03:00</text:p>
      <text:p text:style-name="P4">
Modified Time: 2023-04-02T16:25:59+03:00</text:p>
      <text:p text:style-name="P4">
Description: Investigators announced the suspicion of two intruders for committing the arson of a lawyer's apartment, who is a fighter of one of the Troy brigades in Lutsk. - Ukrinform.</text:p>
      <text:p text:style-name="P4">
Images: ["<text:a xlink:type="simple" xlink:href="https://static.ukrinform.com/photos/2023_04/thumb_files/630_360_1680441638-544.jpg" text:style-name="Internet_20_link" text:visited-style-name="Visited_20_Internet_20_Link">
630_360_16804...</text:a>
", "<text:a xlink:type="simple" xlink:href="https://static.ukrinform.com/photos/2023_04/1680441637-680.jpg" text:style-name="Internet_20_link" text:visited-style-name="Visited_20_Internet_20_Link">
1680441637-68...</text:a>
"]</text:p>
      <text:p text:style-name="P4">
Tags: ['Луцьк', 'Підозра', 'Житло', 'Підпал']</text:p>
      <text:p text:style-name="P4">
Type: Article</text:p>
      <!--METADATA-->
      <text:p text:style-name="P4">
<draw:frame draw:style-name="fr1" draw:name="Image148" text:anchor-type="as-char" svg:width="6.9236in" svg:height="3.956343in" draw:z-index="0">
<draw:image xlink:href="../Images/yкринформ/2023-04-02T16-25-59-03-00/630_360_1680441638-544.jpg" xlink:type="simple" xlink:show="embed" xlink:actuate="onLoad" draw:mime-type="image/jpeg"/>
</draw:frame>
Investigators were wondered about the suspicion of two intruders for committing the arson of a lawyer's apartment, who is a fighter of one of the Troy brigades in Lutsk.</text:p>
      <text:p text:style-name="P4">
About this <text:a xlink:type="simple" xlink:href="https://vl.npu.gov.ua/news/slidchi-oholosyly-pro-pidozru-dvom-zlovmysnykam-za-skoiennia-pidpalu-kvartyry-advokata" text:style-name="Internet_20_link" text:visited-style-name="Visited_20_Internet_20_Link">
 </text:a>
in the SUNP of the Volyn region, reports Ukrinform.</text:p>
      <text:p text:style-name="P4">
According to the investigation, <text:a xlink:type="simple" xlink:href="https://www.ukrinform.ua/tag-zlocin" text:style-name="Internet_20_link" text:visited-style-name="Visited_20_Internet_20_Link">
</text:a>
It happened in the morning on April 1. The attackers set fire to the lawyer's apartment, who is now a soldier of one Zbrygadi TRO. The fire damaged the front door and part of the apartment.</text:p>
      <text:p text:style-name="P4">
<draw:frame draw:style-name="fr1" draw:name="Image149" text:anchor-type="as-char" svg:width="6.9236in" svg:height="6.9236in" draw:z-index="0">
<draw:image xlink:href="../Images/yкринформ/2023-04-02T16-25-59-03-00/1680441637-680.jpg" xlink:type="simple" xlink:show="embed" xlink:actuate="onLoad" draw:mime-type="image/jpeg"/>
</draw:frame>
At the scene, the police found a plastic container with the smell of gasoline tancing on the wall "we will not be able to do not."</text:p>
      <text:p text:style-name="P4">
"The work done by our operatives and the timely orientation of the giving positive result: the attackers were detained by colleagues in the neighboring area. For less than an hour, a vehicle was installed, and less than two -hour, involved were already detained," - <text:a xlink:type="simple" xlink:href="https://www.facebook.com/permalink.php" text:style-name="Internet_20_link" text:visited-style-name="Visited_20_Internet_20_Link">
</text:a>
Head of the National Police Department in Volyn Oblast Yuri Kroshko <text:span text:style-name="T4">
. </text:span>
</text:p>
      <text:p text:style-name="P4">
<text:span text:style-name="T4">
 Read also: </text:span>
 <text:a xlink:type="simple" xlink:href="https://www.ukrinform.ua/rubric-regions/3690605-bijka-u-cerkvi-upc-mp-u-hmelnickomu-policia-vidkrila-spravu.html" text:style-name="Internet_20_link" text:visited-style-name="Visited_20_Internet_20_Link">
</text:a>
Previously, the crime was qualified under Part 1 of Article 194 of the Criminal Code of Ukraine, subsequently investigative information into a single register of pre -trial investigations under Part 2 of Article 399(Deliberation or damage to the property of a defender or representative of a person)The Criminal Code of Ukraine was tangent to the attackers about suspicion of a crime.</text:p>
      <text:p text:style-name="P4">
Now they are detained in the order of Art. 208 of the Criminal Code of Ukraine. The issue of prohibition of a suspect of a preventive measure is resolved.</text:p>
      <text:p text:style-name="P4">
As reported, <text:a xlink:type="simple" xlink:href="https://www.ukrinform.ua/rubric-regions/3689824-v-odesi-vikrili-prihilnika-rosii-z-arsenalom-zbroi.html" text:style-name="Internet_20_link" text:visited-style-name="Visited_20_Internet_20_Link">
</text:a>
, which kept weapons thawed for the "Russian peace" on social networks.</text:p>
      <text:p text:style-name="P4">
<text:span text:style-name="T5">
Foto: National Police</text:span>
</text:p>
      <text:p text:style-name="P4">
News Source: <text:a xlink:type="simple" xlink:href="https://www.ukrinform.ua/rubric-regions/3690631-u-lucku-pidpalili-kvartiru-advokata-j-bijca-teroboroni-zlocincam-ogolosili-pidozru.html" text:style-name="Internet_20_link" text:visited-style-name="Visited_20_Internet_20_Link">
https://www.ukrinform.ua/rubric-regions/3690631-u-lucku-pidpalili-kvartiru-advokata-j-bijca-teroboroni-zlocincam-ogolosili-pidozru.html</text:a>
</text:p>
      <!--NEWS-->
      <text:h text:style-name="P10" text:outline-level="1">
<text:span text:style-name="T4">
In Kiev rescuers conducted a safety training for children</text:span>
</text:h>
      <text:p text:style-name="P4">
Authors: Ukrinform (Person)</text:p>
      <text:p text:style-name="P4">
Publisher: Укринформ (Organization)</text:p>
      <text:p text:style-name="P4">
Published Time: 2023-04-02T16:33:36+03:00</text:p>
      <text:p text:style-name="P4">
Modified Time: 2023-04-02T16:33:36+03:00</text:p>
      <text:p text:style-name="P4">
Description: In Kiev, pyrotechnics of the State Emergency Service were conducted at the Trade and Entertainment Center security training for children. - Ukrinform.</text:p>
      <text:p text:style-name="P4">
Images: ["<text:a xlink:type="simple" xlink:href="https://static.ukrinform.com/photos/2023_04/thumb_files/630_360_1680442248-138.jpg" text:style-name="Internet_20_link" text:visited-style-name="Visited_20_Internet_20_Link">
630_360_16804...</text:a>
"]</text:p>
      <text:p text:style-name="P4">
Tags: None</text:p>
      <text:p text:style-name="P4">
Type: Article</text:p>
      <!--METADATA-->
      <text:p text:style-name="P4">
<draw:frame draw:style-name="fr1" draw:name="Image150" text:anchor-type="as-char" svg:width="6.9236in" svg:height="3.956343in" draw:z-index="0">
<draw:image xlink:href="../Images/yкринформ/2023-04-02T16-33-36-03-00/630_360_1680442248-138.jpg" xlink:type="simple" xlink:show="embed" xlink:actuate="onLoad" draw:mime-type="image/jpeg"/>
</draw:frame>
In Kiev, the State Emergency Service was held at the Trade and Entertainment Center for children.</text:p>
      <text:p text:style-name="P4">
According to Ukrinform, the Main Directorate of the SES of Ukraine in Kiev reports in <text:a xlink:type="simple" xlink:href="http://www.facebook.com/DSNSKyiv/posts/pfbid02fkzq9R2HvLfLXBo2Wbj3k5dHrByDsmUH7MKVJ2faLbbySG3EKZbKcgusGwPGydADl" text:style-name="Internet_20_link" text:visited-style-name="Visited_20_Internet_20_Link">
</text:a>
.</text:p>
      <text:p text:style-name="P4">
“Посміхаймося, безпекові правила вивчаємо та трохи розважаємося”, - cаме підтаким гаслом сьогодні пройшов безпековий тренінг для дітей та дорослих уторговому центрі Blockbuster Mall”, - ідеться в повідомленні.</text:p>
      <text:p text:style-name="P4">
Піротехніки мобільного рятувального центру швидкого реагування <text:a xlink:type="simple" xlink:href="https://www.ukrinform.ua/tag-dsns" text:style-name="Internet_20_link" text:visited-style-name="Visited_20_Internet_20_Link">
</text:a>
Ukraine was told to children how to distinguish between exchanging objects where they can be hidden and what rules should be observed in case of detection of a mine of chibo -trim.</text:p>
      <text:p text:style-name="P4">
Rescuers acquainted the participants with fire safety and demonstrated the peculiarities. In particular, rescuers demonstrated a heat-reflective suit, a rescuer suit, chemical protection and combat clothing.</text:p>
      <text:p text:style-name="P4">
Specialists of the Kyiv City Organization of the Red Cross of Ukraine taught the first domedic assistance.</text:p>
      <text:p text:style-name="P4">
Psychologists, along with children, made antistress toys, painted tastes with superheroes from training printing products, developed by the UNCEF Ukraine Children's Fund.</text:p>
      <text:p text:style-name="P4">
Also, during the competitions, the children, together with their parents, tried on the sapper of the sapper, searched for "explosives" and solved riddles.</text:p>
      <text:p text:style-name="P4">
<text:span text:style-name="T4">
 Read also: </text:span>
 <text:a xlink:type="simple" xlink:href="https://www.ukrinform.ua/rubric-society/3688765-dla-ukrainskih-skolariv-pidgotuvali-onlajnuroki-z-minnoi-bezpeki.html" text:style-name="Internet_20_link" text:visited-style-name="Visited_20_Internet_20_Link">
</text:a>
As reported by Ukrinform, the Muromets Kyiv Park will be open for recovery, in particular for sports training and bicycle walks.</text:p>
      <text:p text:style-name="P4">
News Source: <text:a xlink:type="simple" xlink:href="https://www.ukrinform.ua/rubric-kyiv/3690634-u-kievi-ratuvalniki-proveli-v-trc-bezpekovij-trening-dla-ditej.html" text:style-name="Internet_20_link" text:visited-style-name="Visited_20_Internet_20_Link">
https://www.ukrinform.ua/rubric-kyiv/3690634-u-kievi-ratuvalniki-proveli-v-trc-bezpekovij-trening-dla-ditej.html</text:a>
</text:p>
      <!--NEWS-->
      <text:h text:style-name="P10" text:outline-level="1">
<text:span text:style-name="T4">
Due to the shelling of the TPP in Donetsk, the power supply of Pokrovsky district is broken</text:span>
</text:h>
      <text:p text:style-name="P4">
Authors: Ukrinform (Person)</text:p>
      <text:p text:style-name="P4">
Publisher: Укринформ (Organization)</text:p>
      <text:p text:style-name="P4">
Published Time: 2023-04-02T16:45:00+03:00</text:p>
      <text:p text:style-name="P4">
Modified Time: 2023-04-02T16:45:00+03:00</text:p>
      <text:p text:style-name="P4">
Description: In the Donetsk region, through the shelling of Kurakhiv TPP, electricity supply of the Pokrovsky district was violated.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Донеччина', 'Обстріл', 'ТЕС', 'Війна з росією']</text:p>
      <text:p text:style-name="P4">
Type: Article</text:p>
      <!--METADATA-->
      <text:p text:style-name="P4">
<draw:frame draw:style-name="fr1" draw:name="Image151" text:anchor-type="as-char" svg:width="6.9236in" svg:height="3.956343in" draw:z-index="0">
<draw:image xlink:href="../Images/yкринформ/2023-04-02T16-45-00-03-00/630_360_1456760162-5290.jpg" xlink:type="simple" xlink:show="embed" xlink:actuate="onLoad" draw:mime-type="image/jpeg"/>
</draw:frame>
Nadonechyna through the shelling of Kurakhiv TPP has broken electricity supply of Pokrovsky district.</text:p>
      <text:p text:style-name="P4">
About it in <text:a xlink:type="simple" xlink:href="https://t.me/pavlokyrylenko_donoda/7330" text:style-name="Internet_20_link" text:visited-style-name="Visited_20_Internet_20_Link">
</text:a>
Pavel Kirilenko, the head of Donetsk Ova, reported, Ukrinform reports.</text:p>
      <text:p text:style-name="P4">
"In result <text:a xlink:type="simple" xlink:href="https://www.ukrinform.ua/tag-obstril" text:style-name="Internet_20_link" text:visited-style-name="Visited_20_Internet_20_Link">
 </text:a>
The Russian Okipation Troops of Kurakhiv TPP violated the power supply to 3 -metermeters of 110 kV, which provide power to the Pokrovsky district, ”Kirilenko wrote.</text:p>
      <text:p text:style-name="P4">
According to him, there was also a break for 10 minutes in the power supply of the plant energy. Electricity supply has now been restored.</text:p>
      <text:p text:style-name="P4">
<text:span text:style-name="T4">
 Read also: </text:span>
 <text:a xlink:type="simple" xlink:href="https://www.ukrinform.ua/rubric-regions/3690517-aviacia-gradi-artileria-i-minometi-pid-obstrilami-na-doneccini-devat-naselenih-punktiv.html" text:style-name="Internet_20_link" text:visited-style-name="Visited_20_Internet_20_Link">
</text:a>
Consumers of the Pokrovsky district are currently being reconnected by the heater power supply networks.</text:p>
      <text:p text:style-name="P4">
As of 4:00 pm, subscribers' connection is already being connected.</text:p>
      <text:p text:style-name="P4">
News Source: <text:a xlink:type="simple" xlink:href="https://www.ukrinform.ua/rubric-regions/3690637-cerez-obstril-tes-na-doneccini-porusene-elektropostacanna-pokrovskogo-rajonu.html" text:style-name="Internet_20_link" text:visited-style-name="Visited_20_Internet_20_Link">
https://www.ukrinform.ua/rubric-regions/3690637-cerez-obstril-tes-na-doneccini-porusene-elektropostacanna-pokrovskogo-rajonu.html</text:a>
</text:p>
      <!--NEWS-->
      <text:h text:style-name="P10" text:outline-level="1">
<text:span text:style-name="T4">
UPL: Shakhtar lost points, Zorya won</text:span>
</text:h>
      <text:p text:style-name="P4">
Authors: Ukrinform (Person)</text:p>
      <text:p text:style-name="P4">
Publisher: Укринформ (Organization)</text:p>
      <text:p text:style-name="P4">
Published Time: 2023-04-02T17:01:00+03:00</text:p>
      <text:p text:style-name="P4">
Modified Time: 2023-04-02T17:01:00+03:00</text:p>
      <text:p text:style-name="P4">
Description: Miners continue to head the UPL table. - Ukrinform.</text:p>
      <text:p text:style-name="P4">
Images: ["<text:a xlink:type="simple" xlink:href="https://static.ukrinform.com/photos/2023_04/thumb_files/630_360_1680443360-636.jpg" text:style-name="Internet_20_link" text:visited-style-name="Visited_20_Internet_20_Link">
630_360_16804...</text:a>
"]</text:p>
      <text:p text:style-name="P4">
Tags: ['Футбол', "Прем'єр-ліга", 'Зоря', 'Чорноморець', 'Шахтар', 'Рух Львів']</text:p>
      <text:p text:style-name="P4">
Type: Article</text:p>
      <!--METADATA-->
      <text:p text:style-name="P4">
<draw:frame draw:style-name="fr1" draw:name="Image152" text:anchor-type="as-char" svg:width="6.9236in" svg:height="3.956343in" draw:z-index="0">
<draw:image xlink:href="../Images/yкринформ/2023-04-02T17-01-00-03-00/630_360_1680443360-636.jpg" xlink:type="simple" xlink:show="embed" xlink:actuate="onLoad" draw:mime-type="image/jpeg"/>
</draw:frame>
Miners continue to head the UPL table.</text:p>
      <text:p text:style-name="P4">
The 19th round of the Ukrainian Premier League has passed, Ukrinform reports.</text:p>
      <text:p text:style-name="P4">
Shakhtar played a draw with Chernomorets - 2: 2. In the "Miners" were distinguished by Krysky and Hochleyshvili. "Sailors" responded with accurate blows by Putry and Saluk.</text:p>
      <text:p text:style-name="P4">
In the parallel match, Zorya overcame "Movement" - 3: 0. As part of the team, Rusyn and a bunny.</text:p>
      <text:p text:style-name="P4">
Other results of the game day of the 19th round of UPL: "Lviv" - "Dynamo"(0:2), Metalist-1925-Dnipro-1(0:3).</text:p>
      <text:p text:style-name="P4">
<text:span text:style-name="T4">
Читайте також:</text:span>
 <text:a xlink:type="simple" xlink:href="https://www.ukrinform.ua/rubric-sports/3690606-upl-dinamo-obigralo-lviv-u-viiznomu-matci.html" text:style-name="Internet_20_link" text:visited-style-name="Visited_20_Internet_20_Link">
 </text:a>
Shakhtar heads UPL, having 43 points after 18 matches.</text:p>
      <text:p text:style-name="P4">
Photo: shakhtar.com</text:p>
      <text:p text:style-name="P4">
News Source: <text:a xlink:type="simple" xlink:href="https://www.ukrinform.ua/rubric-sports/3690641-upl-sahtar-vtrativ-ocki-zora-peremogla.html" text:style-name="Internet_20_link" text:visited-style-name="Visited_20_Internet_20_Link">
https://www.ukrinform.ua/rubric-sports/3690641-upl-sahtar-vtrativ-ocki-zora-peremogla.html</text:a>
</text:p>
      <!--NEWS-->
      <text:h text:style-name="P10" text:outline-level="1">
<text:span text:style-name="T4">
Military beating in the temple: the mayor of Khmelnitsky wants the Council to ban the UOC</text:span>
</text:h>
      <text:p text:style-name="P4">
Authors: Ukrinform (Person)</text:p>
      <text:p text:style-name="P4">
Publisher: Укринформ (Organization)</text:p>
      <text:p text:style-name="P4">
Published Time: 2023-04-02T17:03:00+03:00</text:p>
      <text:p text:style-name="P4">
Modified Time: 2023-04-02T17:03:00+03:00</text:p>
      <text:p text:style-name="P4">
Description: Khmelnytsky Mayor Oleksandr Simchyshyn believes that the beating of the military in the temple should be an argument for the Verkhovna Rada in order to vote the bill on the ban on the UOC. - Ukrinform.</text:p>
      <text:p text:style-name="P4">
Images: ["<text:a xlink:type="simple" xlink:href="https://static.ukrinform.com/photos/2022_05/thumb_files/630_360_1652425581-782.jpg" text:style-name="Internet_20_link" text:visited-style-name="Visited_20_Internet_20_Link">
630_360_16524...</text:a>
"]</text:p>
      <text:p text:style-name="P4">
Tags: ['Церква', 'УПЦ МП', 'Верховна Рада', 'Військові', 'Побиття', 'Хмельницький']</text:p>
      <text:p text:style-name="P4">
Type: Article</text:p>
      <!--METADATA-->
      <text:p text:style-name="P4">
<draw:frame draw:style-name="fr1" draw:name="Image153" text:anchor-type="as-char" svg:width="6.9236in" svg:height="3.956343in" draw:z-index="0">
<draw:image xlink:href="../Images/yкринформ/2023-04-02T17-03-00-03-00/630_360_1652425581-782.jpg" xlink:type="simple" xlink:show="embed" xlink:actuate="onLoad" draw:mime-type="image/jpeg"/>
</draw:frame>
Khmelnitsky city chairman Alexander Simchyshyn believes that the beating of the military in the temple is to become an argument for the Verkhovna Rada in order to vote the bill of Prozabron of the UOC.</text:p>
      <text:p text:style-name="P4">
The mayor of Khmelnitsky Alexander Simchyshyn wrote about it in <text:a xlink:type="simple" xlink:href="https://t.me/symchyshyn_oleksandr/5145" text:style-name="Internet_20_link" text:visited-style-name="Visited_20_Internet_20_Link">
</text:a>
, reports Ukrinform.</text:p>
      <text:p text:style-name="P4">
“The Moscow FSBShna Agency in the form of the UOC -MP should be banned throughout Ukraine. That anti -Ukrainian coven, which is taking place in the last days of the Union, and the beating of the military in Khmelnitsky should become a reinforced concrete argument for the Verkhovna Rada in order to vote the draft law on the ban: once and forever ban this FSBust Kublo, ”Simchishin wrote.</text:p>
      <text:p text:style-name="P4">
According to him, at the extraordinary session, the Khmelnytsky City Council ceased to the use of the UOC with all the land plots in the territory of the community, as well as to initiate similar decisions of regional and district councils.</text:p>
      <text:p text:style-name="P4">
<text:span text:style-name="T4">
 Read also: </text:span>
 <text:a xlink:type="simple" xlink:href="https://www.ukrinform.ua/rubric-society/3690620-popri-zaboronu-onufrij-proviv-sluzbu-v-kievopecerskij-lavri.html" text:style-name="Internet_20_link" text:visited-style-name="Visited_20_Internet_20_Link">
</text:a>
He added that those who beat the military should be brought to criminal responsibility. And the patrols that have drawn up the military should be released.</text:p>
      <text:p text:style-name="P4">
As reported, <text:a xlink:type="simple" xlink:href="https://www.ukrinform.ua/rubric-regions/3690605-bijka-u-cerkvi-upc-mp-u-hmelnickomu-policia-vidkrila-spravu.html" text:style-name="Internet_20_link" text:visited-style-name="Visited_20_Internet_20_Link">
</text:a>
For h. 2 p.296(hooliganism)Upon beating in one of the temples of the city of Khmelnitsky Kholovik in military uniform. All the circumstances of the event are currently being established, investigative and operative measures are being carried out.</text:p>
      <text:p text:style-name="P4">
Video with a beating of the military posted in <text:a xlink:type="simple" xlink:href="https://www.facebook.com/viktor.burlyk/videos/970758007251571/" text:style-name="Internet_20_link" text:visited-style-name="Visited_20_Internet_20_Link">
</text:a>
Member of the Khmelnytsky Regional Council Viktor Burlyk.</text:p>
      <text:p text:style-name="P4">
The deputy noted that during the conflict, representatives of the police arrived in the church and detained the military under Art. 173.</text:p>
      <text:p text:style-name="P4">
According to him, through the beating of the military on April 2 at 18:00 near the cathedral, an initiative group is harvested.</text:p>
      <text:p text:style-name="P4">
<text:span text:style-name="T4">
 Read also: </text:span>
 <text:a xlink:type="simple" xlink:href="https://www.ukrinform.ua/rubric-kyiv/3689969-u-kievi-suditimut-prokremlivskogo-blogera-akij-perehovuvavsa-v-monastiri-upc-mp.html" text:style-name="Internet_20_link" text:visited-style-name="Visited_20_Internet_20_Link">
</text:a>
Ukrinform tried to contact the police of the city of Khmelnitsky, but they are not responsible. The Facebook page remains unanswered.</text:p>
      <text:p text:style-name="P4">
News Source: <text:a xlink:type="simple" xlink:href="https://www.ukrinform.ua/rubric-regions/3690643-pobitta-vijskovogo-u-hrami-mer-hmelnickogo-hoce-abi-rada-zaboronila-upc.html" text:style-name="Internet_20_link" text:visited-style-name="Visited_20_Internet_20_Link">
https://www.ukrinform.ua/rubric-regions/3690643-pobitta-vijskovogo-u-hrami-mer-hmelnickogo-hoce-abi-rada-zaboronila-upc.html</text:a>
</text:p>
      <!--NEWS-->
      <text:h text:style-name="P10" text:outline-level="1">
<text:span text:style-name="T4">
A grenade exploded in the Bila Tserkva in the house - a man was killed</text:span>
</text:h>
      <text:p text:style-name="P4">
Authors: Ukrinform (Person)</text:p>
      <text:p text:style-name="P4">
Publisher: Укринформ (Organization)</text:p>
      <text:p text:style-name="P4">
Published Time: 2023-04-02T17:15:00+03:00</text:p>
      <text:p text:style-name="P4">
Modified Time: 2023-04-02T17:15:00+03:00</text:p>
      <text:p text:style-name="P4">
Description: An explosion occurred in the White Church of the Kyiv region on Sunday, April 2, an apartment building. - Ukrinform.</text:p>
      <text:p text:style-name="P4">
Images: ["<text:a xlink:type="simple" xlink:href="https://static.ukrinform.com/photos/2023_04/thumb_files/630_360_1680444894-713.jpg" text:style-name="Internet_20_link" text:visited-style-name="Visited_20_Internet_20_Link">
630_360_16804...</text:a>
"]</text:p>
      <text:p text:style-name="P4">
Tags: ['Граната', 'Вибух', 'Загибель', 'Біла Церква']</text:p>
      <text:p text:style-name="P4">
Type: Article</text:p>
      <!--METADATA-->
      <text:p text:style-name="P4">
<draw:frame draw:style-name="fr1" draw:name="Image154" text:anchor-type="as-char" svg:width="6.9236in" svg:height="3.956343in" draw:z-index="0">
<draw:image xlink:href="../Images/yкринформ/2023-04-02T17-15-00-03-00/630_360_1680444894-713.jpg" xlink:type="simple" xlink:show="embed" xlink:actuate="onLoad" draw:mime-type="image/jpeg"/>
</draw:frame>
In Bilzerkv, the Kiev region on Sunday, April 2, near the apartment building.</text:p>
      <text:p text:style-name="P4">
According to Ukrinform, the Kyiv region police reports in <text:a xlink:type="simple" xlink:href="https://t.me/policekyivregion/4025" text:style-name="Internet_20_link" text:visited-style-name="Visited_20_Internet_20_Link">
</text:a>
.</text:p>
      <text:p text:style-name="P4">
“On April 2 at 2:00 pm, Belotserkovets reported that he heard <text:a xlink:type="simple" xlink:href="https://www.ukrinform.ua/tag-vibuh" text:style-name="Internet_20_link" text:visited-style-name="Visited_20_Internet_20_Link">
</text:a>
But he saw the dead man. The policeman was clear that the 59-year-old deceased had his feet. Explosive equipment was a check site, ”the message reads.</text:p>
      <text:p text:style-name="P4">
Police officers of Kyiv region, patrol police, rescuers of Twedika work on the spot.</text:p>
      <text:p text:style-name="P4">
According to the Head of the National Police Main Directorate in the Kyiv Oblast, the Nebitov in <text:a xlink:type="simple" xlink:href="https://t.me/andrii_nebytov/1151" text:style-name="Internet_20_link" text:visited-style-name="Visited_20_Internet_20_Link">
</text:a>
, the previous version of the tragedy -suicide.</text:p>
      <text:p text:style-name="P4">
<text:span text:style-name="T4">
 Read also: </text:span>
</text:p>
      <text:p text:style-name="P4">
As reported <text:a xlink:type="simple" xlink:href="https://www.ukrinform.ua/rubric-regions/3690128-u-lvovi-v-bagatopoverhivci-vibuhnula-granata-e-zagiblij-ta-postrazdalij.html" text:style-name="Internet_20_link" text:visited-style-name="Visited_20_Internet_20_Link">
</text:a>
, in Lviv, the result of an explosion of a grenade in the apartment of a high -rise building was killed by a person, a willow - hospitalized with severe injuries.</text:p>
      <text:p text:style-name="P4">
<text:span text:style-name="T5">
Foto: police of Kyiv region</text:span>
</text:p>
      <text:p text:style-name="P4">
News Source: <text:a xlink:type="simple" xlink:href="https://www.ukrinform.ua/rubric-regions/3690645-u-bilij-cerkvi-vibuhnula-granata-v-budinku-zaginuv-colovik.html" text:style-name="Internet_20_link" text:visited-style-name="Visited_20_Internet_20_Link">
https://www.ukrinform.ua/rubric-regions/3690645-u-bilij-cerkvi-vibuhnula-granata-v-budinku-zaginuv-colovik.html</text:a>
</text:p>
      <!--NEWS-->
      <text:h text:style-name="P10" text:outline-level="1">
<text:span text:style-name="T4">
The Ambassador of Ukraine called cynicism pseudo -gas to the peace</text:span>
</text:h>
      <text:p text:style-name="P4">
Authors: Ukrinform (Person)</text:p>
      <text:p text:style-name="P4">
Publisher: Укринформ (Organization)</text:p>
      <text:p text:style-name="P4">
Published Time: 2023-04-02T17:18:06+03:00</text:p>
      <text:p text:style-name="P4">
Modified Time: 2023-04-02T17:18:06+03:00</text:p>
      <text:p text:style-name="P4">
Description: Ambassador of Ukraine to Germany Alexey Makeev considers a cynical call for peace of individual signatories of a piece of paper called "Works of Peace!". - Ukrinform.</text:p>
      <text:p text:style-name="P4">
Images: ["<text:a xlink:type="simple" xlink:href="https://static.ukrinform.com/photos/2023_02/thumb_files/630_360_1677033177-760.jpeg" text:style-name="Internet_20_link" text:visited-style-name="Visited_20_Internet_20_Link">
630_360_16770...</text:a>
"]</text:p>
      <text:p text:style-name="P4">
Tags: ['Німеччина', 'Переговори', 'Посол', 'Війна з росією']</text:p>
      <text:p text:style-name="P4">
Type: Article</text:p>
      <!--METADATA-->
      <text:p text:style-name="P4">
<draw:frame draw:style-name="fr1" draw:name="Image155" text:anchor-type="as-char" svg:width="6.9236in" svg:height="3.956343in" draw:z-index="0">
<draw:image xlink:href="../Images/yкринформ/2023-04-02T17-18-06-03-00/630_360_1677033177-760.jpeg" xlink:type="simple" xlink:show="embed" xlink:actuate="onLoad" draw:mime-type="image/jpeg"/>
</draw:frame>
Ambassador of Ukraine in Germany Alexei Makeev considers a cynical call for the peace of the individual sigrators of a piece of paper called "Works of Peace!".</text:p>
      <text:p text:style-name="P4">
According to Ukrinform, the diplomat said in a comment for the German information agency DPA, published on <text:a xlink:type="simple" xlink:href="http://germany.mfa.gov.ua/news/komentar-posla-ukrayini-oleksii-makeiev-inform-agentstvu-dpa" text:style-name="Internet_20_link" text:visited-style-name="Visited_20_Internet_20_Link">
</text:a>
Embassies.</text:p>
      <text:p text:style-name="P4">
“This call for peace is not a first joke. It is pure cynicism about the number of victims of Russian aggression, ”Makeev said.</text:p>
      <text:p text:style-name="P4">
He criticized the position of authors of appeals who stand for the fast-handling of anything.</text:p>
      <text:p text:style-name="P4">
“The pseudo -warehouse has only one purpose - to hide the crimes of Russia and, accordingly, the responsibility of the Russian regime. The only call for peace of the vows of the most severe war <text:a xlink:type="simple" xlink:href="https://www.ukrinform.ua/tag-rosia" text:style-name="Internet_20_link" text:visited-style-name="Visited_20_Internet_20_Link">
</text:a>
The anti -Ukraine should be: Mr. Putin, immediately bring your troops from all over Ukraine!”The ambassador said.</text:p>
      <text:p text:style-name="P4">
Calling to the German Chancellor Olaf Sholtz, to speak with other states with a mediated mission to reach peace in Ukraine, a low well-known-tier figures from his party, the Social Democratic, came out. The appeal was initiated by the Historic Peter Brandt, the son of the former German Chancellor Willie Brandt. Berlin's masks about finding a diplomatic solution, they offer France, but also Brazil, China, India and Indonesia.</text:p>
      <text:p text:style-name="P4">
<text:span text:style-name="T4">
 Read also: </text:span>
 <text:a xlink:type="simple" xlink:href="https://www.ukrinform.ua/rubric-world/3690050-nimecki-deputati-zaklikaut-pidtrimati-ukrainu-planom-marsalla.html" text:style-name="Internet_20_link" text:visited-style-name="Visited_20_Internet_20_Link">
</text:a>
As reported by Ukrinform, German Chancellor Olaf Soltz in a video address of the Dobuchan Summit <text:a xlink:type="simple" xlink:href="http://Буча дала знати всьому світові, про що йдеться уцій війні – Шольц" text:style-name="Internet_20_link" text:visited-style-name="Visited_20_Internet_20_Link">
</text:a>
that the world today is fully aware of what fate would expect the scientists if Russia won the war on it, but Russia will not win.</text:p>
      <text:p text:style-name="P4">
News Source: <text:a xlink:type="simple" xlink:href="https://www.ukrinform.ua/rubric-polytics/3690647-posol-ukraini-nazvav-cinizmom-psevdozakliki-do-miru-odnopartijciv-solca.html" text:style-name="Internet_20_link" text:visited-style-name="Visited_20_Internet_20_Link">
https://www.ukrinform.ua/rubric-polytics/3690647-posol-ukraini-nazvav-cinizmom-psevdozakliki-do-miru-odnopartijciv-solca.html</text:a>
</text:p>
      <!--NEWS-->
      <text:h text:style-name="P10" text:outline-level="1">
<text:span text:style-name="T4">
The Russians hit the Kupyansky district: the prosecutor's office showed the consequences</text:span>
</text:h>
      <text:p text:style-name="P4">
Authors: Ukrinform (Person)</text:p>
      <text:p text:style-name="P4">
Publisher: Укринформ (Organization)</text:p>
      <text:p text:style-name="P4">
Published Time: 2023-04-02T17:21:12+03:00</text:p>
      <text:p text:style-name="P4">
Modified Time: 2023-04-02T17:21:12+03:00</text:p>
      <text:p text:style-name="P4">
Description: Law enforcement officers documented the consequences of shelling of Kupyansk region: one person was killed, the building of the agricultural enterprise was damaged. - Ukrinform.</text:p>
      <text:p text:style-name="P4">
Images: ["<text:a xlink:type="simple" xlink:href="https://static.ukrinform.com/photos/2023_04/thumb_files/630_360_1680444691-135.jpeg" text:style-name="Internet_20_link" text:visited-style-name="Visited_20_Internet_20_Link">
630_360_16804...</text:a>
"]</text:p>
      <text:p text:style-name="P4">
Tags: ['Обстріл', 'Харківщина', 'Війна з росією']</text:p>
      <text:p text:style-name="P4">
Type: Article</text:p>
      <!--METADATA-->
      <text:p text:style-name="P4">
<draw:frame draw:style-name="fr1" draw:name="Image156" text:anchor-type="as-char" svg:width="6.9236in" svg:height="3.956343in" draw:z-index="0">
<draw:image xlink:href="../Images/yкринформ/2023-04-02T17-21-12-03-00/630_360_1680444691-135.jpeg" xlink:type="simple" xlink:show="embed" xlink:actuate="onLoad" draw:mime-type="image/jpeg"/>
</draw:frame>
Law enforcement officers documented the effects of Kupyansk firing: one person has governed, the agricultural building was damaged.</text:p>
      <text:p text:style-name="P4">
About it in <text:a xlink:type="simple" xlink:href="https://t.me/prokuratura_kharkiv/8503" text:style-name="Internet_20_link" text:visited-style-name="Visited_20_Internet_20_Link">
</text:a>
The Kharkiv Prosecutor's Office reported, Ukrinform reports.</text:p>
      <text:p text:style-name="P4">
“With the procedural guidance of the Kupyansk District Prosecutor's Office <text:a xlink:type="simple" xlink:href="https://www.ukrinform.ua/tag-harkivsina" text:style-name="Internet_20_link" text:visited-style-name="Visited_20_Internet_20_Link">
</text:a>
The pre -trial investigation into the facts of violation of the laws and customs of war(Art. 438 of the Criminal Code of Ukraine). За данимислідства, в ніч на 2 квітня окупанти завдали ракетний удар по смт ВеликийБурлук Куп’янського району. Внаслідок обстрілу пошкоджено будівлюагропідприємства», - йдеться у повідомленні.</text:p>
      <text:p text:style-name="P4">
Згідно з повідомленням, за попередніми даними, ворог обстріляв селище ізкомплексу ЗРК-300.</text:p>
      <text:p text:style-name="P4">
Окрім того, 1 квітня російські військові обстріляли з РСЗВ с. КутьківкаКуп‘янського району. Загинув 43-річний чоловік.</text:p>
      <text:p text:style-name="P4">
Наслідки збройної агресії рф документували прокурори спільно зі слідчимиКуп‘янського РВП ГУНП в Харківській області.</text:p>
      <text:p text:style-name="P4">
<text:span text:style-name="T4">
Читайте також:</text:span>
 <text:a xlink:type="simple" xlink:href="https://www.ukrinform.ua/rubric-ato/3690563-obstril-kostantinivki-kilkist-zagiblih-zrosla-do-sesti-vosmero-poranenih.html" text:style-name="Internet_20_link" text:visited-style-name="Visited_20_Internet_20_Link">
 </text:a>
As it was reported, in the Kharkiv region Russian invaders have arranged at least 14 border settlements in the past day, and there is a person who was killed among civilians. The inhabitants of Kharkiv, Kupyansk and Chuguev districts of the region were suffering from enemy shelling. Among them are Kupyansk, two -year, sandy, starch, western, Udi, veterinary and others.</text:p>
      <text:p text:style-name="P4">
News Source: <text:a xlink:type="simple" xlink:href="https://www.ukrinform.ua/rubric-ato/3690649-rosiani-vdarili-po-kupanskomu-rajonu-prokuratura-pokazala-naslidki.html" text:style-name="Internet_20_link" text:visited-style-name="Visited_20_Internet_20_Link">
https://www.ukrinform.ua/rubric-ato/3690649-rosiani-vdarili-po-kupanskomu-rajonu-prokuratura-pokazala-naslidki.html</text:a>
</text:p>
      <!--NEWS-->
      <text:h text:style-name="P10" text:outline-level="1">
<text:span text:style-name="T4">
In the Kiev subway, the terminals did not work for fare</text:span>
</text:h>
      <text:p text:style-name="P4">
Authors: Ukrinform (Person)</text:p>
      <text:p text:style-name="P4">
Publisher: Укринформ (Organization)</text:p>
      <text:p text:style-name="P4">
Published Time: 2023-04-02T17:22:22+03:00</text:p>
      <text:p text:style-name="P4">
Modified Time: 2023-04-02T17:22:22+03:00</text:p>
      <text:p text:style-name="P4">
Description: In the Kiev subway, due to a technical failure at all stations, no self -service complexes were temporarily operating. Currently, the work of complexes has been restored. - Ukrinform.</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text:p>
      <text:p text:style-name="P4">
Type: Article</text:p>
      <!--METADATA-->
      <text:p text:style-name="P4">
<draw:frame draw:style-name="fr1" draw:name="Image157" text:anchor-type="as-char" svg:width="6.9236in" svg:height="3.956343in" draw:z-index="0">
<draw:image xlink:href="../Images/yкринформ/2023-04-02T17-22-22-03-00/630_360_1676034415-412.jpg" xlink:type="simple" xlink:show="embed" xlink:actuate="onLoad" draw:mime-type="image/jpeg"/>
</draw:frame>
Due to the technical failure at all stations, the UKIiv subway did not temporarily work with self -service complexes. Currently, the work of complexes has been restored.</text:p>
      <text:p text:style-name="P4">
According to Ukrinform, the Kyiv City State Administration reports <text:a xlink:type="simple" xlink:href="http://t.me/KyivCityOfficial/6410" text:style-name="Internet_20_link" text:visited-style-name="Visited_20_Internet_20_Link">
</text:a>
It was possible to pay for the fare; QR code, generated by the usasis "Kiev digital"; contactless bank card; Applepay and Google Pay mobile app.</text:p>
      <text:p text:style-name="P4">
<text:span text:style-name="T4">
 Read also: </text:span>
 <text:a xlink:type="simple" xlink:href="https://www.ukrinform.ua/rubric-kyiv/3685959-kiivske-metro-otrimalo-rozkladni-stilci-akimi-mozna-koristuvatisa-pid-cas-povitranoi-trivogi.html" text:style-name="Internet_20_link" text:visited-style-name="Visited_20_Internet_20_Link">
</text:a>
In <text:a xlink:type="simple" xlink:href="https://www.ukrinform.ua/tag-kmda" text:style-name="Internet_20_link" text:visited-style-name="Visited_20_Internet_20_Link">
</text:a>
It was reported that experts worked as a preoperative restoration of the equipment. The work of the complexing service has been restored.</text:p>
      <text:p text:style-name="P4">
News Source: <text:a xlink:type="simple" xlink:href="https://www.ukrinform.ua/rubric-kyiv/3690650-u-kiivskomu-metro-cerez-zbij-ne-pracuvali-terminali-dla-oplati-proizdu.html" text:style-name="Internet_20_link" text:visited-style-name="Visited_20_Internet_20_Link">
https://www.ukrinform.ua/rubric-kyiv/3690650-u-kiivskomu-metro-cerez-zbij-ne-pracuvali-terminali-dla-oplati-proizdu.html</text:a>
</text:p>
      <!--NEWS-->
      <text:h text:style-name="P10" text:outline-level="1">
<text:span text:style-name="T4">
Vereshchuk said how many children live under fire in the Zaporozhye region</text:span>
</text:h>
      <text:p text:style-name="P4">
Authors: Ukrinform (Person)</text:p>
      <text:p text:style-name="P4">
Publisher: Укринформ (Organization)</text:p>
      <text:p text:style-name="P4">
Published Time: 2023-04-02T17:40:00+03:00</text:p>
      <text:p text:style-name="P4">
Modified Time: 2023-04-02T17:40:00+03:00</text:p>
      <text:p text:style-name="P4">
Description: There are 34 children in Zaporozhye in Gulyaypol and Orikhov, who are constantly under fire. Parents are asked to leave at least Zaporozhye. - Ukrinform.</text:p>
      <text:p text:style-name="P4">
Images: ["<text:a xlink:type="simple" xlink:href="https://static.ukrinform.com/photos/2023_04/thumb_files/630_360_1680443090-424.jpg" text:style-name="Internet_20_link" text:visited-style-name="Visited_20_Internet_20_Link">
630_360_16804...</text:a>
"]</text:p>
      <text:p text:style-name="P4">
Tags: ['Діти', 'Обстріл', 'Верещук', 'Запоріжжя', 'Війна з росією']</text:p>
      <text:p text:style-name="P4">
Type: Article</text:p>
      <!--METADATA-->
      <text:p text:style-name="P4">
<draw:frame draw:style-name="fr1" draw:name="Image158" text:anchor-type="as-char" svg:width="6.9236in" svg:height="3.956343in" draw:z-index="0">
<draw:image xlink:href="../Images/yкринформ/2023-04-02T17-40-00-03-00/630_360_1680443090-424.jpg" xlink:type="simple" xlink:show="embed" xlink:actuate="onLoad" draw:mime-type="image/jpeg"/>
</draw:frame>
Nazaporizhzhi in Guliaypol and Orikhov, who are constantly under fire, are 34 child. Parents are asked to leave at least Zaporozhye.</text:p>
      <text:p text:style-name="P4">
Viceremier-Minister-Minister of Independent of Reintegration of the Temporarily Occupied Territories of Ukraine Irina Vereshchuk said this during a briefing in Zaporizhzhya, Ukrinform correspondent reports.</text:p>
      <text:p text:style-name="P4">
"I appealed to those who came from Orikhov, Gulyaypol and other inhabited donks, asked and again I ask to weigh on the safety What children are and what are in zonactive fighting. We are ready to pick up everyone, ”she said.</text:p>
      <text:p text:style-name="P4">
<text:span text:style-name="T4">
 Read also: </text:span>
 <text:a xlink:type="simple" xlink:href="https://www.ukrinform.ua/rubric-regions/3684889-na-doneccini-z-zoni-bojovih-dij-evakuuvali-18-ludej-sered-nih-vosmero-ditej.html" text:style-name="Internet_20_link" text:visited-style-name="Visited_20_Internet_20_Link">
</text:a>
According to Vereshchuk, there is an institution in Zaporizhzhya where such children can be placed.</text:p>
      <text:p text:style-name="P4">
"If you do not want to go to other regions, then let it be Zaporozhye. But it is possible to leave children under fire, you cannot bring to such a condition where children need qualified medical care. <text:a xlink:type="simple" xlink:href="https://www.ukrinform.ua/tag-diti" text:style-name="Internet_20_link" text:visited-style-name="Visited_20_Internet_20_Link">
</text:a>
need protection. I remind you of Art. 166 Criminal Code of Ukraine. Children cannot be left in danger, " - said Verchachuk.</text:p>
      <text:p text:style-name="P4">
The head of Zaporizhzhya Ova Yuri Malashko stated that it is now a coercive vakation.</text:p>
      <text:p text:style-name="P4">
"Today we work with every family, police, representatives of local self -government bodies and persuade to export children. Together with families. Mom or father must leave," the head of the region added.</text:p>
      <text:p text:style-name="P4">
Vereshchuk gave an example of a family with a small child who came under the fire of Vavdiivka. Unfortunately, the baby and grandmother were killed and her mother was injured.</text:p>
      <text:p text:style-name="P4">
<text:span text:style-name="T4">
 Read also: </text:span>
 <text:a xlink:type="simple" xlink:href="https://www.ukrinform.ua/rubric-regions/3690443-u-slovansku-opikuniv-pozbavlatimut-obovazkiv-za-vidmovu-evakuuvati-ditej.html" text:style-name="Internet_20_link" text:visited-style-name="Visited_20_Internet_20_Link">
</text:a>
Earlier it was reported that today Viceremierka Irina Vereshchuk and the team with a working trip to Zaporozhye. According to the work plan: checking in dormitories for internal displaced persons, getting acquainted with the work of humanitarian hubs, as well as checking the infrastructure of psychosocial work. Also, the vicemit will hold meetings with the management of the regional military administration and heads of territorial communities.</text:p>
      <text:p text:style-name="P4">
News Source: <text:a xlink:type="simple" xlink:href="https://www.ukrinform.ua/rubric-regions/3690654-u-zaporizkij-oblasti-pid-obstrilami-zivut-34-ditini-veresuk.html" text:style-name="Internet_20_link" text:visited-style-name="Visited_20_Internet_20_Link">
https://www.ukrinform.ua/rubric-regions/3690654-u-zaporizkij-oblasti-pid-obstrilami-zivut-34-ditini-veresuk.html</text:a>
</text:p>
      <!--NEWS-->
      <text:h text:style-name="P10" text:outline-level="1">
<text:span text:style-name="T4">
Lester released Brendan Rogers</text:span>
</text:h>
      <text:p text:style-name="P4">
Authors: Ukrinform (Person)</text:p>
      <text:p text:style-name="P4">
Publisher: Укринформ (Organization)</text:p>
      <text:p text:style-name="P4">
Published Time: 2023-04-02T17:51:03+03:00</text:p>
      <text:p text:style-name="P4">
Modified Time: 2023-04-02T17:51:03+03:00</text:p>
      <text:p text:style-name="P4">
Description: Leicester announced the cessation of cooperation with the head coach of the team Brendan Rogers by mutual agreement. - Ukrinform.</text:p>
      <text:p text:style-name="P4">
Images: ["<text:a xlink:type="simple" xlink:href="https://static.ukrinform.com/photos/2023_04/thumb_files/630_360_1680446980-759.jpeg" text:style-name="Internet_20_link" text:visited-style-name="Visited_20_Internet_20_Link">
630_360_16804...</text:a>
"]</text:p>
      <text:p text:style-name="P4">
Tags: ['Футбол', 'АПЛ']</text:p>
      <text:p text:style-name="P4">
Type: Article</text:p>
      <!--METADATA-->
      <text:p text:style-name="P4">
<draw:frame draw:style-name="fr1" draw:name="Image159" text:anchor-type="as-char" svg:width="6.9236in" svg:height="3.956343in" draw:z-index="0">
<draw:image xlink:href="../Images/yкринформ/2023-04-02T17-51-03-03-00/630_360_1680446980-759.jpeg" xlink:type="simple" xlink:show="embed" xlink:actuate="onLoad" draw:mime-type="image/jpeg"/>
</draw:frame>
Leicester announced the termination of cooperation with the head coach of the team Brendmanrodms with mutual agreement.</text:p>
      <text:p text:style-name="P4">
This was reported on the official <text:a xlink:type="simple" xlink:href="https://www.lcfc.com/news/3132704/lcfc-statement---brendan-rodgers" text:style-name="Internet_20_link" text:visited-style-name="Visited_20_Internet_20_Link">
</text:a>
Foxes, Ukrinform reports.</text:p>
      <text:p text:style-name="P4">
To prepare the team for the next match will be Adam Sedler and Mike Stooell.</text:p>
      <text:p text:style-name="P4">
The 50-year-old North Ircendian headed Lester in February 2019, and the contract with him was designed until the summer of 2025.</text:p>
      <text:p text:style-name="P4">
Under the leadership of Rogers Lester, he won the Cup and Super Bowl of England, playing the conference League.</text:p>
      <text:p text:style-name="P4">
He was headed by Rogers Lester 204 matches: 96 wins, 37 draws and 71 Pope with a total account 362: 271.</text:p>
      <text:p text:style-name="P4">
<text:span text:style-name="T4">
 Read also: </text:span>
 <text:a xlink:type="simple" xlink:href="https://www.ukrinform.ua/rubric-sports/3690391-apl-arsenal-iz-zincenkom-vdoma-rozgromiv-lids.html" text:style-name="Internet_20_link" text:visited-style-name="Visited_20_Internet_20_Link">
</text:a>
It was reported that after 28 Lester matches played in the APL departure zone -18th. In the last 6 matches of the tournament, the team scored 1 point.</text:p>
      <text:p text:style-name="P4">
Photo: Getty Images</text:p>
      <text:p text:style-name="P4">
News Source: <text:a xlink:type="simple" xlink:href="https://www.ukrinform.ua/rubric-sports/3690657-lester-zvilniv-brendana-rodzersa.html" text:style-name="Internet_20_link" text:visited-style-name="Visited_20_Internet_20_Link">
https://www.ukrinform.ua/rubric-sports/3690657-lester-zvilniv-brendana-rodzersa.html</text:a>
</text:p>
      <!--NEWS-->
      <text:h text:style-name="P10" text:outline-level="1">
<text:span text:style-name="T4">
Ukrainian children in 25 countries received almost 600,000 books</text:span>
</text:h>
      <text:p text:style-name="P4">
Authors: Ukrinform (Person)</text:p>
      <text:p text:style-name="P4">
Publisher: Укринформ (Organization)</text:p>
      <text:p text:style-name="P4">
Published Time: 2023-04-02T17:56:00+03:00</text:p>
      <text:p text:style-name="P4">
Modified Time: 2023-04-02T17:56:00+03:00</text:p>
      <text:p text:style-name="P4">
Description: Ukrainian children in 25 countries received almost 600 thousand copies of textbooks, textbooks, fiction within the action “Ukrainian children - Ukrainian Book”. - Ukrinform.</text:p>
      <text:p text:style-name="P4">
Images: ["<text:a xlink:type="simple" xlink:href="https://static.ukrinform.com/photos/2023_04/thumb_files/630_360_1680373215-1205.jpeg" text:style-name="Internet_20_link" text:visited-style-name="Visited_20_Internet_20_Link">
630_360_16803...</text:a>
"]</text:p>
      <text:p text:style-name="P4">
Tags: ['Діти', 'Книги', 'Література']</text:p>
      <text:p text:style-name="P4">
Type: Article</text:p>
      <!--METADATA-->
      <text:p text:style-name="P4">
<draw:frame draw:style-name="fr1" draw:name="Image160" text:anchor-type="as-char" svg:width="6.9236in" svg:height="3.956343in" draw:z-index="0">
<draw:image xlink:href="../Images/yкринформ/2023-04-02T17-56-00-03-00/630_360_1680373215-1205.jpeg" xlink:type="simple" xlink:show="embed" xlink:actuate="onLoad" draw:mime-type="image/jpeg"/>
</draw:frame>
Ukrainian children in 25 countries received almost 600 thousand copies of textbooks, textbooks, fiction within the action "Ukrainian children - Ukrainian book".</text:p>
      <text:p text:style-name="P4">
According to Ukrinform, the Ministry of Culture and Information Policy reports in <text:a xlink:type="simple" xlink:href="https://t.me/mkipu/5433" text:style-name="Internet_20_link" text:visited-style-name="Visited_20_Internet_20_Link">
</text:a>
.</text:p>
      <text:p text:style-name="P4">
У МКІП нагадали, що 2 квітня відзначають Міжнародний день дитячої <text:a xlink:type="simple" xlink:href="https://www.ukrinform.ua/tag-kniga" text:style-name="Internet_20_link" text:visited-style-name="Visited_20_Internet_20_Link">
</text:a>
. The once -birth holiday for writer Hans Christian Andersen, today is gaining a special hose for Ukrainian children today. After all, in the war, books are a way to return to the day, to read a native and discover Ukraine in a simple and interesting way. This is the mission that the Ukrainian Book is a Ukrainian book, which is being implemented for children in Ukraine and abroad for more than a year.</text:p>
      <text:p text:style-name="P4">
Within the framework of the action, readers have already received almost 600 thousand copies of textbooks, textbooks, and fiction.</text:p>
      <text:p text:style-name="P4">
As of today, small readers in Belgium, France, Slovakia, Poland, Austria, Croatia, the Czech Republic, Romania, Albania, Hungary, Germany, the Republic of Cyprus, the United Kingdom, the Netherlands, Slovenia, Norway, Denmark, Lithuania, Ispah, Ispah, Ispah, ispania, ispania. , Greece, Switzerland, Azerbaijan, Moldova and Sweden.</text:p>
      <text:p text:style-name="P4">
<text:span text:style-name="T4">
 Read also: </text:span>
 <text:a xlink:type="simple" xlink:href="https://www.ukrinform.ua/rubric-culture/3690582-tkacenko-podakuvav-usim-pricetnim-do-zbagacenna-ta-posirenna-ukrainskoi-ditacoi-literaturi.html" text:style-name="Internet_20_link" text:visited-style-name="Visited_20_Internet_20_Link">
</text:a>
Charity action “Ukrainian children - Ukrainian Book” was launched by the State Committee of Television and Radio Broadcasting of Ukraine with the support of the Office of President of Ukraine, the Ministry of Culture and Information Policy of Ukraine of the Ukrainian Ministry of Foreign Affairs of Ukraine.</text:p>
      <text:p text:style-name="P4">
As it was reported, every year April 2 is celebrated worldwide Children's Day. The holiday was launched in 1967 by the decision of the International Council on the Avagic Book.</text:p>
      <text:p text:style-name="P4">
News Source: <text:a xlink:type="simple" xlink:href="https://www.ukrinform.ua/rubric-culture/3690658-ukrainski-diti-u-25-krainah-otrimali-majze-600-tisac-knig.html" text:style-name="Internet_20_link" text:visited-style-name="Visited_20_Internet_20_Link">
https://www.ukrinform.ua/rubric-culture/3690658-ukrainski-diti-u-25-krainah-otrimali-majze-600-tisac-knig.html</text:a>
</text:p>
      <!--NEWS-->
      <text:h text:style-name="P10" text:outline-level="1">
<text:span text:style-name="T4">
In Rivne region, volunteers "earned" for the Armed Forces more than ₴ 100 thousand, sending for garbage processing</text:span>
</text:h>
      <text:p text:style-name="P4">
Authors: Ukrinform (Person)</text:p>
      <text:p text:style-name="P4">
Publisher: Укринформ (Organization)</text:p>
      <text:p text:style-name="P4">
Published Time: 2023-04-02T17:59:00+03:00</text:p>
      <text:p text:style-name="P4">
Modified Time: 2023-04-02T17:59:00+03:00</text:p>
      <text:p text:style-name="P4">
Description: In the Rivne region, volunteers who were harvested and submitted for processing of secondary raw materials were collected for support of the Armed Forces of Ukraine more than 100 thousand UAH. - Ukrinform.</text:p>
      <text:p text:style-name="P4">
Images: ["<text:a xlink:type="simple" xlink:href="https://static.ukrinform.com/photos/2023_04/thumb_files/630_360_1680447221-187.jpg" text:style-name="Internet_20_link" text:visited-style-name="Visited_20_Internet_20_Link">
630_360_16804...</text:a>
", "<text:a xlink:type="simple" xlink:href="https://static.ukrinform.com/photos/2023_04/1680447213-339.jpg" text:style-name="Internet_20_link" text:visited-style-name="Visited_20_Internet_20_Link">
1680447213-33...</text:a>
", "<text:a xlink:type="simple" xlink:href="https://static.ukrinform.com/photos/2023_04/1680447208-752.jpg" text:style-name="Internet_20_link" text:visited-style-name="Visited_20_Internet_20_Link">
1680447208-75...</text:a>
", "<text:a xlink:type="simple" xlink:href="https://static.ukrinform.com/photos/2023_04/1680447202-492.jpg" text:style-name="Internet_20_link" text:visited-style-name="Visited_20_Internet_20_Link">
1680447202-49...</text:a>
"]</text:p>
      <text:p text:style-name="P4">
Tags: ['Рівненщина', 'Волонтери', 'ЗСУ']</text:p>
      <text:p text:style-name="P4">
Type: Article</text:p>
      <!--METADATA-->
      <text:p text:style-name="P4">
<draw:frame draw:style-name="fr1" draw:name="Image161" text:anchor-type="as-char" svg:width="6.9236in" svg:height="3.956343in" draw:z-index="0">
<draw:image xlink:href="../Images/yкринформ/2023-04-02T17-59-00-03-00/630_360_1680447221-187.jpg" xlink:type="simple" xlink:show="embed" xlink:actuate="onLoad" draw:mime-type="image/jpeg"/>
</draw:frame>
Volunteers who were harvested and replaced by secondary raw materials were collected for support of the Armed Forces of Ukraine.</text:p>
      <text:p text:style-name="P4">
About it in <text:a xlink:type="simple" xlink:href="http://t.me/vitalykoval8/10882" text:style-name="Internet_20_link" text:visited-style-name="Visited_20_Internet_20_Link">
</text:a>
The head of Rivneov Vitaliy Koval reported, Ukrinform reports.</text:p>
      <text:p text:style-name="P4">
“Dubenic volunteers, collecting waste paper, plastic, glass, have" earned "for more than 100 thousand hryvnias. They started last summer. Todisame began to call for Russian -language literature on the waste paper. So volunteers picked up this idea and offered the community residents to bring such books to them. And people responded. Then it was possible to collect 38 thousand UAH, ”Koval wrote.</text:p>
      <text:p text:style-name="P4">
<draw:frame draw:style-name="fr1" draw:name="Image162" text:anchor-type="as-char" svg:width="6.9236in" svg:height="9.231467in" draw:z-index="0">
<draw:image xlink:href="../Images/yкринформ/2023-04-02T17-59-00-03-00/1680447213-339.jpg" xlink:type="simple" xlink:show="embed" xlink:actuate="onLoad" draw:mime-type="image/jpeg"/>
</draw:frame>
According to him, later volunteers began to take other recyclables: plastic, glass, aluminum cans from under drinks, as well as used food and cardboard. All this is recycled by an entrepreneur from Kostopol, with whom activists will work with.</text:p>
      <text:p text:style-name="P4">
<draw:frame draw:style-name="fr1" draw:name="Image163" text:anchor-type="as-char" svg:width="6.9236in" svg:height="9.231467in" draw:z-index="0">
<draw:image xlink:href="../Images/yкринформ/2023-04-02T17-59-00-03-00/1680447208-752.jpg" xlink:type="simple" xlink:show="embed" xlink:actuate="onLoad" draw:mime-type="image/jpeg"/>
</draw:frame>
Meanwhile, the environmental initiative of "volunteers on the office" is supported by many residents of Dubno, but also surrounding villages. They are also regularly brought in a regular raw material.</text:p>
      <text:p text:style-name="P4">
<draw:frame draw:style-name="fr1" draw:name="Image164" text:anchor-type="as-char" svg:width="6.335938in" svg:height="10.0in" draw:z-index="0">
<draw:image xlink:href="../Images/yкринформ/2023-04-02T17-59-00-03-00/1680447202-492.jpg" xlink:type="simple" xlink:show="embed" xlink:actuate="onLoad" draw:mime-type="image/jpeg"/>
</draw:frame>
According to the head of the Charitable Foundation, the volunteers on the office of the "Innajacin, in total, in the total 8 months, volunteers for the processing of recyclables managed to pick up 116 thousand hryvnias. They were used to meet the needs of the military.</text:p>
      <text:p text:style-name="P4">
<text:span text:style-name="T4">
 Read also: </text:span>
 <text:a xlink:type="simple" xlink:href="https://www.ukrinform.ua/rubric-regions/3690408-u-ternopoli-zibrali-majze-piv-miljona-griven-na-vantazivki-dla-azovu.html" text:style-name="Internet_20_link" text:visited-style-name="Visited_20_Internet_20_Link">
</text:a>
As reported by Ukrinform, in Rivne artist <text:a xlink:type="simple" xlink:href="https://www.ukrinform.ua/rubric-regions/3690373-u-rivnomu-mitci-rozpocali-bezstrokovij-blagodijnij-marafon.html" text:style-name="Internet_20_link" text:visited-style-name="Visited_20_Internet_20_Link">
</text:a>
. At the first action, they raised money for a tracked drone for evacuating the wounded - it will go to the Da Vinci Wolf unit.</text:p>
      <text:p text:style-name="P4">
News Source: <text:a xlink:type="simple" xlink:href="https://www.ukrinform.ua/rubric-regions/3690660-na-rivnensini-volonteri-zarobili-dla-zsu-ponad-100-tisac-vidpravlauci-na-pererobku-smitta.html" text:style-name="Internet_20_link" text:visited-style-name="Visited_20_Internet_20_Link">
https://www.ukrinform.ua/rubric-regions/3690660-na-rivnensini-volonteri-zarobili-dla-zsu-ponad-100-tisac-vidpravlauci-na-pererobku-smitta.html</text:a>
</text:p>
      <!--NEWS-->
      <text:h text:style-name="P10" text:outline-level="1">
<text:span text:style-name="T4">
In Khmelnitsky Ova, they called to reduce the "degree of tension" around the clash in the UOC MP Temple</text:span>
</text:h>
      <text:p text:style-name="P4">
Authors: Ukrinform (Person)</text:p>
      <text:p text:style-name="P4">
Publisher: Укринформ (Organization)</text:p>
      <text:p text:style-name="P4">
Published Time: 2023-04-02T18:11:00+03:00</text:p>
      <text:p text:style-name="P4">
Modified Time: 2023-04-02T18:11:00+03:00</text:p>
      <text:p text:style-name="P4">
Description: In Khmelnitsky, the Ova was called to reduce the "degree of tension" around the clash in the UOC temple, during which they were beaten by the military and to resolve the conflict in the legal way. - Ukrinform.</text:p>
      <text:p text:style-name="P4">
Images: ["<text:a xlink:type="simple" xlink:href="https://static.ukrinform.com/photos/2023_04/thumb_files/630_360_1680448900-197.jpg" text:style-name="Internet_20_link" text:visited-style-name="Visited_20_Internet_20_Link">
630_360_16804...</text:a>
"]</text:p>
      <text:p text:style-name="P4">
Tags: ['Бійка', 'УПЦ МП', 'Хмельницький']</text:p>
      <text:p text:style-name="P4">
Type: Article</text:p>
      <!--METADATA-->
      <text:p text:style-name="P4">
<draw:frame draw:style-name="fr1" draw:name="Image165" text:anchor-type="as-char" svg:width="6.9236in" svg:height="3.956343in" draw:z-index="0">
<draw:image xlink:href="../Images/yкринформ/2023-04-02T18-11-00-03-00/630_360_1680448900-197.jpg" xlink:type="simple" xlink:show="embed" xlink:actuate="onLoad" draw:mime-type="image/jpeg"/>
</draw:frame>
Uchmelnitsky Ova was called on to reduce the "degree of tension" around the clash in the temple, during which the military was beaten, and to resolve the conflict in the legal way.</text:p>
      <text:p text:style-name="P4">
Appropriate video address in <text:a xlink:type="simple" xlink:href="http://t.me/khmelnytskaODA/1532" text:style-name="Internet_20_link" text:visited-style-name="Visited_20_Internet_20_Link">
</text:a>
The most released deputy head of Khmelnytsky Ova Sergey Tyurin, reports Ukrinform.</text:p>
      <text:p text:style-name="P4">
“Today, many publications and social networks have been the news of a clash that has stolen one of the churches of Khmelnitsky. Law enforcement officers are investigating this incident and will soon give a legal assessment of the actions of both parties. From our own way, we would like to remind us that we live in a European civilized country, degraded the rule of law. We will not be sovereign and will not be likened to their resolution of conflict situations. As it looks like civilized people, we will resolve any conflicts in a legal and legal way, ”said Tyurin.</text:p>
      <text:p text:style-name="P4">
He noted that the war made Ukrainians irreconcilable to many events of dairs. Nevertheless, he called on to "reduce the degree of tension" and enable the responsible services to resolve this conflict in the legal way.</text:p>
      <text:p text:style-name="P4">
The official assured that the regional military administration will continue to control the development of the situation and expressed his hope for wisdom of the consciousness of the countrymen.</text:p>
      <text:p text:style-name="P4">
<text:span text:style-name="T4">
 Read also: </text:span>
 <text:a xlink:type="simple" xlink:href="https://www.ukrinform.ua/rubric-society/3690409-sud-vidpraviv-mitropolita-upc-mp-pavla-pid-domasnij-arest-na-60-dib.html" text:style-name="Internet_20_link" text:visited-style-name="Visited_20_Internet_20_Link">
</text:a>
As <text:a xlink:type="simple" xlink:href="https://www.ukrinform.ua/rubric-regions/3690605-bijka-u-cerkvi-upc-mp-u-hmelnickomu-policia-vidkrila-spravu.html" text:style-name="Internet_20_link" text:visited-style-name="Visited_20_Internet_20_Link">
 </text:a>
, a video with a beating of military water from the temples of the UOC was placed on Facebook by a deputy of the Khmelnytsky Regional Radivictor Burlyk. The deputy noted that during the conflict, the police arrived in the church and detained the military under Article 173.</text:p>
      <text:p text:style-name="P4">
According to this fact, investigators of the Khmelnytsky district administration of the SUNP police in the Khmelnitsky region opened proceedings under Article 296 of the Criminal Code of Ukraine - Huliganism. Police are currently finding out all the circumstances of the conflict, interviewing raids and event participants.In the UOC of the Diocese of Khmelnytsky <text:a xlink:type="simple" xlink:href="https://t.me/khm_upc/3365" text:style-name="Internet_20_link" text:visited-style-name="Visited_20_Internet_20_Link">
</text:a>
Beating provocation and do not recognize their guilt. "In Khmelnitsk, after the calls of a local deputy, a man, dressed in military uniform, staged a provocation directly during the time of the Liturgy," the UOC said.</text:p>
      <text:p text:style-name="P4">
It is argued that the man was attacked on the clergyman of the Holy Pokoffedral Cathedral of Khmelnytsky, disrupted worship, poured and damaged the celebrated Gospel in the presence of more than 100 parishioners.</text:p>
      <text:p text:style-name="P4">
Photo: Public Khmelnitsky</text:p>
      <text:p text:style-name="P4">
News Source: <text:a xlink:type="simple" xlink:href="https://www.ukrinform.ua/rubric-regions/3690669-u-hmelnickij-ova-zaklikali-zniziti-gradus-naprugi-navkolo-suticki-u-hrami-upc.html" text:style-name="Internet_20_link" text:visited-style-name="Visited_20_Internet_20_Link">
https://www.ukrinform.ua/rubric-regions/3690669-u-hmelnickij-ova-zaklikali-zniziti-gradus-naprugi-navkolo-suticki-u-hrami-upc.html</text:a>
</text:p>
      <!--NEWS-->
      <text:h text:style-name="P10" text:outline-level="1">
<text:span text:style-name="T4">
Due to the enemy shelling in Ukraine stopped the TPP - damaged equipment</text:span>
</text:h>
      <text:p text:style-name="P4">
Authors: Ukrinform (Person)</text:p>
      <text:p text:style-name="P4">
Publisher: Укринформ (Organization)</text:p>
      <text:p text:style-name="P4">
Published Time: 2023-04-02T18:13:00+03:00</text:p>
      <text:p text:style-name="P4">
Modified Time: 2023-04-02T18:13:00+03:00</text:p>
      <text:p text:style-name="P4">
Description: </text:p>
      <text:p text:style-name="P4">
Через Обстріли Окупантів Було Пошкоджено Обладнання Однієї З Теплоелектростанцій Дтек, Через Що Тес Припинила Виробництво Електроенергії. — Укрінформ.: </text:p>
      <text:p text:style-name="P4">
Images: ["<text:a xlink:type="simple" xlink:href="https://static.ukrinform.com/photos/2018_10/thumb_files/630_360_1538997483-946.jpg" text:style-name="Internet_20_link" text:visited-style-name="Visited_20_Internet_20_Link">
630_360_15389...</text:a>
"]</text:p>
      <text:p text:style-name="P4">
Tags: ['ДТЕК', 'Обстріл', 'ТЕС', 'Війна з росією']</text:p>
      <text:p text:style-name="P4">
Type: Article</text:p>
      <!--METADATA-->
      <text:p text:style-name="P4">
<draw:frame draw:style-name="fr1" draw:name="Image166" text:anchor-type="as-char" svg:width="6.9236in" svg:height="3.948443in" draw:z-index="0">
<draw:image xlink:href="../Images/yкринформ/2023-04-02T18-13-00-03-00/630_360_1538997483-946.jpg" xlink:type="simple" xlink:show="embed" xlink:actuate="onLoad" draw:mime-type="image/jpeg"/>
</draw:frame>
The equipment of one of the thermal power plants was damaged through the invaders, which stopped electricity production.</text:p>
      <text:p text:style-name="P4">
According to Ukrinform, DTEK in [] reports it(https://t.me/dtek_ua/437).</text:p>
      <text:p text:style-name="P4">
“Today as a result of intense <text:a xlink:type="simple" xlink:href="https://www.ukrinform.ua/tag-obstril" text:style-name="Internet_20_link" text:visited-style-name="Visited_20_Internet_20_Link">
</text:a>
One of DTEK's thermal power plants was injured again. The preliminary information costs without casualties. The attack was damaged by the equipment, which resulted in the TPP stopped electricity, ”the testimony said.</text:p>
      <text:p text:style-name="P4">
It is noted that after the firing of the energy will be able to start the consequences of the attack and restore the equipment.</text:p>
      <text:p text:style-name="P4">
<text:span text:style-name="T4">
 Read also: </text:span>
 <text:a xlink:type="simple" xlink:href="https://www.ukrinform.ua/rubric-economy/3686452-dtek-gotue-sahti-dla-zabezpecenna-tes-vugillam-nastupnoi-zimi.html" text:style-name="Internet_20_link" text:visited-style-name="Visited_20_Internet_20_Link">
</text:a>
As it was reported, in Donetsk region <text:a xlink:type="simple" xlink:href="https://www.ukrinform.ua/rubric-regions/3690637-cerez-obstril-tes-na-doneccini-porusene-elektropostacanna-pokrovskogo-rajonu.html" text:style-name="Internet_20_link" text:visited-style-name="Visited_20_Internet_20_Link">
</text:a>
.</text:p>
      <text:p text:style-name="P4">
Since the beginning of energy terror, DTEK's TPPs have been attacked 30 times. Through caesagne, 3 DTEK energy was wounded.</text:p>
      <text:p text:style-name="P4">
News Source: <text:a xlink:type="simple" xlink:href="https://www.ukrinform.ua/rubric-ato/3690666-cerez-vorozij-obstril-v-ukraini-zupinilasa-tes-poskodzene-obladnanna.html" text:style-name="Internet_20_link" text:visited-style-name="Visited_20_Internet_20_Link">
https://www.ukrinform.ua/rubric-ato/3690666-cerez-vorozij-obstril-v-ukraini-zupinilasa-tes-poskodzene-obladnanna.html</text:a>
</text:p>
      <!--NEWS-->
      <text:h text:style-name="P10" text:outline-level="1">
<text:span text:style-name="T4">
The Czech Republic has the opportunity to provide Ukraine with military assistance - the Minister of Defense</text:span>
</text:h>
      <text:p text:style-name="P4">
Authors: Ukrinform (Person)</text:p>
      <text:p text:style-name="P4">
Publisher: Укринформ (Organization)</text:p>
      <text:p text:style-name="P4">
Published Time: 2023-04-02T18:19:00+03:00</text:p>
      <text:p text:style-name="P4">
Modified Time: 2023-04-02T18:19:00+03:00</text:p>
      <text:p text:style-name="P4">
Description: The Czech Republic has not yet exhausted all its opportunities to provide military assistance to Ukraine. - Ukrinform.</text:p>
      <text:p text:style-name="P4">
Images: ["<text:a xlink:type="simple" xlink:href="https://static.ukrinform.com/photos/2022_08/thumb_files/630_360_1661869672-559.jpg" text:style-name="Internet_20_link" text:visited-style-name="Visited_20_Internet_20_Link">
630_360_16618...</text:a>
"]</text:p>
      <text:p text:style-name="P4">
Tags: ['Чехія', 'Зброя', 'Війна з росією']</text:p>
      <text:p text:style-name="P4">
Type: Article</text:p>
      <!--METADATA-->
      <text:p text:style-name="P4">
<draw:frame draw:style-name="fr1" draw:name="Image167" text:anchor-type="as-char" svg:width="6.9236in" svg:height="3.956343in" draw:z-index="0">
<draw:image xlink:href="../Images/yкринформ/2023-04-02T18-19-00-03-00/630_360_1661869672-559.jpg" xlink:type="simple" xlink:show="embed" xlink:actuate="onLoad" draw:mime-type="image/jpeg"/>
</draw:frame>
The Czech Republic has exhausted all its opportunities for providing military assistance to Ukraine.</text:p>
      <text:p text:style-name="P4">
This was stated(http://www.ceskatelevize.cz/porady/1126672097-otazky-vaclava-moravce/223411030500402/), reports Ukrinform.</text:p>
      <text:p text:style-name="P4">
"There are still things in our warehouses that will never be used by our army," said the head of the Ministry of Defense.</text:p>
      <text:p text:style-name="P4">
The politician reported that together with the Chief of Staff, they made a schedule and a list of assistance that can still be sent to Ukraine. He will be handed over during the meeting of the minister with President Peter Paul on Wednesday.</text:p>
      <text:p text:style-name="P4">
"We will inform Mr. President of the lists that we have that he is a mavah review that we can still send hypothetically to Ukraine if Ukraine is interested in this," Chernohov added.</text:p>
      <text:p text:style-name="P4">
<text:span text:style-name="T4">
 Read also: </text:span>
 <text:a xlink:type="simple" xlink:href="https://www.ukrinform.ua/rubric-ato/3689110-ukraina-pide-v-kontrnastup-bez-bojovih-litakiv-reznikov.html" text:style-name="Internet_20_link" text:visited-style-name="Visited_20_Internet_20_Link">
</text:a>
She assured that NATO was doing her best to prevent the situation exacerbated. The minister's foundations, the Alliance does not want to be involved in conflict.</text:p>
      <text:p text:style-name="P4">
The minister agreed with the importance of ending the war as soon as possible not to avoid diplomatic talks.</text:p>
      <text:p text:style-name="P4">
“It doesn't matter if the event is a moderator or countries that can be close to Dorocius… The whole world has to do everything to end these as soon as possible. If there is someone who can do it, I applaud him even if it is <text:a xlink:type="simple" xlink:href="https://www.ukrinform.ua/tag-kitaj" text:style-name="Internet_20_link" text:visited-style-name="Visited_20_Internet_20_Link">
</text:a>
… If there is a state that will be sufficiently respect and to which the West and Putin will heed, then why not, ” - said. At the same time, the minister emphasized that Ukraine should remain a sovereign state and cannot be transferred to the transfer of annexed territories of Russia.</text:p>
      <text:p text:style-name="P4">
<text:span text:style-name="T4">
 Read also: </text:span>
 <text:a xlink:type="simple" xlink:href="https://www.ukrinform.ua/rubric-ato/3690386-reznikov-zustrivsa-z-ministrom-oboroni-slovaccini-govorili-pro-ekspluataciu-zbroi.html" text:style-name="Internet_20_link" text:visited-style-name="Visited_20_Internet_20_Link">
</text:a>
Recently, President Pavel, who was previously a NATO General, said that the Czech Republic had helped Ukraine with the supply of weapons than it could and actually had its capabilities except for the ammunition and air defense facilities that can be produced at the MICPC capacity.</text:p>
      <text:p text:style-name="P4">
News Source: <text:a xlink:type="simple" xlink:href="https://www.ukrinform.ua/rubric-ato/3690670-cehia-se-mae-mozlivist-nadavati-ukraini-vijskovu-dopomogu-ministr-oboroni.html" text:style-name="Internet_20_link" text:visited-style-name="Visited_20_Internet_20_Link">
https://www.ukrinform.ua/rubric-ato/3690670-cehia-se-mae-mozlivist-nadavati-ukraini-vijskovu-dopomogu-ministr-oboroni.html</text:a>
</text:p>
      <!--NEWS-->
      <text:h text:style-name="P10" text:outline-level="1">
<text:span text:style-name="T4">
Blinken personally urged Lavrov to release the WSJ journalist</text:span>
</text:h>
      <text:p text:style-name="P4">
Authors: Ukrinform (Person)</text:p>
      <text:p text:style-name="P4">
Publisher: Укринформ (Organization)</text:p>
      <text:p text:style-name="P4">
Published Time: 2023-04-02T18:21:00+03:00</text:p>
      <text:p text:style-name="P4">
Modified Time: 2023-04-02T18:21:00+03:00</text:p>
      <text:p text:style-name="P4">
Description: US statesman Anthony Blinken had a telephone conversation with the Russian Minister Lavrov, urging him to immediately release the detainee of The Wall Street Journal Evan Gershkovich, as well as a few years ago Paul Wilan. - Ukrinform.</text:p>
      <text:p text:style-name="P4">
Images: ["<text:a xlink:type="simple" xlink:href="https://static.ukrinform.com/photos/2022_03/thumb_files/630_360_1647552427-852.jpg" text:style-name="Internet_20_link" text:visited-style-name="Visited_20_Internet_20_Link">
630_360_16475...</text:a>
"]</text:p>
      <text:p text:style-name="P4">
Tags: ['Арешт', 'Байден', 'лавров', 'Журналіст', 'росія']</text:p>
      <text:p text:style-name="P4">
Type: Article</text:p>
      <!--METADATA-->
      <text:p text:style-name="P4">
<draw:frame draw:style-name="fr1" draw:name="Image168" text:anchor-type="as-char" svg:width="6.9236in" svg:height="3.956343in" draw:z-index="0">
<draw:image xlink:href="../Images/yкринформ/2023-04-02T18-21-00-03-00/630_360_1647552427-852.jpg" xlink:type="simple" xlink:show="embed" xlink:actuate="onLoad" draw:mime-type="image/jpeg"/>
</draw:frame>
US statesman Anthony Blinken had a telephone conversation with the Russian minister Lavrov, urging him to immediately release the detainee Wall Street Journal Evan Gershkovich, as well as a few years in prisoner.</text:p>
      <text:p text:style-name="P4">
This is stated in <text:a xlink:type="simple" xlink:href="https://www.state.gov/secretary-blinkens-call-with-russian-foreign-minister-lavrov-9/" text:style-name="Internet_20_link" text:visited-style-name="Visited_20_Internet_20_Link">
</text:a>
US State Department of Sunday on Sunday, Ukrinform reports.</text:p>
      <text:p text:style-name="P4">
“The Secretary of State Blinken has expressed serious concern for the United States in connection with Russian journalist's detention. The State Secretary has been released for its immediate release, ”the document states.</text:p>
      <text:p text:style-name="P4">
<text:span text:style-name="T4">
 Read also: </text:span>
 <text:a xlink:type="simple" xlink:href="https://www.ukrinform.ua/rubric-world/3689661-bilij-dim-vvazae-bezpidstavnimi-zvinuvacenna-u-spigunstvi-proti-zurnalista-wsj.html" text:style-name="Internet_20_link" text:visited-style-name="Visited_20_Internet_20_Link">
</text:a>
In addition, Blinken urged the Kremlin to immediately release the wrongfully held Russia <text:a xlink:type="simple" xlink:href="https://www.ukrinform.ua/rubric-world/3642609-u-bajdena-poobicali-povernuti-amerikanskogo-morpiha-pola-vilana-z-rosijskogo-polonu.html" text:style-name="Internet_20_link" text:visited-style-name="Visited_20_Internet_20_Link">
</text:a>
.</text:p>
      <text:p text:style-name="P4">
The parties also discussed the importance of "creating an environment that allows a diplomatic mission to do their work."</text:p>
      <text:p text:style-name="P4">
As reported by Ukrinform, <text:a xlink:type="simple" xlink:href="https://www.ukrinform.ua/rubric-world/3689361-u-rosii-za-spigunstvo-zatrimali-zurnalista-the-wall-street-journal.html" text:style-name="Internet_20_link" text:visited-style-name="Visited_20_Internet_20_Link">
</text:a>
He was detained in the Russian Federation on March 29 during a journalism to Yekaterinburg. He has become the first representative of the American name, arrested by the Russian authorities since 1986, and one of several Americans who have been illegally detained in recent years in Russia.</text:p>
      <text:p text:style-name="P4">
News Source: <text:a xlink:type="simple" xlink:href="https://www.ukrinform.ua/rubric-world/3690672-blinken-osobisto-zaklikav-lavrova-zvilniti-zurnalista-wsj.html" text:style-name="Internet_20_link" text:visited-style-name="Visited_20_Internet_20_Link">
https://www.ukrinform.ua/rubric-world/3690672-blinken-osobisto-zaklikav-lavrova-zvilniti-zurnalista-wsj.html</text:a>
</text:p>
      <!--NEWS-->
      <text:h text:style-name="P10" text:outline-level="1">
<text:span text:style-name="T4">
Lucescu: We are waiting for a suprya for two years</text:span>
</text:h>
      <text:p text:style-name="P4">
Authors: Ukrinform (Person)</text:p>
      <text:p text:style-name="P4">
Publisher: Укринформ (Organization)</text:p>
      <text:p text:style-name="P4">
Published Time: 2023-04-02T18:21:40+03:00</text:p>
      <text:p text:style-name="P4">
Modified Time: 2023-04-02T18:21:40+03:00</text:p>
      <text:p text:style-name="P4">
Description: Dynamo head coach Mircha Lucescu after the match of the 19th round of UPL vs. Lviv (2-0) told why Vladislav Supryag did not participate in this game. - Ukrinform.</text:p>
      <text:p text:style-name="P4">
Images: ["<text:a xlink:type="simple" xlink:href="https://static.ukrinform.com/photos/2023_04/thumb_files/630_360_1680448802-881.jpeg" text:style-name="Internet_20_link" text:visited-style-name="Visited_20_Internet_20_Link">
630_360_16804...</text:a>
"]</text:p>
      <text:p text:style-name="P4">
Tags: ['Динамо', 'Футбол', 'Владислав Супряга', 'Луческу']</text:p>
      <text:p text:style-name="P4">
Type: Article</text:p>
      <!--METADATA-->
      <text:p text:style-name="P4">
<draw:frame draw:style-name="fr1" draw:name="Image169" text:anchor-type="as-char" svg:width="6.9236in" svg:height="3.956343in" draw:z-index="0">
<draw:image xlink:href="../Images/yкринформ/2023-04-02T18-21-40-03-00/630_360_1680448802-881.jpeg" xlink:type="simple" xlink:show="embed" xlink:actuate="onLoad" draw:mime-type="image/jpeg"/>
</draw:frame>
Dynamo Chief Trainer Mircea Lucescu after the match of the 19th round of UPL v. Lviv(2:0)He told why forward Vladislav Supryag did not participate in this game.</text:p>
      <text:p text:style-name="P4">
As Ukrinform reports, with <text:a xlink:type="simple" xlink:href="https://fcdynamo.com/news/fk-lviv-dinamo-0-2-pislyamatcheva-preskonferenciya-mirchi-luchesku" text:style-name="Internet_20_link" text:visited-style-name="Visited_20_Internet_20_Link">
</text:a>
to the official website "Dynamo".</text:p>
      <text:p text:style-name="P4">
“Vladislav had an operation in Germany, after which he is still being restored. We have been on it for two years, and it is not easy for us. Now it is not a good shape to help us, but we continue to deliver it, ”Lucescu said.</text:p>
      <text:p text:style-name="P4">
In the current season, the 23-year-old Supraga has never played for Dynamo.</text:p>
      <text:p text:style-name="P4">
<text:span text:style-name="T4">
 Read also: </text:span>
 <text:a xlink:type="simple" xlink:href="https://www.ukrinform.ua/rubric-sports/3690606-upl-dinamo-obigralo-lviv-u-viiznomu-matci.html" text:style-name="Internet_20_link" text:visited-style-name="Visited_20_Internet_20_Link">
</text:a>
It was reported that Dynamo occupies 4 steps in the UPL, having an asset 36 after 19 matches.</text:p>
      <text:p text:style-name="P4">
Photo: Getty Images</text:p>
      <text:p text:style-name="P4">
News Source: <text:a xlink:type="simple" xlink:href="https://www.ukrinform.ua/rubric-sports/3690668-lucesku-mi-cekaemo-na-supragu-protagom-dvoh-rokiv.html" text:style-name="Internet_20_link" text:visited-style-name="Visited_20_Internet_20_Link">
https://www.ukrinform.ua/rubric-sports/3690668-lucesku-mi-cekaemo-na-supragu-protagom-dvoh-rokiv.html</text:a>
</text:p>
      <!--NEWS-->
      <text:h text:style-name="P10" text:outline-level="1">
<text:span text:style-name="T4">
In the UOC MP declare the assault of the cathedral where they beat the military</text:span>
</text:h>
      <text:p text:style-name="P4">
Authors: Ukrinform (Person)</text:p>
      <text:p text:style-name="P4">
Publisher: Укринформ (Organization)</text:p>
      <text:p text:style-name="P4">
Published Time: 2023-04-02T18:24:00+03:00</text:p>
      <text:p text:style-name="P4">
Modified Time: 2023-04-02T18:24:00+03:00</text:p>
      <text:p text:style-name="P4">
Description: The UOC -MP declared the storm of the "radicals" of the Pokrovsky Cathedral, where the incident with the beating of the military occurred in the morning. - Ukrinform.</text:p>
      <text:p text:style-name="P4">
Images: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Tags: ['Церква', 'Штурм', 'УПЦ МП', 'Православна церква України']</text:p>
      <text:p text:style-name="P4">
Type: Article</text:p>
      <!--METADATA-->
      <text:p text:style-name="P4">
<draw:frame draw:style-name="fr1" draw:name="Image170" text:anchor-type="as-char" svg:width="6.9236in" svg:height="3.956343in" draw:z-index="0">
<draw:image xlink:href="../Images/yкринформ/2023-04-02T18-24-00-03-00/630_360_1680449344-983.jpg" xlink:type="simple" xlink:show="embed" xlink:actuate="onLoad" draw:mime-type="image/jpeg"/>
</draw:frame>
In the UOC, the Ip was storming the "radicals" of the Pokrovsky Cathedral, where the incident with the beating of the military.</text:p>
      <text:p text:style-name="P4">
About it in <text:a xlink:type="simple" xlink:href="https://t.me/upc_news/16172" text:style-name="Internet_20_link" text:visited-style-name="Visited_20_Internet_20_Link">
</text:a>
The Ukrainian Orthodox Church reports, Ukrinform reports.</text:p>
      <text:p text:style-name="P4">
“Right now there is a storm of the Pokrovsky Cathedral of the UOC Uhmelnitsky. After the provocation, which was arranged by the local official, the Crowd Cathedral came to the Cathedral. About 50 supporters “<text:a xlink:type="simple" xlink:href="https://www.ukrinform.ua/tag-pravoslavna-cerkva-ukraini" text:style-name="Internet_20_link" text:visited-style-name="Visited_20_Internet_20_Link">
</text:a>
"But the radicals have already flowed into the territory near the temple," - the message reads.</text:p>
      <text:p text:style-name="P4">
<draw:frame draw:style-name="fr1" draw:name="Image171" text:anchor-type="as-char" svg:width="6.9236in" svg:height="5.1927in" draw:z-index="0">
<draw:image xlink:href="../Images/yкринформ/2023-04-02T18-24-00-03-00/1680449369-724.png" xlink:type="simple" xlink:show="embed" xlink:actuate="onLoad" draw:mime-type="image/png"/>
</draw:frame>
</text:p>
      <text:p text:style-name="P4">
<draw:frame draw:style-name="fr1" draw:name="Image172" text:anchor-type="as-char" svg:width="6.9236in" svg:height="5.198195in" draw:z-index="0">
<draw:image xlink:href="../Images/yкринформ/2023-04-02T18-24-00-03-00/1680449808-591.png" xlink:type="simple" xlink:show="embed" xlink:actuate="onLoad" draw:mime-type="image/png"/>
</draw:frame>
At the same time <text:a xlink:type="simple" xlink:href="https://hromadske.ua/posts/u-hmelnickomu-zibralas-akciya-pid-hramom-upc-mp-v-ova-zaklikali-zniziti-gradus-naprugi" text:style-name="Internet_20_link" text:visited-style-name="Visited_20_Internet_20_Link">
</text:a>
From the scene reports about 500 people who gathered for an action under the temple of the Ukrainian Orthodox Church of the Moscow Patriarchate after beating the military. It is assumed that there were patrols at the entrance, there are tens of police among the crowd. There are also 20 soldiers, including the brigade, where the military is served.</text:p>
      <text:p text:style-name="P4">
<draw:frame draw:style-name="fr1" draw:name="Image173" text:anchor-type="as-char" svg:width="6.9236in" svg:height="5.1927in" draw:z-index="0">
<draw:image xlink:href="../Images/yкринформ/2023-04-02T18-24-00-03-00/1680449370-417.png" xlink:type="simple" xlink:show="embed" xlink:actuate="onLoad" draw:mime-type="image/png"/>
</draw:frame>
&gt;
 In Khmelnitsky, local activist Dmitry Gutsalyuk stated that today the community voting about the transition of the temple to the PCU [&gt;
] should take place today.(https://t.co/E36MZruSDk) <text:a xlink:type="simple" xlink:href="https://t.co/tF1v1tS5UI" text:style-name="Internet_20_link" text:visited-style-name="Visited_20_Internet_20_Link">
 </text:a>
Public(@Hhmskoaa) <text:a xlink:type="simple" xlink:href="https://twitter.com/HromadskeUA/status/1642545066509041664" text:style-name="Internet_20_link" text:visited-style-name="Visited_20_Internet_20_Link">
&gt;
 </text:a>
</text:p>
      <text:p text:style-name="P4">
<draw:frame draw:style-name="fr1" draw:name="Image174" text:anchor-type="as-char" svg:width="6.9236in" svg:height="5.198195in" draw:z-index="0">
<draw:image xlink:href="../Images/yкринформ/2023-04-02T18-24-00-03-00/1680449810-691.jpg" xlink:type="simple" xlink:show="embed" xlink:actuate="onLoad" draw:mime-type="image/jpeg"/>
</draw:frame>
As reported, <text:a xlink:type="simple" xlink:href="https://www.ukrinform.ua/rubric-ato/3690669-u-hmelnickij-ova-zaklikali-zniziti-gradus-naprugi-navkolo-suticki-u-hrami-upc.html" text:style-name="Internet_20_link" text:visited-style-name="Visited_20_Internet_20_Link">
</text:a>
around the clash in the temple of the UOC -MP, during which a baptized, and resolve the conflict in the legal way</text:p>
      <text:p text:style-name="P4">
<draw:frame draw:style-name="fr1" draw:name="Image175" text:anchor-type="as-char" svg:width="6.9236in" svg:height="3.901394in" draw:z-index="0">
<draw:image xlink:href="../Images/yкринформ/2023-04-02T18-24-00-03-00/1680449811-219.png" xlink:type="simple" xlink:show="embed" xlink:actuate="onLoad" draw:mime-type="image/png"/>
</draw:frame>
</text:p>
      <text:p text:style-name="P4">
<draw:frame draw:style-name="fr1" draw:name="Image176" text:anchor-type="as-char" svg:width="6.9236in" svg:height="3.901394in" draw:z-index="0">
<draw:image xlink:href="../Images/yкринформ/2023-04-02T18-24-00-03-00/1680449810-214.png" xlink:type="simple" xlink:show="embed" xlink:actuate="onLoad" draw:mime-type="image/png"/>
</draw:frame>
&gt;
 About&gt;
 500 people gathered in Khmelnitsky near the UOC -MP Temple, where the military was beaten. There are dozens of police among the crowd. People broke the gate, went&gt;
 into the territory of the temple and exclaim: "Down with Moscow Pop" <text:a xlink:type="simple" xlink:href="https://t.co/JkoHESVEZQ" text:style-name="Internet_20_link" text:visited-style-name="Visited_20_Internet_20_Link">
&gt;
</text:a>
Public(@Hhmskoaa) <text:a xlink:type="simple" xlink:href="https://twitter.com/HromadskeUA/status/1642540490573619200" text:style-name="Internet_20_link" text:visited-style-name="Visited_20_Internet_20_Link">
&gt;
 </text:a>
</text:p>
      <text:p text:style-name="P4">
According to this fact, investigators of the Khmelnytskyi district management of the SUNP police in the Khmelnytskyi region <text:a xlink:type="simple" xlink:href="https://www.ukrinform.ua/rubric-regions/3690605-bijka-u-cerkvi-upc-mp-u-hmelnickomu-policia-vidkrila-spravu.html" text:style-name="Internet_20_link" text:visited-style-name="Visited_20_Internet_20_Link">
</text:a>
Under Article 296 of the Criminal Code of Ukraine - hooliganism. Police are currently finding out all the conflicts, interviewing witnesses and participants in the event.</text:p>
      <text:p text:style-name="P4">
<text:span text:style-name="T4">
 Read also: </text:span>
 <text:a xlink:type="simple" xlink:href="https://www.ukrinform.ua/rubric-society/3690441-kabmin-dav-vidpovid-na-peticiu-iz-zaklikom-ne-zaboronati-upc-mp.html" text:style-name="Internet_20_link" text:visited-style-name="Visited_20_Internet_20_Link">
</text:a>
Khmelnytsky Mayor Alexander Simchyshyn noted that the beating in the temple should become an argument for the Verkhovna Rada in order to vote a lawlessness on the ban on the UOC. According to him, at the extraordinary sessions, the city council will cease the use of the UOC to all land plots of the community, as well as initiate similar decisions of the regional Tarionic Councils.</text:p>
      <text:p text:style-name="P4">
In <text:a xlink:type="simple" xlink:href="https://t.me/khm_upc/3365" text:style-name="Internet_20_link" text:visited-style-name="Visited_20_Internet_20_Link">
</text:a>
They called the beating provocation and did not recognize the guilt. "In Khmelnitsk, after the calls of a local deputy, a man, dressed in military uniform, staged a provocation directly during the time of the Liturgy," - said in the UOC MP.</text:p>
      <text:p text:style-name="P4">
It is argued that the man was attacked on the clergyman of the Holy Pokoffedral Cathedral of Khmelnytsky, disrupted worship, poured and damaged the celebrated Gospel in the presence of more than 100 parishioners.</text:p>
      <text:p text:style-name="P4">
<text:span text:style-name="T5">
Foto: hromadske.ua</text:span>
</text:p>
      <text:p text:style-name="P4">
News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Ukraine demands from Russia to return 4 396 orphans who were illegally taken out</text:span>
</text:h>
      <text:p text:style-name="P4">
Authors: Ukrinform (Person)</text:p>
      <text:p text:style-name="P4">
Publisher: Укринформ (Organization)</text:p>
      <text:p text:style-name="P4">
Published Time: 2023-04-02T18:32:00+03:00</text:p>
      <text:p text:style-name="P4">
Modified Time: 2023-04-02T18:32:00+03:00</text:p>
      <text:p text:style-name="P4">
Description: It is known about 4396 orphans who were illegally taken to the territory of Russia or temporarily occupied territory, and Ukraine demands to return them and handed over to Russia the name of these children. - Ukrinform.</text:p>
      <text:p text:style-name="P4">
Images: ["<text:a xlink:type="simple" xlink:href="https://static.ukrinform.com/photos/2023_04/thumb_files/630_360_1680443089-448.jpg" text:style-name="Internet_20_link" text:visited-style-name="Visited_20_Internet_20_Link">
630_360_16804...</text:a>
"]</text:p>
      <text:p text:style-name="P4">
Tags: ['Депортація', 'Діти', 'росія', 'Верещук']</text:p>
      <text:p text:style-name="P4">
Type: Article</text:p>
      <!--METADATA-->
      <text:p text:style-name="P4">
<draw:frame draw:style-name="fr1" draw:name="Image177" text:anchor-type="as-char" svg:width="6.9236in" svg:height="3.956343in" draw:z-index="0">
<draw:image xlink:href="../Images/yкринформ/2023-04-02T18-32-00-03-00/630_360_1680443089-448.jpg" xlink:type="simple" xlink:show="embed" xlink:actuate="onLoad" draw:mime-type="image/jpeg"/>
</draw:frame>
About4396 orphans are known, who were illegally taken to Russia or temporarily-in-law, and Ukraine demands to return them and submitted to the Russian children.</text:p>
      <text:p text:style-name="P4">
Viceremier-Minister-Minister of Independent of Reintegration of the Temporarily Occupied Territories of Ukraine Irina Vereshchuk said this during a briefing in Zaporizhzhya, Ukrinform correspondent reports.</text:p>
      <text:p text:style-name="P4">
"We know how many orphans generally(statutory)exported. There is an understanding of 4396 children who were taken out by the occupiers to the territory of Russia and Tot. This is a matter of the presidential priority. An international coalition is created to form a stable platform that will be all available tools(Through a state -of -the -art, other means using the UN platform, OSCE and other international sites)To press on Russia for the sake of returning our children, "Vereshchuk said.</text:p>
      <text:p text:style-name="P4">
According to her, it is about orphans who <text:a xlink:type="simple" xlink:href="https://www.ukrinform.ua/tag-rosia" text:style-name="Internet_20_link" text:visited-style-name="Visited_20_Internet_20_Link">
</text:a>
intentionally calls evacuated.</text:p>
      <text:p text:style-name="P4">
"It is not so. They committed a crime, an act of genocide against Ukrainian children and we record it. We have turned to Russia with written roll-call list of orphans we demand to return, we indicated 4396 names of our children. Among them are children, of course And from the Zaporizhzhya region. Everyone needs to be returned, "she added.</text:p>
      <text:p text:style-name="P4">
The official noted that Ukraine is ready to take children in any EU country, where Russia will hand them, as well as at the border with Russia.</text:p>
      <text:p text:style-name="P4">
"Through UNICEF or the International Committee of the Red Cross, other international organizations, we are ready to leave and pick up our children. We minute that all the children are returned," she added.</text:p>
      <text:p text:style-name="P4">
<text:span text:style-name="T4">
 Read also: </text:span>
 <text:a xlink:type="simple" xlink:href="https://www.ukrinform.ua/rubric-regions/3690654-u-zaporizkij-oblasti-pid-obstrilami-zivut-34-ditini-veresuk.html" text:style-name="Internet_20_link" text:visited-style-name="Visited_20_Internet_20_Link">
</text:a>
It was reported that Viceremier-Minister-Minister of Reintegration of the Occupied Territories Irina Vereshchuk, together with her team on Sunday, is in Zaporozhye on a working trip.</text:p>
      <text:p text:style-name="P4">
News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Russians want to kill collaborators based on Vasylivka - Fedorov</text:span>
</text:h>
      <text:p text:style-name="P4">
Authors: Ukrinform (Person)</text:p>
      <text:p text:style-name="P4">
Publisher: Укринформ (Organization)</text:p>
      <text:p text:style-name="P4">
Published Time: 2023-04-02T18:43:40+03:00</text:p>
      <text:p text:style-name="P4">
Modified Time: 2023-04-02T18:43:40+03:00</text:p>
      <text:p text:style-name="P4">
Description: In the Zaporozhye region, the enemy prepares provocations, which will accuse Ukraine. - Ukrinform.</text:p>
      <text:p text:style-name="P4">
Images: ["<text:a xlink:type="simple" xlink:href="https://static.ukrinform.com/photos/2022_11/thumb_files/630_360_1667485447-145.jpg" text:style-name="Internet_20_link" text:visited-style-name="Visited_20_Internet_20_Link">
630_360_16674...</text:a>
"]</text:p>
      <text:p text:style-name="P4">
Tags: ['Провокація', 'Колаборант', 'Федоров', 'Запоріжжя', 'Війна з росією']</text:p>
      <text:p text:style-name="P4">
Type: Article</text:p>
      <!--METADATA-->
      <text:p text:style-name="P4">
<draw:frame draw:style-name="fr1" draw:name="Image178" text:anchor-type="as-char" svg:width="6.9236in" svg:height="3.956343in" draw:z-index="0">
<draw:image xlink:href="../Images/yкринформ/2023-04-02T18-43-40-03-00/630_360_1667485447-145.jpg" xlink:type="simple" xlink:show="embed" xlink:actuate="onLoad" draw:mime-type="image/jpeg"/>
</draw:frame>
The enemy prepares provocations in which Ukraine will accuse.</text:p>
      <text:p text:style-name="P4">
About it in <text:a xlink:type="simple" xlink:href="http://t.me/ivan_fedorov_melitopol/1636" text:style-name="Internet_20_link" text:visited-style-name="Visited_20_Internet_20_Link">
</text:a>
The city chairman of Melitopol Ivan Fedorov reports, Ukrinform reports.</text:p>
      <text:p text:style-name="P4">
"Traitors in the Zaporizhzhya direction to prepare!The guerrilla movement of Ukrainian Tatars" Atesh "has information that occupies the collaborators during the" goodwill gesture "from Vasylivka," - reads.</text:p>
      <text:p text:style-name="P4">
According to him, traitors who know too much and can be injured against the occupation regime in the courts can be injured.</text:p>
      <text:p text:style-name="P4">
"Especially the so -called representatives of local occupation administrations of the Tapolitsa. The murder of collaborators is planned to accuse Ukraine," he wrote.</text:p>
      <text:p text:style-name="P4">
<text:span text:style-name="T4">
 Read also: </text:span>
 <text:a xlink:type="simple" xlink:href="https://www.ukrinform.ua/rubric-regions/3687427-rosiani-rozganaut-fejki-pro-rozpravi-nad-zitelami-melitopola-pisla-deokupacii-fedorov.html" text:style-name="Internet_20_link" text:visited-style-name="Visited_20_Internet_20_Link">
</text:a>
Earlier it was reported this week <text:a xlink:type="simple" xlink:href="https://www.ukrinform.ua/tag-sbu" text:style-name="Internet_20_link" text:visited-style-name="Visited_20_Internet_20_Link">
</text:a>
She reported suspicion of four traitors from Melitopol district.</text:p>
      <text:p text:style-name="P4">
News Source: <text:a xlink:type="simple" xlink:href="https://www.ukrinform.ua/rubric-ato/3690675-rosiani-hocut-vbiti-kolaborantiv-vihodaci-z-vasilivki-fedorov.html" text:style-name="Internet_20_link" text:visited-style-name="Visited_20_Internet_20_Link">
https://www.ukrinform.ua/rubric-ato/3690675-rosiani-hocut-vbiti-kolaborantiv-vihodaci-z-vasilivki-fedorov.html</text:a>
</text:p>
      <!--NEWS-->
      <text:h text:style-name="P10" text:outline-level="1">
<text:span text:style-name="T4">
Journalists noticed Novinsky in Zurich - served in the Russian Church</text:span>
</text:h>
      <text:p text:style-name="P4">
Authors: Ukrinform (Person)</text:p>
      <text:p text:style-name="P4">
Publisher: Укринформ (Organization)</text:p>
      <text:p text:style-name="P4">
Published Time: 2023-04-02T18:47:00+03:00</text:p>
      <text:p text:style-name="P4">
Modified Time: 2023-04-02T18:47:00+03:00</text:p>
      <text:p text:style-name="P4">
Description: On April 2, Vadim Novinsky served on April 2 in the largest Russian Orthodox Church, Zurich on April 2. - Ukrinform.</text:p>
      <text:p text:style-name="P4">
Images: ["<text:a xlink:type="simple" xlink:href="https://static.ukrinform.com/photos/2023_04/thumb_files/630_360_1680450082-764.png" text:style-name="Internet_20_link" text:visited-style-name="Visited_20_Internet_20_Link">
630_360_16804...</text:a>
"]</text:p>
      <text:p text:style-name="P4">
Tags: ['Церква', 'Німеччина', 'Новинський']</text:p>
      <text:p text:style-name="P4">
Type: Article</text:p>
      <!--METADATA-->
      <text:p text:style-name="P4">
<draw:frame draw:style-name="fr1" draw:name="Image179" text:anchor-type="as-char" svg:width="6.9236in" svg:height="3.956343in" draw:z-index="0">
<draw:image xlink:href="../Images/yкринформ/2023-04-02T18-47-00-03-00/630_360_1680450082-764.png" xlink:type="simple" xlink:show="embed" xlink:actuate="onLoad" draw:mime-type="image/png"/>
</draw:frame>
On April 2, a businessman and a former MP, Vadim Novinsky, served in the largest Russian Orthodox Church of Zurich.</text:p>
      <text:p text:style-name="P4">
As Ukrinform reports, it reports <text:a xlink:type="simple" xlink:href="https://www.radiosvoboda.org/a/news-nivynskyi-tsiuryh-nedilna-sluzhba/32345997.html" text:style-name="Internet_20_link" text:visited-style-name="Visited_20_Internet_20_Link">
</text:a>
It is about the "Temple of Resurrection of Christ" in the center of Zurich, who consecrated the head of the Russian Orthodox Church Cyril(The Gundya)December 15, 2002.</text:p>
      <text:p text:style-name="P4">
Novinsky said that now he did not live anywhere, but came to Switzerland with <text:a xlink:type="simple" xlink:href="https://www.ukrinform.ua/tag-nimeccina" text:style-name="Internet_20_link" text:visited-style-name="Visited_20_Internet_20_Link">
</text:a>
. Return to Ukraine to support the governor of the Kiev-Pechersk Lavra Metropolitan of the UOC(MP)Paul, now plans, because, according to him, he has been held criminal cases.</text:p>
      <text:p text:style-name="P4">
When asked what he is doing, Novinsky replied that he was "working in Ukraine".</text:p>
      <text:p text:style-name="P4">
At the same time, Novinsky stated that the events in the Kiev-Pechersk Lavra, the contract of which from the UOC of the UOC(MP)The end, "based on lies and manipulations", accusing the Security Service of Ukraine for their involvement.</text:p>
      <text:p text:style-name="P4">
"There are searches in monasteries, evidence is tossed, facts are faded, the references are based.</text:p>
      <text:p text:style-name="P4">
<text:span text:style-name="T4">
 Read also: </text:span>
 <text:a xlink:type="simple" xlink:href="https://www.ukrinform.ua/rubric-society/3690250-pidozra-mitropolitu-upc-mp-pavlu-u-sbu-rozkrili-detali.html" text:style-name="Internet_20_link" text:visited-style-name="Visited_20_Internet_20_Link">
</text:a>
He also expressed the opinion that the UOC(MP)She lost the right to use Lavra because she "did not go to the conditions" made by the state.</text:p>
      <text:p text:style-name="P4">
"In fact, the church has already won. It did not make it under power, did not go to Naumov, and the conditions were exhibited by the state. The state wanted to go to the name with a split structure under the name of the PCU and handed over all the laurels and monasteries accordingly," he said.</text:p>
      <text:p text:style-name="P4">
As reported by Ukrinform, in July 2022 <text:a xlink:type="simple" xlink:href="https://www.ukrinform.ua/rubric-polytics/3524796-rada-zabrala-mandat-u-novinskogo.html" text:style-name="Internet_20_link" text:visited-style-name="Visited_20_Internet_20_Link">
</text:a>
People's Deputy Vadim Novinsky.</text:p>
      <text:p text:style-name="P4">
News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Painter - about Bakhmut: the enemy tries not only to "Wagner" but also the paratroopers</text:span>
</text:h>
      <text:p text:style-name="P4">
Authors: Ukrinform (Person)</text:p>
      <text:p text:style-name="P4">
Publisher: Укринформ (Organization)</text:p>
      <text:p text:style-name="P4">
Published Time: 2023-04-02T18:58:00+03:00</text:p>
      <text:p text:style-name="P4">
Modified Time: 2023-04-02T18:58:00+03:00</text:p>
      <text:p text:style-name="P4">
Description: The situation in the city of Bakhmut, Donetsk region remains very tense, the forces of Ukraine's defense have to stop the promotion of the Russian army in difficult conditions. - Ukrinform.</text:p>
      <text:p text:style-name="P4">
Images: ["<text:a xlink:type="simple" xlink:href="https://static.ukrinform.com/photos/2022_11/thumb_files/630_360_1668083138-704.jpg" text:style-name="Internet_20_link" text:visited-style-name="Visited_20_Internet_20_Link">
630_360_16680...</text:a>
"]</text:p>
      <text:p text:style-name="P4">
Tags: ['Бахмут', 'Десантники', 'Війна з росією', 'Ганна Маляр']</text:p>
      <text:p text:style-name="P4">
Type: Article</text:p>
      <!--METADATA-->
      <text:p text:style-name="P4">
<draw:frame draw:style-name="fr1" draw:name="Image180" text:anchor-type="as-char" svg:width="6.9236in" svg:height="3.956343in" draw:z-index="0">
<draw:image xlink:href="../Images/yкринформ/2023-04-02T18-58-00-03-00/630_360_1668083138-704.jpg" xlink:type="simple" xlink:show="embed" xlink:actuate="onLoad" draw:mime-type="image/jpeg"/>
</draw:frame>
The situation of the Bakhmut content of Donetsk region remains very tense, the forces of defense Ukraine have to stop the advancement of the Russian army in difficult conditions.</text:p>
      <text:p text:style-name="P4">
According to Ukrinform, the Deputy Minister of Defense of Ukraine Anna Malyar reported in <text:a xlink:type="simple" xlink:href="https://t.me/annamaliar/610" text:style-name="Internet_20_link" text:visited-style-name="Visited_20_Internet_20_Link">
</text:a>
.</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The enemy is not stopped by excessively high losses of the enemy. Decisions are made emotionally, "she said.</text:p>
      <text:p text:style-name="P4">
The forces of Ukraine's defense have to stop the progress of the opponent under difficult conditions.</text:p>
      <text:p text:style-name="P4">
The painter noted that every Ukrainian military decision and every step is weighted. The Command of the Operational Strategic Grouping of the Khortytsa troops works in the war zone and fully possesses the operational situation on the spot.</text:p>
      <text:p text:style-name="P4">
<text:span text:style-name="T4">
 Read also: </text:span>
 <text:a xlink:type="simple" xlink:href="https://www.ukrinform.ua/rubric-ato/3690042-najzapeklisi-boi-tocatsa-za-bilogorivku-bahmut-avdiivku-ta-marinku.html" text:style-name="Internet_20_link" text:visited-style-name="Visited_20_Internet_20_Link">
</text:a>
The Deputy Minister of Defense added that the response to the current situation is competently given, taking into account all the circumstances, tasks and principles.</text:p>
      <text:p text:style-name="P4">
As reported <text:a xlink:type="simple" xlink:href="https://www.ukrinform.ua/rubric-ato/3690238-ukrainski-vijska-vidnovili-pozicii-v-rajoni-bahmuta-isw.html" text:style-name="Internet_20_link" text:visited-style-name="Visited_20_Internet_20_Link">
</text:a>
According to the Institute of War, as of March 31, Ukrainian troops restored the position of Bakhmut.</text:p>
      <text:p text:style-name="P4">
News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Aviation of Defense Forces per day struck eight blows on Russian invaders</text:span>
</text:h>
      <text:p text:style-name="P4">
Authors: Ukrinform (Person)</text:p>
      <text:p text:style-name="P4">
Publisher: Укринформ (Organization)</text:p>
      <text:p text:style-name="P4">
Published Time: 2023-04-02T19:01:55+03:00</text:p>
      <text:p text:style-name="P4">
Modified Time: 2023-04-02T19:01:55+03:00</text:p>
      <text:p text:style-name="P4">
Description: The aviation of the Defense Forces of Ukraine per day struck 8 beats on Russian invaders. - Ukrinform.</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ЗСУ', 'Війна з росією']</text:p>
      <text:p text:style-name="P4">
Type: Article</text:p>
      <!--METADATA-->
      <text:p text:style-name="P4">
<draw:frame draw:style-name="fr1" draw:name="Image181" text:anchor-type="as-char" svg:width="6.9236in" svg:height="3.956343in" draw:z-index="0">
<draw:image xlink:href="../Images/yкринформ/2023-04-02T19-01-55-03-00/630_360_1666798892-927.jpg" xlink:type="simple" xlink:show="embed" xlink:actuate="onLoad" draw:mime-type="image/jpeg"/>
</draw:frame>
Aviation forces of Ukraine's defense per day made 8 beats on Russian invaders.</text:p>
      <text:p text:style-name="P4">
According to Ukrinform, the General Staff of the Armed Forces of Ukraine reported in <text:a xlink:type="simple" xlink:href="http://www.facebook.com/GeneralStaff.ua/posts/pfbid0gCzRisYpJfpPj5WWCbFjYCV5XHGwn4p8Kq319152SqC9XedEGWfuYmGSZ9Sp6f48l" text:style-name="Internet_20_link" text:visited-style-name="Visited_20_Internet_20_Link">
</text:a>
Having published the prompt information as of 18:00 on April 2.</text:p>
      <text:p text:style-name="P4">
"Aviation of defense forces per day made 8 strikes in the areas of concentration of personal staff and military equipment of the occupiers, and units of rocket troops of artillery struck one area of concentration of live force, one control point two other important objects of the enemy," - informed on the General Staff.</text:p>
      <text:p text:style-name="P4">
It is reported that Russian troops have struck 5 missile and 22 deviation strikes during the day, carrying out 42 shelling from the reactive systems of the volley fire of the Ukrainian troops and civilian infrastructure of settlements.</text:p>
      <text:p text:style-name="P4">
The General Staff emphasizes that the probability of rocket and aviation tasks throughout Ukraine remains high, because the enemy continues to ignore the war and customs of war, and continues to apply terror tactics against peaceful population.</text:p>
      <text:p text:style-name="P4">
On Sunday, April 2, Russian invaders made two rocket strokes and conducted a massive shelling of rocket launchers in the central part of Konstantinovka of Donetsk region. As a result of criminal acts, the invaders were agitated and injured by civilians, damage were damaged by kindergarten, high -rise buildings and private residential buildings.</text:p>
      <text:p text:style-name="P4">
The enemy continues to focus on the main efforts on the offensive actions of Nalimansk, Bakhmut, Avdiiv and Mariinsky directions. The epicenteric actions remain the settlements of Bakhmut, Avdiivka and Marinka. "Due to the heroism and professionalism of our warriors, skillful and coordinated actions, efficient use of maneuver, during this day the units of the forces of defense of Ukraine repelled more than 50 enemy attacks," the statement said.</text:p>
      <text:p text:style-name="P4">
At _ <text:span text:style-name="T4">
 Volyn, Polissya, Siversky and Slobozhansky directions </text:span>
 _operative situation without significant changes.</text:p>
      <text:p text:style-name="P4">
During the day, the enemy fired at the settlements Volfine, Basivka, Ryasne and Mezenivka of Sumy region, as well as veterinary, Gatyshche, Velikovishka and well in Kharkiv region.</text:p>
      <text:p text:style-name="P4">
On the _ <text:span text:style-name="T4">
 Kupyansk direction </text:span>
 _ enemy shelling was killed, two -year, Western, Masyutivka, starch Kharkiv region and Novoselovsk -Luhansk.On _ <text:span text:style-name="T4">
 Bakhmut direction </text:span>
 _ the enemy does not stop storming Bakhmut. However, Ukrainian defenders courageously hold the city, reflect numerous attacks. During the day, the Russians conducted unsuccessful offensive actions of the Vavana Donetsk region. They fired at Vasyukivka, Orikhovo-Vasylivka, Grigorivka, Bogdanivka, Bakhmut, Ivanivske, Yar and New York Donetsk region.</text:p>
      <text:p text:style-name="P4">
<text:span text:style-name="T4">
 Read also: </text:span>
 <text:a xlink:type="simple" xlink:href="https://www.ukrinform.ua/rubric-ato/3690678-malar-pro-bahmut-vorog-namagaetsa-zadiati-ne-lise-vagnerivciv-a-j-desantnikiv.html" text:style-name="Internet_20_link" text:visited-style-name="Visited_20_Internet_20_Link">
</text:a>
On _ <text:span text:style-name="T4">
 Avdiiv and Mariinsky directions </text:span>
 _ Russian invaders of great action in the areas of Avdiivka, Pervomaisky and Marinka, there was a lot of success. The settlements of Avdiivka, Orlovka, Tonhenko, Netaylovo, Krasnogorivka and Marinka, Donetsk region were fired.</text:p>
      <text:p text:style-name="P4">
At _ <text:span text:style-name="T4">
 the mineral direction </text:span>
 _ during the day the enemy fired at Victory, Novomikhailivka, Village, Prychistivka and Veliky Novosilka of Donetsk region.</text:p>
      <text:p text:style-name="P4">
At _ <text:span text:style-name="T4">
 Zaporizhzhya and Kherson directions </text:span>
 _ the invaders of active action were not performed, improved defense borders and positions. Fired, in particular, Novopil in Donetsk region; Olgivske, Red, Gulyaipole, Belogorya, Novoandriivka, Zaporizhzhya region, as well as Dudchans, Zmiivka, Berislav, Vesele, Mykolaivka, Burguna, Antonivka of Kherson region and Kherson.</text:p>
      <text:p text:style-name="P4">
<text:span text:style-name="T4">
 Read also: </text:span>
 <text:a xlink:type="simple" xlink:href="https://www.ukrinform.ua/rubric-ato/3690675-rosiani-hocut-vbiti-kolaborantiv-vihodaci-z-vasilivki-fedorov.html" text:style-name="Internet_20_link" text:visited-style-name="Visited_20_Internet_20_Link">
</text:a>
The General Staff notes that Russian invaders continue to suffer.</text:p>
      <text:p text:style-name="P4">
“For their replenishment, in the military units of the Armed Forces of the Russian Federation, which are stationed in the temporarily occupied territory of the Autonomous Republic <text:a xlink:type="simple" xlink:href="https://www.ukrinform.ua/tag-krim" text:style-name="Internet_20_link" text:visited-style-name="Visited_20_Internet_20_Link">
</text:a>
, actively carry out measures of understanding of conscripts. Tell young people about the need to sign contracts with morph and participation in hostilities in the territory of Ukraine, ”the message reads.</text:p>
      <text:p text:style-name="P4">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About 174 thousand 550 Russian military, including 560 invaders - in the last day.</text:p>
      <text:p text:style-name="P4">
News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Ukrainian Bubir won Bronze on Grand Slam with Judo in Turkey</text:span>
</text:h>
      <text:p text:style-name="P4">
Authors: Ukrinform (Person)</text:p>
      <text:p text:style-name="P4">
Publisher: Укринформ (Organization)</text:p>
      <text:p text:style-name="P4">
Published Time: 2023-04-02T19:04:00+03:00</text:p>
      <text:p text:style-name="P4">
Modified Time: 2023-04-02T19:04:00+03:00</text:p>
      <text:p text:style-name="P4">
Description: In Antalya (Turkey), the next stage of the international series of Grand Slam with judo has ended. - Ukrinform.</text:p>
      <text:p text:style-name="P4">
Images: ["<text:a xlink:type="simple" xlink:href="https://static.ukrinform.com/photos/2023_04/thumb_files/630_360_1680449173-600.jpg" text:style-name="Internet_20_link" text:visited-style-name="Visited_20_Internet_20_Link">
630_360_16804...</text:a>
"]</text:p>
      <text:p text:style-name="P4">
Tags: ['Дзюдо']</text:p>
      <text:p text:style-name="P4">
Type: Article</text:p>
      <!--METADATA-->
      <text:p text:style-name="P4">
<draw:frame draw:style-name="fr1" draw:name="Image182" text:anchor-type="as-char" svg:width="6.9236in" svg:height="3.956343in" draw:z-index="0">
<draw:image xlink:href="../Images/yкринформ/2023-04-02T19-04-00-03-00/630_360_1680449173-600.jpg" xlink:type="simple" xlink:show="embed" xlink:actuate="onLoad" draw:mime-type="image/jpeg"/>
</draw:frame>
In Antalya(Turkey)The next stage of the International Grand Slam from judo has ended.</text:p>
      <text:p text:style-name="P4">
The final day of the competition has brought the national team of Ukraine a third medal, reports Ukrinform.</text:p>
      <text:p text:style-name="P4">
Artem Bubir became the bronze medalist in the weight category up to 90 kg.</text:p>
      <text:p text:style-name="P4">
In the fight for the "bronze" the pupil of the Dnieper gave way to Slavic Peter Zilka.</text:p>
      <text:p text:style-name="P4">
<text:span text:style-name="T4">
 Read also: </text:span>
 <text:a xlink:type="simple" xlink:href="https://www.ukrinform.ua/rubric-sports/3690025-ukrainec-halmatov-vigrav-sriblo-na-etapi-serii-grand-slam-iz-dzudo-u-tureccini.html" text:style-name="Internet_20_link" text:visited-style-name="Visited_20_Internet_20_Link">
</text:a>
As reported by Ukrinform, earlier the silver award in Antalya won the halmato(60 kg), Bronze - another representative of the metropolitan school Dzudovladislav Kazimirov(73 kg).</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Note that the next start of judoists is the World Cup that will take place at home(Line up)From May 7 to 14.</text:p>
      <text:p text:style-name="P4">
Photo: Ukrainejudo.com.</text:p>
      <text:p text:style-name="P4">
News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The occupiers have big problems with a set of Crimeans for spring "call" - Chubarov</text:span>
</text:h>
      <text:p text:style-name="P4">
Authors: Ukrinform (Person)</text:p>
      <text:p text:style-name="P4">
Publisher: Укринформ (Organization)</text:p>
      <text:p text:style-name="P4">
Published Time: 2023-04-02T19:05:00+03:00</text:p>
      <text:p text:style-name="P4">
Modified Time: 2023-04-02T19:05:00+03:00</text:p>
      <text:p text:style-name="P4">
Description: In Crimea, the occupiers will not be able to mobilize the right number of people, as Crimeans are not ready to go to fight against Ukraine. - Ukrinform.</text:p>
      <text:p text:style-name="P4">
Images: ["<text:a xlink:type="simple" xlink:href="https://static.ukrinform.com/photos/2023_02/thumb_files/630_360_1677172562-106.jpg" text:style-name="Internet_20_link" text:visited-style-name="Visited_20_Internet_20_Link">
630_360_16771...</text:a>
"]</text:p>
      <text:p text:style-name="P4">
Tags: ['Чубаров', 'Окупація Криму', 'Призов', 'Війна з росією']</text:p>
      <text:p text:style-name="P4">
Type: Article</text:p>
      <!--METADATA-->
      <text:p text:style-name="P4">
<draw:frame draw:style-name="fr1" draw:name="Image183" text:anchor-type="as-char" svg:width="6.9236in" svg:height="3.956343in" draw:z-index="0">
<draw:image xlink:href="../Images/yкринформ/2023-04-02T19-05-00-03-00/630_360_1677172562-106.jpg" xlink:type="simple" xlink:show="embed" xlink:actuate="onLoad" draw:mime-type="image/jpeg"/>
</draw:frame>
Crimean houses will not be able to mobilize the right number of people, as the Crimean is ready to go to fight against Ukraine.</text:p>
      <text:p text:style-name="P4">
According to Ukrinform, the head of the Majlis of the Crimean Tatar people Chubarov said on the air of public radio.</text:p>
      <text:p text:style-name="P4">
“We know that the Russian occupation authorities are now experiencing big problems with the understanding of a planned number of people for the spring call, which has begun from yesterday. The fact is that prior to this recruitment troops, in January-February, they carried out work on the total clarification of questionnaires. This suggests that they are aimed at gathering thicifars that are "lowered" by Moscow. But I am convinced that they will not be able to recruit people in <text:a xlink:type="simple" xlink:href="https://www.ukrinform.ua/tag-krim" text:style-name="Internet_20_link" text:visited-style-name="Visited_20_Internet_20_Link">
</text:a>
”, - said Chubarov.</text:p>
      <text:p text:style-name="P4">
According to him, the occupiers will be looking for a contingent for the military company of Storalier. In particular, there is already information about one of these cases in one of the colonies of the Russian Federation in the city on the Volga.</text:p>
      <text:p text:style-name="P4">
“A wave of hidden mobilization has subsided now. However, military enlistment offices work, causing men to clarify data. It keeps people in some tension, so many who left Crimea in September, October, November, and December last year to avoid forced mobilization, do not return to the peninsula. They have come to the lists, ”Chubarov added.</text:p>
      <text:p text:style-name="P4">
<text:span text:style-name="T4">
 Read also: </text:span>
 <text:a xlink:type="simple" xlink:href="https://www.ukrinform.ua/rubric-crimea/3690227-u-krimu-majze-nema-ohocih-vstupiti-do-pvk-cubarov.html" text:style-name="Internet_20_link" text:visited-style-name="Visited_20_Internet_20_Link">
</text:a>
As it was reported, according to Chubarov, in the occupied Crimea, at the initiative of the Mountaulyater Aksenova, is now being created <text:a xlink:type="simple" xlink:href="https://www.ukrinform.ua/rubric-crimea/3688541-aksonov-vikoristovue-dosvid-2014-roku-dla-stvorenna-pvk-u-krimu-cubarov.html" text:style-name="Internet_20_link" text:visited-style-name="Visited_20_Internet_20_Link">
</text:a>
, which is about to name "Livadia".</text:p>
      <text:p text:style-name="P4">
News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In Khmelnitsky there were clashes near the temple of the UOC -MP, where they beat the military</text:span>
</text:h>
      <text:p text:style-name="P4">
Authors: Ukrinform (Person)</text:p>
      <text:p text:style-name="P4">
Publisher: Укринформ (Organization)</text:p>
      <text:p text:style-name="P4">
Published Time: 2023-04-02T19:18:00+03:00</text:p>
      <text:p text:style-name="P4">
Modified Time: 2023-04-02T19:18:00+03:00</text:p>
      <text:p text:style-name="P4">
Description: In Khmelnitsky near the Pokrovsky Cathedral of the UOC of the Moscow Patriarchate, where in the morning an incident occurred with the beating of the military, clashes began, priests were taken out of the cathedral. - Ukrinform.</text:p>
      <text:p text:style-name="P4">
Images: ["<text:a xlink:type="simple" xlink:href="https://static.ukrinform.com/photos/2023_04/thumb_files/630_360_1680452543-727.jpg" text:style-name="Internet_20_link" text:visited-style-name="Visited_20_Internet_20_Link">
630_360_16804...</text:a>
"]</text:p>
      <text:p text:style-name="P4">
Tags: ['УПЦ МП', 'Хмельницький', 'Сутички']</text:p>
      <text:p text:style-name="P4">
Type: Article</text:p>
      <!--METADATA-->
      <text:p text:style-name="P4">
<draw:frame draw:style-name="fr1" draw:name="Image184" text:anchor-type="as-char" svg:width="6.9236in" svg:height="3.956343in" draw:z-index="0">
<draw:image xlink:href="../Images/yкринформ/2023-04-02T19-18-00-03-00/630_360_1680452543-727.jpg" xlink:type="simple" xlink:show="embed" xlink:actuate="onLoad" draw:mime-type="image/jpeg"/>
</draw:frame>
Uhmelnitsky near the Pokrovsky Cathedral of the UOC of the Moscow Patriarchate, where the incident with the beating of the military occurred in the morning, the priests began from the cathedral.</text:p>
      <text:p text:style-name="P4">
Video clashes appeared in <text:a xlink:type="simple" xlink:href="http://t.me/khmlv/13879" text:style-name="Internet_20_link" text:visited-style-name="Visited_20_Internet_20_Link">
</text:a>
Khmelnitsky Live, Ukrinform reports.</text:p>
      <text:p text:style-name="P4">
"Under the cathedral began clashes with pop," - a signed video.</text:p>
      <text:p text:style-name="P4">
<text:span text:style-name="T5">
Viso: <text:a xlink:type="simple" xlink:href="https://t.me/zinkevich_igor/5430" text:style-name="Internet_20_link" text:visited-style-name="Visited_20_Internet_20_Link">
</text:a>
</text:span>
</text:p>
      <text:p text:style-name="P4">
Meanwhile the publication <text:a xlink:type="simple" xlink:href="http://ye.ua/syspilstvo/63448_U_Hmelnickomu_pid_soborom_UPC_mp_zibralisya_sotni_lyidey__vimagayit_vibachen_za_pobittya_viyskovogo_(Photo).html" text:style-name="Internet_20_link" text:visited-style-name="Visited_20_Internet_20_Link">
</text:a>
She reported that people who gathered near the temple chanted "Down with Moscow Pope", "Glory to the Heroes", urged calls to move to the Orthodox Church of Ukraine. The protesters demanded that the person who raised the military of the military came to them, explained their act and apologized for their actions.</text:p>
      <text:p text:style-name="P4">
UOC MP in <text:a xlink:type="simple" xlink:href="http://t.me/upc_news/16175" text:style-name="Internet_20_link" text:visited-style-name="Visited_20_Internet_20_Link">
</text:a>
She reported that the protesters "held their illegal meetings, which they called" a meeting of the parish community ", the temple to seize the temple, addressed the law enforcement officers and for chanting the priesthood of the UOC from the territory of the cathedral."</text:p>
      <text:p text:style-name="P4">
Ukrinform appealed to comment on these events in the Khkmelnitsky region, writing a message on Facebook. At the time of publication, the answer has not yet been received.</text:p>
      <text:p text:style-name="P4">
<text:span text:style-name="T4">
 Read also: </text:span>
 <text:a xlink:type="simple" xlink:href="https://www.ukrinform.ua/rubric-society/3690620-popri-zaboronu-onufrij-proviv-sluzbu-v-kievopecerskij-lavri.html" text:style-name="Internet_20_link" text:visited-style-name="Visited_20_Internet_20_Link">
</text:a>
As it was reported, the UOC -MP stated that they were "radical" <text:a xlink:type="simple" xlink:href="https://www.ukrinform.ua/rubric-regions/3690671-v-upc-zaavlaut-pro-sturm-soboru-de-vranci-stavsa-incident-z-pobittam-vijskovogo.html" text:style-name="Internet_20_link" text:visited-style-name="Visited_20_Internet_20_Link">
</text:a>
Pokrovsky Cathedral in Khmelnitsky.</text:p>
      <text:p text:style-name="P4">
In Khmelnitsky Ova <text:a xlink:type="simple" xlink:href="https://www.ukrinform.ua/rubric-regions/3690669-u-hmelnickij-ova-zaklikali-zniziti-gradus-naprugi-navkolo-suticki-u-hrami-upc.html" text:style-name="Internet_20_link" text:visited-style-name="Visited_20_Internet_20_Link">
</text:a>
around the clash in the temple of the UOC -MP, during which a baptized, and resolve the conflict in the legal way</text:p>
      <text:p text:style-name="P4">
<text:a xlink:type="simple" xlink:href="https://www.ukrinform.ua/rubric-regions/3690605-bijka-u-cerkvi-upc-mp-u-hmelnickomu-policia-vidkrila-spravu.html" text:style-name="Internet_20_link" text:visited-style-name="Visited_20_Internet_20_Link">
</text:a>
With the beating of the military in one schools, a deputy of the Khmelnytsky Regional Council Viktor Burlik was placed on Facebook. The deputy noted that during the conflict, police officers arrested the military and detained the military under Article 173.Mayor of Khmelnitsky Alexander Simchyshyn <text:a xlink:type="simple" xlink:href="https://www.ukrinform.ua/rubric-regions/3690643-pobitta-vijskovogo-u-hrami-mer-hmelnickogo-hoce-abi-rada-zaboronila-upc.html" text:style-name="Internet_20_link" text:visited-style-name="Visited_20_Internet_20_Link">
</text:a>
that the beating of the military Uhram should be an argument for the Verkhovna Rada in order to vote in law. According to him, at an extraordinary session, the Khmelnytsky City City Council will cease the use of the UOC with all land plots in the territory of the community, as well as initiate similar decisions of regional and district councils.</text:p>
      <text:p text:style-name="P4">
<text:span text:style-name="T5">
Foto: Alexander Nikitina</text:span>
</text:p>
      <text:p text:style-name="P4">
News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In St. Petersburg there was an explosion in the cafe of Prigogine, the Tatarsky "War" was killed - the media</text:span>
</text:h>
      <text:p text:style-name="P4">
Authors: Ukrinform (Person)</text:p>
      <text:p text:style-name="P4">
Publisher: Укринформ (Organization)</text:p>
      <text:p text:style-name="P4">
Published Time: 2023-04-02T19:37:00+03:00</text:p>
      <text:p text:style-name="P4">
Modified Time: 2023-04-02T19:37:00+03:00</text:p>
      <text:p text:style-name="P4">
Description: On the evening of April 2, an explosion during a meeting with Z-Voskok Vladlen Tatarsky in the Vasileostrovsky district of St. Streetbar, which belongs to Yevgeny Prigogine ". - Ukrinform.</text:p>
      <text:p text:style-name="P4">
Images: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Tags: ['Петербург', 'Вибух', 'Загибель', 'росія']</text:p>
      <text:p text:style-name="P4">
Type: Article</text:p>
      <!--METADATA-->
      <text:p text:style-name="P4">
<draw:frame draw:style-name="fr1" draw:name="Image185" text:anchor-type="as-char" svg:width="6.9236in" svg:height="3.956343in" draw:z-index="0">
<draw:image xlink:href="../Images/yкринформ/2023-04-02T19-37-00-03-00/630_360_1680453135-963.jpg" xlink:type="simple" xlink:show="embed" xlink:actuate="onLoad" draw:mime-type="image/jpeg"/>
</draw:frame>
In the evening, the 2nd in the Vasileostrovsky district of St. Petersburg at the Streetbar Cafe, which is owned by Jungeon, an explosion occurred during a meeting with Z-Voskokor Vladlenomotar.</text:p>
      <text:p text:style-name="P4">
About it reports “<text:a xlink:type="simple" xlink:href="https://meduza.io/feature/2023/04/02/v-peterburge-v-kafe-evgeniya-prigozhina-proizoshel-vzryv-vo-vremya-tvorcheskogo-vechera-voenkora-vladlena-tatarskogo-po-predvaritelnym-dannym-on-pogib" text:style-name="Internet_20_link" text:visited-style-name="Visited_20_Internet_20_Link">
</text:a>
», What is the leading situation.</text:p>
      <text:p text:style-name="P4">
As a result <text:a xlink:type="simple" xlink:href="https://www.ukrinform.ua/tag-vibuh" text:style-name="Internet_20_link" text:visited-style-name="Visited_20_Internet_20_Link">
 </text:a>
One person was killed, and15 were injured. There was no fire for the explosion. "According to preliminary data, Vokfe could explode a gas cylinder," the emergency services of the Russian Federation said.</text:p>
      <text:p text:style-name="P4">
<draw:frame draw:style-name="fr1" draw:name="Image186" text:anchor-type="as-char" svg:width="6.9236in" svg:height="4.32725in" draw:z-index="0">
<draw:image xlink:href="../Images/yкринформ/2023-04-02T19-37-00-03-00/1680456478-550.jpeg" xlink:type="simple" xlink:show="embed" xlink:actuate="onLoad" draw:mime-type="image/jpeg"/>
</draw:frame>
&gt;
 An explosion occurred in St. Petersburg in the cafe. Russian media reports&gt;
 the death of the famous Russian propagandist Vladlen Tatarsky. <text:a xlink:type="simple" xlink:href="https://t.co/ripsQuubkd" text:style-name="Internet_20_link" text:visited-style-name="Visited_20_Internet_20_Link">
&gt;
</text:a>
&gt;
&gt;
 - Ukrinform(@Ukrinform) <text:a xlink:type="simple" xlink:href="https://twitter.com/UKRINFORM/status/1642560852279586821" text:style-name="Internet_20_link" text:visited-style-name="Visited_20_Internet_20_Link">
&gt;
 </text:a>
The cafe is located on a university embankment, a house of 21B, and belongs to the Wagner PEC, Yevgeny Prigogine. On the weekend of this cafe, the Cyberfront Z Distribution Club is assembled. On April 2, there was a creative evening of "Village" Vladlen Tatarsky.</text:p>
      <text:p text:style-name="P4">
<draw:frame draw:style-name="fr1" draw:name="Image187" text:anchor-type="as-char" svg:width="6.9236in" svg:height="7.725652in" draw:z-index="0">
<draw:image xlink:href="../Images/yкринформ/2023-04-02T19-37-00-03-00/1680456620-419.png" xlink:type="simple" xlink:show="embed" xlink:actuate="onLoad" draw:mime-type="image/png"/>
</draw:frame>
<text:span text:style-name="T4">
 Read also: </text:span>
 <text:a xlink:type="simple" xlink:href="https://www.ukrinform.ua/rubric-world/3578093-u-rosii-za-nic-pidpalili-se-dva-vijskomati-ta-kilka-administracij.html" text:style-name="Internet_20_link" text:visited-style-name="Visited_20_Internet_20_Link">
</text:a>
“In the Russian Federation begins… Spiders eat each other in a jar. The question "will be an instrument of internal political struggle?" Ukraine of twisted nuts was a matter of time as a breakthrough of a mature abscess. Irreversible processes and turmoil 2.0. And to do our own, ”the presidential office advisor Mikhail Podolyak wrote <text:a xlink:type="simple" xlink:href="https://twitter.com/Podolyak_M/status/1642571186293858304" text:style-name="Internet_20_link" text:visited-style-name="Visited_20_Internet_20_Link">
</text:a>
 .</text:p>
      <text:p text:style-name="P4">
News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Nothing left from the mouth": the invader told about the successful operation of the Armed Forces - intercepting</text:span>
</text:h>
      <text:p text:style-name="P4">
Authors: Ukrinform (Person)</text:p>
      <text:p text:style-name="P4">
Publisher: Укринформ (Organization)</text:p>
      <text:p text:style-name="P4">
Published Time: 2023-04-02T19:56:00+03:00</text:p>
      <text:p text:style-name="P4">
Modified Time: 2023-04-02T19:56:00+03:00</text:p>
      <text:p text:style-name="P4">
Description: The Main Directorate of Intelligence of the Ministry of Defense of Ukraine has published an audio interception of a conversation of the Russian military, where he tells his father that the Ukrainian military destroyed almost the entire mouth. - Ukrinform.</text:p>
      <text:p text:style-name="P4">
Images: ["<text:a xlink:type="simple" xlink:href="https://static.ukrinform.com/photos/2022_06/thumb_files/630_360_1655303738-169.jpg" text:style-name="Internet_20_link" text:visited-style-name="Visited_20_Internet_20_Link">
630_360_16553...</text:a>
"]</text:p>
      <text:p text:style-name="P4">
Tags: ['Перехоплення', 'Розвідка', 'Війна з росією']</text:p>
      <text:p text:style-name="P4">
Type: Article</text:p>
      <!--METADATA-->
      <text:p text:style-name="P4">
<draw:frame draw:style-name="fr1" draw:name="Image188" text:anchor-type="as-char" svg:width="6.9236in" svg:height="3.956343in" draw:z-index="0">
<draw:image xlink:href="../Images/yкринформ/2023-04-02T19-56-00-03-00/630_360_1655303738-169.jpg" xlink:type="simple" xlink:show="embed" xlink:actuate="onLoad" draw:mime-type="image/jpeg"/>
</draw:frame>
The main administration of intelligence of the Ministry of Defense of Ukraine has published an audio interception of the Russian military, where he tells his father that the Ukrainian Ukrainian had destroyed almost the entire mouth.</text:p>
      <text:p text:style-name="P4">
According to Ukrinform, GUR reports in <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text:span text:style-name="T5">
Аудіо:<text:a xlink:type="simple" xlink:href="https://t.me/DIUkraine/2155" text:style-name="Internet_20_link" text:visited-style-name="Visited_20_Internet_20_Link">
 </text:a>
</text:span>
</text:p>
      <text:p text:style-name="P4">
The invader also informs the father that they are going to refuse if they have to move on.</text:p>
      <text:p text:style-name="P4">
<text:span text:style-name="T4">
 Read also: </text:span>
 <text:a xlink:type="simple" xlink:href="https://www.ukrinform.ua/rubric-ato/3690513-piactvo-e-odnieu-z-osnovnih-pricin-nebojovih-vtrat-u-rosian-britanska-rozvidka.html" text:style-name="Internet_20_link" text:visited-style-name="Visited_20_Internet_20_Link">
</text:a>
As reported by Ukrinform, the Defense Forces of Ukraine from February 24, 2022 to April 2 2023 <text:a xlink:type="simple" xlink:href="https://www.ukrinform.ua/rubric-ato/3690466-sili-oboroni-znisili-vze-174-550-vijskovih-rf.html" text:style-name="Internet_20_link" text:visited-style-name="Visited_20_Internet_20_Link">
</text:a>
, including 560 invaders - for the last.</text:p>
      <text:p text:style-name="P4">
_ Photo illustrative from open sources_</text:p>
      <text:p text:style-name="P4">
News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Lila Lila: Real Mislearies "Validolid"</text:span>
</text:h>
      <text:p text:style-name="P4">
Authors: Ukrinform (Person)</text:p>
      <text:p text:style-name="P4">
Publisher: Укринформ (Organization)</text:p>
      <text:p text:style-name="P4">
Published Time: 2023-04-02T20:05:26+03:00</text:p>
      <text:p text:style-name="P4">
Modified Time: 2023-04-02T20:05:26+03:00</text:p>
      <text:p text:style-name="P4">
Description: "Creamy" are in the second stage in the Spanish Championship. - Ukrinform.</text:p>
      <text:p text:style-name="P4">
Images: ["<text:a xlink:type="simple" xlink:href="https://static.ukrinform.com/photos/2023_04/thumb_files/630_360_1680455044-358.jpg" text:style-name="Internet_20_link" text:visited-style-name="Visited_20_Internet_20_Link">
630_360_16804...</text:a>
"]</text:p>
      <text:p text:style-name="P4">
Tags: ['Футбол', 'Реал Мадрид']</text:p>
      <text:p text:style-name="P4">
Type: Article</text:p>
      <!--METADATA-->
      <text:p text:style-name="P4">
<draw:frame draw:style-name="fr1" draw:name="Image189" text:anchor-type="as-char" svg:width="6.9236in" svg:height="3.956343in" draw:z-index="0">
<draw:image xlink:href="../Images/yкринформ/2023-04-02T20-05-26-03-00/630_360_1680455044-358.jpg" xlink:type="simple" xlink:show="embed" xlink:actuate="onLoad" draw:mime-type="image/jpeg"/>
</draw:frame>
"Creamy" are in the second stage in the Spanish Championship.</text:p>
      <text:p text:style-name="P4">
Real Madrid on its field won Validolid 6: 0 in the 27th round of Spanish Prymer, Ukrinform reports.</text:p>
      <text:p text:style-name="P4">
In Madrid, Rodrigo, Asensio and Lucas scored benzema three times.</text:p>
      <text:p text:style-name="P4">
Carlo's wards of Acholotti are lagging behind Barcelona on 12 points in the table.</text:p>
      <text:p text:style-name="P4">
<text:span text:style-name="T4">
 Read also: </text:span>
 <text:a xlink:type="simple" xlink:href="https://www.ukrinform.ua/rubric-sports/3690439-barselona-rozgromila-autsajdera-la-ligi-v-elce.html" text:style-name="Internet_20_link" text:visited-style-name="Visited_20_Internet_20_Link">
</text:a>
It was reported that Barcelona heads La Liga, having 71 points after 27 mattresses.</text:p>
      <text:p text:style-name="P4">
Photo: twitter.com/realmadrid</text:p>
      <text:p text:style-name="P4">
News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Rashism should go through a complete defeat - Zelensky</text:span>
</text:h>
      <text:p text:style-name="P4">
Authors: Ukrinform (Person)</text:p>
      <text:p text:style-name="P4">
Publisher: Укринформ (Organization)</text:p>
      <text:p text:style-name="P4">
Published Time: 2023-04-02T20:08:00+03:00</text:p>
      <text:p text:style-name="P4">
Modified Time: 2023-04-02T20:08:00+03:00</text:p>
      <text:p text:style-name="P4">
Description: Rashism must go through the complete defeat: military, economic, political and legal.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Донеччина', 'Обстріл', 'Зеленський', 'Війна з росією']</text:p>
      <text:p text:style-name="P4">
Type: Article</text:p>
      <!--METADATA-->
      <text:p text:style-name="P4">
<draw:frame draw:style-name="fr1" draw:name="Image190" text:anchor-type="as-char" svg:width="6.9236in" svg:height="3.956343in" draw:z-index="0">
<draw:image xlink:href="../Images/yкринформ/2023-04-02T20-08-00-03-00/630_360_1679682020-565.jpeg" xlink:type="simple" xlink:show="embed" xlink:actuate="onLoad" draw:mime-type="image/jpeg"/>
</draw:frame>
Rashism is over to go through a complete defeat: military, economic, political Tyuridic.</text:p>
      <text:p text:style-name="P4">
President Volodymyr Zelenskyy said this in his evening <text:a xlink:type="simple" xlink:href="https://t.me/V_Zelenskiy_official/5718" text:style-name="Internet_20_link" text:visited-style-name="Visited_20_Internet_20_Link">
</text:a>
, reports Ukrinform.</text:p>
      <text:p text:style-name="P4">
<text:span text:style-name="T5">
Viso: <text:a xlink:type="simple" xlink:href="http://t.me/V_Zelenskiy_official/5718" text:style-name="Internet_20_link" text:visited-style-name="Visited_20_Internet_20_Link">
</text:a>
</text:span>
</text:p>
      <text:p text:style-name="P4">
_ <text:span text:style-name="T4">
 Ukrainians!Ukrainians!</text:span>
 _</text:p>
      <text:p text:style-name="P4">
Today, Russian terrorists again hit the Konstantinovka Donetsk region. Six people are killed by this Russian shelling. Three women, three men. Ordinary people in the ordinary town in the Donbass. My mingers to the relatives and loved ones of the dead ...</text:p>
      <text:p text:style-name="P4">
Another 11 people were injured. Russia applied against Konstantinovka Rakketis-300 and a system of Hurricane.</text:p>
      <text:p text:style-name="P4">
Today, in the morning, Russian terrorists also hit the Konotop district of the Sumy region. Mortar fire. Two dead. My condolences to all relatives, loved ones, all families ...</text:p>
      <text:p text:style-name="P4">
These are just a few examples of tens of beats a day. There is only one way to stop Russian terror, to regain security for all our cities and communities - from Sumy region Donbass, from Kharkiv to Kherson region, from Kyiv to Yalta. And this path is a Victory of Ukraine. There is no other way and will not.</text:p>
      <text:p text:style-name="P4">
The state-zlo, for which it became the norm of beating so from "hurricanes" in residential buildings, launch C-300 in cities, fire ordinary villages, people ... The state-zlo should be broken. In every sense of the word. Rashism should have a full defeat: military, economic, political, legal. The first point is the military. And it will pass.</text:p>
      <text:p text:style-name="P4">
_ ** I thank everyone who is approaching this time!There is a special hot one today!Under Bigorivka, Kreminna and all our other cities, towns and villages of Donbass!Everyone's stability is the sustainability of all Ukraine, helping everyone in a position nearby is helping all Ukraine!</text:p>
      <text:p text:style-name="P4">
And especially I will note the 77th separate airmobile brigade, 67th and 92th individualized brigades, our paratroopers "Eighty", the 5th separate assault bargain ... Thank you guys!</text:p>
      <text:p text:style-name="P4">
Marines of the 35th and 36th Brigades, Artillerymen of the 55th Separate Brigade, 64th and 66-Glocated Cannon Divisions of the 406th Artillery Brigade ... Thank you, warriors!</text:p>
      <text:p text:style-name="P4">
I thank everyone who protects Zaporizhzhya, Kherson region, the direction of Dnipropetrovsk region of Ihakiv, Sumy and Chernihiv region ... to all who protect our border. Whoever saves people from injuries from pain.Today, on April 2, we celebrate the anniversary of the liberation of our Kyiv region of the Vercid army. On April 2, the last collector fled the territory of the Kiev region.</text:p>
      <text:p text:style-name="P4">
There will be such a day when we say: the last occupier has escaped or killed in Nadonechyna, in Luhansk region, in Kherson and all over our south. Crimea will be free to be free. Ukraine will return all its.</text:p>
      <text:p text:style-name="P4">
The next week will be especially important for our protection, for our movement. We are already preparing for planned events and decisions.</text:p>
      <text:p text:style-name="P4">
The main thing now is to protect our unity, to take care of our defenders, defenders, to help each other and the state.</text:p>
      <text:p text:style-name="P4">
_ <text:span text:style-name="T4">
 Glory to all who are in battle for Ukraine now!</text:span>
 _</text:p>
      <text:p text:style-name="P4">
_<text:span text:style-name="T4">
Glory to Ukraine!</text:span>
 _</text:p>
      <text:p text:style-name="P4">
<text:span text:style-name="T5">
Foto: op</text:span>
</text:p>
      <text:p text:style-name="P4">
News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Shakhda is trying to avoid air defense, so they need to be knocked down from machine guns - Naev</text:span>
</text:h>
      <text:p text:style-name="P4">
Authors: Ukrinform (Person)</text:p>
      <text:p text:style-name="P4">
Publisher: Укринформ (Organization)</text:p>
      <text:p text:style-name="P4">
Published Time: 2023-04-02T20:18:00+03:00</text:p>
      <text:p text:style-name="P4">
Modified Time: 2023-04-02T20:18:00+03:00</text:p>
      <text:p text:style-name="P4">
Description: Commander of the United Armed Forces of Ukraine Lieutenant General Sergey Naev said that a large caliber machine gun must be used to defeat enemy drones of ShahED. - Ukrinform.</text:p>
      <text:p text:style-name="P4">
Images: ["<text:a xlink:type="simple" xlink:href="https://static.ukrinform.com/photos/2023_04/thumb_files/630_360_1680455678-704.jpg" text:style-name="Internet_20_link" text:visited-style-name="Visited_20_Internet_20_Link">
630_360_16804...</text:a>
"]</text:p>
      <text:p text:style-name="P4">
Tags: ['Наєв', 'Війна з росією', 'ППО', 'Дрон-камікадзе']</text:p>
      <text:p text:style-name="P4">
Type: Article</text:p>
      <!--METADATA-->
      <text:p text:style-name="P4">
<draw:frame draw:style-name="fr1" draw:name="Image191" text:anchor-type="as-char" svg:width="6.9236in" svg:height="3.956343in" draw:z-index="0">
<draw:image xlink:href="../Images/yкринформ/2023-04-02T20-18-00-03-00/630_360_1680455678-704.jpg" xlink:type="simple" xlink:show="embed" xlink:actuate="onLoad" draw:mime-type="image/jpeg"/>
</draw:frame>
The Commander-in-Chief of the Armed Forces of Ukraine Lieutenant General Sergey Naev said that the defeat of hostile drones of ShahED should be used by lining machine guns.</text:p>
      <text:p text:style-name="P4">
According to Ukrinform, the Command of the Joint Forces of the Armed Forces reports in <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they are insufficient goals for their damage to use large caliber machine guns, so that they are effective. Accordingly, they, in order to avoid defeating their tasks, constantly change routes. Sometimes they fly circles, go on one side, fly, then return again. That is, all the time is to avoid our air defense means, "Naev said.</text:p>
      <text:p text:style-name="P4">
According to him, thanks to the international partners and management of the Armed Forces, the saturation of the air defense system is constantly increasing.</text:p>
      <text:p text:style-name="P4">
"We understand that we will not be able to cover every square meter. But we are mingled to place mobile firing groups and anti -aircraft complexes at such appropriate distances, so that you could be able to get and insure each other," Nayev said.</text:p>
      <text:p text:style-name="P4">
<text:span text:style-name="T4">
 Read also: </text:span>
 <text:a xlink:type="simple" xlink:href="https://www.ukrinform.ua/rubric-ato/3689058-sili-oboroni-navcilis-protidiati-zapuskam-sahediv-z-riznih-napramkiv-ignat.html" text:style-name="Internet_20_link" text:visited-style-name="Visited_20_Internet_20_Link">
</text:a>
He also noted that the enemy is trying to choose the time when, in his opinion, Ukrainian defenders should be tired.</text:p>
      <text:p text:style-name="P4">
"Therefore, our anti -aircraft are in constant combat readiness, constantly marked in machines and only on the signal are switched on and transformed into combat room number one. Practice shows that the anti -aircraft will knock down enemy whole day and night, including," Naev added.</text:p>
      <text:p text:style-name="P4">
As reported <text:a xlink:type="simple" xlink:href="https://www.ukrinform.ua/rubric-ato/3690216-zsu-otrimali-se-10-pozaslahovikiv-dla-znisenna-povitranih-cilej-naev.html" text:style-name="Internet_20_link" text:visited-style-name="Visited_20_Internet_20_Link">
</text:a>
, On April 1, the Ukrainian soldiers received another 10 vehicles for the destruction of Russian air purposes.</text:p>
      <text:p text:style-name="P4">
<text:span text:style-name="T5">
Foto: Command of the Joint Forces of the Armed Forces of Ukraine</text:span>
</text:p>
      <text:p text:style-name="P4">
News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In Khmelnitsky, he was voted for the transition of the Cathedral of the UOC -MP to the PCCU</text:span>
</text:h>
      <text:p text:style-name="P4">
Authors: Ukrinform (Person)</text:p>
      <text:p text:style-name="P4">
Publisher: Укринформ (Organization)</text:p>
      <text:p text:style-name="P4">
Published Time: 2023-04-02T20:34:00+03:00</text:p>
      <text:p text:style-name="P4">
Modified Time: 2023-04-02T20:34:00+03:00</text:p>
      <text:p text:style-name="P4">
Description: In Khmelnitsky, participants of the meeting near the Pokrovsky Cathedral of the UOC of the Moscow Patriarchate voted for the transition of the religious community to the PCCU, the temple was sealed. - Ukrinform.</text:p>
      <text:p text:style-name="P4">
Images: ["<text:a xlink:type="simple" xlink:href="https://static.ukrinform.com/photos/2023_04/thumb_files/630_360_1680456139-467.jpg" text:style-name="Internet_20_link" text:visited-style-name="Visited_20_Internet_20_Link">
630_360_16804...</text:a>
"]</text:p>
      <text:p text:style-name="P4">
Tags: ['УПЦ МП', 'Хмельницький', 'Православна церква України']</text:p>
      <text:p text:style-name="P4">
Type: Article</text:p>
      <!--METADATA-->
      <text:p text:style-name="P4">
<draw:frame draw:style-name="fr1" draw:name="Image192" text:anchor-type="as-char" svg:width="6.9236in" svg:height="3.956343in" draw:z-index="0">
<draw:image xlink:href="../Images/yкринформ/2023-04-02T20-34-00-03-00/630_360_1680456139-467.jpg" xlink:type="simple" xlink:show="embed" xlink:actuate="onLoad" draw:mime-type="image/jpeg"/>
</draw:frame>
Uchmelnitsky participants of the meeting near the Pokrovsky Cathedral of the Upsomoskovsky Patriarchate voted for the transition of the religious community to the PCCU, the temple was sealed.</text:p>
      <text:p text:style-name="P4">
About it in <text:a xlink:type="simple" xlink:href="https://t.me/smolii_ukraine/26210" text:style-name="Internet_20_link" text:visited-style-name="Visited_20_Internet_20_Link">
</text:a>
Anatoly Smoly, the head of NGO "Ukrainian Ukraine", reported, Ukrinform reports.</text:p>
      <text:p text:style-name="P4">
“The situation in Khmelnitsky. The church is now sealed. People who gathered -vote for the transition to the PCC. There are representatives of the PCU on the spot. The community commission was created. The ROC goes behind the ship!”Smoly wrote.</text:p>
      <text:p text:style-name="P4">
Subsequently he <text:a xlink:type="simple" xlink:href="http://t.me/smolii_ukraine/26211" text:style-name="Internet_20_link" text:visited-style-name="Visited_20_Internet_20_Link">
</text:a>
Activists who registered 1235 people near the cathedral. They voted for the church to move to the PCU. The keys to the temple and property must transfer components.</text:p>
      <text:p text:style-name="P4">
Smoly also added that the priests of the UOC -MP left the territory of the temple, instead, journalists came to him.</text:p>
      <text:p text:style-name="P4">
<text:a xlink:type="simple" xlink:href="http://suspilne.media/433218-u-hmelnickomu-progolosuvali-za-perehid-svato-pokrovskogo-kafedralnogo-soboru-upcmp-do-pcu/" text:style-name="Internet_20_link" text:visited-style-name="Visited_20_Internet_20_Link">
</text:a>
With reference to Yuriyasmal, the chairman of the Audit Committee, elected by the locals during the assembly, reported that its members in the temple describe the property. Then it will be closed and the worship service will not be conducted in it.</text:p>
      <text:p text:style-name="P4">
On April 3, the commission representatives will carry documents on re -registration of the religious community into the OVA.</text:p>
      <text:p text:style-name="P4">
<text:span text:style-name="T4">
 Read also: </text:span>
 <text:a xlink:type="simple" xlink:href="https://www.ukrinform.ua/rubric-society/3690620-popri-zaboronu-onufrij-proviv-sluzbu-v-kievopecerskij-lavri.html" text:style-name="Internet_20_link" text:visited-style-name="Visited_20_Internet_20_Link">
</text:a>
As it was reported, in Khmelnitsky near the Pokrovsky Cathedral of the UOC, where the incident with the beating of the military occurred in the morning <text:a xlink:type="simple" xlink:href="https://www.ukrinform.ua/rubric-regions/3690687-u-hmelnickomu-pocalisa-suticki-bila-hramu-de-pobili-vijskovogo-zmi.html" text:style-name="Internet_20_link" text:visited-style-name="Visited_20_Internet_20_Link">
</text:a>
Between the activists of the Tappoders of the UOC MP.</text:p>
      <text:p text:style-name="P4">
The UOC -MP reported that protesters "held their illegal meetings, which were inaccessible to the" meeting of the parish community ", demanding that the temple seal, addressed the law enforcement officers and withdrew the priesthood of the UOC from the territory of the cathedral."</text:p>
      <text:p text:style-name="P4">
Ukrinform appealed to comment on these events in the Khkmelnitsky region, writing a message on Facebook. At the time of publication, the answer has not yet been received.In Khmelnitsky Ova called <text:a xlink:type="simple" xlink:href="https://www.ukrinform.ua/rubric-regions/3690669-u-hmelnickij-ova-zaklikali-zniziti-gradus-naprugi-navkolo-suticki-u-hrami-upc.html" text:style-name="Internet_20_link" text:visited-style-name="Visited_20_Internet_20_Link">
</text:a>
around the clash in the UOC Temple, during which a baptized, and resolve the conflict in a legal way</text:p>
      <text:p text:style-name="P4">
<text:a xlink:type="simple" xlink:href="https://www.ukrinform.ua/rubric-regions/3690605-bijka-u-cerkvi-upc-mp-u-hmelnickomu-policia-vidkrila-spravu.html" text:style-name="Internet_20_link" text:visited-style-name="Visited_20_Internet_20_Link">
</text:a>
With the beating of the military in one sections of the UOC -MP, a deputy of the Khmelnytsky Regional Council Viktorblik was placed on Facebook. The deputy noted that during the conflict, representatives of the police arrived in the church and detained the military under Article 173.</text:p>
      <text:p text:style-name="P4">
According to this fact, investigators of the Khmelnytsky district administration of the SUNP police in the Khmelnitsky region opened proceedings under Article 296 of the Criminal Code of Ukraine - Huliganism. Police are currently finding out all the circumstances of the conflict, interviewing raids and event participants.</text:p>
      <text:p text:style-name="P4">
Mayor of Khmelnitsky Alexander Simchyshyn <text:a xlink:type="simple" xlink:href="https://www.ukrinform.ua/rubric-regions/3690643-pobitta-vijskovogo-u-hrami-mer-hmelnickogo-hoce-abi-rada-zaboronila-upc.html" text:style-name="Internet_20_link" text:visited-style-name="Visited_20_Internet_20_Link">
</text:a>
that the beating of the military Uhram should be an argument for the Verkhovna Rada in order to vote in law. According to him, at an extraordinary session, the Khmelnytsky City City Council will cease the use of the UOC with all land plots in the territory of the community, as well as initiate similar decisions of regional and district councils.</text:p>
      <text:p text:style-name="P4">
Photo: Public Khmelnitsky</text:p>
      <text:p text:style-name="P4">
News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Next week will be important on the way to victory - President</text:span>
</text:h>
      <text:p text:style-name="P4">
Authors: Ukrinform (Person)</text:p>
      <text:p text:style-name="P4">
Publisher: Укринформ (Organization)</text:p>
      <text:p text:style-name="P4">
Published Time: 2023-04-02T20:50:00+03:00</text:p>
      <text:p text:style-name="P4">
Modified Time: 2023-04-02T20:50:00+03:00</text:p>
      <text:p text:style-name="P4">
Description: The next week will be important on the way to victory, Ukraine is preparing for planned events and decisions. - Ukrinform.</text:p>
      <text:p text:style-name="P4">
Images: ["<text:a xlink:type="simple" xlink:href="https://static.ukrinform.com/photos/2023_01/thumb_files/630_360_1674870594-635.jpeg" text:style-name="Internet_20_link" text:visited-style-name="Visited_20_Internet_20_Link">
630_360_16748...</text:a>
"]</text:p>
      <text:p text:style-name="P4">
Tags: ['Україна',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4-02T20-50-00-03-00/630_360_1674870594-635.jpeg" xlink:type="simple" xlink:show="embed" xlink:actuate="onLoad" draw:mime-type="image/jpeg"/>
</draw:frame>
The next week will be important on the way to victory, Ukraine is preparing for planned events and decisions.</text:p>
      <text:p text:style-name="P4">
According to Ukrinform, President of Ukraine Volodymyr Zelenskyy said this <text:a xlink:type="simple" xlink:href="https://t.me/V_Zelenskiy_official/5718" text:style-name="Internet_20_link" text:visited-style-name="Visited_20_Internet_20_Link">
</text:a>
.</text:p>
      <text:p text:style-name="P4">
“The next week will be especially important for our protection, for our movement of victory. We are already preparing for planned events and decisions. The main thing now is to protect our unity, to take care of our defenders, defenders, to help one and the state, ”Zelensky said.</text:p>
      <text:p text:style-name="P4">
<text:span text:style-name="T5">
Viso: <text:a xlink:type="simple" xlink:href="http://t.me/V_Zelenskiy_official/5718" text:style-name="Internet_20_link" text:visited-style-name="Visited_20_Internet_20_Link">
</text:a>
</text:span>
</text:p>
      <text:p text:style-name="P4">
The President noted that on <text:a xlink:type="simple" xlink:href="https://www.ukrinform.ua/tag-doneccina" text:style-name="Internet_20_link" text:visited-style-name="Visited_20_Internet_20_Link">
</text:a>
The situation remains difficult. Under Avdiivka, Marinka, under Bakhmut "especially hot".</text:p>
      <text:p text:style-name="P4">
“There will be such a day when we say: the last occupier has escaped or killed in the home, in Luhansk region, in Kherson and all over our south. Crimea will be free to be free. Ukraine will return all its, ”he added.</text:p>
      <text:p text:style-name="P4">
<text:span text:style-name="T4">
 Read also: </text:span>
 <text:a xlink:type="simple" xlink:href="https://www.ukrinform.ua/rubric-ato/3690418-zelenskij-rozpoviv-pro-tizden-pozitivnih-novin-dla-zahistu-ukraini.html" text:style-name="Internet_20_link" text:visited-style-name="Visited_20_Internet_20_Link">
</text:a>
As it was reported, the forces of Ukraine from February 24, 2022 were eliminated by a nearly 173 thousand 990 Russian invaders.</text:p>
      <text:p text:style-name="P4">
<text:span text:style-name="T5">
Foto: op</text:span>
</text:p>
      <text:p text:style-name="P4">
News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Russia can change the higher military leadership due to a failed winter offensive - isw</text:span>
</text:h>
      <text:p text:style-name="P4">
Authors: Ukrinform (Person)</text:p>
      <text:p text:style-name="P4">
Publisher: Укринформ (Organization)</text:p>
      <text:p text:style-name="P4">
Published Time: 2023-04-02T21:01:03+03:00</text:p>
      <text:p text:style-name="P4">
Modified Time: 2023-04-02T21:01:03+03:00</text:p>
      <text:p text:style-name="P4">
Description: The aggressor country may soon change its higher military command due to a failed winter offensive. - Ukrinform.</text:p>
      <text:p text:style-name="P4">
Images: ["<text:a xlink:type="simple" xlink:href="https://static.ukrinform.com/photos/2016_04/thumb_files/630_360_1460459568-5627.jpg" text:style-name="Internet_20_link" text:visited-style-name="Visited_20_Internet_20_Link">
630_360_14604...</text:a>
"]</text:p>
      <text:p text:style-name="P4">
Tags: ['США', 'Російські військові', 'Війна з росією']</text:p>
      <text:p text:style-name="P4">
Type: Article</text:p>
      <!--METADATA-->
      <text:p text:style-name="P4">
<draw:frame draw:style-name="fr1" draw:name="Image194" text:anchor-type="as-char" svg:width="6.9236in" svg:height="3.956343in" draw:z-index="0">
<draw:image xlink:href="../Images/yкринформ/2023-04-02T21-01-03-03-00/630_360_1460459568-5627.jpg" xlink:type="simple" xlink:show="embed" xlink:actuate="onLoad" draw:mime-type="image/jpeg"/>
</draw:frame>
The aggressor country may soon change its above military command with a failed winter offensive.</text:p>
      <text:p text:style-name="P4">
About it in <text:a xlink:type="simple" xlink:href="http://www.understandingwar.org/backgrounder/russian-offensive-campaign-assessment-april-1-2023" text:style-name="Internet_20_link" text:visited-style-name="Visited_20_Internet_20_Link">
</text:a>
reports the Institute of War Study(Isw), reports Ukrinform.</text:p>
      <text:p text:style-name="P4">
On Saturday, Russian military bloggers stated that on March 30, the Russian Defense Ministry dismissed the commander of the Russian Air Force, Colonel-General Mikhail Teplinsky, after the Ministry of Defense, replaced him on January 13, Lieutenant General Makarevich.</text:p>
      <text:p text:style-name="P4">
In the Defense Ministry <text:a xlink:type="simple" xlink:href="https://www.ukrinform.ua/tag-rosia" text:style-name="Internet_20_link" text:visited-style-name="Visited_20_Internet_20_Link">
</text:a>
Never confirmed the release of Teplinsky and probably sent him on vacation to be able to withdraw the Colonel General for command of the Air Force when he considers it necessary.</text:p>
      <text:p text:style-name="P4">
Instead, Russian military bloggers claimed that Teplinsky immediately released to the headquarters of the Russian United Group in Rostov-on-Donurasnodar Territory to accept the command of the Air Force, and that he was already planning operations. One blogger claimed that the Chief of Staff of Sukrobutnivsk and the former Commander of the Central Military District(Cvo)Colonel-General Alexander Lapin flew together with Teplinsky.</text:p>
      <text:p text:style-name="P4">
The Ministry of Defense of the Russian Federation replaced Lapin with Lieutenant General Andriy Mordichev as a CBO commander on February 17 after Public Criticism of Lapin under his management of Svatove-Kremen in the fall of 2022.</text:p>
      <text:p text:style-name="P4">
“It remains to see whether Lapina will renew in the post of commander(Russian - ed.)Forces in Ukraine, ”writes ISW.</text:p>
      <text:p text:style-name="P4">
Starting on March 27, Russian sources have suggested that the Russian Defense Ministry has recently released the commander of the Eastern Military District(All)Colonel-General Rustam Muradov in response to a sharp criticism of his command in connection with the significant losses of the Russian army in the offensive operations under the coledar earlier this year.</text:p>
      <text:p text:style-name="P4">
<text:span text:style-name="T4">
 Read also: </text:span>
 <text:a xlink:type="simple" xlink:href="https://www.ukrinform.ua/rubric-ato/3690513-piactvo-e-odnieu-z-osnovnih-pricin-nebojovih-vtrat-u-rosian-britanska-rozvidka.html" text:style-name="Internet_20_link" text:visited-style-name="Visited_20_Internet_20_Link">
</text:a>
As reported, <text:a xlink:type="simple" xlink:href="https://www.ukrinform.ua/rubric-ato/3690479-kreml-ne-dosag-postavlenih-cilej-v-ukraini-do-kinca-berezna-isw.html" text:style-name="Internet_20_link" text:visited-style-name="Visited_20_Internet_20_Link">
</text:a>
From the capture of Donetsk and Luhansk regions of Ukraine within the administrative borders until March 31.</text:p>
      <text:p text:style-name="P4">
News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The bomb was laid in a gift by Tatar gilded bust</text:span>
</text:h>
      <text:p text:style-name="P4">
Authors: Ukrinform (Person)</text:p>
      <text:p text:style-name="P4">
Publisher: Укринформ (Organization)</text:p>
      <text:p text:style-name="P4">
Published Time: 2023-04-02T21:11:00+03:00</text:p>
      <text:p text:style-name="P4">
Modified Time: 2023-04-02T21:11:00+03:00</text:p>
      <text:p text:style-name="P4">
Description: The bomb for the Russian propagandist Vladlen Tatar was put in a gilded bust.</text:p>
      <text:p text:style-name="P4">
— Укрінформ.: </text:p>
      <text:p text:style-name="P4">
Images: ["<text:a xlink:type="simple" xlink:href="https://static.ukrinform.com/photos/2023_04/thumb_files/630_360_1680459068-428.jpg" text:style-name="Internet_20_link" text:visited-style-name="Visited_20_Internet_20_Link">
630_360_16804...</text:a>
"]</text:p>
      <text:p text:style-name="P4">
Tags: ['Петербург', 'Вибух', 'Бомба']</text:p>
      <text:p text:style-name="P4">
Type: Article</text:p>
      <!--METADATA-->
      <text:p text:style-name="P4">
<draw:frame draw:style-name="fr1" draw:name="Image195" text:anchor-type="as-char" svg:width="6.9236in" svg:height="3.956343in" draw:z-index="0">
<draw:image xlink:href="../Images/yкринформ/2023-04-02T21-11-00-03-00/630_360_1680459068-428.jpg" xlink:type="simple" xlink:show="embed" xlink:actuate="onLoad" draw:mime-type="image/jpeg"/>
</draw:frame>
The bomb for the Russian propagandist Vladlen Tatarsky was put into his gifted -golden bust.</text:p>
      <text:p text:style-name="P4">
According to Ukrinform, numerous [] reports it(https://t.me/ButusovPlus/2496)who place a video presentation video.</text:p>
      <text:p text:style-name="P4">
The militant from Donetsk region Vladlen Tatarsky held a creative meeting with his wanders at the St. Petersburg cafe. A few minutes before <text:a xlink:type="simple" xlink:href="https://www.ukrinform.ua/tag-vibuh" text:style-name="Internet_20_link" text:visited-style-name="Visited_20_Internet_20_Link">
</text:a>
He was given a gift from a girl-artist who was now wanted. It was a gilded "hero" bust, which he put it next to him. The blogger was killed, another 19 people, the participants of the meeting, were injured.</text:p>
      <text:p text:style-name="P4">
Tartar(The real name is Maxim Fomin)Has a violent biography. Born Umakiyevtsi of Donetsk region. According to him, he always felt himself. In 2011, he received a long term for robbery of the bank, serving a punishment in the Gorlovka colony. In 2014, using chaos and combat vehicles, fled from prison, was captured and planted again. The head of the DNR Alexander Zakharchenko pardoned Tatarsky for demand to fight against Ukraine.</text:p>
      <text:p text:style-name="P4">
He served in reconnaissance, battalion reconnaissance, and in 2019 he released Zarmia, engaged in blogging, went to work in Moscow, where he became a media person on television and talked about the "heroism" of Russian invaders.</text:p>
      <text:p text:style-name="P4">
Tatarsky was present at the time of Putin's signing by the Decree on the accession of Dorosya, LNR, Kherson and Zaporizhzhya regions. At the same time, when they came out, he stated: "We will win all, let us kill everyone, everyone we need to be robbed, everything will be as we love."</text:p>
      <text:p text:style-name="P4">
The death of Tatar confirmed <text:a xlink:type="simple" xlink:href="https://t.me/mediamvd/17593" text:style-name="Internet_20_link" text:visited-style-name="Visited_20_Internet_20_Link">
</text:a>
.</text:p>
      <text:p text:style-name="P4">
<text:span text:style-name="T4">
 Read also: </text:span>
 <text:a xlink:type="simple" xlink:href="https://www.ukrinform.ua/rubric-world/3593799-u-rosijskomu-primori-znajdenij-mertvim-vijskovij-komisar.html" text:style-name="Internet_20_link" text:visited-style-name="Visited_20_Internet_20_Link">
</text:a>
As reported <text:a xlink:type="simple" xlink:href="https://www.ukrinform.ua/rubric-world/3690689-u-peterburzi-stavsa-vibuh-u-kafe-prigozina-zaginuv-voenkor-tatarskij.html" text:style-name="Internet_20_link" text:visited-style-name="Visited_20_Internet_20_Link">
</text:a>
, In the evening, the 2nd in the Vasileostrovsky district of St. Petersburg at the Streetbar cafe, which is owned by Jurgery, an explosion occurred during a meeting with Z-Voskokor Vladlenomotar. Putin could come to the meeting personally.</text:p>
      <text:p text:style-name="P4">
<text:span text:style-name="T5">
Foto: rfe / rl</text:span>
</text:p>
      <text:p text:style-name="P4">
News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China brought out a satellite with a new rocket carrier</text:span>
</text:h>
      <text:p text:style-name="P4">
Authors: Ukrinform (Person)</text:p>
      <text:p text:style-name="P4">
Publisher: Укринформ (Organization)</text:p>
      <text:p text:style-name="P4">
Published Time: 2023-04-02T21:23:00+03:00</text:p>
      <text:p text:style-name="P4">
Modified Time: 2023-04-02T21:23:00+03:00</text:p>
      <text:p text:style-name="P4">
Description: China made the first launch of the TL-2 Y1 rocket launcher, which delivered a satellite to the Earth's orbit. - Ukrinform.</text:p>
      <text:p text:style-name="P4">
Images: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Tags: ['Китай', 'Космос', 'Ракета', 'Супутник']</text:p>
      <text:p text:style-name="P4">
Type: Article</text:p>
      <!--METADATA-->
      <text:p text:style-name="P4">
<draw:frame draw:style-name="fr1" draw:name="Image196" text:anchor-type="as-char" svg:width="6.9236in" svg:height="3.956343in" draw:z-index="0">
<draw:image xlink:href="../Images/yкринформ/2023-04-02T21-23-00-03-00/630_360_1680458725-430.jpg" xlink:type="simple" xlink:show="embed" xlink:actuate="onLoad" draw:mime-type="image/jpeg"/>
</draw:frame>
The first launch of the TL-2 Y1 rocket launch, which delivered a satellite to the Earth, was the first launch of the TL-2 Y1 launch.</text:p>
      <text:p text:style-name="P4">
About it reports <text:a xlink:type="simple" xlink:href="https://english.news.cn/20230402/425ff50d43f74b95b5ba616ed2eb2185/c.html" text:style-name="Internet_20_link" text:visited-style-name="Visited_20_Internet_20_Link">
</text:a>
, reports Ukrinform.</text:p>
      <text:p text:style-name="P4">
The TL-2 Y1 rocket launcher with the satellite started with the Juzuan Seventh-Niberic Cosport China.</text:p>
      <text:p text:style-name="P4">
<draw:frame draw:style-name="fr1" draw:name="Image197" text:anchor-type="as-char" svg:width="6.9236in" svg:height="4.611226in" draw:z-index="0">
<draw:image xlink:href="../Images/yкринформ/2023-04-02T21-23-00-03-00/1680458725-236.jpg" xlink:type="simple" xlink:show="embed" xlink:actuate="onLoad" draw:mime-type="image/jpeg"/>
</draw:frame>
"Brwered in orbit <text:a xlink:type="simple" xlink:href="https://www.ukrinform.ua/tag-suputnik" text:style-name="Internet_20_link" text:visited-style-name="Visited_20_Internet_20_Link">
</text:a>
It will be predominantly used in experiments on the image of images by means of dysstal sensing and other technical tests, " - the testimony reads.</text:p>
      <text:p text:style-name="P4">
<draw:frame draw:style-name="fr1" draw:name="Image198" text:anchor-type="as-char" svg:width="6.9236in" svg:height="4.615733in" draw:z-index="0">
<draw:image xlink:href="../Images/yкринформ/2023-04-02T21-23-00-03-00/1680458725-559.jpg" xlink:type="simple" xlink:show="embed" xlink:actuate="onLoad" draw:mime-type="image/jpeg"/>
</draw:frame>
It is noted that during the first flight, the overall programquarters and coordination between its systems were checked. Also, according to Xinhua, the parameters of flight conditions were obtained.</text:p>
      <text:p text:style-name="P4">
<text:span text:style-name="T4">
 Read also: </text:span>
 <text:a xlink:type="simple" xlink:href="https://www.ukrinform.ua/rubric-technology/3686228-kitaj-zapustiv-cotiri-meteorologicni-suputniki.html" text:style-name="Internet_20_link" text:visited-style-name="Visited_20_Internet_20_Link">
</text:a>
As it was reported, at the end of March <text:a xlink:type="simple" xlink:href="https://www.ukrinform.ua/rubric-technology/3687509-indijska-raketa-zapustila-na-orbitu-grupu-suputnikiv-zvazku-oneweb.html" text:style-name="Internet_20_link" text:visited-style-name="Visited_20_Internet_20_Link">
</text:a>
The last party of 36 satellites for the online generation of OneWeb.</text:p>
      <text:p text:style-name="P4">
<text:span text:style-name="T5">
Foto: xinhua</text:span>
</text:p>
      <text:p text:style-name="P4">
News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APL: Newcastle won Manchester United and climbed into the LC</text:span>
</text:h>
      <text:p text:style-name="P4">
Authors: Ukrinform (Person)</text:p>
      <text:p text:style-name="P4">
Publisher: Укринформ (Organization)</text:p>
      <text:p text:style-name="P4">
Published Time: 2023-04-02T21:27:14+03:00</text:p>
      <text:p text:style-name="P4">
Modified Time: 2023-04-02T21:27:14+03:00</text:p>
      <text:p text:style-name="P4">
Description: "Magpie" and "Red Devils" have the same number of points in the Championship of England. - Ukrinform.</text:p>
      <text:p text:style-name="P4">
Images: ["<text:a xlink:type="simple" xlink:href="https://static.ukrinform.com/photos/2023_04/thumb_files/630_360_1680459954-504.jpg" text:style-name="Internet_20_link" text:visited-style-name="Visited_20_Internet_20_Link">
630_360_16804...</text:a>
"]</text:p>
      <text:p text:style-name="P4">
Tags: ['Футбол', 'Манчестер Юнайтед', 'АПЛ']</text:p>
      <text:p text:style-name="P4">
Type: Article</text:p>
      <!--METADATA-->
      <text:p text:style-name="P4">
<draw:frame draw:style-name="fr1" draw:name="Image199" text:anchor-type="as-char" svg:width="6.9236in" svg:height="3.956343in" draw:z-index="0">
<draw:image xlink:href="../Images/yкринформ/2023-04-02T21-27-14-03-00/630_360_1680459954-504.jpg" xlink:type="simple" xlink:show="embed" xlink:actuate="onLoad" draw:mime-type="image/jpeg"/>
</draw:frame>
"Magpie" and "Red Devils" have the same number of points in the Championship of England.</text:p>
      <text:p text:style-name="P4">
"Newcastle" at home was overcome by Manchester United 2-0 in the 29th round of the English Premier League, Ukrinform reports.</text:p>
      <text:p text:style-name="P4">
In the "black and white" double the willows.</text:p>
      <text:p text:style-name="P4">
The victory over the MJ allowed the How ward to climb the 4th stage of England's championship. They are ahead of the "red devils" for the best difference in the balls and missed balls.</text:p>
      <text:p text:style-name="P4">
<text:span text:style-name="T4">
 Read also: </text:span>
 <text:a xlink:type="simple" xlink:href="https://www.ukrinform.ua/rubric-sports/3690696-la-lila-real-rozgromiv-valadolid.html" text:style-name="Internet_20_link" text:visited-style-name="Visited_20_Internet_20_Link">
</text:a>
As it was reported, Arsenal heads the APL, having 72 points after 29 mats.</text:p>
      <text:p text:style-name="P4">
Photo: twitter.com/nufc</text:p>
      <text:p text:style-name="P4">
News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The mayor of Khmelnitsky showed the first prayer in Ukrainian in the Pokrovsky Cathedral</text:span>
</text:h>
      <text:p text:style-name="P4">
Authors: Ukrinform (Person)</text:p>
      <text:p text:style-name="P4">
Publisher: Укринформ (Organization)</text:p>
      <text:p text:style-name="P4">
Published Time: 2023-04-02T21:31:00+03:00</text:p>
      <text:p text:style-name="P4">
Modified Time: 2023-04-02T21:31:00+03:00</text:p>
      <text:p text:style-name="P4">
Description: Khmelnytsky Mayor Oleksandr Simchyshyn published a video of the first prayer in Ukrainian for Ukraine and defenders at the Pokrovsky Cathedral of the UOC, which after the scandal with the beating of the military became subordinate to the PCCU. - Ukrinform.</text:p>
      <text:p text:style-name="P4">
Images: ["<text:a xlink:type="simple" xlink:href="https://static.ukrinform.com/photos/2023_04/thumb_files/630_360_1680453134-406.jpg" text:style-name="Internet_20_link" text:visited-style-name="Visited_20_Internet_20_Link">
630_360_16804...</text:a>
"]</text:p>
      <text:p text:style-name="P4">
Tags: ['УПЦ МП', 'Молитва', 'Хмельницький', 'Православна церква України']</text:p>
      <text:p text:style-name="P4">
Type: Article</text:p>
      <!--METADATA-->
      <text:p text:style-name="P4">
<draw:frame draw:style-name="fr1" draw:name="Image200" text:anchor-type="as-char" svg:width="6.9236in" svg:height="3.956343in" draw:z-index="0">
<draw:image xlink:href="../Images/yкринформ/2023-04-02T21-31-00-03-00/630_360_1680453134-406.jpg" xlink:type="simple" xlink:show="embed" xlink:actuate="onLoad" draw:mime-type="image/jpeg"/>
</draw:frame>
Khmelnitsky city chairman Alexander Simchyshyn published a video of the first prayer in the Ukrainian language for Ukraine and defenders at the Pokrovsky Cathedral Cathedral, who after the scandal with the beating of the military went on subordination.</text:p>
      <text:p text:style-name="P4">
The mayor of Khmelnytsky Alexander Simchyshyn reported this in <text:a xlink:type="simple" xlink:href="https://t.me/symchyshyn_oleksandr/5146" text:style-name="Internet_20_link" text:visited-style-name="Visited_20_Internet_20_Link">
</text:a>
, reports Ukrinform.</text:p>
      <text:p text:style-name="P4">
“The first prayer <text:a xlink:type="simple" xlink:href="https://www.ukrinform.ua/tag-ukrainska-mova" text:style-name="Internet_20_link" text:visited-style-name="Visited_20_Internet_20_Link">
</text:a>
For Ukraine, the Ukrainian soldiers in the cathedral. The first tens and ten years!Khmelnytskyi -Krout!Respect everyone!I am proud!Thank you, to all Ukrainians for support!”- Simchyshyn.</text:p>
      <text:p text:style-name="P4">
He noted that a lot of work is ahead of the victory, so it was called to keep your line.</text:p>
      <text:p text:style-name="P4">
Earlier, Simchyshyn reacted sharply to the morning incident with a beating of the military, which occurred at the Pokrovsky Cathedral of the UOC. He said that this event should become an argument for the Verkhovna Rada, to prompt the draft law on the prohibition of the UOC.</text:p>
      <text:p text:style-name="P4">
According to him, at the extraordinary session, the Khmelnytsky City Council ceased to the use of the UOC with all the land plots in the territory of the community, as well as to initiate similar decisions of regional and district councils.</text:p>
      <text:p text:style-name="P4">
As it was reported, on April 2, in Khmelnitsky, the participants of the meeting near the Pokrovsky Cathedral of the UOC voted for the transition of the religious community to the PCCU, the temple was sealed. The priests of the UOC left the territory of the temple. The selected assembly commission describes the property. Then it will be closed and the worship service will not be conducted in East Mobry.</text:p>
      <text:p text:style-name="P4">
On April 3, the commission representatives will carry documents on re -registration of the religious community into the OVA.</text:p>
      <text:p text:style-name="P4">
<text:span text:style-name="T4">
 Read also: </text:span>
 <text:a xlink:type="simple" xlink:href="https://www.ukrinform.ua/rubric-regions/3690643-pobitta-vijskovogo-u-hrami-mer-hmelnickogo-hoce-abi-rada-zaboronila-upc.html" text:style-name="Internet_20_link" text:visited-style-name="Visited_20_Internet_20_Link">
</text:a>
As it was reported, in Khmelnitsky near the Pokrovsky Cathedral of the UOC, where the incident with the beating of the military took place in the morning <text:a xlink:type="simple" xlink:href="https://www.ukrinform.ua/rubric-regions/3690687-u-hmelnickomu-pocalisa-suticki-bila-hramu-de-pobili-vijskovogo-zmi.html" text:style-name="Internet_20_link" text:visited-style-name="Visited_20_Internet_20_Link">
</text:a>
.</text:p>
      <text:p text:style-name="P4">
The UOC reported that protesters "held their illegal fees, which called" <text:a xlink:type="simple" xlink:href="https://www.ukrinform.ua/rubric-regions/3690702-u-hmelnickomu-progolosuvali-za-perehid-kafedralnogo-soboru-upc-mp-do-pcu.html" text:style-name="Internet_20_link" text:visited-style-name="Visited_20_Internet_20_Link">
</text:a>
», Demanding a temple, appealed to law enforcement officers and for chanting the priesthood of the UOC from the cathedral."Before <text:a xlink:type="simple" xlink:href="https://www.ukrinform.ua/rubric-regions/3690671-v-upc-zaavlaut-pro-sturm-soboru-de-vranci-stavsa-incident-z-pobittam-vijskovogo.html" text:style-name="Internet_20_link" text:visited-style-name="Visited_20_Internet_20_Link">
 </text:a>
The fact that the "radicals" began the storm of the Pokrovsky Cathedral of the UOC Uhmelnitsky.</text:p>
      <text:p text:style-name="P4">
<text:a xlink:type="simple" xlink:href="https://www.ukrinform.ua/rubric-regions/3690669-u-hmelnickij-ova-zaklikali-zniziti-gradus-naprugi-navkolo-suticki-u-hrami-upc.html" text:style-name="Internet_20_link" text:visited-style-name="Visited_20_Internet_20_Link">
</text:a>
A surrounding in the UOC temple, during which the military was beaten and the conflict was resolved.</text:p>
      <text:p text:style-name="P4">
<text:span text:style-name="T5">
Foto: Public Khmelnitsky</text:span>
</text:p>
      <text:p text:style-name="P4">
News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Mindrifra will attract an APPL to the post -war census</text:span>
</text:h>
      <text:p text:style-name="P4">
Authors: Ukrinform (Person)</text:p>
      <text:p text:style-name="P4">
Publisher: Укринформ (Organization)</text:p>
      <text:p text:style-name="P4">
Published Time: 2023-04-02T21:48:00+03:00</text:p>
      <text:p text:style-name="P4">
Modified Time: 2023-04-02T21:48:00+03:00</text:p>
      <text:p text:style-name="P4">
Description: The Digital Transformation Ministry plans to join the census after the war and involve information from the registers to simplify the procedure. - Ukrinform.</text:p>
      <text:p text:style-name="P4">
Images: ["<text:a xlink:type="simple" xlink:href="https://static.ukrinform.com/photos/2022_06/thumb_files/630_360_1656503499-838.jpg" text:style-name="Internet_20_link" text:visited-style-name="Visited_20_Internet_20_Link">
630_360_16565...</text:a>
"]</text:p>
      <text:p text:style-name="P4">
Tags: ['Apple', 'Перепис населення', 'Федоров', 'Мінцифри', 'Єдині новини']</text:p>
      <text:p text:style-name="P4">
Type: Article</text:p>
      <!--METADATA-->
      <text:p text:style-name="P4">
<draw:frame draw:style-name="fr1" draw:name="Image201" text:anchor-type="as-char" svg:width="6.9236in" svg:height="3.956343in" draw:z-index="0">
<draw:image xlink:href="../Images/yкринформ/2023-04-02T21-48-00-03-00/630_360_1656503499-838.jpg" xlink:type="simple" xlink:show="embed" xlink:actuate="onLoad" draw:mime-type="image/jpeg"/>
</draw:frame>
The Ministry of Digital Transformation plans to join the census after the war and involve information from registers to simplify the process.</text:p>
      <text:p text:style-name="P4">
According to Ukrinform, the Viceremier on innovation, the development of education, the science of technology - the Minister of Digital Transformation Mikhail Fedorov said in the Eviritoleorphone "Unified News".</text:p>
      <text:p text:style-name="P4">
“After our victory, you will need to conduct the census of the population. But the mipoo rethinks the approach to that. And we understand that a lot of information can be maintained through verification in the registers, so as not to pull our citizens and fail that it can be seen thanks to the depersonalized synchronization of certain registers, ”the official said.</text:p>
      <text:p text:style-name="P4">
According to him, to <text:a xlink:type="simple" xlink:href="https://www.ukrinform.ua/tag-perepis-naselenna" text:style-name="Internet_20_link" text:visited-style-name="Visited_20_Internet_20_Link">
</text:a>
The Ministry plans to attract APple.</text:p>
      <text:p text:style-name="P4">
<text:span text:style-name="T4">
 Read also: </text:span>
 <text:a xlink:type="simple" xlink:href="https://www.ukrinform.ua/rubric-technology/3686102-mincifri-pogliblue-tehnologicnu-spivpracu-z-evropou.html" text:style-name="Internet_20_link" text:visited-style-name="Visited_20_Internet_20_Link">
</text:a>
"It will be one of the most modern and innovative censuses in the world **," Fedorov added.</text:p>
      <text:p text:style-name="P4">
It was reported that the All -Ukrainian Census, which was planned to be held in 20123, will take place after the war.</text:p>
      <text:p text:style-name="P4">
News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The Russians during the day fired four communities of Sumy region</text:span>
</text:h>
      <text:p text:style-name="P4">
Authors: Ukrinform (Person)</text:p>
      <text:p text:style-name="P4">
Publisher: Укринформ (Organization)</text:p>
      <text:p text:style-name="P4">
Published Time: 2023-04-02T22:11:00+03:00</text:p>
      <text:p text:style-name="P4">
Modified Time: 2023-04-02T22:11:00+03:00</text:p>
      <text:p text:style-name="P4">
Description: Russian troops on Sunday, April 2, fired at four territorial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02" text:anchor-type="as-char" svg:width="6.9236in" svg:height="3.956343in" draw:z-index="0">
<draw:image xlink:href="../Images/yкринформ/2023-04-02T22-11-00-03-00/630_360_1669987737-966.jpg" xlink:type="simple" xlink:show="embed" xlink:actuate="onLoad" draw:mime-type="image/jpeg"/>
</draw:frame>
On Sunday, April 2, Ruskivska fired at four territorial communities of the Sumy region.</text:p>
      <text:p text:style-name="P4">
According to Ukrinform, the Sumy Regional Military Administration reports in <text:a xlink:type="simple" xlink:href="https://t.me/Sumy_news_ODA/15210" text:style-name="Internet_20_link" text:visited-style-name="Visited_20_Internet_20_Link">
</text:a>
.</text:p>
      <text:p text:style-name="P4">
“During the day, the Russians made <text:a xlink:type="simple" xlink:href="https://www.ukrinform.ua/tag-obstril" text:style-name="Internet_20_link" text:visited-style-name="Visited_20_Internet_20_Link">
</text:a>
territories of 4 communities of Sumy region: Belopil, Krasnopil, Yunak, Khotinskaya, ”the message reads.</text:p>
      <text:p text:style-name="P4">
In the territory of the Yunak Community, the Russians beat the mortar - 20 hits. "As a result of the shelling, the premises of the agricultural enterprise were damaged: a farm building, a refrigeration equipment and a line of power grid," - the message reads.</text:p>
      <text:p text:style-name="P4">
In the Hotin community as a result of mortar shelling(12 hits)Damaged private homes.</text:p>
      <text:p text:style-name="P4">
Two enemy shelling of mortar - 17 reaches was recorded in the Belopil community.</text:p>
      <text:p text:style-name="P4">
<text:span text:style-name="T4">
 Read also: </text:span>
 <text:a xlink:type="simple" xlink:href="https://www.ukrinform.ua/rubric-ato/3690338-rosiani-trici-obstrilali-prikordonna-cernigivsini-i-sumsini-14-prilotiv.html" text:style-name="Internet_20_link" text:visited-style-name="Visited_20_Internet_20_Link">
</text:a>
In addition, the Russians made firing with PTRK(A managed rocket)On the territory of the Krasnopil community, as well as mortar shelling - 2 hits.</text:p>
      <text:p text:style-name="P4">
As reported by Ukrinform, the army of the Russian Federation fired at the Simoblasts of Ukraine a day.</text:p>
      <text:p text:style-name="P4">
News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The UN Security Council needs reform - Czech Foreign Minister</text:span>
</text:h>
      <text:p text:style-name="P4">
Authors: Ukrinform (Person)</text:p>
      <text:p text:style-name="P4">
Publisher: Укринформ (Organization)</text:p>
      <text:p text:style-name="P4">
Published Time: 2023-04-02T22:34:00+03:00</text:p>
      <text:p text:style-name="P4">
Modified Time: 2023-04-02T22:34:00+03:00</text:p>
      <text:p text:style-name="P4">
Description: The Czech Foreign Minister Jan Lipavsky considers it necessary to reform the UN Security Council because the aggressor state cannot preserve in this structure. - Ukrinform.</text:p>
      <text:p text:style-name="P4">
Images: ["<text:a xlink:type="simple" xlink:href="https://static.ukrinform.com/photos/2022_08/thumb_files/630_360_1661948906-855.jpg" text:style-name="Internet_20_link" text:visited-style-name="Visited_20_Internet_20_Link">
630_360_16619...</text:a>
"]</text:p>
      <text:p text:style-name="P4">
Tags: ['Чехія', 'Олімпіада', 'росія', 'Радбез ООН', 'Війна з росією']</text:p>
      <text:p text:style-name="P4">
Type: Article</text:p>
      <!--METADATA-->
      <text:p text:style-name="P4">
<draw:frame draw:style-name="fr1" draw:name="Image203" text:anchor-type="as-char" svg:width="6.9236in" svg:height="3.956343in" draw:z-index="0">
<draw:image xlink:href="../Images/yкринформ/2023-04-02T22-34-00-03-00/630_360_1661948906-855.jpg" xlink:type="simple" xlink:show="embed" xlink:actuate="onLoad" draw:mime-type="image/jpeg"/>
</draw:frame>
Czech Ministers Jan Lipavsky considers it necessary to reform the UN Rada, since the aggressor state cannot preserve in this structure.</text:p>
      <text:p text:style-name="P4">
Lipavsky expressed this opinion in <text:a xlink:type="simple" xlink:href="https://twitter.com/JanLipavsky/status/1642478054059458561" text:style-name="Internet_20_link" text:visited-style-name="Visited_20_Internet_20_Link">
</text:a>
, reports Ukrinform.</text:p>
      <text:p text:style-name="P4">
“I agree with the President of Ukraine Zelensky that the UN Security Council needs to be reformed. The last testimony to this is the fact that an institution that must ensure peace is headed by a state that violates the statute <text:a xlink:type="simple" xlink:href="https://www.ukrinform.ua/tag-oon" text:style-name="Internet_20_link" text:visited-style-name="Visited_20_Internet_20_Link">
</text:a>
But threatens the safety of the whole world, ”the Czech Foreign Minister wrote.</text:p>
      <text:p text:style-name="Quotations">

<text:p text:style-name="P4">
I Agree with <text:a xlink:type="simple" xlink:href="https://twitter.com/ZelenskyyUa" text:style-name="Internet_20_link" text:visited-style-name="Visited_20_Internet_20_Link">
</text:a>
that&gt;
 the UN Security Council needs reforming. The latest evidence of that is the&gt;
 fact that the institution supposed to ensure peace is being presided over by&gt;
 a state that is violating the UN Charter 🇺🇳and threating the security of the&gt;
 entire world.&gt;
&gt;
 — Jan Lipavský(@JanLipavsky) <text:a xlink:type="simple" xlink:href="https://twitter.com/JanLipavsky/status/1642478054059458561" text:style-name="Internet_20_link" text:visited-style-name="Visited_20_Internet_20_Link">
&gt;
 </text:a>
Otherwise <text:a xlink:type="simple" xlink:href="http://twitter.com/JanLipavsky/status/1642520742485975042" text:style-name="Internet_20_link" text:visited-style-name="Visited_20_Internet_20_Link">
</text:a>
He also spoke against the participation of Russian athletes in the Olympiad.</text:p>

</text:p>
      <text:p text:style-name="P4">
“Russian soldiers have already killed 262 Ukrainian athletes and destroyed 363 sports facilities. They confirm daily that Russia has nothing to do at the Olympics, ”Lipavsky stressed.</text:p>
      <text:p text:style-name="P4">
<text:span text:style-name="T4">
 Read also: </text:span>
 <text:a xlink:type="simple" xlink:href="https://www.ukrinform.ua/rubric-polytics/3674327-glava-mzs-cehii-zasterig-vid-sprob-zalisitisa-ostoron-u-pitanni-vijni-rf-proti-ukraini.html" text:style-name="Internet_20_link" text:visited-style-name="Visited_20_Internet_20_Link">
</text:a>
As it was reported, since April 1, Russia has been presiding on the UN Security Council April. This provides, in particular, that it to determine the agenda of the meetings of the body.</text:p>
      <text:p text:style-name="P4">
News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Chelsea released Graham Potter</text:span>
</text:h>
      <text:p text:style-name="P4">
Authors: Ukrinform (Person)</text:p>
      <text:p text:style-name="P4">
Publisher: Укринформ (Organization)</text:p>
      <text:p text:style-name="P4">
Published Time: 2023-04-02T22:43:10+03:00</text:p>
      <text:p text:style-name="P4">
Modified Time: 2023-04-02T22:43:10+03:00</text:p>
      <text:p text:style-name="P4">
Description: Graham Potter left the position of chelsea head coach. - Ukrinform.</text:p>
      <text:p text:style-name="P4">
Images: ["<text:a xlink:type="simple" xlink:href="https://static.ukrinform.com/photos/2023_04/thumb_files/630_360_1680464521-226.jpg" text:style-name="Internet_20_link" text:visited-style-name="Visited_20_Internet_20_Link">
630_360_16804...</text:a>
"]</text:p>
      <text:p text:style-name="P4">
Tags: ['Челсі', 'Футбол']</text:p>
      <text:p text:style-name="P4">
Type: Article</text:p>
      <!--METADATA-->
      <text:p text:style-name="P4">
<draw:frame draw:style-name="fr1" draw:name="Image204" text:anchor-type="as-char" svg:width="6.9236in" svg:height="3.956343in" draw:z-index="0">
<draw:image xlink:href="../Images/yкринформ/2023-04-02T22-43-10-03-00/630_360_1680464521-226.jpg" xlink:type="simple" xlink:show="embed" xlink:actuate="onLoad" draw:mime-type="image/jpeg"/>
</draw:frame>
Grempotter left the position of chelsea head coach.</text:p>
      <text:p text:style-name="P4">
This was reported on the official <text:a xlink:type="simple" xlink:href="https://www.chelseafc.com/en" text:style-name="Internet_20_link" text:visited-style-name="Visited_20_Internet_20_Link">
</text:a>
Aristocrats, Ukrinform reports.</text:p>
      <text:p text:style-name="P4">
Acting head coach "Aristocrats" appointed a brusal. The club thanked Potter for his work and wished success in the future.</text:p>
      <text:p text:style-name="P4">
47-year-old Graham Potter headed Chelsea on September 8, 2022 after the release of Tuhel. Before that he trained Brighton. With it, the team reached the 1st/4th finals of the Champions League, where it will play with Real Madrid.</text:p>
      <text:p text:style-name="P4">
<text:span text:style-name="T4">
 Read also: </text:span>
 <text:a xlink:type="simple" xlink:href="https://www.ukrinform.ua/rubric-sports/3690657-lester-zvilniv-brendana-rodzersa.html" text:style-name="Internet_20_link" text:visited-style-name="Visited_20_Internet_20_Link">
</text:a>
It was reported that in the Championship of England Chelsea ranks 11th - 38 points in 28 matches. On April 1, the team at home gave way to "Aston Willy"(0:2).</text:p>
      <text:p text:style-name="P4">
Фото: Getty Images</text:p>
      <text:p text:style-name="P4">
News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Russian nuclear weapons will "push" to the western border of Belarus - Ambassador</text:span>
</text:h>
      <text:p text:style-name="P4">
Authors: Ukrinform (Person)</text:p>
      <text:p text:style-name="P4">
Publisher: Укринформ (Organization)</text:p>
      <text:p text:style-name="P4">
Published Time: 2023-04-02T22:53:00+03:00</text:p>
      <text:p text:style-name="P4">
Modified Time: 2023-04-02T22:53:00+03:00</text:p>
      <text:p text:style-name="P4">
Description: The tactical nuclear weapons that Moscow intends to place in Belarus will be stationed closer to its western border. - Ukrinform.</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Гризлов', 'Ядерна зброя', 'росія']</text:p>
      <text:p text:style-name="P4">
Type: Article</text:p>
      <!--METADATA-->
      <text:p text:style-name="P4">
<draw:frame draw:style-name="fr1" draw:name="Image205" text:anchor-type="as-char" svg:width="6.9236in" svg:height="3.956343in" draw:z-index="0">
<draw:image xlink:href="../Images/yкринформ/2023-04-02T22-53-00-03-00/630_360_1603607635-345.jpg" xlink:type="simple" xlink:show="embed" xlink:actuate="onLoad" draw:mime-type="image/jpeg"/>
</draw:frame>
The tactical nuclear weapons, which Moscow intends to place in Belarus, will be deployed to its western border.</text:p>
      <text:p text:style-name="P4">
This was stated by Russian ambassador to Belarus Boris Grizlov, Ukrinform reports to <text:a xlink:type="simple" xlink:href="https://www.interfax.ru/world/894051" text:style-name="Internet_20_link" text:visited-style-name="Visited_20_Internet_20_Link">
</text:a>
.</text:p>
      <text:p text:style-name="P4">
"She(Nuclear weapons - ed.)It will be drawn to the western borders of our union state and will increase the ability to ensure our security. It is built, despite the noise in Europe and the US, "he said.</text:p>
      <text:p text:style-name="P4">
According to the Russian diplomat, "as ever it is important to parity in the issue of disposal of nuclear weapons in the world."</text:p>
      <text:p text:style-name="P4">
"If we talk about the placement of American <text:a xlink:type="simple" xlink:href="https://www.ukrinform.ua/tag-aderna-zbroa" text:style-name="Internet_20_link" text:visited-style-name="Visited_20_Internet_20_Link">
</text:a>
In the countries of Europe - Italy, Belgium, the Netherlands, Germany, Turkey - so we must take actions that will increase the security of our union state, "Grizlov said.</text:p>
      <text:p text:style-name="P4">
<text:span text:style-name="T4">
 Read also: </text:span>
 <text:a xlink:type="simple" xlink:href="https://www.ukrinform.ua/rubric-ato/3690089-zelenskij-pro-adernu-zbrou-rf-u-bilorusi-signal-govorit-pro-nevdalu-zustric-iz-kitaem.html" text:style-name="Internet_20_link" text:visited-style-name="Visited_20_Internet_20_Link">
</text:a>
He added that "Russia and Belarus are the territory of the Union State, which is a lawyer, unlike the territory of the countries where the United States place their nuclear collection."</text:p>
      <text:p text:style-name="P4">
As reported by Ukrinform, on March 25, Vladimir Putin, in respect of which the MCS Viovavoder for arrest, stated that Russia would accommodate tactical nuclear weapons in Belarus. In February, he announced the "suspension" of Moscow's participation in the contract of strategic offenses.</text:p>
      <text:p text:style-name="P4">
News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The current President of Montenegro is inferior to the opponent in the second round of elections</text:span>
</text:h>
      <text:p text:style-name="P4">
Authors: Ukrinform (Person)</text:p>
      <text:p text:style-name="P4">
Publisher: Укринформ (Organization)</text:p>
      <text:p text:style-name="P4">
Published Time: 2023-04-02T23:16:00+03:00</text:p>
      <text:p text:style-name="P4">
Modified Time: 2023-04-02T23:16:00+03:00</text:p>
      <text:p text:style-name="P4">
Description: In the elections of Montenegro President, according to preliminary results, the candidate from Serbia and Russia Yakov Milatovich won. - Ukrinform.</text:p>
      <text:p text:style-name="P4">
Images: ["<text:a xlink:type="simple" xlink:href="https://static.ukrinform.com/photos/2019_01/thumb_files/630_360_1547796948-351.jpg" text:style-name="Internet_20_link" text:visited-style-name="Visited_20_Internet_20_Link">
630_360_15477...</text:a>
"]</text:p>
      <text:p text:style-name="P4">
Tags: ['Президент', 'Сербія', 'Вибори', 'Чорногорія']</text:p>
      <text:p text:style-name="P4">
Type: Article</text:p>
      <!--METADATA-->
      <text:p text:style-name="P4">
<draw:frame draw:style-name="fr1" draw:name="Image206" text:anchor-type="as-char" svg:width="6.9236in" svg:height="3.956343in" draw:z-index="0">
<draw:image xlink:href="../Images/yкринформ/2023-04-02T23-16-00-03-00/630_360_1547796948-351.jpg" xlink:type="simple" xlink:show="embed" xlink:actuate="onLoad" draw:mime-type="image/jpeg"/>
</draw:frame>
According to preliminary results, the candidate of Serbia and Russia Yakov Milatovich won the election president of Montenegro.</text:p>
      <text:p text:style-name="P4">
As Ukrinform reports, it reports <text:a xlink:type="simple" xlink:href="https://www.radiosvoboda.org/a/news-chornohoriya-vybory-prezydenta-rezultaty/32346162.html" text:style-name="Internet_20_link" text:visited-style-name="Visited_20_Internet_20_Link">
</text:a>
.</text:p>
      <text:p text:style-name="P4">
For Yakov Milatovich, who went on a second round together with the current President Milojukanovich, about 60% of 542 thousand voters voted. The turnover of the polling stations was 70%.</text:p>
      <text:p text:style-name="P4">
«Milatovich acted under the slogan" Europe now ". However, it was supported by the Prospereb -Pro -Space Parties and the Serbian Orthodox Church, those forces have tried to destabilize Montenegro, to expand its enrollment with Belgrade and Moscow, and thus slow down its accession to the EU, ”the message is in the message.</text:p>
      <text:p text:style-name="P4">
<text:span text:style-name="T4">
 Read also: </text:span>
 <text:a xlink:type="simple" xlink:href="https://www.ukrinform.ua/rubric-world/3609583-prezident-cornogorii-vetuvav-popravki-do-zakonu-aki-obmezuut-jogo-povnovazenna.html" text:style-name="Internet_20_link" text:visited-style-name="Visited_20_Internet_20_Link">
</text:a>
In the case of approval of the election results, Milatovich will head <text:a xlink:type="simple" xlink:href="https://www.ukrinform.ua/tag-cornogoria" text:style-name="Internet_20_link" text:visited-style-name="Visited_20_Internet_20_Link">
</text:a>
over the next five years.</text:p>
      <text:p text:style-name="P4">
As it was reported, March 19 in Montenegro <text:a xlink:type="simple" xlink:href="https://www.ukrinform.ua/rubric-world/3684649-u-drugij-tur-prezidentskih-viboriv-u-cornogorii-projsli-proevropejski-kandidati.html" text:style-name="Internet_20_link" text:visited-style-name="Visited_20_Internet_20_Link">
</text:a>
. According to his results, President Milo Dzhukanovich and the Candidate from the Movement "Europe now" Yakovmlatovich came out in the second round.</text:p>
      <text:p text:style-name="P4">
News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In Ukraine, almost a week will rain, in the afternoon from 0 to +15</text:span>
</text:h>
      <text:p text:style-name="P4">
Authors: Ukrinform (Person)</text:p>
      <text:p text:style-name="P4">
Publisher: Укринформ (Organization)</text:p>
      <text:p text:style-name="P4">
Published Time: 2023-04-02T23:36:00+03:00</text:p>
      <text:p text:style-name="P4">
Modified Time: 2023-04-02T23:36:00+03:00</text:p>
      <text:p text:style-name="P4">
Description: Rain is expected in Ukraine on Monday, April 3. The daytime temperature will be from 0 to 15 ° heat.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207" text:anchor-type="as-char" svg:width="6.9236in" svg:height="3.956343in" draw:z-index="0">
<draw:image xlink:href="../Images/yкринформ/2023-04-02T23-36-00-03-00/630_360_1609397815-516.jpg" xlink:type="simple" xlink:show="embed" xlink:actuate="onLoad" draw:mime-type="image/jpeg"/>
</draw:frame>
Rain is expected in Ukraine, April 3. The daytime temperature will be 0 to 15 ° heat.</text:p>
      <text:p text:style-name="P4">
Ukrinform was reported at Ukrhydromet Center</text:p>
      <text:p text:style-name="P4">
"April 3 is cloudy. In the western regions, wet snow, on the roads of locations; temperature at night from 3 ° heat to 2 ° frost, in the daytime 0-5 ° heat. Finally the territory <text:a xlink:type="simple" xlink:href="https://www.ukrinform.ua/tag-dos" text:style-name="Internet_20_link" text:visited-style-name="Visited_20_Internet_20_Link">
</text:a>
; The temperature at night is 2-7 ° heat, in the afternoon 4-9 °, in the eastern regions 7-12 °, in the south of the country up to 15 ° "," is in the message.</text:p>
      <text:p text:style-name="P4">
Tomorrow is rain in Kiev and the capital region. In Kyiv region, 2-7 ° heat is expected at night, 4-9 ° in the daytime, 4-6 ° in the capital will be 4-6 °, 6-8 ° in the daytime.</text:p>
      <text:p text:style-name="P4">
On April 4-5, wet snow is forecast in the west of Ukraine, in the rest of the territory -day. Temperature in the western, Zhytomyr and Vinnytsia regions at night 0-5 ° frost, in the Carpathians up to 10 ° frost, in the afternoon 0-5 ° heat; In the rest of the territory at night 1-6 ° heat, in the afternoon from 4 to 17 ° heat.</text:p>
      <text:p text:style-name="P4">
In the capital and in the Kyiv region on April 4 without significant rainfall, on April 5, sometimes rain. The UKIiv region is expected at night 1-6 ° heat; In the afternoon 4-9 ° heat, 5 April 7-12 °. In Kiev at night 4-6 ° heat; In the afternoon of April 4, 6-8 ° C, April 5 ,8-10 °.</text:p>
      <text:p text:style-name="P4">
<text:span text:style-name="T4">
 Read also: </text:span>
 <text:a xlink:type="simple" xlink:href="https://www.ukrinform.ua/rubric-kyiv/3689005-u-kievi-zafiksuvali-rekord-maksimalnoi-svidkosti-vitru.html" text:style-name="Internet_20_link" text:visited-style-name="Visited_20_Internet_20_Link">
</text:a>
April 6-7 in Ukraine sometimes rain, in the west of a country with wet snow. The temperature in the western regions at night 0-5 ° heat, in the afternoon 2-8 ° heat, in Transcarpathia at night 2 ° heat to 3 ° frost, in the afternoon 0-5 ° heat; In the rest of the territory at night 3-9 ° heat, in the afternoon 6-12 °, in the east up to 14 °.</text:p>
      <text:p text:style-name="P4">
Slight or moderate rains are expected in the capital and in the Kiev region. Nakyev region will be 3-8 ° warm at night, 7-12 ° in the afternoon, 5-7 ° heat in Kiev at night, 9-11 ° in the afternoon.</text:p>
      <text:p text:style-name="P4">
News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Dovbik and Grigorchuk are the best in the 19th round of UPL</text:span>
</text:h>
      <text:p text:style-name="P4">
Authors: Ukrinform (Person)</text:p>
      <text:p text:style-name="P4">
Publisher: Укринформ (Organization)</text:p>
      <text:p text:style-name="P4">
Published Time: 2023-04-02T23:41:00+03:00</text:p>
      <text:p text:style-name="P4">
Modified Time: 2023-04-02T23:41:00+03:00</text:p>
      <text:p text:style-name="P4">
Description: The Ukrainian Premier League (UPL) has announced the names of the best player and coach of the 19th round of the football championship, which were identified in the survey of representatives of the expert council. - Ukrinform.</text:p>
      <text:p text:style-name="P4">
Images: ["<text:a xlink:type="simple" xlink:href="https://static.ukrinform.com/photos/2023_04/thumb_files/630_360_1680468077-687.jpg" text:style-name="Internet_20_link" text:visited-style-name="Visited_20_Internet_20_Link">
630_360_16804...</text:a>
"]</text:p>
      <text:p text:style-name="P4">
Tags: ['Футбол', "Прем'єр-ліга"]</text:p>
      <text:p text:style-name="P4">
Type: Article</text:p>
      <!--METADATA-->
      <text:p text:style-name="P4">
<draw:frame draw:style-name="fr1" draw:name="Image208" text:anchor-type="as-char" svg:width="6.9236in" svg:height="3.956343in" draw:z-index="0">
<draw:image xlink:href="../Images/yкринформ/2023-04-02T23-41-00-03-00/630_360_1680468077-687.jpg" xlink:type="simple" xlink:show="embed" xlink:actuate="onLoad" draw:mime-type="image/jpeg"/>
</draw:frame>
Ukrainian Premier-League(UPL)She announced the names of the best player and trainer of the 19th Turufutball Championship, which were identified in the survey of representatives of the Expert Council.</text:p>
      <text:p text:style-name="P4">
As the official informs <text:a xlink:type="simple" xlink:href="https://upl.ua/ua/news/view/7002" text:style-name="Internet_20_link" text:visited-style-name="Visited_20_Internet_20_Link">
</text:a>
UPL, the best freak of the last round of the Ukrainian championship was recognized as Dnipro-1 striker Artem Dovbik, who was distinguished by a hat trick in the match of the Anti-Kharkiv Metalist 1925(3:0), reports Ukrinform.</text:p>
      <text:p text:style-name="P4">
<text:span text:style-name="T4">
 Read also: </text:span>
 <text:a xlink:type="simple" xlink:href="https://www.ukrinform.ua/rubric-sports/3690641-upl-sahtar-vtrativ-ocki-zora-peremogla.html" text:style-name="Internet_20_link" text:visited-style-name="Visited_20_Internet_20_Link">
</text:a>
The best trainer of the tour was the mentor of the Odessa "Chernomorets" Roman Grigorchuk. Its wards played a draw with Donetsk "Shakhtar"(2:2).</text:p>
      <text:p text:style-name="P4">
<text:span text:style-name="T4">
Читайте також:</text:span>
 <text:a xlink:type="simple" xlink:href="https://www.ukrinform.ua/rubric-sports/3690623-dnipro1-rozgromiv-metalist1925-v-upl.html" text:style-name="Internet_20_link" text:visited-style-name="Visited_20_Internet_20_Link">
 </text:a>
The expert council this time included Leonid Buryak, Oleg Venglinsky, Sergey Nagornyak, Jozef Sabo, Alexander Sopko, Oleg Fedorchuk, Anatoliy Chantsev, Stepan Yurchyshyn and Igor Yavorsky.</text:p>
      <text:p text:style-name="P4">
Photo: UPL.</text:p>
      <text:p text:style-name="P4">
News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In Russia, the suspect was detained in the murder of Tatarsky War - Media</text:span>
</text:h>
      <text:p text:style-name="P4">
Authors: Ukrinform (Person)</text:p>
      <text:p text:style-name="P4">
Publisher: Укринформ (Organization)</text:p>
      <text:p text:style-name="P4">
Published Time: 2023-04-02T23:58:00+03:00</text:p>
      <text:p text:style-name="P4">
Modified Time: 2023-04-02T23:58:00+03:00</text:p>
      <text:p text:style-name="P4">
Description: On suspicion of the murder of the Russian "military" Vladlen Tatarsky, a resident of St. Petersburg Dari Trepov was detained. - Ukrinform.</text:p>
      <text:p text:style-name="P4">
Images: ["<text:a xlink:type="simple" xlink:href="https://static.ukrinform.com/photos/2023_04/thumb_files/630_360_1680453135-963.jpg" text:style-name="Internet_20_link" text:visited-style-name="Visited_20_Internet_20_Link">
630_360_16804...</text:a>
"]</text:p>
      <text:p text:style-name="P4">
Tags: ['Вибух', 'росія', 'Вбивство', 'Затримання']</text:p>
      <text:p text:style-name="P4">
Type: Article</text:p>
      <!--METADATA-->
      <text:p text:style-name="P4">
<draw:frame draw:style-name="fr1" draw:name="Image209" text:anchor-type="as-char" svg:width="6.9236in" svg:height="3.956343in" draw:z-index="0">
<draw:image xlink:href="../Images/yкринформ/2023-04-02T23-58-00-03-00/630_360_1680453135-963.jpg" xlink:type="simple" xlink:show="embed" xlink:actuate="onLoad" draw:mime-type="image/jpeg"/>
</draw:frame>
Suspect in the murder of the Russian "military" Vladlen Tatarsky, a delayed living officer of St. Petersburg Dari Trepov.</text:p>
      <text:p text:style-name="P4">
As Ukrinform reports, it reports <text:a xlink:type="simple" xlink:href="https://www.interfax-russia.ru/northwest/news/podozrevaemaya-v-ubiystve-voenkora-tatarskogo-zaderzhana" text:style-name="Internet_20_link" text:visited-style-name="Visited_20_Internet_20_Link">
</text:a>
.</text:p>
      <text:p text:style-name="P4">
"On suspicion of the murder of Tatar was detained by Darri Trepov, in 1997, she was taken to the investigator, said the agency's interlocutor. In words, the investigation has reason to believe that Trepova brought to a caferobic with a bust of Tatar, in which an explosive device was mounted, ” -he will be in the message.</text:p>
      <text:p text:style-name="P4">
With reference to the Ministry of Health of the Russian Federation it is noted that from <text:a xlink:type="simple" xlink:href="https://www.ukrinform.ua/tag-vibuh" text:style-name="Internet_20_link" text:visited-style-name="Visited_20_Internet_20_Link">
</text:a>
25 people were injured, 24 of them were hospitalized.</text:p>
      <text:p text:style-name="P4">
On this fact, the Investigative Committee of Russia opened a criminal case under the article of the in general way.</text:p>
      <text:p text:style-name="P4">
As specifies <text:a xlink:type="simple" xlink:href="https://t.me/s/nexta_live" text:style-name="Internet_20_link" text:visited-style-name="Visited_20_Internet_20_Link">
</text:a>
, Roszma reported that it was treated on February 24 at an anti -war rally. "There was a trial under a standard mental article," the post indicates.</text:p>
      <text:p text:style-name="P4">
<text:span text:style-name="T4">
 Read also: </text:span>
 <text:a xlink:type="simple" xlink:href="https://www.ukrinform.ua/rubric-world/3690708-bombu-zaklali-u-podarovanij-voenkoru-tatarskomu-pozolocenij-bust.html" text:style-name="Internet_20_link" text:visited-style-name="Visited_20_Internet_20_Link">
</text:a>
We will remind, in the evening of April 2 in the Vasileostrovsky district of St. Petersburg in the cafe "Streetbar", which belongs to Yevgeny Prigogine, <text:a xlink:type="simple" xlink:href="https://www.ukrinform.ua/rubric-world/3690689-u-peterburzi-stavsa-vibuh-u-kafe-prigozina-zaginuv-voenkor-tatarskij.html" text:style-name="Internet_20_link" text:visited-style-name="Visited_20_Internet_20_Link">
</text:a>
. The explosion was propagandist.</text:p>
      <text:p text:style-name="P4">
News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In Kharkiv, Support Support Supports cleared 145 hectares of agricultural land</text:span>
</text:h>
      <text:p text:style-name="P4">
Author: ['АРМІЯINFORM']</text:p>
      <text:p text:style-name="P4">
Time: 2023-04-02T55:00:00-04:00</text:p>
      <text:p text:style-name="P4">
Description: About the General Headquarters of the ZS Ukrainian. INSENER-SAMENTS PIDRODROLS ... War with Ukraine 2022, War with Ukraine Latest news today, News War with Ukraine 2022 Last for today, will there be a war between Ukraine and Russia, and when, there will be a war with Ukraine in 2022, whether it will be, will it be The war with Ukraine in the near future says, the war with Ukraine, Ukrainian news today, Ukrainian news in Ukrainian media in Russian</text:p>
      <text:p text:style-name="P4">
Images: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Tags: ['STOPRUSSIA', 'АГРЕСІЯ РФ', 'ВІЙНА', 'ВТОРГНЕННЯ РФ', 'РОЗМІНУВАННЯ', 'СУХОПУТНІ ВІЙСЬКА ЗС УКРАЇНИ']</text:p>
      <text:p text:style-name="P4">
Category: News</text:p>
      <!--METADATA-->
      <text:p text:style-name="P4">
<draw:frame draw:style-name="fr1" draw:name="Image210" text:anchor-type="as-char" svg:width="6.9236in" svg:height="5.293508in" draw:z-index="0">
<draw:image xlink:href="../Images/AРМІЯINFORM/2023-04-02T55-00-00-04-00/4.jpg" xlink:type="simple" xlink:show="embed" xlink:actuate="onLoad" draw:mime-type="image/jpeg"/>
</draw:frame>
About it <text:a xlink:type="simple" xlink:href="https://www.facebook.com/GeneralStaff.ua/posts/pfbid0929FTcbU3QRTLuxRNj1HmQSbvd4ZnHjEffuFqw6ApcRqwxEcD7oSJvLEffKt4vqBl" text:style-name="Internet_20_link" text:visited-style-name="Visited_20_Internet_20_Link">
reports</text:a>
The General Staff of the Armed Forces of Ukraine.</text:p>
      <text:p text:style-name="P4">
Engineering-and-Support units of the Command of Support forces of Armed Forces to date have been performed a considerable amount of work on cleaning the liberated terminatories from explosive objects(GNP).</text:p>
      <text:p text:style-name="P4">
<draw:frame draw:style-name="fr1" draw:name="Image211" text:anchor-type="as-char" svg:width="6.9236in" svg:height="6.9236in" draw:z-index="0">
<draw:image xlink:href="../Images/AРМІЯINFORM/2023-04-02T55-00-00-04-00/338283292_899316818011731_1709447214957619959_n.jpg" xlink:type="simple" xlink:show="embed" xlink:actuate="onLoad" draw:mime-type="image/jpeg"/>
</draw:frame>
Thus, in the Kharkiv region, 145 hazards, 21.33 ha of forest areas, almost 171 km of line -electric programs, 40 km of gas pipelines, 192 km of roads, 239 000 sq.mq. different buildings. 6 044 GNP was disposed of and destroyed.</text:p>
      <text:p text:style-name="P4">
The sappers of the Armed Forces of the Armed Forces also operate in the territory of the communities of Kherson region, which are redeemed from occupation. More than 1189 casage land was cleared from GNP, almost 78 square meters of buildings, 5 facilities were checked. 4 095 GNP was damaged and destroyed.</text:p>
      <text:p text:style-name="P4">
<text:a xlink:type="simple" xlink:href="https://armyinform.com.ua/wp-content/uploads/2023/04/338594153_108499712206764_3862288127389226495_n.jpg" text:style-name="Internet_20_link" text:visited-style-name="Visited_20_Internet_20_Link">
!(Images/AРМІЯINFORM/2023-04-02T55-00-00-04-00/338594153_108499712206764_3862288127389226495_n-150x150.jpg)</text:a>
</text:p>
      <text:p text:style-name="P4">
<text:a xlink:type="simple" xlink:href="https://armyinform.com.ua/wp-content/uploads/2023/04/339428951_213765661340315_2825176506893096352_n.jpg" text:style-name="Internet_20_link" text:visited-style-name="Visited_20_Internet_20_Link">
<draw:frame draw:style-name="fr1" draw:name="Image212" text:anchor-type="as-char" svg:width="6.9236in" svg:height="6.9236in" draw:z-index="0">
<draw:image xlink:href="../Images/AРМІЯINFORM/2023-04-02T55-00-00-04-00/339428951_213765661340315_2825176506893096352_n-150x150.jpg" xlink:type="simple" xlink:show="embed" xlink:actuate="onLoad" draw:mime-type="image/jpeg"/>
</draw:frame>
</text:a>
More than 20 demining groups are involved in the tasks, and the calculation of the remote-marked Bozena-5 demining system will also work.</text:p>
      <text:p text:style-name="P4">
The sappers work day and night, under all weather conditions, which is closer to the nourishment!</text:p>
      <text:p text:style-name="P4">
News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Europol identified 150 suspects of military crimes in Ukraine</text:span>
</text:h>
      <text:p text:style-name="P4">
Author: ['АРМІЯINFORM']</text:p>
      <text:p text:style-name="P4">
Time: 2023-04-02T56: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f7bc74c-4f13-4286-b46f-93224a2cd50b.jpg" text:style-name="Internet_20_link" text:visited-style-name="Visited_20_Internet_20_Link">
4f7bc74c-4f13-4286-b46f-93224a2cd50b.jpg</text:a>
']</text:p>
      <text:p text:style-name="P4">
Tags: ['STOPRUSSIA', 'АГРЕСІЯ РФ', 'ВІЙНА', 'ВТОРГНЕННЯ РФ']</text:p>
      <text:p text:style-name="P4">
Category: News</text:p>
      <!--METADATA-->
      <text:p text:style-name="P4">
<draw:frame draw:style-name="fr1" draw:name="Image213" text:anchor-type="as-char" svg:width="6.9236in" svg:height="4.615733in" draw:z-index="0">
<draw:image xlink:href="../Images/AРМІЯINFORM/2023-04-02T56-00-00-04-00/4f7bc74c-4f13-4286-b46f-93224a2cd50b.jpg" xlink:type="simple" xlink:show="embed" xlink:actuate="onLoad" draw:mime-type="image/jpeg"/>
</draw:frame>
Illustrative photo</text:p>
      <text:p text:style-name="P4">
About it <text:a xlink:type="simple" xlink:href="https://www.facebook.com/SZRUkraine/posts/pfbid02kRcvJPcianA2Vk9CC1ZkU4gNG4YK7wRtwLTHrdHJJ3nohq7E4XvP4XbTZAEgXCr3l" text:style-name="Internet_20_link" text:visited-style-name="Visited_20_Internet_20_Link">
reports</text:a>
Ukraine's external intelligence service on its official Facebook page.</text:p>
      <text:p text:style-name="P4">
Europol analyzed 7,000 photos and video fragments and reflect 150 suspects in the commission of war crimes during the war in Ukraine. This was reported by the Executive Director of Europol Catherine Bollee during the United For Justice Conference in Bucha, dedicated to the anniversary of the city from Russian invaders.</text:p>
      <text:p text:style-name="P4">
News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NEWS-->
      <text:h text:style-name="P10" text:outline-level="1">
<text:span text:style-name="T4">
The White Angel group evacuates people from Avdiivka, who is in the Red Zone</text:span>
</text:h>
      <text:p text:style-name="P4">
Author: ['АРМІЯINFORM']</text:p>
      <text:p text:style-name="P4">
Time: 2023-04-02T57:00:00-04:00</text:p>
      <text:p text:style-name="P4">
Description: About Chester, National Police. Evakuacіina Grupa "Bili Yangol" to Vykhvykanz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642805df04ed4211768041.jpg" text:style-name="Internet_20_link" text:visited-style-name="Visited_20_Internet_20_Link">
642805df04ed4211768041.jpg</text:a>
', '<text:a xlink:type="simple" xlink:href="https://armyinform.com.ua/wp-content/uploads/2023/04/642805cb051c4568278921.jpg" text:style-name="Internet_20_link" text:visited-style-name="Visited_20_Internet_20_Link">
642805cb051c4568278921.jpg</text:a>
', '<text:a xlink:type="simple" xlink:href="https://armyinform.com.ua/wp-content/uploads/2023/04/642805d49bcca427716354.jpg" text:style-name="Internet_20_link" text:visited-style-name="Visited_20_Internet_20_Link">
642805d49bcca427716354.jpg</text:a>
', '<text:a xlink:type="simple" xlink:href="https://armyinform.com.ua/wp-content/uploads/2023/04/642805d49ac38245462836.jpg" text:style-name="Internet_20_link" text:visited-style-name="Visited_20_Internet_20_Link">
642805d49ac38245462836.jpg</text:a>
', '<text:a xlink:type="simple" xlink:href="https://armyinform.com.ua/wp-content/uploads/2023/04/642805daa07a1472567930.jpg" text:style-name="Internet_20_link" text:visited-style-name="Visited_20_Internet_20_Link">
642805daa07a1472567930.jpg</text:a>
']</text:p>
      <text:p text:style-name="P4">
Tags: ['STOPRUSSIA', 'АВДІЇВКА', 'АГРЕСІЯ РФ', 'БІЛИЙ ЯНГОЛ', 'ВІЙНА', 'ВТОРГНЕННЯ РФ', 'НАЦПОЛІЦІЯ']</text:p>
      <text:p text:style-name="P4">
Category: News</text:p>
      <!--METADATA-->
      <text:p text:style-name="P4">
<draw:frame draw:style-name="fr1" draw:name="Image214" text:anchor-type="as-char" svg:width="6.9236in" svg:height="3.900295in" draw:z-index="0">
<draw:image xlink:href="../Images/AРМІЯINFORM/2023-04-02T57-00-00-04-00/642805df04ed4211768041.jpg" xlink:type="simple" xlink:show="embed" xlink:actuate="onLoad" draw:mime-type="image/jpeg"/>
</draw:frame>
About it <text:a xlink:type="simple" xlink:href="https://www.npu.gov.ua/news/politseiski-evakuiuiut-liudei-z-avdiivky-iaka-znakhodytsia-v-chervonii-zoni" text:style-name="Internet_20_link" text:visited-style-name="Visited_20_Internet_20_Link">
reports</text:a>
National Police.</text:p>
      <text:p text:style-name="P4">
The White Angel Evacuation Group exports residents on armored cops. To help everyone quickly respond to shelling, police formed additional products.</text:p>
      <text:p text:style-name="P4">
Evacuation occurs under the coordination of Donetsk ova, also involved in the SES rescuers. About 1900 residents remain in Avdiivka. Most of them live in the private sector in the old part of the city. In addition to the White Angels, the Red Zone is directed by police detachments. The task of law enforcement officers is instant assistance to the population during air strikes and artillery attacks, the number of which has increased significantly.</text:p>
      <text:p text:style-name="P4">
<draw:frame draw:style-name="fr1" draw:name="Image215" text:anchor-type="as-char" svg:width="6.9236in" svg:height="3.900295in" draw:z-index="0">
<draw:image xlink:href="../Images/AРМІЯINFORM/2023-04-02T57-00-00-04-00/642805cb051c4568278921.jpg" xlink:type="simple" xlink:show="embed" xlink:actuate="onLoad" draw:mime-type="image/jpeg"/>
</draw:frame>
Avdiivka streets are extinct. People come out of shelters only for food, water. But every way out is a deadly risk. “Recently, the woman died when she went to the well to collect water. The man was injured, ”says Gennady Yudin, a member of the White Angel crew.</text:p>
      <text:p text:style-name="P4">
<draw:frame draw:style-name="fr1" draw:name="Image216" text:anchor-type="as-char" svg:width="6.9236in" svg:height="4.125312in" draw:z-index="0">
<draw:image xlink:href="../Images/AРМІЯINFORM/2023-04-02T57-00-00-04-00/642805d49bcca427716354.jpg" xlink:type="simple" xlink:show="embed" xlink:actuate="onLoad" draw:mime-type="image/jpeg"/>
</draw:frame>
To travel to the right address, the police officer is forced to first clear the road from pieces of concrete and plastic - what was previously a house. Gennady's shells and fragments carefully go around. In an armored car - coal wheels, medical tools, children's bulletproof vests. Everything that may be needed for salvation.</text:p>
      <text:p text:style-name="P4">
This time, the police evacuated the elderly, who were asked to take away their natives who left earlier. One of the inhabitants first planted the cat on the cat by the Taadvorov Dog Aleska, for which he looked after and took with him to a safe place. It was very scary, ” - says another passenger.</text:p>
      <text:p text:style-name="P4">
<draw:frame draw:style-name="fr1" draw:name="Image217" text:anchor-type="as-char" svg:width="6.9236in" svg:height="4.021458in" draw:z-index="0">
<draw:image xlink:href="../Images/AРМІЯINFORM/2023-04-02T57-00-00-04-00/642805d49ac38245462836.jpg" xlink:type="simple" xlink:show="embed" xlink:actuate="onLoad" draw:mime-type="image/jpeg"/>
</draw:frame>
Both "white angels" - locals and understand the residents, because their families also experience the same. "My grandmother lived here on the fifth floor," shows Dmitry Solovaya, the Believed House "White Angel".</text:p>
      <text:p text:style-name="P4">
Police traveled locations where people can be extinguished. In addition, the route checked the property in broken stores where masters can operate. After the missile strike, the angels were found on the ground a shabby, Alevtsy Flag and returned it to the place of fluttering as a symbol of unbroken Avdiivka.While this material was being prepared, a tragedy occurred in Avdiivka-a 5-month-old baby and his grandmother were fired. Parents are hospitalized with injuries. The back before the arrival, the police persuaded their mother to leave and save the baby. Tsebula is not the first attempt to convince the woman, but in vain. The enemy is chaotic of life -long houses, so the only way to survive is to evacuate until it is too late.</text:p>
      <text:p text:style-name="P4">
News Source: <text:a xlink:type="simple" xlink:href="https://armyinform.com.ua/2023/04/02/evakuaczijna-grupa-bilyj-yangol-evakuyuyut-lyudej-z-avdiyivky-yaka-znahodytsya-v-chervonij-zoni/" text:style-name="Internet_20_link" text:visited-style-name="Visited_20_Internet_20_Link">
https://armyinform.com.ua/2023/04/02/evakuaczijna-grupa-bilyj-yangol-evakuyuyut-lyudej-z-avdiyivky-yaka-znahodytsya-v-chervonij-zoni/</text:a>
</text:p>
      <!--NEWS-->
      <text:h text:style-name="P10" text:outline-level="1">
<text:span text:style-name="T4">
Action sanctions: Ukraine and the world - against Russian aggression</text:span>
</text:h>
      <text:p text:style-name="P4">
Author: ['АРМІЯINFORM']</text:p>
      <text:p text:style-name="P4">
Time: 2023-04-02T58:00:00-04:00</text:p>
      <text:p text:style-name="P4">
Description: The Central Bank of the Arab Emirates, having talked about the LICCESSIONALY of the Russian Bank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ЕКОНОМІКА РФ', 'КРАХ РОСІЇ', 'КРАХ РОСІЙСЬКОЇ ЕКОНОМІКИ', 'САНКЦІЇ РФ', 'СЛУЖБА ЗОВНІШНЬОЇ РОЗВІДКИ УКРАЇНИ']</text:p>
      <text:p text:style-name="P4">
Category: News</text:p>
      <!--METADATA-->
      <text:p text:style-name="P4">
<draw:frame draw:style-name="fr1" draw:name="Image218" text:anchor-type="as-char" svg:width="6.9236in" svg:height="3.894525in" draw:z-index="0">
<draw:image xlink:href="../Images/AРМІЯINFORM/2023-04-02T58-00-00-04-00/antyrosijski-sankcziyi.jpg" xlink:type="simple" xlink:show="embed" xlink:actuate="onLoad" draw:mime-type="image/jpeg"/>
</draw:frame>
The Central Bank of the United Arab Emirates abolished the license of the Russian MTS Bank. It is officially stated that the MTS-Bank has to collapse activities for six months and close all branches in the UAE. During this period, the bank prohibit new accounts and conduct transactions, except for repayment earlier.</text:p>
      <text:p text:style-name="P4">
About it <text:a xlink:type="simple" xlink:href="https://www.facebook.com/SZRUkraine/posts/pfbid02kRcvJPcianA2Vk9CC1ZkU4gNG4YK7wRtwLTHrdHJJ3nohq7E4XvP4XbTZAEgXCr3l" text:style-name="Internet_20_link" text:visited-style-name="Visited_20_Internet_20_Link">
reports</text:a>
Ukraine's external intelligence service on its official Facebook page.</text:p>
      <text:p text:style-name="P4">
The French Association of Darwin Climax Coalition, together with the Ukrainian organization, Rrazom We Stand for the second time, complained to Paris National Anti -Terrorist Prosecutor's Office to investigate Totalenergies, which was used by Russian aircraft during flight.</text:p>
      <text:p text:style-name="P4">
American company Kraft Heinz sells two businesses of baby food on Russia(brands of "Ramunitsa" and "Ores of Osami"), as well as right to the Heinz Baby brand.</text:p>
      <text:p text:style-name="P4">
Archer Daniels Midland, the American agro -industrial corporation has started collaborating in Russia.</text:p>
      <text:p text:style-name="P4">
Toyota sold its plant in the village of Shushars near St. Petersburg.</text:p>
      <text:p text:style-name="P4">
The American chemical company 3M, which is one of the largest producers of resources in the world, sells business in the Russian Federation. The decision is made despite the fact that by the decision of the Russian authorities, investors from "unfriendly" countries should provide at least 50% of the discount based on Russia.</text:p>
      <text:p text:style-name="P4">
Cyprus will block the accounts of the Russians in more than € 100 thousand.</text:p>
      <text:p text:style-name="P4">
Georgia has increased exports of cars to Russia more than three times and, by all times, to the Eurasian Economic Union. Local analytics believe that most of these machines then find themselves in the Russian Federation, and Armenia, Kyrgyzata Kazakhstan is used only for the import of cars, which are spreading international sanctions. Supply to Russia in January-February 2023 established 978 cars against 209 cars a year earlier, to Kazakhstan-2.6 thousand. Machines against 935 units, to Armenia - 2.8 thousand cars against 365, Dorgism - 1.3 thousand against 423. In Georgia, the car is not produced, the country imports them.</text:p>
      <text:p text:style-name="P4">
News Source: <text:a xlink:type="simple" xlink:href="https://armyinform.com.ua/2023/04/02/sankcziyi-v-diyi-ukrayina-i-svit-proty-rosijskoyi-agresiyi-7/" text:style-name="Internet_20_link" text:visited-style-name="Visited_20_Internet_20_Link">
https://armyinform.com.ua/2023/04/02/sankcziyi-v-diyi-ukrayina-i-svit-proty-rosijskoyi-agresiyi-7/</text:a>
</text:p>
      <!--NEWS-->
      <text:h text:style-name="P10" text:outline-level="1">
<text:span text:style-name="T4">
Twitter blocked the American "expert" who actively promoted the narratives of Rospropaganda</text:span>
</text:h>
      <text:p text:style-name="P4">
Author: ['АРМІЯINFORM']</text:p>
      <text:p text:style-name="P4">
Time: 2023-04-02T59:00:00-04:00</text:p>
      <text:p text:style-name="P4">
Description: Twitter, having blocked the akauta of the American Expert Scott Ritter, actively driv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292421_2223944764462668_523829257785665614_n-e1680354246894.jpg" text:style-name="Internet_20_link" text:visited-style-name="Visited_20_Internet_20_Link">
339292421_2223944764462668_523829257785665614_n-e1680354246894.jpg</text:a>
']</text:p>
      <text:p text:style-name="P4">
Tags: ['STOPRUSSIA', 'АГРЕСІЯ РФ', 'ВІЙНА', 'ВТОРГНЕННЯ РФ', 'РОСІЙСЬКІ ФЕЙКИ', 'РОСФЕЙКИ']</text:p>
      <text:p text:style-name="P4">
Category: News</text:p>
      <!--METADATA-->
      <text:p text:style-name="P4">
<draw:frame draw:style-name="fr1" draw:name="Image219" text:anchor-type="as-char" svg:width="6.9236in" svg:height="5.171064in" draw:z-index="0">
<draw:image xlink:href="../Images/AРМІЯINFORM/2023-04-02T59-00-00-04-00/339292421_2223944764462668_523829257785665614_n-e1680354246894.jpg" xlink:type="simple" xlink:show="embed" xlink:actuate="onLoad" draw:mime-type="image/jpeg"/>
</draw:frame>
Twitter has blocked the US expert Scott Ritter, who actively distinguished Russian propaganda of narratives.</text:p>
      <text:p text:style-name="P4">
About it <text:a xlink:type="simple" xlink:href="https://www.facebook.com/protydiyadezinformatsiyi.cpd/posts/pfbid02MVzCeuidgbvPFUMD7tfeUdFpbdPnuBVumAvYxDr7gGMmmWbTpYYCW1xcrJhatBHKl" text:style-name="Internet_20_link" text:visited-style-name="Visited_20_Internet_20_Link">
reports</text:a>
The Center for Combating Misinformation on your Facebook page.</text:p>
      <text:p text:style-name="P4">
According to Twitter's official policy, the platform blocks accounts that violate the rules of safety, confidentiality and authenticity.</text:p>
      <text:p text:style-name="P4">
Ritter was outraged by the Twitter decision, calling such actions an attempt to force him.</text:p>
      <text:p text:style-name="P4">
“Today I have the courage to challenge the US government against its surrounding policy in Ukraine. And instead of attracting me to debate, dialogue and discussions, they try to make me silent by closing myacaunt on Twitter, ”he said.</text:p>
      <text:p text:style-name="P4">
This is not the first time the platform blocks the expert's account. About a year ago, the Twitter closed Ritter's account after he published a post in which US President Joe Baiden "a military criminal" and unrighteoused that the National Police of Ukraine was responsible for atrocities in Bucha.</text:p>
      <text:p text:style-name="P4">
News Source: <text:a xlink:type="simple" xlink:href="https://armyinform.com.ua/2023/04/02/tviter-zablokuvav-akaunt-amerykanskogo-eksperta-skotta-rittera-yakyj-aktyvno-prosuvav-spivzvuchni-rosijskij-propagandi-naratyvy/" text:style-name="Internet_20_link" text:visited-style-name="Visited_20_Internet_20_Link">
https://armyinform.com.ua/2023/04/02/tviter-zablokuvav-akaunt-amerykanskogo-eksperta-skotta-rittera-yakyj-aktyvno-prosuvav-spivzvuchni-rosijskij-propagandi-naratyvy/</text:a>
</text:p>
      <!--NEWS-->
      <text:h text:style-name="P10" text:outline-level="1">
<text:span text:style-name="T4">
Hostile media spread fake on the sale of the Armed Forces in Turkey</text:span>
</text:h>
      <text:p text:style-name="P4">
Author: ['АРМІЯINFORM']</text:p>
      <text:p text:style-name="P4">
Time: 2023-04-02T60:00:00-04:00</text:p>
      <text:p text:style-name="P4">
Description: The Center for the Wizin -Format on Facebook is a thing about Chergov fakes, ... the war with Ukraine 2022, the war with Ukrain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38493595_1715314668909299_6742754003073544637_n-e1680357920743.jpg" text:style-name="Internet_20_link" text:visited-style-name="Visited_20_Internet_20_Link">
338493595_1715314668909299_6742754003073544637_n-e1680357920743.jpg</text:a>
']</text:p>
      <text:p text:style-name="P4">
Tags: ['STOPRUSSIA', 'АГРЕСІЯ РФ', 'РОСІЙСЬКІ ФЕЙКИ', 'РОСФЕЙКИ', 'ФЕЙК', 'ЦЕНТР ПРОТИДІЇ ДЕЗІНФОРМАЦІЇ']</text:p>
      <text:p text:style-name="P4">
Category: News</text:p>
      <!--METADATA-->
      <text:p text:style-name="P4">
<draw:frame draw:style-name="fr1" draw:name="Image220" text:anchor-type="as-char" svg:width="6.9236in" svg:height="6.317785in" draw:z-index="0">
<draw:image xlink:href="../Images/AРМІЯINFORM/2023-04-02T60-00-00-04-00/338493595_1715314668909299_6742754003073544637_n-e1680357920743.jpg" xlink:type="simple" xlink:show="embed" xlink:actuate="onLoad" draw:mime-type="image/jpeg"/>
</draw:frame>
The Center for Combating Misinformation on its Facebook page <text:a xlink:type="simple" xlink:href="https://www.facebook.com/protydiyadezinformatsiyi.cpd/posts/pfbid0KBYsteYEHtQYK8MV4VsgQHTwYCEG4P5EJaxPBGpKcMA93HFigJUsUXRGbNXCb3hLl" text:style-name="Internet_20_link" text:visited-style-name="Visited_20_Internet_20_Link">
reported</text:a>
About the next fakes widespread by hostile propagandists:</text:p>
      <text:p text:style-name="P4">
“The enemy TG channels spread a fake, the basis of which became several photos of the Armed Forces of the Armed Forces with a tag" not for sale "in one of the Turkish classical clothing stores.</text:p>
      <text:p text:style-name="P4">
These pictures allegedly confirm the implementation of the form. The main argumentist media is that the Ukrainian unicorn is not intended for commercial implementation, which is regulated by the regulatory acts of the Armed Forces. However, as reported by official representatives of the Turkish shop "Carlo Potti", they do not implement the Ukrainian military uniform. The exhibited sample is only a variant of possible sewing.</text:p>
      <text:p text:style-name="P4">
The form, along with the tag, left an unknown in the store. Ignorance of the language by sellers has contributed to its exhibition in the hall and there is no doubt that the inscription "with a hostile".</text:p>
      <text:p text:style-name="P4">
We warn!</text:p>
      <text:p text:style-name="P4">
Do not trust the materials that appeal to emotions, because excessive emotionality precipitates critical thinking and helps the perception of hostile fakes. "</text:p>
      <text:p text:style-name="P4">
News Source: <text:a xlink:type="simple" xlink:href="https://armyinform.com.ua/2023/04/02/vorozhi-media-poshyryuyut-fejk-pro-prodazh-ukrayinskoyi-vijskovoyi-formy/" text:style-name="Internet_20_link" text:visited-style-name="Visited_20_Internet_20_Link">
https://armyinform.com.ua/2023/04/02/vorozhi-media-poshyryuyut-fejk-pro-prodazh-ukrayinskoyi-vijskovoyi-formy/</text:a>
</text:p>
      <!--NEWS-->
      <text:h text:style-name="P10" text:outline-level="1">
<text:span text:style-name="T4">
The Navy showed how marines clean the enemy positions in Donetsk region</text:span>
</text:h>
      <text:p text:style-name="P4">
Author: ['АРМІЯINFORM']</text:p>
      <text:p text:style-name="P4">
Time: 2023-04-02T61:00:00-04:00</text:p>
      <text:p text:style-name="P4">
Description: Jero: Navy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АГРЕСІЯ РФ', 'ВІЙНА', 'ВМС ЗС УКРАЇНИ', 'ВТОРГНЕННЯ РФ', 'ВТРАТИ ВОРОГА']</text:p>
      <text:p text:style-name="P4">
Category: News</text:p>
      <!--METADATA-->
      <text:p text:style-name="P4">
<text:span text:style-name="T4">
 Source: </text:span>
 _ <text:a xlink:type="simple" xlink:href="https://www.facebook.com/navy.mil.gov.ua/videos/1182775182425948/" text:style-name="Internet_20_link" text:visited-style-name="Visited_20_Internet_20_Link">
Navy of the SSSUCUCK</text:a>
_</text:p>
      <text:p text:style-name="P4">
News Source: <text:a xlink:type="simple" xlink:href="https://armyinform.com.ua/2023/04/02/zachystka-vorozhyh-pozyczij-shturmovoyu-grupoyu-voyiniv-bataljonu-morskoyi-pihoty/" text:style-name="Internet_20_link" text:visited-style-name="Visited_20_Internet_20_Link">
https://armyinform.com.ua/2023/04/02/zachystka-vorozhyh-pozyczij-shturmovoyu-grupoyu-voyiniv-bataljonu-morskoyi-pihoty/</text:a>
</text:p>
      <!--NEWS-->
      <text:h text:style-name="P10" text:outline-level="1">
<text:span text:style-name="T4">
5000 tablets and laptops have been transferred to the schoolchildren</text:span>
</text:h>
      <text:p text:style-name="P4">
Author: ['АРМІЯINFORM']</text:p>
      <text:p text:style-name="P4">
Time: 2023-04-02T62:00:00-04:00</text:p>
      <text:p text:style-name="P4">
Description: About CELLEMEL, URIROVIS PORTAL. At the mejs of the spiomas, the Minreintegraf ... War with Ukraine 2022, the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2023-04-01_202718.jpg" text:style-name="Internet_20_link" text:visited-style-name="Visited_20_Internet_20_Link">
2023-04-01_202718.jpg</text:a>
']</text:p>
      <text:p text:style-name="P4">
Tags: ['STOPRUSSIA', 'АГРЕСІЯ РФ', 'ВІЙНА', 'ВТОРГНЕННЯ РФ', 'УРЯДОВИЙ ПОРТАЛ', 'ХЕРСОНЩИНА']</text:p>
      <text:p text:style-name="P4">
Category: News</text:p>
      <!--METADATA-->
      <text:p text:style-name="P4">
<draw:frame draw:style-name="fr1" draw:name="Image221" text:anchor-type="as-char" svg:width="6.9236in" svg:height="4.119542in" draw:z-index="0">
<draw:image xlink:href="../Images/AРМІЯINFORM/2023-04-02T62-00-00-04-00/2023-04-01_202718.jpg" xlink:type="simple" xlink:show="embed" xlink:actuate="onLoad" draw:mime-type="image/jpeg"/>
</draw:frame>
Illustrative photo</text:p>
      <text:p text:style-name="P4">
About it <text:a xlink:type="simple" xlink:href="https://www.kmu.gov.ua/news/dlia-shkoliariv-iz-silskykh-hromad-zvilnenoi-khersonshchyny-peredano-5000-planshetiv-i-noutbukiv" text:style-name="Internet_20_link" text:visited-style-name="Visited_20_Internet_20_Link">
reports</text:a>
Government portal.</text:p>
      <text:p text:style-name="P4">
Within the joint project of the Ministry of Reintegration with UNICEF for the Kherson regions, 2500 tablets and 2500 chrombuki were separated. These educational gadgets are subject to transfer to students who live in the rural communities of deocal territories.</text:p>
      <text:p text:style-name="P4">
The Ministry of Reintegration expresses gratitude to the Ukrainian UniceF team.</text:p>
      <text:p text:style-name="P4">
Vice Prime Minister-Minister for Reintegration of the Temporarily Occupied T territory Irina Vereshchuk and Kherson Region Oleksandr Proudin Currently the first tablets and laptops to children who live in the villages of Kiselovka Taposad-Pokrovske. In the near future, the regional authorities will transfer gadgets to children of other village communities of the region.</text:p>
      <text:p text:style-name="P4">
News Source: <text:a xlink:type="simple" xlink:href="https://armyinform.com.ua/2023/04/02/dlya-shkolyariv-iz-silskyh-gromad-zvilnenoyi-hersonshhyny-peredano-5000-planshetiv-i-noutbukiv/" text:style-name="Internet_20_link" text:visited-style-name="Visited_20_Internet_20_Link">
https://armyinform.com.ua/2023/04/02/dlya-shkolyariv-iz-silskyh-gromad-zvilnenoyi-hersonshhyny-peredano-5000-planshetiv-i-noutbukiv/</text:a>
</text:p>
      <!--NEWS-->
      <text:h text:style-name="P10" text:outline-level="1">
<text:span text:style-name="T4">
Divisions of missile troops and artillery of defense forces struck 3 areas of focus of the enemy</text:span>
</text:h>
      <text:p text:style-name="P4">
Author: ['АРМІЯINFORM']</text:p>
      <text:p text:style-name="P4">
Time: 2023-04-02T63:00:00-04:00</text:p>
      <text:p text:style-name="P4">
Description: Avіaatsіya forces of defense for Past Doba took 8 hit in the district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222" text:anchor-type="as-char" svg:width="6.9236in" svg:height="4.615733in" draw:z-index="0">
<draw:image xlink:href="../Images/AРМІЯINFORM/2023-04-02T63-00-00-04-00/artyleriya.jpg" xlink:type="simple" xlink:show="embed" xlink:actuate="onLoad" draw:mime-type="image/jpeg"/>
</draw:frame>
Illustrative Photo <text:span text:style-name="T4">
 🔥 Situation on Russian invasion </text:span>
</text:p>
      <text:p text:style-name="P4">
The aircraft forces of defense over the past 24 hours has struck 8 beats in the areas of concentration of personal staff and military equipment of the invaders.</text:p>
      <text:p text:style-name="P4">
About it on Facebook <text:a xlink:type="simple" xlink:href="https://www.facebook.com/GeneralStaff.ua/posts/pfbid0HskyfEPjqu6AXLXF8EDTMMGeqsjJ9jTozC3d8aRBDrFLqocRv15aKSk3iLBMWaZel" text:style-name="Internet_20_link" text:visited-style-name="Visited_20_Internet_20_Link">
reports</text:a>
The General Staff of the Armed Forces.</text:p>
      <text:p text:style-name="P4">
Our defenders also knocked down an enemy unmanned aerial vehicle type Orlan-10.</text:p>
      <text:p text:style-name="P4">
The departments of rocket troops and artillery struck 3 areas of concentration of living sections, weapons and military equipment, 2 enemy ammunition warehouses and one -reactive volley fire system.</text:p>
      <text:p text:style-name="P4">
News Source: <text:a xlink:type="simple" xlink:href="https://armyinform.com.ua/2023/04/02/pidrozdily-raketnyh-vijsk-i-artyleriyi-syl-oborony-urazyly-3-rajony-zoseredzhennya-voroga/" text:style-name="Internet_20_link" text:visited-style-name="Visited_20_Internet_20_Link">
https://armyinform.com.ua/2023/04/02/pidrozdily-raketnyh-vijsk-i-artyleriyi-syl-oborony-urazyly-3-rajony-zoseredzhennya-voroga/</text:a>
</text:p>
      <!--NEWS-->
      <text:h text:style-name="P10" text:outline-level="1">
<text:span text:style-name="T4">
Hyacint-C trophy is now forbid Ukraine</text:span>
</text:h>
      <text:p text:style-name="P4">
Author: ['АРМІЯINFORM']</text:p>
      <text:p text:style-name="P4">
Time: 2023-04-02T64:00:00-04:00</text:p>
      <text:p text:style-name="P4">
Description: About the CTI Operational Clot Divine: “Tropeneini is Self -Self -Artiller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39020012_222309313711473_4359305365507991338_n.jpg" text:style-name="Internet_20_link" text:visited-style-name="Visited_20_Internet_20_Link">
339020012_222309313711473_4359305365507991338_n.jpg</text:a>
', '<text:a xlink:type="simple" xlink:href="https://armyinform.com.ua/wp-content/uploads/2023/04/339322921_938703453983622_3558651149073054658_n-150x150.jpg" text:style-name="Internet_20_link" text:visited-style-name="Visited_20_Internet_20_Link">
339322921_938703453983622_3558651149073054658_n-150x150.jpg</text:a>
', '<text:a xlink:type="simple" xlink:href="https://armyinform.com.ua/wp-content/uploads/2023/04/338595404_3475466572721467_8061077259639332883_n-150x150.jpg" text:style-name="Internet_20_link" text:visited-style-name="Visited_20_Internet_20_Link">
338595404_3475466572721467_8061077259639332883_n-150x150.jpg</text:a>
', '<text:a xlink:type="simple" xlink:href="https://armyinform.com.ua/wp-content/uploads/2023/04/339454746_3066174147009969_7838693524898065966_n-150x150.jpg" text:style-name="Internet_20_link" text:visited-style-name="Visited_20_Internet_20_Link">
339454746_3066174147009969_7838693524898065966_n-150x150.jpg</text:a>
', '<text:a xlink:type="simple" xlink:href="https://armyinform.com.ua/wp-content/uploads/2023/04/339473783_130880163268357_5777202317826569903_n-150x150.jpg" text:style-name="Internet_20_link" text:visited-style-name="Visited_20_Internet_20_Link">
339473783_130880163268357_5777202317826569903_n-150x150.jpg</text:a>
', '<text:a xlink:type="simple" xlink:href="https://armyinform.com.ua/wp-content/uploads/2023/04/339296093_150252291311904_50768772177867341_n-150x150.jpg" text:style-name="Internet_20_link" text:visited-style-name="Visited_20_Internet_20_Link">
339296093_150252291311904_50768772177867341_n-150x150.jpg</text:a>
', '<text:a xlink:type="simple" xlink:href="https://armyinform.com.ua/wp-content/uploads/2023/04/339283614_757317539333035_1097980736579780241_n-150x150.jpg" text:style-name="Internet_20_link" text:visited-style-name="Visited_20_Internet_20_Link">
339283614_757317539333035_1097980736579780241_n-150x150.jpg</text:a>
', '<text:a xlink:type="simple" xlink:href="https://armyinform.com.ua/wp-content/uploads/2023/04/339432087_745937620323945_8524966482449806472_n-150x150.jpg" text:style-name="Internet_20_link" text:visited-style-name="Visited_20_Internet_20_Link">
339432087_745937620323945_8524966482449806472_n-150x150.jpg</text:a>
', '<text:a xlink:type="simple" xlink:href="https://armyinform.com.ua/wp-content/uploads/2023/04/339275384_211584004804454_5449222334939280100_n-150x150.jpg" text:style-name="Internet_20_link" text:visited-style-name="Visited_20_Internet_20_Link">
339275384_211584004804454_5449222334939280100_n-150x150.jpg</text:a>
', '<text:a xlink:type="simple" xlink:href="https://armyinform.com.ua/wp-content/uploads/2023/04/339293380_518631427150793_7657693250480441201_n-150x150.jpg" text:style-name="Internet_20_link" text:visited-style-name="Visited_20_Internet_20_Link">
339293380_518631427150793_7657693250480441201_n-150x150.jpg</text:a>
', '<text:a xlink:type="simple" xlink:href="https://armyinform.com.ua/wp-content/uploads/2023/04/339150681_602112431554814_4319759591197500847_n-150x150.jpg" text:style-name="Internet_20_link" text:visited-style-name="Visited_20_Internet_20_Link">
339150681_602112431554814_4319759591197500847_n-150x150.jpg</text:a>
']</text:p>
      <text:p text:style-name="P4">
Tags: ['STOPRUSSIA', 'АГРЕСІЯ РФ', 'АРТИЛЕРІЯ', 'ВІЙНА', 'ВОЄННІ ТРОФЕЇ', 'ВТРАТИ ВОРОГА']</text:p>
      <text:p text:style-name="P4">
Category: News</text:p>
      <!--METADATA-->
      <text:p text:style-name="P4">
<draw:frame draw:style-name="fr1" draw:name="Image223" text:anchor-type="as-char" svg:width="6.9236in" svg:height="4.608521in" draw:z-index="0">
<draw:image xlink:href="../Images/AРМІЯINFORM/2023-04-02T64-00-00-04-00/339020012_222309313711473_4359305365507991338_n.jpg" xlink:type="simple" xlink:show="embed" xlink:actuate="onLoad" draw:mime-type="image/jpeg"/>
</draw:frame>
About it <text:a xlink:type="simple" xlink:href="https://www.facebook.com/EastOC/posts/pfbid02RQGdpqXfGFW29VPsnPdd4ahW7sJpKg9TdWXqEwy1HWqfM8FTEPmqyeCqQug9hd7fl" text:style-name="Internet_20_link" text:visited-style-name="Visited_20_Internet_20_Link">
reports</text:a>
East Operational Command:</text:p>
      <text:p text:style-name="P4">
«Trophy self-propelled artillery installation 2C5« Hyacinth-C »and the Soviet-passenger gun of artillery 2C7« Pion ». The technique that has arrived by the killing of Ukraine is now destroying the regular army of Russian Federation and the Wagner PEC in the Bakhmut direction day and night.</text:p>
      <text:p text:style-name="P4">
<text:a xlink:type="simple" xlink:href="https://armyinform.com.ua/wp-content/uploads/2023/04/339322921_938703453983622_3558651149073054658_n.jpg" text:style-name="Internet_20_link" text:visited-style-name="Visited_20_Internet_20_Link">
!(Images/AРМІЯINFORM/2023-04-02T64-00-00-04-00/339322921_938703453983622_3558651149073054658_n-150x150.jpg)</text:a>
</text:p>
      <text:p text:style-name="P4">
<text:a xlink:type="simple" xlink:href="https://armyinform.com.ua/wp-content/uploads/2023/04/338595404_3475466572721467_8061077259639332883_n.jpg" text:style-name="Internet_20_link" text:visited-style-name="Visited_20_Internet_20_Link">
<draw:frame draw:style-name="fr1" draw:name="Image224" text:anchor-type="as-char" svg:width="6.9236in" svg:height="6.9236in" draw:z-index="0">
<draw:image xlink:href="../Images/AРМІЯINFORM/2023-04-02T64-00-00-04-00/338595404_3475466572721467_8061077259639332883_n-150x150.jpg" xlink:type="simple" xlink:show="embed" xlink:actuate="onLoad" draw:mime-type="image/jpeg"/>
</draw:frame>
</text:a>
</text:p>
      <text:p text:style-name="P4">
<text:a xlink:type="simple" xlink:href="https://armyinform.com.ua/wp-content/uploads/2023/04/339454746_3066174147009969_7838693524898065966_n.jpg" text:style-name="Internet_20_link" text:visited-style-name="Visited_20_Internet_20_Link">
<draw:frame draw:style-name="fr1" draw:name="Image225" text:anchor-type="as-char" svg:width="6.9236in" svg:height="6.9236in" draw:z-index="0">
<draw:image xlink:href="../Images/AРМІЯINFORM/2023-04-02T64-00-00-04-00/339454746_3066174147009969_7838693524898065966_n-150x150.jpg" xlink:type="simple" xlink:show="embed" xlink:actuate="onLoad" draw:mime-type="image/jpeg"/>
</draw:frame>
</text:a>
</text:p>
      <text:p text:style-name="P4">
<text:a xlink:type="simple" xlink:href="https://armyinform.com.ua/wp-content/uploads/2023/04/339473783_130880163268357_5777202317826569903_n.jpg" text:style-name="Internet_20_link" text:visited-style-name="Visited_20_Internet_20_Link">
<draw:frame draw:style-name="fr1" draw:name="Image226" text:anchor-type="as-char" svg:width="6.9236in" svg:height="6.9236in" draw:z-index="0">
<draw:image xlink:href="../Images/AРМІЯINFORM/2023-04-02T64-00-00-04-00/339473783_130880163268357_5777202317826569903_n-150x150.jpg" xlink:type="simple" xlink:show="embed" xlink:actuate="onLoad" draw:mime-type="image/jpeg"/>
</draw:frame>
</text:a>
</text:p>
      <text:p text:style-name="P4">
<text:a xlink:type="simple" xlink:href="https://armyinform.com.ua/wp-content/uploads/2023/04/339296093_150252291311904_50768772177867341_n.jpg" text:style-name="Internet_20_link" text:visited-style-name="Visited_20_Internet_20_Link">
<draw:frame draw:style-name="fr1" draw:name="Image227" text:anchor-type="as-char" svg:width="6.9236in" svg:height="6.9236in" draw:z-index="0">
<draw:image xlink:href="../Images/AРМІЯINFORM/2023-04-02T64-00-00-04-00/339296093_150252291311904_50768772177867341_n-150x150.jpg" xlink:type="simple" xlink:show="embed" xlink:actuate="onLoad" draw:mime-type="image/jpeg"/>
</draw:frame>
</text:a>
</text:p>
      <text:p text:style-name="P4">
<text:a xlink:type="simple" xlink:href="https://armyinform.com.ua/wp-content/uploads/2023/04/339283614_757317539333035_1097980736579780241_n.jpg" text:style-name="Internet_20_link" text:visited-style-name="Visited_20_Internet_20_Link">
<draw:frame draw:style-name="fr1" draw:name="Image228" text:anchor-type="as-char" svg:width="6.9236in" svg:height="6.9236in" draw:z-index="0">
<draw:image xlink:href="../Images/AРМІЯINFORM/2023-04-02T64-00-00-04-00/339283614_757317539333035_1097980736579780241_n-150x150.jpg" xlink:type="simple" xlink:show="embed" xlink:actuate="onLoad" draw:mime-type="image/jpeg"/>
</draw:frame>
</text:a>
</text:p>
      <text:p text:style-name="P4">
<text:a xlink:type="simple" xlink:href="https://armyinform.com.ua/wp-content/uploads/2023/04/339432087_745937620323945_8524966482449806472_n.jpg" text:style-name="Internet_20_link" text:visited-style-name="Visited_20_Internet_20_Link">
<draw:frame draw:style-name="fr1" draw:name="Image229" text:anchor-type="as-char" svg:width="6.9236in" svg:height="6.9236in" draw:z-index="0">
<draw:image xlink:href="../Images/AРМІЯINFORM/2023-04-02T64-00-00-04-00/339432087_745937620323945_8524966482449806472_n-150x150.jpg" xlink:type="simple" xlink:show="embed" xlink:actuate="onLoad" draw:mime-type="image/jpeg"/>
</draw:frame>
</text:a>
</text:p>
      <text:p text:style-name="P4">
<text:a xlink:type="simple" xlink:href="https://armyinform.com.ua/wp-content/uploads/2023/04/339275384_211584004804454_5449222334939280100_n.jpg" text:style-name="Internet_20_link" text:visited-style-name="Visited_20_Internet_20_Link">
<draw:frame draw:style-name="fr1" draw:name="Image230" text:anchor-type="as-char" svg:width="6.9236in" svg:height="6.9236in" draw:z-index="0">
<draw:image xlink:href="../Images/AРМІЯINFORM/2023-04-02T64-00-00-04-00/339275384_211584004804454_5449222334939280100_n-150x150.jpg" xlink:type="simple" xlink:show="embed" xlink:actuate="onLoad" draw:mime-type="image/jpeg"/>
</draw:frame>
</text:a>
</text:p>
      <text:p text:style-name="P4">
<text:a xlink:type="simple" xlink:href="https://armyinform.com.ua/wp-content/uploads/2023/04/339150681_602112431554814_4319759591197500847_n.jpg" text:style-name="Internet_20_link" text:visited-style-name="Visited_20_Internet_20_Link">
<draw:frame draw:style-name="fr1" draw:name="Image231" text:anchor-type="as-char" svg:width="6.9236in" svg:height="6.9236in" draw:z-index="0">
<draw:image xlink:href="../Images/AРМІЯINFORM/2023-04-02T64-00-00-04-00/339150681_602112431554814_4319759591197500847_n-150x150.jpg" xlink:type="simple" xlink:show="embed" xlink:actuate="onLoad" draw:mime-type="image/jpeg"/>
</draw:frame>
</text:a>
</text:p>
      <text:p text:style-name="P4">
News Source: <text:a xlink:type="simple" xlink:href="https://armyinform.com.ua/2023/04/02/trofejna-samohidna-artylerijska-ustanovka-giaczynt-s-teper-boronyt-ukrayinu/" text:style-name="Internet_20_link" text:visited-style-name="Visited_20_Internet_20_Link">
https://armyinform.com.ua/2023/04/02/trofejna-samohidna-artylerijska-ustanovka-giaczynt-s-teper-boronyt-ukrayinu/</text:a>
</text:p>
      <!--NEWS-->
      <text:h text:style-name="P10" text:outline-level="1">
<text:span text:style-name="T4">
In Kherson region, the occupying authorities forge the documents for the appropriation of real estate of Ukrainian citizens</text:span>
</text:h>
      <text:p text:style-name="P4">
Author: ['АРМІЯINFORM']</text:p>
      <text:p text:style-name="P4">
Time: 2023-04-02T65:00:00-04:00</text:p>
      <text:p text:style-name="P4">
Description: About Tse at Facebook, the General Staff of the ZSU. Rosіyskі Portan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text:p>
      <text:p text:style-name="P4">
Category: News</text:p>
      <!--METADATA-->
      <text:p text:style-name="P4">
<draw:frame draw:style-name="fr1" draw:name="Image232" text:anchor-type="as-char" svg:width="6.9236in" svg:height="4.61903in" draw:z-index="0">
<draw:image xlink:href="../Images/AРМІЯINFORM/2023-04-02T65-00-00-04-00/37_main-v1660280985.jpg" xlink:type="simple" xlink:show="embed" xlink:actuate="onLoad" draw:mime-type="image/jpeg"/>
</draw:frame>
Illustrative Photo <text:span text:style-name="T4">
 🔥Set on Russian invasion </text:span>
</text:p>
      <text:p text:style-name="P4">
About it on Facebook <text:a xlink:type="simple" xlink:href="https://www.facebook.com/GeneralStaff.ua/posts/pfbid0HskyfEPjqu6AXLXF8EDTMMGeqsjJ9jTozC3d8aRBDrFLqocRv15aKSk3iLBMWaZel" text:style-name="Internet_20_link" text:visited-style-name="Visited_20_Internet_20_Link">
reports</text:a>
The General Staff of the Armed Forces.</text:p>
      <text:p text:style-name="P4">
The Russian invaders continue the forced certification of the population of the temporarily fixed territory of Kherson region. In particular, in the settlements of Genichesk Strelkov on checkpoints, Russian invaders restrict the movement of citizens of Ukraine who have not received passports of citizens of the Russian Federation. During the time, it is reported that citizens of Ukraine who did not receive Russian passports, after the fourth crossing of the checkpoint, will receive a ban on the entry. Also, the Russian occupation so-called "power", with the purpose of appropriation of the vastness of the citizens of Ukraine, actively falsifies documents for the right to own housing premises and recreation centers, by falsification of contracts of sale and gift.</text:p>
      <text:p text:style-name="P4">
News Source: <text:a xlink:type="simple" xlink:href="https://armyinform.com.ua/2023/04/02/na-hersonshhyni-okupaczijna-vlada-pidroblyaye-dokumenty-dlya-pryvlasnennya-neruhomosti-gromadyan-ukrayiny/" text:style-name="Internet_20_link" text:visited-style-name="Visited_20_Internet_20_Link">
https://armyinform.com.ua/2023/04/02/na-hersonshhyni-okupaczijna-vlada-pidroblyaye-dokumenty-dlya-pryvlasnennya-neruhomosti-gromadyan-ukrayiny/</text:a>
</text:p>
      <!--NEWS-->
      <text:h text:style-name="P10" text:outline-level="1">
<text:span text:style-name="T4">
In Melitopol, the occupiers export illegally cut down forest in the south direction</text:span>
</text:h>
      <text:p text:style-name="P4">
Author: ['АРМІЯINFORM']</text:p>
      <text:p text:style-name="P4">
Time: 2023-04-02T66:00:00-04:00</text:p>
      <text:p text:style-name="P4">
Description: Rosіyski Passion for Chinity Marauded on Timchasovo Lawyat Teritor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text:p>
      <text:p text:style-name="P4">
Category: News</text:p>
      <!--METADATA-->
      <text:p text:style-name="P4">
<draw:frame draw:style-name="fr1" draw:name="Image233" text:anchor-type="as-char" svg:width="6.9236in" svg:height="5.140773in" draw:z-index="0">
<draw:image xlink:href="../Images/AРМІЯINFORM/2023-04-02T66-00-00-04-00/okupanty.jpg" xlink:type="simple" xlink:show="embed" xlink:actuate="onLoad" draw:mime-type="image/jpeg"/>
</draw:frame>
Illustrative Photo <text:span text:style-name="T4">
 🔥 Situation on Russian invasion </text:span>
</text:p>
      <text:p text:style-name="P4">
Russian invaders continue to do looting on the temporarily employment of Ukraine. In particular, in the settlement of Melitopol of Zaporizhzhya region, the collectors export the illegally cut down forest in the southern direction.</text:p>
      <text:p text:style-name="P4">
About it on Facebook <text:a xlink:type="simple" xlink:href="https://www.facebook.com/GeneralStaff.ua/posts/pfbid0HskyfEPjqu6AXLXF8EDTMMGeqsjJ9jTozC3d8aRBDrFLqocRv15aKSk3iLBMWaZel" text:style-name="Internet_20_link" text:visited-style-name="Visited_20_Internet_20_Link">
reports</text:a>
The General Staff of the Armed Forces.</text:p>
      <text:p text:style-name="P4">
In the settlement of Kozachi Lageri of Kherson region, after the successful damage to the object of the Russian occupation troops, the enemy actively conducts checks of mobile phones of the locals and unauthorized unbelt the premises of Ukrainian citizens.</text:p>
      <text:p text:style-name="P4">
News Source: <text:a xlink:type="simple" xlink:href="https://armyinform.com.ua/2023/04/02/u-melitopoli-okupanty-vyvozyat-nezakonno-vyrubanyj-lis-u-pivdennomu-napryamku/" text:style-name="Internet_20_link" text:visited-style-name="Visited_20_Internet_20_Link">
https://armyinform.com.ua/2023/04/02/u-melitopoli-okupanty-vyvozyat-nezakonno-vyrubanyj-lis-u-pivdennomu-napryamku/</text:a>
</text:p>
      <!--NEWS-->
      <text:h text:style-name="P10" text:outline-level="1">
<text:span text:style-name="T4">
Ukrainian defenders per day eliminated 560 invaders, destroyed 2 tanks and 7 BBM</text:span>
</text:h>
      <text:p text:style-name="P4">
Author: ['АРМІЯINFORM']</text:p>
      <text:p text:style-name="P4">
Time: 2023-04-02T67:00:00-04:00</text:p>
      <text:p text:style-name="P4">
Description: Zagalni Boyov, Find the enemy on 02.24.22 to 02.0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02-2023-scaled.jpg" text:style-name="Internet_20_link" text:visited-style-name="Visited_20_Internet_20_Link">
vtraty_04-02-2023-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34" text:anchor-type="as-char" svg:width="6.9236in" svg:height="6.975527in" draw:z-index="0">
<draw:image xlink:href="../Images/AРМІЯINFORM/2023-04-02T67-00-00-04-00/vtraty_04-02-2023-scaled.jpg" xlink:type="simple" xlink:show="embed" xlink:actuate="onLoad" draw:mime-type="image/jpeg"/>
</draw:frame>
The total fighting loss of the enemy from 24.02.22 to 02.04.23 will be assigned to:</text:p>
      <text:p text:style-name="P4">
<text:span text:style-name="T4">
<text:span text:style-name="T5">
 Personnel - </text:span>
* 174550(+560)persons eliminated</text:span>
<text:span text:style-name="T5">
 tanks - </text:span>
<text:span text:style-name="T5">
 3618(+2)</text:span>
<text:span text:style-name="T4">
 combat armored vehicles - </text:span>
 6986(+5)<text:span text:style-name="T4">
<text:span text:style-name="T5">
 Artillery Systems - </text:span>
<text:span text:style-name="T5">
 2687(+4)</text:span>
 </text:span>
 RSZV - <text:span text:style-name="T4">
 527(0)</text:span>
<text:span text:style-name="T5">
 air defense means - </text:span>
<text:span text:style-name="T5">
 279(0)</text:span>
<text:span text:style-name="T4">
 aircraft - </text:span>
 306(0)<text:span text:style-name="T4">
<text:span text:style-name="T5">
 helicopters - </text:span>
* 291(0)</text:span>
<text:span text:style-name="T5">
 UAV Operative-tactical level-</text:span>
<text:span text:style-name="T5">
 2249(+1)</text:span>
<text:span text:style-name="T4">
 Winged missiles - </text:span>
 911(0)<text:span text:style-name="T4">
<text:span text:style-name="T5">
 ships / boats - </text:span>
* 18(0)</text:span>
<text:span text:style-name="T5">
 Automobile equipment and tanks - </text:span>
<text:span text:style-name="T5">
 5537(+9)</text:span>
<text:span text:style-name="T4">
 Special equipment - </text:span>
 296(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2.04.23.</text:p>
      <text:p text:style-name="P4">
News Source: <text:a xlink:type="simple" xlink:href="https://armyinform.com.ua/2023/04/02/ukrayinski-zahysnyky-za-dobu-likviduvaly-560-okupantiv-znyshhyly-2-tanky-ta-7-bbm/" text:style-name="Internet_20_link" text:visited-style-name="Visited_20_Internet_20_Link">
https://armyinform.com.ua/2023/04/02/ukrayinski-zahysnyky-za-dobu-likviduvaly-560-okupantiv-znyshhyly-2-tanky-ta-7-bbm/</text:a>
</text:p>
      <!--NEWS-->
      <text:h text:style-name="P10" text:outline-level="1">
<text:span text:style-name="T4">
There are 10 enemy ships in the Black Sea, including three caliber rocket launchers - Natalia Humeniuk</text:span>
</text:h>
      <text:p text:style-name="P4">
Author: ['Андрій Агєєв']</text:p>
      <text:p text:style-name="P4">
Time: 2023-04-02T68:00:00-04:00</text:p>
      <text:p text:style-name="P4">
Description: The village of 2 KVITY in Chorny Morce is overwhelmed by 10 poros, there are three sows of the YAIKI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text:p>
      <text:p text:style-name="P4">
Category: News</text:p>
      <!--METADATA-->
      <text:p text:style-name="P4">
<draw:frame draw:style-name="fr1" draw:name="Image235" text:anchor-type="as-char" svg:width="6.9236in" svg:height="3.883237in" draw:z-index="0">
<draw:image xlink:href="../Images/AРМІЯINFORM/2023-04-02T68-00-00-04-00/gumenyuk_1-1.jpg" xlink:type="simple" xlink:show="embed" xlink:actuate="onLoad" draw:mime-type="image/jpeg"/>
</draw:frame>
As of the morning of April 2, there are 10 enemy ships in the Black Sea, with three rockets. The total volley of caliber can reach 20 rockets. The head of the united coordination Press Center of Defense forces of Southern Ukraine, the captain of the First Ranongaliya Humeniuk, informed about this.</text:p>
      <ul>
        <li>
Yesterday, April 1, one of the rocket carriers even maneuvered. We track how he went, went out and returned to combat duty again. Such maneuveries can indicate that rocket launcher needed a re -translation or it had some technical malfunctions. We continue to follow the enemy. In particular, the last activity of enemy aviation was performed. They lifted the Su-35 multi-target fighter jets, which are driven by aviation bombs from the direction of the Sea Sea, attacked Kherson region,-said Natalia Humeniuk.</li>
      </ul>
      <text:p text:style-name="P4">
She also emphasized that the use of aviation along the front line is today one of the priority areas of change of tactics by the enemy. They continue to apply managed aviation bombs(To), not entering the area of work of ouroppo.</text:p>
      <text:p text:style-name="P4">
News Source: <text:a xlink:type="simple" xlink:href="https://armyinform.com.ua/2023/04/02/u-chornomu-mori-perebuvaye-10-vorozhyh-korabliv-sered-yakyh-try-raketonosiyi-kalibriv-nataliya-gumenyuk/" text:style-name="Internet_20_link" text:visited-style-name="Visited_20_Internet_20_Link">
https://armyinform.com.ua/2023/04/02/u-chornomu-mori-perebuvaye-10-vorozhyh-korabliv-sered-yakyh-try-raketonosiyi-kalibriv-nataliya-gumenyuk/</text:a>
</text:p>
      <!--NEWS-->
      <text:h text:style-name="P10" text:outline-level="1">
<text:span text:style-name="T4">
In Ukraine a moment of silence</text:span>
</text:h>
      <text:p text:style-name="P4">
Author: ['АРМІЯINFORM']</text:p>
      <text:p text:style-name="P4">
Time: 2023-04-02T6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36" text:anchor-type="as-char" svg:width="6.9236in" svg:height="3.895992in" draw:z-index="0">
<draw:image xlink:href="../Images/AРМІЯINFORM/2023-04-02T6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02/v-ukrayini-hvylyna-movchannya/" text:style-name="Internet_20_link" text:visited-style-name="Visited_20_Internet_20_Link">
https://armyinform.com.ua/2023/04/02/v-ukrayini-hvylyna-movchannya/</text:a>
</text:p>
      <!--NEWS-->
      <text:h text:style-name="P10" text:outline-level="1">
<text:span text:style-name="T4">
Year after the release of Chernihiv region</text:span>
</text:h>
      <text:p text:style-name="P4">
Author: ['АРМІЯINFORM']</text:p>
      <text:p text:style-name="P4">
Time: 2023-04-02T70:00:00-04:00</text:p>
      <text:p text:style-name="P4">
Description: The General Staff of Zbroyni forces of Ukraine Rosemystiv by Telegram Svitlini is de -cock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02_08-11-41-5.jpg" text:style-name="Internet_20_link" text:visited-style-name="Visited_20_Internet_20_Link">
photo_2023-04-02_08-11-41-5.jpg</text:a>
', '<text:a xlink:type="simple" xlink:href="https://armyinform.com.ua/wp-content/uploads/2023/04/photo_2023-04-02_08-11-41-2-150x150.jpg" text:style-name="Internet_20_link" text:visited-style-name="Visited_20_Internet_20_Link">
photo_2023-04-02_08-11-41-2-150x150.jpg</text:a>
', '<text:a xlink:type="simple" xlink:href="https://armyinform.com.ua/wp-content/uploads/2023/04/photo_2023-04-02_08-11-41-3-150x150.jpg" text:style-name="Internet_20_link" text:visited-style-name="Visited_20_Internet_20_Link">
photo_2023-04-02_08-11-41-3-150x150.jpg</text:a>
', '<text:a xlink:type="simple" xlink:href="https://armyinform.com.ua/wp-content/uploads/2023/04/photo_2023-04-02_08-11-41-4-150x150.jpg" text:style-name="Internet_20_link" text:visited-style-name="Visited_20_Internet_20_Link">
photo_2023-04-02_08-11-41-4-150x150.jpg</text:a>
', '<text:a xlink:type="simple" xlink:href="https://armyinform.com.ua/wp-content/uploads/2023/04/photo_2023-04-02_08-11-41-6-150x150.jpg" text:style-name="Internet_20_link" text:visited-style-name="Visited_20_Internet_20_Link">
photo_2023-04-02_08-11-41-6-150x150.jpg</text:a>
', '<text:a xlink:type="simple" xlink:href="https://armyinform.com.ua/wp-content/uploads/2023/04/photo_2023-04-02_08-11-41-7-150x150.jpg" text:style-name="Internet_20_link" text:visited-style-name="Visited_20_Internet_20_Link">
photo_2023-04-02_08-11-41-7-150x150.jpg</text:a>
', '<text:a xlink:type="simple" xlink:href="https://armyinform.com.ua/wp-content/uploads/2023/04/photo_2023-04-02_08-11-41-8-150x150.jpg" text:style-name="Internet_20_link" text:visited-style-name="Visited_20_Internet_20_Link">
photo_2023-04-02_08-11-41-8-150x150.jpg</text:a>
', '<text:a xlink:type="simple" xlink:href="https://armyinform.com.ua/wp-content/uploads/2023/04/photo_2023-04-02_08-11-41-9-150x150.jpg" text:style-name="Internet_20_link" text:visited-style-name="Visited_20_Internet_20_Link">
photo_2023-04-02_08-11-41-9-150x150.jpg</text:a>
', '<text:a xlink:type="simple" xlink:href="https://armyinform.com.ua/wp-content/uploads/2023/04/photo_2023-04-02_08-11-41-10-150x150.jpg" text:style-name="Internet_20_link" text:visited-style-name="Visited_20_Internet_20_Link">
photo_2023-04-02_08-11-41-10-150x150.jpg</text:a>
', '<text:a xlink:type="simple" xlink:href="https://armyinform.com.ua/wp-content/uploads/2023/04/photo_2023-04-02_08-11-41-150x150.jpg" text:style-name="Internet_20_link" text:visited-style-name="Visited_20_Internet_20_Link">
photo_2023-04-02_08-11-41-150x150.jpg</text:a>
']</text:p>
      <text:p text:style-name="P4">
Tags: ['STOPRUSSIA', 'АГРЕСІЯ РФ', 'ВТОРГНЕННЯ РФ']</text:p>
      <text:p text:style-name="P4">
Category: News</text:p>
      <!--METADATA-->
      <text:p text:style-name="P4">
<draw:frame draw:style-name="fr1" draw:name="Image237" text:anchor-type="as-char" svg:width="6.9236in" svg:height="5.1927in" draw:z-index="0">
<draw:image xlink:href="../Images/AРМІЯINFORM/2023-04-02T70-00-00-04-00/photo_2023-04-02_08-11-41-5.jpg" xlink:type="simple" xlink:show="embed" xlink:actuate="onLoad" draw:mime-type="image/jpeg"/>
</draw:frame>
General Staff of the Armed Forces of Ukraine <text:a xlink:type="simple" xlink:href="https://t.me/GeneralStaffZSU" text:style-name="Internet_20_link" text:visited-style-name="Visited_20_Internet_20_Link">
placed</text:a>
In Telegram, the photos are fully -devoted Chernihiv region, made last year.</text:p>
      <text:p text:style-name="P4">
<text:a xlink:type="simple" xlink:href="https://armyinform.com.ua/wp-content/uploads/2023/04/photo_2023-04-02_08-11-41-2.jpg" text:style-name="Internet_20_link" text:visited-style-name="Visited_20_Internet_20_Link">
!(Images/AРМІЯINFORM/2023-04-02T70-00-00-04-00/photo_2023-04-02_08-11-41-2-150x150.jpg)</text:a>
</text:p>
      <text:p text:style-name="P4">
<text:a xlink:type="simple" xlink:href="https://armyinform.com.ua/wp-content/uploads/2023/04/photo_2023-04-02_08-11-41-3.jpg" text:style-name="Internet_20_link" text:visited-style-name="Visited_20_Internet_20_Link">
<draw:frame draw:style-name="fr1" draw:name="Image238" text:anchor-type="as-char" svg:width="6.9236in" svg:height="6.9236in" draw:z-index="0">
<draw:image xlink:href="../Images/AРМІЯINFORM/2023-04-02T70-00-00-04-00/photo_2023-04-02_08-11-41-3-150x150.jpg" xlink:type="simple" xlink:show="embed" xlink:actuate="onLoad" draw:mime-type="image/jpeg"/>
</draw:frame>
</text:a>
</text:p>
      <text:p text:style-name="P4">
<text:a xlink:type="simple" xlink:href="https://armyinform.com.ua/wp-content/uploads/2023/04/photo_2023-04-02_08-11-41-4.jpg" text:style-name="Internet_20_link" text:visited-style-name="Visited_20_Internet_20_Link">
<draw:frame draw:style-name="fr1" draw:name="Image239" text:anchor-type="as-char" svg:width="6.9236in" svg:height="6.9236in" draw:z-index="0">
<draw:image xlink:href="../Images/AРМІЯINFORM/2023-04-02T70-00-00-04-00/photo_2023-04-02_08-11-41-4-150x150.jpg" xlink:type="simple" xlink:show="embed" xlink:actuate="onLoad" draw:mime-type="image/jpeg"/>
</draw:frame>
</text:a>
</text:p>
      <text:p text:style-name="P4">
<text:a xlink:type="simple" xlink:href="https://armyinform.com.ua/wp-content/uploads/2023/04/photo_2023-04-02_08-11-41-6.jpg" text:style-name="Internet_20_link" text:visited-style-name="Visited_20_Internet_20_Link">
<draw:frame draw:style-name="fr1" draw:name="Image240" text:anchor-type="as-char" svg:width="6.9236in" svg:height="6.9236in" draw:z-index="0">
<draw:image xlink:href="../Images/AРМІЯINFORM/2023-04-02T70-00-00-04-00/photo_2023-04-02_08-11-41-6-150x150.jpg" xlink:type="simple" xlink:show="embed" xlink:actuate="onLoad" draw:mime-type="image/jpeg"/>
</draw:frame>
</text:a>
</text:p>
      <text:p text:style-name="P4">
<text:a xlink:type="simple" xlink:href="https://armyinform.com.ua/wp-content/uploads/2023/04/photo_2023-04-02_08-11-41-7.jpg" text:style-name="Internet_20_link" text:visited-style-name="Visited_20_Internet_20_Link">
<draw:frame draw:style-name="fr1" draw:name="Image241" text:anchor-type="as-char" svg:width="6.9236in" svg:height="6.9236in" draw:z-index="0">
<draw:image xlink:href="../Images/AРМІЯINFORM/2023-04-02T70-00-00-04-00/photo_2023-04-02_08-11-41-7-150x150.jpg" xlink:type="simple" xlink:show="embed" xlink:actuate="onLoad" draw:mime-type="image/jpeg"/>
</draw:frame>
</text:a>
</text:p>
      <text:p text:style-name="P4">
<text:a xlink:type="simple" xlink:href="https://armyinform.com.ua/wp-content/uploads/2023/04/photo_2023-04-02_08-11-41-8.jpg" text:style-name="Internet_20_link" text:visited-style-name="Visited_20_Internet_20_Link">
<draw:frame draw:style-name="fr1" draw:name="Image242" text:anchor-type="as-char" svg:width="6.9236in" svg:height="6.9236in" draw:z-index="0">
<draw:image xlink:href="../Images/AРМІЯINFORM/2023-04-02T70-00-00-04-00/photo_2023-04-02_08-11-41-8-150x150.jpg" xlink:type="simple" xlink:show="embed" xlink:actuate="onLoad" draw:mime-type="image/jpeg"/>
</draw:frame>
</text:a>
</text:p>
      <text:p text:style-name="P4">
<text:a xlink:type="simple" xlink:href="https://armyinform.com.ua/wp-content/uploads/2023/04/photo_2023-04-02_08-11-41-9.jpg" text:style-name="Internet_20_link" text:visited-style-name="Visited_20_Internet_20_Link">
<draw:frame draw:style-name="fr1" draw:name="Image243" text:anchor-type="as-char" svg:width="6.9236in" svg:height="6.9236in" draw:z-index="0">
<draw:image xlink:href="../Images/AРМІЯINFORM/2023-04-02T70-00-00-04-00/photo_2023-04-02_08-11-41-9-150x150.jpg" xlink:type="simple" xlink:show="embed" xlink:actuate="onLoad" draw:mime-type="image/jpeg"/>
</draw:frame>
</text:a>
</text:p>
      <text:p text:style-name="P4">
<text:a xlink:type="simple" xlink:href="https://armyinform.com.ua/wp-content/uploads/2023/04/photo_2023-04-02_08-11-41-10.jpg" text:style-name="Internet_20_link" text:visited-style-name="Visited_20_Internet_20_Link">
<draw:frame draw:style-name="fr1" draw:name="Image244" text:anchor-type="as-char" svg:width="6.9236in" svg:height="6.9236in" draw:z-index="0">
<draw:image xlink:href="../Images/AРМІЯINFORM/2023-04-02T70-00-00-04-00/photo_2023-04-02_08-11-41-10-150x150.jpg" xlink:type="simple" xlink:show="embed" xlink:actuate="onLoad" draw:mime-type="image/jpeg"/>
</draw:frame>
</text:a>
</text:p>
      <text:p text:style-name="P4">
<text:a xlink:type="simple" xlink:href="https://armyinform.com.ua/wp-content/uploads/2023/04/photo_2023-04-02_08-11-41.jpg" text:style-name="Internet_20_link" text:visited-style-name="Visited_20_Internet_20_Link">
<draw:frame draw:style-name="fr1" draw:name="Image245" text:anchor-type="as-char" svg:width="6.9236in" svg:height="6.9236in" draw:z-index="0">
<draw:image xlink:href="../Images/AРМІЯINFORM/2023-04-02T70-00-00-04-00/photo_2023-04-02_08-11-41-150x150.jpg" xlink:type="simple" xlink:show="embed" xlink:actuate="onLoad" draw:mime-type="image/jpeg"/>
</draw:frame>
</text:a>
</text:p>
      <text:p text:style-name="P4">
News Source: <text:a xlink:type="simple" xlink:href="https://armyinform.com.ua/2023/04/02/rik-pislya-zvilnennya-chernigivshhyny/" text:style-name="Internet_20_link" text:visited-style-name="Visited_20_Internet_20_Link">
https://armyinform.com.ua/2023/04/02/rik-pislya-zvilnennya-chernigivshhyny/</text:a>
</text:p>
      <!--NEWS-->
      <text:h text:style-name="P10" text:outline-level="1">
<text:span text:style-name="T4">
During the day, rescuers went over a hundred times to eliminate the consequences of enemy shelling</text:span>
</text:h>
      <text:p text:style-name="P4">
Author: ['АРМІЯINFORM']</text:p>
      <text:p text:style-name="P4">
Time: 2023-04-02T71:00:00-04:00</text:p>
      <text:p text:style-name="P4">
Description: Lent out, 01 Kvіnynya, the Holder Service of Ukraine Zvozvichahi ... The war with Ukraine 2022, the war with Ukraine is th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46" text:anchor-type="as-char" svg:width="6.9236in" svg:height="3.888597in" draw:z-index="0">
<draw:image xlink:href="../Images/AРМІЯINFORM/2023-04-02T71-00-00-04-00/xzvev8dxadlvsx-pozhezha.jpg" xlink:type="simple" xlink:show="embed" xlink:actuate="onLoad" draw:mime-type="image/jpeg"/>
</draw:frame>
Illustrative photo</text:p>
      <text:p text:style-name="P4">
During the last day, <text:span text:style-name="T4">
 April 01, </text:span>
 Divisions of the Civil Service of Ukraine of Uncertain Situations <text:span text:style-name="T4">
 155 departures </text:span>
 to eliminate the consequences of the occupants of settlements and infrastructure. 2 fires were eliminated, 2 people were rescued. Psychological assistance was provided 101.</text:p>
      <text:p text:style-name="P4">
This is stated in <text:a xlink:type="simple" xlink:href="https://dsns.gov.ua/uk/news/nadzvicaini-podiyi/operativna-informaciia-dsns-shhodo-naslidkiv-vedennia-boiovix-dii-rosiiskoiu-federacijeiu-113" text:style-name="Internet_20_link" text:visited-style-name="Visited_20_Internet_20_Link">
message</text:a>
SES of Ukraine.</text:p>
      <text:p text:style-name="P4">
Reference: Since the beginning of the war, 87 245 trips have been made <text:span text:style-name="T4">
 on the elimination of shelling, eliminated </text:span>
 14 242 fires **, 3,988 persons were rescued, psychological assistance was provided 208 028.</text:p>
      <text:p text:style-name="P4">
News Source: <text:a xlink:type="simple" xlink:href="https://armyinform.com.ua/2023/04/02/za-dobu-ryatuvalnyky-ponad-sto-raziv-vyyizdyly-na-likvidacziyu-naslidkiv-vorozhyh-obstriliv-19/" text:style-name="Internet_20_link" text:visited-style-name="Visited_20_Internet_20_Link">
https://armyinform.com.ua/2023/04/02/za-dobu-ryatuvalnyky-ponad-sto-raziv-vyyizdyly-na-likvidacziyu-naslidkiv-vorozhyh-obstriliv-19/</text:a>
</text:p>
      <!--NEWS-->
      <text:h text:style-name="P10" text:outline-level="1">
<text:span text:style-name="T4">
Juvenile prosecutors: 467 children were killed in Ukraine as a result of armed aggression of the Russian Federation</text:span>
</text:h>
      <text:p text:style-name="P4">
Author: ['АРМІЯINFORM']</text:p>
      <text:p text:style-name="P4">
Time: 2023-04-02T72:00:00-04:00</text:p>
      <text:p text:style-name="P4">
Description: The village was on the wounds of 2 kvytni 2023 Rock more than 1411 ditsa arranged in Ukraine Vnaslikok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text:p>
      <text:p text:style-name="P4">
Category: News</text:p>
      <!--METADATA-->
      <text:p text:style-name="P4">
<draw:frame draw:style-name="fr1" draw:name="Image247" text:anchor-type="as-char" svg:width="6.9236in" svg:height="5.18693in" draw:z-index="0">
<draw:image xlink:href="../Images/AРМІЯINFORM/2023-04-02T72-00-00-04-00/47_big.jpg" xlink:type="simple" xlink:show="embed" xlink:actuate="onLoad" draw:mime-type="image/jpeg"/>
</draw:frame>
<text:span text:style-name="T4">
 As of the morning of April 2, 2023 </text:span>
 more than 1411 children were injured in Ukraine as a result of full -scale armed aggression of the Russian Federation.</text:p>
      <text:p text:style-name="P4">
About it <text:a xlink:type="simple" xlink:href="https://t.me/pgo_gov_ua" text:style-name="Internet_20_link" text:visited-style-name="Visited_20_Internet_20_Link">
reports</text:a>
Office of the Prosecutor General of Ukraine.</text:p>
      <text:p text:style-name="P4">
According to the official information of juvenile prosecutors, 467 children were killed and more than 94444444444 These figures are not final. The long work on their installation in hostilities, on temporarily occupied territories. - 66, Dnipropetrovsk –66.</text:p>
      <text:p text:style-name="P4">
News Source: <text:a xlink:type="simple" xlink:href="https://armyinform.com.ua/2023/04/02/yuvenalni-prokurory-467-ditej-zagynuly-v-ukrayini-vnaslidok-zbrojnoyi-agresiyi-rf/" text:style-name="Internet_20_link" text:visited-style-name="Visited_20_Internet_20_Link">
https://armyinform.com.ua/2023/04/02/yuvenalni-prokurory-467-ditej-zagynuly-v-ukrayini-vnaslidok-zbrojnoyi-agresiyi-rf/</text:a>
</text:p>
      <!--NEWS-->
      <text:h text:style-name="P10" text:outline-level="1">
<text:span text:style-name="T4">
Last day Russian troops fired 102 settlements of Ukraine</text:span>
</text:h>
      <text:p text:style-name="P4">
Author: ['АРМІЯINFORM']</text:p>
      <text:p text:style-name="P4">
Time: 2023-04-02T73: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82837292391711957_y.jpg" text:style-name="Internet_20_link" text:visited-style-name="Visited_20_Internet_20_Link">
photo_5282837292391711957_y.jpg</text:a>
']</text:p>
      <text:p text:style-name="P4">
Tags: ['MILITARY MEDIA CENTER', 'STOPRUSSIA', 'АГРЕСІЯ РФ', 'ВІЙНА', 'ВОРОЖІ ОБСТРІЛИ', 'ВТОРГНЕННЯ РФ', 'ХАРКІВСЬКИЙ ТРИБУНАЛ']</text:p>
      <text:p text:style-name="P4">
Category: News</text:p>
      <!--METADATA-->
      <text:p text:style-name="P4">
<draw:frame draw:style-name="fr1" draw:name="Image248" text:anchor-type="as-char" svg:width="6.9236in" svg:height="4.965131in" draw:z-index="0">
<draw:image xlink:href="../Images/AРМІЯINFORM/2023-04-02T73-00-00-04-00/photo_5282837292391711957_y.jpg" xlink:type="simple" xlink:show="embed" xlink:actuate="onLoad" draw:mime-type="image/jpeg"/>
</draw:frame>
According to the situational center of the Ministry of Defense of Ukraine information, during the last day Russian troops fired the territory of 7 regions of Ukraine.</text:p>
      <text:p text:style-name="P4">
About it in Telegram <text:a xlink:type="simple" xlink:href="https://t.me/militarymediacenter/1603" text:style-name="Internet_20_link" text:visited-style-name="Visited_20_Internet_20_Link">
informs</text:a>
MilitaryMedia Center.</text:p>
      <text:p text:style-name="P4">
“In general from different types of weapons(grenade launchers, mortars, tanks, artillery, RSZV, UAV, tactical aviation)The shelling of 102 settlements was carried out, the defeat of 29 infrastructure objects was confirmed, ”the message reads.</text:p>
      <text:p text:style-name="P4">
4 people were killed and 15 were injured.</text:p>
      <text:p text:style-name="P4">
News Source: <text:a xlink:type="simple" xlink:href="https://armyinform.com.ua/2023/04/02/mynuloyi-doby-rosijski-vijska-obstrilyaly-102-naselenyh-punktiv-ukrayiny/" text:style-name="Internet_20_link" text:visited-style-name="Visited_20_Internet_20_Link">
https://armyinform.com.ua/2023/04/02/mynuloyi-doby-rosijski-vijska-obstrilyaly-102-naselenyh-punktiv-ukrayiny/</text:a>
</text:p>
      <!--NEWS-->
      <text:h text:style-name="P10" text:outline-level="1">
<text:span text:style-name="T4">
In the Donetsk direction the enemy retreated from some positions</text:span>
</text:h>
      <text:p text:style-name="P4">
Author: ['Олександр Кіндсфатер']</text:p>
      <text:p text:style-name="P4">
Time: 2023-04-02T74:00:00-04:00</text:p>
      <text:p text:style-name="P4">
Description: About the announcement of the River -Rennik Prefenter of the defense forces of Tavriysky, Colonel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ТОРГНЕННЯ РФ']</text:p>
      <text:p text:style-name="P4">
Category: News</text:p>
      <!--METADATA-->
      <text:p text:style-name="P4">
<draw:frame draw:style-name="fr1" draw:name="Image249" text:anchor-type="as-char" svg:width="6.9236in" svg:height="4.096023in" draw:z-index="0">
<draw:image xlink:href="../Images/AРМІЯINFORM/2023-04-02T74-00-00-04-00/dmytrashkivskyj.png" xlink:type="simple" xlink:show="embed" xlink:actuate="onLoad" draw:mime-type="image/png"/>
</draw:frame>
This was stated by the spokesman of the united Press Center of Defense forces of Tavriysky Direction Alexey Dmitrashkivsky on the air of the national television "Unin".</text:p>
      <ul>
        <li>
Now Ukrainian soldiers are fixed in these positions, engaged in their engineering arrangement for defense, - added a representative of the Press Center. Also, a defense spokesman noted the effective actions of our artillery, from which the enemy suffered significant losses and was forced to depart.</li>
      </ul>
      <text:p text:style-name="P4">
Over the past 24 hours, the enemy took offensive actions in the area of Avdiivka, Marinka Takarlivka. 30 unsuccessful assault actions were recorded, including 10 unicules. In addition, an attempt to promote the reconnaissance group was torn off. It was covered with dense fire, received a decent repent.</text:p>
      <text:p text:style-name="P4">
Almost all attempts were made without supporting military equipment. Only a water event used two tanks. This indicates that he has saved significant losses and his combat capabilities decreased. At the same time, from the Slavic, there is an accumulation of equipment in the area of the settlement. There is information that the enemy will try to activate in this direction in the near future. The occupiers are also actively used to cause army aviation to cause the cavity: Su-24 bombers, Su-25 and Mi-8, Mi-24 helicopters.</text:p>
      <text:p text:style-name="P4">
News Source: <text:a xlink:type="simple" xlink:href="https://armyinform.com.ua/2023/04/02/na-doneczkomu-napryamku-vorog-vidstupyv-iz-deyakyh-pozyczij/" text:style-name="Internet_20_link" text:visited-style-name="Visited_20_Internet_20_Link">
https://armyinform.com.ua/2023/04/02/na-doneczkomu-napryamku-vorog-vidstupyv-iz-deyakyh-pozyczij/</text:a>
</text:p>
      <!--NEWS-->
      <text:h text:style-name="P10" text:outline-level="1">
<text:span text:style-name="T4">
During the day of the Pyrotechnics of the SESS neutralized nearly 400 explosive items</text:span>
</text:h>
      <text:p text:style-name="P4">
Author: ['АРМІЯINFORM']</text:p>
      <text:p text:style-name="P4">
Time: 2023-04-02T75:00:00-04:00</text:p>
      <text:p text:style-name="P4">
Description: Lent out, 01 Kvіnynya, Pirotechnici Pydrozdiy of the Holder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168306_5794053384050217_8446247605964611554_n.jpg" text:style-name="Internet_20_link" text:visited-style-name="Visited_20_Internet_20_Link">
339168306_5794053384050217_8446247605964611554_n.jpg</text:a>
']</text:p>
      <text:p text:style-name="P4">
Tags: ['STOPRUSSIA', 'АГРЕСІЯ РФ', 'ВІЙНА', 'ВТОРГНЕННЯ РФ', 'ДСНС УКРАЇНИ', 'РОЗМІНУВАННЯ']</text:p>
      <text:p text:style-name="P4">
Category: News</text:p>
      <!--METADATA-->
      <text:p text:style-name="P4">
<draw:frame draw:style-name="fr1" draw:name="Image250" text:anchor-type="as-char" svg:width="6.9236in" svg:height="3.89773in" draw:z-index="0">
<draw:image xlink:href="../Images/AРМІЯINFORM/2023-04-02T75-00-00-04-00/051f0000-0aff-0242-be2f-08da173df50a_w1080_h608.png" xlink:type="simple" xlink:show="embed" xlink:actuate="onLoad" draw:mime-type="image/png"/>
</draw:frame>
Illustrative photo</text:p>
      <text:p text:style-name="P4">
<text:span text:style-name="T4">
 Over the past day, </text:span>
 <text:span text:style-name="T4">
 01 April </text:span>
 <text:span text:style-name="T4">
 </text:span>
, <text:span text:style-name="T4">
 pyrotechnic units of Ukraine for emergency situations </text:span>
 135 times ** The finishing tasks were involved.</text:p>
      <text:p text:style-name="P4">
About it _ <text:a xlink:type="simple" xlink:href="https://dsns.gov.ua/uk/news/nadzvicaini-podiyi/operativna-informaciia-shhodo-roboti-pirotexnicnix-pidrozdiliv-dsns-ukrayini-25" text:style-name="Internet_20_link" text:visited-style-name="Visited_20_Internet_20_Link">
reports</text:a>
_ SES of Ukraine.</text:p>
      <text:p text:style-name="P4">
Pyrotechnical units revealed, seized and disposed of <text:span text:style-name="T4">
 378 </text:span>
<text:span text:style-name="T4">
 explosive </text:span>
 <text:span text:style-name="T4">
 </text:span>
 items.(cleared)territory of the area of the representative <text:span text:style-name="T4">
 32 hectares </text:span>
.</text:p>
      <text:p text:style-name="P4">
Most often pyrotechnic units worked: in the Kharkiv region 16 236 times, Kyiv region - 7 371, Chernihiv region - 4 411, Donetsk - 4 443, Mykolaiv region - 4 081, Kherson region - 3 801, Sumy region - 1 755, Cherkasy region - 1 083.</text:p>
      <text:p text:style-name="P4">
Background: from the beginning of large -scale aggression of the Russian Federation of Ukrainian Federation of Ukraine, pyrotechnic units of the SES of Ukraine were involved <text:span text:style-name="T4">
 49 223 times </text:span>
 to perform mine tasks. Disposed of <text:span text:style-name="T4">
 339 251 Extinguvic object </text:span>
, including <text:span text:style-name="T4">
 2 200 aviation bombs </text:span>
. Examined(cleared)area area <text:span text:style-name="T4">
 81 554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251" text:anchor-type="as-char" svg:width="6.9236in" svg:height="5.804039in" draw:z-index="0">
<draw:image xlink:href="../Images/AРМІЯINFORM/2023-04-02T75-00-00-04-00/339168306_5794053384050217_8446247605964611554_n.jpg" xlink:type="simple" xlink:show="embed" xlink:actuate="onLoad" draw:mime-type="image/jpeg"/>
</draw:frame>
</text:p>
      <text:p text:style-name="P4">
News Source: <text:a xlink:type="simple" xlink:href="https://armyinform.com.ua/2023/04/02/za-dobu-pirotehniky-dsns-zneshkodyly-majzhe-400-vybuhonebezpechnyh-predmetiv-2/" text:style-name="Internet_20_link" text:visited-style-name="Visited_20_Internet_20_Link">
https://armyinform.com.ua/2023/04/02/za-dobu-pirotehniky-dsns-zneshkodyly-majzhe-400-vybuhonebezpechnyh-predmetiv-2/</text:a>
</text:p>
      <!--NEWS-->
      <text:h text:style-name="P10" text:outline-level="1">
<text:span text:style-name="T4">
Office of the Prosecutor General of Ukraine: Almost 78,000 military crimes are documented</text:span>
</text:h>
      <text:p text:style-name="P4">
Author: ['АРМІЯINFORM']</text:p>
      <text:p text:style-name="P4">
Time: 2023-04-02T7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2042023ua.jpg" text:style-name="Internet_20_link" text:visited-style-name="Visited_20_Internet_20_Link">
warcrime-02042023ua.jpg</text:a>
', '<text:a xlink:type="simple" xlink:href="https://armyinform.com.ua/wp-content/uploads/2023/04/warcrime-02042023en.jpg" text:style-name="Internet_20_link" text:visited-style-name="Visited_20_Internet_20_Link">
warcrime-02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52" text:anchor-type="as-char" svg:width="6.9236in" svg:height="4.448413in" draw:z-index="0">
<draw:image xlink:href="../Images/AРМІЯINFORM/2023-04-02T76-00-00-04-00/warcrime-02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2 </text:span>
 Registered:</text:p>
      <ul>
        <li>
77 900 Military Crimes, * 16 934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53" text:anchor-type="as-char" svg:width="6.9236in" svg:height="4.448413in" draw:z-index="0">
<draw:image xlink:href="../Images/AРМІЯINFORM/2023-04-02T76-00-00-04-00/warcrime-02042023en.jpg" xlink:type="simple" xlink:show="embed" xlink:actuate="onLoad" draw:mime-type="image/jpeg"/>
</draw:frame>
</text:p>
      <text:p text:style-name="P4">
News Source: <text:a xlink:type="simple" xlink:href="https://armyinform.com.ua/2023/04/02/ofis-genprokurora-ukrayiny-zadokumentovano-majzhe-78-tysyach-voyennyh-zlochyniv/" text:style-name="Internet_20_link" text:visited-style-name="Visited_20_Internet_20_Link">
https://armyinform.com.ua/2023/04/02/ofis-genprokurora-ukrayiny-zadokumentovano-majzhe-78-tysyach-voyennyh-zlochyniv/</text:a>
</text:p>
      <!--NEWS-->
      <text:h text:style-name="P10" text:outline-level="1">
<text:span text:style-name="T4">
There are 5 enemy ships in the Black Sea on combat duty</text:span>
</text:h>
      <text:p text:style-name="P4">
Author: ['АРМІЯINFORM']</text:p>
      <text:p text:style-name="P4">
Time: 2023-04-02T77:00:00-04:00</text:p>
      <text:p text:style-name="P4">
Description: The village of 2 KVITRY in the waters of Chorny, Azovsky that of the scores of the Moreda at the battl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bez-nazvy-1.jpg" text:style-name="Internet_20_link" text:visited-style-name="Visited_20_Internet_20_Link">
bez-nazvy-1.jpg</text:a>
']</text:p>
      <text:p text:style-name="P4">
Tags: ['STOPRUSSIA', 'АГРЕСІЯ РФ', 'ВІЙНА', 'ВМС УКРАЇНИ', 'ВТОРГНЕННЯ РФ']</text:p>
      <text:p text:style-name="P4">
Category: News</text:p>
      <!--METADATA-->
      <text:p text:style-name="P4">
<draw:frame draw:style-name="fr1" draw:name="Image254" text:anchor-type="as-char" svg:width="6.9236in" svg:height="3.894525in" draw:z-index="0">
<draw:image xlink:href="../Images/AРМІЯINFORM/2023-04-02T77-00-00-04-00/maxresdefault-1.jpg" xlink:type="simple" xlink:show="embed" xlink:actuate="onLoad" draw:mime-type="image/jpeg"/>
</draw:frame>
Illustrative photo</text:p>
      <text:p text:style-name="P4">
<text:span text:style-name="T4">
 As of April 2 </text:span>
 in the waters of Black, Azov and Mediterranean Morivna fighting <text:span text:style-name="T4">
 13 hostile </text:span>
 <text:span text:style-name="T4">
 </text:span>
 <text:span text:style-name="T4">
 </text:span>
 ship <text:span text:style-name="T4">
 </text:span>
 <text:span text:style-name="T4">
 Liv </text:span>
, from <text:span text:style-name="T4">
 5 carbon rockets "Caliber »</text:span>
. The total volley is <text:span text:style-name="T4">
 32 </text:span>
<text:span text:style-name="T4">
 missiles </text:span>
.</text:p>
      <text:p text:style-name="P4">
This is stated in <text:a xlink:type="simple" xlink:href="https://www.facebook.com/navy.mil.gov.ua/posts/pfbid02NA6rgsm5XBsmMPNcYqZGLhAQiksk1Ls9jC1C6hxLuCRXsY5TvtaZPNdEu2DEnsJbl" text:style-name="Internet_20_link" text:visited-style-name="Visited_20_Internet_20_Link">
message</text:a>
Command of the Navy of the Armed Forces of Ukraine.</text:p>
      <text:p text:style-name="P4">
Of them:</text:p>
      <ul>
        <li>
There are 5 enemy ships in the Black Sea, of which 2 are the carpet carriers of the caliber, the total volley is 12 rockets; * In the Sea of Azov, the enemy continues to control marine communications, holding 1 ship on combat duty; * There are 7 enemy ships in the Mediterranean, of which 3 carriers of the Caliber Winged missiles, the total volley is 20 rockets.</li>
      </ul>
      <text:p text:style-name="P4">
The Russian Federation continues to violate the International Convention on the Protection of Human Life at the Sea of 1974(SOLAS)by turning off automatic identification systems(AIS)Nazi vessels in the Azov Sea.</text:p>
      <text:p text:style-name="P4">
<draw:frame draw:style-name="fr1" draw:name="Image255" text:anchor-type="as-char" svg:width="6.9236in" svg:height="5.53888in" draw:z-index="0">
<draw:image xlink:href="../Images/AРМІЯINFORM/2023-04-02T77-00-00-04-00/bez-nazvy-1.jpg" xlink:type="simple" xlink:show="embed" xlink:actuate="onLoad" draw:mime-type="image/jpeg"/>
</draw:frame>
</text:p>
      <text:p text:style-name="P4">
News Source: <text:a xlink:type="simple" xlink:href="https://armyinform.com.ua/2023/04/02/u-chornomu-mori-na-bojovomu-cherguvanni-perebuvaye-5-vorozhyh-korabliv-3/" text:style-name="Internet_20_link" text:visited-style-name="Visited_20_Internet_20_Link">
https://armyinform.com.ua/2023/04/02/u-chornomu-mori-na-bojovomu-cherguvanni-perebuvaye-5-vorozhyh-korabliv-3/</text:a>
</text:p>
      <!--NEWS-->
      <text:h text:style-name="P10" text:outline-level="1">
<text:span text:style-name="T4">
The consequences of Russian aggression over the past day are the situation in areas</text:span>
</text:h>
      <text:p text:style-name="P4">
Author: ['АРМІЯINFORM']</text:p>
      <text:p text:style-name="P4">
Time: 2023-04-02T78:00:00-04:00</text:p>
      <text:p text:style-name="P4">
Description: Military Media Center, which was published about the Namyskiye Aggrem for Permanu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large.jpg" text:style-name="Internet_20_link" text:visited-style-name="Visited_20_Internet_20_Link">
large.jpg</text:a>
']</text:p>
      <text:p text:style-name="P4">
Tags: ['STOPRUSSIA', 'АГРЕСІЯ РФ']</text:p>
      <text:p text:style-name="P4">
Category: News</text:p>
      <!--METADATA-->
      <text:p text:style-name="P4">
<draw:frame draw:style-name="fr1" draw:name="Image256" text:anchor-type="as-char" svg:width="6.9236in" svg:height="5.215779in" draw:z-index="0">
<draw:image xlink:href="../Images/AРМІЯINFORM/2023-04-02T78-00-00-04-00/large.jpg" xlink:type="simple" xlink:show="embed" xlink:actuate="onLoad" draw:mime-type="image/jpeg"/>
</draw:frame>
Illustrative photo</text:p>
      <text:p text:style-name="P4">
Military Media Center <text:a xlink:type="simple" xlink:href="https://t.me/militarymediacenter" text:style-name="Internet_20_link" text:visited-style-name="Visited_20_Internet_20_Link">
Posted</text:a>
Information on the consequences of Russian aggression last day.</text:p>
      <text:h text:style-name="P12" text:outline-level="3">
<text:span text:style-name="T4">
<text:span text:style-name="T4">
Donetsk region</text:span>
</text:span>
</text:h>
      <text:p text:style-name="P4">
With the use of artillery, tanks, RSZV and aviation by Russian troops, 40 settlements of the region were blown up by Russian troops(Avdiivka, Bakhmut, Toretsk, Vremivka, Krasnogorivka, Greater Novosilka, North, Friendship, Wells, Thornsky, Controversy, Rozdolivka, Vasyukivka, Orikhovo-Vasylivka, Novomarkove, Bogdanivka, Grigorivka, Ivanivske, Yar, Kurdymivka York, Druzhkivka, Steppe, Orlovka, Tonny, Severene, Pervomaisko, Marinka, St. George, Pryviska, Victory, Novomikhailivka, Balled, Bapt).</text:p>
      <text:p text:style-name="P4">
Зокрема, м. Авдіївка протягом доби було неодноразово обстріляно окупантами зрізних видів озброєння. Пошкоджено адміністративну будівлю та житловийбудинок. Інформація щодо постраждалих не надходила.</text:p>
      <text:p text:style-name="P4">
Під час артилерійських обстрілів у м. Бахмут отримали поранення 2 особи.Інформація про руйнування не надходила.</text:p>
      <text:p text:style-name="P4">
В м. Торецьк Бахмутського району внаслідок обстрілів з РСЗВ пошкоджено 2житлові будинки, будинок культури, будівлю школи, адмінбудівлю та будівлюЦНАП. Поранено 3 особи.</text:p>
      <text:p text:style-name="P4">
У смт Північне Бахмутського району в результаті артилерійського обстрілупошкоджено 2 приватні житлові будинки. Інформація про жертв та постраждалих ненадходила.</text:p>
      <text:p text:style-name="P4">
Ворогом нанесено авіаудар по н.п. Времівка Волноваського району. Інформаціяпро жертв, постраждалих і руйнування не надходила.</text:p>
      <text:p text:style-name="P4">
По н.п. Мар’їнка, Макіївка, Бахмут, Веселе, Роздолівка, Васюківка,Первомайське, Вугледар, Велика Новосілка, Нью-Йорк, Спірне та Терни окупантизавдали бомбових ударів з авіації. Інформація щодо руйнувань та постраждалихне надходила.</text:p>
      <text:p text:style-name="P4">
Всього зафіксовано пошкодження 21 об’єкту інфраструктури, з яких: 10 житловихбудинків та 11 інших об’єктів інфраструктури.</text:p>
      <text:p text:style-name="P4">
Всього в області за добу поранено 9 осіб.</text:p>
      <text:h text:style-name="P12" text:outline-level="3">
<text:span text:style-name="T4">
<text:span text:style-name="T4">
Херсонська область</text:span>
</text:span>
</text:h>
      <text:p text:style-name="P4">
Із застосуванням мінометів, артилерії, РСЗВ та БПЛА російські військаобстріляли 25 населених пунктів області (Kherson, Cossack, Berislav, Tyaginka, Zniivka, Tomarina, Merry, Stepanivka, Engineering, Belozerka, Burgunka, Zelenivka, Antonivka, Golden Balka, Ivanivka, Republican, Red Mayak, Tokarivka, Sadovy, Dudchaya, Dnipro, Komisha. Circassian, Fr. Potemkin).</text:p>
      <text:p text:style-name="P4">
In N.P. The Cossack Kakhovsky district affected the private house.</text:p>
      <text:p text:style-name="P4">
In the city of Berislav, as a result of artillery shelling, private buildings and the object of critical infrastructure were damaged. 1 person injured.</text:p>
      <text:p text:style-name="P4">
Information on infrastructure damage in other settlements has not been used.</text:p>
      <text:p text:style-name="P4">
In just a day in the region, 1 person was killed and 6 wounded.</text:p>
      <text:h text:style-name="P12" text:outline-level="3">
<text:span text:style-name="T4">
<text:span text:style-name="T4">
Kharkiv region</text:span>
</text:span>
</text:h>
      <text:p text:style-name="P4">
With the use of different types of weapons, the occupiers were fired at 17 painters of the region(Kutkovka, Bugaivka, Podol, Big Burluk, Udi, Veterinary, Zibyne, Okhrimivka, Red First, two -year -old, Western, Masyutivka, Sinkivka, Kupyansk, Sand, Starch, Novoselivskoye).</text:p>
      <text:p text:style-name="P4">
Внаслідок артилерійського обстрілу в н.п. Кутьківка Куп’янського районузагинула 1 особа.</text:p>
      <text:p text:style-name="P4">
В н.п. Великий Бурлук в результаті обстрілів пошкоджено адміністративнубудівлю агропідприємства.</text:p>
      <text:p text:style-name="P4">
Всього за добу в області пошкоджено 3 об’єкти інфраструктури. Загинула 1особа.</text:p>
      <text:h text:style-name="P12" text:outline-level="3">
<text:span text:style-name="T4">
<text:span text:style-name="T4">
Запорізька область</text:span>
</text:span>
</text:h>
      <text:p text:style-name="P4">
Із застосуванням різних видів озброєння російські війська здійснили обстріли10 населених пунктів області (Olgivske, Poltavka, Svyatopeter, Novodanilovka, Novoandriivka, Novoyakovlivka, Mikhail-Lukashove, Stepnogorsk, Vilnius, Orikhiv).</text:p>
      <text:p text:style-name="P4">
По н.п. Оріхів окупанти завдали бомбового удару з авіації. Інформація щодо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Чернігівська область</text:span>
</text:span>
</text:h>
      <text:p text:style-name="P4">
Із застосуванням гранатометів та артилерії російські війська здійснилиобстріли 2 населених пунктів області (Karpovichi, booking). Зафіксовано близько7 вибухів.</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Луганська область</text:span>
</text:span>
</text:h>
      <text:p text:style-name="P4">
Із застосуванням різних видів озброєння російські війська здійснили обстріли 4населених пунктів (Novoselovskoye, Nevskoye, Dibrova, Bigorivka).</text:p>
      <text:p text:style-name="P4">
По н.п. Білогорівка окупанти завдали бомбового удару з авіації. Інформаціящодо 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Сумська область</text:span>
</text:span>
</text:h>
      <text:p text:style-name="P4">
Із застосуванням гранатометів, мінометів та ствольної артилерії російськіокупанти здійснили обстріли 4 населених пунктів області (Sidorivka, Volfine, Iskryskivshchyna, Bunyakine). Зафіксовано більше 40 вибухів.</text:p>
      <text:p text:style-name="P4">
В результаті мінометного обстрілу автомобілю в районі н.п. БунякинеНовослобідської територіальної громади загинуло 2 особи.</text:p>
      <text:p text:style-name="P4">
News Source: <text:a xlink:type="simple" xlink:href="https://armyinform.com.ua/2023/04/02/naslidky-rosijskoyi-agresiyi-za-mynulu-dobu-sytuacziya-v-oblastyah-2/" text:style-name="Internet_20_link" text:visited-style-name="Visited_20_Internet_20_Link">
https://armyinform.com.ua/2023/04/02/naslidky-rosijskoyi-agresiyi-za-mynulu-dobu-sytuacziya-v-oblastyah-2/</text:a>
</text:p>
      <!--NEWS-->
      <text:h text:style-name="P10" text:outline-level="1">
<text:span text:style-name="T4">
We continue the struggle for the independence of our Motherland - Valery Zaluzhny</text:span>
</text:h>
      <text:p text:style-name="P4">
Author: ['АРМІЯINFORM']</text:p>
      <text:p text:style-name="P4">
Time: 2023-04-02T79:00:00-04:00</text:p>
      <text:p text:style-name="P4">
Description: RICHNITA VIZHENSHNYKOSKOSHOKOI VID Rosiyki Percopulsion. Borotbu for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ВТОРГНЕННЯ РФ']</text:p>
      <text:p text:style-name="P4">
Category: News</text:p>
      <!--METADATA-->
      <text:p text:style-name="P4">
The anniversary of the liberation of the Kiev region from Russian invaders. We continue to go for the independence of our homeland. Glory to all who defend Ukraine!</text:p>
      <text:p text:style-name="P4">
Source: <text:a xlink:type="simple" xlink:href="https://www.facebook.com/CinCAFU/videos/781084173508487/" text:style-name="Internet_20_link" text:visited-style-name="Visited_20_Internet_20_Link">
Commander -in -Chief of the Armed Forces of Ukraine / CINC AFUKRAINE</text:a>
</text:p>
      <text:p text:style-name="P4">
News Source: <text:a xlink:type="simple" xlink:href="https://armyinform.com.ua/2023/04/02/prodovzhuyemo-borotbu-za-nezalezhnist-nashoyi-batkivshhyny-valerij-zaluzhnyj/" text:style-name="Internet_20_link" text:visited-style-name="Visited_20_Internet_20_Link">
https://armyinform.com.ua/2023/04/02/prodovzhuyemo-borotbu-za-nezalezhnist-nashoyi-batkivshhyny-valerij-zaluzhnyj/</text:a>
</text:p>
      <!--NEWS-->
      <text:h text:style-name="P10" text:outline-level="1">
<text:span text:style-name="T4">
IDPs and released from captivity can get vouchers to study</text:span>
</text:h>
      <text:p text:style-name="P4">
Author: ['АРМІЯINFORM']</text:p>
      <text:p text:style-name="P4">
Time: 2023-04-02T80:00:00-04:00</text:p>
      <text:p text:style-name="P4">
Description: Fried so possible, the stunches of Matima more likely prazlastuvatovat for the right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МІНРЕІНТЕГРАЦІЇ']</text:p>
      <text:p text:style-name="P4">
Category: News</text:p>
      <!--METADATA-->
      <text:p text:style-name="P4">
<draw:frame draw:style-name="fr1" draw:name="Image257" text:anchor-type="as-char" svg:width="6.9236in" svg:height="5.1927in" draw:z-index="0">
<draw:image xlink:href="../Images/AРМІЯINFORM/2023-04-02T80-00-00-04-00/minreintegracziyi-zastavka.jpg" xlink:type="simple" xlink:show="embed" xlink:actuate="onLoad" draw:mime-type="image/jpeg"/>
</draw:frame>
Using this opportunity, they will be more likely to be employed for the chosen specialty, <text:a xlink:type="simple" xlink:href="https://minre.gov.ua/2023/04/02/vpo-i-zvilneni-z-polonu-mozhut-otrymaty-vauchery-na-navchannya/" text:style-name="Internet_20_link" text:visited-style-name="Visited_20_Internet_20_Link">
reports</text:a>
Ministry of Independence of Reintegration of Temporarily Occupied Territories of Ukraine.</text:p>
      <text:p text:style-name="P4">
The report states that there are currently 70 professions and specialties, you can get a voucher. That is, a document by which the cost of training in educational institutions is fully paid.</text:p>
      <text:p text:style-name="P4">
In particular, for retraining by working profession, obtaining a master's degree on higher education in another specialty or advanced training.</text:p>
      <text:p text:style-name="P4">
Such vouchers can be obtained, including internally displaced persons.</text:p>
      <text:p text:style-name="P4">
And also - the persons released from the captivity of whom the fact of deprivation as a result of armed aggression against Ukraine is established. This fact establishes a relevant commission, which works in the Ministry of Reintegration.</text:p>
      <text:p text:style-name="P4">
These categories of citizens can contact the employment center for the voucher to study for study, if they are:</text:p>
      <ul>
        <li>
          <text:p text:style-name="P4">
not registered at the employment center as unemployed;</text:p>
        </li>
        <li>
          <text:p text:style-name="P4">
did not receive a voucher before;</text:p>
        </li>
        <li>
          <text:p text:style-name="P4">
have not been retrained during the last 3 years at the expense of the state social insurance fund for unemployment;</text:p>
        </li>
        <li>
          <text:p text:style-name="P4">
They have a professional(Vocational-technical), professional before or higher education.</text:p>
        </li>
      </ul>
      <text:p text:style-name="P4">
The list of professions and specialties, training institutions, necessary for the documents and the procedure for issuing vouchers can be found <text:a xlink:type="simple" xlink:href="https://www.dcz.gov.ua/storinka/vauchery" text:style-name="Internet_20_link" text:visited-style-name="Visited_20_Internet_20_Link">
for</text:a>
<text:a xlink:type="simple" xlink:href="https://www.dcz.gov.ua/storinka/vauchery" text:style-name="Internet_20_link" text:visited-style-name="Visited_20_Internet_20_Link">
by reference.</text:a>
</text:p>
      <text:p text:style-name="P4">
News Source: <text:a xlink:type="simple" xlink:href="https://armyinform.com.ua/2023/04/02/vpo-i-zvilneni-z-polonu-mozhut-otrymaty-vauchery-na-navchannya/" text:style-name="Internet_20_link" text:visited-style-name="Visited_20_Internet_20_Link">
https://armyinform.com.ua/2023/04/02/vpo-i-zvilneni-z-polonu-mozhut-otrymaty-vauchery-na-navchannya/</text:a>
</text:p>
      <!--NEWS-->
      <text:h text:style-name="P10" text:outline-level="1">
<text:span text:style-name="T4">
Let's return the Ukrainian flag to all our cities and communities - Volodymyr Zelenskyy</text:span>
</text:h>
      <text:p text:style-name="P4">
Author: ['АРМІЯINFORM']</text:p>
      <text:p text:style-name="P4">
Time: 2023-04-02T81:00:00-04:00</text:p>
      <text:p text:style-name="P4">
Description: Pershi, Pershi Zolobutki, Pershi Zvilneni Teritor. RIK, Yak Mi Vyglili Penpulpantv Iz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photo_5280805996199004209_y.jpg" text:style-name="Internet_20_link" text:visited-style-name="Visited_20_Internet_20_Link">
photo_5280805996199004209_y.jpg</text:a>
', '<text:a xlink:type="simple" xlink:href="https://armyinform.com.ua/wp-content/uploads/2023/04/photo_5280805996199004216_y-150x150.jpg" text:style-name="Internet_20_link" text:visited-style-name="Visited_20_Internet_20_Link">
photo_5280805996199004216_y-150x150.jpg</text:a>
', '<text:a xlink:type="simple" xlink:href="https://armyinform.com.ua/wp-content/uploads/2023/04/photo_5280805996199004218_y-150x150.jpg" text:style-name="Internet_20_link" text:visited-style-name="Visited_20_Internet_20_Link">
photo_5280805996199004218_y-150x150.jpg</text:a>
', '<text:a xlink:type="simple" xlink:href="https://armyinform.com.ua/wp-content/uploads/2023/04/photo_5280805996199004217_y-150x150.jpg" text:style-name="Internet_20_link" text:visited-style-name="Visited_20_Internet_20_Link">
photo_5280805996199004217_y-150x150.jpg</text:a>
', '<text:a xlink:type="simple" xlink:href="https://armyinform.com.ua/wp-content/uploads/2023/04/photo_5280805996199004210_y-150x150.jpg" text:style-name="Internet_20_link" text:visited-style-name="Visited_20_Internet_20_Link">
photo_5280805996199004210_y-150x150.jpg</text:a>
', '<text:a xlink:type="simple" xlink:href="https://armyinform.com.ua/wp-content/uploads/2023/04/photo_5280805996199004215_y-150x150.jpg" text:style-name="Internet_20_link" text:visited-style-name="Visited_20_Internet_20_Link">
photo_5280805996199004215_y-150x150.jpg</text:a>
', '<text:a xlink:type="simple" xlink:href="https://armyinform.com.ua/wp-content/uploads/2023/04/photo_5280805996199004213_y-150x150.jpg" text:style-name="Internet_20_link" text:visited-style-name="Visited_20_Internet_20_Link">
photo_5280805996199004213_y-150x150.jpg</text:a>
', '<text:a xlink:type="simple" xlink:href="https://armyinform.com.ua/wp-content/uploads/2023/04/photo_5280805996199004214_y-150x150.jpg" text:style-name="Internet_20_link" text:visited-style-name="Visited_20_Internet_20_Link">
photo_5280805996199004214_y-150x150.jpg</text:a>
', '<text:a xlink:type="simple" xlink:href="https://armyinform.com.ua/wp-content/uploads/2023/04/photo_5280805996199004212_y-150x150.jpg" text:style-name="Internet_20_link" text:visited-style-name="Visited_20_Internet_20_Link">
photo_5280805996199004212_y-150x150.jpg</text:a>
', '<text:a xlink:type="simple" xlink:href="https://armyinform.com.ua/wp-content/uploads/2023/04/photo_5280805996199004211_y-150x150.jpg" text:style-name="Internet_20_link" text:visited-style-name="Visited_20_Internet_20_Link">
photo_5280805996199004211_y-150x150.jpg</text:a>
']</text:p>
      <text:p text:style-name="P4">
Tags: ['STOPRUSSIA', 'АГРЕСІЯ РФ', 'ВІЙНА', 'ВОЛОДИМИР ЗЕЛЕНСЬКИЙ', 'ВТОРГНЕННЯ РФ', 'ПРЕЗИДЕНТ УКРАЇНИ']</text:p>
      <text:p text:style-name="P4">
Category: News</text:p>
      <!--METADATA-->
      <text:p text:style-name="P4">
<draw:frame draw:style-name="fr1" draw:name="Image258" text:anchor-type="as-char" svg:width="6.9236in" svg:height="4.61393in" draw:z-index="0">
<draw:image xlink:href="../Images/AРМІЯINFORM/2023-04-02T81-00-00-04-00/photo_5280805996199004209_y.jpg" xlink:type="simple" xlink:show="embed" xlink:actuate="onLoad" draw:mime-type="image/jpeg"/>
</draw:frame>
The first attacks, the first achievements, the first liberated territories. The year, as we are expelled from Kyiv region.</text:p>
      <text:p text:style-name="P4">
President of Ukraine Volodymyr Zelenskyy [wrote] about it(https://t.me/V_Zelenskiy_official/5717)In Telegram.</text:p>
      <text:p text:style-name="P4">
“The Ukrainian people!You stopped the greatest anti -human power of our time. Tyzapolized a force that despises and wants to destroy everything that gives importance to man, ”Volodymyr Zelenskyy said.</text:p>
      <text:p text:style-name="P4">
<text:a xlink:type="simple" xlink:href="https://armyinform.com.ua/wp-content/uploads/2023/04/photo_5280805996199004216_y.jpg" text:style-name="Internet_20_link" text:visited-style-name="Visited_20_Internet_20_Link">
!(Images/AРМІЯINFORM/2023-04-02T81-00-00-04-00/photo_5280805996199004216_y-150x150.jpg)</text:a>
</text:p>
      <text:p text:style-name="P4">
<text:a xlink:type="simple" xlink:href="https://armyinform.com.ua/wp-content/uploads/2023/04/photo_5280805996199004218_y.jpg" text:style-name="Internet_20_link" text:visited-style-name="Visited_20_Internet_20_Link">
<draw:frame draw:style-name="fr1" draw:name="Image259" text:anchor-type="as-char" svg:width="6.9236in" svg:height="6.9236in" draw:z-index="0">
<draw:image xlink:href="../Images/AРМІЯINFORM/2023-04-02T81-00-00-04-00/photo_5280805996199004218_y-150x150.jpg" xlink:type="simple" xlink:show="embed" xlink:actuate="onLoad" draw:mime-type="image/jpeg"/>
</draw:frame>
</text:a>
</text:p>
      <text:p text:style-name="P4">
<text:a xlink:type="simple" xlink:href="https://armyinform.com.ua/wp-content/uploads/2023/04/photo_5280805996199004217_y.jpg" text:style-name="Internet_20_link" text:visited-style-name="Visited_20_Internet_20_Link">
<draw:frame draw:style-name="fr1" draw:name="Image260" text:anchor-type="as-char" svg:width="6.9236in" svg:height="6.9236in" draw:z-index="0">
<draw:image xlink:href="../Images/AРМІЯINFORM/2023-04-02T81-00-00-04-00/photo_5280805996199004217_y-150x150.jpg" xlink:type="simple" xlink:show="embed" xlink:actuate="onLoad" draw:mime-type="image/jpeg"/>
</draw:frame>
</text:a>
</text:p>
      <text:p text:style-name="P4">
<text:a xlink:type="simple" xlink:href="https://armyinform.com.ua/wp-content/uploads/2023/04/photo_5280805996199004210_y.jpg" text:style-name="Internet_20_link" text:visited-style-name="Visited_20_Internet_20_Link">
<draw:frame draw:style-name="fr1" draw:name="Image261" text:anchor-type="as-char" svg:width="6.9236in" svg:height="6.9236in" draw:z-index="0">
<draw:image xlink:href="../Images/AРМІЯINFORM/2023-04-02T81-00-00-04-00/photo_5280805996199004210_y-150x150.jpg" xlink:type="simple" xlink:show="embed" xlink:actuate="onLoad" draw:mime-type="image/jpeg"/>
</draw:frame>
</text:a>
</text:p>
      <text:p text:style-name="P4">
<text:a xlink:type="simple" xlink:href="https://armyinform.com.ua/wp-content/uploads/2023/04/photo_5280805996199004215_y.jpg" text:style-name="Internet_20_link" text:visited-style-name="Visited_20_Internet_20_Link">
<draw:frame draw:style-name="fr1" draw:name="Image262" text:anchor-type="as-char" svg:width="6.9236in" svg:height="6.9236in" draw:z-index="0">
<draw:image xlink:href="../Images/AРМІЯINFORM/2023-04-02T81-00-00-04-00/photo_5280805996199004215_y-150x150.jpg" xlink:type="simple" xlink:show="embed" xlink:actuate="onLoad" draw:mime-type="image/jpeg"/>
</draw:frame>
</text:a>
</text:p>
      <text:p text:style-name="P4">
<text:a xlink:type="simple" xlink:href="https://armyinform.com.ua/wp-content/uploads/2023/04/photo_5280805996199004213_y.jpg" text:style-name="Internet_20_link" text:visited-style-name="Visited_20_Internet_20_Link">
<draw:frame draw:style-name="fr1" draw:name="Image263" text:anchor-type="as-char" svg:width="6.9236in" svg:height="6.9236in" draw:z-index="0">
<draw:image xlink:href="../Images/AРМІЯINFORM/2023-04-02T81-00-00-04-00/photo_5280805996199004213_y-150x150.jpg" xlink:type="simple" xlink:show="embed" xlink:actuate="onLoad" draw:mime-type="image/jpeg"/>
</draw:frame>
</text:a>
</text:p>
      <text:p text:style-name="P4">
<text:a xlink:type="simple" xlink:href="https://armyinform.com.ua/wp-content/uploads/2023/04/photo_5280805996199004214_y.jpg" text:style-name="Internet_20_link" text:visited-style-name="Visited_20_Internet_20_Link">
<draw:frame draw:style-name="fr1" draw:name="Image264" text:anchor-type="as-char" svg:width="6.9236in" svg:height="6.9236in" draw:z-index="0">
<draw:image xlink:href="../Images/AРМІЯINFORM/2023-04-02T81-00-00-04-00/photo_5280805996199004214_y-150x150.jpg" xlink:type="simple" xlink:show="embed" xlink:actuate="onLoad" draw:mime-type="image/jpeg"/>
</draw:frame>
</text:a>
</text:p>
      <text:p text:style-name="P4">
<text:a xlink:type="simple" xlink:href="https://armyinform.com.ua/wp-content/uploads/2023/04/photo_5280805996199004212_y.jpg" text:style-name="Internet_20_link" text:visited-style-name="Visited_20_Internet_20_Link">
<draw:frame draw:style-name="fr1" draw:name="Image265" text:anchor-type="as-char" svg:width="6.9236in" svg:height="6.9236in" draw:z-index="0">
<draw:image xlink:href="../Images/AРМІЯINFORM/2023-04-02T81-00-00-04-00/photo_5280805996199004212_y-150x150.jpg" xlink:type="simple" xlink:show="embed" xlink:actuate="onLoad" draw:mime-type="image/jpeg"/>
</draw:frame>
</text:a>
</text:p>
      <text:p text:style-name="P4">
<text:a xlink:type="simple" xlink:href="https://armyinform.com.ua/wp-content/uploads/2023/04/photo_5280805996199004211_y.jpg" text:style-name="Internet_20_link" text:visited-style-name="Visited_20_Internet_20_Link">
<draw:frame draw:style-name="fr1" draw:name="Image266" text:anchor-type="as-char" svg:width="6.9236in" svg:height="6.9236in" draw:z-index="0">
<draw:image xlink:href="../Images/AРМІЯINFORM/2023-04-02T81-00-00-04-00/photo_5280805996199004211_y-150x150.jpg" xlink:type="simple" xlink:show="embed" xlink:actuate="onLoad" draw:mime-type="image/jpeg"/>
</draw:frame>
</text:a>
The head of state also noted that we would liberate all our lands. We will return the Ukrainian flag to all our cities and communities. Let's do everything to Ukraine.</text:p>
      <text:p text:style-name="P4">
News Source: <text:a xlink:type="simple" xlink:href="https://armyinform.com.ua/2023/04/02/povernemo-ukrayinskyj-prapor-v-usi-nashi-mista-j-gromady-volodymyr-zelenskyj/" text:style-name="Internet_20_link" text:visited-style-name="Visited_20_Internet_20_Link">
https://armyinform.com.ua/2023/04/02/povernemo-ukrayinskyj-prapor-v-usi-nashi-mista-j-gromady-volodymyr-zelenskyj/</text:a>
</text:p>
      <!--NEWS-->
      <text:h text:style-name="P10" text:outline-level="1">
<text:span text:style-name="T4">
FM Army Military Radio is expanding the geography of its speech</text:span>
</text:h>
      <text:p text:style-name="P4">
Author: ['Олександр Колесник']</text:p>
      <text:p text:style-name="P4">
Time: 2023-04-02T82:00:00-04:00</text:p>
      <text:p text:style-name="P4">
Description: The end of the radiostan “Army FM - - VIISKOV RADIO” Nebobar Zbili Shcheli on Chotir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0230213_111021.jpg" text:style-name="Internet_20_link" text:visited-style-name="Visited_20_Internet_20_Link">
20230213_111021.jpg</text:a>
']</text:p>
      <text:p text:style-name="P4">
Tags: ['STOPRUSSIA', 'АГРЕСІЯ РФ']</text:p>
      <text:p text:style-name="P4">
Category: News</text:p>
      <!--METADATA-->
      <text:p text:style-name="P4">
<draw:frame draw:style-name="fr1" draw:name="Image267" text:anchor-type="as-char" svg:width="6.9236in" svg:height="4.142621in" draw:z-index="0">
<draw:image xlink:href="../Images/AРМІЯINFORM/2023-04-02T82-00-00-04-00/20230213_111021.jpg" xlink:type="simple" xlink:show="embed" xlink:actuate="onLoad" draw:mime-type="image/jpeg"/>
</draw:frame>
The FM Army —— Military Radio Network will soon increase the inserts of settlements. At its meeting on March 30, the National Council on Television and Radio Broadcasting issued a central TV studio of the Ministry of Defense of Ukraine temporary permits for speech in Ukraine of martial law in Ukraine in the cities of Kropyvnytskyi, Nikopol, Dubrovytsia of the Sarny district of Rivne region and in the village. Staryki Sarnensky district of Rivne region.</text:p>
      <text:p text:style-name="P4">
So, in the near future, the residents of Kropyvnytsky will listen to the first in the Ukrainian radio at 99.3 MHz at the frequency(0.5 kW). У місті Нікополь радіо віщатимена частоті 100.6 МГц (0.2 kW), and in the Dubrovytsia and the village of Staryki, located at the Ukrainian-Belarusian border, people will have the opportunity to listen to the actual and interesting news at 107.9 MHz frequencies(0.1 kW)you are 105.5 mg(0.1kw)in accordance.</text:p>
      <text:p text:style-name="P4">
The first in Ukraine military radio "Army FM" covers in the FM band East, Kherson, Kyiv, Zhytomyr, Lviv, Zaporizhzhia, Mykolaiv, Vinnytsia, Poltava, Berdychiv and Novograd-Volynskyi(Now - Zvyagel. - _ ed.)Military journalists and employees of the "FM Army" serve for the people of Ukraine, defenders of our homeland, support Ukrainian warriors information and their own morale.</text:p>
      <text:p text:style-name="P4">
<text:span text:style-name="T5">
Opto author</text:span>
</text:p>
      <text:p text:style-name="P4">
News Source: <text:a xlink:type="simple" xlink:href="https://armyinform.com.ua/2023/04/02/vijskove-radio-armiya-fm-rozshyryuye-geografiyu-svogo-movlennya/" text:style-name="Internet_20_link" text:visited-style-name="Visited_20_Internet_20_Link">
https://armyinform.com.ua/2023/04/02/vijskove-radio-armiya-fm-rozshyryuye-geografiyu-svogo-movlennya/</text:a>
</text:p>
      <!--NEWS-->
      <text:h text:style-name="P10" text:outline-level="1">
<text:span text:style-name="T4">
It is possible to agree with analysts that the great offensive of the Russian Federation has not reached the goal due to the courage and professionalism of our defenders</text:span>
</text:h>
      <text:p text:style-name="P4">
Author: ['Олександр Кіндсфатер']</text:p>
      <text:p text:style-name="P4">
Time: 2023-04-02T83:00:00-04:00</text:p>
      <text:p text:style-name="P4">
Description: About CE, by saying the River, the SCIDARY UISHISK of the ZBROSKAKY of Ukrainian Sergey Chervatiy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text:p>
      <text:p text:style-name="P4">
Category: News</text:p>
      <!--METADATA-->
      <text:p text:style-name="P4">
<draw:frame draw:style-name="fr1" draw:name="Image268" text:anchor-type="as-char" svg:width="6.9236in" svg:height="4.611226in" draw:z-index="0">
<draw:image xlink:href="../Images/AРМІЯINFORM/2023-04-02T83-00-00-04-00/cherevatyj-1.jpg" xlink:type="simple" xlink:show="embed" xlink:actuate="onLoad" draw:mime-type="image/jpeg"/>
</draw:frame>
This was stated by a spokesman for the Eastern Grouping of the Armed Forces of Ukraine Sergiycheriev on the air of the National Teleterna "Unified News".</text:p>
      <ul>
        <li>
The fact that the enemy has not been able to achieve significant success of the Nabakhmut direction for a long time testifies to the unbreakable will of our defenders, their learning, mutual support, incredible courage and heroism, - the opponent of the Eastern Group.</li>
      </ul>
      <text:p text:style-name="P4">
It is also worth noting the more powerful work of our commander, commanders of I andsta. They constantly take non -standard active defense measures, use the most effective weapons of the Soviet sample as effectively as possible, as well as modern Western samples, create a system of continuous observation by the enemy with the help of unmanned aircraft. Thanks to see all the movements of the enemy, destroy his personnel and equipment, strike the logistics centers. It is aggregate to dismantle the plots of the invaders and forces them to constantly review the territory of Ukraine. They have not achieved their goal to go to the borders of Dononets and Luhansk regions until March 31, 2023.</text:p>
      <text:p text:style-name="P4">
However, despite numerous losses, the enemy continues to take offensive actions of Bakhmut and Kupyansk. According to the spokesman, in the last day of the Nabakhmut direction, the enemy fired at Ukrainian positions with different artillery 232 times. In Kupyansk and Liman directions, 252 shelling and 6 combatants were recorded, during which 36 invaders were destroyed, and 74 were wounded.</text:p>
      <text:p text:style-name="P4">
When asked about the likelihood of using the fourth generation of Su-35 in the eastern direction of the Russian Federation, the spokesman of the group emphasized that the efficiency uses them, but the tactics of their use differs little by the extraordinary Soviet models.</text:p>
      <ul>
        <li>
They try to act on a pattern: on the rise to our positions release non -exposed missiles or dump aircraft and quickly flee away from the previous edge, so as not to get under the defeat of our air defense, - added Sergei Cherevaty.</li>
      </ul>
      <text:p text:style-name="P4">
News Source: <text:a xlink:type="simple" xlink:href="https://armyinform.com.ua/2023/04/02/mozhna-pogodytysya-z-analitykamy-shho-velykyj-nastup-rf-ne-dosyag-mety-zavdyaky-muzhnosti-i-profesionalizmu-nashyh-zahysnykiv/" text:style-name="Internet_20_link" text:visited-style-name="Visited_20_Internet_20_Link">
https://armyinform.com.ua/2023/04/02/mozhna-pogodytysya-z-analitykamy-shho-velykyj-nastup-rf-ne-dosyag-mety-zavdyaky-muzhnosti-i-profesionalizmu-nashyh-zahysnykiv/</text:a>
</text:p>
      <!--NEWS-->
      <text:h text:style-name="P10" text:outline-level="1">
<text:span text:style-name="T4">
As the warriors of paratroopers took the opponent's positions</text:span>
</text:h>
      <text:p text:style-name="P4">
Author: ['АРМІЯINFORM']</text:p>
      <text:p text:style-name="P4">
Time: 2023-04-02T84:00:00-04:00</text:p>
      <text:p text:style-name="P4">
Description: Viny 71-ї єgersergic brigade brigades of the landing and nastyskovs of the Zbroyni forces of Ukraine ... War with Ukraine 2022, War with Ukraine Latest news today,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ДШВ ЗС УКРАЇНИ']</text:p>
      <text:p text:style-name="P4">
Category: News</text:p>
      <!--METADATA-->
      <text:p text:style-name="P4">
The soldiers of the 71st Separate Eger Brigade of the Airborne Assault Troops destroyed the invaders' unit and took their combat positions at one sign.</text:p>
      <text:p text:style-name="P4">
About it on Facebook <text:a xlink:type="simple" xlink:href="https://www.facebook.com/uaairborne" text:style-name="Internet_20_link" text:visited-style-name="Visited_20_Internet_20_Link">
reports</text:a>
Command of landing troops of the Armed Forces of Ukraine</text:p>
      <text:p text:style-name="P4">
News Source: <text:a xlink:type="simple" xlink:href="https://armyinform.com.ua/2023/04/02/yak-voyiny-desantnyky-zajnyaly-pozycziyi-protyvnyka/" text:style-name="Internet_20_link" text:visited-style-name="Visited_20_Internet_20_Link">
https://armyinform.com.ua/2023/04/02/yak-voyiny-desantnyky-zajnyaly-pozycziyi-protyvnyka/</text:a>
</text:p>
      <!--NEWS-->
      <text:h text:style-name="P10" text:outline-level="1">
<text:span text:style-name="T4">
During the week of Ukraine's defense forces destroyed about 4,000 invaders</text:span>
</text:h>
      <text:p text:style-name="P4">
Author: ['АРМІЯINFORM']</text:p>
      <text:p text:style-name="P4">
Time: 2023-04-02T85:00:00-04:00</text:p>
      <text:p text:style-name="P4">
Description: For Tyzhen, 27 birch - 02 kvіtnits of the defense of Ukraine, Knizhishkhovy 4000 Osіb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edb095f0-c58d-4d83-bf77-15709955b1ce.jpg" text:style-name="Internet_20_link" text:visited-style-name="Visited_20_Internet_20_Link">
edb095f0-c58d-4d83-bf77-15709955b1ce.jpg</text:a>
']</text:p>
      <text:p text:style-name="P4">
Tags: ['STOPRUSSIA', 'АГРЕСІЯ РФ', 'ВІЙНА', 'ВТОРГНЕННЯ РФ', 'ВТРАТИ ВОРОГА', 'ГЕНЕРАЛ-ЛЕЙТЕНАНТ ОЛЕКСАНДР ПАВЛЮК', 'ОЛЕКСАНДР ПАВЛЮК']</text:p>
      <text:p text:style-name="P4">
Category: News</text:p>
      <!--METADATA-->
      <text:p text:style-name="P4">
<draw:frame draw:style-name="fr1" draw:name="Image269" text:anchor-type="as-char" svg:width="6.9236in" svg:height="5.010956in" draw:z-index="0">
<draw:image xlink:href="../Images/AРМІЯINFORM/2023-04-02T85-00-00-04-00/edb095f0-c58d-4d83-bf77-15709955b1ce.jpg" xlink:type="simple" xlink:show="embed" xlink:actuate="onLoad" draw:mime-type="image/jpeg"/>
</draw:frame>
<text:span text:style-name="T4">
 🔥 Situation of the Russian invasion </text:span>
</text:p>
      <text:p text:style-name="P4">
For the week of March 27 - April 02, the Defense Forces of Ukraine destroyed about 4000 persons of the enemy's personal staff.</text:p>
      <text:p text:style-name="P4">
About it <text:a xlink:type="simple" xlink:href="https://t.me/Pavliuk_KSV/3838" text:style-name="Internet_20_link" text:visited-style-name="Visited_20_Internet_20_Link">
reports</text:a>
First Deputy Ministers of Ukraine Lieutenant General Alexander Pavlyuk in Telegram.</text:p>
      <text:p text:style-name="P4">
Significant losses have suffered weapons / military equipment of Russian troops:</text:p>
      <ul>
        <li>
23 tanks * 39 combat armored vehicles * 56 artillery systems * 5 RSZV - 2 air defense installations * 51 units of auto equipment * 14 units of special equipment</li>
      </ul>
      <text:p text:style-name="P4">
In addition, 1 enemy aircraft and 33 UAVs were shot down by our defenders.</text:p>
      <text:p text:style-name="P4">
News Source: <text:a xlink:type="simple" xlink:href="https://armyinform.com.ua/2023/04/02/za-tyzhden-syly-oborony-ukrayiny-znyshhyly-blyzko-4-tysyach-okupantiv/" text:style-name="Internet_20_link" text:visited-style-name="Visited_20_Internet_20_Link">
https://armyinform.com.ua/2023/04/02/za-tyzhden-syly-oborony-ukrayiny-znyshhyly-blyzko-4-tysyach-okupantiv/</text:a>
</text:p>
      <!--NEWS-->
      <text:h text:style-name="P10" text:outline-level="1">
<text:span text:style-name="T4">
To restore the liberated territories we must attract all possible resources - Irina Vereshchuk</text:span>
</text:h>
      <text:p text:style-name="P4">
Author: ['АРМІЯINFORM']</text:p>
      <text:p text:style-name="P4">
Time: 2023-04-02T86:00:00-04:00</text:p>
      <text:p text:style-name="P4">
Description: Vchora PID Medicanes Viceprem, Ministra Irini Vereshchuk vidbulla Viyna Narada ... War with Ukraine 2022, War with Ukraine Latest news today, News War with Ukraine 2022 The last ones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fefb6c1-a5c8-4fc2-9c56-3620a68e5ca5.jpeg" text:style-name="Internet_20_link" text:visited-style-name="Visited_20_Internet_20_Link">
ffefb6c1-a5c8-4fc2-9c56-3620a68e5ca5.jpeg</text:a>
']</text:p>
      <text:p text:style-name="P4">
Tags: ['STOPRUSSIA', 'АГРЕСІЯ РФ', 'ВІЙНА', 'ВТОРГНЕННЯ РФ', 'ІРИНА ВЕРЕЩУК', 'МІНРЕІНТЕГРАЦІЇ', 'ХЕРСОНЩИНА']</text:p>
      <text:p text:style-name="P4">
Category: News</text:p>
      <!--METADATA-->
      <text:p text:style-name="P4">
<draw:frame draw:style-name="fr1" draw:name="Image270" text:anchor-type="as-char" svg:width="6.9236in" svg:height="4.615733in" draw:z-index="0">
<draw:image xlink:href="../Images/AРМІЯINFORM/2023-04-02T86-00-00-04-00/ffefb6c1-a5c8-4fc2-9c56-3620a68e5ca5.jpeg" xlink:type="simple" xlink:show="embed" xlink:actuate="onLoad" draw:mime-type="image/jpeg"/>
</draw:frame>
Irivreshuk</text:p>
      <text:p text:style-name="P4">
Yesterday, under the chairmanship of Viceremer Irina Vereshchuk, a departure of the coordination headquarters on the restoration of deo-industrial territories took place. Ufocus of the participants' attention was humanitarian demining and reconstruction(https://minre.gov.ua/2023/04/02/iryna-vereshhuk-dlya-vidnovlennya-zvilnenyh-terytorij-mayemo-zaluchaty-vsi-mozhlyvi-resursy/)Ministry of Reintegration of temporarily occupied territories.</text:p>
      <text:p text:style-name="P4">
In the region, the complicated situation, however, the Ministry of Reintegration, together with the regional administration, involves all possible agencies of Tasluzhi in these processes. In particular, international donors. They will promote the restoration of the population about the mine danger.</text:p>
      <text:p text:style-name="P4">
Currently, critical infrastructure: gas, water and heat. Not only local utilities, but also other regions, but also internationals, have taken to renew their submission.</text:p>
      <text:p text:style-name="P4">
“Partners should understand that people live here in difficult conditions. Therefore, in order to revive normal life in the liberated territories, all the possible resources must be attracted. We have not to speak, but to act!” - summed up the Viceremier.</text:p>
      <text:p text:style-name="P4">
News Source: <text:a xlink:type="simple" xlink:href="https://armyinform.com.ua/2023/04/02/dlya-vidnovlennya-zvilnenyh-terytorij-mayemo-zaluchaty-vsi-mozhlyvi-resursy-iryna-vereshhuk/" text:style-name="Internet_20_link" text:visited-style-name="Visited_20_Internet_20_Link">
https://armyinform.com.ua/2023/04/02/dlya-vidnovlennya-zvilnenyh-terytorij-mayemo-zaluchaty-vsi-mozhlyvi-resursy-iryna-vereshhuk/</text:a>
</text:p>
      <!--NEWS-->
      <text:h text:style-name="P10" text:outline-level="1">
<text:span text:style-name="T4">
The coordination headquarters met with relatives of the defenders of the Koshov Ataman Kostya Gordienko brigade</text:span>
</text:h>
      <text:p text:style-name="P4">
Author: ['АРМІЯINFORM']</text:p>
      <text:p text:style-name="P4">
Time: 2023-04-02T87:00:00-04:00</text:p>
      <text:p text:style-name="P4">
Description: At the coordinating headquarters, Zustychy Zustychi Zustyki Zakhisnikiv Smremoi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 '<text:a xlink:type="simple" xlink:href="https://armyinform.com.ua/wp-content/uploads/2023/04/photo_5280903668050281639_y.jpg" text:style-name="Internet_20_link" text:visited-style-name="Visited_20_Internet_20_Link">
photo_5280903668050281639_y.jpg</text:a>
']</text:p>
      <text:p text:style-name="P4">
Tags: ['КООРДИНАЦІЙНИЙ ШТАБ З ПИТАНЬ ПОВОДЖЕННЯ З ВІЙСЬКОВОПОЛОНЕНИМИ']</text:p>
      <text:p text:style-name="P4">
Category: News</text:p>
      <!--METADATA-->
      <text:p text:style-name="P4">
<draw:frame draw:style-name="fr1" draw:name="Image271" text:anchor-type="as-char" svg:width="6.9236in" svg:height="4.569576in" draw:z-index="0">
<draw:image xlink:href="../Images/AРМІЯINFORM/2023-04-02T87-00-00-04-00/photo_2022-12-27_16-19-39.jpg" xlink:type="simple" xlink:show="embed" xlink:actuate="onLoad" draw:mime-type="image/jpeg"/>
</draw:frame>
Illustrative photo</text:p>
      <text:p text:style-name="P4">
The coordination headquarters met with the relatives and close defenders of the individual infantry brigade named after the cat chieftain Kostya Gordienko.</text:p>
      <text:p text:style-name="P4">
With the families of prisoners and missing military personnel, the representatives of the coordination headquarters communicated.</text:p>
      <text:p text:style-name="P4">
According to the headquarters, working with international organizations is ongoing. The other initiatives of the Ministry of Foreign Affairs of Ukraine are working with families, which concerns involvement in events at international sites. The participation of in -between processes on the exchange of prisoners of war is not in the international organizations, but it is important for Ukraine to inform the world community, in particular that the Russian does not comply with the obligations in accordance with the rules of international humanitarian law.</text:p>
      <text:p text:style-name="P4">
"Using the provisions of the Geneva Conventions, we have the right to demand the correction of civilians, seriously wounded, children," the headquarters representative emphasized. —Anta-aggressor is obliged to give them without any conditions ”</text:p>
      <text:p text:style-name="P4">
<draw:frame draw:style-name="fr1" draw:name="Image272" text:anchor-type="as-char" svg:width="6.9236in" svg:height="3.894525in" draw:z-index="0">
<draw:image xlink:href="../Images/AРМІЯINFORM/2023-04-02T87-00-00-04-00/photo_5280903668050281639_y.jpg" xlink:type="simple" xlink:show="embed" xlink:actuate="onLoad" draw:mime-type="image/jpeg"/>
</draw:frame>
Among other things, they discussed problematic issues concerning communication of relatives with military units. The document that is obliged to issue is a report on the results of the official investigation. The duty of the serviceman delivered to his relatives is entrusted with territorial centrifugal and social support. It should be noted that documents and materials that have restricted access cannot be received on request.</text:p>
      <text:p text:style-name="P4">
He also noted that relatives do a great job to find information about military personnel.</text:p>
      <text:p text:style-name="P4">
Separate consultations were provided to the relatives of the legal department of the department.</text:p>
      <text:p text:style-name="P4">
Source: [_ _ coordination headquarters on the behavior(https://t.me/Koord_shtab/761)</text:p>
      <text:p text:style-name="P4">
News Source: <text:a xlink:type="simple" xlink:href="https://armyinform.com.ua/2023/04/02/u-koordynaczijnomu-shtabi-vidbulasya-zustrich-z-rodychamy-zahysnykiv-brygady-imeni-koshovogo-otamana-kostya-gordiyenka/" text:style-name="Internet_20_link" text:visited-style-name="Visited_20_Internet_20_Link">
https://armyinform.com.ua/2023/04/02/u-koordynaczijnomu-shtabi-vidbulasya-zustrich-z-rodychamy-zahysnykiv-brygady-imeni-koshovogo-otamana-kostya-gordiyenka/</text:a>
</text:p>
      <!--NEWS-->
      <text:h text:style-name="P10" text:outline-level="1">
<text:span text:style-name="T4">
Bakhmut's situation remains very tense - Anna Malyar</text:span>
</text:h>
      <text:p text:style-name="P4">
Author: ['АРМІЯINFORM']</text:p>
      <text:p text:style-name="P4">
Time: 2023-04-02T88:00:00-04:00</text:p>
      <text:p text:style-name="P4">
Description: About the TELEGRAM TELEGRAM, the intercessor of the defense of the defense of Ukraine Ganna Malel. “Vorog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STOPRUSSIA', 'АГРЕСІЯ РФ', 'ГАННА МАЛЯР']</text:p>
      <text:p text:style-name="P4">
Category: News</text:p>
      <!--METADATA-->
      <text:p text:style-name="P4">
<draw:frame draw:style-name="fr1" draw:name="Image273" text:anchor-type="as-char" svg:width="6.9236in" svg:height="4.480892in" draw:z-index="0">
<draw:image xlink:href="../Images/AРМІЯINFORM/2023-04-02T88-00-00-04-00/ganna-malyar-zastupnyk-ministra-oborony.jpg" xlink:type="simple" xlink:show="embed" xlink:actuate="onLoad" draw:mime-type="image/jpeg"/>
</draw:frame>
Deputy Minister of Defense of Ukraine Anna Malyar</text:p>
      <text:p text:style-name="P4">
About it in Telegram <text:a xlink:type="simple" xlink:href="https://t.me/annamaliar" text:style-name="Internet_20_link" text:visited-style-name="Visited_20_Internet_20_Link">
reported</text:a>
Deputy Ministry of Defense of Ukraine Anna Malyar.</text:p>
      <text:p text:style-name="P4">
“The enemy attempts not only the Wagnets but also professional units. The enemy's personnel are not stopped.</text:p>
      <text:p text:style-name="P4">
Our defenders have to stop the enemy's promotion in difficult conditions. But each of our military decisions and every step is weighed. The command of the Operative-strategic group of Khortytsa's troops works in the zone of combatants and fully possesses the operational situation on the spot, ”the presentation reads.</text:p>
      <text:p text:style-name="P4">
Response to the current situation is carried out competently, taking into account all the hostages, tasks and principle of military expediency.</text:p>
      <text:p text:style-name="P4">
News Source: <text:a xlink:type="simple" xlink:href="https://armyinform.com.ua/2023/04/02/sytuacziya-u-bahmuti-zalyshayetsya-duzhe-napruzhenoyu-ganna-malyar/" text:style-name="Internet_20_link" text:visited-style-name="Visited_20_Internet_20_Link">
https://armyinform.com.ua/2023/04/02/sytuacziya-u-bahmuti-zalyshayetsya-duzhe-napruzhenoyu-ganna-malyar/</text:a>
</text:p>
      <!--NEWS-->
      <text:h text:style-name="P10" text:outline-level="1">
<text:span text:style-name="T4">
During the day, the enemy struck 5 missile, 22 aviation strike</text:span>
</text:h>
      <text:p text:style-name="P4">
Author: ['АРМІЯINFORM']</text:p>
      <text:p text:style-name="P4">
Time: 2023-04-02T89:00:00-04:00</text:p>
      <text:p text:style-name="P4">
Description: About the General Staff of the ZS Ukrainian, in the operational INformation Stan 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rakety-pvk-zahid-e1676021938464.jpeg" text:style-name="Internet_20_link" text:visited-style-name="Visited_20_Internet_20_Link">
rakety-pvk-zahid-e1676021938464.jpeg</text:a>
']</text:p>
      <text:p text:style-name="P4">
Tags: ['STOPRUSSIA', 'АГРЕСІЯ РФ', 'ГШ ЗСУ']</text:p>
      <text:p text:style-name="P4">
Category: News</text:p>
      <!--METADATA-->
      <text:p text:style-name="P4">
<draw:frame draw:style-name="fr1" draw:name="Image274" text:anchor-type="as-char" svg:width="6.9236in" svg:height="4.039271in" draw:z-index="0">
<draw:image xlink:href="../Images/AРМІЯINFORM/2023-04-02T89-00-00-04-00/rakety-pvk-zahid-e1676021938464.jpe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gCzRisYpJfpPj5WWCbFjYCV5XHGwn4p8Kq319152SqC9XedEGWfuYmGSZ9Sp6f48l" text:style-name="Internet_20_link" text:visited-style-name="Visited_20_Internet_20_Link">
reports</text:a>
The General Staff of the Armed Forces of Ukraine in operational information as of 18: 0002.04.2023 on the Russian invasion.</text:p>
      <text:p text:style-name="P4">
“During the day, the enemy struck 5 missile and 22 aviation strikes, carried out42 shelling from rocket launchers on the positions of our troops with the Tacadian infrastructure of settlements.</text:p>
      <text:p text:style-name="P4">
The likelihood of rocket and aviation strikes throughout Ukraine is high, because the enemy continues to ignore the laws and customs of war, and continues to apply terror tactics against civilians, ”the testimony reads.</text:p>
      <text:p text:style-name="P4">
News Source: <text:a xlink:type="simple" xlink:href="https://armyinform.com.ua/2023/04/02/protyagom-doby-protyvnyk-zavdav-5-raketnyh-ta-22-aviaczijnyh-udariv-zdijsnyv-42-obstrily-z-rszv/" text:style-name="Internet_20_link" text:visited-style-name="Visited_20_Internet_20_Link">
https://armyinform.com.ua/2023/04/02/protyagom-doby-protyvnyk-zavdav-5-raketnyh-ta-22-aviaczijnyh-udariv-zdijsnyv-42-obstrily-z-rszv/</text:a>
</text:p>
      <!--NEWS-->
      <text:h text:style-name="P10" text:outline-level="1">
<text:span text:style-name="T4">
Statakers in Crimea invaders campaign to sign contracts with the Russian Federation because of huge losses</text:span>
</text:h>
      <text:p text:style-name="P4">
Author: ['АРМІЯINFORM']</text:p>
      <text:p text:style-name="P4">
Time: 2023-04-02T90:00:00-04:00</text:p>
      <text:p text:style-name="P4">
Description: About the General Staff of the ZS Ukrainian, in the operational INFORMASIA, the Stan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52902-1_large.jpg" text:style-name="Internet_20_link" text:visited-style-name="Visited_20_Internet_20_Link">
152902-1_large.jpg</text:a>
']</text:p>
      <text:p text:style-name="P4">
Tags: ['STOPRUSSIA', 'ГШ ЗСУ']</text:p>
      <text:p text:style-name="P4">
Category: News</text:p>
      <!--METADATA-->
      <text:p text:style-name="P4">
<draw:frame draw:style-name="fr1" draw:name="Image275" text:anchor-type="as-char" svg:width="6.9236in" svg:height="3.893007in" draw:z-index="0">
<draw:image xlink:href="../Images/AРМІЯINFORM/2023-04-02T90-00-00-04-00/152902-1_large.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CzRisYpJfpPj5WWCbFjYCV5XHGwn4p8Kq319152SqC9XedEGWfuYmGSZ9Sp6f48l" text:style-name="Internet_20_link" text:visited-style-name="Visited_20_Internet_20_Link">
reports</text:a>
The General Staff of the Armed Forces of Ukraine in operational information as of 18.0002.04.2023 on the Russian invasion.</text:p>
      <text:p text:style-name="P4">
“Russian invaders continue to suffer huge losses. In order to fill them, in the military units of the Armed Forces of the Russian Federation, which are arranged in the temporarily occupied territory of the Autonomous Republic of Crimea, they actively carry out measures of explanatory work among military servicemen. Young people tell about the need to sign the term contractors with the Russian Federation and participate in hostilities in the territory of Ukraine, ”the Verification reads.</text:p>
      <text:p text:style-name="P4">
News Source: <text:a xlink:type="simple" xlink:href="https://armyinform.com.ua/2023/04/02/strokovykiv-u-krymu-okupanty-agituyut-pidpysuvaty-kontrakty-z-mo-rf-cherez-velychezni-vtraty/" text:style-name="Internet_20_link" text:visited-style-name="Visited_20_Internet_20_Link">
https://armyinform.com.ua/2023/04/02/strokovykiv-u-krymu-okupanty-agituyut-pidpysuvaty-kontrakty-z-mo-rf-cherez-velychezni-vtraty/</text:a>
</text:p>
      <!--NEWS-->
      <text:h text:style-name="P10" text:outline-level="1">
<text:span text:style-name="T4">
The collapse of Russian generals - Military Media Center</text:span>
</text:h>
      <text:p text:style-name="P4">
Author: ['АРМІЯINFORM']</text:p>
      <text:p text:style-name="P4">
Time: 2023-04-02T91:00:00-04:00</text:p>
      <text:p text:style-name="P4">
Description: Penad 80 Gerasimov commanded by Teritarian Ukraine - Military Media Center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4e69d8f-3831-4e9c-87b8-2b9866b11de3.jpg" text:style-name="Internet_20_link" text:visited-style-name="Visited_20_Internet_20_Link">
f4e69d8f-3831-4e9c-87b8-2b9866b11de3.jpg</text:a>
']</text:p>
      <text:p text:style-name="P4">
Tags: ['MILITARY MEDIA CENTER', 'STOPRUSSIA', 'АГРЕСІЯ РФ', 'ВІЙНА', 'ВТОРГНЕННЯ РФ']</text:p>
      <text:p text:style-name="P4">
Category: News</text:p>
      <!--METADATA-->
      <text:p text:style-name="P4">
<draw:frame draw:style-name="fr1" draw:name="Image276" text:anchor-type="as-char" svg:width="6.9236in" svg:height="3.756053in" draw:z-index="0">
<draw:image xlink:href="../Images/AРМІЯINFORM/2023-04-02T91-00-00-04-00/f4e69d8f-3831-4e9c-87b8-2b9866b11de3.jpg" xlink:type="simple" xlink:show="embed" xlink:actuate="onLoad" draw:mime-type="image/jpeg"/>
</draw:frame>
For more than 80 days Gerasimov commands war in Ukraine - Military Mediacenter has collected <text:a xlink:type="simple" xlink:href="https://t.me/militarymediacenter/1605" text:style-name="Internet_20_link" text:visited-style-name="Visited_20_Internet_20_Link">
thoughts</text:a>
and the conclusion of the experts.</text:p>
      <text:p text:style-name="P4">
The spokesman for the Eastern Grouping of the Armed Forces of Ukraine Colonel Sergeycheriev in a comment to Military Media Center said that the change of the leadership of the Russian so -called "military operation" in Ukraine "strategically changed nothing."</text:p>
      <text:p text:style-name="P4">
It should be reminded that the head of the General Staff of Russia Valery Gerasimov adopted personal command of combat actions in the territory of Ukraine on January 11, 2023.</text:p>
      <text:p text:style-name="P4">
The British Ministry of Defense summarized that since then Gerasimov has tried to develop a wide offensive in order to take control of all Donbas. However, 80 days ago, "it becomes more obvious that this project has failed."</text:p>
      <text:p text:style-name="P4">
According to Sergei Cherevatov, the plans of the Russian command are thwarted because of "significant losses among Russian invaders."</text:p>
      <text:p text:style-name="P4">
And to the loss, according to the spokesman, it led that the enemy was mistaken for the extratergic plan and "trying to take occupation actions for several days in reality faced more than the annual war."</text:p>
      <text:p text:style-name="P4">
"Therefore, he was forced to act no longer proactively, but reactive, that is, the reacting events that took place, first of all, due to the total resistance of the Ukrainian military and all the Ukrainian people," Sergiycherievaty said.</text:p>
      <text:p text:style-name="P4">
According to him, the mobilization of hundreds of thousands of Russians and other measures took place in the ambulance regime, in the mode of effort to adjust the military engineer under the assaults of military-political leadership.</text:p>
      <text:p text:style-name="P4">
Among them, the use of "absolutely unacceptable for the war of new generations as involvement of prisoners, who were attacked by attack as a cannon."</text:p>
      <text:p text:style-name="P4">
Cherevaty noted that this led to a "deplorable result", when the enemy could not take the Ukrainian district center Bakhmut.</text:p>
      <text:p text:style-name="P4">
Bakhmut has become "a world -renowned symbol on the one hand of Ukrainian courage, indomitable and professionalism, and on the other hand - the absolute helplessness of the occupants of the occupiers," said Sergey Cherevaty.</text:p>
      <text:p text:style-name="P4">
The British Defense Office noted that in several directions of the Nadonbas Front, Russian troops achieved only minor successes at the cost of tens of thousands of losses and largely waste their temporary advantage in the personnel, obtained as a result of the autumn "partial mobilization"."Career growth is not built there on professional qualities, everything is built out there on the" first boss ". At this moment, Russia has no quality professional higher generality, ”said Petro Chernik.</text:p>
      <text:p text:style-name="P4">
Therefore, he said, from the change of military leaders from the Russians is not at the front.</text:p>
      <text:p text:style-name="P4">
“They resorted to the classical Stalin's technique: Russian cannot be a repeated battlefield, how many soldiers' lives are needed - we will spend as much. They do it, ”the analyst said.</text:p>
      <text:p text:style-name="P4">
News Source: <text:a xlink:type="simple" xlink:href="https://armyinform.com.ua/2023/04/02/krah-rosijskyh-generaliv-military-media-center/" text:style-name="Internet_20_link" text:visited-style-name="Visited_20_Internet_20_Link">
https://armyinform.com.ua/2023/04/02/krah-rosijskyh-generaliv-military-media-center/</text:a>
</text:p>
      <!--NEWS-->
      <text:h text:style-name="P10" text:outline-level="1">
<text:span text:style-name="T4">
In Khmelnitsky, the procedure of re-registration of the Holy Pokrovsky Cathedral of the UOC was carried out before the subordination of the PCU</text:span>
</text:h>
      <text:p text:style-name="P4">
Author: ['Андрій Агєєв']</text:p>
      <text:p text:style-name="P4">
Time: 2023-04-02T92:00:00-04:00</text:p>
      <text:p text:style-name="P4">
Description: The navon 1200 OSIB was built. Zagal Bilya Cathedral Zibru Zipko Problekko 2000 Misty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photo_2023-04-02_20-05-12.jpg" text:style-name="Internet_20_link" text:visited-style-name="Visited_20_Internet_20_Link">
photo_2023-04-02_20-05-12.jpg</text:a>
']</text:p>
      <text:p text:style-name="P4">
Tags: ['STOPRUSSIA', 'АГРЕСІЯ РФ', 'ВТОРГНЕННЯ РФ']</text:p>
      <text:p text:style-name="P4">
Category: News</text:p>
      <!--METADATA-->
      <text:p text:style-name="P4">
<draw:frame draw:style-name="fr1" draw:name="Image277" text:anchor-type="as-char" svg:width="6.9236in" svg:height="5.1927in" draw:z-index="0">
<draw:image xlink:href="../Images/AРМІЯINFORM/2023-04-02T92-00-00-04-00/photo_2023-04-02_20-05-12.jpg" xlink:type="simple" xlink:show="embed" xlink:actuate="onLoad" draw:mime-type="image/jpeg"/>
</draw:frame>
More than 1,200 people were registered. In total, about 2000 places gathered near the cathedral.</text:p>
      <text:p text:style-name="P4">
The participants of the meeting were spoken by the military chaplain of the missile brigade "Holidays of Barbara" junior lieutenant of the Chaplain Service Danieltarnavsky.</text:p>
      <text:p text:style-name="P4">
The prerequisite for the decision of the Khmelnytsky community was the beating of the Moscow priests of the serviceman of the Armed Forces of Ukraine, who visited the morning service and asked directly from the Moscow Possipak in the ranks - the Moscow Church will drink the blood of Ukrainians!</text:p>
      <text:p text:style-name="P4">
The mayor of Khmelnitsky Alexander Simchyshyn in his TG channel in particular said: “Moscow FSBshn Agency in the form of the UOC -MP should be forbidden by the country's fuel.</text:p>
      <text:p text:style-name="P4">
That anti -Ukrainian coven, which is taking place in the capital of the military in Khmelnitsky, should become a reinforced concrete argument for the Verkhovna Rada in order to vote a ban on a ban: once and forever to find this FSBust Kublo.</text:p>
      <text:p text:style-name="P4">
At an extraordinary session, we will cease to use all land of community scent. We also initiate the decisions of the regional and district councils.</text:p>
      <text:p text:style-name="P4">
Those who beat the military should be brought to criminal responsibility. The patrols that have drawn up the military should be released.</text:p>
      <text:p text:style-name="P4">
After such events, those priests who have at least a part of the Ukrainian are obliged to immediately leave the FSBust structure. ”</text:p>
      <text:p text:style-name="P4">
P.S. While the material was preparing for the publication, the first service was held in the temple under the leadership of the military chaplain Daniel Tarnavsky.</text:p>
      <text:p text:style-name="P4">
News Source: <text:a xlink:type="simple" xlink:href="https://armyinform.com.ua/2023/04/02/u-hmelnyczkomu-provely-proczeduru-perereyestracziyi-svyato-pokrovskogo-kafedralnogo-soboru-upcz-do-pidporyadkuvannya-pczu/" text:style-name="Internet_20_link" text:visited-style-name="Visited_20_Internet_20_Link">
https://armyinform.com.ua/2023/04/02/u-hmelnyczkomu-provely-proczeduru-perereyestracziyi-svyato-pokrovskogo-kafedralnogo-soboru-upcz-do-pidporyadkuvannya-pczu/</text:a>
</text:p>
      <!--NEWS-->
      <text:h text:style-name="P10" text:outline-level="1">
<text:span text:style-name="T4">
Rashism must go through the complete defeat: military, economic, political, legal - President of Ukraine</text:span>
</text:h>
      <text:p text:style-name="P4">
Author: ['АРМІЯINFORM']</text:p>
      <text:p text:style-name="P4">
Time: 2023-04-02T93:00:00-04:00</text:p>
      <text:p text:style-name="P4">
Description: https://youtu.be/ztqgtxw4j6u about Tse Volodymyr Zelensky, saying in his ... War with Ukraine 2022, the war with Ukraine latest news today, the news war with Ukraine 2022 is the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Volodymyr Zelenskyy <text:a xlink:type="simple" xlink:href="https://www.president.gov.ua/news/rashizm-povinen-projti-cherez-povnu-porazku-vijskovu-ekonomi-82037" text:style-name="Internet_20_link" text:visited-style-name="Visited_20_Internet_20_Link">
said</text:a>
In their video address to Ukrainians.</text:p>
      <text:p text:style-name="P4">
<text:span text:style-name="T4">
 “Ukrainians!Ukrainian women!</text:span>
</text:p>
      <text:p text:style-name="P4">
Today, Russian terrorists again hit the Konstantinovka Donetsk region. Six people are killed by this Russian shelling. Three women, three men. Ordinary people in the ordinary town in the Donbass. My mingers to the relatives and loved ones of the dead ...</text:p>
      <text:p text:style-name="P4">
Another 11 people were injured. Russia applied against Konstantinovka Rakketis-300 and a system of Hurricane.</text:p>
      <text:p text:style-name="P4">
Today, in the morning, Russian terrorists also hit the Konotop district of the Sumy region. Mortar fire. Two dead. My condolences to all relatives, loved ones, all families ...</text:p>
      <text:p text:style-name="P4">
These are just a few examples of tens of beats a day. There is only one way to stop Russian terror, to regain security for all our cities and communities - from Sumy region Donbass, from Kharkiv to Kherson region, from Kyiv to Yalta. And this path is the Victory of Ukraine. There is no other way and will not.</text:p>
      <text:p text:style-name="P4">
The state-zlo, for which it became the norm of beating so from "hurricanes" in residential buildings, launch C-300 in cities, fire ordinary villages, people ... The state-zlo should be broken. In every sense of the word. Rashism should have a full defeat: military, economic, political, legal. The first point is the military. And it will pass.</text:p>
      <text:p text:style-name="P4">
I thank everyone who is approaching this time!Thank you to our warriors who fight Podavdivka, Marinka, under Bakhmut ... especially Bakhmut!There is a special hot one today!Under Bigorivka, Kreminna and all our other cities, towns and villages of Donbass!Everyone's sustainability is the sustainability of all Ukraine, helping everyone in a position nearby is helping all Ukraine!</text:p>
      <text:p text:style-name="P4">
And especially I will note the 77th separate airmobile brigade, 67th and 92th individualized crews, our paratroopers "Eighty", the 5th separate assault bargain ... Thank you guys!</text:p>
      <text:p text:style-name="P4">
Marines of the 35th and 36th Brigades, Artillerymen of the 55th Separate Brigade, 64th and 66-folded cannon divisions of the 406th Artillery Brigade ... Thank you, warriors!</text:p>
      <text:p text:style-name="P4">
I thank everyone who protects Zaporizhzhya, Kherson region, the direction of Dnipropetrovsk and Kharkiv, Sumy and Chernihiv region ... to all who protect our border. Who saves our people from wounds from pain.</text:p>
      <text:p text:style-name="P4">
Be sure to thank everyone who trains our warriors, because a successful combat result is based on a powerful training.There will be such a day when we say: the last occupier has escaped or killed in Nadonechyna, in Luhansk region, in Kherson and all over our south. Crimea will be free to be free. Ukraine will return all its.</text:p>
      <text:p text:style-name="P4">
The next week will be especially important for our protection, for our movement. We are already preparing for planned events and decisions.</text:p>
      <text:p text:style-name="P4">
The main thing now is to protect our unity, to take care of our defenders, defenders, to help each other and the state.</text:p>
      <text:p text:style-name="P4">
<text:span text:style-name="T4">
 Glory to all who are in battle for Ukraine now!</text:span>
</text:p>
      <text:p text:style-name="P4">
<text:span text:style-name="T4">
 Glory to Ukraine!”, - said President of Ukraine. </text:span>
</text:p>
      <text:p text:style-name="P4">
News Source: <text:a xlink:type="simple" xlink:href="https://armyinform.com.ua/2023/04/02/rashyzm-povynen-projty-cherez-povnu-porazku-vijskovu-ekonomichnu-politychnu-yurydychnu-prezydenta-ukrayiny/" text:style-name="Internet_20_link" text:visited-style-name="Visited_20_Internet_20_Link">
https://armyinform.com.ua/2023/04/02/rashyzm-povynen-projty-cherez-povnu-porazku-vijskovu-ekonomichnu-politychnu-yurydychnu-prezydenta-ukrayiny/</text:a>
</text:p>
      <!--NEWS-->
      <text:h text:style-name="P10" text:outline-level="1">
<text:span text:style-name="T4">
Aviation of Defense Forces per day struck 8 beats in the enemy's concentration areas</text:span>
</text:h>
      <text:p text:style-name="P4">
Author: ['АРМІЯINFORM']</text:p>
      <text:p text:style-name="P4">
Time: 2023-04-02T94:00:00-04:00</text:p>
      <text:p text:style-name="P4">
Description: About the General Staff of the ZS Ukrainian, in the operational INFORMASIA, the Stan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war-1.jpg" text:style-name="Internet_20_link" text:visited-style-name="Visited_20_Internet_20_Link">
war-1.jpg</text:a>
']</text:p>
      <text:p text:style-name="P4">
Tags: []</text:p>
      <text:p text:style-name="P4">
Category: News</text:p>
      <!--METADATA-->
      <text:p text:style-name="P4">
<draw:frame draw:style-name="fr1" draw:name="Image278" text:anchor-type="as-char" svg:width="6.9236in" svg:height="4.501139in" draw:z-index="0">
<draw:image xlink:href="../Images/AРМІЯINFORM/2023-04-02T94-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CzRisYpJfpPj5WWCbFjYCV5XHGwn4p8Kq319152SqC9XedEGWfuYmGSZ9Sp6f48l" text:style-name="Internet_20_link" text:visited-style-name="Visited_20_Internet_20_Link">
reports</text:a>
The General Staff of the Armed Forces of Ukraine in operational information as of 18.0002.04.2023 on the Russian invasion.</text:p>
      <text:p text:style-name="P4">
"Aviation of defense forces per day made 8 blows to the areas of concentration of personal staff and military equipment of the occupiers, and the units of rocket troops of artillery struck 1 area of concentration of live force, 1 point of management and 2 other important objects of the enemy," - the message reads.</text:p>
      <text:p text:style-name="P4">
News Source: <text:a xlink:type="simple" xlink:href="https://armyinform.com.ua/2023/04/02/aviacziya-syl-oborony-za-dobu-zavdala-8-udariv-po-rajonah-zoseredzhennya-protyvnyka/" text:style-name="Internet_20_link" text:visited-style-name="Visited_20_Internet_20_Link">
https://armyinform.com.ua/2023/04/02/aviacziya-syl-oborony-za-dobu-zavdala-8-udariv-po-rajonah-zoseredzhennya-protyvnyka/</text:a>
</text:p>
      <!--NEWS-->
      <text:h text:style-name="P10" text:outline-level="1">
<text:span text:style-name="T4">
Ukraine's liberation of its territories is the only possible way to stop Russia and end the war - Indrek Kannik</text:span>
</text:h>
      <text:p text:style-name="P4">
Author: ['АРМІЯINFORM']</text:p>
      <text:p text:style-name="P4">
Time: 2023-04-02T95:00:00-04:00</text:p>
      <text:p text:style-name="P4">
Description: About Tse Rozoviv, the director of the Ministry of Defense of the Defense Center Ta Bezpeki (ICDS) in Tallin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indrek_kannik_03_web-1.jpg" text:style-name="Internet_20_link" text:visited-style-name="Visited_20_Internet_20_Link">
indrek_kannik_03_web-1.jpg</text:a>
']</text:p>
      <text:p text:style-name="P4">
Tags: ['ЕСТОНІЯ', 'ІНДРЕК КАННІК']</text:p>
      <text:p text:style-name="P4">
Category: News</text:p>
      <!--METADATA-->
      <text:p text:style-name="P4">
<draw:frame draw:style-name="fr1" draw:name="Image279" text:anchor-type="as-char" svg:width="6.9236in" svg:height="4.615733in" draw:z-index="0">
<draw:image xlink:href="../Images/AРМІЯINFORM/2023-04-02T95-00-00-04-00/indrek_kannik_03_web-1.jpg" xlink:type="simple" xlink:show="embed" xlink:actuate="onLoad" draw:mime-type="image/jpeg"/>
</draw:frame>
Indrek Kannik</text:p>
      <text:p text:style-name="P4">
Director of the International Defense and Security Center told this(ICDS)Votalini, Estonia's Excellent Defense Defense(1994)Indrek Kannik during the presentation of the analytical report "Inter -Sector cooperation: lessons on the path of a long -term society", which took place recently in Kiev. It is a joint journal of Ukraine under the Stable Ukraine program, which is over six years old and is intended to help Ukrainians become stronger and more resistant to the crisis of military threats.</text:p>
      <ul>
        <li>
We very much hope that in the near future, Ukraine will be able to overlide its territories. However, I do not see that this war will end very fast. Because Russia is still a huge country. They have enough weapons and equipment, so perhaps not the most modern, but also many. Therefore, it is not a easy process <text:span text:style-name="T4">
 liberation of their territories. But, this is </text:span>
 <text:span text:style-name="T4">
 The only way can now stop Russia and end war. And we, for our part, have to do everything on us dependent, everything is possible to help Ukraine as much as possible in this </text:span>
. Estonia is constantly coming to convey this position to larger allies that occupy more significant positions, because Estonia is a small country enough to do it with their little neighbors on their own.</li>
      </ul>
      <text:p text:style-name="P4">
Read also:</text:p>
      <text:p text:style-name="P4">
<text:a xlink:type="simple" xlink:href="https://armyinform.com.ua/2023/04/02/kompromis-z-rf-nemozhlyvyj-dlya-nyh-cze-pokaznyk-slabkosti-i-zelene-svitlo-jty-dali-indrek-kannik/" text:style-name="Internet_20_link" text:visited-style-name="Visited_20_Internet_20_Link">
Compromise with the Russian Federation is impossible, for them it is an indicator of weakness and green light is long - Indrek Kannik</text:a>
Therefore, the key role in the residence of Ukraine is still the Great Ukrainians, in particular, the United States, the United Kingdom, Germany, France, Poland,-said Indrek Kannik.</text:p>
      <text:p text:style-name="P4">
News Source: <text:a xlink:type="simple" xlink:href="https://armyinform.com.ua/2023/04/02/zvilnennya-ukrayinoyu-svoyih-terytorij-cze-yedynyj-narazi-mozhlyvyj-shlyah-zupynyty-rosiyu-i-prypynyty-vijnu-indrek-kannik/" text:style-name="Internet_20_link" text:visited-style-name="Visited_20_Internet_20_Link">
https://armyinform.com.ua/2023/04/02/zvilnennya-ukrayinoyu-svoyih-terytorij-cze-yedynyj-narazi-mozhlyvyj-shlyah-zupynyty-rosiyu-i-prypynyty-vijnu-indrek-kannik/</text:a>
</text:p>
      <!--NEWS-->
      <text:h text:style-name="P10" text:outline-level="1">
<text:span text:style-name="T4">
In honor of the liberation of Kyiv region in Borodyanka opened the sculpture "Girl under the Sun"</text:span>
</text:h>
      <text:p text:style-name="P4">
Author: ['Єгор Брайлян']</text:p>
      <text:p text:style-name="P4">
Time: 2023-04-02T96:00:00-04:00</text:p>
      <text:p text:style-name="P4">
Description: Syogodnі in the center of the beard Bulo is tramoidly Vidkritriko Misetska Sculpture “Divchinka P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3-1-scaled.jpg" text:style-name="Internet_20_link" text:visited-style-name="Visited_20_Internet_20_Link">
1-3-1-scaled.jpg</text:a>
', '<text:a xlink:type="simple" xlink:href="https://armyinform.com.ua/wp-content/uploads/2023/04/2-1-2.jpg" text:style-name="Internet_20_link" text:visited-style-name="Visited_20_Internet_20_Link">
2-1-2.jpg</text:a>
', '<text:a xlink:type="simple" xlink:href="https://armyinform.com.ua/wp-content/uploads/2023/04/3-2-1-scaled.jpg" text:style-name="Internet_20_link" text:visited-style-name="Visited_20_Internet_20_Link">
3-2-1-scaled.jpg</text:a>
', '<text:a xlink:type="simple" xlink:href="https://armyinform.com.ua/wp-content/uploads/2023/04/4-2-scaled.jpg" text:style-name="Internet_20_link" text:visited-style-name="Visited_20_Internet_20_Link">
4-2-scaled.jpg</text:a>
', '<text:a xlink:type="simple" xlink:href="https://armyinform.com.ua/wp-content/uploads/2023/04/5-1-scaled-e1680456541354.jpg" text:style-name="Internet_20_link" text:visited-style-name="Visited_20_Internet_20_Link">
5-1-scaled-e1680456541354.jpg</text:a>
', '<text:a xlink:type="simple" xlink:href="https://armyinform.com.ua/wp-content/uploads/2023/04/6-scaled.jpg" text:style-name="Internet_20_link" text:visited-style-name="Visited_20_Internet_20_Link">
6-scaled.jpg</text:a>
']</text:p>
      <text:p text:style-name="P4">
Tags: ['STOPRUSSIA', 'БОРОДЯНКА', 'БРІДЖИТ БРІНК', 'ВТОРГНЕННЯ РФ', 'ОФІС ПРЕЗИДЕНТА УКРАЇНИ', 'США']</text:p>
      <text:p text:style-name="P4">
Category: News</text:p>
      <!--METADATA-->
      <text:p text:style-name="P4">
<draw:frame draw:style-name="fr1" draw:name="Image280" text:anchor-type="as-char" svg:width="6.9236in" svg:height="4.615733in" draw:z-index="0">
<draw:image xlink:href="../Images/AРМІЯINFORM/2023-04-02T96-00-00-04-00/1-3-1-scaled.jpg" xlink:type="simple" xlink:show="embed" xlink:actuate="onLoad" draw:mime-type="image/jpeg"/>
</draw:frame>
Today, in the center of Borodyanka, an art sculpture "Girl under the Sun" was solemnly opened. These days, we remember the anniversary of the liberation of the Kyiv region of sprouting invaders. A new work of art shows the indomitability of Ukrainians who, in the case of the injuries of the war, resolved by Russia, continue to live and fight. The correspondent of the Armyinform visited the discovery and told the main one from the event.</text:p>
      <text:p text:style-name="P4">
In 2022, a famous photo of a girl was taken on a phony of a multi -storey building in Borodyanka. 11-year-old Alina became symbolism against the background of the Russian-Ukrainian war. Therefore, the idea came up to create a sculpture that would, despite everything, symbolize struggle and life.</text:p>
      <text:p text:style-name="P4">
The presenter, the moderator of the solemn opening of the sculpture, producer of Radio "Culture" Irina Slavinskaya told the history of photos and feelings that were in the Ukrainians a year ago. Then we learned about the horrors of Russian military crimes of Nakyiv region - in Bucha, Irpen, Borodyanka…</text:p>
      <text:p text:style-name="P4">
“And probably one of the most striking images of that unmotivated violence is Shevchenko's monument here, quite near us, in the center of Borodyanka. His then was shot by Russian invaders. They also attacked ordinary civilians.</text:p>
      <text:p text:style-name="P4">
<draw:frame draw:style-name="fr1" draw:name="Image281" text:anchor-type="as-char" svg:width="6.9236in" svg:height="4.615733in" draw:z-index="0">
<draw:image xlink:href="../Images/AРМІЯINFORM/2023-04-02T96-00-00-04-00/2-1-2.jpg" xlink:type="simple" xlink:show="embed" xlink:actuate="onLoad" draw:mime-type="image/jpeg"/>
</draw:frame>
It's a photo(<text:span text:style-name="T5">
divchin. - ed .</text:span>
)- Documentary evidence that life is overcomes is a powerful contrast. And the photo was the inspiration for the sculpture, which we are opening today. It is a symbol of our resistance, resistance and insignificance. And, of course, not only the Kyiv region, but all Ukraine, ”Irinawinskaya said.</text:p>
      <text:p text:style-name="P4">
The US Ambassador in Ukraine Bridget Brinka expressed the words of confidence that the connected states will continue to support our country. And also that all wine crimes will be held accountable.</text:p>
      <text:p text:style-name="P4">
“The work of the sculptor Yevgeny Primachenko testifies to the cruel events that the Russians have committed. And also about the insurmountable spirit that I even feel with you, in the center of Borodyanka.</text:p>
      <text:p text:style-name="P4">
This work is evidenced by the fact that I see every minute since I came to Ukraine - your desire to be free.</text:p>
      <text:p text:style-name="P4">
<draw:frame draw:style-name="fr1" draw:name="Image282" text:anchor-type="as-char" svg:width="6.9236in" svg:height="4.615733in" draw:z-index="0">
<draw:image xlink:href="../Images/AРМІЯINFORM/2023-04-02T96-00-00-04-00/3-2-1-scaled.jpg" xlink:type="simple" xlink:show="embed" xlink:actuate="onLoad" draw:mime-type="image/jpeg"/>
</draw:frame>
Ever since the Borodyanka has passed, I am here with you to support the unwavering support of the United States because we will be responsible for those who are guilty of this.Deputy Head of Office Alexei Kuleba noted:</text:p>
      <text:p text:style-name="P4">
“This year was, of course, difficult. And I think that we cannot even teach and understand that you have been able to survive.</text:p>
      <text:p text:style-name="P4">
What happened in Borodyanka is another proof that Russia-terrorist. This is our mission, it is our task for us to understand that the war is and will be victorious for us.</text:p>
      <text:p text:style-name="P4">
<draw:frame draw:style-name="fr1" draw:name="Image283" text:anchor-type="as-char" svg:width="6.9236in" svg:height="4.615733in" draw:z-index="0">
<draw:image xlink:href="../Images/AРМІЯINFORM/2023-04-02T96-00-00-04-00/4-2-scaled.jpg" xlink:type="simple" xlink:show="embed" xlink:actuate="onLoad" draw:mime-type="image/jpeg"/>
</draw:frame>
Together we will rebuild Borodyanka, rebuild the Kyiv region, and we will develop all of Ukraine. ”</text:p>
      <text:p text:style-name="P4">
Dmitry Nazarenko, a temporary acting head of the Kyiv Regional Regional Administration, emphasized the following:</text:p>
      <text:p text:style-name="P4">
“Today is the main goal - this is a victory. As then our brave armed forces expelled the insidious enemy from the Kiev region by other military formations. So we will expel from the whole territory of a sovereign, unbreakable Ukraine. ”</text:p>
      <text:p text:style-name="P4">
<draw:frame draw:style-name="fr1" draw:name="Image284" text:anchor-type="as-char" svg:width="6.9236in" svg:height="6.329324in" draw:z-index="0">
<draw:image xlink:href="../Images/AРМІЯINFORM/2023-04-02T96-00-00-04-00/5-1-scaled-e1680456541354.jpg" xlink:type="simple" xlink:show="embed" xlink:actuate="onLoad" draw:mime-type="image/jpeg"/>
</draw:frame>
Actually, the author of the work, the sculptor Yevgeny Primachenko revealed the meaning of the characters that were laid in the sculpture:</text:p>
      <text:p text:style-name="P4">
“There was the only desire to make a monument to the victims. On the contrary - to put in the tusks the meaning of life, restoration, revival, and that it may have some positive, good symbol for people. Since the place is quite difficult, and we will understand that many horrific things have happened here, many people have been injured.</text:p>
      <text:p text:style-name="P4">
For me, the image of the sun is a symbol of life, light and joy. Therefore, here we have a combp of yellow inserts, which symbolize the sun. The arches themselves form a dose, because it wanted to make it meaning that it was not just sunlight. And forming a protection dome, because we all lack a sense of security and protection. The girl is already so dynamic. It symbolizes movement forward, recovery. "</text:p>
      <text:p text:style-name="P4">
The temporary acting chairman of the Borodyansky settlement chairman Georgy Erkhada was that the victims of Russian occupation in the community became whole families with 8 children.</text:p>
      <text:p text:style-name="P4">
“The sculpture is a symbol that our children, our future will be cloudless, will be war. That our armed forces will defeat, ”Georgiyerko said confidently.</text:p>
      <text:p text:style-name="P4">
<draw:frame draw:style-name="fr1" draw:name="Image285" text:anchor-type="as-char" svg:width="6.9236in" svg:height="4.615733in" draw:z-index="0">
<draw:image xlink:href="../Images/AРМІЯINFORM/2023-04-02T96-00-00-04-00/6-scaled.jpg" xlink:type="simple" xlink:show="embed" xlink:actuate="onLoad" draw:mime-type="image/jpeg"/>
</draw:frame>
The heroine of photo and sculpture, 11-year-old Alina, was also with her mother. Despite the rain, all present had a solar mood because they realized that life was going on. And the struggle too, and the victory will be. According to Ukraine.<text:span text:style-name="T5">
Foto Igor Babinets</text:span>
</text:p>
      <text:p text:style-name="P4">
News Source: <text:a xlink:type="simple" xlink:href="https://armyinform.com.ua/2023/04/02/na-chest-vyzvolennya-kyyivshhyny-v-borodyanczi-vidkryly-skulpturu-divchynka-pid-sonczem/" text:style-name="Internet_20_link" text:visited-style-name="Visited_20_Internet_20_Link">
https://armyinform.com.ua/2023/04/02/na-chest-vyzvolennya-kyyivshhyny-v-borodyanczi-vidkryly-skulpturu-divchynka-pid-sonczem/</text:a>
</text:p>
      <!--NEWS-->
      <text:h text:style-name="P10" text:outline-level="1">
<text:span text:style-name="T4">
The Second Group of the Armed Forces of the Armed Forces completed the Britain at the As90 howitzer</text:span>
</text:h>
      <text:p text:style-name="P4">
Author: ['АРМІЯINFORM']</text:p>
      <text:p text:style-name="P4">
Time: 2023-04-02T97:00:00-04:00</text:p>
      <text:p text:style-name="P4">
Description: Ukrainian artillery of Zachinchili at the AS90 self -artillery installations of AS90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thumbnail-tw-20230402151330-2068.jpg" text:style-name="Internet_20_link" text:visited-style-name="Visited_20_Internet_20_Link">
thumbnail-tw-20230402151330-2068.jpg</text:a>
']</text:p>
      <text:p text:style-name="P4">
Tags: ['STOPRUSSIA', 'АГРЕСІЯ РФ', 'ВТОРГНЕННЯ РФ']</text:p>
      <text:p text:style-name="P4">
Category: News</text:p>
      <!--METADATA-->
      <text:p text:style-name="P4">
<draw:frame draw:style-name="fr1" draw:name="Image286" text:anchor-type="as-char" svg:width="6.9236in" svg:height="3.356897in" draw:z-index="0">
<draw:image xlink:href="../Images/AРМІЯINFORM/2023-04-02T97-00-00-04-00/thumbnail-tw-20230402151330-2068.jpg" xlink:type="simple" xlink:show="embed" xlink:actuate="onLoad" draw:mime-type="image/jpeg"/>
</draw:frame>
Illustrative photo</text:p>
      <text:p text:style-name="P4">
Ukrainian artillerymen have graduated from self -propelled AS90 artillery settings in the United Kingdom. This is the second group of fighters who have undergone a similar training.</text:p>
      <text:p text:style-name="P4">
About it reports the British Defense Ministry in <text:a xlink:type="simple" xlink:href="https://twitter.com/DefenceHQ/status/1642482035271819265" text:style-name="Internet_20_link" text:visited-style-name="Visited_20_Internet_20_Link">
Twitter</text:a>
.</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gt;
&gt;
 🤝 The programme is part of the UK’s enduring commitment to support Ukraine&gt;
 in its fight against Russia.&gt;
&gt;
 🇺🇦&gt;
 <text:a xlink:type="simple" xlink:href="https://twitter.com/hashtag/StandWithUkraine" text:style-name="Internet_20_link" text:visited-style-name="Visited_20_Internet_20_Link">
#StandWithUkraine</text:a>
&gt;
 🇺🇦 <text:a xlink:type="simple" xlink:href="https://t.co/oPRlpYerO1" text:style-name="Internet_20_link" text:visited-style-name="Visited_20_Internet_20_Link">
pic.twitter.com/oPRlpYerO1</text:a>
&gt;
&gt;
 — Ministry of Defence 🇬🇧(@DefenceHQ)<text:a xlink:type="simple" xlink:href="https://twitter.com/DefenceHQ/status/1642482035271819265" text:style-name="Internet_20_link" text:visited-style-name="Visited_20_Internet_20_Link">
April 2,&gt;
 2023</text:a>
</text:p>

</text:p>
      <text:p text:style-name="P4">
News Source: <text:a xlink:type="simple" xlink:href="https://armyinform.com.ua/2023/04/02/druga-grupa-artylerystiv-zsu-zavershyla-navchannya-v-brytaniyi-na-gaubyczi-as90/" text:style-name="Internet_20_link" text:visited-style-name="Visited_20_Internet_20_Link">
https://armyinform.com.ua/2023/04/02/druga-grupa-artylerystiv-zsu-zavershyla-navchannya-v-brytaniyi-na-gaubyczi-as90/</text:a>
</text:p>
      <!--NEWS-->
      <text:h text:style-name="P10" text:outline-level="1">
<text:span text:style-name="T4">
We need to help Ukraine join NATO, otherwise the aggression of the Russian Federation will be repeated again and again - Indrek Kannik</text:span>
</text:h>
      <text:p text:style-name="P4">
Author: ['АРМІЯINFORM']</text:p>
      <text:p text:style-name="P4">
Time: 2023-04-02T98:00:00-04:00</text:p>
      <text:p text:style-name="P4">
Description: About the PID hour of the presentation of the analistic navit “MIZHSTORALLY SPIVPRACYA: Lessons on the H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3998087t1h757a.jpg" text:style-name="Internet_20_link" text:visited-style-name="Visited_20_Internet_20_Link">
13998087t1h757a.jpg</text:a>
']</text:p>
      <text:p text:style-name="P4">
Tags: ['ЕСТОНІЯ', 'ІНДРЕК КАННІК']</text:p>
      <text:p text:style-name="P4">
Category: News</text:p>
      <!--METADATA-->
      <text:p text:style-name="P4">
<draw:frame draw:style-name="fr1" draw:name="Image287" text:anchor-type="as-char" svg:width="6.9236in" svg:height="4.619102in" draw:z-index="0">
<draw:image xlink:href="../Images/AРМІЯINFORM/2023-04-02T98-00-00-04-00/13998087t1h757a.jpg" xlink:type="simple" xlink:show="embed" xlink:actuate="onLoad" draw:mime-type="image/jpeg"/>
</draw:frame>
Indrek Kannik</text:p>
      <text:p text:style-name="P4">
About it during the presentation of the analytical report "Inter -Sectoral Cooperation: a lesson of the way to a sustainable society"(The joint work of Estonia and Ukraine with the program "Stable Ukraine")What happened in Kiev recently told the Director of the International Defense and Security Center(ICDS)In Tallinn, EXCEMENT OF ESTON DEPRUE Minister of Defense(1994)Indrek Kannik.</text:p>
      <ul>
        <li>
Our role to explain that a compromise with the current leadership of Russia is unfortunate. Because compromise Russians consider the weakness of another country and the opportunity to go on. That is why we need to support Ukrainian as much as it takes and so long as it will take, - said the index.</li>
      </ul>
      <text:p text:style-name="P4">
He also noted that it is not necessary to be too much afraid of Russia, because in many times it only blackmails other countries.</text:p>
      <text:p text:style-name="P4">
-I see that in many capitals of Europe and in the United States of America, there are significant fears, in particular, in the nuclear issue. They see a big risk factor in this and, of course, this is an important question. On the other hand, we also mibbon that Russia uses it as blackmail, as intimidation of other countries. So it is very important to keep the balance in this matter. After all, if we listen to what Russia says, then we can not, after all, do nothing. Because they will first say: "If you do not give Kiev, then we are a nuclear weapon," and then they will say the same thing about Warsaw, then by Berlin, Paris or any other capital of Europe. Therefore, they cannot be taken seriously in this matter, - said Indrek Kannik.</text:p>
      <text:p text:style-name="P4">
He has evolved that Estonia was trying to explain to the countries of Europe and the United States regarding the Russian policy of the Russians, and in view of this, the importance of Ukraine's accession to the NATO Alliance.</text:p>
      <text:p text:style-name="P4">
Read also:</text:p>
      <text:p text:style-name="P4">
<text:a xlink:type="simple" xlink:href="https://armyinform.com.ua/2023/04/02/kompromis-z-rf-nemozhlyvyj-dlya-nyh-cze-pokaznyk-slabkosti-i-zelene-svitlo-jty-dali-indrek-kannik/" text:style-name="Internet_20_link" text:visited-style-name="Visited_20_Internet_20_Link">
Compromise with the Russian Federation is impossible, for them it is an indicator of weakness and green light is long - Indrek Kannik</text:a>
- We constantly arrange various international meetings, publish information, however, how we evaluate the situation in Ukraine. One of the important is the thesis that Ukraine needs to help as much as it needs it.</text:p>
      <text:p text:style-name="P4">
And we also try to think about the future of Ukraine after the war. And here, in our opinion, it is that Ukraine has exactly NATO and the EU. Because otherwise this aggression can be repeated.<text:span text:style-name="T4">
 In the </text:span>
 economic sense, this society has remained behind other countries for a long time <text:span text:style-name="T4">
. The latest successful achievements they had was the flight of Yuriagagarin - a Ukrainian, by the way. And after that there is nothing. It remains that you can terrorize the weapons and blackmails of smaller and possibly weaker neighbors. They have become just national pride, honor, because, as the assault, they left nothing else </text:span>
.</text:p>
      <text:p text:style-name="P4">
How to change it? Unfortunately, I don't have answers. Russia has to cut it itself. We cannot do this, we can only protect ourselves from them, "said Indrek Kannik.</text:p>
      <text:p text:style-name="P4">
News Source: <text:a xlink:type="simple" xlink:href="https://armyinform.com.ua/2023/04/02/my-mayemo-dopomogty-ukrayini-vstupyty-do-nato-inakshe-agresiya-rf-povtoryuvatymetsya-znovu-i-znovu-indrek-kannika/" text:style-name="Internet_20_link" text:visited-style-name="Visited_20_Internet_20_Link">
https://armyinform.com.ua/2023/04/02/my-mayemo-dopomogty-ukrayini-vstupyty-do-nato-inakshe-agresiya-rf-povtoryuvatymetsya-znovu-i-znovu-indrek-kannika/</text:a>
</text:p>
      <!--NEWS-->
      <text:h text:style-name="P10" text:outline-level="1">
<text:span text:style-name="T4">
Short. War. Day 403 Videoodigest</text:span>
</text:h>
      <text:p text:style-name="P4">
Author: ['АРМІЯINFORM']</text:p>
      <text:p text:style-name="P4">
Time: 2023-04-02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text:p>
      <text:p text:style-name="P4">
Category: News</text:p>
      <!--METADATA-->
      <text:p text:style-name="P4">
<text:span text:style-name="T4">
 🔥 Situation on Russian invasion </text:span>
</text:p>
      <text:p text:style-name="P4">
News Source: <text:a xlink:type="simple" xlink:href="https://armyinform.com.ua/2023/04/02/korotko-vijna-den-403-videodajdzhest/" text:style-name="Internet_20_link" text:visited-style-name="Visited_20_Internet_20_Link">
https://armyinform.com.ua/2023/04/02/korotko-vijna-den-403-videodajdzhest/</text:a>
</text:p>
      <!--NEWS-->
      <text:h text:style-name="P10" text:outline-level="1">
<text:span text:style-name="T4">
RheinMetall Builds in Romania Center for Military equipment of the Armed Forces</text:span>
</text:h>
      <text:p text:style-name="P4">
Authors: Ukrinform (Person)</text:p>
      <text:p text:style-name="P4">
Publisher: Укринформ (Organization)</text:p>
      <text:p text:style-name="P4">
Published Time: 2023-04-03T00:19:00+03:00</text:p>
      <text:p text:style-name="P4">
Modified Time: 2023-04-03T00:19:00+03:00</text:p>
      <text:p text:style-name="P4">
Description: The largest German weapon manufacturer of the RheinMetall concern is built in Romania by the Center for Western Military Equipment used by the Armed Forces of Ukraine. - Ukrinform.</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Румунія', 'ЗСУ', 'Військова техніка', 'Війна з росією']</text:p>
      <text:p text:style-name="P4">
Type: Article</text:p>
      <!--METADATA-->
      <text:p text:style-name="P4">
<draw:frame draw:style-name="fr1" draw:name="Image288" text:anchor-type="as-char" svg:width="6.9236in" svg:height="3.956343in" draw:z-index="0">
<draw:image xlink:href="../Images/yкринформ/2023-04-03T00-19-00-03-00/630_360_1671112290-944.jpg" xlink:type="simple" xlink:show="embed" xlink:actuate="onLoad" draw:mime-type="image/jpeg"/>
</draw:frame>
The largest weapon manufacturer of the Rheinmetall concern builds in Romania the central service of Western military equipment used by Armed Forces.</text:p>
      <text:p text:style-name="P4">
About it reports <text:a xlink:type="simple" xlink:href="http://www.n-tv.de/wirtschaft/Rheinmetall-repariert-Waffen-aus-Ukraine-in-Rumaenien-article24029385.html" text:style-name="Internet_20_link" text:visited-style-name="Visited_20_Internet_20_Link">
</text:a>
, reports Ukrinform.</text:p>
      <text:p text:style-name="P4">
"RheinMetall is actively working on the creation of a Tamatry and Technical Support Center in Romania, the NATO partner country," the company's representative said. According to him, work on the site in the vicinity of Mr. Marse-Mare has already been started.</text:p>
      <text:p text:style-name="P4">
As the Center is expected, located near the border with Ukraine, start working this month. It is noted that he should "play the central role in supporting the operational readiness of the Western combat systems used in Ukraine and in their logistics."</text:p>
      <text:p text:style-name="P4">
According to the company, this applies to self -propelled howitzers, as well as the main combat <text:a xlink:type="simple" xlink:href="https://www.ukrinform.ua/tag-tank" text:style-name="Internet_20_link" text:visited-style-name="Visited_20_Internet_20_Link">
</text:a>
, such as Leopard 2 and Challenger, BMPMARDER, FUCHS APC and military trucks. NATO will also serve NATO forces.</text:p>
      <text:p text:style-name="P4">
<text:span text:style-name="T4">
 Read also: </text:span>
 <text:a xlink:type="simple" xlink:href="https://www.ukrinform.ua/rubric-world/3682288-rheinmetall-gotovij-na-tretinu-zbilsiti-vipusk-boepripasiv.html" text:style-name="Internet_20_link" text:visited-style-name="Visited_20_Internet_20_Link">
</text:a>
"For us, the key task is to give NATO and Ukraine the best support to this critical situation," said Rheinmetall CEO Arminpappaper. He stressed that the process of service and repair of weapons that is supplemented in Ukraine plays an important role in protecting against Russian aggression.</text:p>
      <text:p text:style-name="P4">
In this connection, the publication reminds that in June 2022, RheinMetall, together with a KMW-partner company founded a similar maintenance center for the Vlitovsky city of Jonava.</text:p>
      <text:p text:style-name="P4">
It was reported that at the end of last week, a delegation of the German defense-industrial concern RheinMetall AG visited Kiev and met with a gum of Zelensky.</text:p>
      <text:p text:style-name="P4">
<text:span text:style-name="T5">
Foto: dpa</text:span>
</text:p>
      <text:p text:style-name="P4">
News Source: <text:a xlink:type="simple" xlink:href="https://www.ukrinform.ua/rubric-ato/3690730-rheinmetall-budue-v-rumunii-centr-obslugovuvanna-vijskovoi-tehniki-zsu.html" text:style-name="Internet_20_link" text:visited-style-name="Visited_20_Internet_20_Link">
https://www.ukrinform.ua/rubric-ato/3690730-rheinmetall-budue-v-rumunii-centr-obslugovuvanna-vijskovoi-tehniki-zsu.html</text:a>
</text:p>
      <!--NEWS-->
      <text:h text:style-name="P10" text:outline-level="1">
<text:span text:style-name="T4">
Ukraine will become one of the strongest countries in the development of military innovation - Fedorov</text:span>
</text:h>
      <text:p text:style-name="P4">
Authors: Ukrinform (Person)</text:p>
      <text:p text:style-name="P4">
Publisher: Укринформ (Organization)</text:p>
      <text:p text:style-name="P4">
Published Time: 2023-04-03T00:50:00+03:00</text:p>
      <text:p text:style-name="P4">
Modified Time: 2023-04-03T00:50:00+03:00</text:p>
      <text:p text:style-name="P4">
Description: Ukraine will become a leading country in the development of innovation in military sphere, cybersecurity and protection of critical infrastructure. - Ukrinform.</text:p>
      <text:p text:style-name="P4">
Images: ["<text:a xlink:type="simple" xlink:href="https://static.ukrinform.com/photos/2022_08/thumb_files/630_360_1661950064-952.jpg" text:style-name="Internet_20_link" text:visited-style-name="Visited_20_Internet_20_Link">
630_360_16619...</text:a>
"]</text:p>
      <text:p text:style-name="P4">
Tags: ['Інновації', 'Технології', 'Михайло Федоров', 'Єдині новини']</text:p>
      <text:p text:style-name="P4">
Type: Article</text:p>
      <!--METADATA-->
      <text:p text:style-name="P4">
<draw:frame draw:style-name="fr1" draw:name="Image289" text:anchor-type="as-char" svg:width="6.9236in" svg:height="3.956343in" draw:z-index="0">
<draw:image xlink:href="../Images/yкринформ/2023-04-03T00-50-00-03-00/630_360_1661950064-952.jpg" xlink:type="simple" xlink:show="embed" xlink:actuate="onLoad" draw:mime-type="image/jpeg"/>
</draw:frame>
Ukrainian in the development of innovation in the military sphere, cybersecurity for the protection of critical infrastructure.</text:p>
      <text:p text:style-name="P4">
According to Ukrinform, Viceremier-Minister for Innovation, Development, Science and Technology-Minister of Digital Transformation Mikhail Fedorov Wephiri Telerathon "Unified News" said.</text:p>
      <text:p text:style-name="P4">
“We will be the strongest in Military-Tech, that is, all that is related to military subjects. Will also develop <text:a xlink:type="simple" xlink:href="https://www.ukrinform.ua/tag-kiberbezpeka" text:style-name="Internet_20_link" text:visited-style-name="Visited_20_Internet_20_Link">
</text:a>
any physical safety related to innovation and protection of critical infrastructure. In Ukraine, competence is now being born, which is unique in the world, ”Fedorov said.</text:p>
      <text:p text:style-name="P4">
According to him, today in our country many people studying in this direction, so it is important to move from an IT industry that produces products for the world to an IT industry that produces products that are capitalized, work in the world and cost billions of dollars.</text:p>
      <text:p text:style-name="P4">
"One of our tasks is to build a country where such products appear to develop education that will allow us to scale our efforts and make a little jump forward," Fedorov added.</text:p>
      <text:p text:style-name="P4">
<text:span text:style-name="T4">
 Read also: </text:span>
 <text:a xlink:type="simple" xlink:href="https://www.ukrinform.ua/rubric-technology/3690715-mincifri-zalucit-apple-do-povoennogo-perepisu-naselenna.html" text:style-name="Internet_20_link" text:visited-style-name="Visited_20_Internet_20_Link">
</text:a>
As it was reported, in the Ministerus noted that Milital-Tech startups will be identified in a separate direction in the Ukrainian startup fund(USF)will increase their funding and consulting support for the creation of projects in accordance with NATO standards.</text:p>
      <text:p text:style-name="P4">
News Source: <text:a xlink:type="simple" xlink:href="https://www.ukrinform.ua/rubric-technology/3690718-ukraina-stane-odnieu-z-najsilnisih-krain-u-rozvitku-vijskovih-innovacij-fedorov.html" text:style-name="Internet_20_link" text:visited-style-name="Visited_20_Internet_20_Link">
https://www.ukrinform.ua/rubric-technology/3690718-ukraina-stane-odnieu-z-najsilnisih-krain-u-rozvitku-vijskovih-innovacij-fedorov.html</text:a>
</text:p>
      <!--NEWS-->
      <text:h text:style-name="P10" text:outline-level="1">
<text:span text:style-name="T4">
Sanctions against the Russian Federation as of 02 April</text:span>
</text:h>
      <text:p text:style-name="P4">
Author: ['АРМІЯINFORM']</text:p>
      <text:p text:style-name="P4">
Time: 2023-04-03T99:00:00-04:00</text:p>
      <text:p text:style-name="P4">
Description: - Etoniya, Latvia, Ta Lithuania SPILLY VIGNED OF ROSICHIC SMALLENT in RADI Bezpeks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Tags: ['ЕКОНОМІКА РФ', 'КРАХ РОСІЙСЬКОЇ ЕКОНОМІКИ', 'СЛУЖБА ЗОВНІШНЬОЇ РОЗВІДКИ УКРАЇНИ']</text:p>
      <text:p text:style-name="P4">
Category: News</text:p>
      <!--METADATA-->
      <text:p text:style-name="P4">
<draw:frame draw:style-name="fr1" draw:name="Image290" text:anchor-type="as-char" svg:width="6.9236in" svg:height="3.63489in" draw:z-index="0">
<draw:image xlink:href="../Images/AРМІЯINFORM/2023-04-03T99-00-00-04-00/82d7a4d0-6b37-48a9-8197-f2e672b34828_w1200_r11_large.jpg" xlink:type="simple" xlink:show="embed" xlink:actuate="onLoad" draw:mime-type="image/jpeg"/>
</draw:frame>
- Estonia, Latvia and Lithuania spoke together against the Russian presidency of the Urada UN Security.</text:p>
      <ul>
        <li>
          <text:p text:style-name="P4">
Ukraine will acquire 100 Rosomak armored personnel carriers in Poland.</text:p>
        </li>
        <li>
          <text:p text:style-name="P4">
The United States can announce a new $ 2.6 billion military aid package next week, which will include airborne radars, anti -tank missiles and fuel gas stations.</text:p>
        </li>
        <li>
          <text:p text:style-name="P4">
Croatia Prime Minister Andrey Plenkovich said that he sees the key components of the future victory of Ukraine the readiness of Ukrainians to defend themselves, unity of western partners and constant financial and military support of the event for Ukraine.</text:p>
        </li>
        <li>
          <text:p text:style-name="P4">
Ukraine and Slovenia have signed a joint declaration in which Lublyana support Ukraine's support to NATO.</text:p>
        </li>
        <li>
          <text:p text:style-name="P4">
The IMF Executive Council has approved a four -year funding package for Ukraine for $ 15.6 billion.</text:p>
        </li>
        <li>
          <text:p text:style-name="P4">
The State Budget of Ukraine received a preferential loan from Canada in the amount of $ 2.4lrd Canadian dollars($ 1.8 billion in equivalent).</text:p>
        </li>
      </ul>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 trade(26 %)as well as spheric service(19 %).</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ul>
        <li>
          <text:p text:style-name="P4">
The Lithuanian Ministry of Foreign Affairs has submitted to the Foreign Ministry of Belarus, with a demanding to stop the project of Beales to resolve all issues found during the international checks and nuclear missions. The Foreign Minister of Lithuania Habrielusbergis stressed that Belarus is preparing to launch the second defective energy block of the NPP, hiding the incidents and defects from the public.</text:p>
        </li>
        <li>
          <text:p text:style-name="P4">
Political parties of Belarus have to send annually to the Ministry of Justice by March 31, as well as the receipt and expenditure of more than other property. In addition to the large number of other information, it is necessary to provide information about members of elected political party bodies, with a surname, their own name, patronymic, birthday, citizenship, place of residence, place of work.(teaching), contact telephone, positions in these elected bodies and the date of election of each of the members from the annexed protocols. It is also necessary to provide information about the measures taken by the political party for the year, indicating their tasks and content, participants, including journalists, bloggers, moderators of communities on social networks.</text:p>
        </li>
      </ul>
      <text:p text:style-name="P4">
-France refused to accept the stage of the World Fencing Cup on swords, scheduled for May 19-21, 2023 in Saint-Mor de Fosse, due to the admission of Belarusian and Russian athletes. International Fencing Federation(OR)Allowed athletes from Belarus and Russia to participate in the competitions of the subsoil. The decision was made on March 10 at an extraordinary congressfedation.</text:p>
      <text:p text:style-name="P4">
-The number of cases found in Belarus in 2022 was 12.4 % higher than in 2021. Doctors associate this with the Covid pandemics in Belarusian prisons, where the number of prisoners exceeds all. The coordinator of the Medical Solidarity Foundation Lydia Tarasenkov weighs that official Belarusian data should be treated with caution. There were serious manipulations with Covid, there are examples of possible manipulations with statistics on oncology.</text:p>
      <ul>
        <li>
On March 31, listen to the message of the self -proclaimed President of Belarus Lukashenkami not only the proven personnel, but also representatives of the labor collectives, students and students, which were driven by the palace of the republic. At the enterprises, the deputies in ideology were conducted for this by the photo report. Employees of the Mozir Machine -Building Plant for good photos from the Lukashenkovsky message still gave up a new overall clothing, which after the event had to be returned to the warehouse.</li>
      </ul>
      <text:p text:style-name="P4">
News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